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7" style:family="table-column">
      <style:table-column-properties fo:break-before="auto" style:column-width="67.22mm"/>
    </style:style>
    <style:style style:name="co1" style:family="table-column">
      <style:table-column-properties fo:break-before="auto" style:column-width="22.58mm"/>
    </style:style>
    <style:style style:name="co8" style:family="table-column">
      <style:table-column-properties fo:break-before="auto" style:column-width="23.62mm"/>
    </style:style>
    <style:style style:name="co9" style:family="table-column">
      <style:table-column-properties fo:break-before="auto" style:column-width="24.17mm"/>
    </style:style>
    <style:style style:name="co10" style:family="table-column">
      <style:table-column-properties fo:break-before="auto" style:column-width="8.7mm"/>
    </style:style>
    <style:style style:name="co11" style:family="table-column">
      <style:table-column-properties fo:break-before="auto" style:column-width="16.4mm"/>
    </style:style>
    <style:style style:name="co12" style:family="table-column">
      <style:table-column-properties fo:break-before="auto" style:column-width="23.88mm"/>
    </style:style>
    <style:style style:name="co13" style:family="table-column">
      <style:table-column-properties fo:break-before="auto" style:column-width="184.82mm"/>
    </style:style>
    <style:style style:name="co14" style:family="table-column">
      <style:table-column-properties fo:break-before="auto" style:column-width="50.31mm"/>
    </style:style>
    <style:style style:name="co15" style:family="table-column">
      <style:table-column-properties fo:break-before="auto" style:column-width="12.36mm"/>
    </style:style>
    <style:style style:name="co16" style:family="table-column">
      <style:table-column-properties fo:break-before="auto" style:column-width="43.74mm"/>
    </style:style>
    <style:style style:name="co17" style:family="table-column">
      <style:table-column-properties fo:break-before="auto" style:column-width="68.02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3" style:family="table-cell" style:parent-style-name="Default" style:data-style-name="N0"/>
    <style:style style:name="ce14" style:family="table-cell" style:parent-style-name="Default">
      <style:text-properties style:font-name="Liberation Sans" style:font-name-asian="Droid Sans Fallback" style:font-name-complex="FreeSans"/>
    </style:style>
    <style:style style:name="ce15" style:family="table-cell" style:parent-style-name="Default">
      <style:text-properties fo:font-weight="normal" style:font-weight-asian="normal" style:font-weight-complex="normal"/>
    </style:style>
    <style:style style:name="ce16" style:family="table-cell" style:parent-style-name="Default">
      <style:text-properties fo:font-style="italic" fo:font-weight="bold" style:font-style-asian="italic" style:font-weight-asian="bold" style:font-style-complex="italic" style:font-weight-complex="bold"/>
    </style:style>
    <style:style style:name="ce30" style:family="table-cell" style:parent-style-name="Default">
      <style:text-properties fo:font-weight="bold" style:font-weight-asian="bold" style:font-weight-complex="bold"/>
    </style:style>
    <style:style style:name="ce38" style:family="table-cell" style:parent-style-name="Default">
      <style:text-properties fo:font-style="italic" style:font-style-asian="italic" style:font-style-complex="italic"/>
    </style:style>
    <style:style style:name="ce40" style:family="table-cell" style:parent-style-name="Default">
      <style:text-properties style:font-name="Liberation Sans" style:font-name-asian="Noto Sans CJK SC Regular" style:font-name-complex="FreeSans"/>
    </style:style>
    <style:style style:name="ce8" style:family="table-cell" style:parent-style-name="Default">
      <style:text-properties fo:font-weight="bold" style:font-weight-asian="bold" style:font-weight-complex="bold"/>
    </style:style>
    <style:style style:name="ce9"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2" style:family="table-cell" style:parent-style-name="Default">
      <style:table-cell-properties style:text-align-source="fix" style:repeat-content="false"/>
      <style:paragraph-properties fo:text-align="end" fo:margin-left="0mm"/>
    </style:style>
    <style:style style:name="ce1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34" style:family="table-cell" style:parent-style-name="Default">
      <style:table-cell-properties style:text-align-source="fix" style:repeat-content="fals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35" style:family="table-cell" style:parent-style-name="Default">
      <style:table-cell-properties style:text-align-source="fix" style:repeat-content="false"/>
      <style:paragraph-properties fo:text-align="center" fo:margin-left="0mm"/>
      <style:text-properties fo:font-style="italic" style:font-style-asian="italic" style:font-style-complex="italic"/>
    </style:style>
    <style:style style:name="ce36" style:family="table-cell" style:parent-style-name="Default">
      <style:table-cell-properties style:text-align-source="fix" style:repeat-content="false"/>
      <style:paragraph-properties fo:text-align="center" fo:margin-left="0mm"/>
    </style:style>
    <style:style style:name="ce37" style:family="table-cell" style:parent-style-name="Default">
      <style:text-properties style:font-name="Liberation Sans" fo:font-style="italic" style:font-name-asian="Droid Sans Fallback" style:font-style-asian="italic" style:font-name-complex="FreeSans" style:font-style-complex="italic"/>
    </style:style>
    <style:style style:name="ce20" style:family="table-cell" style:parent-style-name="Default">
      <style:text-properties fo:font-style="italic" style:font-style-asian="italic" style:font-style-complex="italic"/>
    </style:style>
    <style:style style:name="ce39" style:family="table-cell" style:parent-style-name="Default">
      <style:text-properties style:font-name="Liberation Sans" fo:font-weight="bold" style:font-name-asian="Noto Sans CJK SC Regular" style:font-weight-asian="bold" style:font-name-complex="FreeSans" style:font-weight-complex="bold"/>
    </style:style>
    <style:style style:name="ce22" style:family="table-cell" style:parent-style-name="Default">
      <style:text-properties style:font-name="Liberation Sans" style:font-name-asian="Noto Sans CJK SC Regular" style:font-name-complex="FreeSans"/>
    </style:style>
    <style:style style:name="ce41" style:family="table-cell" style:parent-style-name="Default">
      <style:text-properties style:font-name="Liberation Sans" fo:font-style="normal" style:font-name-asian="Droid Sans Fallback" style:font-style-asian="normal" style:font-name-complex="FreeSans" style:font-style-complex="normal"/>
    </style:style>
    <style:style style:name="ce24" style:family="table-cell" style:parent-style-name="Default" style:data-style-name="N0"/>
    <style:style style:name="ce25" style:family="table-cell" style:parent-style-name="Default">
      <style:text-properties style:font-name="Liberation Sans" style:font-name-asian="Droid Sans Fallback" style:font-name-complex="FreeSans"/>
    </style:style>
    <style:style style:name="ce26" style:family="table-cell" style:parent-style-name="Default">
      <style:text-properties fo:font-weight="normal" style:font-weight-asian="normal" style:font-weight-complex="normal"/>
    </style:style>
    <style:style style:name="ce27" style:family="table-cell" style:parent-style-name="Default">
      <style:text-properties fo:font-style="italic" fo:font-weight="bold" style:font-style-asian="italic" style:font-weight-asian="bold" style:font-style-complex="italic" style:font-weight-complex="bold"/>
    </style:style>
  </office:automatic-styles>
  <office:body>
    <office:spreadsheet>
      <table:table table:name="Results" table:style-name="ta1">
        <office:forms form:automatic-focus="false" form:apply-design-mode="false"/>
        <table:table-column table:style-name="co1" table:default-cell-style-name="Default"/>
        <table:table-column table:style-name="co13" table:default-cell-style-name="ce32"/>
        <table:table-column table:style-name="co1" table:default-cell-style-name="ce36"/>
        <table:table-column table:style-name="co14" table:default-cell-style-name="Default"/>
        <table:table-column table:style-name="co1" table:number-columns-repeated="5" table:default-cell-style-name="Default"/>
        <table:table-column table:style-name="co1" table:visibility="collapse" table:default-cell-style-name="Default"/>
        <table:table-column table:style-name="co15" table:default-cell-style-name="Default"/>
        <table:table-column table:style-name="co1" table:number-columns-repeated="4" table:default-cell-style-name="Default"/>
        <table:table-column table:style-name="co16" table:default-cell-style-name="Default"/>
        <table:table-column table:style-name="co17" table:default-cell-style-name="Default"/>
        <table:table-column table:style-name="co1" table:number-columns-repeated="12" table:default-cell-style-name="Default"/>
        <table:table-row table:style-name="ro2">
          <table:table-cell table:style-name="ce8"/>
          <table:table-cell table:style-name="ce9" office:value-type="string" calcext:value-type="string">
            <text:p>LEFT</text:p>
          </table:table-cell>
          <table:table-cell table:style-name="ce11" office:value-type="string" calcext:value-type="string">
            <text:p>DET</text:p>
          </table:table-cell>
          <table:table-cell table:number-columns-repeated="2" table:style-name="ce8" office:value-type="string" calcext:value-type="string">
            <text:p>ADJ</text:p>
          </table:table-cell>
          <table:table-cell office:value-type="string" calcext:value-type="string">
            <text:p>ADJtag</text:p>
          </table:table-cell>
          <table:table-cell table:style-name="ce8" office:value-type="string" calcext:value-type="string">
            <text:p>(N)</text:p>
          </table:table-cell>
          <table:table-cell table:style-name="ce8" office:value-type="string" calcext:value-type="string">
            <text:p>Ntag</text:p>
          </table:table-cell>
          <table:table-cell table:style-name="ce8" office:value-type="string" calcext:value-type="string">
            <text:p>TYPE</text:p>
          </table:table-cell>
          <table:table-cell table:style-name="ce8" office:value-type="string" calcext:value-type="string">
            <text:p>(N) tag</text:p>
          </table:table-cell>
          <table:table-cell table:style-name="ce8" office:value-type="string" calcext:value-type="string">
            <text:p>Multivariate?</text:p>
          </table:table-cell>
          <table:table-cell table:style-name="ce8" office:value-type="string" calcext:value-type="string">
            <text:p>adjType</text:p>
          </table:table-cell>
          <table:table-cell table:style-name="ce8" office:value-type="string" calcext:value-type="string">
            <text:p>adjRestrictive</text:p>
          </table:table-cell>
          <table:table-cell table:style-name="ce8" office:value-type="string" calcext:value-type="string">
            <text:p>nType</text:p>
          </table:table-cell>
          <table:table-cell table:style-name="ce8" office:value-type="string" calcext:value-type="string">
            <text:p>nReference</text:p>
          </table:table-cell>
          <table:table-cell table:style-name="ce8" office:value-type="string" calcext:value-type="string">
            <text:p>RIGHT</text:p>
          </table:table-cell>
          <table:table-cell table:style-name="ce8" office:value-type="string" calcext:value-type="string">
            <text:p>FILE</text:p>
          </table:table-cell>
          <table:table-cell table:style-name="ce8" office:value-type="string" calcext:value-type="string">
            <text:p>NewStudID</text:p>
          </table:table-cell>
          <table:table-cell table:style-name="ce8" office:value-type="string" calcext:value-type="string">
            <text:p>oldSTUDENT</text:p>
          </table:table-cell>
          <table:table-cell table:style-name="ce8" office:value-type="string" calcext:value-type="string">
            <text:p>YEAR</text:p>
          </table:table-cell>
          <table:table-cell table:style-name="ce8" office:value-type="string" calcext:value-type="string">
            <text:p>YEARBIRTH</text:p>
          </table:table-cell>
          <table:table-cell table:style-name="ce8" office:value-type="string" calcext:value-type="string">
            <text:p>AGE</text:p>
          </table:table-cell>
          <table:table-cell table:style-name="ce8" office:value-type="string" calcext:value-type="string">
            <text:p>GRADE</text:p>
          </table:table-cell>
          <table:table-cell table:style-name="ce8" office:value-type="string" calcext:value-type="string">
            <text:p>SCORE</text:p>
          </table:table-cell>
          <table:table-cell table:style-name="ce8" office:value-type="string" calcext:value-type="string">
            <text:p>VAR</text:p>
          </table:table-cell>
          <table:table-cell table:style-name="ce8" office:value-type="string" calcext:value-type="string">
            <text:p>VARTYPE</text:p>
          </table:table-cell>
          <table:table-cell table:style-name="ce8" office:value-type="string" calcext:value-type="string">
            <text:p>VALIDITY</text:p>
          </table:table-cell>
          <table:table-cell table:style-name="ce8" office:value-type="string" calcext:value-type="string">
            <text:p>PERIOD (1850-1865;66-80;81-90;90-)</text:p>
          </table:table-cell>
          <table:table-cell/>
        </table:table-row>
        <table:table-row table:style-name="ro2">
          <table:table-cell office:value-type="float" office:value="1" calcext:value-type="float">
            <text:p>1</text:p>
          </table:table-cell>
          <table:table-cell office:value-type="string" calcext:value-type="string">
            <text:p><text:s text:c="2"/>hinu faheþ eðlilega aa og c almenna lveosf , , án ae þess fphee að cn gefa sng gætur nvfo að aþ hinni </text:p>
          </table:table-cell>
          <table:table-cell table:style-name="ce34" table:formula="of:=getword([.B2]; -1)" office:value-type="string" office:string-value="hinni" calcext:value-type="string">
            <text:p>hinni</text:p>
          </table:table-cell>
          <table:table-cell office:value-type="string" calcext:value-type="string">
            <text:p>gveþ sönnu lveovf</text:p>
          </table:table-cell>
          <table:table-cell table:style-name="ce37" table:formula="of:=getword([.D2]; 2)" office:value-type="string" office:string-value="sönnu" calcext:value-type="string">
            <text:p>sönnu</text:p>
          </table:table-cell>
          <table:table-cell/>
          <table:table-cell table:style-name="ce37" table:formula="of:=getword([.P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 2)" office:value-type="string" office:string-value="nveo" calcext:value-type="string">
            <text:p>nveo</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trú nveo og c skynseminni nveþg . . Hjátrúin nveng er sfg3en ávallt aa byggð sþgven á aþ röngum lkeþsf</text:p>
          </table:table-cell>
          <table:table-cell office:value-type="string" calcext:value-type="string">
            <text:p>1852-HjatruVantru-GunnlBlond.txt</text:p>
          </table:table-cell>
          <table:table-cell table:number-columns-repeated="2" office:value-type="string" calcext:value-type="string">
            <text:p>GunnlBlond</text:p>
          </table:table-cell>
          <table:table-cell office:value-type="float" office:value="1852" calcext:value-type="float">
            <text:p>1852</text:p>
          </table:table-cell>
          <table:table-cell office:value-type="float" office:value="1834" calcext:value-type="float">
            <text:p>1834</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2" calcext:value-type="float">
            <text:p>2</text:p>
          </table:table-cell>
          <table:table-cell office:value-type="string" calcext:value-type="string">
            <text:p><text:s/>c röngum lkeþsf hugarburði nkeþ sjálfra fbkfe manna nkfe osfrv. nhen , , og c er sfg3en þannig aa gagnstæð lvensf hinni </text:p>
          </table:table-cell>
          <table:table-cell table:style-name="ce34" table:formula="of:=getword([.B3]; -1)" office:value-type="string" office:string-value="hinni" calcext:value-type="string">
            <text:p>hinni</text:p>
          </table:table-cell>
          <table:table-cell office:value-type="string" calcext:value-type="string">
            <text:p>gveþ sönnu lveovf</text:p>
          </table:table-cell>
          <table:table-cell table:style-name="ce37" table:formula="of:=getword([.D3]; 2)" office:value-type="string" office:string-value="sönnu" calcext:value-type="string">
            <text:p>sönnu</text:p>
          </table:table-cell>
          <table:table-cell/>
          <table:table-cell table:style-name="ce37" table:formula="of:=getword([.P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 2)" office:value-type="string" office:string-value="nveo" calcext:value-type="string">
            <text:p>nveo</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trú nveo . . Öll foven hjátrú nven hlýtur sfg3en ávallt aa , , að cn deyfa sng hina gveo sönnu lveovf </text:p>
          </table:table-cell>
          <table:table-cell office:value-type="string" calcext:value-type="string">
            <text:p>1852-HjatruVantru-GunnlBlond.txt</text:p>
          </table:table-cell>
          <table:table-cell table:number-columns-repeated="2" office:value-type="string" calcext:value-type="string">
            <text:p>GunnlBlond</text:p>
          </table:table-cell>
          <table:table-cell office:value-type="float" office:value="1852" calcext:value-type="float">
            <text:p>1852</text:p>
          </table:table-cell>
          <table:table-cell office:value-type="float" office:value="1834" calcext:value-type="float">
            <text:p>1834</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3" calcext:value-type="float">
            <text:p>3</text:p>
          </table:table-cell>
          <table:table-cell office:value-type="string" calcext:value-type="string">
            <text:p><text:s text:c="2"/>lvensf hinni gveþ sönnu lveovf trú nveo . . Öll foven hjátrú nven hlýtur sfg3en ávallt aa , , að cn deyfa sng hina </text:p>
          </table:table-cell>
          <table:table-cell table:style-name="ce34" table:formula="of:=getword([.B4]; -1)" office:value-type="string" office:string-value="hina" calcext:value-type="string">
            <text:p>hina</text:p>
          </table:table-cell>
          <table:table-cell office:value-type="string" calcext:value-type="string">
            <text:p>gveo sönnu lveovf</text:p>
          </table:table-cell>
          <table:table-cell table:style-name="ce37" table:formula="of:=getword([.D4]; 2)" office:value-type="string" office:string-value="sönnu" calcext:value-type="string">
            <text:p>sönnu</text:p>
          </table:table-cell>
          <table:table-cell/>
          <table:table-cell table:style-name="ce37" table:formula="of:=getword([.P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 2)" office:value-type="string" office:string-value="nveo" calcext:value-type="string">
            <text:p>nveo</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trú nveo mannsins nkeeg , , og c kæfa sng tilfinningu nveo hins fakee sanna sfg3fn og c rjetta sng . .</text:p>
          </table:table-cell>
          <table:table-cell office:value-type="string" calcext:value-type="string">
            <text:p>1852-HjatruVantru-GunnlBlond.txt</text:p>
          </table:table-cell>
          <table:table-cell table:number-columns-repeated="2" office:value-type="string" calcext:value-type="string">
            <text:p>GunnlBlond</text:p>
          </table:table-cell>
          <table:table-cell office:value-type="float" office:value="1852" calcext:value-type="float">
            <text:p>1852</text:p>
          </table:table-cell>
          <table:table-cell office:value-type="float" office:value="1834" calcext:value-type="float">
            <text:p>1834</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4" calcext:value-type="float">
            <text:p>4</text:p>
          </table:table-cell>
          <table:table-cell office:value-type="string" calcext:value-type="string">
            <text:p><text:s text:c="2"/>hefði svg3eþ ella aa látið ssg ógjört lheosf . . Hjátrúin nveng leiðir sfg3en manninn nkeog í aþ villu nveþ . . Hinn </text:p>
          </table:table-cell>
          <table:table-cell table:style-name="ce34" table:formula="of:=getword([.B5]; -1)" office:value-type="string" office:string-value="Hinn" calcext:value-type="string">
            <text:p>Hinn</text:p>
          </table:table-cell>
          <table:table-cell office:value-type="string" calcext:value-type="string">
            <text:p>gken hjátrúarfulli lkenvf</text:p>
          </table:table-cell>
          <table:table-cell table:style-name="ce37" table:formula="of:=getword([.D5]; 2)" office:value-type="string" office:string-value="hjátrúarfulli" calcext:value-type="string">
            <text:p>hjátrúarfulli</text:p>
          </table:table-cell>
          <table:table-cell/>
          <table:table-cell table:style-name="ce37" table:formula="of:=getword([.P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5]; 2)" office:value-type="string" office:string-value="sfm3en" calcext:value-type="string">
            <text:p>sfm3en</text:p>
          </table:table-cell>
          <table:table-cell table:style-name="ce37" table:number-columns-repeated="2"/>
          <table:table-cell/>
          <table:table-cell table:style-name="ce37" table:number-columns-repeated="2"/>
          <table:table-cell office:value-type="string" calcext:value-type="string">
            <text:p><text:s/>þykist sfm3en jafnan aa fullviss lvensf um ao það faheo , , sem ct hann fpken hlýtur sfg3en að</text:p>
          </table:table-cell>
          <table:table-cell office:value-type="string" calcext:value-type="string">
            <text:p>1852-HjatruVantru-GunnlBlond.txt</text:p>
          </table:table-cell>
          <table:table-cell table:number-columns-repeated="2" office:value-type="string" calcext:value-type="string">
            <text:p>GunnlBlond</text:p>
          </table:table-cell>
          <table:table-cell office:value-type="float" office:value="1852" calcext:value-type="float">
            <text:p>1852</text:p>
          </table:table-cell>
          <table:table-cell office:value-type="float" office:value="1834" calcext:value-type="float">
            <text:p>1834</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5" calcext:value-type="float">
            <text:p>5</text:p>
          </table:table-cell>
          <table:table-cell office:value-type="string" calcext:value-type="string">
            <text:p><text:s text:c="2"/>cn geta sng rýmt ssg hjátrúnni nveþg í aa burtu aa úr aþ hjarta nheþ sínu feheþ , , verður sfg3en hinn </text:p>
          </table:table-cell>
          <table:table-cell table:style-name="ce34" table:formula="of:=getword([.B6]; -1)" office:value-type="string" office:string-value="hinn" calcext:value-type="string">
            <text:p>hinn</text:p>
          </table:table-cell>
          <table:table-cell office:value-type="string" calcext:value-type="string">
            <text:p>gken hjátrúarfulli lkenvf</text:p>
          </table:table-cell>
          <table:table-cell table:style-name="ce37" table:formula="of:=getword([.D6]; 2)" office:value-type="string" office:string-value="hjátrúarfulli" calcext:value-type="string">
            <text:p>hjátrúarfulli</text:p>
          </table:table-cell>
          <table:table-cell/>
          <table:table-cell table:style-name="ce37" table:formula="of:=getword([.P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6]; 2)" office:value-type="string" office:string-value="aae" calcext:value-type="string">
            <text:p>aae</text:p>
          </table:table-cell>
          <table:table-cell table:style-name="ce37" table:number-columns-repeated="2"/>
          <table:table-cell/>
          <table:table-cell table:style-name="ce37" table:number-columns-repeated="2"/>
          <table:table-cell office:value-type="string" calcext:value-type="string">
            <text:p><text:s/>fyrst aae og c fremst aae , , að cn láta sng sjer nheo það fpheo skiljast snm , , að c hann </text:p>
          </table:table-cell>
          <table:table-cell office:value-type="string" calcext:value-type="string">
            <text:p>1852-HjatruVantru-GunnlBlond.txt</text:p>
          </table:table-cell>
          <table:table-cell table:number-columns-repeated="2" office:value-type="string" calcext:value-type="string">
            <text:p>GunnlBlond</text:p>
          </table:table-cell>
          <table:table-cell office:value-type="float" office:value="1852" calcext:value-type="float">
            <text:p>1852</text:p>
          </table:table-cell>
          <table:table-cell office:value-type="float" office:value="1834" calcext:value-type="float">
            <text:p>1834</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6" calcext:value-type="float">
            <text:p>6</text:p>
          </table:table-cell>
          <table:table-cell office:value-type="string" calcext:value-type="string">
            <text:p><text:s text:c="2"/>hans fpkee og c gjöra sng sjer nheo þannig aa ljóst lheosf og c skiljanlegt lheosf , , hver nkeo sje sng hin </text:p>
          </table:table-cell>
          <table:table-cell table:style-name="ce34" table:formula="of:=getword([.B7]; -1)" office:value-type="string" office:string-value="hin" calcext:value-type="string">
            <text:p>hin</text:p>
          </table:table-cell>
          <table:table-cell office:value-type="string" calcext:value-type="string">
            <text:p>gven eina lkeovf</text:p>
          </table:table-cell>
          <table:table-cell table:style-name="ce37" table:formula="of:=getword([.D7]; 2)" office:value-type="string" office:string-value="eina" calcext:value-type="string">
            <text:p>eina</text:p>
          </table:table-cell>
          <table:table-cell/>
          <table:table-cell table:style-name="ce37" table:formula="of:=getword([.P7]; 1)" office:value-type="string" office:string-value="" calcext:value-type="error">
            <text:p>#NAFN?</text:p>
          </table:table-cell>
          <table:table-cell table:style-name="ce37"/>
          <table:table-cell table:style-name="ce41" office:value-type="string" calcext:value-type="string">
            <text:p>daan</text:p>
          </table:table-cell>
          <table:table-cell table:style-name="ce37" table:formula="of:=getword([.P7];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sanna sng trú nveo . . Þannig aa eflist sfm3en þá aa smátt aa og c smátt aa </text:p>
          </table:table-cell>
          <table:table-cell office:value-type="string" calcext:value-type="string">
            <text:p>1852-HjatruVantru-GunnlBlond.txt</text:p>
          </table:table-cell>
          <table:table-cell table:number-columns-repeated="2" office:value-type="string" calcext:value-type="string">
            <text:p>GunnlBlond</text:p>
          </table:table-cell>
          <table:table-cell office:value-type="float" office:value="1852" calcext:value-type="float">
            <text:p>1852</text:p>
          </table:table-cell>
          <table:table-cell office:value-type="float" office:value="1834" calcext:value-type="float">
            <text:p>1834</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7" calcext:value-type="float">
            <text:p>7</text:p>
          </table:table-cell>
          <table:table-cell office:value-type="string" calcext:value-type="string">
            <text:p><text:s text:c="2"/>sng trú nveo . . Þannig aa eflist sfm3en þá aa smátt aa og c smátt aa sannleikstilfinningin nveng , , og c hið </text:p>
          </table:table-cell>
          <table:table-cell table:style-name="ce34" table:formula="of:=getword([.B8]; -1)" office:value-type="string" office:string-value="hið" calcext:value-type="string">
            <text:p>hið</text:p>
          </table:table-cell>
          <table:table-cell office:value-type="string" calcext:value-type="string">
            <text:p>gheo sanna lvenvf</text:p>
          </table:table-cell>
          <table:table-cell table:style-name="ce37" table:formula="of:=getword([.D8]; 2)" office:value-type="string" office:string-value="sanna" calcext:value-type="string">
            <text:p>sanna</text:p>
          </table:table-cell>
          <table:table-cell/>
          <table:table-cell table:style-name="ce37" table:formula="of:=getword([.P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8]; 2)" office:value-type="string" office:string-value="nheo" calcext:value-type="string">
            <text:p>nheo</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trúarljós nheo , , er sfg3en hjátrúin nveng hafði sfg3eþ deyft ssg , , hlýtur sfg3en að cn glæðast snm</text:p>
          </table:table-cell>
          <table:table-cell office:value-type="string" calcext:value-type="string">
            <text:p>1852-HjatruVantru-GunnlBlond.txt</text:p>
          </table:table-cell>
          <table:table-cell table:number-columns-repeated="2" office:value-type="string" calcext:value-type="string">
            <text:p>GunnlBlond</text:p>
          </table:table-cell>
          <table:table-cell office:value-type="float" office:value="1852" calcext:value-type="float">
            <text:p>1852</text:p>
          </table:table-cell>
          <table:table-cell office:value-type="float" office:value="1834" calcext:value-type="float">
            <text:p>1834</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8" calcext:value-type="float">
            <text:p>8</text:p>
          </table:table-cell>
          <table:table-cell office:value-type="string" calcext:value-type="string">
            <text:p><text:s/>inu nheþg hjátrú nveo liggur sfg3en , , að c mennirnir nkfng hafi svg3fn einhverja foveo aukatrú nveo , , auk ae hinnar </text:p>
          </table:table-cell>
          <table:table-cell table:style-name="ce34" table:formula="of:=getword([.B9]; -1)" office:value-type="string" office:string-value="hinnar" calcext:value-type="string">
            <text:p>hinnar</text:p>
          </table:table-cell>
          <table:table-cell office:value-type="string" calcext:value-type="string">
            <text:p>gvee almennu lveevf</text:p>
          </table:table-cell>
          <table:table-cell table:style-name="ce37" table:formula="of:=getword([.D9]; 2)" office:value-type="string" office:string-value="almennu" calcext:value-type="string">
            <text:p>almennu</text:p>
          </table:table-cell>
          <table:table-cell/>
          <table:table-cell table:style-name="ce37" table:formula="of:=getword([.P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9]; 2)" office:value-type="string" office:string-value="nvee" calcext:value-type="string">
            <text:p>nvee</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trúar nvee , , sem ct á aþ að cn vera sng í aþ fyrirrúmi nheþ hjá aþ þeim fphfþ . . Hjátrú </text:p>
          </table:table-cell>
          <table:table-cell office:value-type="string" calcext:value-type="string">
            <text:p>1852-HjatruVantru-JonJons.txt</text:p>
          </table:table-cell>
          <table:table-cell office:value-type="string" calcext:value-type="string">
            <text:p>JonJonsA</text:p>
          </table:table-cell>
          <table:table-cell office:value-type="string" calcext:value-type="string">
            <text:p>JonJons</text:p>
          </table:table-cell>
          <table:table-cell office:value-type="float" office:value="1852" calcext:value-type="float">
            <text:p>1852</text:p>
          </table:table-cell>
          <table:table-cell office:value-type="float" office:value="1830" calcext:value-type="float">
            <text:p>1830</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9" calcext:value-type="float">
            <text:p>9</text:p>
          </table:table-cell>
          <table:table-cell office:value-type="string" calcext:value-type="string">
            <text:p><text:s text:c="2"/>aa fólgin sþgven , , að c mennirnir nkfng snúa sfg3fn ekki aa öllu foheþ trúarljósi nheþ sínu feheþ að aþ hinu </text:p>
          </table:table-cell>
          <table:table-cell table:style-name="ce34" table:formula="of:=getword([.B10]; -1)" office:value-type="string" office:string-value="hinu" calcext:value-type="string">
            <text:p>hinu</text:p>
          </table:table-cell>
          <table:table-cell office:value-type="string" calcext:value-type="string">
            <text:p>gheþ sanna lkeþvf</text:p>
          </table:table-cell>
          <table:table-cell table:style-name="ce37" table:formula="of:=getword([.D10]; 2)" office:value-type="string" office:string-value="sanna" calcext:value-type="string">
            <text:p>sanna</text:p>
          </table:table-cell>
          <table:table-cell/>
          <table:table-cell table:style-name="ce37" table:formula="of:=getword([.P1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0];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heldur c aðeins aa nokkrum fokeþ hluta nkeþ þess fphee ; ; af aþ þessu faheþ verður sfg3en trúin n</text:p>
          </table:table-cell>
          <table:table-cell office:value-type="string" calcext:value-type="string">
            <text:p>1852-HjatruVantru-JonJons.txt</text:p>
          </table:table-cell>
          <table:table-cell office:value-type="string" calcext:value-type="string">
            <text:p>JonJonsA</text:p>
          </table:table-cell>
          <table:table-cell office:value-type="string" calcext:value-type="string">
            <text:p>JonJons</text:p>
          </table:table-cell>
          <table:table-cell office:value-type="float" office:value="1852" calcext:value-type="float">
            <text:p>1852</text:p>
          </table:table-cell>
          <table:table-cell office:value-type="float" office:value="1830" calcext:value-type="float">
            <text:p>1830</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10" calcext:value-type="float">
            <text:p>10</text:p>
          </table:table-cell>
          <table:table-cell office:value-type="string" calcext:value-type="string">
            <text:p><text:s text:c="2"/>sfg3en honum fpkeþ auðveldlega aa skeikað ssg og c síðari lvenvm villan nveng þannig aa orðið ssg lík nhen hinni </text:p>
          </table:table-cell>
          <table:table-cell table:style-name="ce34" table:formula="of:=getword([.B11]; -1)" office:value-type="string" office:string-value="hinni" calcext:value-type="string">
            <text:p>hinni</text:p>
          </table:table-cell>
          <table:table-cell office:value-type="string" calcext:value-type="string">
            <text:p>gveþ fyrri lveþvm</text:p>
          </table:table-cell>
          <table:table-cell table:style-name="ce37" table:formula="of:=getword([.D11]; 2)" office:value-type="string" office:string-value="fyrri" calcext:value-type="string">
            <text:p>fyrri</text:p>
          </table:table-cell>
          <table:table-cell/>
          <table:table-cell table:style-name="ce37" table:formula="of:=getword([.P1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1];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Jón nken-s Jónsson nken-s </text:p>
          </table:table-cell>
          <table:table-cell office:value-type="string" calcext:value-type="string">
            <text:p>1852-HjatruVantru-JonJons.txt</text:p>
          </table:table-cell>
          <table:table-cell office:value-type="string" calcext:value-type="string">
            <text:p>JonJonsA</text:p>
          </table:table-cell>
          <table:table-cell office:value-type="string" calcext:value-type="string">
            <text:p>JonJons</text:p>
          </table:table-cell>
          <table:table-cell office:value-type="float" office:value="1852" calcext:value-type="float">
            <text:p>1852</text:p>
          </table:table-cell>
          <table:table-cell office:value-type="float" office:value="1830" calcext:value-type="float">
            <text:p>1830</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11" calcext:value-type="float">
            <text:p>11</text:p>
          </table:table-cell>
          <table:table-cell office:value-type="string" calcext:value-type="string">
            <text:p><text:s text:c="2"/>sfm3fn sjá sfg3fn þær fpvfn og c fá sfg3fn að cn kenna sng á aþ þeim fphfþ . . Hinn </text:p>
          </table:table-cell>
          <table:table-cell table:style-name="ce34" table:formula="of:=getword([.B12]; -1)" office:value-type="string" office:string-value="Hinn" calcext:value-type="string">
            <text:p>Hinn</text:p>
          </table:table-cell>
          <table:table-cell office:value-type="string" calcext:value-type="string">
            <text:p>gken hjátrúarfulli lkenvf</text:p>
          </table:table-cell>
          <table:table-cell table:style-name="ce37" table:formula="of:=getword([.D12]; 2)" office:value-type="string" office:string-value="hjátrúarfulli" calcext:value-type="string">
            <text:p>hjátrúarfulli</text:p>
          </table:table-cell>
          <table:table-cell/>
          <table:table-cell table:style-name="ce37" table:formula="of:=getword([.P1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2];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trúir sfg3en og c mjög aa á ao djöfulinn nkeog eða c hið gheo vonda lheovf , , og c </text:p>
          </table:table-cell>
          <table:table-cell office:value-type="string" calcext:value-type="string">
            <text:p>1852-HjatruVantru-MagnHannSteph.txt</text:p>
          </table:table-cell>
          <table:table-cell table:number-columns-repeated="2" office:value-type="string" calcext:value-type="string">
            <text:p>MagnHannSteph</text:p>
          </table:table-cell>
          <table:table-cell office:value-type="float" office:value="1852" calcext:value-type="float">
            <text:p>1852</text:p>
          </table:table-cell>
          <table:table-cell office:value-type="float" office:value="1832" calcext:value-type="float">
            <text:p>1832</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12" calcext:value-type="float">
            <text:p>12</text:p>
          </table:table-cell>
          <table:table-cell office:value-type="string" calcext:value-type="string">
            <text:p><text:s text:c="2"/>aþ þeim fphfþ . . Hinn gken hjátrúarfulli lkenvf trúir sfg3en og c mjög aa á ao djöfulinn nkeog eða c hið </text:p>
          </table:table-cell>
          <table:table-cell table:style-name="ce34" table:formula="of:=getword([.B13]; -1)" office:value-type="string" office:string-value="hið" calcext:value-type="string">
            <text:p>hið</text:p>
          </table:table-cell>
          <table:table-cell office:value-type="string" calcext:value-type="string">
            <text:p>gheo vonda lheovf</text:p>
          </table:table-cell>
          <table:table-cell table:style-name="ce37" table:formula="of:=getword([.D13]; 2)" office:value-type="string" office:string-value="vonda" calcext:value-type="string">
            <text:p>vonda</text:p>
          </table:table-cell>
          <table:table-cell/>
          <table:table-cell table:style-name="ce37" table:formula="of:=getword([.P1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3];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og c heldur aam að c manninum nkeþg sje sng ekki aa unað ssg , , að cn komast snm hjá </text:p>
          </table:table-cell>
          <table:table-cell office:value-type="string" calcext:value-type="string">
            <text:p>1852-HjatruVantru-MagnHannSteph.txt</text:p>
          </table:table-cell>
          <table:table-cell table:number-columns-repeated="2" office:value-type="string" calcext:value-type="string">
            <text:p>MagnHannSteph</text:p>
          </table:table-cell>
          <table:table-cell office:value-type="float" office:value="1852" calcext:value-type="float">
            <text:p>1852</text:p>
          </table:table-cell>
          <table:table-cell office:value-type="float" office:value="1832" calcext:value-type="float">
            <text:p>1832</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13" calcext:value-type="float">
            <text:p>13</text:p>
          </table:table-cell>
          <table:table-cell office:value-type="string" calcext:value-type="string">
            <text:p><text:s/>Í aþ hverju fsheþ er sfg3en sönn lvensf hugprýði nven innifalin lvensf ? ? ( ( 1853 ta ) ) Hin </text:p>
          </table:table-cell>
          <table:table-cell table:style-name="ce34" table:formula="of:=getword([.B14]; -1)" office:value-type="string" office:string-value="Hin" calcext:value-type="string">
            <text:p>Hin</text:p>
          </table:table-cell>
          <table:table-cell office:value-type="string" calcext:value-type="string">
            <text:p>gven sanna lvenvf</text:p>
          </table:table-cell>
          <table:table-cell table:style-name="ce37" table:formula="of:=getword([.D14]; 2)" office:value-type="string" office:string-value="sanna" calcext:value-type="string">
            <text:p>sanna</text:p>
          </table:table-cell>
          <table:table-cell/>
          <table:table-cell table:style-name="ce37" table:formula="of:=getword([.P1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4]; 2)" office:value-type="string" office:string-value="nven" calcext:value-type="string">
            <text:p>nven</text:p>
          </table:table-cell>
          <table:table-cell table:style-name="ce37" office:value-type="string" calcext:value-type="string">
            <text:p>HINN/SÁ only</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hugprýði nven er sfg3en sá faken mannkostur nken , , að c sá faken , , sem ct hefur sfg3en hann </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14" calcext:value-type="float">
            <text:p>14</text:p>
          </table:table-cell>
          <table:table-cell office:value-type="string" calcext:value-type="string">
            <text:p><text:s/>3fn honum fpkeþ . . Oss fp1fþ veitir sfg3en auðveldar sfg3en að cn sjá sng , , í aþ hverju fsheþ hin </text:p>
          </table:table-cell>
          <table:table-cell table:style-name="ce34" table:formula="of:=getword([.B15]; -1)" office:value-type="string" office:string-value="hin" calcext:value-type="string">
            <text:p>hin</text:p>
          </table:table-cell>
          <table:table-cell office:value-type="string" calcext:value-type="string">
            <text:p>gven sanna lvenvf</text:p>
          </table:table-cell>
          <table:table-cell table:style-name="ce37" table:formula="of:=getword([.D15]; 2)" office:value-type="string" office:string-value="sanna" calcext:value-type="string">
            <text:p>sanna</text:p>
          </table:table-cell>
          <table:table-cell/>
          <table:table-cell table:style-name="ce37" table:formula="of:=getword([.P1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5]; 2)" office:value-type="string" office:string-value="nven" calcext:value-type="string">
            <text:p>nven</text:p>
          </table:table-cell>
          <table:table-cell table:style-name="ce37" office:value-type="string" calcext:value-type="string">
            <text:p>HINN/SÁ only</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hugprýði nven er sfg3en innifalin lvensf , , ef c vjer nkeo athugum sfg1fn þá aa lesti nkeþ , , sem </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15" calcext:value-type="float">
            <text:p>15</text:p>
          </table:table-cell>
          <table:table-cell office:value-type="string" calcext:value-type="string">
            <text:p><text:s text:c="2"/>c hugleysi nhfn eru sfg3fn þeir fpkfn lestir sfg3en , , sem ct hugprýðinni nveþg eru sfg3fn gagnstæðir lkfnsf ; ; hinn </text:p>
          </table:table-cell>
          <table:table-cell table:style-name="ce34" table:formula="of:=getword([.B16]; -1)" office:value-type="string" office:string-value="hinn" calcext:value-type="string">
            <text:p>hinn</text:p>
          </table:table-cell>
          <table:table-cell office:value-type="string" calcext:value-type="string">
            <text:p>gken hugprúði lkenvf</text:p>
          </table:table-cell>
          <table:table-cell table:style-name="ce37" table:formula="of:=getword([.D16]; 2)" office:value-type="string" office:string-value="hugprúði" calcext:value-type="string">
            <text:p>hugprúði</text:p>
          </table:table-cell>
          <table:table-cell/>
          <table:table-cell table:style-name="ce37" table:formula="of:=getword([.P1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6];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gengur sfg3en hughraustur lkensf og c viðbúinn lkensf gegn aþ öllum fovfþ hættum nvfþ og c torfærum</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16" calcext:value-type="float">
            <text:p>16</text:p>
          </table:table-cell>
          <table:table-cell office:value-type="string" calcext:value-type="string">
            <text:p><text:s text:c="2"/>fpken ræðst sfm3en á sfg1en móti aþ þeim fphfþ ; ; á ao hinn fakeo bóginn nkeog steypir sfg3en hinn </text:p>
          </table:table-cell>
          <table:table-cell table:style-name="ce34" table:formula="of:=getword([.B17]; -1)" office:value-type="string" office:string-value="hinn" calcext:value-type="string">
            <text:p>hinn</text:p>
          </table:table-cell>
          <table:table-cell office:value-type="string" calcext:value-type="string">
            <text:p>gken fífldjarfi lkenvf</text:p>
          </table:table-cell>
          <table:table-cell table:style-name="ce37" table:formula="of:=getword([.D17]; 2)" office:value-type="string" office:string-value="fífldjarfi" calcext:value-type="string">
            <text:p>fífldjarfi</text:p>
          </table:table-cell>
          <table:table-cell/>
          <table:table-cell table:style-name="ce37" table:formula="of:=getword([.P1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7];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sjer nken út aa í ao hættur nvfo og c torfærur nvfo hugsunarlaust aa , , jafnvel aa þó aa það </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17" calcext:value-type="float">
            <text:p>17</text:p>
          </table:table-cell>
          <table:table-cell office:value-type="string" calcext:value-type="string">
            <text:p><text:s text:c="2"/>rekur sfg3en hann fpkeo út aa í ao hvað fsheo , , sem ct vera sng skal sfg3en ; ; en c hinn </text:p>
          </table:table-cell>
          <table:table-cell table:style-name="ce34" table:formula="of:=getword([.B18]; -1)" office:value-type="string" office:string-value="hinn" calcext:value-type="string">
            <text:p>hinn</text:p>
          </table:table-cell>
          <table:table-cell office:value-type="string" calcext:value-type="string">
            <text:p>gken huglausi lkenvf</text:p>
          </table:table-cell>
          <table:table-cell table:style-name="ce37" table:formula="of:=getword([.D18]; 2)" office:value-type="string" office:string-value="huglausi" calcext:value-type="string">
            <text:p>huglausi</text:p>
          </table:table-cell>
          <table:table-cell/>
          <table:table-cell table:style-name="ce37" table:formula="of:=getword([.P1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8];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flýr nken , , eins aa skjótt aa og c hann fpken getur sfg3en , , undan aþ öllum fokfþ hættum sfg1</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18" calcext:value-type="float">
            <text:p>18</text:p>
          </table:table-cell>
          <table:table-cell office:value-type="string" calcext:value-type="string">
            <text:p><text:s text:c="2"/>og c torfærum nvfþ , , sem ct hann fpken heldur sfg3en , , að c muni svg3en mæta sng sjer nkeo . . Hinn </text:p>
          </table:table-cell>
          <table:table-cell table:style-name="ce34" table:formula="of:=getword([.B19]; -1)" office:value-type="string" office:string-value="Hinn" calcext:value-type="string">
            <text:p>Hinn</text:p>
          </table:table-cell>
          <table:table-cell office:value-type="string" calcext:value-type="string">
            <text:p>gken hugprúði lkenvf</text:p>
          </table:table-cell>
          <table:table-cell table:style-name="ce37" table:formula="of:=getword([.D19]; 2)" office:value-type="string" office:string-value="hugprúði" calcext:value-type="string">
            <text:p>hugprúði</text:p>
          </table:table-cell>
          <table:table-cell/>
          <table:table-cell table:style-name="ce37" table:formula="of:=getword([.P1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9]; 2)" office:value-type="string" office:string-value="ct" calcext:value-type="string">
            <text:p>ct</text:p>
          </table:table-cell>
          <table:table-cell table:style-name="ce37" table:number-columns-repeated="2"/>
          <table:table-cell/>
          <table:table-cell table:style-name="ce37" table:number-columns-repeated="2"/>
          <table:table-cell office:value-type="string" calcext:value-type="string">
            <text:p><text:s/>er ct því fpheþ ólíkur lkensf hinum gkeþ fífldjarfa lveosf í aþ því fpheþ , , að c hann fpken gengu</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19" calcext:value-type="float">
            <text:p>19</text:p>
          </table:table-cell>
          <table:table-cell office:value-type="string" calcext:value-type="string">
            <text:p><text:s/>3en , , að c muni svg3en mæta sng sjer nkeo . . Hinn gken hugprúði lkenvf er ct því fpheþ ólíkur lkensf hinum </text:p>
          </table:table-cell>
          <table:table-cell table:style-name="ce34" table:formula="of:=getword([.B20]; -1)" office:value-type="string" office:string-value="hinum" calcext:value-type="string">
            <text:p>hinum</text:p>
          </table:table-cell>
          <table:table-cell office:value-type="string" calcext:value-type="string">
            <text:p>gkeþ fífldjarfa lveosf</text:p>
          </table:table-cell>
          <table:table-cell table:style-name="ce37" table:formula="of:=getword([.D20]; 2)" office:value-type="string" office:string-value="fífldjarfa" calcext:value-type="string">
            <text:p>fífldjarfa</text:p>
          </table:table-cell>
          <table:table-cell/>
          <table:table-cell table:style-name="ce37" table:formula="of:=getword([.P2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0];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í aþ því fpheþ , , að c hann fpken gengur sfg3en ekki aa hugsunarlaust aa , , eða c eins aa </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20" calcext:value-type="float">
            <text:p>20</text:p>
          </table:table-cell>
          <table:table-cell office:value-type="string" calcext:value-type="string">
            <text:p><text:s/>fþ , , og c lætur sfg3en skynsemina nveog stjórna sng sjer nkeþ í aþ öllum fohfþ sínum fekeþ fyrirtækjum nhfþ ; ; hinum </text:p>
          </table:table-cell>
          <table:table-cell table:style-name="ce34" table:formula="of:=getword([.B21]; -1)" office:value-type="string" office:string-value="hinum" calcext:value-type="string">
            <text:p>hinum</text:p>
          </table:table-cell>
          <table:table-cell office:value-type="string" calcext:value-type="string">
            <text:p>gkeþ huglausa lkeþvf</text:p>
          </table:table-cell>
          <table:table-cell table:style-name="ce37" table:formula="of:=getword([.D21]; 2)" office:value-type="string" office:string-value="huglausa" calcext:value-type="string">
            <text:p>huglausa</text:p>
          </table:table-cell>
          <table:table-cell/>
          <table:table-cell table:style-name="ce37" table:formula="of:=getword([.P2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1]; 2)" office:value-type="string" office:string-value="ct" calcext:value-type="string">
            <text:p>ct</text:p>
          </table:table-cell>
          <table:table-cell table:style-name="ce37" table:number-columns-repeated="2"/>
          <table:table-cell/>
          <table:table-cell table:style-name="ce37" table:number-columns-repeated="2"/>
          <table:table-cell office:value-type="string" calcext:value-type="string">
            <text:p><text:s/>er ct hinn gken hugprúði lkenvf ólíkur lkensf að aþ því faheþ leyti nheþ , , að c hann fpken flýr </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21" calcext:value-type="float">
            <text:p>21</text:p>
          </table:table-cell>
          <table:table-cell office:value-type="string" calcext:value-type="string">
            <text:p><text:s/>ina nveog stjórna sng sjer nkeþ í aþ öllum fohfþ sínum fekeþ fyrirtækjum nhfþ ; ; hinum gkeþ huglausa lkeþvf er ct hinn </text:p>
          </table:table-cell>
          <table:table-cell table:style-name="ce34" table:formula="of:=getword([.B22]; -1)" office:value-type="string" office:string-value="hinn" calcext:value-type="string">
            <text:p>hinn</text:p>
          </table:table-cell>
          <table:table-cell office:value-type="string" calcext:value-type="string">
            <text:p>gken hugprúði lkenvf</text:p>
          </table:table-cell>
          <table:table-cell table:style-name="ce37" table:formula="of:=getword([.D22]; 2)" office:value-type="string" office:string-value="hugprúði" calcext:value-type="string">
            <text:p>hugprúði</text:p>
          </table:table-cell>
          <table:table-cell/>
          <table:table-cell table:style-name="ce37" table:formula="of:=getword([.P2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2]; 2)" office:value-type="string" office:string-value="lkensf" calcext:value-type="string">
            <text:p>lkensf</text:p>
          </table:table-cell>
          <table:table-cell table:style-name="ce37" table:number-columns-repeated="2"/>
          <table:table-cell/>
          <table:table-cell table:style-name="ce37" table:number-columns-repeated="2"/>
          <table:table-cell office:value-type="string" calcext:value-type="string">
            <text:p><text:s/>ólíkur lkensf að aþ því faheþ leyti nheþ , , að c hann fpken flýr sfg3en ekki aa undan aþ </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22" calcext:value-type="float">
            <text:p>22</text:p>
          </table:table-cell>
          <table:table-cell office:value-type="string" calcext:value-type="string">
            <text:p><text:s text:c="2"/>faheþ leyti nheþ , , að c hann fpken flýr sfg3en ekki aa undan aþ hættunni nveþg , , eins aa og c hinn </text:p>
          </table:table-cell>
          <table:table-cell table:style-name="ce34" table:formula="of:=getword([.B23]; -1)" office:value-type="string" office:string-value="hinn" calcext:value-type="string">
            <text:p>hinn</text:p>
          </table:table-cell>
          <table:table-cell office:value-type="string" calcext:value-type="string">
            <text:p>gken huglausi lkenvf</text:p>
          </table:table-cell>
          <table:table-cell table:style-name="ce37" table:formula="of:=getword([.D23]; 2)" office:value-type="string" office:string-value="huglausi" calcext:value-type="string">
            <text:p>huglausi</text:p>
          </table:table-cell>
          <table:table-cell/>
          <table:table-cell table:style-name="ce37" table:formula="of:=getword([.P2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3];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heldur c neytir sfg3en allra fokfe bragða sng til ae að cn reka sng hana fpveo á aþ </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23" calcext:value-type="float">
            <text:p>23</text:p>
          </table:table-cell>
          <table:table-cell office:value-type="string" calcext:value-type="string">
            <text:p><text:s text:c="2"/>sng hana fpveo á aþ flótta nkeþ . . Af aþ þessu faheþ er sfg3en það fphen auðsætt lhensf , , að c hinn </text:p>
          </table:table-cell>
          <table:table-cell table:style-name="ce34" table:formula="of:=getword([.B24]; -1)" office:value-type="string" office:string-value="hinn" calcext:value-type="string">
            <text:p>hinn</text:p>
          </table:table-cell>
          <table:table-cell office:value-type="string" calcext:value-type="string">
            <text:p>gken fífldjarfi lkenvf</text:p>
          </table:table-cell>
          <table:table-cell table:style-name="ce37" table:formula="of:=getword([.D24]; 2)" office:value-type="string" office:string-value="fífldjarfi" calcext:value-type="string">
            <text:p>fífldjarfi</text:p>
          </table:table-cell>
          <table:table-cell/>
          <table:table-cell table:style-name="ce37" table:formula="of:=getword([.P2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4];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yfirbugar nken hættuna nveog einungis aa sjaldan aa ; ; hinn gken hugprúði lkenvf næstum aþ því f</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24" calcext:value-type="float">
            <text:p>24</text:p>
          </table:table-cell>
          <table:table-cell office:value-type="string" calcext:value-type="string">
            <text:p><text:s text:c="2"/>fphen auðsætt lhensf , , að c hinn gken fífldjarfi lkenvf yfirbugar nken hættuna nveog einungis aa sjaldan aa ; ; hinn </text:p>
          </table:table-cell>
          <table:table-cell table:style-name="ce34" table:formula="of:=getword([.B25]; -1)" office:value-type="string" office:string-value="hinn" calcext:value-type="string">
            <text:p>hinn</text:p>
          </table:table-cell>
          <table:table-cell office:value-type="string" calcext:value-type="string">
            <text:p>gken hugprúði lkenvf</text:p>
          </table:table-cell>
          <table:table-cell table:style-name="ce37" table:formula="of:=getword([.D25]; 2)" office:value-type="string" office:string-value="hugprúði" calcext:value-type="string">
            <text:p>hugprúði</text:p>
          </table:table-cell>
          <table:table-cell/>
          <table:table-cell table:style-name="ce37" table:formula="of:=getword([.P2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5];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næstum aþ því fpheþ allajafna lheþvf ; ; en c hinn gken huglausi lkenvf aldrei aa . . Bjarni nken-s</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25" calcext:value-type="float">
            <text:p>25</text:p>
          </table:table-cell>
          <table:table-cell office:value-type="string" calcext:value-type="string">
            <text:p><text:s/>n hættuna nveog einungis aa sjaldan aa ; ; hinn gken hugprúði lkenvf næstum aþ því fpheþ allajafna lheþvf ; ; en c hinn </text:p>
          </table:table-cell>
          <table:table-cell table:style-name="ce34" table:formula="of:=getword([.B26]; -1)" office:value-type="string" office:string-value="hinn" calcext:value-type="string">
            <text:p>hinn</text:p>
          </table:table-cell>
          <table:table-cell office:value-type="string" calcext:value-type="string">
            <text:p>gken huglausi lkenvf</text:p>
          </table:table-cell>
          <table:table-cell table:style-name="ce37" table:formula="of:=getword([.D26]; 2)" office:value-type="string" office:string-value="huglausi" calcext:value-type="string">
            <text:p>huglausi</text:p>
          </table:table-cell>
          <table:table-cell/>
          <table:table-cell table:style-name="ce37" table:formula="of:=getword([.P2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6]; 2)" office:value-type="string" office:string-value="aa" calcext:value-type="string">
            <text:p>aa</text:p>
          </table:table-cell>
          <table:table-cell table:style-name="ce37" table:number-columns-repeated="2"/>
          <table:table-cell/>
          <table:table-cell table:style-name="ce37" table:number-columns-repeated="2"/>
          <table:table-cell office:value-type="string" calcext:value-type="string">
            <text:p><text:s/>aldrei aa . . Bjarni nken-s E. nken-s Magnússon nken-s </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26" calcext:value-type="float">
            <text:p>26</text:p>
          </table:table-cell>
          <table:table-cell office:value-type="string" calcext:value-type="string">
            <text:p><text:s/>að cn verja sng vel aa æskuárunum nhfþg ? ? ( ( 1854 ta ) ) Æskan nveng er sfg3en vor feken lífsins nheeg , , og c hinn </text:p>
          </table:table-cell>
          <table:table-cell table:style-name="ce34" table:formula="of:=getword([.B27]; -1)" office:value-type="string" office:string-value="hinn" calcext:value-type="string">
            <text:p>hinn</text:p>
          </table:table-cell>
          <table:table-cell office:value-type="string" calcext:value-type="string">
            <text:p>gken skemmtilegasti lkenve</text:p>
          </table:table-cell>
          <table:table-cell table:style-name="ce37" table:formula="of:=getword([.D27]; 2)" office:value-type="string" office:string-value="skemmtilegasti" calcext:value-type="string">
            <text:p>skemmtilegasti</text:p>
          </table:table-cell>
          <table:table-cell/>
          <table:table-cell table:style-name="ce37" table:formula="of:=getword([.P2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7];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áhyggjulausasti lkenve kafli nken lífsins nheeg . . Það fphen er sfg3en tími nken sá sfg</text:p>
          </table:table-cell>
          <table:table-cell office:value-type="string" calcext:value-type="string">
            <text:p>1854-AeskaElli-LarESveinb.txt</text:p>
          </table:table-cell>
          <table:table-cell table:number-columns-repeated="2" office:value-type="string" calcext:value-type="string">
            <text:p>LarESveinb</text:p>
          </table:table-cell>
          <table:table-cell office:value-type="float" office:value="1854" calcext:value-type="float">
            <text:p>1854</text:p>
          </table:table-cell>
          <table:table-cell office:value-type="float" office:value="1834" calcext:value-type="float">
            <text:p>1834</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27" calcext:value-type="float">
            <text:p>27</text:p>
          </table:table-cell>
          <table:table-cell office:value-type="string" calcext:value-type="string">
            <text:p><text:s text:c="2"/>nkeng á sfg3en að cn verja sng til ae þess fphee að cn búa sng sig fpkeo undir ao hið </text:p>
          </table:table-cell>
          <table:table-cell table:style-name="ce34" table:formula="of:=getword([.B28]; -1)" office:value-type="string" office:string-value="hið" calcext:value-type="string">
            <text:p>hið</text:p>
          </table:table-cell>
          <table:table-cell office:value-type="string" calcext:value-type="string">
            <text:p>gheo komandi lheoof</text:p>
          </table:table-cell>
          <table:table-cell table:style-name="ce37" table:formula="of:=getword([.D28]; 2)" office:value-type="string" office:string-value="komandi" calcext:value-type="string">
            <text:p>komandi</text:p>
          </table:table-cell>
          <table:table-cell/>
          <table:table-cell table:style-name="ce37" table:formula="of:=getword([.P2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8]; 2)" office:value-type="string" office:string-value="nheo" calcext:value-type="string">
            <text:p>nheo</text:p>
          </table:table-cell>
          <table:table-cell table:style-name="ce37" office:value-type="string" calcext:value-type="string">
            <text:p>HINN/SÁ only</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líf nheo ; ; í aþ æskunni nveþg eiga sng kraptar lvfnsf sálar nvee og c líkama nkee að cn ná </text:p>
          </table:table-cell>
          <table:table-cell office:value-type="string" calcext:value-type="string">
            <text:p>1854-AeskaElli-SaemJons.txt</text:p>
          </table:table-cell>
          <table:table-cell table:number-columns-repeated="2" office:value-type="string" calcext:value-type="string">
            <text:p>SaemJons</text:p>
          </table:table-cell>
          <table:table-cell office:value-type="float" office:value="1854" calcext:value-type="float">
            <text:p>1854</text:p>
          </table:table-cell>
          <table:table-cell office:value-type="float" office:value="1832" calcext:value-type="float">
            <text:p>1832</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29" calcext:value-type="float">
            <text:p>29</text:p>
          </table:table-cell>
          <table:table-cell office:value-type="string" calcext:value-type="string">
            <text:p><text:s text:c="2"/>sþghen fara sng þeir fakfn , , sem ct búa sfg3fn í aþ sveitinni nveþg á ao fjall nheo með ao hin </text:p>
          </table:table-cell>
          <table:table-cell table:style-name="ce34" table:formula="of:=getword([.B29]; -1)" office:value-type="string" office:string-value="hin" calcext:value-type="string">
            <text:p>hin</text:p>
          </table:table-cell>
          <table:table-cell office:value-type="string" calcext:value-type="string">
            <text:p>ghfo ungu lhfovf</text:p>
          </table:table-cell>
          <table:table-cell table:style-name="ce37" table:formula="of:=getword([.D29]; 2)" office:value-type="string" office:string-value="ungu" calcext:value-type="string">
            <text:p>ungu</text:p>
          </table:table-cell>
          <table:table-cell/>
          <table:table-cell table:style-name="ce37" table:formula="of:=getword([.P2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9]; 2)" office:value-type="string" office:string-value="nhfo" calcext:value-type="string">
            <text:p>nhfo</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Non-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lömb nhfo . . Um ao leið nveo fara sfg3fn menn nkfn og c að cn hirða sng um ao </text:p>
          </table:table-cell>
          <table:table-cell office:value-type="string" calcext:value-type="string">
            <text:p>1854-SveitaBaejarlif-JulHavst.txt</text:p>
          </table:table-cell>
          <table:table-cell office:value-type="string" calcext:value-type="string">
            <text:p>JulHavstA</text:p>
          </table:table-cell>
          <table:table-cell office:value-type="string" calcext:value-type="string">
            <text:p>JulHavst</text:p>
          </table:table-cell>
          <table:table-cell office:value-type="float" office:value="1854" calcext:value-type="float">
            <text:p>1854</text:p>
          </table:table-cell>
          <table:table-cell office:value-type="float" office:value="1839" calcext:value-type="float">
            <text:p>1839</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30" calcext:value-type="float">
            <text:p>30</text:p>
          </table:table-cell>
          <table:table-cell office:value-type="string" calcext:value-type="string">
            <text:p><text:s text:c="2"/>og c gæðsku nveþ , , og c leiði nhen allt fohen að aþ hinu faheþ bezta lheþve miði nken , , bæði c hið </text:p>
          </table:table-cell>
          <table:table-cell table:style-name="ce34" table:formula="of:=getword([.B30]; -1)" office:value-type="string" office:string-value="hið" calcext:value-type="string">
            <text:p>hið</text:p>
          </table:table-cell>
          <table:table-cell office:value-type="string" calcext:value-type="string">
            <text:p>ghen einstaka lhenof</text:p>
          </table:table-cell>
          <table:table-cell table:style-name="ce37" table:formula="of:=getword([.D30]; 2)" office:value-type="string" office:string-value="einstaka" calcext:value-type="string">
            <text:p>einstaka</text:p>
          </table:table-cell>
          <table:table-cell/>
          <table:table-cell table:style-name="ce37" table:formula="of:=getword([.P3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0];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hið ghen gjörvalla lvenvf . . Það fphen er sfg3en þessi faven sannfæring nven , , sem ct veiti</text:p>
          </table:table-cell>
          <table:table-cell office:value-type="string" calcext:value-type="string">
            <text:p>1855-HjatruVantru-DavGudm.txt</text:p>
          </table:table-cell>
          <table:table-cell table:number-columns-repeated="2" office:value-type="string" calcext:value-type="string">
            <text:p>DavGudm</text:p>
          </table:table-cell>
          <table:table-cell office:value-type="float" office:value="1855" calcext:value-type="float">
            <text:p>1855</text:p>
          </table:table-cell>
          <table:table-cell office:value-type="float" office:value="1834" calcext:value-type="float">
            <text:p>1834</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31" calcext:value-type="float">
            <text:p>31</text:p>
          </table:table-cell>
          <table:table-cell office:value-type="string" calcext:value-type="string">
            <text:p><text:s text:c="2"/>leiði nhen allt fohen að aþ hinu faheþ bezta lheþve miði nken , , bæði c hið ghen einstaka lhenof og c hið </text:p>
          </table:table-cell>
          <table:table-cell table:style-name="ce34" table:formula="of:=getword([.B31]; -1)" office:value-type="string" office:string-value="hið" calcext:value-type="string">
            <text:p>hið</text:p>
          </table:table-cell>
          <table:table-cell office:value-type="string" calcext:value-type="string">
            <text:p>ghen gjörvalla lvenvf</text:p>
          </table:table-cell>
          <table:table-cell table:style-name="ce37" table:formula="of:=getword([.D31]; 2)" office:value-type="string" office:string-value="gjörvalla" calcext:value-type="string">
            <text:p>gjörvalla</text:p>
          </table:table-cell>
          <table:table-cell/>
          <table:table-cell table:style-name="ce37" table:formula="of:=getword([.P3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1];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að fphen er sfg3en þessi faven sannfæring nven , , sem ct veitir sfg3en mönnum nkfþ ósigranle</text:p>
          </table:table-cell>
          <table:table-cell office:value-type="string" calcext:value-type="string">
            <text:p>1855-HjatruVantru-DavGudm.txt</text:p>
          </table:table-cell>
          <table:table-cell table:number-columns-repeated="2" office:value-type="string" calcext:value-type="string">
            <text:p>DavGudm</text:p>
          </table:table-cell>
          <table:table-cell office:value-type="float" office:value="1855" calcext:value-type="float">
            <text:p>1855</text:p>
          </table:table-cell>
          <table:table-cell office:value-type="float" office:value="1834" calcext:value-type="float">
            <text:p>1834</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32" calcext:value-type="float">
            <text:p>32</text:p>
          </table:table-cell>
          <table:table-cell office:value-type="string" calcext:value-type="string">
            <text:p><text:s text:c="2"/>ao það fpheo , , að c menn nkfn öðlist svm3fn umbun nveo fyrir ao staðfestu nveo sína feveo í aþ hinu </text:p>
          </table:table-cell>
          <table:table-cell table:style-name="ce34" table:formula="of:=getword([.B32]; -1)" office:value-type="string" office:string-value="hinu" calcext:value-type="string">
            <text:p>hinu</text:p>
          </table:table-cell>
          <table:table-cell office:value-type="string" calcext:value-type="string">
            <text:p>gheþ góða lheþvf</text:p>
          </table:table-cell>
          <table:table-cell table:style-name="ce37" table:formula="of:=getword([.D32]; 2)" office:value-type="string" office:string-value="góða" calcext:value-type="string">
            <text:p>góða</text:p>
          </table:table-cell>
          <table:table-cell/>
          <table:table-cell table:style-name="ce37" table:formula="of:=getword([.P3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2];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á sfg3eþ , , sem ct treystir sfg3en guði nkeþ , , hefur sfg3en þá aa sannfæring nven , , að c </text:p>
          </table:table-cell>
          <table:table-cell office:value-type="string" calcext:value-type="string">
            <text:p>1855-HjatruVantru-DavGudm.txt</text:p>
          </table:table-cell>
          <table:table-cell table:number-columns-repeated="2" office:value-type="string" calcext:value-type="string">
            <text:p>DavGudm</text:p>
          </table:table-cell>
          <table:table-cell office:value-type="float" office:value="1855" calcext:value-type="float">
            <text:p>1855</text:p>
          </table:table-cell>
          <table:table-cell office:value-type="float" office:value="1834" calcext:value-type="float">
            <text:p>1834</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33" calcext:value-type="float">
            <text:p>33</text:p>
          </table:table-cell>
          <table:table-cell office:value-type="string" calcext:value-type="string">
            <text:p><text:s text:c="2"/>fpken lætur sfg3en því fpheþ ekki aa mótspyrnur nvfo eða c tálmanir nvfo aptra nkfe sjer nkeo frá aþ hinu </text:p>
          </table:table-cell>
          <table:table-cell table:style-name="ce34" table:formula="of:=getword([.B33]; -1)" office:value-type="string" office:string-value="hinu" calcext:value-type="string">
            <text:p>hinu</text:p>
          </table:table-cell>
          <table:table-cell office:value-type="string" calcext:value-type="string">
            <text:p>gheþ góða lheþvf</text:p>
          </table:table-cell>
          <table:table-cell table:style-name="ce37" table:formula="of:=getword([.D33]; 2)" office:value-type="string" office:string-value="góða" calcext:value-type="string">
            <text:p>góða</text:p>
          </table:table-cell>
          <table:table-cell/>
          <table:table-cell table:style-name="ce37" table:formula="of:=getword([.P3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3];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heldur c ræðst sfm3en hann fpken í ao það fpheo og c heldur aam því fpheþ fram aa </text:p>
          </table:table-cell>
          <table:table-cell office:value-type="string" calcext:value-type="string">
            <text:p>1855-HjatruVantru-DavGudm.txt</text:p>
          </table:table-cell>
          <table:table-cell table:number-columns-repeated="2" office:value-type="string" calcext:value-type="string">
            <text:p>DavGudm</text:p>
          </table:table-cell>
          <table:table-cell office:value-type="float" office:value="1855" calcext:value-type="float">
            <text:p>1855</text:p>
          </table:table-cell>
          <table:table-cell office:value-type="float" office:value="1834" calcext:value-type="float">
            <text:p>1834</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34" calcext:value-type="float">
            <text:p>34</text:p>
          </table:table-cell>
          <table:table-cell office:value-type="string" calcext:value-type="string">
            <text:p><text:s/>3fn menn nkfn ekki aa vænt lhensf sjer nhen , , nema c menn nkfn sjeu e staðfastir sfg2eþ í aþ hinu </text:p>
          </table:table-cell>
          <table:table-cell table:style-name="ce34" table:formula="of:=getword([.B34]; -1)" office:value-type="string" office:string-value="hinu" calcext:value-type="string">
            <text:p>hinu</text:p>
          </table:table-cell>
          <table:table-cell office:value-type="string" calcext:value-type="string">
            <text:p>gheþ góða lheþvf</text:p>
          </table:table-cell>
          <table:table-cell table:style-name="ce37" table:formula="of:=getword([.D34]; 2)" office:value-type="string" office:string-value="góða" calcext:value-type="string">
            <text:p>góða</text:p>
          </table:table-cell>
          <table:table-cell/>
          <table:table-cell table:style-name="ce37" table:formula="of:=getword([.P3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4];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Davíð nken-s Guðmundsson nken-s </text:p>
          </table:table-cell>
          <table:table-cell office:value-type="string" calcext:value-type="string">
            <text:p>1855-HjatruVantru-DavGudm.txt</text:p>
          </table:table-cell>
          <table:table-cell table:number-columns-repeated="2" office:value-type="string" calcext:value-type="string">
            <text:p>DavGudm</text:p>
          </table:table-cell>
          <table:table-cell office:value-type="float" office:value="1855" calcext:value-type="float">
            <text:p>1855</text:p>
          </table:table-cell>
          <table:table-cell office:value-type="float" office:value="1834" calcext:value-type="float">
            <text:p>1834</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35" calcext:value-type="float">
            <text:p>35</text:p>
          </table:table-cell>
          <table:table-cell office:value-type="string" calcext:value-type="string">
            <text:p><text:s text:c="2"/>ao ; ; sjá sfg3fn aldarháttinn nkeog ; ; stjórnarfyrirkomulagið nheng og c kjör nhfn og c daglegt lheosf líf nheo hins </text:p>
          </table:table-cell>
          <table:table-cell table:style-name="ce34" table:formula="of:=getword([.B35]; -1)" office:value-type="string" office:string-value="hins" calcext:value-type="string">
            <text:p>hins</text:p>
          </table:table-cell>
          <table:table-cell office:value-type="string" calcext:value-type="string">
            <text:p>gkee einstaka lkeeof</text:p>
          </table:table-cell>
          <table:table-cell table:style-name="ce37" table:formula="of:=getword([.D35]; 2)" office:value-type="string" office:string-value="einstaka" calcext:value-type="string">
            <text:p>einstaka</text:p>
          </table:table-cell>
          <table:table-cell/>
          <table:table-cell table:style-name="ce37" table:formula="of:=getword([.P3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5]; 2)" office:value-type="string" office:string-value="nkee" calcext:value-type="string">
            <text:p>nkee</text:p>
          </table:table-cell>
          <table:table-cell table:style-name="ce37"/>
          <table:table-cell table:style-name="ce37" office:value-type="string" calcext:value-type="string">
            <text:p>descriptive</text:p>
          </table:table-cell>
          <table:table-cell/>
          <table:table-cell table:style-name="ce37" table:number-columns-repeated="2"/>
          <table:table-cell office:value-type="string" calcext:value-type="string">
            <text:p><text:s/>manns nkee , , eða c að aþ minnsta lkeþve kosti nkeþ sumra fokfe . . Í aþ öllu foheþ þessu faheþ lá</text:p>
          </table:table-cell>
          <table:table-cell office:value-type="string" calcext:value-type="string">
            <text:p>1855-LesturRomana-EirMagn.txt</text:p>
          </table:table-cell>
          <table:table-cell table:number-columns-repeated="2" office:value-type="string" calcext:value-type="string">
            <text:p>EirMagn</text:p>
          </table:table-cell>
          <table:table-cell office:value-type="float" office:value="1855" calcext:value-type="float">
            <text:p>1855</text:p>
          </table:table-cell>
          <table:table-cell office:value-type="float" office:value="1833" calcext:value-type="float">
            <text:p>1833</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36" calcext:value-type="float">
            <text:p>36</text:p>
          </table:table-cell>
          <table:table-cell office:value-type="string" calcext:value-type="string">
            <text:p><text:s/>1fn vjer nheo það fpheo ofurglöggt lheosf , , að c ekki aa er sfg3en ávallt aa umbunað sþghen fyrir ao hið </text:p>
          </table:table-cell>
          <table:table-cell table:style-name="ce34" table:formula="of:=getword([.B36]; -1)" office:value-type="string" office:string-value="hið" calcext:value-type="string">
            <text:p>hið</text:p>
          </table:table-cell>
          <table:table-cell office:value-type="string" calcext:value-type="string">
            <text:p>gheo góða lheovf</text:p>
          </table:table-cell>
          <table:table-cell table:style-name="ce37" table:formula="of:=getword([.D36]; 2)" office:value-type="string" office:string-value="góða" calcext:value-type="string">
            <text:p>góða</text:p>
          </table:table-cell>
          <table:table-cell/>
          <table:table-cell table:style-name="ce37" table:formula="of:=getword([.P3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6];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refsað sþghen fyrir ao hið gheo illa lheovf í aþ þessu faheþ lífi nheþ ; ; því aa opt </text:p>
          </table:table-cell>
          <table:table-cell office:value-type="string" calcext:value-type="string">
            <text:p>1855-LesturRomana-EirMagn.txt</text:p>
          </table:table-cell>
          <table:table-cell table:number-columns-repeated="2" office:value-type="string" calcext:value-type="string">
            <text:p>EirMagn</text:p>
          </table:table-cell>
          <table:table-cell office:value-type="float" office:value="1855" calcext:value-type="float">
            <text:p>1855</text:p>
          </table:table-cell>
          <table:table-cell office:value-type="float" office:value="1833" calcext:value-type="float">
            <text:p>1833</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37" calcext:value-type="float">
            <text:p>37</text:p>
          </table:table-cell>
          <table:table-cell office:value-type="string" calcext:value-type="string">
            <text:p><text:s text:c="2"/>aa er sfg3en ávallt aa umbunað sþghen fyrir ao hið gheo góða lheovf og c refsað sþghen fyrir ao hið </text:p>
          </table:table-cell>
          <table:table-cell table:style-name="ce34" table:formula="of:=getword([.B37]; -1)" office:value-type="string" office:string-value="hið" calcext:value-type="string">
            <text:p>hið</text:p>
          </table:table-cell>
          <table:table-cell office:value-type="string" calcext:value-type="string">
            <text:p>gheo illa lheovf</text:p>
          </table:table-cell>
          <table:table-cell table:style-name="ce37" table:formula="of:=getword([.D37]; 2)" office:value-type="string" office:string-value="illa" calcext:value-type="string">
            <text:p>illa</text:p>
          </table:table-cell>
          <table:table-cell/>
          <table:table-cell table:style-name="ce37" table:formula="of:=getword([.P3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7];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í aþ þessu faheþ lífi nheþ ; ; því aa opt sþgven nýtur sfg3en fanturinn nkeng valda sng og c </text:p>
          </table:table-cell>
          <table:table-cell office:value-type="string" calcext:value-type="string">
            <text:p>1855-LesturRomana-EirMagn.txt</text:p>
          </table:table-cell>
          <table:table-cell table:number-columns-repeated="2" office:value-type="string" calcext:value-type="string">
            <text:p>EirMagn</text:p>
          </table:table-cell>
          <table:table-cell office:value-type="float" office:value="1855" calcext:value-type="float">
            <text:p>1855</text:p>
          </table:table-cell>
          <table:table-cell office:value-type="float" office:value="1833" calcext:value-type="float">
            <text:p>1833</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38" calcext:value-type="float">
            <text:p>38</text:p>
          </table:table-cell>
          <table:table-cell office:value-type="string" calcext:value-type="string">
            <text:p><text:s/>aa átti sfg3eþ nokkurstaðar nkee skjól nheo , , verður sfg3en æðsti lkenve maður nken þjóðar nvee sinnar fevee ; ; hinn </text:p>
          </table:table-cell>
          <table:table-cell table:style-name="ce34" table:formula="of:=getword([.B38]; -1)" office:value-type="string" office:string-value="hinn" calcext:value-type="string">
            <text:p>hinn</text:p>
          </table:table-cell>
          <table:table-cell office:value-type="string" calcext:value-type="string">
            <text:p>gken æðsti lkenve</text:p>
          </table:table-cell>
          <table:table-cell table:style-name="ce37" table:formula="of:=getword([.D38]; 2)" office:value-type="string" office:string-value="æðsti" calcext:value-type="string">
            <text:p>æðsti</text:p>
          </table:table-cell>
          <table:table-cell/>
          <table:table-cell table:style-name="ce37" table:formula="of:=getword([.P3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8]; 2)" office:value-type="string" office:string-value="lkensf" calcext:value-type="string">
            <text:p>lkensf</text:p>
          </table:table-cell>
          <table:table-cell table:style-name="ce37"/>
          <table:table-cell office:value-type="string" calcext:value-type="string">
            <text:p>limiters</text:p>
          </table:table-cell>
          <table:table-cell/>
          <table:table-cell table:style-name="ce37" table:number-columns-repeated="2"/>
          <table:table-cell office:value-type="string" calcext:value-type="string">
            <text:p><text:s/>aptur lkensf hnígur nken í ao hans fpkee sess nkeo . . Af aþ öllu foheþ þessu faheþ má sfg3en </text:p>
          </table:table-cell>
          <table:table-cell office:value-type="string" calcext:value-type="string">
            <text:p>1855-LesturRomana-EirMagn.txt</text:p>
          </table:table-cell>
          <table:table-cell table:number-columns-repeated="2" office:value-type="string" calcext:value-type="string">
            <text:p>EirMagn</text:p>
          </table:table-cell>
          <table:table-cell office:value-type="float" office:value="1855" calcext:value-type="float">
            <text:p>1855</text:p>
          </table:table-cell>
          <table:table-cell office:value-type="float" office:value="1833" calcext:value-type="float">
            <text:p>1833</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39" calcext:value-type="float">
            <text:p>39</text:p>
          </table:table-cell>
          <table:table-cell office:value-type="string" calcext:value-type="string">
            <text:p><text:s text:c="2"/>þar aa sem c óhreint lhensf er sfg3en lopt sþgven ; ; og c er sfg3en þrifnaður nken eitthvert fohen hið </text:p>
          </table:table-cell>
          <table:table-cell table:style-name="ce34" table:formula="of:=getword([.B39]; -1)" office:value-type="string" office:string-value="hið" calcext:value-type="string">
            <text:p>hið</text:p>
          </table:table-cell>
          <table:table-cell office:value-type="string" calcext:value-type="string">
            <text:p>ghen bezta lkenof</text:p>
          </table:table-cell>
          <table:table-cell table:style-name="ce37" table:formula="of:=getword([.D39]; 2)" office:value-type="string" office:string-value="bezta" calcext:value-type="string">
            <text:p>bezta</text:p>
          </table:table-cell>
          <table:table-cell/>
          <table:table-cell table:style-name="ce37" table:formula="of:=getword([.P3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9]; 2)" office:value-type="string" office:string-value="aa" calcext:value-type="string">
            <text:p>aa</text:p>
          </table:table-cell>
          <table:table-cell table:style-name="ce37" table:number-columns-repeated="2"/>
          <table:table-cell/>
          <table:table-cell table:style-name="ce37" table:number-columns-repeated="2"/>
          <table:table-cell office:value-type="string" calcext:value-type="string">
            <text:p><text:s/>meðal aa á aþ móti aþ sjúkdómum nkfþ . . 2 ta . . Skemmast sfm3fn allir fokfn hlutir nkfn með aþ óþrif</text:p>
          </table:table-cell>
          <table:table-cell office:value-type="string" calcext:value-type="string">
            <text:p>1855-ListinLifa-ThorgrAJohns.txt</text:p>
          </table:table-cell>
          <table:table-cell table:number-columns-repeated="2" office:value-type="string" calcext:value-type="string">
            <text:p>ThorgrAJohns</text:p>
          </table:table-cell>
          <table:table-cell office:value-type="float" office:value="1855" calcext:value-type="float">
            <text:p>1855</text:p>
          </table:table-cell>
          <table:table-cell office:value-type="float" office:value="1838" calcext:value-type="float">
            <text:p>1838</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40" calcext:value-type="float">
            <text:p>40</text:p>
          </table:table-cell>
          <table:table-cell office:value-type="string" calcext:value-type="string">
            <text:p><text:s text:c="2"/>nken þokka nkfe annarra fokfe manna nkfe á aþ manni nkeþ , , en c allir fokfn verða sfg3fn frábitnir lkfnsf hinum </text:p>
          </table:table-cell>
          <table:table-cell table:style-name="ce34" table:formula="of:=getword([.B40]; -1)" office:value-type="string" office:string-value="hinum" calcext:value-type="string">
            <text:p>hinum</text:p>
          </table:table-cell>
          <table:table-cell office:value-type="string" calcext:value-type="string">
            <text:p>gkeþ óþrifna lheosf</text:p>
          </table:table-cell>
          <table:table-cell table:style-name="ce37" table:formula="of:=getword([.D40]; 2)" office:value-type="string" office:string-value="óþrifna" calcext:value-type="string">
            <text:p>óþrifna</text:p>
          </table:table-cell>
          <table:table-cell/>
          <table:table-cell table:style-name="ce37" table:formula="of:=getword([.P4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0];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4 ta . . Vekur sfg3en þrifnaður nken hjá aþ manninum nkeþg ánægju nvee með ao sjálfan fbkeo sig </text:p>
          </table:table-cell>
          <table:table-cell office:value-type="string" calcext:value-type="string">
            <text:p>1855-ListinLifa-ThorgrAJohns.txt</text:p>
          </table:table-cell>
          <table:table-cell table:number-columns-repeated="2" office:value-type="string" calcext:value-type="string">
            <text:p>ThorgrAJohns</text:p>
          </table:table-cell>
          <table:table-cell office:value-type="float" office:value="1855" calcext:value-type="float">
            <text:p>1855</text:p>
          </table:table-cell>
          <table:table-cell office:value-type="float" office:value="1838" calcext:value-type="float">
            <text:p>1838</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41" calcext:value-type="float">
            <text:p>41</text:p>
          </table:table-cell>
          <table:table-cell office:value-type="string" calcext:value-type="string">
            <text:p><text:s text:c="2"/>, , hlýtur sfg3en að cn vakna sng hjá aþ oss fp1fþ auðmýkt nveþ og c lotning nven fyrir aþ hinum </text:p>
          </table:table-cell>
          <table:table-cell table:style-name="ce34" table:formula="of:=getword([.B41]; -1)" office:value-type="string" office:string-value="hinum" calcext:value-type="string">
            <text:p>hinum</text:p>
          </table:table-cell>
          <table:table-cell office:value-type="string" calcext:value-type="string">
            <text:p>gkeþ heilaga lkeþvf</text:p>
          </table:table-cell>
          <table:table-cell table:style-name="ce37" table:formula="of:=getword([.D41]; 2)" office:value-type="string" office:string-value="heilaga" calcext:value-type="string">
            <text:p>heilaga</text:p>
          </table:table-cell>
          <table:table-cell/>
          <table:table-cell table:style-name="ce37" table:formula="of:=getword([.P4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1];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algóða nkee guði nkeþ , , og c vjer nkeo hljótum sfg1fn að cn blygðast snm vor nheo </text:p>
          </table:table-cell>
          <table:table-cell office:value-type="string" calcext:value-type="string">
            <text:p>1855-ThekkjaSig-LarBlond.txt</text:p>
          </table:table-cell>
          <table:table-cell table:number-columns-repeated="2" office:value-type="string" calcext:value-type="string">
            <text:p>LarBlond</text:p>
          </table:table-cell>
          <table:table-cell office:value-type="float" office:value="1855" calcext:value-type="float">
            <text:p>1855</text:p>
          </table:table-cell>
          <table:table-cell office:value-type="float" office:value="1836" calcext:value-type="float">
            <text:p>1836</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42" calcext:value-type="float">
            <text:p>42</text:p>
          </table:table-cell>
          <table:table-cell office:value-type="string" calcext:value-type="string">
            <text:p><text:s text:c="2"/>vonda lhenvf hugarfar nhen brýzt sfm3eþ út aa , , þá aa er sfg3en það fphen öfund nven , , en c hin </text:p>
          </table:table-cell>
          <table:table-cell table:style-name="ce34" table:formula="of:=getword([.B42]; -1)" office:value-type="string" office:string-value="hin" calcext:value-type="string">
            <text:p>hin</text:p>
          </table:table-cell>
          <table:table-cell office:value-type="string" calcext:value-type="string">
            <text:p>gven stöðuga lvenvf</text:p>
          </table:table-cell>
          <table:table-cell table:style-name="ce37" table:formula="of:=getword([.D42]; 2)" office:value-type="string" office:string-value="stöðuga" calcext:value-type="string">
            <text:p>stöðuga</text:p>
          </table:table-cell>
          <table:table-cell/>
          <table:table-cell table:style-name="ce37" table:formula="of:=getword([.P4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2]; 2)" office:value-type="string" office:string-value="nven" calcext:value-type="string">
            <text:p>nven</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tilhneiging nven til ae þessa fahee löst nkeo , , er sfg3en öfundsýki nven ; ; en c sakir ae þess fp</text:p>
          </table:table-cell>
          <table:table-cell office:value-type="string" calcext:value-type="string">
            <text:p>1861-Freistingar-JonAHjalt.txt</text:p>
          </table:table-cell>
          <table:table-cell table:number-columns-repeated="2" office:value-type="string" calcext:value-type="string">
            <text:p>JonAHjalt</text:p>
          </table:table-cell>
          <table:table-cell office:value-type="float" office:value="1861" calcext:value-type="float">
            <text:p>1861</text:p>
          </table:table-cell>
          <table:table-cell office:value-type="float" office:value="1840" calcext:value-type="float">
            <text:p>1840</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43" calcext:value-type="float">
            <text:p>43</text:p>
          </table:table-cell>
          <table:table-cell office:value-type="string" calcext:value-type="string">
            <text:p><text:s text:c="2"/>ssg öðrum fokfþ góðs lheesf . . Með aþ þessu faheþ viljum sfg1fn vjer nkeo þá c svarað ssg hafa sng hinum </text:p>
          </table:table-cell>
          <table:table-cell table:style-name="ce34" table:formula="of:=getword([.B43]; -1)" office:value-type="string" office:string-value="hinum" calcext:value-type="string">
            <text:p>hinum</text:p>
          </table:table-cell>
          <table:table-cell office:value-type="string" calcext:value-type="string">
            <text:p>gkeþ fyrri lkeovm</text:p>
          </table:table-cell>
          <table:table-cell table:style-name="ce37" table:formula="of:=getword([.D43]; 2)" office:value-type="string" office:string-value="fyrri" calcext:value-type="string">
            <text:p>fyrri</text:p>
          </table:table-cell>
          <table:table-cell/>
          <table:table-cell table:style-name="ce37" table:formula="of:=getword([.P43]; 1)" office:value-type="string" office:string-value="" calcext:value-type="error">
            <text:p>#NAFN?</text:p>
          </table:table-cell>
          <table:table-cell table:style-name="ce37"/>
          <table:table-cell table:style-name="ce41" office:value-type="string" calcext:value-type="string">
            <text:p>danGEN</text:p>
          </table:table-cell>
          <table:table-cell table:style-name="ce37" table:formula="of:=getword([.P43]; 2)" office:value-type="string" office:string-value="nkeo" calcext:value-type="string">
            <text:p>nkeo</text:p>
          </table:table-cell>
          <table:table-cell table:style-name="ce37" office:value-type="string" calcext:value-type="string">
            <text:p>HINN/SÁ only</text:p>
          </table:table-cell>
          <table:table-cell table:style-name="ce37" office:value-type="string" calcext:value-type="string">
            <text:p>demonstr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hluta nkeo spurningarinnar nveeg . . En c hvað fshen er sfg3en það fphen þá aa , , er sfg3en menn </text:p>
          </table:table-cell>
          <table:table-cell office:value-type="string" calcext:value-type="string">
            <text:p>1861-Freistingar-JonAHjalt.txt</text:p>
          </table:table-cell>
          <table:table-cell table:number-columns-repeated="2" office:value-type="string" calcext:value-type="string">
            <text:p>JonAHjalt</text:p>
          </table:table-cell>
          <table:table-cell office:value-type="float" office:value="1861" calcext:value-type="float">
            <text:p>1861</text:p>
          </table:table-cell>
          <table:table-cell office:value-type="float" office:value="1840" calcext:value-type="float">
            <text:p>1840</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44" calcext:value-type="float">
            <text:p>44</text:p>
          </table:table-cell>
          <table:table-cell office:value-type="string" calcext:value-type="string">
            <text:p><text:s text:c="2"/>ssg nokkuð foheo gildi nheo , , ef c þeim fphfþ er sfg3en varið sþghen til ae að cn efla sng hin </text:p>
          </table:table-cell>
          <table:table-cell table:style-name="ce34" table:formula="of:=getword([.B44]; -1)" office:value-type="string" office:string-value="hin" calcext:value-type="string">
            <text:p>hin</text:p>
          </table:table-cell>
          <table:table-cell office:value-type="string" calcext:value-type="string">
            <text:p>ghfo sönnu lhfovf</text:p>
          </table:table-cell>
          <table:table-cell table:style-name="ce37" table:formula="of:=getword([.D44]; 2)" office:value-type="string" office:string-value="sönnu" calcext:value-type="string">
            <text:p>sönnu</text:p>
          </table:table-cell>
          <table:table-cell/>
          <table:table-cell table:style-name="ce37" table:formula="of:=getword([.P4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4]; 2)" office:value-type="string" office:string-value="nhfo" calcext:value-type="string">
            <text:p>nhfo</text:p>
          </table:table-cell>
          <table:table-cell table:style-name="ce37" office:value-type="string" calcext:value-type="string">
            <text:p>no</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gæði nhfo . . En c þessir fakfn hlutir nkfn eru sfg3fn einkum aa , , eins aa og c jeg e </text:p>
          </table:table-cell>
          <table:table-cell office:value-type="string" calcext:value-type="string">
            <text:p>1861-Freistingar-JonAHjalt.txt</text:p>
          </table:table-cell>
          <table:table-cell table:number-columns-repeated="2" office:value-type="string" calcext:value-type="string">
            <text:p>JonAHjalt</text:p>
          </table:table-cell>
          <table:table-cell office:value-type="float" office:value="1861" calcext:value-type="float">
            <text:p>1861</text:p>
          </table:table-cell>
          <table:table-cell office:value-type="float" office:value="1840" calcext:value-type="float">
            <text:p>1840</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45" calcext:value-type="float">
            <text:p>45</text:p>
          </table:table-cell>
          <table:table-cell office:value-type="string" calcext:value-type="string">
            <text:p><text:s text:c="2"/>c þeir fpkfn hafa sfg3fn ýmigust sfm3fþ á aþ þeim fphfþ , , er ct sækjast sfm3fn eftir aþ hinum </text:p>
          </table:table-cell>
          <table:table-cell table:style-name="ce34" table:formula="of:=getword([.B45]; -1)" office:value-type="string" office:string-value="hinum" calcext:value-type="string">
            <text:p>hinum</text:p>
          </table:table-cell>
          <table:table-cell office:value-type="string" calcext:value-type="string">
            <text:p>ghfþ andlegu lhfþvf</text:p>
          </table:table-cell>
          <table:table-cell table:style-name="ce37" table:formula="of:=getword([.D45]; 2)" office:value-type="string" office:string-value="andlegu" calcext:value-type="string">
            <text:p>andlegu</text:p>
          </table:table-cell>
          <table:table-cell/>
          <table:table-cell table:style-name="ce37" table:formula="of:=getword([.P4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5]; 2)" office:value-type="string" office:string-value="nhfþ" calcext:value-type="string">
            <text:p>nhfþ</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gæðum nhfþ , , en c það fphen er sfg3en ekki aa af aþ því fpheþ , , að c þeir fpkfn </text:p>
          </table:table-cell>
          <table:table-cell office:value-type="string" calcext:value-type="string">
            <text:p>1861-Freistingar-JonAHjalt.txt</text:p>
          </table:table-cell>
          <table:table-cell table:number-columns-repeated="2" office:value-type="string" calcext:value-type="string">
            <text:p>JonAHjalt</text:p>
          </table:table-cell>
          <table:table-cell office:value-type="float" office:value="1861" calcext:value-type="float">
            <text:p>1861</text:p>
          </table:table-cell>
          <table:table-cell office:value-type="float" office:value="1840" calcext:value-type="float">
            <text:p>1840</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46" calcext:value-type="float">
            <text:p>46</text:p>
          </table:table-cell>
          <table:table-cell office:value-type="string" calcext:value-type="string">
            <text:p><text:s/>3fn á aþ þeim fphfþ , , heldur c fyrirlitning nven . . Maðurinn nkeng er sfg3en svo aa fastur lkensf við ao hið </text:p>
          </table:table-cell>
          <table:table-cell table:style-name="ce34" table:formula="of:=getword([.B46]; -1)" office:value-type="string" office:string-value="hið" calcext:value-type="string">
            <text:p>hið</text:p>
          </table:table-cell>
          <table:table-cell office:value-type="string" calcext:value-type="string">
            <text:p>gheo holdlega lheovf</text:p>
          </table:table-cell>
          <table:table-cell table:style-name="ce37" table:formula="of:=getword([.D46]; 2)" office:value-type="string" office:string-value="holdlega" calcext:value-type="string">
            <text:p>holdlega</text:p>
          </table:table-cell>
          <table:table-cell/>
          <table:table-cell table:style-name="ce37" table:formula="of:=getword([.P4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6];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jarðneska lkfosf , , að c hann fpken festir sfg3en helzt sfm3fþ augun nhfog og c hugan </text:p>
          </table:table-cell>
          <table:table-cell office:value-type="string" calcext:value-type="string">
            <text:p>1861-Freistingar-JonAHjalt.txt</text:p>
          </table:table-cell>
          <table:table-cell table:number-columns-repeated="2" office:value-type="string" calcext:value-type="string">
            <text:p>JonAHjalt</text:p>
          </table:table-cell>
          <table:table-cell office:value-type="float" office:value="1861" calcext:value-type="float">
            <text:p>1861</text:p>
          </table:table-cell>
          <table:table-cell office:value-type="float" office:value="1840" calcext:value-type="float">
            <text:p>1840</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47" calcext:value-type="float">
            <text:p>47</text:p>
          </table:table-cell>
          <table:table-cell office:value-type="string" calcext:value-type="string">
            <text:p><text:s text:c="2"/>c illa lheevf , , hvað fshen það fphen góða lhenvf er sfg3en fagurt lhensf og c hve aa viðbjóðslegt lhensf hið </text:p>
          </table:table-cell>
          <table:table-cell table:style-name="ce34" table:formula="of:=getword([.B47]; -1)" office:value-type="string" office:string-value="hið" calcext:value-type="string">
            <text:p>hið</text:p>
          </table:table-cell>
          <table:table-cell office:value-type="string" calcext:value-type="string">
            <text:p>ghen vonda lhenvf</text:p>
          </table:table-cell>
          <table:table-cell table:style-name="ce37" table:formula="of:=getword([.D47]; 2)" office:value-type="string" office:string-value="vonda" calcext:value-type="string">
            <text:p>vonda</text:p>
          </table:table-cell>
          <table:table-cell/>
          <table:table-cell table:style-name="ce37" table:formula="of:=getword([.P4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7]; 2)" office:value-type="string" office:string-value="ct" calcext:value-type="string">
            <text:p>ct</text:p>
          </table:table-cell>
          <table:table-cell table:style-name="ce37" table:number-columns-repeated="2"/>
          <table:table-cell/>
          <table:table-cell table:style-name="ce37" table:number-columns-repeated="2"/>
          <table:table-cell office:value-type="string" calcext:value-type="string">
            <text:p><text:s/>er ct . . Vjer nkeo finnum sfg1fn þá aa til ae gleði nvee yfir aþ hinu gheþ góða lheþvf </text:p>
          </table:table-cell>
          <table:table-cell office:value-type="string" calcext:value-type="string">
            <text:p>1861-ThekkjaSig-LarBen.txt</text:p>
          </table:table-cell>
          <table:table-cell table:number-columns-repeated="2" office:value-type="string" calcext:value-type="string">
            <text:p>LarBen</text:p>
          </table:table-cell>
          <table:table-cell office:value-type="float" office:value="1861" calcext:value-type="float">
            <text:p>1861</text:p>
          </table:table-cell>
          <table:table-cell office:value-type="float" office:value="1841" calcext:value-type="float">
            <text:p>1841</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48" calcext:value-type="float">
            <text:p>48</text:p>
          </table:table-cell>
          <table:table-cell office:value-type="string" calcext:value-type="string">
            <text:p><text:s text:c="2"/>lhensf hið ghen vonda lhenvf er ct . . Vjer nkeo finnum sfg1fn þá aa til ae gleði nvee yfir aþ hinu </text:p>
          </table:table-cell>
          <table:table-cell table:style-name="ce34" table:formula="of:=getword([.B48]; -1)" office:value-type="string" office:string-value="hinu" calcext:value-type="string">
            <text:p>hinu</text:p>
          </table:table-cell>
          <table:table-cell office:value-type="string" calcext:value-type="string">
            <text:p>gheþ góða lheþvf</text:p>
          </table:table-cell>
          <table:table-cell table:style-name="ce37" table:formula="of:=getword([.D48]; 2)" office:value-type="string" office:string-value="góða" calcext:value-type="string">
            <text:p>góða</text:p>
          </table:table-cell>
          <table:table-cell/>
          <table:table-cell table:style-name="ce37" table:formula="of:=getword([.P4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8];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leggjum sfg1fn kapp nhen á sfg3en að cn stunda sng það fpheo , , en c þar </text:p>
          </table:table-cell>
          <table:table-cell office:value-type="string" calcext:value-type="string">
            <text:p>1861-ThekkjaSig-LarBen.txt</text:p>
          </table:table-cell>
          <table:table-cell table:number-columns-repeated="2" office:value-type="string" calcext:value-type="string">
            <text:p>LarBen</text:p>
          </table:table-cell>
          <table:table-cell office:value-type="float" office:value="1861" calcext:value-type="float">
            <text:p>1861</text:p>
          </table:table-cell>
          <table:table-cell office:value-type="float" office:value="1841" calcext:value-type="float">
            <text:p>1841</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49" calcext:value-type="float">
            <text:p>49</text:p>
          </table:table-cell>
          <table:table-cell office:value-type="string" calcext:value-type="string">
            <text:p><text:s/>3en að cn stunda sng það fpheo , , en c þar aa á aþ móti nheþ yðrumst sfm1fþ vjer nkee hins </text:p>
          </table:table-cell>
          <table:table-cell table:style-name="ce34" table:formula="of:=getword([.B49]; -1)" office:value-type="string" office:string-value="hins" calcext:value-type="string">
            <text:p>hins</text:p>
          </table:table-cell>
          <table:table-cell office:value-type="string" calcext:value-type="string">
            <text:p>gkee vonda lkeevf</text:p>
          </table:table-cell>
          <table:table-cell table:style-name="ce37" table:formula="of:=getword([.D49]; 2)" office:value-type="string" office:string-value="vonda" calcext:value-type="string">
            <text:p>vonda</text:p>
          </table:table-cell>
          <table:table-cell/>
          <table:table-cell table:style-name="ce37" table:formula="of:=getword([.P4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9];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og c einsetjum sfg1fn oss fp1fþ , , að cn hafna sng því fpheþ framvegis aa . . Þegar c vjer </text:p>
          </table:table-cell>
          <table:table-cell office:value-type="string" calcext:value-type="string">
            <text:p>1861-ThekkjaSig-LarBen.txt</text:p>
          </table:table-cell>
          <table:table-cell table:number-columns-repeated="2" office:value-type="string" calcext:value-type="string">
            <text:p>LarBen</text:p>
          </table:table-cell>
          <table:table-cell office:value-type="float" office:value="1861" calcext:value-type="float">
            <text:p>1861</text:p>
          </table:table-cell>
          <table:table-cell office:value-type="float" office:value="1841" calcext:value-type="float">
            <text:p>1841</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50" calcext:value-type="float">
            <text:p>50</text:p>
          </table:table-cell>
          <table:table-cell office:value-type="string" calcext:value-type="string">
            <text:p><text:s text:c="2"/>sng ákvörðun nveþ vorri lveþsf , , og c ástundum sfg1fn að cn verða sng æ aa fullkomnari lvfnvm í aþ hinu </text:p>
          </table:table-cell>
          <table:table-cell table:style-name="ce34" table:formula="of:=getword([.B50]; -1)" office:value-type="string" office:string-value="hinu" calcext:value-type="string">
            <text:p>hinu</text:p>
          </table:table-cell>
          <table:table-cell office:value-type="string" calcext:value-type="string">
            <text:p>gheþ góða lheþvf</text:p>
          </table:table-cell>
          <table:table-cell table:style-name="ce37" table:formula="of:=getword([.D50]; 2)" office:value-type="string" office:string-value="góða" calcext:value-type="string">
            <text:p>góða</text:p>
          </table:table-cell>
          <table:table-cell/>
          <table:table-cell table:style-name="ce37" table:formula="of:=getword([.P5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50];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en c forðast snm hið gheo vonda lheovf og c þannig lkfnof miðar nkfn oss fp1fþ þá aa </text:p>
          </table:table-cell>
          <table:table-cell office:value-type="string" calcext:value-type="string">
            <text:p>1861-ThekkjaSig-LarBen.txt</text:p>
          </table:table-cell>
          <table:table-cell table:number-columns-repeated="2" office:value-type="string" calcext:value-type="string">
            <text:p>LarBen</text:p>
          </table:table-cell>
          <table:table-cell office:value-type="float" office:value="1861" calcext:value-type="float">
            <text:p>1861</text:p>
          </table:table-cell>
          <table:table-cell office:value-type="float" office:value="1841" calcext:value-type="float">
            <text:p>1841</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51" calcext:value-type="float">
            <text:p>51</text:p>
          </table:table-cell>
          <table:table-cell office:value-type="string" calcext:value-type="string">
            <text:p><text:s text:c="2"/>sfg1fn að cn verða sng æ aa fullkomnari lvfnvm í aþ hinu gheþ góða lheþvf en c forðast snm hið </text:p>
          </table:table-cell>
          <table:table-cell table:style-name="ce34" table:formula="of:=getword([.B51]; -1)" office:value-type="string" office:string-value="hið" calcext:value-type="string">
            <text:p>hið</text:p>
          </table:table-cell>
          <table:table-cell office:value-type="string" calcext:value-type="string">
            <text:p>gheo vonda lheovf</text:p>
          </table:table-cell>
          <table:table-cell table:style-name="ce37" table:formula="of:=getword([.D51]; 2)" office:value-type="string" office:string-value="vonda" calcext:value-type="string">
            <text:p>vonda</text:p>
          </table:table-cell>
          <table:table-cell/>
          <table:table-cell table:style-name="ce37" table:formula="of:=getword([.P5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51];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þannig lkfnof miðar nkfn oss fp1fþ þá aa ávallt aa nær sfg3en og c nær </text:p>
          </table:table-cell>
          <table:table-cell office:value-type="string" calcext:value-type="string">
            <text:p>1861-ThekkjaSig-LarBen.txt</text:p>
          </table:table-cell>
          <table:table-cell table:number-columns-repeated="2" office:value-type="string" calcext:value-type="string">
            <text:p>LarBen</text:p>
          </table:table-cell>
          <table:table-cell office:value-type="float" office:value="1861" calcext:value-type="float">
            <text:p>1861</text:p>
          </table:table-cell>
          <table:table-cell office:value-type="float" office:value="1841" calcext:value-type="float">
            <text:p>1841</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52" calcext:value-type="float">
            <text:p>52</text:p>
          </table:table-cell>
          <table:table-cell office:value-type="string" calcext:value-type="string">
            <text:p><text:s text:c="2"/>fphee að c það fphen geti svg3en sem aa framast aae náð ssg ákvörðun nveþ sinni feveþ , , bæði c hinni </text:p>
          </table:table-cell>
          <table:table-cell table:style-name="ce34" table:formula="of:=getword([.B52]; -1)" office:value-type="string" office:string-value="hinni" calcext:value-type="string">
            <text:p>hinni</text:p>
          </table:table-cell>
          <table:table-cell office:value-type="string" calcext:value-type="string">
            <text:p>gveþ andlegu lveþvf</text:p>
          </table:table-cell>
          <table:table-cell table:style-name="ce37" table:formula="of:=getword([.D52]; 2)" office:value-type="string" office:string-value="andlegu" calcext:value-type="string">
            <text:p>andlegu</text:p>
          </table:table-cell>
          <table:table-cell/>
          <table:table-cell table:style-name="ce37" table:formula="of:=getword([.P5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52];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hinni gveþ líkamlegu lveþvf ; ; þó aa er sfg3en það fphen eigi svg3en nóg lheosf , , að </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53" calcext:value-type="float">
            <text:p>53</text:p>
          </table:table-cell>
          <table:table-cell office:value-type="string" calcext:value-type="string">
            <text:p><text:s text:c="2"/>svg3en sem aa framast aae náð ssg ákvörðun nveþ sinni feveþ , , bæði c hinni gveþ andlegu lveþvf og c hinni </text:p>
          </table:table-cell>
          <table:table-cell table:style-name="ce34" table:formula="of:=getword([.B53]; -1)" office:value-type="string" office:string-value="hinni" calcext:value-type="string">
            <text:p>hinni</text:p>
          </table:table-cell>
          <table:table-cell office:value-type="string" calcext:value-type="string">
            <text:p>gveþ líkamlegu lveþvf</text:p>
          </table:table-cell>
          <table:table-cell table:style-name="ce37" table:formula="of:=getword([.D53]; 2)" office:value-type="string" office:string-value="líkamlegu" calcext:value-type="string">
            <text:p>líkamlegu</text:p>
          </table:table-cell>
          <table:table-cell/>
          <table:table-cell table:style-name="ce37" table:formula="of:=getword([.P5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53];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ó aa er sfg3en það fphen eigi svg3en nóg lheosf , , að cn sýna sng barninu nheþg aðeins </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54" calcext:value-type="float">
            <text:p>54</text:p>
          </table:table-cell>
          <table:table-cell office:value-type="string" calcext:value-type="string">
            <text:p><text:s/>3en því aa ástæða nven til ae , , að cn skipta sng uppeldinu nheþg í ao tvær tfvfo greinir sfg3en , , hið </text:p>
          </table:table-cell>
          <table:table-cell table:style-name="ce34" table:formula="of:=getword([.B54]; -1)" office:value-type="string" office:string-value="hið" calcext:value-type="string">
            <text:p>hið</text:p>
          </table:table-cell>
          <table:table-cell office:value-type="string" calcext:value-type="string">
            <text:p>gheo andlega lheovf</text:p>
          </table:table-cell>
          <table:table-cell table:style-name="ce37" table:formula="of:=getword([.D54]; 2)" office:value-type="string" office:string-value="andlega" calcext:value-type="string">
            <text:p>andlega</text:p>
          </table:table-cell>
          <table:table-cell/>
          <table:table-cell table:style-name="ce37" table:formula="of:=getword([.P5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54]; 2)" office:value-type="string" office:string-value="nheo" calcext:value-type="string">
            <text:p>nheo</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uppeldi nheo , , og c hið ghen líkamlega aa . . Skoðum sfg1fn þá aa , , hvernig lhenof uppeldið nhen</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55" calcext:value-type="float">
            <text:p>55</text:p>
          </table:table-cell>
          <table:table-cell office:value-type="string" calcext:value-type="string">
            <text:p><text:s text:c="2"/>sfg3en og c brýna sng rækilega aa og c samviskusamlega aa fyrir aþ barninu nheþg , , hversu aa háskasamlegt lhensf hið </text:p>
          </table:table-cell>
          <table:table-cell table:style-name="ce34" table:formula="of:=getword([.B55]; -1)" office:value-type="string" office:string-value="hið" calcext:value-type="string">
            <text:p>hið</text:p>
          </table:table-cell>
          <table:table-cell office:value-type="string" calcext:value-type="string">
            <text:p>ghen illa lhenvf</text:p>
          </table:table-cell>
          <table:table-cell table:style-name="ce37" table:formula="of:=getword([.D55]; 2)" office:value-type="string" office:string-value="illa" calcext:value-type="string">
            <text:p>illa</text:p>
          </table:table-cell>
          <table:table-cell/>
          <table:table-cell table:style-name="ce37" table:formula="of:=getword([.P5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55]; 2)" office:value-type="string" office:string-value="sng" calcext:value-type="string">
            <text:p>sng</text:p>
          </table:table-cell>
          <table:table-cell table:style-name="ce37" table:number-columns-repeated="2"/>
          <table:table-cell/>
          <table:table-cell table:style-name="ce37" table:number-columns-repeated="2"/>
          <table:table-cell office:value-type="string" calcext:value-type="string">
            <text:p><text:s/>sje sng , , og c koma sng þannig aa inn aa hjá aþ því fpheþ megnum sfg1fn viðbjóð nkeo </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56" calcext:value-type="float">
            <text:p>56</text:p>
          </table:table-cell>
          <table:table-cell office:value-type="string" calcext:value-type="string">
            <text:p><text:s text:c="2"/>aa . . Þá aa ber sfg3en og c að cn hafa sng nákvæmar lvfosf gætur nvfo á aþ þeim fphfþ hinum </text:p>
          </table:table-cell>
          <table:table-cell table:style-name="ce34" table:formula="of:=getword([.B56]; -1)" office:value-type="string" office:string-value="hinum" calcext:value-type="string">
            <text:p>hinum</text:p>
          </table:table-cell>
          <table:table-cell office:value-type="string" calcext:value-type="string">
            <text:p>gkfþ illu lkfþvf</text:p>
          </table:table-cell>
          <table:table-cell table:style-name="ce37" table:formula="of:=getword([.D56]; 2)" office:value-type="string" office:string-value="illu" calcext:value-type="string">
            <text:p>illu</text:p>
          </table:table-cell>
          <table:table-cell/>
          <table:table-cell table:style-name="ce37" table:formula="of:=getword([.P5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56]; 2)" office:value-type="string" office:string-value="lkfþsf" calcext:value-type="string">
            <text:p>lkfþsf</text:p>
          </table:table-cell>
          <table:table-cell table:style-name="ce37" table:number-columns-repeated="2"/>
          <table:table-cell/>
          <table:table-cell table:style-name="ce37" table:number-columns-repeated="2"/>
          <table:table-cell office:value-type="string" calcext:value-type="string">
            <text:p><text:s/>fýsnum lkfþsf , , sem ct kunna sfg3fn að cn lýsa sng sjer nkeþ hjá aþ barninu nheþg , , og c </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57" calcext:value-type="float">
            <text:p>57</text:p>
          </table:table-cell>
          <table:table-cell office:value-type="string" calcext:value-type="string">
            <text:p><text:s text:c="2"/>lheose gott nheo , , og c sem ct minnst ssm illt lheosf fyrir ao sjer nkeo . . Þetta fahen er sfg3en hið </text:p>
          </table:table-cell>
          <table:table-cell table:style-name="ce34" table:formula="of:=getword([.B57]; -1)" office:value-type="string" office:string-value="hið" calcext:value-type="string">
            <text:p>hið</text:p>
          </table:table-cell>
          <table:table-cell office:value-type="string" calcext:value-type="string">
            <text:p>ghen helzta lhenve</text:p>
          </table:table-cell>
          <table:table-cell table:style-name="ce37" table:formula="of:=getword([.D57]; 2)" office:value-type="string" office:string-value="helzta" calcext:value-type="string">
            <text:p>helzta</text:p>
          </table:table-cell>
          <table:table-cell/>
          <table:table-cell table:style-name="ce37" table:formula="of:=getword([.P5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57];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em ct gæta sng skal sfg3en við ao hið gheo andlega lheovf uppeldi nheo , , þegar c það fphen </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58" calcext:value-type="float">
            <text:p>58</text:p>
          </table:table-cell>
          <table:table-cell office:value-type="string" calcext:value-type="string">
            <text:p><text:s text:c="2"/>sjer nkeo . . Þetta fahen er sfg3en hið ghen helzta lhenve , , sem ct gæta sng skal sfg3en við ao hið </text:p>
          </table:table-cell>
          <table:table-cell table:style-name="ce34" table:formula="of:=getword([.B58]; -1)" office:value-type="string" office:string-value="hið" calcext:value-type="string">
            <text:p>hið</text:p>
          </table:table-cell>
          <table:table-cell office:value-type="string" calcext:value-type="string">
            <text:p>gheo andlega lheovf</text:p>
          </table:table-cell>
          <table:table-cell table:style-name="ce37" table:formula="of:=getword([.D58]; 2)" office:value-type="string" office:string-value="andlega" calcext:value-type="string">
            <text:p>andlega</text:p>
          </table:table-cell>
          <table:table-cell/>
          <table:table-cell table:style-name="ce37" table:formula="of:=getword([.P5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58]; 2)" office:value-type="string" office:string-value="nheo" calcext:value-type="string">
            <text:p>nheo</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uppeldi nheo , , þegar c það fphen er sfg3en skoðað sþghen almennt aa , , en c að aþ öðru foheþ </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59" calcext:value-type="float">
            <text:p>59</text:p>
          </table:table-cell>
          <table:table-cell office:value-type="string" calcext:value-type="string">
            <text:p><text:s text:c="2"/>sig fpheo eptir sfg2eþ lífsstöðu nveo þess fphee . . b x ) ) Hin gven önnur foven grein nven er sfg3en hið </text:p>
          </table:table-cell>
          <table:table-cell table:style-name="ce34" table:formula="of:=getword([.B59]; -1)" office:value-type="string" office:string-value="hið" calcext:value-type="string">
            <text:p>hið</text:p>
          </table:table-cell>
          <table:table-cell office:value-type="string" calcext:value-type="string">
            <text:p>ghen líkamlega lhenvf</text:p>
          </table:table-cell>
          <table:table-cell table:style-name="ce37" table:formula="of:=getword([.D59]; 2)" office:value-type="string" office:string-value="líkamlega" calcext:value-type="string">
            <text:p>líkamlega</text:p>
          </table:table-cell>
          <table:table-cell/>
          <table:table-cell table:style-name="ce37" table:formula="of:=getword([.P5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59]; 2)" office:value-type="string" office:string-value="nhen" calcext:value-type="string">
            <text:p>nhen</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uppeldi nhen . . Það fphen er sfg3en í aþ því aa fólgið sþghen , , að cn leitast snm við ao , , </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60" calcext:value-type="float">
            <text:p>60</text:p>
          </table:table-cell>
          <table:table-cell office:value-type="string" calcext:value-type="string">
            <text:p><text:s text:c="2"/>aa og c hjer nkeo við ao það faheo , , sem ct áður aa er sfg3en sagt sþghen um ao hið </text:p>
          </table:table-cell>
          <table:table-cell table:style-name="ce34" table:formula="of:=getword([.B60]; -1)" office:value-type="string" office:string-value="hið" calcext:value-type="string">
            <text:p>hið</text:p>
          </table:table-cell>
          <table:table-cell office:value-type="string" calcext:value-type="string">
            <text:p>gheo andlega lheovf</text:p>
          </table:table-cell>
          <table:table-cell table:style-name="ce37" table:formula="of:=getword([.D60]; 2)" office:value-type="string" office:string-value="andlega" calcext:value-type="string">
            <text:p>andlega</text:p>
          </table:table-cell>
          <table:table-cell/>
          <table:table-cell table:style-name="ce37" table:formula="of:=getword([.P6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60]; 2)" office:value-type="string" office:string-value="nheo" calcext:value-type="string">
            <text:p>nheo</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uppeldi nheo , , að c hin faven ýmsa fokfo lífsstefna nven mannsins nkeeg skal sfg3en þar aa miklu l</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61" calcext:value-type="float">
            <text:p>61</text:p>
          </table:table-cell>
          <table:table-cell office:value-type="string" calcext:value-type="string">
            <text:p><text:s text:c="2"/>nhen í aþ tilliti nheþ til ae líkamans nkeeg er sfg3en fólgið sþghen í aþ því fpheþ , , að c hinni </text:p>
          </table:table-cell>
          <table:table-cell table:style-name="ce34" table:formula="of:=getword([.B61]; -1)" office:value-type="string" office:string-value="hinni" calcext:value-type="string">
            <text:p>hinni</text:p>
          </table:table-cell>
          <table:table-cell office:value-type="string" calcext:value-type="string">
            <text:p>gveþ líkamlegu lveþvf</text:p>
          </table:table-cell>
          <table:table-cell table:style-name="ce37" table:formula="of:=getword([.D61]; 2)" office:value-type="string" office:string-value="líkamlegu" calcext:value-type="string">
            <text:p>líkamlegu</text:p>
          </table:table-cell>
          <table:table-cell/>
          <table:table-cell table:style-name="ce37" table:formula="of:=getword([.P6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61]; 2)" office:value-type="string" office:string-value="nven" calcext:value-type="string">
            <text:p>nven</text:p>
          </table:table-cell>
          <table:table-cell table:style-name="ce37" office:value-type="string" calcext:value-type="string">
            <text:p>no</text:p>
          </table:table-cell>
          <table:table-cell table:style-name="ce37" office:value-type="string" calcext:value-type="string">
            <text:p>descrip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ákvörðun nven verði svg3en náð sþghen , , eða c að c líkaminn nkeng verði svg3en svo aa hæfilegt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62" calcext:value-type="float">
            <text:p>62</text:p>
          </table:table-cell>
          <table:table-cell office:value-type="string" calcext:value-type="string">
            <text:p><text:s text:c="2"/>, fræðimanninum nkeþg athygli nvee og c ástundan nveng o.svofrv nhen . . b x ) ) Eigi svg3en hins fakee vegar nkee hið </text:p>
          </table:table-cell>
          <table:table-cell table:style-name="ce34" table:formula="of:=getword([.B62]; -1)" office:value-type="string" office:string-value="hið" calcext:value-type="string">
            <text:p>hið</text:p>
          </table:table-cell>
          <table:table-cell office:value-type="string" calcext:value-type="string">
            <text:p>gheo andlega lheovf</text:p>
          </table:table-cell>
          <table:table-cell table:style-name="ce37" table:formula="of:=getword([.D62]; 2)" office:value-type="string" office:string-value="andlega" calcext:value-type="string">
            <text:p>andlega</text:p>
          </table:table-cell>
          <table:table-cell/>
          <table:table-cell table:style-name="ce37" table:formula="of:=getword([.P62]; 1)" office:value-type="string" office:string-value="" calcext:value-type="error">
            <text:p>#NAFN?</text:p>
          </table:table-cell>
          <table:table-cell table:style-name="ce37"/>
          <table:table-cell table:style-name="ce41" office:value-type="string" calcext:value-type="string">
            <text:p>dand</text:p>
          </table:table-cell>
          <table:table-cell table:style-name="ce37" table:formula="of:=getword([.P62]; 2)" office:value-type="string" office:string-value="nheog" calcext:value-type="string">
            <text:p>nheog</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uppeldið nheog að cn vera sng gott lhensf , , hljóta sfg3fn foreldrar nkfn og c fræðendur sfg3en að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63" calcext:value-type="float">
            <text:p>63</text:p>
          </table:table-cell>
          <table:table-cell office:value-type="string" calcext:value-type="string">
            <text:p><text:s text:c="2"/>gott lhensf , , hljóta sfg3fn foreldrar nkfn og c fræðendur sfg3en að cn hafa sng fyrir aþ augum nhfþ hið </text:p>
          </table:table-cell>
          <table:table-cell table:style-name="ce34" table:formula="of:=getword([.B63]; -1)" office:value-type="string" office:string-value="hið" calcext:value-type="string">
            <text:p>hið</text:p>
          </table:table-cell>
          <table:table-cell office:value-type="string" calcext:value-type="string">
            <text:p>gheo andlega lheovf</text:p>
          </table:table-cell>
          <table:table-cell table:style-name="ce37" table:formula="of:=getword([.D63]; 2)" office:value-type="string" office:string-value="andlega" calcext:value-type="string">
            <text:p>andlega</text:p>
          </table:table-cell>
          <table:table-cell/>
          <table:table-cell table:style-name="ce37" table:formula="of:=getword([.P63]; 1)" office:value-type="string" office:string-value="" calcext:value-type="error">
            <text:p>#NAFN?</text:p>
          </table:table-cell>
          <table:table-cell table:style-name="ce37"/>
          <table:table-cell table:style-name="ce41" office:value-type="string" calcext:value-type="string">
            <text:p>dand</text:p>
          </table:table-cell>
          <table:table-cell table:style-name="ce37" table:formula="of:=getword([.P63]; 2)" office:value-type="string" office:string-value="nheog" calcext:value-type="string">
            <text:p>nheog</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miðið nheog , , því fpheþ svo aa sem aa sálin nveng er sfg3en andi nken og c ódauðleg lvensf , ,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64" calcext:value-type="float">
            <text:p>64</text:p>
          </table:table-cell>
          <table:table-cell office:value-type="string" calcext:value-type="string">
            <text:p><text:s text:c="2"/>er sfg3en og c hennar fpvee ákvörðun nveo andleg lvensf og c óendanleg lvensf . . Þegar c er sfg3en hinn </text:p>
          </table:table-cell>
          <table:table-cell table:style-name="ce34" table:formula="of:=getword([.B64]; -1)" office:value-type="string" office:string-value="hinn" calcext:value-type="string">
            <text:p>hinn</text:p>
          </table:table-cell>
          <table:table-cell office:value-type="string" calcext:value-type="string">
            <text:p>gken ungi lkenvf</text:p>
          </table:table-cell>
          <table:table-cell table:style-name="ce37" table:formula="of:=getword([.D64]; 2)" office:value-type="string" office:string-value="ungi" calcext:value-type="string">
            <text:p>ungi</text:p>
          </table:table-cell>
          <table:table-cell/>
          <table:table-cell table:style-name="ce37" table:formula="of:=getword([.P6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64];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tekur sfg3en að cn vitkast snm , , svo aa að c hann fpken má sfg3en gjöra sng grein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65" calcext:value-type="float">
            <text:p>65</text:p>
          </table:table-cell>
          <table:table-cell office:value-type="string" calcext:value-type="string">
            <text:p><text:s text:c="2"/>verður sfg3en að cn vera sng rjett lvensf , , þ.er nhen samhljóða aa skilningi nkeþ og c eðli nhen hins </text:p>
          </table:table-cell>
          <table:table-cell table:style-name="ce34" table:formula="of:=getword([.B65]; -1)" office:value-type="string" office:string-value="hins" calcext:value-type="string">
            <text:p>hins</text:p>
          </table:table-cell>
          <table:table-cell office:value-type="string" calcext:value-type="string">
            <text:p>ghee unga lkeevf</text:p>
          </table:table-cell>
          <table:table-cell table:style-name="ce37" table:formula="of:=getword([.D65]; 2)" office:value-type="string" office:string-value="unga" calcext:value-type="string">
            <text:p>unga</text:p>
          </table:table-cell>
          <table:table-cell/>
          <table:table-cell table:style-name="ce37" table:formula="of:=getword([.P6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65];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vo aa að c hugmyndirnar nvfng um ao hinn fakeo algóða nkeo verði svg3fn eigi aa eins aa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66" calcext:value-type="float">
            <text:p>66</text:p>
          </table:table-cell>
          <table:table-cell office:value-type="string" calcext:value-type="string">
            <text:p><text:s text:c="2"/>fjörugar lvfosf hugsjónir nvfo , , sem ct það fphen hefur sfg3en unað ssg af aa . . Jafnframt aa skal sfg3en hinn </text:p>
          </table:table-cell>
          <table:table-cell table:style-name="ce34" table:formula="of:=getword([.B66]; -1)" office:value-type="string" office:string-value="hinn" calcext:value-type="string">
            <text:p>hinn</text:p>
          </table:table-cell>
          <table:table-cell office:value-type="string" calcext:value-type="string">
            <text:p>gken ungi lkenvf</text:p>
          </table:table-cell>
          <table:table-cell table:style-name="ce37" table:formula="of:=getword([.D66]; 2)" office:value-type="string" office:string-value="ungi" calcext:value-type="string">
            <text:p>ungi</text:p>
          </table:table-cell>
          <table:table-cell/>
          <table:table-cell table:style-name="ce37" table:formula="of:=getword([.P6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66];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nema c góða lkfosf siði nkfo , , og c ríður sfg3en þá aa hvað fshen mest aae á aþ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67" calcext:value-type="float">
            <text:p>67</text:p>
          </table:table-cell>
          <table:table-cell office:value-type="string" calcext:value-type="string">
            <text:p><text:s text:c="2"/>c góða lkfosf siði nkfo , , og c ríður sfg3en þá aa hvað fshen mest aae á aþ eptirdæmi nheþ hinna </text:p>
          </table:table-cell>
          <table:table-cell table:style-name="ce34" table:formula="of:=getword([.B67]; -1)" office:value-type="string" office:string-value="hinna" calcext:value-type="string">
            <text:p>hinna</text:p>
          </table:table-cell>
          <table:table-cell office:value-type="string" calcext:value-type="string">
            <text:p>gkfe eldri lkfevm</text:p>
          </table:table-cell>
          <table:table-cell table:style-name="ce37" table:formula="of:=getword([.D67]; 2)" office:value-type="string" office:string-value="eldri" calcext:value-type="string">
            <text:p>eldri</text:p>
          </table:table-cell>
          <table:table-cell/>
          <table:table-cell table:style-name="ce37" table:formula="of:=getword([.P6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67];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en c einkum aa þeirra fpkfe , , er ct uppalar sfg3en eiga sfg3fn þeir fpkfn eigi svg3en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68" calcext:value-type="float">
            <text:p>68</text:p>
          </table:table-cell>
          <table:table-cell office:value-type="string" calcext:value-type="string">
            <text:p><text:s text:c="2"/>faven ást nven á sfg3en að cn vera sng ríkust sfm3fþ og c helgust sfm3fþ hjá aþ hinum </text:p>
          </table:table-cell>
          <table:table-cell table:style-name="ce34" table:formula="of:=getword([.B68]; -1)" office:value-type="string" office:string-value="hinum" calcext:value-type="string">
            <text:p>hinum</text:p>
          </table:table-cell>
          <table:table-cell office:value-type="string" calcext:value-type="string">
            <text:p>gkeþ unga lkeþvf</text:p>
          </table:table-cell>
          <table:table-cell table:style-name="ce37" table:formula="of:=getword([.D68]; 2)" office:value-type="string" office:string-value="unga" calcext:value-type="string">
            <text:p>unga</text:p>
          </table:table-cell>
          <table:table-cell/>
          <table:table-cell table:style-name="ce37" table:formula="of:=getword([.P6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68];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næst aþe ástinni nveþg til ae guðs nkee . . Ættjörðin nveng hefur sfg3en í aþ sjer nkeþ fólgið sfg2</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69" calcext:value-type="float">
            <text:p>69</text:p>
          </table:table-cell>
          <table:table-cell office:value-type="string" calcext:value-type="string">
            <text:p><text:s text:c="2"/>cn veita sng viðtöku nveþ og c fóstur nheo niðjum nkfþ hans fpkee . . Þessar favfn dyggðir nvfn eru sfg3fn hinar </text:p>
          </table:table-cell>
          <table:table-cell table:style-name="ce34" table:formula="of:=getword([.B69]; -1)" office:value-type="string" office:string-value="hinar" calcext:value-type="string">
            <text:p>hinar</text:p>
          </table:table-cell>
          <table:table-cell office:value-type="string" calcext:value-type="string">
            <text:p>gvfn helztu lvfnve</text:p>
          </table:table-cell>
          <table:table-cell table:style-name="ce37" table:formula="of:=getword([.D69]; 2)" office:value-type="string" office:string-value="helztu" calcext:value-type="string">
            <text:p>helztu</text:p>
          </table:table-cell>
          <table:table-cell/>
          <table:table-cell table:style-name="ce37" table:formula="of:=getword([.P6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69];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helgustu lvfnve og c fylgja sfg3fn þeim fphfþ ýmsar fovfo aðrar fovfo , , er sfg3en að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70" calcext:value-type="float">
            <text:p>70</text:p>
          </table:table-cell>
          <table:table-cell office:value-type="string" calcext:value-type="string">
            <text:p><text:s text:c="2"/>nkfþ , , og c svo aa stöðu nveo hans fpkee í aþ lífinu nheþg . . Þannig aa er sfg3en talið sþghen hið </text:p>
          </table:table-cell>
          <table:table-cell table:style-name="ce34" table:formula="of:=getword([.B70]; -1)" office:value-type="string" office:string-value="hið" calcext:value-type="string">
            <text:p>hið</text:p>
          </table:table-cell>
          <table:table-cell office:value-type="string" calcext:value-type="string">
            <text:p>ghen helzta lhenve</text:p>
          </table:table-cell>
          <table:table-cell table:style-name="ce37" table:formula="of:=getword([.D70]; 2)" office:value-type="string" office:string-value="helzta" calcext:value-type="string">
            <text:p>helzta</text:p>
          </table:table-cell>
          <table:table-cell/>
          <table:table-cell table:style-name="ce37" table:formula="of:=getword([.P7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70]; 2)" office:value-type="string" office:string-value="ct" calcext:value-type="string">
            <text:p>ct</text:p>
          </table:table-cell>
          <table:table-cell table:style-name="ce37" table:number-columns-repeated="2"/>
          <table:table-cell/>
          <table:table-cell table:style-name="ce37" table:number-columns-repeated="2"/>
          <table:table-cell office:value-type="string" calcext:value-type="string">
            <text:p><text:s/>er ct virðist sfm3en lúta sng að aþ góðu lheþsf uppeldi nheþ . . 2 ta : : „ nhen Hvað fshen ungur lke</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71" calcext:value-type="float">
            <text:p>71</text:p>
          </table:table-cell>
          <table:table-cell office:value-type="string" calcext:value-type="string">
            <text:p><text:s/>ins lkeesf aldur nken mannsins nkeeg er sfg3en einatt aa skuggsjá nven æskunnar nveeg : : hafi svg3en uppeldi nhen hins </text:p>
          </table:table-cell>
          <table:table-cell table:style-name="ce34" table:formula="of:=getword([.B71]; -1)" office:value-type="string" office:string-value="hins" calcext:value-type="string">
            <text:p>hins</text:p>
          </table:table-cell>
          <table:table-cell office:value-type="string" calcext:value-type="string">
            <text:p>ghee unga lhenvf</text:p>
          </table:table-cell>
          <table:table-cell table:style-name="ce37" table:formula="of:=getword([.D71]; 2)" office:value-type="string" office:string-value="unga" calcext:value-type="string">
            <text:p>unga</text:p>
          </table:table-cell>
          <table:table-cell/>
          <table:table-cell table:style-name="ce37" table:formula="of:=getword([.P7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71]; 2)" office:value-type="string" office:string-value="ssg" calcext:value-type="string">
            <text:p>ssg</text:p>
          </table:table-cell>
          <table:table-cell table:style-name="ce37" table:number-columns-repeated="2"/>
          <table:table-cell/>
          <table:table-cell table:style-name="ce37" table:number-columns-repeated="2"/>
          <table:table-cell office:value-type="string" calcext:value-type="string">
            <text:p><text:s/>verið ssg vanrækt sþghen , , og c hann fpken numið sþghen lesti nkeþ og c varmennsku lveþvf í aþ æsku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72" calcext:value-type="float">
            <text:p>72</text:p>
          </table:table-cell>
          <table:table-cell office:value-type="string" calcext:value-type="string">
            <text:p><text:s text:c="2"/>fpheþ að c hann fpken ekki aa einungis aa temur sfg3en sjer nkeo hið ghen sama fbkeo á aþ hinum </text:p>
          </table:table-cell>
          <table:table-cell table:style-name="ce34" table:formula="of:=getword([.B72]; -1)" office:value-type="string" office:string-value="hinum" calcext:value-type="string">
            <text:p>hinum</text:p>
          </table:table-cell>
          <table:table-cell office:value-type="string" calcext:value-type="string">
            <text:p>gkeþ efra lheþvm</text:p>
          </table:table-cell>
          <table:table-cell table:style-name="ce37" table:formula="of:=getword([.D72]; 2)" office:value-type="string" office:string-value="efra" calcext:value-type="string">
            <text:p>efra</text:p>
          </table:table-cell>
          <table:table-cell/>
          <table:table-cell table:style-name="ce37" table:formula="of:=getword([.P72];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72]; 2)" office:value-type="string" office:string-value="nkeþ" calcext:value-type="string">
            <text:p>nkeþ</text:p>
          </table:table-cell>
          <table:table-cell table:style-name="ce37" office:value-type="string" calcext:value-type="string">
            <text:p>HINN/SÁ only</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aldri nkeþ sínum fekeþ , , heldur c fer sfg3en hann fpken jafnvel aa æ aa versnandi lkenof með aþ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73" calcext:value-type="float">
            <text:p>73</text:p>
          </table:table-cell>
          <table:table-cell office:value-type="string" calcext:value-type="string">
            <text:p><text:s text:c="2"/>sínu feheþ og c sýni nheþ sjálfur fbken með aþ breytni nveþ sinni feveþ og c verkum nhfþ ávexti nkfo hins </text:p>
          </table:table-cell>
          <table:table-cell table:style-name="ce34" table:formula="of:=getword([.B73]; -1)" office:value-type="string" office:string-value="hins" calcext:value-type="string">
            <text:p>hins</text:p>
          </table:table-cell>
          <table:table-cell office:value-type="string" calcext:value-type="string">
            <text:p>ghee góða lheevf</text:p>
          </table:table-cell>
          <table:table-cell table:style-name="ce37" table:formula="of:=getword([.D73]; 2)" office:value-type="string" office:string-value="góða" calcext:value-type="string">
            <text:p>góða</text:p>
          </table:table-cell>
          <table:table-cell/>
          <table:table-cell table:style-name="ce37" table:formula="of:=getword([.P7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73]; 2)" office:value-type="string" office:string-value="nhee" calcext:value-type="string">
            <text:p>nhee</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æðis nhee , , er sfg3en í aþ æsku nveþ hans fpkee var sfg3eþ hjá aþ honum fpkeþ gróðursett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74" calcext:value-type="float">
            <text:p>74</text:p>
          </table:table-cell>
          <table:table-cell office:value-type="string" calcext:value-type="string">
            <text:p><text:s text:c="2"/>er sfg3en með aþ öðrum fohfþ orðum nhfþ : : þau fphfn kenna sfg3fn honum fpkeþ að cn stunda sng hið </text:p>
          </table:table-cell>
          <table:table-cell table:style-name="ce34" table:formula="of:=getword([.B74]; -1)" office:value-type="string" office:string-value="hið" calcext:value-type="string">
            <text:p>hið</text:p>
          </table:table-cell>
          <table:table-cell office:value-type="string" calcext:value-type="string">
            <text:p>gheo góða lheovf</text:p>
          </table:table-cell>
          <table:table-cell table:style-name="ce37" table:formula="of:=getword([.D74]; 2)" office:value-type="string" office:string-value="góða" calcext:value-type="string">
            <text:p>góða</text:p>
          </table:table-cell>
          <table:table-cell/>
          <table:table-cell table:style-name="ce37" table:formula="of:=getword([.P7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74];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en c hafna sfg3fn hinu faheþ illa aa . . Þetta faheo gjöra sfg3fn foreldrarnir nkfng af aþ því </text:p>
          </table:table-cell>
          <table:table-cell office:value-type="string" calcext:value-type="string">
            <text:p>1862-ListinLifa-TomBjorns.txt</text:p>
          </table:table-cell>
          <table:table-cell table:number-columns-repeated="2" office:value-type="string" calcext:value-type="string">
            <text:p>TomBjor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Third</text:p>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75" calcext:value-type="float">
            <text:p>75</text:p>
          </table:table-cell>
          <table:table-cell office:value-type="string" calcext:value-type="string">
            <text:p><text:s text:c="2"/>. . Þetta faheo gjöra sfg3fn foreldrarnir nkfng af aþ því fpheþ , , að c þau fphfn sjá sfg3fn , , að c hinn </text:p>
          </table:table-cell>
          <table:table-cell table:style-name="ce34" table:formula="of:=getword([.B75]; -1)" office:value-type="string" office:string-value="hinn" calcext:value-type="string">
            <text:p>hinn</text:p>
          </table:table-cell>
          <table:table-cell office:value-type="string" calcext:value-type="string">
            <text:p>gken ungi lkenvf</text:p>
          </table:table-cell>
          <table:table-cell table:style-name="ce37" table:formula="of:=getword([.D75]; 2)" office:value-type="string" office:string-value="ungi" calcext:value-type="string">
            <text:p>ungi</text:p>
          </table:table-cell>
          <table:table-cell/>
          <table:table-cell table:style-name="ce37" table:formula="of:=getword([.P7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75]; 2)" office:value-type="string" office:string-value="nken" calcext:value-type="string">
            <text:p>nken</text:p>
          </table:table-cell>
          <table:table-cell table:style-name="ce37" office:value-type="string" calcext:value-type="string">
            <text:p>HINN/SÁ only</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maður nken getur sfg3en ekki aa á ao annan fokeo hátt nkeo verið ssg sjer nhen og c </text:p>
          </table:table-cell>
          <table:table-cell office:value-type="string" calcext:value-type="string">
            <text:p>1862-ListinLifa-TomBjorns.txt</text:p>
          </table:table-cell>
          <table:table-cell table:number-columns-repeated="2" office:value-type="string" calcext:value-type="string">
            <text:p>TomBjor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Third</text:p>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76" calcext:value-type="float">
            <text:p>76</text:p>
          </table:table-cell>
          <table:table-cell office:value-type="string" calcext:value-type="string">
            <text:p><text:s text:c="2"/>ófarsæll lkensf . . En c ákvörðun nven vorri svg3eþ er sfg3en skipt lvensf í ao tvennt lheosf , , í ao hina </text:p>
          </table:table-cell>
          <table:table-cell table:style-name="ce34" table:formula="of:=getword([.B76]; -1)" office:value-type="string" office:string-value="hina" calcext:value-type="string">
            <text:p>hina</text:p>
          </table:table-cell>
          <table:table-cell office:value-type="string" calcext:value-type="string">
            <text:p>gveo stundlegu lveovf</text:p>
          </table:table-cell>
          <table:table-cell table:style-name="ce37" table:formula="of:=getword([.D76]; 2)" office:value-type="string" office:string-value="stundlegu" calcext:value-type="string">
            <text:p>stundlegu</text:p>
          </table:table-cell>
          <table:table-cell/>
          <table:table-cell table:style-name="ce37" table:formula="of:=getword([.P7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76];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hina gveo eilífu lveovf ákvörðun nveo . . Hin gven stundlega lvenvf ákvörðun nven er sfg3en l</text:p>
          </table:table-cell>
          <table:table-cell office:value-type="string" calcext:value-type="string">
            <text:p>1868-ListinLifa-BjornMOls.txt</text:p>
          </table:table-cell>
          <table:table-cell table:number-columns-repeated="2" office:value-type="string" calcext:value-type="string">
            <text:p>BjornMOls</text:p>
          </table:table-cell>
          <table:table-cell office:value-type="float" office:value="1868" calcext:value-type="float">
            <text:p>1868</text:p>
          </table:table-cell>
          <table:table-cell office:value-type="float" office:value="1850" calcext:value-type="float">
            <text:p>1850</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77" calcext:value-type="float">
            <text:p>77</text:p>
          </table:table-cell>
          <table:table-cell office:value-type="string" calcext:value-type="string">
            <text:p><text:s text:c="2"/>vorri svg3eþ er sfg3en skipt lvensf í ao tvennt lheosf , , í ao hina gveo stundlegu lveovf og c hina </text:p>
          </table:table-cell>
          <table:table-cell table:style-name="ce34" table:formula="of:=getword([.B77]; -1)" office:value-type="string" office:string-value="hina" calcext:value-type="string">
            <text:p>hina</text:p>
          </table:table-cell>
          <table:table-cell office:value-type="string" calcext:value-type="string">
            <text:p>gveo eilífu lveovf</text:p>
          </table:table-cell>
          <table:table-cell table:style-name="ce37" table:formula="of:=getword([.D77]; 2)" office:value-type="string" office:string-value="eilífu" calcext:value-type="string">
            <text:p>eilífu</text:p>
          </table:table-cell>
          <table:table-cell/>
          <table:table-cell table:style-name="ce37" table:formula="of:=getword([.P7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77]; 2)" office:value-type="string" office:string-value="nveo" calcext:value-type="string">
            <text:p>nveo</text:p>
          </table:table-cell>
          <table:table-cell table:style-name="ce37" office:value-type="string" calcext:value-type="string">
            <text:p>HINN/SÁ only</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ákvörðun nveo . . Hin gven stundlega lvenvf ákvörðun nven er sfg3en leidd sþgven út aa af aþ sambandi</text:p>
          </table:table-cell>
          <table:table-cell office:value-type="string" calcext:value-type="string">
            <text:p>1868-ListinLifa-BjornMOls.txt</text:p>
          </table:table-cell>
          <table:table-cell table:number-columns-repeated="2" office:value-type="string" calcext:value-type="string">
            <text:p>BjornMOls</text:p>
          </table:table-cell>
          <table:table-cell office:value-type="float" office:value="1868" calcext:value-type="float">
            <text:p>1868</text:p>
          </table:table-cell>
          <table:table-cell office:value-type="float" office:value="1850" calcext:value-type="float">
            <text:p>1850</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78" calcext:value-type="float">
            <text:p>78</text:p>
          </table:table-cell>
          <table:table-cell office:value-type="string" calcext:value-type="string">
            <text:p><text:s text:c="2"/>skipt lvensf í ao tvennt lheosf , , í ao hina gveo stundlegu lveovf og c hina gveo eilífu lveovf ákvörðun nveo . . Hin </text:p>
          </table:table-cell>
          <table:table-cell table:style-name="ce34" table:formula="of:=getword([.B78]; -1)" office:value-type="string" office:string-value="Hin" calcext:value-type="string">
            <text:p>Hin</text:p>
          </table:table-cell>
          <table:table-cell office:value-type="string" calcext:value-type="string">
            <text:p>gven stundlega lvenvf</text:p>
          </table:table-cell>
          <table:table-cell table:style-name="ce37" table:formula="of:=getword([.D78]; 2)" office:value-type="string" office:string-value="stundlega" calcext:value-type="string">
            <text:p>stundlega</text:p>
          </table:table-cell>
          <table:table-cell/>
          <table:table-cell table:style-name="ce37" table:formula="of:=getword([.P7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78]; 2)" office:value-type="string" office:string-value="nven" calcext:value-type="string">
            <text:p>nven</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ákvörðun nven er sfg3en leidd sþgven út aa af aþ sambandi nheþ mannsins nkeeg hjer nkeo við ao </text:p>
          </table:table-cell>
          <table:table-cell office:value-type="string" calcext:value-type="string">
            <text:p>1868-ListinLifa-BjornMOls.txt</text:p>
          </table:table-cell>
          <table:table-cell table:number-columns-repeated="2" office:value-type="string" calcext:value-type="string">
            <text:p>BjornMOls</text:p>
          </table:table-cell>
          <table:table-cell office:value-type="float" office:value="1868" calcext:value-type="float">
            <text:p>1868</text:p>
          </table:table-cell>
          <table:table-cell office:value-type="float" office:value="1850" calcext:value-type="float">
            <text:p>1850</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79" calcext:value-type="float">
            <text:p>79</text:p>
          </table:table-cell>
          <table:table-cell office:value-type="string" calcext:value-type="string">
            <text:p><text:s text:c="2"/>borgmaður nken í aþ ríki nheþ , , lifa sfg3fn í aþ hjónabandi nheþ og c uppala sfg3fn börn nhfo . . Hin </text:p>
          </table:table-cell>
          <table:table-cell table:style-name="ce34" table:formula="of:=getword([.B79]; -1)" office:value-type="string" office:string-value="Hin" calcext:value-type="string">
            <text:p>Hin</text:p>
          </table:table-cell>
          <table:table-cell office:value-type="string" calcext:value-type="string">
            <text:p>gven eilífa lvenvf</text:p>
          </table:table-cell>
          <table:table-cell table:style-name="ce37" table:formula="of:=getword([.D79]; 2)" office:value-type="string" office:string-value="eilífa" calcext:value-type="string">
            <text:p>eilífa</text:p>
          </table:table-cell>
          <table:table-cell/>
          <table:table-cell table:style-name="ce37" table:formula="of:=getword([.P7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79]; 2)" office:value-type="string" office:string-value="nven" calcext:value-type="string">
            <text:p>nven</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ákvörðun nven er sfg3en í aþ því aa fólgin sþgven , , að c maðurinn nkeng á sfg3en að </text:p>
          </table:table-cell>
          <table:table-cell office:value-type="string" calcext:value-type="string">
            <text:p>1868-ListinLifa-BjornMOls.txt</text:p>
          </table:table-cell>
          <table:table-cell table:number-columns-repeated="2" office:value-type="string" calcext:value-type="string">
            <text:p>BjornMOls</text:p>
          </table:table-cell>
          <table:table-cell office:value-type="float" office:value="1868" calcext:value-type="float">
            <text:p>1868</text:p>
          </table:table-cell>
          <table:table-cell office:value-type="float" office:value="1850" calcext:value-type="float">
            <text:p>1850</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80" calcext:value-type="float">
            <text:p>80</text:p>
          </table:table-cell>
          <table:table-cell office:value-type="string" calcext:value-type="string">
            <text:p><text:s text:c="2"/>stjórnar nvee guðs nkee og c þakka sng sjer nkeo einum tfkeþ auð nkeo sinn fekeo og c kenna sng hinum </text:p>
          </table:table-cell>
          <table:table-cell table:style-name="ce34" table:formula="of:=getword([.B80]; -1)" office:value-type="string" office:string-value="hinum" calcext:value-type="string">
            <text:p>hinum</text:p>
          </table:table-cell>
          <table:table-cell office:value-type="string" calcext:value-type="string">
            <text:p>gkeþ fátæka lkeþvf</text:p>
          </table:table-cell>
          <table:table-cell table:style-name="ce37" table:formula="of:=getword([.D80]; 2)" office:value-type="string" office:string-value="fátæka" calcext:value-type="string">
            <text:p>fátæka</text:p>
          </table:table-cell>
          <table:table-cell/>
          <table:table-cell table:style-name="ce37" table:formula="of:=getword([.P8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80]; 2)" office:value-type="string" office:string-value="tfkeþ" calcext:value-type="string">
            <text:p>tfkeþ</text:p>
          </table:table-cell>
          <table:table-cell table:style-name="ce37" table:number-columns-repeated="2"/>
          <table:table-cell/>
          <table:table-cell table:style-name="ce37" table:number-columns-repeated="2"/>
          <table:table-cell office:value-type="string" calcext:value-type="string">
            <text:p><text:s/>einum tfkeþ örbyrgð nveþ hans fpkee , , en c af aþ því fpheþ sprettur sfg3en sjálfsþótti nken og c </text:p>
          </table:table-cell>
          <table:table-cell office:value-type="string" calcext:value-type="string">
            <text:p>1869-Freistingar-LarHalld.txt</text:p>
          </table:table-cell>
          <table:table-cell table:number-columns-repeated="2" office:value-type="string" calcext:value-type="string">
            <text:p>LarHalld</text:p>
          </table:table-cell>
          <table:table-cell office:value-type="float" office:value="1869" calcext:value-type="float">
            <text:p>1869</text:p>
          </table:table-cell>
          <table:table-cell office:value-type="float" office:value="1851" calcext:value-type="float">
            <text:p>1851</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81" calcext:value-type="float">
            <text:p>81</text:p>
          </table:table-cell>
          <table:table-cell office:value-type="string" calcext:value-type="string">
            <text:p><text:s text:c="2"/>cn komast snm að aþ raun nveþ um ao þetta faheo , , er sfg3en guðsorð nhfn hverjum fokeþ manni nkeþ hinn </text:p>
          </table:table-cell>
          <table:table-cell table:style-name="ce34" table:formula="of:=getword([.B81]; -1)" office:value-type="string" office:string-value="hinn" calcext:value-type="string">
            <text:p>hinn</text:p>
          </table:table-cell>
          <table:table-cell office:value-type="string" calcext:value-type="string">
            <text:p>gken áreiðanlegasti lkenve</text:p>
          </table:table-cell>
          <table:table-cell table:style-name="ce37" table:formula="of:=getword([.D81]; 2)" office:value-type="string" office:string-value="áreiðanlegasti" calcext:value-type="string">
            <text:p>áreiðanlegasti</text:p>
          </table:table-cell>
          <table:table-cell/>
          <table:table-cell table:style-name="ce37" table:formula="of:=getword([.P8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81]; 2)" office:value-type="string" office:string-value="nken" calcext:value-type="string">
            <text:p>nke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leiðarvísir nken , , og c það fphen hvetur sfg3en mennina nkfog líka aa til ae að cn rannsaka</text:p>
          </table:table-cell>
          <table:table-cell office:value-type="string" calcext:value-type="string">
            <text:p>1869-ThekkjaSig-JonJons.txt</text:p>
          </table:table-cell>
          <table:table-cell office:value-type="string" calcext:value-type="string">
            <text:p>JonJonsB</text:p>
          </table:table-cell>
          <table:table-cell office:value-type="string" calcext:value-type="string">
            <text:p>JonJons</text:p>
          </table:table-cell>
          <table:table-cell office:value-type="float" office:value="1869" calcext:value-type="float">
            <text:p>1869</text:p>
          </table:table-cell>
          <table:table-cell office:value-type="float" office:value="1849" calcext:value-type="float">
            <text:p>1849</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82" calcext:value-type="float">
            <text:p>82</text:p>
          </table:table-cell>
          <table:table-cell office:value-type="string" calcext:value-type="string">
            <text:p><text:s text:c="2"/>“ nken ; ; hjer lhfnsf ætla sfg3fn jeg e þá aa að cn skoða sng „ nheo góður lkensf “ nken í aþ hinni </text:p>
          </table:table-cell>
          <table:table-cell table:style-name="ce34" table:formula="of:=getword([.B82]; -1)" office:value-type="string" office:string-value="hinni" calcext:value-type="string">
            <text:p>hinni</text:p>
          </table:table-cell>
          <table:table-cell office:value-type="string" calcext:value-type="string">
            <text:p>gveþ daglegu lveþvf</text:p>
          </table:table-cell>
          <table:table-cell table:style-name="ce37" table:formula="of:=getword([.D82]; 2)" office:value-type="string" office:string-value="daglegu" calcext:value-type="string">
            <text:p>daglegu</text:p>
          </table:table-cell>
          <table:table-cell/>
          <table:table-cell table:style-name="ce37" table:formula="of:=getword([.P8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82];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eða c vanalegu lveþvf þýðingu nveþ , , er sfg3en lögð sþgven er sfg3en í ao það faheo orð </text:p>
          </table:table-cell>
          <table:table-cell office:value-type="string" calcext:value-type="string">
            <text:p>1870-Freistingar-PallThorl.txt</text:p>
          </table:table-cell>
          <table:table-cell table:number-columns-repeated="2" office:value-type="string" calcext:value-type="string">
            <text:p>PallThorl</text:p>
          </table:table-cell>
          <table:table-cell office:value-type="float" office:value="1870" calcext:value-type="float">
            <text:p>1870</text:p>
          </table:table-cell>
          <table:table-cell office:value-type="float" office:value="1849" calcext:value-type="float">
            <text:p>1849</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83" calcext:value-type="float">
            <text:p>83</text:p>
          </table:table-cell>
          <table:table-cell office:value-type="string" calcext:value-type="string">
            <text:p><text:s text:c="2"/>c hann fpken geti svg3en heitið ssg góður lkensf ; ; guðhræddur lkensf , , rjettvís lkensf o. nhfn s. aa frv. aa Hin </text:p>
          </table:table-cell>
          <table:table-cell table:style-name="ce34" table:formula="of:=getword([.B83]; -1)" office:value-type="string" office:string-value="Hin" calcext:value-type="string">
            <text:p>Hin</text:p>
          </table:table-cell>
          <table:table-cell office:value-type="string" calcext:value-type="string">
            <text:p>gven mesta lvenve</text:p>
          </table:table-cell>
          <table:table-cell table:style-name="ce37" table:formula="of:=getword([.D83]; 2)" office:value-type="string" office:string-value="mesta" calcext:value-type="string">
            <text:p>mesta</text:p>
          </table:table-cell>
          <table:table-cell/>
          <table:table-cell table:style-name="ce37" table:formula="of:=getword([.P8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83]; 2)" office:value-type="string" office:string-value="nven" calcext:value-type="string">
            <text:p>nven</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hindrun nven fyrir ao manninn nkeog til ae að cn geta sng orðið ssg góður lkensf er sfg3en </text:p>
          </table:table-cell>
          <table:table-cell office:value-type="string" calcext:value-type="string">
            <text:p>1870-Freistingar-PallThorl.txt</text:p>
          </table:table-cell>
          <table:table-cell table:number-columns-repeated="2" office:value-type="string" calcext:value-type="string">
            <text:p>PallThorl</text:p>
          </table:table-cell>
          <table:table-cell office:value-type="float" office:value="1870" calcext:value-type="float">
            <text:p>1870</text:p>
          </table:table-cell>
          <table:table-cell office:value-type="float" office:value="1849" calcext:value-type="float">
            <text:p>1849</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84" calcext:value-type="float">
            <text:p>84</text:p>
          </table:table-cell>
          <table:table-cell office:value-type="string" calcext:value-type="string">
            <text:p><text:s text:c="2"/>nven fyrir ao manninn nkeog til ae að cn geta sng orðið ssg góður lkensf er sfg3en efalaust lhensf hið </text:p>
          </table:table-cell>
          <table:table-cell table:style-name="ce34" table:formula="of:=getword([.B84]; -1)" office:value-type="string" office:string-value="hið" calcext:value-type="string">
            <text:p>hið</text:p>
          </table:table-cell>
          <table:table-cell office:value-type="string" calcext:value-type="string">
            <text:p>ghen syndumspillta lheovf</text:p>
          </table:table-cell>
          <table:table-cell table:style-name="ce37" table:formula="of:=getword([.D84]; 2)" office:value-type="string" office:string-value="syndumspillta" calcext:value-type="string">
            <text:p>syndumspillta</text:p>
          </table:table-cell>
          <table:table-cell/>
          <table:table-cell table:style-name="ce37" table:formula="of:=getword([.P84];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84]; 2)" office:value-type="string" office:string-value="nhen" calcext:value-type="string">
            <text:p>nhe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eðli nhen hans fpkee , , og c af aþ því fpheþ leiðir sfg3en þá aa aptur lkensf allar fovfo </text:p>
          </table:table-cell>
          <table:table-cell office:value-type="string" calcext:value-type="string">
            <text:p>1870-Freistingar-PallThorl.txt</text:p>
          </table:table-cell>
          <table:table-cell table:number-columns-repeated="2" office:value-type="string" calcext:value-type="string">
            <text:p>PallThorl</text:p>
          </table:table-cell>
          <table:table-cell office:value-type="float" office:value="1870" calcext:value-type="float">
            <text:p>1870</text:p>
          </table:table-cell>
          <table:table-cell office:value-type="float" office:value="1849" calcext:value-type="float">
            <text:p>1849</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85" calcext:value-type="float">
            <text:p>85</text:p>
          </table:table-cell>
          <table:table-cell office:value-type="string" calcext:value-type="string">
            <text:p><text:s text:c="2"/>og c eins aa . . Það fphen er sfg3en reyndar aa satt lhensf , , að c hugprýðin nveng býr sfg3en hið </text:p>
          </table:table-cell>
          <table:table-cell table:style-name="ce34" table:formula="of:=getword([.B85]; -1)" office:value-type="string" office:string-value="hið" calcext:value-type="string">
            <text:p>hið</text:p>
          </table:table-cell>
          <table:table-cell office:value-type="string" calcext:value-type="string">
            <text:p>ghen innra lhenvm</text:p>
          </table:table-cell>
          <table:table-cell table:style-name="ce37" table:formula="of:=getword([.D85]; 2)" office:value-type="string" office:string-value="innra" calcext:value-type="string">
            <text:p>innra</text:p>
          </table:table-cell>
          <table:table-cell/>
          <table:table-cell table:style-name="ce37" table:formula="of:=getword([.P8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85];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hjá aþ manninum nkeþg , , og c er sfg3en því aa ein tfven grein nven ( ( factor e ) ) af aþ </text:p>
          </table:table-cell>
          <table:table-cell office:value-type="string" calcext:value-type="string">
            <text:p>1870-ListinLifa-OlBriem.txt</text:p>
          </table:table-cell>
          <table:table-cell table:number-columns-repeated="2" office:value-type="string" calcext:value-type="string">
            <text:p>OlBriem</text:p>
          </table:table-cell>
          <table:table-cell office:value-type="float" office:value="1870" calcext:value-type="float">
            <text:p>1870</text:p>
          </table:table-cell>
          <table:table-cell office:value-type="float" office:value="1851" calcext:value-type="float">
            <text:p>1851</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86" calcext:value-type="float">
            <text:p>86</text:p>
          </table:table-cell>
          <table:table-cell office:value-type="string" calcext:value-type="string">
            <text:p><text:s text:c="2"/>cn láta sng ekki aa ótta nkeo fyrir aþ mönnum nkfþ hrinda sfg3fn sjer nhen út aa af aþ hinum </text:p>
          </table:table-cell>
          <table:table-cell table:style-name="ce34" table:formula="of:=getword([.B86]; -1)" office:value-type="string" office:string-value="hinum" calcext:value-type="string">
            <text:p>hinum</text:p>
          </table:table-cell>
          <table:table-cell office:value-type="string" calcext:value-type="string">
            <text:p>gkeþ þrönga lkeþvf</text:p>
          </table:table-cell>
          <table:table-cell table:style-name="ce37" table:formula="of:=getword([.D86]; 2)" office:value-type="string" office:string-value="þrönga" calcext:value-type="string">
            <text:p>þrönga</text:p>
          </table:table-cell>
          <table:table-cell/>
          <table:table-cell table:style-name="ce37" table:formula="of:=getword([.P86]; 1)" office:value-type="string" office:string-value="" calcext:value-type="error">
            <text:p>#NAFN?</text:p>
          </table:table-cell>
          <table:table-cell table:style-name="ce37"/>
          <table:table-cell table:style-name="ce41" office:value-type="string" calcext:value-type="string">
            <text:p>danGEN</text:p>
          </table:table-cell>
          <table:table-cell table:style-name="ce37" table:formula="of:=getword([.P86]; 2)" office:value-type="string" office:string-value="nkeþ" calcext:value-type="string">
            <text:p>nkeþ</text:p>
          </table:table-cell>
          <table:table-cell table:style-name="ce37" office:value-type="string" calcext:value-type="string">
            <text:p>HINN/SÁ only</text:p>
          </table:table-cell>
          <table:table-cell table:style-name="ce37"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vegi nkeþ rjettvísinnar nveeg . . Sá faken dómari nken , , sem ct gegn aþ betri lveþvm sannfæringu nv</text:p>
          </table:table-cell>
          <table:table-cell office:value-type="string" calcext:value-type="string">
            <text:p>1870-ListinLifa-OlBriem.txt</text:p>
          </table:table-cell>
          <table:table-cell table:number-columns-repeated="2" office:value-type="string" calcext:value-type="string">
            <text:p>OlBriem</text:p>
          </table:table-cell>
          <table:table-cell office:value-type="float" office:value="1870" calcext:value-type="float">
            <text:p>1870</text:p>
          </table:table-cell>
          <table:table-cell office:value-type="float" office:value="1851" calcext:value-type="float">
            <text:p>1851</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87" calcext:value-type="float">
            <text:p>87</text:p>
          </table:table-cell>
          <table:table-cell office:value-type="string" calcext:value-type="string">
            <text:p><text:s text:c="2"/>aþ því fpheþ að c hann fpken óttast snm hatur nheo hlutaðeigenda lheovf , , sýnir sfg3en auk ae ranglætis nhee hina </text:p>
          </table:table-cell>
          <table:table-cell table:style-name="ce34" table:formula="of:=getword([.B87]; -1)" office:value-type="string" office:string-value="hina" calcext:value-type="string">
            <text:p>hina</text:p>
          </table:table-cell>
          <table:table-cell office:value-type="string" calcext:value-type="string">
            <text:p>gveo mestu lveove</text:p>
          </table:table-cell>
          <table:table-cell table:style-name="ce37" table:formula="of:=getword([.D87]; 2)" office:value-type="string" office:string-value="mestu" calcext:value-type="string">
            <text:p>mestu</text:p>
          </table:table-cell>
          <table:table-cell/>
          <table:table-cell table:style-name="ce37" table:formula="of:=getword([.P8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87]; 2)" office:value-type="string" office:string-value="lveovf" calcext:value-type="string">
            <text:p>lveovf</text:p>
          </table:table-cell>
          <table:table-cell table:style-name="ce37" table:number-columns-repeated="2"/>
          <table:table-cell/>
          <table:table-cell table:style-name="ce37" table:number-columns-repeated="2"/>
          <table:table-cell office:value-type="string" calcext:value-type="string">
            <text:p><text:s/>ragmennsku lveovf , , og c engu foheþ síður aam sá sfg3eþ , , sem ct er sfg3en fulltrúi nken þjóðar </text:p>
          </table:table-cell>
          <table:table-cell office:value-type="string" calcext:value-type="string">
            <text:p>1870-ListinLifa-OlBriem.txt</text:p>
          </table:table-cell>
          <table:table-cell table:number-columns-repeated="2" office:value-type="string" calcext:value-type="string">
            <text:p>OlBriem</text:p>
          </table:table-cell>
          <table:table-cell office:value-type="float" office:value="1870" calcext:value-type="float">
            <text:p>1870</text:p>
          </table:table-cell>
          <table:table-cell office:value-type="float" office:value="1851" calcext:value-type="float">
            <text:p>1851</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88" calcext:value-type="float">
            <text:p>88</text:p>
          </table:table-cell>
          <table:table-cell office:value-type="string" calcext:value-type="string">
            <text:p><text:s/>3fn þeir fpkfn að cn geta sng haldið ssg við aa samlyndi nheþ , , því fpheþ það fphen er sfg3en hið </text:p>
          </table:table-cell>
          <table:table-cell table:style-name="ce34" table:formula="of:=getword([.B88]; -1)" office:value-type="string" office:string-value="hið" calcext:value-type="string">
            <text:p>hið</text:p>
          </table:table-cell>
          <table:table-cell office:value-type="string" calcext:value-type="string">
            <text:p>ghen eina lhenvf</text:p>
          </table:table-cell>
          <table:table-cell table:style-name="ce37" table:formula="of:=getword([.D88]; 2)" office:value-type="string" office:string-value="eina" calcext:value-type="string">
            <text:p>eina</text:p>
          </table:table-cell>
          <table:table-cell/>
          <table:table-cell table:style-name="ce37" table:formula="of:=getword([.P8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88]; 2)" office:value-type="string" office:string-value="aa" calcext:value-type="string">
            <text:p>aa</text:p>
          </table:table-cell>
          <table:table-cell table:style-name="ce37" table:number-columns-repeated="2"/>
          <table:table-cell/>
          <table:table-cell table:style-name="ce37" table:number-columns-repeated="2"/>
          <table:table-cell office:value-type="string" calcext:value-type="string">
            <text:p><text:s/>meðal aa til ae að cn halda sng fjelagi nheþ saman aa . . Þeir fpkfn þurfa sfg3fn því fpheþ , , </text:p>
          </table:table-cell>
          <table:table-cell office:value-type="string" calcext:value-type="string">
            <text:p>1871-LydraediStjorn-IndrEin.txt</text:p>
          </table:table-cell>
          <table:table-cell table:number-columns-repeated="2" office:value-type="string" calcext:value-type="string">
            <text:p>IndrEin</text:p>
          </table:table-cell>
          <table:table-cell office:value-type="float" office:value="1871" calcext:value-type="float">
            <text:p>1871</text:p>
          </table:table-cell>
          <table:table-cell office:value-type="float" office:value="1851" calcext:value-type="float">
            <text:p>1851</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89" calcext:value-type="float">
            <text:p>89</text:p>
          </table:table-cell>
          <table:table-cell office:value-type="string" calcext:value-type="string">
            <text:p><text:s text:c="2"/>nema c allt fohen það fphen á sfg3en brott aa , , sem ct geti svg3en verið ssg jafnvel aa hið </text:p>
          </table:table-cell>
          <table:table-cell table:style-name="ce34" table:formula="of:=getword([.B89]; -1)" office:value-type="string" office:string-value="hið" calcext:value-type="string">
            <text:p>hið</text:p>
          </table:table-cell>
          <table:table-cell office:value-type="string" calcext:value-type="string">
            <text:p>ghen minnsta lhenve</text:p>
          </table:table-cell>
          <table:table-cell table:style-name="ce37" table:formula="of:=getword([.D89]; 2)" office:value-type="string" office:string-value="minnsta" calcext:value-type="string">
            <text:p>minnsta</text:p>
          </table:table-cell>
          <table:table-cell/>
          <table:table-cell table:style-name="ce37" table:formula="of:=getword([.P8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89]; 2)" office:value-type="string" office:string-value="nhen" calcext:value-type="string">
            <text:p>nhen</text:p>
          </table:table-cell>
          <table:table-cell table:style-name="ce37" office:value-type="string" calcext:value-type="string">
            <text:p>HINN/SÁ only</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fræ nhen til ae óánægju nvee , , því fpheþ ef c engin foven orsök nven er sfg3en til ae </text:p>
          </table:table-cell>
          <table:table-cell office:value-type="string" calcext:value-type="string">
            <text:p>1871-LydraediStjorn-IndrEin.txt</text:p>
          </table:table-cell>
          <table:table-cell table:number-columns-repeated="2" office:value-type="string" calcext:value-type="string">
            <text:p>IndrEin</text:p>
          </table:table-cell>
          <table:table-cell office:value-type="float" office:value="1871" calcext:value-type="float">
            <text:p>1871</text:p>
          </table:table-cell>
          <table:table-cell office:value-type="float" office:value="1851" calcext:value-type="float">
            <text:p>1851</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90" calcext:value-type="float">
            <text:p>90</text:p>
          </table:table-cell>
          <table:table-cell office:value-type="string" calcext:value-type="string">
            <text:p><text:s text:c="2"/>sfg1fþ , , og c mun sfg3en það fphen satt lhensf reynast snm . . Hvað fshen veldur sfg3en sundrungu lheþsf hins </text:p>
          </table:table-cell>
          <table:table-cell table:style-name="ce34" table:formula="of:=getword([.B90]; -1)" office:value-type="string" office:string-value="hins" calcext:value-type="string">
            <text:p>hins</text:p>
          </table:table-cell>
          <table:table-cell office:value-type="string" calcext:value-type="string">
            <text:p>ghee borgaralega lheevf</text:p>
          </table:table-cell>
          <table:table-cell table:style-name="ce37" table:formula="of:=getword([.D90]; 2)" office:value-type="string" office:string-value="borgaralega" calcext:value-type="string">
            <text:p>borgaralega</text:p>
          </table:table-cell>
          <table:table-cell/>
          <table:table-cell table:style-name="ce37" table:formula="of:=getword([.P9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90]; 2)" office:value-type="string" office:string-value="nhee" calcext:value-type="string">
            <text:p>nhee</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fjelags nhee ? ? Henni fpveþ veldur sfg3en ósamlyndi nheþ , , og c eins aa fjarlægar lvfnsf orsa</text:p>
          </table:table-cell>
          <table:table-cell office:value-type="string" calcext:value-type="string">
            <text:p>1871-LydraediStjorn-IndrEin.txt</text:p>
          </table:table-cell>
          <table:table-cell table:number-columns-repeated="2" office:value-type="string" calcext:value-type="string">
            <text:p>IndrEin</text:p>
          </table:table-cell>
          <table:table-cell office:value-type="float" office:value="1871" calcext:value-type="float">
            <text:p>1871</text:p>
          </table:table-cell>
          <table:table-cell office:value-type="float" office:value="1851" calcext:value-type="float">
            <text:p>1851</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91" calcext:value-type="float">
            <text:p>91</text:p>
          </table:table-cell>
          <table:table-cell office:value-type="string" calcext:value-type="string">
            <text:p><text:s text:c="2"/>ae sundurlyndis nhee eru sfg3fn margar lvfnsf : : t.d. as stjórnleysi nhfn , , því fpheþ þá aa vaða sfg3fn hinir </text:p>
          </table:table-cell>
          <table:table-cell table:style-name="ce34" table:formula="of:=getword([.B91]; -1)" office:value-type="string" office:string-value="hinir" calcext:value-type="string">
            <text:p>hinir</text:p>
          </table:table-cell>
          <table:table-cell office:value-type="string" calcext:value-type="string">
            <text:p>gkfn verri lhfnvm</text:p>
          </table:table-cell>
          <table:table-cell table:style-name="ce37" table:formula="of:=getword([.D91]; 2)" office:value-type="string" office:string-value="verri" calcext:value-type="string">
            <text:p>verri</text:p>
          </table:table-cell>
          <table:table-cell/>
          <table:table-cell table:style-name="ce37" table:formula="of:=getword([.P9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91]; 2)" office:value-type="string" office:string-value="aa" calcext:value-type="string">
            <text:p>aa</text:p>
          </table:table-cell>
          <table:table-cell table:style-name="ce37" table:number-columns-repeated="2"/>
          <table:table-cell/>
          <table:table-cell table:style-name="ce37" table:number-columns-repeated="2"/>
          <table:table-cell office:value-type="string" calcext:value-type="string">
            <text:p><text:s/>uppi aa og c gjöra sfg3fn fjelaginu nheþg ógagn nhen , , og c við ao það fpheo verða sfg3</text:p>
          </table:table-cell>
          <table:table-cell office:value-type="string" calcext:value-type="string">
            <text:p>1871-LydraediStjorn-IndrEin.txt</text:p>
          </table:table-cell>
          <table:table-cell table:number-columns-repeated="2" office:value-type="string" calcext:value-type="string">
            <text:p>IndrEin</text:p>
          </table:table-cell>
          <table:table-cell office:value-type="float" office:value="1871" calcext:value-type="float">
            <text:p>1871</text:p>
          </table:table-cell>
          <table:table-cell office:value-type="float" office:value="1851" calcext:value-type="float">
            <text:p>1851</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92" calcext:value-type="float">
            <text:p>92</text:p>
          </table:table-cell>
          <table:table-cell office:value-type="string" calcext:value-type="string">
            <text:p><text:s text:c="2"/>fpheo svo aa , , að c hún fpven kenni svg3en mönnum nkfþ að cn lifa sng , , eins aa og c hið </text:p>
          </table:table-cell>
          <table:table-cell table:style-name="ce34" table:formula="of:=getword([.B92]; -1)" office:value-type="string" office:string-value="hið" calcext:value-type="string">
            <text:p>hið</text:p>
          </table:table-cell>
          <table:table-cell office:value-type="string" calcext:value-type="string">
            <text:p>ghen latínska lhenvf</text:p>
          </table:table-cell>
          <table:table-cell table:style-name="ce37" table:formula="of:=getword([.D92]; 2)" office:value-type="string" office:string-value="latínska" calcext:value-type="string">
            <text:p>latínska</text:p>
          </table:table-cell>
          <table:table-cell/>
          <table:table-cell table:style-name="ce37" table:formula="of:=getword([.P9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92]; 2)" office:value-type="string" office:string-value="nhen" calcext:value-type="string">
            <text:p>nhen</text:p>
          </table:table-cell>
          <table:table-cell table:style-name="ce37" office:value-type="string" calcext:value-type="string">
            <text:p>yes</text:p>
          </table:table-cell>
          <table:table-cell table:style-name="ce37" office:value-type="string" calcext:value-type="string">
            <text:p>origin/style/material</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máltæki nhen segir sfg3en : : „ nhen Historia nkee-s vitae sng magistra lheovf “ nheo . . Það fphen</text:p>
          </table:table-cell>
          <table:table-cell office:value-type="string" calcext:value-type="string">
            <text:p>1871-SaganSjalfstaedi-ArnJoh.txt</text:p>
          </table:table-cell>
          <table:table-cell table:number-columns-repeated="2" office:value-type="string" calcext:value-type="string">
            <text:p>ArnJoh</text:p>
          </table:table-cell>
          <table:table-cell office:value-type="float" office:value="1871" calcext:value-type="float">
            <text:p>1871</text:p>
          </table:table-cell>
          <table:table-cell office:value-type="float" office:value="1844" calcext:value-type="float">
            <text:p>1844</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93" calcext:value-type="float">
            <text:p>93</text:p>
          </table:table-cell>
          <table:table-cell office:value-type="string" calcext:value-type="string">
            <text:p><text:s text:c="2"/>, , og c er sfg3en því aa hætt sþgven við ao , , að c hann fpken villist sfm3en af aþ hinum </text:p>
          </table:table-cell>
          <table:table-cell table:style-name="ce34" table:formula="of:=getword([.B93]; -1)" office:value-type="string" office:string-value="hinum" calcext:value-type="string">
            <text:p>hinum</text:p>
          </table:table-cell>
          <table:table-cell office:value-type="string" calcext:value-type="string">
            <text:p>gkeþ rjetta lhenvf</text:p>
          </table:table-cell>
          <table:table-cell table:style-name="ce37" table:formula="of:=getword([.D93]; 2)" office:value-type="string" office:string-value="rjetta" calcext:value-type="string">
            <text:p>rjetta</text:p>
          </table:table-cell>
          <table:table-cell/>
          <table:table-cell table:style-name="ce37" table:formula="of:=getword([.P9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93]; 2)" office:value-type="string" office:string-value="nkeþ" calcext:value-type="string">
            <text:p>nkeþ</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vegi nkeþ . . Þannig aa er sfg3en þeim fakeþ manni nkeþ varið sþghen , , sem ct eigi aa þekkir sfg3</text:p>
          </table:table-cell>
          <table:table-cell office:value-type="string" calcext:value-type="string">
            <text:p>1871-SaganSjalfstaedi-ArnJoh.txt</text:p>
          </table:table-cell>
          <table:table-cell table:number-columns-repeated="2" office:value-type="string" calcext:value-type="string">
            <text:p>ArnJoh</text:p>
          </table:table-cell>
          <table:table-cell office:value-type="float" office:value="1871" calcext:value-type="float">
            <text:p>1871</text:p>
          </table:table-cell>
          <table:table-cell office:value-type="float" office:value="1844" calcext:value-type="float">
            <text:p>1844</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94" calcext:value-type="float">
            <text:p>94</text:p>
          </table:table-cell>
          <table:table-cell office:value-type="string" calcext:value-type="string">
            <text:p><text:s/>3en um ao þetta faheo , , að c ef c menn nkfn þekkja sfg3fn söguna nveog og c aðfarir nvfo hinna </text:p>
          </table:table-cell>
          <table:table-cell table:style-name="ce34" table:formula="of:=getword([.B94]; -1)" office:value-type="string" office:string-value="hinna" calcext:value-type="string">
            <text:p>hinna</text:p>
          </table:table-cell>
          <table:table-cell office:value-type="string" calcext:value-type="string">
            <text:p>gkfe eldri lkfevm</text:p>
          </table:table-cell>
          <table:table-cell table:style-name="ce37" table:formula="of:=getword([.D94]; 2)" office:value-type="string" office:string-value="eldri" calcext:value-type="string">
            <text:p>eldri</text:p>
          </table:table-cell>
          <table:table-cell/>
          <table:table-cell table:style-name="ce37" table:formula="of:=getword([.P9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94]; 2)" office:value-type="string" office:string-value="nkfe" calcext:value-type="string">
            <text:p>nkfe</text:p>
          </table:table-cell>
          <table:table-cell table:style-name="ce37" office:value-type="string" calcext:value-type="string">
            <text:p>?no</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manna nkfe , , þá aa geta sfg3fn menn nkfn víða lheovf sjeð nheo , , hvar aa þeim fphfþ hefur sfg3</text:p>
          </table:table-cell>
          <table:table-cell office:value-type="string" calcext:value-type="string">
            <text:p>1871-SaganSjalfstaedi-ArnJoh.txt</text:p>
          </table:table-cell>
          <table:table-cell table:number-columns-repeated="2" office:value-type="string" calcext:value-type="string">
            <text:p>ArnJoh</text:p>
          </table:table-cell>
          <table:table-cell office:value-type="float" office:value="1871" calcext:value-type="float">
            <text:p>1871</text:p>
          </table:table-cell>
          <table:table-cell office:value-type="float" office:value="1844" calcext:value-type="float">
            <text:p>1844</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95" calcext:value-type="float">
            <text:p>95</text:p>
          </table:table-cell>
          <table:table-cell office:value-type="string" calcext:value-type="string">
            <text:p><text:s text:c="2"/>lkensf með aþ sanngirni nveþ af aþ þeim favfþ þjóðum nvfþ krafizt lhensf . . Sagan nveng er sfg3en því aa hin </text:p>
          </table:table-cell>
          <table:table-cell table:style-name="ce34" table:formula="of:=getword([.B95]; -1)" office:value-type="string" office:string-value="hin" calcext:value-type="string">
            <text:p>hin</text:p>
          </table:table-cell>
          <table:table-cell office:value-type="string" calcext:value-type="string">
            <text:p>gven bezta lvenve</text:p>
          </table:table-cell>
          <table:table-cell table:style-name="ce37" table:formula="of:=getword([.D95]; 2)" office:value-type="string" office:string-value="bezta" calcext:value-type="string">
            <text:p>bezta</text:p>
          </table:table-cell>
          <table:table-cell/>
          <table:table-cell table:style-name="ce37" table:formula="of:=getword([.P9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95]; 2)" office:value-type="string" office:string-value="nven" calcext:value-type="string">
            <text:p>nve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hjálp nven til ae þess fphee að cn halda sng uppi aa rjetti nkeþ þjóðarinnar nveeg , , gegn aþ öðrum </text:p>
          </table:table-cell>
          <table:table-cell office:value-type="string" calcext:value-type="string">
            <text:p>1871-SaganSjalfstaedi-ArnJoh.txt</text:p>
          </table:table-cell>
          <table:table-cell table:number-columns-repeated="2" office:value-type="string" calcext:value-type="string">
            <text:p>ArnJoh</text:p>
          </table:table-cell>
          <table:table-cell office:value-type="float" office:value="1871" calcext:value-type="float">
            <text:p>1871</text:p>
          </table:table-cell>
          <table:table-cell office:value-type="float" office:value="1844" calcext:value-type="float">
            <text:p>1844</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96" calcext:value-type="float">
            <text:p>96</text:p>
          </table:table-cell>
          <table:table-cell office:value-type="string" calcext:value-type="string">
            <text:p><text:s text:c="2"/>hleypt ssg upp ao jafnvel aa lítilmótlegustu lvfþve þjóðum nvfþ . . Rómverjar nkfn-s voru sfg3fþ í aþ fornöld nveþ hin </text:p>
          </table:table-cell>
          <table:table-cell table:style-name="ce34" table:formula="of:=getword([.B96]; -1)" office:value-type="string" office:string-value="hin" calcext:value-type="string">
            <text:p>hin</text:p>
          </table:table-cell>
          <table:table-cell office:value-type="string" calcext:value-type="string">
            <text:p>gven voldugasta lvenve</text:p>
          </table:table-cell>
          <table:table-cell table:style-name="ce37" table:formula="of:=getword([.D96]; 2)" office:value-type="string" office:string-value="voldugasta" calcext:value-type="string">
            <text:p>voldugasta</text:p>
          </table:table-cell>
          <table:table-cell/>
          <table:table-cell table:style-name="ce37" table:formula="of:=getword([.P9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96]; 2)" office:value-type="string" office:string-value="nven" calcext:value-type="string">
            <text:p>nven</text:p>
          </table:table-cell>
          <table:table-cell table:style-name="ce37" office:value-type="string" calcext:value-type="string">
            <text:p>?no</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þjóð nven í aþ heimi nkeþ , , og c mikillátasta lkeove , , en c stjórnleysi nhfn , , svall lkensf</text:p>
          </table:table-cell>
          <table:table-cell office:value-type="string" calcext:value-type="string">
            <text:p>1871-SaganSjalfstaedi-BjornStef.txt</text:p>
          </table:table-cell>
          <table:table-cell table:number-columns-repeated="2" office:value-type="string" calcext:value-type="string">
            <text:p>BjornStef</text:p>
          </table:table-cell>
          <table:table-cell office:value-type="float" office:value="1871" calcext:value-type="float">
            <text:p>1871</text:p>
          </table:table-cell>
          <table:table-cell office:value-type="float" office:value="1844" calcext:value-type="float">
            <text:p>1844</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Thir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97" calcext:value-type="float">
            <text:p>97</text:p>
          </table:table-cell>
          <table:table-cell office:value-type="string" calcext:value-type="string">
            <text:p><text:s text:c="2"/>aþ sögunni nveþg , , að c menn nkfn af aþ lægstu lkfþve stigum nkfþ hafa sfg3fn komizt ssg til ae hinna </text:p>
          </table:table-cell>
          <table:table-cell table:style-name="ce34" table:formula="of:=getword([.B97]; -1)" office:value-type="string" office:string-value="hinna" calcext:value-type="string">
            <text:p>hinna</text:p>
          </table:table-cell>
          <table:table-cell office:value-type="string" calcext:value-type="string">
            <text:p>ghfe æðstu lhfeve</text:p>
          </table:table-cell>
          <table:table-cell table:style-name="ce37" table:formula="of:=getword([.D97]; 2)" office:value-type="string" office:string-value="æðstu" calcext:value-type="string">
            <text:p>æðstu</text:p>
          </table:table-cell>
          <table:table-cell/>
          <table:table-cell table:style-name="ce37" table:formula="of:=getword([.P9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97]; 2)" office:value-type="string" office:string-value="nhfe" calcext:value-type="string">
            <text:p>nhfe</text:p>
          </table:table-cell>
          <table:table-cell table:style-name="ce37" office:value-type="string" calcext:value-type="string">
            <text:p>HINN/SÁ only</text:p>
          </table:table-cell>
          <table:table-cell office:value-type="string" calcext:value-type="string">
            <text:p>limiters</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valda nhfe og c metorða nhfe fyrir ao dugnað nkeo sinn fekeo og c atorkusemi nveo , , svo aa sem </text:p>
          </table:table-cell>
          <table:table-cell office:value-type="string" calcext:value-type="string">
            <text:p>1871-SaganSjalfstaedi-BjornStef.txt</text:p>
          </table:table-cell>
          <table:table-cell table:number-columns-repeated="2" office:value-type="string" calcext:value-type="string">
            <text:p>BjornStef</text:p>
          </table:table-cell>
          <table:table-cell office:value-type="float" office:value="1871" calcext:value-type="float">
            <text:p>1871</text:p>
          </table:table-cell>
          <table:table-cell office:value-type="float" office:value="1844" calcext:value-type="float">
            <text:p>1844</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Thir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98" calcext:value-type="float">
            <text:p>98</text:p>
          </table:table-cell>
          <table:table-cell office:value-type="string" calcext:value-type="string">
            <text:p><text:s text:c="2"/>tilliti nheþ ávallt aa þótt c mikilsvert lhensf að cn þekkja sng sögu nveo þjóðar nvee sinnar fevee ; ; og c hinir </text:p>
          </table:table-cell>
          <table:table-cell table:style-name="ce34" table:formula="of:=getword([.B98]; -1)" office:value-type="string" office:string-value="hinir" calcext:value-type="string">
            <text:p>hinir</text:p>
          </table:table-cell>
          <table:table-cell office:value-type="string" calcext:value-type="string">
            <text:p>gkfn fornu lkfnvf</text:p>
          </table:table-cell>
          <table:table-cell table:style-name="ce37" table:formula="of:=getword([.D98]; 2)" office:value-type="string" office:string-value="fornu" calcext:value-type="string">
            <text:p>fornu</text:p>
          </table:table-cell>
          <table:table-cell/>
          <table:table-cell table:style-name="ce37" table:formula="of:=getword([.P9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98]; 2)" office:value-type="string" office:string-value="nkfn-s" calcext:value-type="string">
            <text:p>nkfn-s</text:p>
          </table:table-cell>
          <table:table-cell table:style-name="ce37" office:value-type="string" calcext:value-type="string">
            <text:p>?no</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Íslendingar nkfn-s ljetu sbg2en sjer nkeo svo aa annt lheosf um ao það fpheo , , að c þeir </text:p>
          </table:table-cell>
          <table:table-cell office:value-type="string" calcext:value-type="string">
            <text:p>1871-SaganSjalfstaedi-BjornStef.txt</text:p>
          </table:table-cell>
          <table:table-cell table:number-columns-repeated="2" office:value-type="string" calcext:value-type="string">
            <text:p>BjornStef</text:p>
          </table:table-cell>
          <table:table-cell office:value-type="float" office:value="1871" calcext:value-type="float">
            <text:p>1871</text:p>
          </table:table-cell>
          <table:table-cell office:value-type="float" office:value="1844" calcext:value-type="float">
            <text:p>1844</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Thir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99" calcext:value-type="float">
            <text:p>99</text:p>
          </table:table-cell>
          <table:table-cell office:value-type="string" calcext:value-type="string">
            <text:p><text:s text:c="2"/>nkfþ og c öðrum fohfþ göfugum lhfþsf stórmennum nhfþ . . Að aþ endingu nveþ get sfg1en jeg e hjer nhen hins </text:p>
          </table:table-cell>
          <table:table-cell table:style-name="ce34" table:formula="of:=getword([.B99]; -1)" office:value-type="string" office:string-value="hins" calcext:value-type="string">
            <text:p>hins</text:p>
          </table:table-cell>
          <table:table-cell office:value-type="string" calcext:value-type="string">
            <text:p>ghee forna lheevf</text:p>
          </table:table-cell>
          <table:table-cell table:style-name="ce37" table:formula="of:=getword([.D99]; 2)" office:value-type="string" office:string-value="forna" calcext:value-type="string">
            <text:p>forna</text:p>
          </table:table-cell>
          <table:table-cell/>
          <table:table-cell table:style-name="ce37" table:formula="of:=getword([.P9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99]; 2)" office:value-type="string" office:string-value="lheevf" calcext:value-type="string">
            <text:p>lheevf</text:p>
          </table:table-cell>
          <table:table-cell table:style-name="ce37" table:number-columns-repeated="2"/>
          <table:table-cell/>
          <table:table-cell table:style-name="ce37" table:number-columns-repeated="2"/>
          <table:table-cell office:value-type="string" calcext:value-type="string">
            <text:p><text:s/>latneska lheevf orðtækis nhee : : Historia nxeþ-s vitae sng magistra lkeþvm . . Björn nken-s Stefánsso</text:p>
          </table:table-cell>
          <table:table-cell office:value-type="string" calcext:value-type="string">
            <text:p>1871-SaganSjalfstaedi-BjornStef.txt</text:p>
          </table:table-cell>
          <table:table-cell table:number-columns-repeated="2" office:value-type="string" calcext:value-type="string">
            <text:p>BjornStef</text:p>
          </table:table-cell>
          <table:table-cell office:value-type="float" office:value="1871" calcext:value-type="float">
            <text:p>1871</text:p>
          </table:table-cell>
          <table:table-cell office:value-type="float" office:value="1844" calcext:value-type="float">
            <text:p>1844</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Thir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00" calcext:value-type="float">
            <text:p>100</text:p>
          </table:table-cell>
          <table:table-cell office:value-type="string" calcext:value-type="string">
            <text:p><text:s text:c="2"/>um ao að cn auka sng eigur nvfo sínar fevfo og c heldur aam , , að c það fphen sje sng hin </text:p>
          </table:table-cell>
          <table:table-cell table:style-name="ce34" table:formula="of:=getword([.B100]; -1)" office:value-type="string" office:string-value="hin" calcext:value-type="string">
            <text:p>hin</text:p>
          </table:table-cell>
          <table:table-cell office:value-type="string" calcext:value-type="string">
            <text:p>gven mesta lvenve</text:p>
          </table:table-cell>
          <table:table-cell table:style-name="ce37" table:formula="of:=getword([.D100]; 2)" office:value-type="string" office:string-value="mesta" calcext:value-type="string">
            <text:p>mesta</text:p>
          </table:table-cell>
          <table:table-cell/>
          <table:table-cell table:style-name="ce37" table:formula="of:=getword([.P10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00]; 2)" office:value-type="string" office:string-value="nven" calcext:value-type="string">
            <text:p>nven</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æla nven , , að cn eiga sng sem aa mest aae . . Hann fpken missir sfg3en alla foveo tilfinningu nveo </text:p>
          </table:table-cell>
          <table:table-cell office:value-type="string" calcext:value-type="string">
            <text:p>1872-Freistingar-SigJens.txt</text:p>
          </table:table-cell>
          <table:table-cell table:number-columns-repeated="2" office:value-type="string" calcext:value-type="string">
            <text:p>SigJens</text:p>
          </table:table-cell>
          <table:table-cell office:value-type="float" office:value="1872" calcext:value-type="float">
            <text:p>1872</text:p>
          </table:table-cell>
          <table:table-cell office:value-type="float" office:value="1853" calcext:value-type="float">
            <text:p>1853</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01" calcext:value-type="float">
            <text:p>101</text:p>
          </table:table-cell>
          <table:table-cell office:value-type="string" calcext:value-type="string">
            <text:p><text:s/>tilgangur nken latínukennslunnar nveeg að cn vekja sng hjá aþ lærisveinunum nkfþg ljósa lveosf hugmynd nveo um ao hinar </text:p>
          </table:table-cell>
          <table:table-cell table:style-name="ce34" table:formula="of:=getword([.B101]; -1)" office:value-type="string" office:string-value="hinar" calcext:value-type="string">
            <text:p>hinar</text:p>
          </table:table-cell>
          <table:table-cell office:value-type="string" calcext:value-type="string">
            <text:p>gvfo fögru lvfovf</text:p>
          </table:table-cell>
          <table:table-cell table:style-name="ce37" table:formula="of:=getword([.D101]; 2)" office:value-type="string" office:string-value="fögru" calcext:value-type="string">
            <text:p>fögru</text:p>
          </table:table-cell>
          <table:table-cell/>
          <table:table-cell table:style-name="ce37" table:formula="of:=getword([.P101]; 1)" office:value-type="string" office:string-value="" calcext:value-type="error">
            <text:p>#NAFN?</text:p>
          </table:table-cell>
          <table:table-cell table:style-name="ce37"/>
          <table:table-cell table:style-name="ce41" office:value-type="string" calcext:value-type="string">
            <text:p>danGEN</text:p>
          </table:table-cell>
          <table:table-cell table:style-name="ce37" table:formula="of:=getword([.P101]; 2)" office:value-type="string" office:string-value="nvfo" calcext:value-type="string">
            <text:p>nvfo</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mentir nvfo fornaldarinnar nveeg ; ; sömuleiðis aa að cn ljetta sng fyrir aþ lærisveinunum nkfþg að cn</text:p>
          </table:table-cell>
          <table:table-cell office:value-type="string" calcext:value-type="string">
            <text:p>1872-Latinukennsla-GudnGudm.txt</text:p>
          </table:table-cell>
          <table:table-cell table:number-columns-repeated="2" office:value-type="string" calcext:value-type="string">
            <text:p>GudnGudm</text:p>
          </table:table-cell>
          <table:table-cell office:value-type="float" office:value="1872" calcext:value-type="float">
            <text:p>1872</text:p>
          </table:table-cell>
          <table:table-cell office:value-type="float" office:value="1850" calcext:value-type="float">
            <text:p>1850</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02" calcext:value-type="float">
            <text:p>102</text:p>
          </table:table-cell>
          <table:table-cell office:value-type="string" calcext:value-type="string">
            <text:p><text:s text:c="2"/>, , að c nauðsynlegt lhensf er sfg3en , , einkum aa fyrir ao oss fp1fo , , að cn kunna sng nokkur fohfo hinna </text:p>
          </table:table-cell>
          <table:table-cell table:style-name="ce34" table:formula="of:=getword([.B102]; -1)" office:value-type="string" office:string-value="hinna" calcext:value-type="string">
            <text:p>hinna</text:p>
          </table:table-cell>
          <table:table-cell office:value-type="string" calcext:value-type="string">
            <text:p>ghfe nýrri lhfevm</text:p>
          </table:table-cell>
          <table:table-cell table:style-name="ce37" table:formula="of:=getword([.D102]; 2)" office:value-type="string" office:string-value="nýrri" calcext:value-type="string">
            <text:p>nýrri</text:p>
          </table:table-cell>
          <table:table-cell/>
          <table:table-cell table:style-name="ce37" table:formula="of:=getword([.P10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02]; 2)" office:value-type="string" office:string-value="nhfe" calcext:value-type="string">
            <text:p>nhfe</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tungumála nhfe , , þareð nheo svo aa fáir lkfnsf erlendir lkfnsf menn nkfn , , er sfg3en vjer nhen eig</text:p>
          </table:table-cell>
          <table:table-cell office:value-type="string" calcext:value-type="string">
            <text:p>1872-Latinukennsla-GudnGudm.txt</text:p>
          </table:table-cell>
          <table:table-cell table:number-columns-repeated="2" office:value-type="string" calcext:value-type="string">
            <text:p>GudnGudm</text:p>
          </table:table-cell>
          <table:table-cell office:value-type="float" office:value="1872" calcext:value-type="float">
            <text:p>1872</text:p>
          </table:table-cell>
          <table:table-cell office:value-type="float" office:value="1850" calcext:value-type="float">
            <text:p>1850</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03" calcext:value-type="float">
            <text:p>103</text:p>
          </table:table-cell>
          <table:table-cell office:value-type="string" calcext:value-type="string">
            <text:p><text:s/>3en kynnum svg1fþ þessar favfo tungur nvfo . . Hinir fakfn lærðu sfg3fþ skóla nkeo eru sfg3fn því aa hinar </text:p>
          </table:table-cell>
          <table:table-cell table:style-name="ce34" table:formula="of:=getword([.B103]; -1)" office:value-type="string" office:string-value="hinar" calcext:value-type="string">
            <text:p>hinar</text:p>
          </table:table-cell>
          <table:table-cell office:value-type="string" calcext:value-type="string">
            <text:p>gvfn fyrstu lvfnve</text:p>
          </table:table-cell>
          <table:table-cell table:style-name="ce37" table:formula="of:=getword([.D103]; 2)" office:value-type="string" office:string-value="fyrstu" calcext:value-type="string">
            <text:p>fyrstu</text:p>
          </table:table-cell>
          <table:table-cell/>
          <table:table-cell table:style-name="ce37" table:formula="of:=getword([.P10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03]; 2)" office:value-type="string" office:string-value="nvfn" calcext:value-type="string">
            <text:p>nvfn</text:p>
          </table:table-cell>
          <table:table-cell table:style-name="ce37" office:value-type="string" calcext:value-type="string">
            <text:p>yes</text:p>
          </table:table-cell>
          <table:table-cell table:style-name="ce37" office:value-type="string" calcext:value-type="string">
            <text:p>limiters</text:p>
          </table:table-cell>
          <table:table-cell office:value-type="string" calcext:value-type="string">
            <text:p>?non-restrictive</text:p>
          </table:table-cell>
          <table:table-cell table:style-name="ce37" office:value-type="string" calcext:value-type="string">
            <text:p>concrete</text:p>
          </table:table-cell>
          <table:table-cell table:style-name="ce37" office:value-type="string" calcext:value-type="string">
            <text:p>?anaphoric</text:p>
          </table:table-cell>
          <table:table-cell office:value-type="string" calcext:value-type="string">
            <text:p><text:s/>stofnanir nvfn til ae þess fphee , , að cn leiða sng menntir nvfo fornaldarinnar nveeg í ao ljós nheo</text:p>
          </table:table-cell>
          <table:table-cell office:value-type="string" calcext:value-type="string">
            <text:p>1872-Latinukennsla-GudnGudm.txt</text:p>
          </table:table-cell>
          <table:table-cell table:number-columns-repeated="2" office:value-type="string" calcext:value-type="string">
            <text:p>GudnGudm</text:p>
          </table:table-cell>
          <table:table-cell office:value-type="float" office:value="1872" calcext:value-type="float">
            <text:p>1872</text:p>
          </table:table-cell>
          <table:table-cell office:value-type="float" office:value="1850" calcext:value-type="float">
            <text:p>1850</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04" calcext:value-type="float">
            <text:p>104</text:p>
          </table:table-cell>
          <table:table-cell office:value-type="string" calcext:value-type="string">
            <text:p><text:s text:c="2"/>nveþ , , sem ct lifir sfg3en á aþ hinum gkeþ sama fbkeþ tíma nkeþ og c þeir fpkfn og c hinni </text:p>
          </table:table-cell>
          <table:table-cell table:style-name="ce34" table:formula="of:=getword([.B104]; -1)" office:value-type="string" office:string-value="hinni" calcext:value-type="string">
            <text:p>hinni</text:p>
          </table:table-cell>
          <table:table-cell office:value-type="string" calcext:value-type="string">
            <text:p>gveþ eptirkomandi lveþof</text:p>
          </table:table-cell>
          <table:table-cell table:style-name="ce37" table:formula="of:=getword([.D104]; 2)" office:value-type="string" office:string-value="eptirkomandi" calcext:value-type="string">
            <text:p>eptirkomandi</text:p>
          </table:table-cell>
          <table:table-cell/>
          <table:table-cell table:style-name="ce37" table:formula="of:=getword([.P10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04];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Guðni nven Guðmundsson nken-s </text:p>
          </table:table-cell>
          <table:table-cell office:value-type="string" calcext:value-type="string">
            <text:p>1872-Latinukennsla-GudnGudm.txt</text:p>
          </table:table-cell>
          <table:table-cell table:number-columns-repeated="2" office:value-type="string" calcext:value-type="string">
            <text:p>GudnGudm</text:p>
          </table:table-cell>
          <table:table-cell office:value-type="float" office:value="1872" calcext:value-type="float">
            <text:p>1872</text:p>
          </table:table-cell>
          <table:table-cell office:value-type="float" office:value="1850" calcext:value-type="float">
            <text:p>1850</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05" calcext:value-type="float">
            <text:p>105</text:p>
          </table:table-cell>
          <table:table-cell office:value-type="string" calcext:value-type="string">
            <text:p><text:s text:c="2"/>fpheþ að c latínan nveng hefur sfg3en verið ssg , , er sfg3en , , og c verður sfg3en grundvöllur nken hinna </text:p>
          </table:table-cell>
          <table:table-cell table:style-name="ce34" table:formula="of:=getword([.B105]; -1)" office:value-type="string" office:string-value="hinna" calcext:value-type="string">
            <text:p>hinna</text:p>
          </table:table-cell>
          <table:table-cell office:value-type="string" calcext:value-type="string">
            <text:p>gkfe nýju lhfnvf</text:p>
          </table:table-cell>
          <table:table-cell table:style-name="ce37" table:formula="of:=getword([.D105]; 2)" office:value-type="string" office:string-value="nýju" calcext:value-type="string">
            <text:p>nýju</text:p>
          </table:table-cell>
          <table:table-cell/>
          <table:table-cell table:style-name="ce37" table:formula="of:=getword([.P10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05]; 2)" office:value-type="string" office:string-value="nhfe" calcext:value-type="string">
            <text:p>nhfe</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mála nhfe . . Út aa frá aþ Ítalíu nveþ-s streymdu sfg3fþ Rómverjar nkfn-s í ao allar fovfo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06" calcext:value-type="float">
            <text:p>106</text:p>
          </table:table-cell>
          <table:table-cell office:value-type="string" calcext:value-type="string">
            <text:p><text:s text:c="2"/>fovfo áttir nvfo , , og c fluttu sfg3fþ þannig aa með aþ sjer nkeþ menntun nveo sína feveo og c hið </text:p>
          </table:table-cell>
          <table:table-cell table:style-name="ce34" table:formula="of:=getword([.B106]; -1)" office:value-type="string" office:string-value="hið" calcext:value-type="string">
            <text:p>hið</text:p>
          </table:table-cell>
          <table:table-cell office:value-type="string" calcext:value-type="string">
            <text:p>gheo fagra lheovf</text:p>
          </table:table-cell>
          <table:table-cell table:style-name="ce37" table:formula="of:=getword([.D106]; 2)" office:value-type="string" office:string-value="fagra" calcext:value-type="string">
            <text:p>fagra</text:p>
          </table:table-cell>
          <table:table-cell/>
          <table:table-cell table:style-name="ce37" table:formula="of:=getword([.P106];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106]; 2)" office:value-type="string" office:string-value="nheo" calcext:value-type="string">
            <text:p>nheo</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móðurmál nheo sitt feheo , , og c þess fphee vegna ae finnast sfm3fn enn aa miklar lvfnsf leifar nvfn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07" calcext:value-type="float">
            <text:p>107</text:p>
          </table:table-cell>
          <table:table-cell office:value-type="string" calcext:value-type="string">
            <text:p><text:s text:c="2"/>lhfþvf málunum nhfþg . . Fyrir aþ því fpheþ að c latínan nveng liggur sfg3en til ae grundvallar nkee fyrir aþ hinum </text:p>
          </table:table-cell>
          <table:table-cell table:style-name="ce34" table:formula="of:=getword([.B107]; -1)" office:value-type="string" office:string-value="hinum" calcext:value-type="string">
            <text:p>hinum</text:p>
          </table:table-cell>
          <table:table-cell office:value-type="string" calcext:value-type="string">
            <text:p>ghfþ nýju lhfþvf</text:p>
          </table:table-cell>
          <table:table-cell table:style-name="ce37" table:formula="of:=getword([.D107]; 2)" office:value-type="string" office:string-value="nýju" calcext:value-type="string">
            <text:p>nýju</text:p>
          </table:table-cell>
          <table:table-cell/>
          <table:table-cell table:style-name="ce37" table:formula="of:=getword([.P10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07]; 2)" office:value-type="string" office:string-value="nhfþ" calcext:value-type="string">
            <text:p>nhfþ</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málum nhfþ , , er sfg3en hún fpven helzta sng málið nheog , , sem ct kennt sþghen er sfg3en í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08" calcext:value-type="float">
            <text:p>108</text:p>
          </table:table-cell>
          <table:table-cell office:value-type="string" calcext:value-type="string">
            <text:p><text:s text:c="2"/>lheovm verð nheo , , er sfg3en hún fpven fróðleikur nken sá sfg3eþ , , er sfg3en felst sþmhen í aþ hinum </text:p>
          </table:table-cell>
          <table:table-cell table:style-name="ce34" table:formula="of:=getword([.B108]; -1)" office:value-type="string" office:string-value="hinum" calcext:value-type="string">
            <text:p>hinum</text:p>
          </table:table-cell>
          <table:table-cell office:value-type="string" calcext:value-type="string">
            <text:p>ghfþ latínsku lhfþvf</text:p>
          </table:table-cell>
          <table:table-cell table:style-name="ce37" table:formula="of:=getword([.D108]; 2)" office:value-type="string" office:string-value="latínsku" calcext:value-type="string">
            <text:p>latínsku</text:p>
          </table:table-cell>
          <table:table-cell/>
          <table:table-cell table:style-name="ce37" table:formula="of:=getword([.P10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08]; 2)" office:value-type="string" office:string-value="nhfþ" calcext:value-type="string">
            <text:p>nhfþ</text:p>
          </table:table-cell>
          <table:table-cell table:style-name="ce37" office:value-type="string" calcext:value-type="string">
            <text:p>?yes</text:p>
          </table:table-cell>
          <table:table-cell table:style-name="ce37" office:value-type="string" calcext:value-type="string">
            <text:p>origin/style/material</text:p>
          </table:table-cell>
          <table:table-cell office:value-type="string" calcext:value-type="string">
            <text:p>?non-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ritum nhfþ , , eptir sfg3en honum fpkeþ er sfg3en leitað sþghen um ao leið nveo . . Í aþ hinum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09" calcext:value-type="float">
            <text:p>109</text:p>
          </table:table-cell>
          <table:table-cell office:value-type="string" calcext:value-type="string">
            <text:p><text:s text:c="2"/>latínsku lhfþvf ritum nhfþ , , eptir sfg3en honum fpkeþ er sfg3en leitað sþghen um ao leið nveo . . Í aþ hinum </text:p>
          </table:table-cell>
          <table:table-cell table:style-name="ce34" table:formula="of:=getword([.B109]; -1)" office:value-type="string" office:string-value="hinum" calcext:value-type="string">
            <text:p>hinum</text:p>
          </table:table-cell>
          <table:table-cell office:value-type="string" calcext:value-type="string">
            <text:p>gvfþ latínsku lvfþvf</text:p>
          </table:table-cell>
          <table:table-cell table:style-name="ce37" table:formula="of:=getword([.D109]; 2)" office:value-type="string" office:string-value="latínsku" calcext:value-type="string">
            <text:p>latínsku</text:p>
          </table:table-cell>
          <table:table-cell/>
          <table:table-cell table:style-name="ce37" table:formula="of:=getword([.P10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09]; 2)" office:value-type="string" office:string-value="nvfþ" calcext:value-type="string">
            <text:p>nvfþ</text:p>
          </table:table-cell>
          <table:table-cell table:style-name="ce37" office:value-type="string" calcext:value-type="string">
            <text:p>yes</text:p>
          </table:table-cell>
          <table:table-cell table:style-name="ce37" office:value-type="string" calcext:value-type="string">
            <text:p>origin/style/material</text:p>
          </table:table-cell>
          <table:table-cell office:value-type="string" calcext:value-type="string">
            <text:p>?non-restrictive</text:p>
          </table:table-cell>
          <table:table-cell table:style-name="ce37" office:value-type="string" calcext:value-type="string">
            <text:p>concrete</text:p>
          </table:table-cell>
          <table:table-cell table:style-name="ce37" office:value-type="string" calcext:value-type="string">
            <text:p>anaphoric</text:p>
          </table:table-cell>
          <table:table-cell office:value-type="string" calcext:value-type="string">
            <text:p><text:s/>bókmenntum nvfþ liggur sfg3en öll foven fornöldin nveng eins aa og c í aþ gröf nveþ sinni feveþ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10" calcext:value-type="float">
            <text:p>110</text:p>
          </table:table-cell>
          <table:table-cell office:value-type="string" calcext:value-type="string">
            <text:p><text:s text:c="2"/>margar lvfosf aldir nvfo , , og c sá faken er sfg3en nokkuð fohen vill sfg3en vita sng um ao hinn </text:p>
          </table:table-cell>
          <table:table-cell table:style-name="ce34" table:formula="of:=getword([.B110]; -1)" office:value-type="string" office:string-value="hinn" calcext:value-type="string">
            <text:p>hinn</text:p>
          </table:table-cell>
          <table:table-cell office:value-type="string" calcext:value-type="string">
            <text:p>gkeo nýja lkeovf</text:p>
          </table:table-cell>
          <table:table-cell table:style-name="ce37" table:formula="of:=getword([.D110]; 2)" office:value-type="string" office:string-value="nýja" calcext:value-type="string">
            <text:p>nýja</text:p>
          </table:table-cell>
          <table:table-cell/>
          <table:table-cell table:style-name="ce37" table:formula="of:=getword([.P11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10]; 2)" office:value-type="string" office:string-value="nkeo" calcext:value-type="string">
            <text:p>nkeo</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tíma nkeo , , verður sfg3en fyrst aae að cn fræðast snm um ao fornöldina nveog , , ef c hann fpken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11" calcext:value-type="float">
            <text:p>111</text:p>
          </table:table-cell>
          <table:table-cell office:value-type="string" calcext:value-type="string">
            <text:p><text:s text:c="2"/>nveog , , ef c hann fpken á sfg3en að cn komast snm að aþ niðurstöðu nveþ . . Eins aa og c hin </text:p>
          </table:table-cell>
          <table:table-cell table:style-name="ce34" table:formula="of:=getword([.B111]; -1)" office:value-type="string" office:string-value="hin" calcext:value-type="string">
            <text:p>hin</text:p>
          </table:table-cell>
          <table:table-cell office:value-type="string" calcext:value-type="string">
            <text:p>gven nýja lvenvf</text:p>
          </table:table-cell>
          <table:table-cell table:style-name="ce37" table:formula="of:=getword([.D111]; 2)" office:value-type="string" office:string-value="nýja" calcext:value-type="string">
            <text:p>nýja</text:p>
          </table:table-cell>
          <table:table-cell/>
          <table:table-cell table:style-name="ce37" table:formula="of:=getword([.P11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11]; 2)" office:value-type="string" office:string-value="nven" calcext:value-type="string">
            <text:p>nven</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kynslóð nven er sfg3en komin sþgven af aþ hinni gveþ eldri lveþvm , , eins lveþof er sfg3en og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12" calcext:value-type="float">
            <text:p>112</text:p>
          </table:table-cell>
          <table:table-cell office:value-type="string" calcext:value-type="string">
            <text:p><text:s text:c="2"/>aþ niðurstöðu nveþ . . Eins aa og c hin gven nýja lvenvf kynslóð nven er sfg3en komin sþgven af aþ hinni </text:p>
          </table:table-cell>
          <table:table-cell table:style-name="ce34" table:formula="of:=getword([.B112]; -1)" office:value-type="string" office:string-value="hinni" calcext:value-type="string">
            <text:p>hinni</text:p>
          </table:table-cell>
          <table:table-cell office:value-type="string" calcext:value-type="string">
            <text:p>gveþ eldri lveþvm</text:p>
          </table:table-cell>
          <table:table-cell table:style-name="ce37" table:formula="of:=getword([.D112]; 2)" office:value-type="string" office:string-value="eldri" calcext:value-type="string">
            <text:p>eldri</text:p>
          </table:table-cell>
          <table:table-cell/>
          <table:table-cell table:style-name="ce37" table:formula="of:=getword([.P11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12];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eins lveþof er sfg3en og c hinn gken nýji lkenvf tími nken framleiddur lkensf af aa og c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13" calcext:value-type="float">
            <text:p>113</text:p>
          </table:table-cell>
          <table:table-cell office:value-type="string" calcext:value-type="string">
            <text:p><text:s text:c="2"/>kynslóð nven er sfg3en komin sþgven af aþ hinni gveþ eldri lveþvm , , eins lveþof er sfg3en og c hinn </text:p>
          </table:table-cell>
          <table:table-cell table:style-name="ce34" table:formula="of:=getword([.B113]; -1)" office:value-type="string" office:string-value="hinn" calcext:value-type="string">
            <text:p>hinn</text:p>
          </table:table-cell>
          <table:table-cell office:value-type="string" calcext:value-type="string">
            <text:p>gken nýji lkenvf</text:p>
          </table:table-cell>
          <table:table-cell table:style-name="ce37" table:formula="of:=getword([.D113]; 2)" office:value-type="string" office:string-value="nýji" calcext:value-type="string">
            <text:p>nýji</text:p>
          </table:table-cell>
          <table:table-cell/>
          <table:table-cell table:style-name="ce37" table:formula="of:=getword([.P11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13]; 2)" office:value-type="string" office:string-value="nken" calcext:value-type="string">
            <text:p>nken</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tími nken framleiddur lkensf af aa og c í aþ ætt nveþ við ao hinn gkeo gamla lkeovf . . Þar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14" calcext:value-type="float">
            <text:p>114</text:p>
          </table:table-cell>
          <table:table-cell office:value-type="string" calcext:value-type="string">
            <text:p><text:s text:c="2"/>og c hinn gken nýji lkenvf tími nken framleiddur lkensf af aa og c í aþ ætt nveþ við ao hinn </text:p>
          </table:table-cell>
          <table:table-cell table:style-name="ce34" table:formula="of:=getword([.B114]; -1)" office:value-type="string" office:string-value="hinn" calcext:value-type="string">
            <text:p>hinn</text:p>
          </table:table-cell>
          <table:table-cell office:value-type="string" calcext:value-type="string">
            <text:p>gkeo gamla lkeovf</text:p>
          </table:table-cell>
          <table:table-cell table:style-name="ce37" table:formula="of:=getword([.D114]; 2)" office:value-type="string" office:string-value="gamla" calcext:value-type="string">
            <text:p>gamla</text:p>
          </table:table-cell>
          <table:table-cell/>
          <table:table-cell table:style-name="ce37" table:formula="of:=getword([.P11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14];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ar aa byrjar sfg3en allt fohen , , og c fyrir aþ því fpheþ verður sfg3en eigi aa gengið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15" calcext:value-type="float">
            <text:p>115</text:p>
          </table:table-cell>
          <table:table-cell office:value-type="string" calcext:value-type="string">
            <text:p><text:s/>n nveþ fornaldarinnar nveeg og c álíta sng hana fpveo annaðhvert lheosf ónauðsynlega aa eða c innifalda nkfo í aþ hinni </text:p>
          </table:table-cell>
          <table:table-cell table:style-name="ce34" table:formula="of:=getword([.B115]; -1)" office:value-type="string" office:string-value="hinni" calcext:value-type="string">
            <text:p>hinni</text:p>
          </table:table-cell>
          <table:table-cell office:value-type="string" calcext:value-type="string">
            <text:p>gveþ nýrri lveþvm</text:p>
          </table:table-cell>
          <table:table-cell table:style-name="ce37" table:formula="of:=getword([.D115]; 2)" office:value-type="string" office:string-value="nýrri" calcext:value-type="string">
            <text:p>nýrri</text:p>
          </table:table-cell>
          <table:table-cell/>
          <table:table-cell table:style-name="ce37" table:formula="of:=getword([.P11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15]; 2)" office:value-type="string" office:string-value="nveþ" calcext:value-type="string">
            <text:p>nveþ</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menntun nveþ , , þá aa myndi svg3eþ honum fpkeþ farið ssg , , sem ct þeim fakeþ manni nkeþ , , er ct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16" calcext:value-type="float">
            <text:p>116</text:p>
          </table:table-cell>
          <table:table-cell office:value-type="string" calcext:value-type="string">
            <text:p><text:s text:c="2"/>þeim fakeþ manni nkeþ , , er ct les sfg3en síðari lkeovm hluta nkeo bókar nvee , , en c sleppir sfg3en hinum </text:p>
          </table:table-cell>
          <table:table-cell table:style-name="ce34" table:formula="of:=getword([.B116]; -1)" office:value-type="string" office:string-value="hinum" calcext:value-type="string">
            <text:p>hinum</text:p>
          </table:table-cell>
          <table:table-cell office:value-type="string" calcext:value-type="string">
            <text:p>gkeþ fyrri lkeþvm</text:p>
          </table:table-cell>
          <table:table-cell table:style-name="ce37" table:formula="of:=getword([.D116]; 2)" office:value-type="string" office:string-value="fyrri" calcext:value-type="string">
            <text:p>fyrri</text:p>
          </table:table-cell>
          <table:table-cell/>
          <table:table-cell table:style-name="ce37" table:formula="of:=getword([.P11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16];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Hinn gken þriðji lkenvf kostur nken er sfg3en málfegurð nven latínunnar nveeg ; ; og c það fphen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17" calcext:value-type="float">
            <text:p>117</text:p>
          </table:table-cell>
          <table:table-cell office:value-type="string" calcext:value-type="string">
            <text:p><text:s text:c="2"/>, , er ct les sfg3en síðari lkeovm hluta nkeo bókar nvee , , en c sleppir sfg3en hinum gkeþ fyrri lkeþvm . . Hinn </text:p>
          </table:table-cell>
          <table:table-cell table:style-name="ce34" table:formula="of:=getword([.B117]; -1)" office:value-type="string" office:string-value="Hinn" calcext:value-type="string">
            <text:p>Hinn</text:p>
          </table:table-cell>
          <table:table-cell office:value-type="string" calcext:value-type="string">
            <text:p>gken þriðji lkenvf</text:p>
          </table:table-cell>
          <table:table-cell table:style-name="ce37" table:formula="of:=getword([.D117]; 2)" office:value-type="string" office:string-value="þriðji" calcext:value-type="string">
            <text:p>þriðji</text:p>
          </table:table-cell>
          <table:table-cell/>
          <table:table-cell table:style-name="ce37" table:formula="of:=getword([.P11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17]; 2)" office:value-type="string" office:string-value="nken" calcext:value-type="string">
            <text:p>nken</text:p>
          </table:table-cell>
          <table:table-cell table:style-name="ce37" office:value-type="string" calcext:value-type="string">
            <text:p>yes</text:p>
          </table:table-cell>
          <table:table-cell table:style-name="ce37" office:value-type="string" calcext:value-type="string">
            <text:p>ordinal number</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kostur nken er sfg3en málfegurð nven latínunnar nveeg ; ; og c það fphen , , hvað fshen hún fpven er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18" calcext:value-type="float">
            <text:p>118</text:p>
          </table:table-cell>
          <table:table-cell office:value-type="string" calcext:value-type="string">
            <text:p><text:s/>Að cn flokka sng og c útþýða lveosf hin </text:p>
          </table:table-cell>
          <table:table-cell table:style-name="ce34" table:formula="of:=getword([.B118]; -1)" office:value-type="string" office:string-value="hin" calcext:value-type="string">
            <text:p>hin</text:p>
          </table:table-cell>
          <table:table-cell office:value-type="string" calcext:value-type="string">
            <text:p>ghfo ýmislegu lhfovf</text:p>
          </table:table-cell>
          <table:table-cell table:style-name="ce37" table:formula="of:=getword([.D118]; 2)" office:value-type="string" office:string-value="ýmislegu" calcext:value-type="string">
            <text:p>ýmislegu</text:p>
          </table:table-cell>
          <table:table-cell/>
          <table:table-cell table:style-name="ce37" table:formula="of:=getword([.P11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18]; 2)" office:value-type="string" office:string-value="nhfo" calcext:value-type="string">
            <text:p>nhfo</text:p>
          </table:table-cell>
          <table:table-cell table:style-name="ce37" office:value-type="string" calcext:value-type="string">
            <text:p>no</text:p>
          </table:table-cell>
          <table:table-cell table:style-name="ce37" office:value-type="string" calcext:value-type="string">
            <text:p>descrip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tjórnarform nhfo , , er sfg3en fyrirkoma nven í aþ mannkynssögunni nveþg ( ( 1872 ta ) ) Þegar c v</text:p>
          </table:table-cell>
          <table:table-cell office:value-type="string" calcext:value-type="string">
            <text:p>1872-LydraediStjorn-JohThork.txt</text:p>
          </table:table-cell>
          <table:table-cell table:number-columns-repeated="2" office:value-type="string" calcext:value-type="string">
            <text:p>JohThork</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B. used in instruction</text:p>
          </table:table-cell>
        </table:table-row>
        <table:table-row table:style-name="ro2">
          <table:table-cell office:value-type="float" office:value="119" calcext:value-type="float">
            <text:p>119</text:p>
          </table:table-cell>
          <table:table-cell office:value-type="string" calcext:value-type="string">
            <text:p><text:s text:c="2"/>ct milliliður nken milli ae beggja fokfe flokkanna nkfeg , , en c sýnist sfm3en þó aa standa sng nær aþm hinum </text:p>
          </table:table-cell>
          <table:table-cell table:style-name="ce34" table:formula="of:=getword([.B119]; -1)" office:value-type="string" office:string-value="hinum" calcext:value-type="string">
            <text:p>hinum</text:p>
          </table:table-cell>
          <table:table-cell office:value-type="string" calcext:value-type="string">
            <text:p>gkeþ síðari lkeþvm</text:p>
          </table:table-cell>
          <table:table-cell table:style-name="ce37" table:formula="of:=getword([.D119]; 2)" office:value-type="string" office:string-value="síðari" calcext:value-type="string">
            <text:p>síðari</text:p>
          </table:table-cell>
          <table:table-cell/>
          <table:table-cell table:style-name="ce37" table:formula="of:=getword([.P11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19];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essi faven stjórnarskipun nven kemur sfg3en helzt lhensf eptir sfg2eþ alþýðustjórn nveþ eða c ós</text:p>
          </table:table-cell>
          <table:table-cell office:value-type="string" calcext:value-type="string">
            <text:p>1872-LydraediStjorn-JohThork.txt</text:p>
          </table:table-cell>
          <table:table-cell table:number-columns-repeated="2" office:value-type="string" calcext:value-type="string">
            <text:p>JohThork</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20" calcext:value-type="float">
            <text:p>120</text:p>
          </table:table-cell>
          <table:table-cell office:value-type="string" calcext:value-type="string">
            <text:p><text:s text:c="2"/>nkeþ fyrir aþ mönnum nkfþ . . Hrekkjamennirnir nkfng reyna sfg3fn opt ssg til ae þess fphee að cn dylja sng hina </text:p>
          </table:table-cell>
          <table:table-cell table:style-name="ce34" table:formula="of:=getword([.B120]; -1)" office:value-type="string" office:string-value="hina" calcext:value-type="string">
            <text:p>hina</text:p>
          </table:table-cell>
          <table:table-cell office:value-type="string" calcext:value-type="string">
            <text:p>gveo hrekkvísu lveovf</text:p>
          </table:table-cell>
          <table:table-cell table:style-name="ce37" table:formula="of:=getword([.D120]; 2)" office:value-type="string" office:string-value="hrekkvísu" calcext:value-type="string">
            <text:p>hrekkvísu</text:p>
          </table:table-cell>
          <table:table-cell/>
          <table:table-cell table:style-name="ce37" table:formula="of:=getword([.P120];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120]; 2)" office:value-type="string" office:string-value="nveo" calcext:value-type="string">
            <text:p>nveo</text:p>
          </table:table-cell>
          <table:table-cell table:style-name="ce37" office:value-type="string" calcext:value-type="string">
            <text:p>HINN/SÁ only</text:p>
          </table:table-cell>
          <table:table-cell table:style-name="ce37" office:value-type="string" calcext:value-type="string">
            <text:p>descrip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ál nveo sína feveo , , svo aa lengi aa sem c þeir fpkfn geta sfg3fn ; ; þess fphee vegna ae </text:p>
          </table:table-cell>
          <table:table-cell office:value-type="string" calcext:value-type="string">
            <text:p>1874-Manngerdir-GestPals.txt</text:p>
          </table:table-cell>
          <table:table-cell table:number-columns-repeated="2" office:value-type="string" calcext:value-type="string">
            <text:p>GestPals</text:p>
          </table:table-cell>
          <table:table-cell office:value-type="float" office:value="1874" calcext:value-type="float">
            <text:p>1874</text:p>
          </table:table-cell>
          <table:table-cell office:value-type="float" office:value="1852" calcext:value-type="float">
            <text:p>1852</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21" calcext:value-type="float">
            <text:p>121</text:p>
          </table:table-cell>
          <table:table-cell office:value-type="string" calcext:value-type="string">
            <text:p><text:s text:c="2"/>nkfþ . . Glæpamaðurinn nkeng reynir sfg3en af aþ sömu fbvfþ ástæðum nvfþ til ae þess fphee að cn dylja sng hinn </text:p>
          </table:table-cell>
          <table:table-cell table:style-name="ce34" table:formula="of:=getword([.B121]; -1)" office:value-type="string" office:string-value="hinn" calcext:value-type="string">
            <text:p>hinn</text:p>
          </table:table-cell>
          <table:table-cell office:value-type="string" calcext:value-type="string">
            <text:p>gkeo glæpauðga lkeovf</text:p>
          </table:table-cell>
          <table:table-cell table:style-name="ce37" table:formula="of:=getword([.D121]; 2)" office:value-type="string" office:string-value="glæpauðga" calcext:value-type="string">
            <text:p>glæpauðga</text:p>
          </table:table-cell>
          <table:table-cell/>
          <table:table-cell table:style-name="ce37" table:formula="of:=getword([.P121];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121]; 2)" office:value-type="string" office:string-value="nkeo" calcext:value-type="string">
            <text:p>nkeo</text:p>
          </table:table-cell>
          <table:table-cell table:style-name="ce37" office:value-type="string" calcext:value-type="string">
            <text:p>HINN/SÁ only</text:p>
          </table:table-cell>
          <table:table-cell table:style-name="ce37" office:value-type="string" calcext:value-type="string">
            <text:p>descrip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hug nkeo sinn fekeo , , svo aa lengi aa sem c unnt lhensf er sfg3en . . Þannig aa er sfg3</text:p>
          </table:table-cell>
          <table:table-cell office:value-type="string" calcext:value-type="string">
            <text:p>1874-Manngerdir-GestPals.txt</text:p>
          </table:table-cell>
          <table:table-cell table:number-columns-repeated="2" office:value-type="string" calcext:value-type="string">
            <text:p>GestPals</text:p>
          </table:table-cell>
          <table:table-cell office:value-type="float" office:value="1874" calcext:value-type="float">
            <text:p>1874</text:p>
          </table:table-cell>
          <table:table-cell office:value-type="float" office:value="1852" calcext:value-type="float">
            <text:p>1852</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22" calcext:value-type="float">
            <text:p>122</text:p>
          </table:table-cell>
          <table:table-cell office:value-type="string" calcext:value-type="string">
            <text:p><text:s text:c="2"/>ae framfara nvfe og c fullkomnunar nvee ; ; en c hjer nhen skal sfg3en einungis aa ræða sng um ao hina </text:p>
          </table:table-cell>
          <table:table-cell table:style-name="ce34" table:formula="of:=getword([.B122]; -1)" office:value-type="string" office:string-value="hina" calcext:value-type="string">
            <text:p>hina</text:p>
          </table:table-cell>
          <table:table-cell office:value-type="string" calcext:value-type="string">
            <text:p>gveo röngu lveovf</text:p>
          </table:table-cell>
          <table:table-cell table:style-name="ce37" table:formula="of:=getword([.D122]; 2)" office:value-type="string" office:string-value="röngu" calcext:value-type="string">
            <text:p>röngu</text:p>
          </table:table-cell>
          <table:table-cell/>
          <table:table-cell table:style-name="ce37" table:formula="of:=getword([.P12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22]; 2)" office:value-type="string" office:string-value="nveo" calcext:value-type="string">
            <text:p>nveo</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tefnu nveo ; ; í ao stað nkeo þess fphee , , að c menn nkfn þessir fakfn ætla sfg3fn að cn </text:p>
          </table:table-cell>
          <table:table-cell office:value-type="string" calcext:value-type="string">
            <text:p>1874-Manngerdir-GestPals.txt</text:p>
          </table:table-cell>
          <table:table-cell table:number-columns-repeated="2" office:value-type="string" calcext:value-type="string">
            <text:p>GestPals</text:p>
          </table:table-cell>
          <table:table-cell office:value-type="float" office:value="1874" calcext:value-type="float">
            <text:p>1874</text:p>
          </table:table-cell>
          <table:table-cell office:value-type="float" office:value="1852" calcext:value-type="float">
            <text:p>1852</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23" calcext:value-type="float">
            <text:p>123</text:p>
          </table:table-cell>
          <table:table-cell office:value-type="string" calcext:value-type="string">
            <text:p><text:s text:c="2"/>lkfnvm en c þeir fpkfn eru sfg3fn , , því fpheþ þeir fpkfn líta sfg3fn eigi svg3en á ao hina </text:p>
          </table:table-cell>
          <table:table-cell table:style-name="ce34" table:formula="of:=getword([.B123]; -1)" office:value-type="string" office:string-value="hina" calcext:value-type="string">
            <text:p>hina</text:p>
          </table:table-cell>
          <table:table-cell office:value-type="string" calcext:value-type="string">
            <text:p>gkfo innri lkfovm</text:p>
          </table:table-cell>
          <table:table-cell table:style-name="ce37" table:formula="of:=getword([.D123]; 2)" office:value-type="string" office:string-value="innri" calcext:value-type="string">
            <text:p>innri</text:p>
          </table:table-cell>
          <table:table-cell/>
          <table:table-cell table:style-name="ce37" table:formula="of:=getword([.P12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23]; 2)" office:value-type="string" office:string-value="nkfo" calcext:value-type="string">
            <text:p>nkfo</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verðugleika nkfo , , heldur c á ao það fpheo , , að cn ljóma sng fyrir aþ augum nhfþ manna nkfe . . Hj</text:p>
          </table:table-cell>
          <table:table-cell office:value-type="string" calcext:value-type="string">
            <text:p>1874-Manngerdir-ThorvThorodd.txt</text:p>
          </table:table-cell>
          <table:table-cell table:number-columns-repeated="2" office:value-type="string" calcext:value-type="string">
            <text:p>ThorvThorodd</text:p>
          </table:table-cell>
          <table:table-cell office:value-type="float" office:value="1874" calcext:value-type="float">
            <text:p>1874</text:p>
          </table:table-cell>
          <table:table-cell office:value-type="float" office:value="1855" calcext:value-type="float">
            <text:p>1855</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24" calcext:value-type="float">
            <text:p>124</text:p>
          </table:table-cell>
          <table:table-cell office:value-type="string" calcext:value-type="string">
            <text:p><text:s text:c="2"/>lkeþvm , , bæði c að aþ lærdómi nkeþ og c mannkostum nkfþ en c gleyma sfg3fn að cn leita sng hinnar </text:p>
          </table:table-cell>
          <table:table-cell table:style-name="ce34" table:formula="of:=getword([.B124]; -1)" office:value-type="string" office:string-value="hinnar" calcext:value-type="string">
            <text:p>hinnar</text:p>
          </table:table-cell>
          <table:table-cell office:value-type="string" calcext:value-type="string">
            <text:p>gvee sönnu lveovf</text:p>
          </table:table-cell>
          <table:table-cell table:style-name="ce37" table:formula="of:=getword([.D124]; 2)" office:value-type="string" office:string-value="sönnu" calcext:value-type="string">
            <text:p>sönnu</text:p>
          </table:table-cell>
          <table:table-cell/>
          <table:table-cell table:style-name="ce37" table:formula="of:=getword([.P12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24]; 2)" office:value-type="string" office:string-value="nvee" calcext:value-type="string">
            <text:p>nvee</text:p>
          </table:table-cell>
          <table:table-cell table:style-name="ce37" office:value-type="string" calcext:value-type="string">
            <text:p>?no</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vizku nvee og c hinnar gvee sönnu lvfnvf dyggðar nvee . . Sumir fokfn halda sfg3fn , , að c þeir fpkfn</text:p>
          </table:table-cell>
          <table:table-cell office:value-type="string" calcext:value-type="string">
            <text:p>1874-Manngerdir-ThorvThorodd.txt</text:p>
          </table:table-cell>
          <table:table-cell table:number-columns-repeated="2" office:value-type="string" calcext:value-type="string">
            <text:p>ThorvThorodd</text:p>
          </table:table-cell>
          <table:table-cell office:value-type="float" office:value="1874" calcext:value-type="float">
            <text:p>1874</text:p>
          </table:table-cell>
          <table:table-cell office:value-type="float" office:value="1855" calcext:value-type="float">
            <text:p>1855</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25" calcext:value-type="float">
            <text:p>125</text:p>
          </table:table-cell>
          <table:table-cell office:value-type="string" calcext:value-type="string">
            <text:p><text:s text:c="2"/>c mannkostum nkfþ en c gleyma sfg3fn að cn leita sng hinnar gvee sönnu lveovf vizku nvee og c hinnar </text:p>
          </table:table-cell>
          <table:table-cell table:style-name="ce34" table:formula="of:=getword([.B125]; -1)" office:value-type="string" office:string-value="hinnar" calcext:value-type="string">
            <text:p>hinnar</text:p>
          </table:table-cell>
          <table:table-cell office:value-type="string" calcext:value-type="string">
            <text:p>gvee sönnu lvfnvf</text:p>
          </table:table-cell>
          <table:table-cell table:style-name="ce37" table:formula="of:=getword([.D125]; 2)" office:value-type="string" office:string-value="sönnu" calcext:value-type="string">
            <text:p>sönnu</text:p>
          </table:table-cell>
          <table:table-cell/>
          <table:table-cell table:style-name="ce37" table:formula="of:=getword([.P12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25]; 2)" office:value-type="string" office:string-value="nvee" calcext:value-type="string">
            <text:p>nvee</text:p>
          </table:table-cell>
          <table:table-cell table:style-name="ce37" office:value-type="string" calcext:value-type="string">
            <text:p>?no</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dyggðar nvee . . Sumir fokfn halda sfg3fn , , að c þeir fpkfn sjeu e öllum fokfþ fremri lkeþvm í aþ </text:p>
          </table:table-cell>
          <table:table-cell office:value-type="string" calcext:value-type="string">
            <text:p>1874-Manngerdir-ThorvThorodd.txt</text:p>
          </table:table-cell>
          <table:table-cell table:number-columns-repeated="2" office:value-type="string" calcext:value-type="string">
            <text:p>ThorvThorodd</text:p>
          </table:table-cell>
          <table:table-cell office:value-type="float" office:value="1874" calcext:value-type="float">
            <text:p>1874</text:p>
          </table:table-cell>
          <table:table-cell office:value-type="float" office:value="1855" calcext:value-type="float">
            <text:p>1855</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26" calcext:value-type="float">
            <text:p>126</text:p>
          </table:table-cell>
          <table:table-cell office:value-type="string" calcext:value-type="string">
            <text:p><text:s text:c="2"/>menntun nveþ , , sem ct auðið lhensf er sfg3en í aþ þessum fakeþ heimi nkeþ , , er sfg3en ein lvensf hin </text:p>
          </table:table-cell>
          <table:table-cell table:style-name="ce34" table:formula="of:=getword([.B126]; -1)" office:value-type="string" office:string-value="hin" calcext:value-type="string">
            <text:p>hin</text:p>
          </table:table-cell>
          <table:table-cell office:value-type="string" calcext:value-type="string">
            <text:p>gven mesta lvenve</text:p>
          </table:table-cell>
          <table:table-cell table:style-name="ce37" table:formula="of:=getword([.D126]; 2)" office:value-type="string" office:string-value="mesta" calcext:value-type="string">
            <text:p>mesta</text:p>
          </table:table-cell>
          <table:table-cell/>
          <table:table-cell table:style-name="ce37" table:formula="of:=getword([.P12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26]; 2)" office:value-type="string" office:string-value="nven" calcext:value-type="string">
            <text:p>nven</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ógæfa nven , , sem ct til aa er sfg3en ; ; og c með aþ því fpheþ að c trúgirnin nveng </text:p>
          </table:table-cell>
          <table:table-cell office:value-type="string" calcext:value-type="string">
            <text:p>1877-ListinLifa-FinnJons.txt</text:p>
          </table:table-cell>
          <table:table-cell table:number-columns-repeated="2" office:value-type="string" calcext:value-type="string">
            <text:p>FinnJons</text:p>
          </table:table-cell>
          <table:table-cell office:value-type="float" office:value="1877" calcext:value-type="float">
            <text:p>1877</text:p>
          </table:table-cell>
          <table:table-cell office:value-type="float" office:value="1858" calcext:value-type="float">
            <text:p>1858</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27" calcext:value-type="float">
            <text:p>127</text:p>
          </table:table-cell>
          <table:table-cell office:value-type="string" calcext:value-type="string">
            <text:p><text:s text:c="2"/>snm við ao orð nheo þessara fakfe manna nkfe og c getur sfg3en svo aa varla aa litið ssg hinn </text:p>
          </table:table-cell>
          <table:table-cell table:style-name="ce34" table:formula="of:=getword([.B127]; -1)" office:value-type="string" office:string-value="hinn" calcext:value-type="string">
            <text:p>hinn</text:p>
          </table:table-cell>
          <table:table-cell office:value-type="string" calcext:value-type="string">
            <text:p>gkeo fyrra lkeovm</text:p>
          </table:table-cell>
          <table:table-cell table:style-name="ce37" table:formula="of:=getword([.D127]; 2)" office:value-type="string" office:string-value="fyrra" calcext:value-type="string">
            <text:p>fyrra</text:p>
          </table:table-cell>
          <table:table-cell/>
          <table:table-cell table:style-name="ce37" table:formula="of:=getword([.P12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27]; 2)" office:value-type="string" office:string-value="nkeo" calcext:value-type="string">
            <text:p>nkeo</text:p>
          </table:table-cell>
          <table:table-cell table:style-name="ce37" office:value-type="string" calcext:value-type="string">
            <text:p>HINN/SÁ only</text:p>
          </table:table-cell>
          <table:table-cell table:style-name="ce37" office:value-type="string" calcext:value-type="string">
            <text:p>demonstr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anaphoric</text:p>
          </table:table-cell>
          <table:table-cell office:value-type="string" calcext:value-type="string">
            <text:p><text:s/>vin nkeo sinn fekeo rjettu lveovf auga nheo ; ; og c getur sfg3en það fpheo svo aa valdið ssg </text:p>
          </table:table-cell>
          <table:table-cell office:value-type="string" calcext:value-type="string">
            <text:p>1877-ListinLifa-FinnJons.txt</text:p>
          </table:table-cell>
          <table:table-cell table:number-columns-repeated="2" office:value-type="string" calcext:value-type="string">
            <text:p>FinnJons</text:p>
          </table:table-cell>
          <table:table-cell office:value-type="float" office:value="1877" calcext:value-type="float">
            <text:p>1877</text:p>
          </table:table-cell>
          <table:table-cell office:value-type="float" office:value="1858" calcext:value-type="float">
            <text:p>1858</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28" calcext:value-type="float">
            <text:p>128</text:p>
          </table:table-cell>
          <table:table-cell office:value-type="string" calcext:value-type="string">
            <text:p><text:s text:c="2"/>það fpheo svo aa valdið ssg miklu lheþsf böli nkeþ fyrir ao þá fakfo báða fokfo , , þar aa eð c hin </text:p>
          </table:table-cell>
          <table:table-cell table:style-name="ce34" table:formula="of:=getword([.B128]; -1)" office:value-type="string" office:string-value="hin" calcext:value-type="string">
            <text:p>hin</text:p>
          </table:table-cell>
          <table:table-cell office:value-type="string" calcext:value-type="string">
            <text:p>ghfn helgu lhfnvf</text:p>
          </table:table-cell>
          <table:table-cell table:style-name="ce37" table:formula="of:=getword([.D128]; 2)" office:value-type="string" office:string-value="helgu" calcext:value-type="string">
            <text:p>helgu</text:p>
          </table:table-cell>
          <table:table-cell/>
          <table:table-cell table:style-name="ce37" table:formula="of:=getword([.P12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28]; 2)" office:value-type="string" office:string-value="nhfn" calcext:value-type="string">
            <text:p>nhfn</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vináttu-bönd nhfn voru sfg3fþ slitin sþghfn og c bíða sfg3fn þeir fpkfn svo aa ef c </text:p>
          </table:table-cell>
          <table:table-cell office:value-type="string" calcext:value-type="string">
            <text:p>1877-ListinLifa-FinnJons.txt</text:p>
          </table:table-cell>
          <table:table-cell table:number-columns-repeated="2" office:value-type="string" calcext:value-type="string">
            <text:p>FinnJons</text:p>
          </table:table-cell>
          <table:table-cell office:value-type="float" office:value="1877" calcext:value-type="float">
            <text:p>1877</text:p>
          </table:table-cell>
          <table:table-cell office:value-type="float" office:value="1858" calcext:value-type="float">
            <text:p>1858</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29" calcext:value-type="float">
            <text:p>129</text:p>
          </table:table-cell>
          <table:table-cell office:value-type="string" calcext:value-type="string">
            <text:p><text:s text:c="2"/>nkeo , , og c er sfg3en það fahen eitur nhen , , sem ct eitrar sfg3en og c drepur sfg3en hina </text:p>
          </table:table-cell>
          <table:table-cell table:style-name="ce34" table:formula="of:=getword([.B129]; -1)" office:value-type="string" office:string-value="hina" calcext:value-type="string">
            <text:p>hina</text:p>
          </table:table-cell>
          <table:table-cell office:value-type="string" calcext:value-type="string">
            <text:p>gveo fögrustu lveove</text:p>
          </table:table-cell>
          <table:table-cell table:style-name="ce37" table:formula="of:=getword([.D129]; 2)" office:value-type="string" office:string-value="fögrustu" calcext:value-type="string">
            <text:p>fögrustu</text:p>
          </table:table-cell>
          <table:table-cell/>
          <table:table-cell table:style-name="ce37" table:formula="of:=getword([.P12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29];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beztu sbg2en tilfinningu nveo manns nkee . . Með aþ þessu faheþ hygg sfg1en jeg e þá </text:p>
          </table:table-cell>
          <table:table-cell office:value-type="string" calcext:value-type="string">
            <text:p>1877-ListinLifa-FinnJons.txt</text:p>
          </table:table-cell>
          <table:table-cell table:number-columns-repeated="2" office:value-type="string" calcext:value-type="string">
            <text:p>FinnJons</text:p>
          </table:table-cell>
          <table:table-cell office:value-type="float" office:value="1877" calcext:value-type="float">
            <text:p>1877</text:p>
          </table:table-cell>
          <table:table-cell office:value-type="float" office:value="1858" calcext:value-type="float">
            <text:p>1858</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30" calcext:value-type="float">
            <text:p>130</text:p>
          </table:table-cell>
          <table:table-cell office:value-type="string" calcext:value-type="string">
            <text:p><text:s/>3fn sjer nheo allt foheo far nheo um ao , , að c öðrum fokfþ sýnist sfm3en hið ghen sama fbhen . . Hinn </text:p>
          </table:table-cell>
          <table:table-cell table:style-name="ce34" table:formula="of:=getword([.B130]; -1)" office:value-type="string" office:string-value="Hinn" calcext:value-type="string">
            <text:p>Hinn</text:p>
          </table:table-cell>
          <table:table-cell office:value-type="string" calcext:value-type="string">
            <text:p>gken drambláti lkenvf</text:p>
          </table:table-cell>
          <table:table-cell table:style-name="ce37" table:formula="of:=getword([.D130]; 2)" office:value-type="string" office:string-value="drambláti" calcext:value-type="string">
            <text:p>drambláti</text:p>
          </table:table-cell>
          <table:table-cell/>
          <table:table-cell table:style-name="ce37" table:formula="of:=getword([.P13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30]; 2)" office:value-type="string" office:string-value="snm" calcext:value-type="string">
            <text:p>snm</text:p>
          </table:table-cell>
          <table:table-cell table:style-name="ce37" table:number-columns-repeated="2"/>
          <table:table-cell/>
          <table:table-cell table:style-name="ce37" table:number-columns-repeated="2"/>
          <table:table-cell office:value-type="string" calcext:value-type="string">
            <text:p><text:s/>leitast snm á ao allan fokeo hátt nkeo við ao að cn sýnast snm meiri lkenvm og c nýtari </text:p>
          </table:table-cell>
          <table:table-cell office:value-type="string" calcext:value-type="string">
            <text:p>1877-Manngerdir-ArnThorst.txt</text:p>
          </table:table-cell>
          <table:table-cell table:number-columns-repeated="2" office:value-type="string" calcext:value-type="string">
            <text:p>ArnThorst</text:p>
          </table:table-cell>
          <table:table-cell office:value-type="float" office:value="1877" calcext:value-type="float">
            <text:p>1877</text:p>
          </table:table-cell>
          <table:table-cell office:value-type="float" office:value="1851" calcext:value-type="float">
            <text:p>1851</text:p>
          </table:table-cell>
          <table:table-cell office:value-type="float" office:value="26" calcext:value-type="float">
            <text:p>26</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31" calcext:value-type="float">
            <text:p>131</text:p>
          </table:table-cell>
          <table:table-cell office:value-type="string" calcext:value-type="string">
            <text:p><text:s text:c="2"/>nkfþ og c sýni nheþ sjer sfg1en þann fakeo heiður nkeo , , sem ct hann fpken ekki aa á aa . . Hið </text:p>
          </table:table-cell>
          <table:table-cell table:style-name="ce34" table:formula="of:=getword([.B131]; -1)" office:value-type="string" office:string-value="Hið" calcext:value-type="string">
            <text:p>Hið</text:p>
          </table:table-cell>
          <table:table-cell office:value-type="string" calcext:value-type="string">
            <text:p>ghen mikla lhenvf</text:p>
          </table:table-cell>
          <table:table-cell table:style-name="ce37" table:formula="of:=getword([.D131]; 2)" office:value-type="string" office:string-value="mikla" calcext:value-type="string">
            <text:p>mikla</text:p>
          </table:table-cell>
          <table:table-cell/>
          <table:table-cell table:style-name="ce37" table:formula="of:=getword([.P13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31]; 2)" office:value-type="string" office:string-value="nhen" calcext:value-type="string">
            <text:p>nhen</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álit nhen , , sem ct maðurinn nkeng hefur sfg3en á aþ sjálfum fbkeþ sjer nkeþ og c hann fpken </text:p>
          </table:table-cell>
          <table:table-cell office:value-type="string" calcext:value-type="string">
            <text:p>1877-Manngerdir-ArnThorst.txt</text:p>
          </table:table-cell>
          <table:table-cell table:number-columns-repeated="2" office:value-type="string" calcext:value-type="string">
            <text:p>ArnThorst</text:p>
          </table:table-cell>
          <table:table-cell office:value-type="float" office:value="1877" calcext:value-type="float">
            <text:p>1877</text:p>
          </table:table-cell>
          <table:table-cell office:value-type="float" office:value="1851" calcext:value-type="float">
            <text:p>1851</text:p>
          </table:table-cell>
          <table:table-cell office:value-type="float" office:value="26" calcext:value-type="float">
            <text:p>26</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32" calcext:value-type="float">
            <text:p>132</text:p>
          </table:table-cell>
          <table:table-cell office:value-type="string" calcext:value-type="string">
            <text:p><text:s text:c="2"/>c þeir fpkfn eru sfg3fn ; ; sumir fokfn koma sfg3fn fram aa , , sem ct væru svg3fþ þeir fpkfn hinir </text:p>
          </table:table-cell>
          <table:table-cell table:style-name="ce34" table:formula="of:=getword([.B132]; -1)" office:value-type="string" office:string-value="hinir" calcext:value-type="string">
            <text:p>hinir</text:p>
          </table:table-cell>
          <table:table-cell office:value-type="string" calcext:value-type="string">
            <text:p>gkfn guðhræddustu lkfnve</text:p>
          </table:table-cell>
          <table:table-cell table:style-name="ce37" table:formula="of:=getword([.D132]; 2)" office:value-type="string" office:string-value="guðhræddustu" calcext:value-type="string">
            <text:p>guðhræddustu</text:p>
          </table:table-cell>
          <table:table-cell/>
          <table:table-cell table:style-name="ce37" table:formula="of:=getword([.P13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32];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hlýða sfg3fn messu nveþ þegar c færi svg3eþ er sfg3en á aa o.s.frv. as , , </text:p>
          </table:table-cell>
          <table:table-cell office:value-type="string" calcext:value-type="string">
            <text:p>1877-Manngerdir-JohDOlafs.txt</text:p>
          </table:table-cell>
          <table:table-cell table:number-columns-repeated="2" office:value-type="string" calcext:value-type="string">
            <text:p>JohDOlafs</text:p>
          </table:table-cell>
          <table:table-cell office:value-type="float" office:value="1877" calcext:value-type="float">
            <text:p>1877</text:p>
          </table:table-cell>
          <table:table-cell office:value-type="float" office:value="1855" calcext:value-type="float">
            <text:p>1855</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33" calcext:value-type="float">
            <text:p>133</text:p>
          </table:table-cell>
          <table:table-cell office:value-type="string" calcext:value-type="string">
            <text:p><text:s text:c="2"/>svg3eþ er sfg3en á aa o.s.frv. as , , en c þessir fakfn eru sfg3fn opt sþgven hinir </text:p>
          </table:table-cell>
          <table:table-cell table:style-name="ce34" table:formula="of:=getword([.B133]; -1)" office:value-type="string" office:string-value="hinir" calcext:value-type="string">
            <text:p>hinir</text:p>
          </table:table-cell>
          <table:table-cell office:value-type="string" calcext:value-type="string">
            <text:p>gkfn guðlausustu lkfnve</text:p>
          </table:table-cell>
          <table:table-cell table:style-name="ce37" table:formula="of:=getword([.D133]; 2)" office:value-type="string" office:string-value="guðlausustu" calcext:value-type="string">
            <text:p>guðlausustu</text:p>
          </table:table-cell>
          <table:table-cell/>
          <table:table-cell table:style-name="ce37" table:formula="of:=getword([.P13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33]; 2)" office:value-type="string" office:string-value="nkfn" calcext:value-type="string">
            <text:p>nkfn</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menn nkfn ; ; þeir fpkfn sjá sfg3fn , , að c ef c þeir fpkfn ljetu sbg2en vonzku nveo sína </text:p>
          </table:table-cell>
          <table:table-cell office:value-type="string" calcext:value-type="string">
            <text:p>1877-Manngerdir-JohDOlafs.txt</text:p>
          </table:table-cell>
          <table:table-cell table:number-columns-repeated="2" office:value-type="string" calcext:value-type="string">
            <text:p>JohDOlafs</text:p>
          </table:table-cell>
          <table:table-cell office:value-type="float" office:value="1877" calcext:value-type="float">
            <text:p>1877</text:p>
          </table:table-cell>
          <table:table-cell office:value-type="float" office:value="1855" calcext:value-type="float">
            <text:p>1855</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34" calcext:value-type="float">
            <text:p>134</text:p>
          </table:table-cell>
          <table:table-cell office:value-type="string" calcext:value-type="string">
            <text:p><text:s text:c="2"/>ao tíma nkeo , , sumum fokfþ lengur aam , , sumum fokfþ skemur aam . . En c á aþ endanum nkeþg kemst sfm3en hið </text:p>
          </table:table-cell>
          <table:table-cell table:style-name="ce34" table:formula="of:=getword([.B134]; -1)" office:value-type="string" office:string-value="hið" calcext:value-type="string">
            <text:p>hið</text:p>
          </table:table-cell>
          <table:table-cell office:value-type="string" calcext:value-type="string">
            <text:p>ghen sanna lvenvf</text:p>
          </table:table-cell>
          <table:table-cell table:style-name="ce37" table:formula="of:=getword([.D134]; 2)" office:value-type="string" office:string-value="sanna" calcext:value-type="string">
            <text:p>sanna</text:p>
          </table:table-cell>
          <table:table-cell/>
          <table:table-cell table:style-name="ce37" table:formula="of:=getword([.P13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34]; 2)" office:value-type="string" office:string-value="aa" calcext:value-type="string">
            <text:p>aa</text:p>
          </table:table-cell>
          <table:table-cell table:style-name="ce37" table:number-columns-repeated="2"/>
          <table:table-cell/>
          <table:table-cell table:style-name="ce37" table:number-columns-repeated="2"/>
          <table:table-cell office:value-type="string" calcext:value-type="string">
            <text:p><text:s/>jafnan aa upp aa , , og c er sfg3en slíkt fbhen yfirskyn nhen í aþ mörgu lheþsf tilliti nheþ </text:p>
          </table:table-cell>
          <table:table-cell office:value-type="string" calcext:value-type="string">
            <text:p>1877-Manngerdir-JohDOlafs.txt</text:p>
          </table:table-cell>
          <table:table-cell table:number-columns-repeated="2" office:value-type="string" calcext:value-type="string">
            <text:p>JohDOlafs</text:p>
          </table:table-cell>
          <table:table-cell office:value-type="float" office:value="1877" calcext:value-type="float">
            <text:p>1877</text:p>
          </table:table-cell>
          <table:table-cell office:value-type="float" office:value="1855" calcext:value-type="float">
            <text:p>1855</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35" calcext:value-type="float">
            <text:p>135</text:p>
          </table:table-cell>
          <table:table-cell office:value-type="string" calcext:value-type="string">
            <text:p><text:s text:c="2"/>aa upp aa , , og c er sfg3en slíkt fbhen yfirskyn nhen í aþ mörgu lheþsf tilliti nheþ hættulegt lhensf ; ; hinir </text:p>
          </table:table-cell>
          <table:table-cell table:style-name="ce34" table:formula="of:=getword([.B135]; -1)" office:value-type="string" office:string-value="hinir" calcext:value-type="string">
            <text:p>hinir</text:p>
          </table:table-cell>
          <table:table-cell office:value-type="string" calcext:value-type="string">
            <text:p>gkfn blíðmálustu lkfnve</text:p>
          </table:table-cell>
          <table:table-cell table:style-name="ce37" table:formula="of:=getword([.D135]; 2)" office:value-type="string" office:string-value="blíðmálustu" calcext:value-type="string">
            <text:p>blíðmálustu</text:p>
          </table:table-cell>
          <table:table-cell/>
          <table:table-cell table:style-name="ce37" table:formula="of:=getword([.P13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35]; 2)" office:value-type="string" office:string-value="nkfn" calcext:value-type="string">
            <text:p>nkf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menn nkfn eru sfg3fn opt sþgven hinir gkfn verstu lkfnve og c draga sfg3fn oss fp1fo </text:p>
          </table:table-cell>
          <table:table-cell office:value-type="string" calcext:value-type="string">
            <text:p>1877-Manngerdir-JohDOlafs.txt</text:p>
          </table:table-cell>
          <table:table-cell table:number-columns-repeated="2" office:value-type="string" calcext:value-type="string">
            <text:p>JohDOlafs</text:p>
          </table:table-cell>
          <table:table-cell office:value-type="float" office:value="1877" calcext:value-type="float">
            <text:p>1877</text:p>
          </table:table-cell>
          <table:table-cell office:value-type="float" office:value="1855" calcext:value-type="float">
            <text:p>1855</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36" calcext:value-type="float">
            <text:p>136</text:p>
          </table:table-cell>
          <table:table-cell office:value-type="string" calcext:value-type="string">
            <text:p><text:s/>í aþ mörgu lheþsf tilliti nheþ hættulegt lhensf ; ; hinir gkfn blíðmálustu lkfnve menn nkfn eru sfg3fn opt sþgven hinir </text:p>
          </table:table-cell>
          <table:table-cell table:style-name="ce34" table:formula="of:=getword([.B136]; -1)" office:value-type="string" office:string-value="hinir" calcext:value-type="string">
            <text:p>hinir</text:p>
          </table:table-cell>
          <table:table-cell office:value-type="string" calcext:value-type="string">
            <text:p>gkfn verstu lkfnve</text:p>
          </table:table-cell>
          <table:table-cell table:style-name="ce37" table:formula="of:=getword([.D136]; 2)" office:value-type="string" office:string-value="verstu" calcext:value-type="string">
            <text:p>verstu</text:p>
          </table:table-cell>
          <table:table-cell/>
          <table:table-cell table:style-name="ce37" table:formula="of:=getword([.P13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36];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draga sfg3fn oss fp1fo á ao tálar nvfo með aþ fagurgala nhfe sínum fekeþ , , sem </text:p>
          </table:table-cell>
          <table:table-cell office:value-type="string" calcext:value-type="string">
            <text:p>1877-Manngerdir-JohDOlafs.txt</text:p>
          </table:table-cell>
          <table:table-cell table:number-columns-repeated="2" office:value-type="string" calcext:value-type="string">
            <text:p>JohDOlafs</text:p>
          </table:table-cell>
          <table:table-cell office:value-type="float" office:value="1877" calcext:value-type="float">
            <text:p>1877</text:p>
          </table:table-cell>
          <table:table-cell office:value-type="float" office:value="1855" calcext:value-type="float">
            <text:p>1855</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37" calcext:value-type="float">
            <text:p>137</text:p>
          </table:table-cell>
          <table:table-cell office:value-type="string" calcext:value-type="string">
            <text:p><text:s/>Hverjar fsvfn eru sfg3fn hinar </text:p>
          </table:table-cell>
          <table:table-cell table:style-name="ce34" table:formula="of:=getword([.B137]; -1)" office:value-type="string" office:string-value="hinar" calcext:value-type="string">
            <text:p>hinar</text:p>
          </table:table-cell>
          <table:table-cell office:value-type="string" calcext:value-type="string">
            <text:p>gvfn skaðlegu lvfnvf</text:p>
          </table:table-cell>
          <table:table-cell table:style-name="ce37" table:formula="of:=getword([.D137]; 2)" office:value-type="string" office:string-value="skaðlegu" calcext:value-type="string">
            <text:p>skaðlegu</text:p>
          </table:table-cell>
          <table:table-cell/>
          <table:table-cell table:style-name="ce37" table:formula="of:=getword([.P137]; 1)" office:value-type="string" office:string-value="" calcext:value-type="error">
            <text:p>#NAFN?</text:p>
          </table:table-cell>
          <table:table-cell table:style-name="ce37"/>
          <table:table-cell table:style-name="ce41" office:value-type="string" calcext:value-type="string">
            <text:p>danGEN</text:p>
          </table:table-cell>
          <table:table-cell table:style-name="ce37" table:formula="of:=getword([.P137]; 2)" office:value-type="string" office:string-value="nvfn" calcext:value-type="string">
            <text:p>nvf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afleiðingar nvfn óhófseminnar nveeg ? ? ( ( 1879 ta ) ) Óhófssemi nven og c leti nven hafa sfg3fn á</text:p>
          </table:table-cell>
          <table:table-cell office:value-type="string" calcext:value-type="string">
            <text:p>1879-Freistingar-JonasJonas.txt</text:p>
          </table:table-cell>
          <table:table-cell table:number-columns-repeated="2" office:value-type="string" calcext:value-type="string">
            <text:p>JonasJonas</text:p>
          </table:table-cell>
          <table:table-cell office:value-type="float" office:value="1879" calcext:value-type="float">
            <text:p>1879</text:p>
          </table:table-cell>
          <table:table-cell office:value-type="float" office:value="1856" calcext:value-type="float">
            <text:p>1856</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38" calcext:value-type="float">
            <text:p>138</text:p>
          </table:table-cell>
          <table:table-cell office:value-type="string" calcext:value-type="string">
            <text:p><text:s text:c="2"/>sínum fekeþ , , þegar c hann fpken á sfg3en að cn hvílast snm . . Hann fpken eyðir sfg3en þannig aa hinum </text:p>
          </table:table-cell>
          <table:table-cell table:style-name="ce34" table:formula="of:=getword([.B138]; -1)" office:value-type="string" office:string-value="hinum" calcext:value-type="string">
            <text:p>hinum</text:p>
          </table:table-cell>
          <table:table-cell office:value-type="string" calcext:value-type="string">
            <text:p>gkeþ dýrmæta lkeþvf</text:p>
          </table:table-cell>
          <table:table-cell table:style-name="ce37" table:formula="of:=getword([.D138]; 2)" office:value-type="string" office:string-value="dýrmæta" calcext:value-type="string">
            <text:p>dýrmæta</text:p>
          </table:table-cell>
          <table:table-cell/>
          <table:table-cell table:style-name="ce37" table:formula="of:=getword([.P138];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138]; 2)" office:value-type="string" office:string-value="nkeþ" calcext:value-type="string">
            <text:p>nkeþ</text:p>
          </table:table-cell>
          <table:table-cell office:value-type="string" calcext:value-type="string">
            <text:p>yes</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tíma nkeþ og c viðurværi nheþ sínu feheþ og c sinna fekfe til ae ónýtis nhee , , og c aflar </text:p>
          </table:table-cell>
          <table:table-cell office:value-type="string" calcext:value-type="string">
            <text:p>1879-Freistingar-JonasJonas.txt</text:p>
          </table:table-cell>
          <table:table-cell table:number-columns-repeated="2" office:value-type="string" calcext:value-type="string">
            <text:p>JonasJonas</text:p>
          </table:table-cell>
          <table:table-cell office:value-type="float" office:value="1879" calcext:value-type="float">
            <text:p>1879</text:p>
          </table:table-cell>
          <table:table-cell office:value-type="float" office:value="1856" calcext:value-type="float">
            <text:p>1856</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39" calcext:value-type="float">
            <text:p>139</text:p>
          </table:table-cell>
          <table:table-cell office:value-type="string" calcext:value-type="string">
            <text:p><text:s text:c="2"/>, , að c líkaminn nkeng hefur sfg3en eigi aa getað ssg náð nveo sjer nkee aptur lkensf eptir sfg2eþ hina </text:p>
          </table:table-cell>
          <table:table-cell table:style-name="ce34" table:formula="of:=getword([.B139]; -1)" office:value-type="string" office:string-value="hina" calcext:value-type="string">
            <text:p>hina</text:p>
          </table:table-cell>
          <table:table-cell office:value-type="string" calcext:value-type="string">
            <text:p>gveo fyrri lveovm</text:p>
          </table:table-cell>
          <table:table-cell table:style-name="ce37" table:formula="of:=getword([.D139]; 2)" office:value-type="string" office:string-value="fyrri" calcext:value-type="string">
            <text:p>fyrri</text:p>
          </table:table-cell>
          <table:table-cell/>
          <table:table-cell table:style-name="ce37" table:formula="of:=getword([.P13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39]; 2)" office:value-type="string" office:string-value="nveo" calcext:value-type="string">
            <text:p>nveo</text:p>
          </table:table-cell>
          <table:table-cell table:style-name="ce37" office:value-type="string" calcext:value-type="string">
            <text:p>occurs unexpectedly with HINN/SÁ</text:p>
          </table:table-cell>
          <table:table-cell table:style-name="ce37" office:value-type="string" calcext:value-type="string">
            <text:p>demonstr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skemmd nveo , , og c þá aa er sfg3en illu lhfnvf við ao illt lheosf bætt lheosf með aþ </text:p>
          </table:table-cell>
          <table:table-cell office:value-type="string" calcext:value-type="string">
            <text:p>1879-Freistingar-JonasJonas.txt</text:p>
          </table:table-cell>
          <table:table-cell table:number-columns-repeated="2" office:value-type="string" calcext:value-type="string">
            <text:p>JonasJonas</text:p>
          </table:table-cell>
          <table:table-cell office:value-type="float" office:value="1879" calcext:value-type="float">
            <text:p>1879</text:p>
          </table:table-cell>
          <table:table-cell office:value-type="float" office:value="1856" calcext:value-type="float">
            <text:p>1856</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40" calcext:value-type="float">
            <text:p>140</text:p>
          </table:table-cell>
          <table:table-cell office:value-type="string" calcext:value-type="string">
            <text:p><text:s text:c="2"/>opt ssg enda c með aþ skelfingu nveþ “ nhen . . Óhófið nheng drepur sfg3en niður ao andann nkeog og c hinu </text:p>
          </table:table-cell>
          <table:table-cell table:style-name="ce34" table:formula="of:=getword([.B140]; -1)" office:value-type="string" office:string-value="hinu" calcext:value-type="string">
            <text:p>hinu</text:p>
          </table:table-cell>
          <table:table-cell office:value-type="string" calcext:value-type="string">
            <text:p>gheþ góða lheþvf</text:p>
          </table:table-cell>
          <table:table-cell table:style-name="ce37" table:formula="of:=getword([.D140]; 2)" office:value-type="string" office:string-value="góða" calcext:value-type="string">
            <text:p>góða</text:p>
          </table:table-cell>
          <table:table-cell/>
          <table:table-cell table:style-name="ce37" table:formula="of:=getword([.P14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40];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em ct manninum nkeþg er sfg3en gefið sþghen . . Óhófsmaðurinn nkeng getur sfg3en aldrei aa hugsað </text:p>
          </table:table-cell>
          <table:table-cell office:value-type="string" calcext:value-type="string">
            <text:p>1879-Freistingar-JonasJonas.txt</text:p>
          </table:table-cell>
          <table:table-cell table:number-columns-repeated="2" office:value-type="string" calcext:value-type="string">
            <text:p>JonasJonas</text:p>
          </table:table-cell>
          <table:table-cell office:value-type="float" office:value="1879" calcext:value-type="float">
            <text:p>1879</text:p>
          </table:table-cell>
          <table:table-cell office:value-type="float" office:value="1856" calcext:value-type="float">
            <text:p>1856</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41" calcext:value-type="float">
            <text:p>141</text:p>
          </table:table-cell>
          <table:table-cell office:value-type="string" calcext:value-type="string">
            <text:p><text:s text:c="2"/>nkeng getur sfg3en aldrei aa hugsað ssg eða c beitt ssg anda nkeþ sínum fekeþ eins aa og c hinn </text:p>
          </table:table-cell>
          <table:table-cell table:style-name="ce34" table:formula="of:=getword([.B141]; -1)" office:value-type="string" office:string-value="hinn" calcext:value-type="string">
            <text:p>hinn</text:p>
          </table:table-cell>
          <table:table-cell office:value-type="string" calcext:value-type="string">
            <text:p>gken hófsami lkenvf</text:p>
          </table:table-cell>
          <table:table-cell table:style-name="ce37" table:formula="of:=getword([.D141]; 2)" office:value-type="string" office:string-value="hófsami" calcext:value-type="string">
            <text:p>hófsami</text:p>
          </table:table-cell>
          <table:table-cell/>
          <table:table-cell table:style-name="ce37" table:formula="of:=getword([.P14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41];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egar c hann fpken hefur sfg3en borðað ssg meir aam enn aa þörf lhfosf krefur sfg3en , , leggst </text:p>
          </table:table-cell>
          <table:table-cell office:value-type="string" calcext:value-type="string">
            <text:p>1879-Freistingar-JonasJonas.txt</text:p>
          </table:table-cell>
          <table:table-cell table:number-columns-repeated="2" office:value-type="string" calcext:value-type="string">
            <text:p>JonasJonas</text:p>
          </table:table-cell>
          <table:table-cell office:value-type="float" office:value="1879" calcext:value-type="float">
            <text:p>1879</text:p>
          </table:table-cell>
          <table:table-cell office:value-type="float" office:value="1856" calcext:value-type="float">
            <text:p>1856</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42" calcext:value-type="float">
            <text:p>142</text:p>
          </table:table-cell>
          <table:table-cell office:value-type="string" calcext:value-type="string">
            <text:p><text:s/>3en ekki aa annað fohen enn aa máttlítill lkensf líkami nken , , sem ct misst sþghen hefur sfg3en allt fohen hið </text:p>
          </table:table-cell>
          <table:table-cell table:style-name="ce34" table:formula="of:=getword([.B142]; -1)" office:value-type="string" office:string-value="hið" calcext:value-type="string">
            <text:p>hið</text:p>
          </table:table-cell>
          <table:table-cell office:value-type="string" calcext:value-type="string">
            <text:p>gheo andlega lheovf</text:p>
          </table:table-cell>
          <table:table-cell table:style-name="ce37" table:formula="of:=getword([.D142]; 2)" office:value-type="string" office:string-value="andlega" calcext:value-type="string">
            <text:p>andlega</text:p>
          </table:table-cell>
          <table:table-cell/>
          <table:table-cell table:style-name="ce37" table:formula="of:=getword([.P142];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142]; 2)" office:value-type="string" office:string-value="nheo" calcext:value-type="string">
            <text:p>nheo</text:p>
          </table:table-cell>
          <table:table-cell table:style-name="ce37" office:value-type="string" calcext:value-type="string">
            <text:p>HINN/SÁ only</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líf nheo sitt feheo nema c lífsandann nkeog , , sem ct bærist sfm3en fyrir aþ brjósti nheþ hans fpke</text:p>
          </table:table-cell>
          <table:table-cell office:value-type="string" calcext:value-type="string">
            <text:p>1879-Freistingar-JonasJonas.txt</text:p>
          </table:table-cell>
          <table:table-cell table:number-columns-repeated="2" office:value-type="string" calcext:value-type="string">
            <text:p>JonasJonas</text:p>
          </table:table-cell>
          <table:table-cell office:value-type="float" office:value="1879" calcext:value-type="float">
            <text:p>1879</text:p>
          </table:table-cell>
          <table:table-cell office:value-type="float" office:value="1856" calcext:value-type="float">
            <text:p>1856</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43" calcext:value-type="float">
            <text:p>143</text:p>
          </table:table-cell>
          <table:table-cell office:value-type="string" calcext:value-type="string">
            <text:p><text:s text:c="2"/>allajafna lvenvf sljó lvensf og c aðgjörðalítil lvensf . . Aptur lkensf á aþ móti nheþ vaka sng og c dafna sng hina </text:p>
          </table:table-cell>
          <table:table-cell table:style-name="ce34" table:formula="of:=getword([.B143]; -1)" office:value-type="string" office:string-value="hina" calcext:value-type="string">
            <text:p>hina</text:p>
          </table:table-cell>
          <table:table-cell office:value-type="string" calcext:value-type="string">
            <text:p>gveo holdlegu lvfovf</text:p>
          </table:table-cell>
          <table:table-cell table:style-name="ce37" table:formula="of:=getword([.D143]; 2)" office:value-type="string" office:string-value="holdlegu" calcext:value-type="string">
            <text:p>holdlegu</text:p>
          </table:table-cell>
          <table:table-cell/>
          <table:table-cell table:style-name="ce37" table:formula="of:=getword([.P14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43]; 2)" office:value-type="string" office:string-value="nvfo" calcext:value-type="string">
            <text:p>nvfo</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girndir nvfo furðanlega aa vel aa . . Tilfinningin nveng fyrir aþ því fpheþ fagra lheþvf og c góða </text:p>
          </table:table-cell>
          <table:table-cell office:value-type="string" calcext:value-type="string">
            <text:p>1879-Freistingar-JonasJonas.txt</text:p>
          </table:table-cell>
          <table:table-cell table:number-columns-repeated="2" office:value-type="string" calcext:value-type="string">
            <text:p>JonasJonas</text:p>
          </table:table-cell>
          <table:table-cell office:value-type="float" office:value="1879" calcext:value-type="float">
            <text:p>1879</text:p>
          </table:table-cell>
          <table:table-cell office:value-type="float" office:value="1856" calcext:value-type="float">
            <text:p>1856</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44" calcext:value-type="float">
            <text:p>144</text:p>
          </table:table-cell>
          <table:table-cell office:value-type="string" calcext:value-type="string">
            <text:p><text:s text:c="2"/>, , nytsama nkeþ og c heiðarlega aa deyr sfg3en út aa , , og c sómatilfinningin nveng hverfur sfg3en , , en c hinar </text:p>
          </table:table-cell>
          <table:table-cell table:style-name="ce34" table:formula="of:=getword([.B144]; -1)" office:value-type="string" office:string-value="hinar" calcext:value-type="string">
            <text:p>hinar</text:p>
          </table:table-cell>
          <table:table-cell office:value-type="string" calcext:value-type="string">
            <text:p>gvfn illu lkfovf</text:p>
          </table:table-cell>
          <table:table-cell table:style-name="ce37" table:formula="of:=getword([.D144]; 2)" office:value-type="string" office:string-value="illu" calcext:value-type="string">
            <text:p>illu</text:p>
          </table:table-cell>
          <table:table-cell/>
          <table:table-cell table:style-name="ce37" table:formula="of:=getword([.P14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44];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spilltu svg3fþ girndir nvfn þróast ssm óðum aa , , og c hjálpa sfg3fn óhófinu nheþg furðufljótt </text:p>
          </table:table-cell>
          <table:table-cell office:value-type="string" calcext:value-type="string">
            <text:p>1879-Freistingar-JonasJonas.txt</text:p>
          </table:table-cell>
          <table:table-cell table:number-columns-repeated="2" office:value-type="string" calcext:value-type="string">
            <text:p>JonasJonas</text:p>
          </table:table-cell>
          <table:table-cell office:value-type="float" office:value="1879" calcext:value-type="float">
            <text:p>1879</text:p>
          </table:table-cell>
          <table:table-cell office:value-type="float" office:value="1856" calcext:value-type="float">
            <text:p>1856</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45" calcext:value-type="float">
            <text:p>145</text:p>
          </table:table-cell>
          <table:table-cell office:value-type="string" calcext:value-type="string">
            <text:p><text:s text:c="2"/>sfg3en þó aa enn aa eptir lkfnsf og c getur sfg3en eigi svg3en látið ssg eptir lkfnsf hinum </text:p>
          </table:table-cell>
          <table:table-cell table:style-name="ce34" table:formula="of:=getword([.B145]; -1)" office:value-type="string" office:string-value="hinum" calcext:value-type="string">
            <text:p>hinum</text:p>
          </table:table-cell>
          <table:table-cell office:value-type="string" calcext:value-type="string">
            <text:p>gvfþ taumlausu lvfþvf</text:p>
          </table:table-cell>
          <table:table-cell table:style-name="ce37" table:formula="of:=getword([.D145]; 2)" office:value-type="string" office:string-value="taumlausu" calcext:value-type="string">
            <text:p>taumlausu</text:p>
          </table:table-cell>
          <table:table-cell/>
          <table:table-cell table:style-name="ce37" table:formula="of:=getword([.P14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45]; 2)" office:value-type="string" office:string-value="nvfþ" calcext:value-type="string">
            <text:p>nvfþ</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hvötum nvfþ , , þá aa hafa sfg3fn þær fpvfn fengið ssg svo aa óstjórnlegt lheosf vald nheo yfir aþ</text:p>
          </table:table-cell>
          <table:table-cell office:value-type="string" calcext:value-type="string">
            <text:p>1879-Freistingar-JonasJonas.txt</text:p>
          </table:table-cell>
          <table:table-cell table:number-columns-repeated="2" office:value-type="string" calcext:value-type="string">
            <text:p>JonasJonas</text:p>
          </table:table-cell>
          <table:table-cell office:value-type="float" office:value="1879" calcext:value-type="float">
            <text:p>1879</text:p>
          </table:table-cell>
          <table:table-cell office:value-type="float" office:value="1856" calcext:value-type="float">
            <text:p>1856</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46" calcext:value-type="float">
            <text:p>146</text:p>
          </table:table-cell>
          <table:table-cell office:value-type="string" calcext:value-type="string">
            <text:p><text:s text:c="2"/>að cn afla sng sjer nkeo fjár nhee til ae þess fphee að cn geta sng haldið ssg áfram aa hinu </text:p>
          </table:table-cell>
          <table:table-cell table:style-name="ce34" table:formula="of:=getword([.B146]; -1)" office:value-type="string" office:string-value="hinu" calcext:value-type="string">
            <text:p>hinu</text:p>
          </table:table-cell>
          <table:table-cell office:value-type="string" calcext:value-type="string">
            <text:p>gheþ fyrra lheþvm</text:p>
          </table:table-cell>
          <table:table-cell table:style-name="ce37" table:formula="of:=getword([.D146]; 2)" office:value-type="string" office:string-value="fyrra" calcext:value-type="string">
            <text:p>fyrra</text:p>
          </table:table-cell>
          <table:table-cell/>
          <table:table-cell table:style-name="ce37" table:formula="of:=getword([.P146];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146]; 2)" office:value-type="string" office:string-value="nheþ" calcext:value-type="string">
            <text:p>nheþ</text:p>
          </table:table-cell>
          <table:table-cell table:style-name="ce37" office:value-type="string" calcext:value-type="string">
            <text:p>HINN/SÁ only</text:p>
          </table:table-cell>
          <table:table-cell table:style-name="ce37" office:value-type="string" calcext:value-type="string">
            <text:p>demonstr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lífi nheþ sínu feheþ ; ; því fpheþ sjaldan aa munu sfg3fn slíkir fbkfn menn nkfn aptur lkensf fara sng</text:p>
          </table:table-cell>
          <table:table-cell office:value-type="string" calcext:value-type="string">
            <text:p>1879-Freistingar-JonasJonas.txt</text:p>
          </table:table-cell>
          <table:table-cell table:number-columns-repeated="2" office:value-type="string" calcext:value-type="string">
            <text:p>JonasJonas</text:p>
          </table:table-cell>
          <table:table-cell office:value-type="float" office:value="1879" calcext:value-type="float">
            <text:p>1879</text:p>
          </table:table-cell>
          <table:table-cell office:value-type="float" office:value="1856" calcext:value-type="float">
            <text:p>1856</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47" calcext:value-type="float">
            <text:p>147</text:p>
          </table:table-cell>
          <table:table-cell office:value-type="string" calcext:value-type="string">
            <text:p><text:s/>Hverjar fsvfn eru sfg3fn hinar </text:p>
          </table:table-cell>
          <table:table-cell table:style-name="ce34" table:formula="of:=getword([.B147]; -1)" office:value-type="string" office:string-value="hinar" calcext:value-type="string">
            <text:p>hinar</text:p>
          </table:table-cell>
          <table:table-cell office:value-type="string" calcext:value-type="string">
            <text:p>gvfn skaðlegu lvfnvf</text:p>
          </table:table-cell>
          <table:table-cell table:style-name="ce37" table:formula="of:=getword([.D147]; 2)" office:value-type="string" office:string-value="skaðlegu" calcext:value-type="string">
            <text:p>skaðlegu</text:p>
          </table:table-cell>
          <table:table-cell/>
          <table:table-cell table:style-name="ce37" table:formula="of:=getword([.P147]; 1)" office:value-type="string" office:string-value="" calcext:value-type="error">
            <text:p>#NAFN?</text:p>
          </table:table-cell>
          <table:table-cell table:style-name="ce37"/>
          <table:table-cell table:style-name="ce41" office:value-type="string" calcext:value-type="string">
            <text:p>danGEN</text:p>
          </table:table-cell>
          <table:table-cell table:style-name="ce37" table:formula="of:=getword([.P147]; 2)" office:value-type="string" office:string-value="nvfn" calcext:value-type="string">
            <text:p>nvf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afleiðingar nvfn óhófseminnar nveeg ? ? ( ( 1879 ta ) ) Eptir sfg3en því faheþ sem ct vjer lvensf e</text:p>
          </table:table-cell>
          <table:table-cell office:value-type="string" calcext:value-type="string">
            <text:p>1879-Freistingar-SigfBjarn.txt</text:p>
          </table:table-cell>
          <table:table-cell table:number-columns-repeated="2" office:value-type="string" calcext:value-type="string">
            <text:p>SigfBjarn</text:p>
          </table:table-cell>
          <table:table-cell office:value-type="float" office:value="1879" calcext:value-type="float">
            <text:p>1879</text:p>
          </table:table-cell>
          <table:table-cell office:value-type="float" office:value="1857" calcext:value-type="float">
            <text:p>1857</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48" calcext:value-type="float">
            <text:p>148</text:p>
          </table:table-cell>
          <table:table-cell office:value-type="string" calcext:value-type="string">
            <text:p><text:s text:c="2"/>nkeo ætlum sfg1fn vjer nhen að cn tala sng um ao óhófsemina nveog og c afleiðingar nvfo hennar fpvee hinar </text:p>
          </table:table-cell>
          <table:table-cell table:style-name="ce34" table:formula="of:=getword([.B148]; -1)" office:value-type="string" office:string-value="hinar" calcext:value-type="string">
            <text:p>hinar</text:p>
          </table:table-cell>
          <table:table-cell office:value-type="string" calcext:value-type="string">
            <text:p>gvfn skaðlegu lvfnvf</text:p>
          </table:table-cell>
          <table:table-cell table:style-name="ce37" table:formula="of:=getword([.D148]; 2)" office:value-type="string" office:string-value="skaðlegu" calcext:value-type="string">
            <text:p>skaðlegu</text:p>
          </table:table-cell>
          <table:table-cell/>
          <table:table-cell table:style-name="ce37" table:formula="of:=getword([.P14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48]; 2)" office:value-type="string" office:string-value="ct" calcext:value-type="string">
            <text:p>ct</text:p>
          </table:table-cell>
          <table:table-cell table:style-name="ce37" table:number-columns-repeated="2"/>
          <table:table-cell/>
          <table:table-cell table:style-name="ce37" table:number-columns-repeated="2"/>
          <table:table-cell office:value-type="string" calcext:value-type="string">
            <text:p><text:s/>sem ct vjer lvensf ætlum sfg1fn , , að cn sje sng afleiðing nven þess fphee , , að c manninum nkeþg</text:p>
          </table:table-cell>
          <table:table-cell office:value-type="string" calcext:value-type="string">
            <text:p>1879-Freistingar-SigfBjarn.txt</text:p>
          </table:table-cell>
          <table:table-cell table:number-columns-repeated="2" office:value-type="string" calcext:value-type="string">
            <text:p>SigfBjarn</text:p>
          </table:table-cell>
          <table:table-cell office:value-type="float" office:value="1879" calcext:value-type="float">
            <text:p>1879</text:p>
          </table:table-cell>
          <table:table-cell office:value-type="float" office:value="1857" calcext:value-type="float">
            <text:p>1857</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49" calcext:value-type="float">
            <text:p>149</text:p>
          </table:table-cell>
          <table:table-cell office:value-type="string" calcext:value-type="string">
            <text:p><text:s text:c="2"/>þessa faveo list nveo . . Sá faken óhófsami lkenvf eyðir sfg3en tímanum nkeþg , , sem ct er sfg3en einhver foken hin </text:p>
          </table:table-cell>
          <table:table-cell table:style-name="ce34" table:formula="of:=getword([.B149]; -1)" office:value-type="string" office:string-value="hin" calcext:value-type="string">
            <text:p>hin</text:p>
          </table:table-cell>
          <table:table-cell office:value-type="string" calcext:value-type="string">
            <text:p>gven dýrmætasta lveose</text:p>
          </table:table-cell>
          <table:table-cell table:style-name="ce37" table:formula="of:=getword([.D149]; 2)" office:value-type="string" office:string-value="dýrmætasta" calcext:value-type="string">
            <text:p>dýrmætasta</text:p>
          </table:table-cell>
          <table:table-cell/>
          <table:table-cell table:style-name="ce37" table:formula="of:=getword([.P14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49]; 2)" office:value-type="string" office:string-value="nkee" calcext:value-type="string">
            <text:p>nkee</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guðs nkee gjöf nveo , , til ae einskis fohee , , því fpheþ hann fpken svallar sfg3en optast ssm á</text:p>
          </table:table-cell>
          <table:table-cell office:value-type="string" calcext:value-type="string">
            <text:p>1879-Freistingar-SigfBjarn.txt</text:p>
          </table:table-cell>
          <table:table-cell table:number-columns-repeated="2" office:value-type="string" calcext:value-type="string">
            <text:p>SigfBjarn</text:p>
          </table:table-cell>
          <table:table-cell office:value-type="float" office:value="1879" calcext:value-type="float">
            <text:p>1879</text:p>
          </table:table-cell>
          <table:table-cell office:value-type="float" office:value="1857" calcext:value-type="float">
            <text:p>1857</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50" calcext:value-type="float">
            <text:p>150</text:p>
          </table:table-cell>
          <table:table-cell office:value-type="string" calcext:value-type="string">
            <text:p><text:s text:c="2"/>og c syndsamlegt lhensf . . Góðir lkfnsf foreldrar nkfn eru sfg3fn dýrmæt lvensf Guðs nkee-s gjöf nven og c hinir </text:p>
          </table:table-cell>
          <table:table-cell table:style-name="ce34" table:formula="of:=getword([.B150]; -1)" office:value-type="string" office:string-value="hinir" calcext:value-type="string">
            <text:p>hinir</text:p>
          </table:table-cell>
          <table:table-cell office:value-type="string" calcext:value-type="string">
            <text:p>gkfn fyrstu lkfnve</text:p>
          </table:table-cell>
          <table:table-cell table:style-name="ce37" table:formula="of:=getword([.D150]; 2)" office:value-type="string" office:string-value="fyrstu" calcext:value-type="string">
            <text:p>fyrstu</text:p>
          </table:table-cell>
          <table:table-cell/>
          <table:table-cell table:style-name="ce37" table:formula="of:=getword([.P15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50];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beztu sfg3fþ vinir nkfn , , er sfg3en maður nken getur sfg3en eignazt ssg . . Þegar c </text:p>
          </table:table-cell>
          <table:table-cell office:value-type="string" calcext:value-type="string">
            <text:p>1879-Vinir-EmilSchou.txt</text:p>
          </table:table-cell>
          <table:table-cell table:number-columns-repeated="2" office:value-type="string" calcext:value-type="string">
            <text:p>EmilSchou</text:p>
          </table:table-cell>
          <table:table-cell office:value-type="float" office:value="1879" calcext:value-type="float">
            <text:p>1879</text:p>
          </table:table-cell>
          <table:table-cell office:value-type="float" office:value="1860" calcext:value-type="float">
            <text:p>1860</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51" calcext:value-type="float">
            <text:p>151</text:p>
          </table:table-cell>
          <table:table-cell office:value-type="string" calcext:value-type="string">
            <text:p><text:s text:c="2"/>hann fpkeo eru sfg3fn eintómar lvfnsf freistingar nvfn og c tálsnörur nvfn . . Á aþ honum fpkeþ sannast sfm3en hið </text:p>
          </table:table-cell>
          <table:table-cell table:style-name="ce34" table:formula="of:=getword([.B151]; -1)" office:value-type="string" office:string-value="hið" calcext:value-type="string">
            <text:p>hið</text:p>
          </table:table-cell>
          <table:table-cell office:value-type="string" calcext:value-type="string">
            <text:p>ghen fornkveðna lhenvf</text:p>
          </table:table-cell>
          <table:table-cell table:style-name="ce37" table:formula="of:=getword([.D151]; 2)" office:value-type="string" office:string-value="fornkveðna" calcext:value-type="string">
            <text:p>fornkveðna</text:p>
          </table:table-cell>
          <table:table-cell/>
          <table:table-cell table:style-name="ce37" table:formula="of:=getword([.P15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51];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Hrörnar nkfn þöll lvensf sú faven er ct stendur sfg3en þorpi nheþ á aa , , hlýr-at nhen henni</text:p>
          </table:table-cell>
          <table:table-cell office:value-type="string" calcext:value-type="string">
            <text:p>1879-Vinir-EmilSchou.txt</text:p>
          </table:table-cell>
          <table:table-cell table:number-columns-repeated="2" office:value-type="string" calcext:value-type="string">
            <text:p>EmilSchou</text:p>
          </table:table-cell>
          <table:table-cell office:value-type="float" office:value="1879" calcext:value-type="float">
            <text:p>1879</text:p>
          </table:table-cell>
          <table:table-cell office:value-type="float" office:value="1860" calcext:value-type="float">
            <text:p>1860</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52" calcext:value-type="float">
            <text:p>152</text:p>
          </table:table-cell>
          <table:table-cell office:value-type="string" calcext:value-type="string">
            <text:p><text:s text:c="2"/>fphen , , er sfg3en miður aam fer sfg3en , , þá aa er sfg3en það fphen samkvæmt aþ eðli nheþ hinnar </text:p>
          </table:table-cell>
          <table:table-cell table:style-name="ce34" table:formula="of:=getword([.B152]; -1)" office:value-type="string" office:string-value="hinnar" calcext:value-type="string">
            <text:p>hinnar</text:p>
          </table:table-cell>
          <table:table-cell office:value-type="string" calcext:value-type="string">
            <text:p>gvee sönnu lveovf</text:p>
          </table:table-cell>
          <table:table-cell table:style-name="ce37" table:formula="of:=getword([.D152]; 2)" office:value-type="string" office:string-value="sönnu" calcext:value-type="string">
            <text:p>sönnu</text:p>
          </table:table-cell>
          <table:table-cell/>
          <table:table-cell table:style-name="ce37" table:formula="of:=getword([.P15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52]; 2)" office:value-type="string" office:string-value="nveo" calcext:value-type="string">
            <text:p>nveo</text:p>
          </table:table-cell>
          <table:table-cell table:style-name="ce37" office:value-type="string" calcext:value-type="string">
            <text:p>?no</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vináttu nveo , , að c hann fpken segi svg3en honum fpkeþ til ae þess fphee , , að c hann fpken </text:p>
          </table:table-cell>
          <table:table-cell office:value-type="string" calcext:value-type="string">
            <text:p>1879-Vinir-HannHafst.txt</text:p>
          </table:table-cell>
          <table:table-cell table:number-columns-repeated="2" office:value-type="string" calcext:value-type="string">
            <text:p>HannHafst</text:p>
          </table:table-cell>
          <table:table-cell office:value-type="float" office:value="1879" calcext:value-type="float">
            <text:p>1879</text:p>
          </table:table-cell>
          <table:table-cell office:value-type="float" office:value="1861" calcext:value-type="float">
            <text:p>1861</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53" calcext:value-type="float">
            <text:p>153</text:p>
          </table:table-cell>
          <table:table-cell office:value-type="string" calcext:value-type="string">
            <text:p><text:s text:c="2"/>vamm nkfn vita sng og c vilja sng hjálpa sng hver foken öðrum fokeþ til ae alls fohee góðs lheesf . . Hin </text:p>
          </table:table-cell>
          <table:table-cell table:style-name="ce34" table:formula="of:=getword([.B153]; -1)" office:value-type="string" office:string-value="Hin" calcext:value-type="string">
            <text:p>Hin</text:p>
          </table:table-cell>
          <table:table-cell office:value-type="string" calcext:value-type="string">
            <text:p>ghfn miklu lhfnvf</text:p>
          </table:table-cell>
          <table:table-cell table:style-name="ce37" table:formula="of:=getword([.D153]; 2)" office:value-type="string" office:string-value="miklu" calcext:value-type="string">
            <text:p>miklu</text:p>
          </table:table-cell>
          <table:table-cell/>
          <table:table-cell table:style-name="ce37" table:formula="of:=getword([.P15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53]; 2)" office:value-type="string" office:string-value="nhfn" calcext:value-type="string">
            <text:p>nhfn</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annindi nhfn , , sem ct liggja sfg3fn í aþ þessum fakeþ gamla lkfosf málshætti nkfo , , eru sfg3fn þv</text:p>
          </table:table-cell>
          <table:table-cell office:value-type="string" calcext:value-type="string">
            <text:p>1879-Vinir-HannHafst.txt</text:p>
          </table:table-cell>
          <table:table-cell table:number-columns-repeated="2" office:value-type="string" calcext:value-type="string">
            <text:p>HannHafst</text:p>
          </table:table-cell>
          <table:table-cell office:value-type="float" office:value="1879" calcext:value-type="float">
            <text:p>1879</text:p>
          </table:table-cell>
          <table:table-cell office:value-type="float" office:value="1861" calcext:value-type="float">
            <text:p>1861</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54" calcext:value-type="float">
            <text:p>154</text:p>
          </table:table-cell>
          <table:table-cell office:value-type="string" calcext:value-type="string">
            <text:p><text:s text:c="2"/>nhfþ . . Hjer nhen að c framan aa hefur sfg3en verið ssg talað sþghen um ao vináttuna nveog sem ct hina </text:p>
          </table:table-cell>
          <table:table-cell table:style-name="ce34" table:formula="of:=getword([.B154]; -1)" office:value-type="string" office:string-value="hina" calcext:value-type="string">
            <text:p>hina</text:p>
          </table:table-cell>
          <table:table-cell office:value-type="string" calcext:value-type="string">
            <text:p>gveo sönnu lveovf</text:p>
          </table:table-cell>
          <table:table-cell table:style-name="ce37" table:formula="of:=getword([.D154]; 2)" office:value-type="string" office:string-value="sönnu" calcext:value-type="string">
            <text:p>sönnu</text:p>
          </table:table-cell>
          <table:table-cell/>
          <table:table-cell table:style-name="ce37" table:formula="of:=getword([.P15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54];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einlægu lveþvf vináttu nveþ , , sem ct er sfg3en allt fohen annað fohen , , eða c getur sfg3</text:p>
          </table:table-cell>
          <table:table-cell office:value-type="string" calcext:value-type="string">
            <text:p>1879-Vinir-HannHafst.txt</text:p>
          </table:table-cell>
          <table:table-cell table:number-columns-repeated="2" office:value-type="string" calcext:value-type="string">
            <text:p>HannHafst</text:p>
          </table:table-cell>
          <table:table-cell office:value-type="float" office:value="1879" calcext:value-type="float">
            <text:p>1879</text:p>
          </table:table-cell>
          <table:table-cell office:value-type="float" office:value="1861" calcext:value-type="float">
            <text:p>1861</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55" calcext:value-type="float">
            <text:p>155</text:p>
          </table:table-cell>
          <table:table-cell office:value-type="string" calcext:value-type="string">
            <text:p><text:s text:c="2"/>fpheþ að c þau fphfn eru sfg3fn hvort fohen um ao sig fphfo almenn lhfosf og c í aþ hinni </text:p>
          </table:table-cell>
          <table:table-cell table:style-name="ce34" table:formula="of:=getword([.B155]; -1)" office:value-type="string" office:string-value="hinni" calcext:value-type="string">
            <text:p>hinni</text:p>
          </table:table-cell>
          <table:table-cell office:value-type="string" calcext:value-type="string">
            <text:p>gveþ vanalegu lveþvf</text:p>
          </table:table-cell>
          <table:table-cell table:style-name="ce37" table:formula="of:=getword([.D155]; 2)" office:value-type="string" office:string-value="vanalegu" calcext:value-type="string">
            <text:p>vanalegu</text:p>
          </table:table-cell>
          <table:table-cell/>
          <table:table-cell table:style-name="ce37" table:formula="of:=getword([.P15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55];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merking nven sinni feveþ ; ; það fphen er sfg3en því aa hugsanin nveng í aþ öllu foheþ orðtakinu nh</text:p>
          </table:table-cell>
          <table:table-cell office:value-type="string" calcext:value-type="string">
            <text:p>1880-ListinLifa-JakSig.txt</text:p>
          </table:table-cell>
          <table:table-cell table:number-columns-repeated="2" office:value-type="string" calcext:value-type="string">
            <text:p>JakSig</text:p>
          </table:table-cell>
          <table:table-cell office:value-type="float" office:value="1880" calcext:value-type="float">
            <text:p>1880</text:p>
          </table:table-cell>
          <table:table-cell office:value-type="float" office:value="1860" calcext:value-type="float">
            <text:p>1860</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56" calcext:value-type="float">
            <text:p>156</text:p>
          </table:table-cell>
          <table:table-cell office:value-type="string" calcext:value-type="string">
            <text:p><text:s text:c="2"/>sþgven . . Þótt c þeir fpkfn lifi svg3fn við ao auð nkeo og c allsnægtir nvfn og c sjeu e hinir </text:p>
          </table:table-cell>
          <table:table-cell table:style-name="ce34" table:formula="of:=getword([.B156]; -1)" office:value-type="string" office:string-value="hinir" calcext:value-type="string">
            <text:p>hinir</text:p>
          </table:table-cell>
          <table:table-cell office:value-type="string" calcext:value-type="string">
            <text:p>gkfn sælustu lkfnve</text:p>
          </table:table-cell>
          <table:table-cell table:style-name="ce37" table:formula="of:=getword([.D156]; 2)" office:value-type="string" office:string-value="sælustu" calcext:value-type="string">
            <text:p>sælustu</text:p>
          </table:table-cell>
          <table:table-cell/>
          <table:table-cell table:style-name="ce37" table:formula="of:=getword([.P15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56];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fyrir aþ manna nkfe sjónum nkeþg , , þá aa er sfg3en þó aa jafnan aa einhver foven hugsun nven </text:p>
          </table:table-cell>
          <table:table-cell office:value-type="string" calcext:value-type="string">
            <text:p>1880-ListinLifa-JakSig.txt</text:p>
          </table:table-cell>
          <table:table-cell table:number-columns-repeated="2" office:value-type="string" calcext:value-type="string">
            <text:p>JakSig</text:p>
          </table:table-cell>
          <table:table-cell office:value-type="float" office:value="1880" calcext:value-type="float">
            <text:p>1880</text:p>
          </table:table-cell>
          <table:table-cell office:value-type="float" office:value="1860" calcext:value-type="float">
            <text:p>1860</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57" calcext:value-type="float">
            <text:p>157</text:p>
          </table:table-cell>
          <table:table-cell office:value-type="string" calcext:value-type="string">
            <text:p><text:s text:c="2"/>nkeþg , , þá aa er sfg3en þó aa jafnan aa einhver foven hugsun nven eða c einhver foven rödd nven hið </text:p>
          </table:table-cell>
          <table:table-cell table:style-name="ce34" table:formula="of:=getword([.B157]; -1)" office:value-type="string" office:string-value="hið" calcext:value-type="string">
            <text:p>hið</text:p>
          </table:table-cell>
          <table:table-cell office:value-type="string" calcext:value-type="string">
            <text:p>ghen innra lhenvm</text:p>
          </table:table-cell>
          <table:table-cell table:style-name="ce37" table:formula="of:=getword([.D157]; 2)" office:value-type="string" office:string-value="innra" calcext:value-type="string">
            <text:p>innra</text:p>
          </table:table-cell>
          <table:table-cell/>
          <table:table-cell table:style-name="ce37" table:formula="of:=getword([.P15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57];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hjá aþ þeim fphfþ , , er ct segir sfg3en þeim fphfþ að c þessi faken heimur nken sje sng </text:p>
          </table:table-cell>
          <table:table-cell office:value-type="string" calcext:value-type="string">
            <text:p>1880-ListinLifa-JakSig.txt</text:p>
          </table:table-cell>
          <table:table-cell table:number-columns-repeated="2" office:value-type="string" calcext:value-type="string">
            <text:p>JakSig</text:p>
          </table:table-cell>
          <table:table-cell office:value-type="float" office:value="1880" calcext:value-type="float">
            <text:p>1880</text:p>
          </table:table-cell>
          <table:table-cell office:value-type="float" office:value="1860" calcext:value-type="float">
            <text:p>1860</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58" calcext:value-type="float">
            <text:p>158</text:p>
          </table:table-cell>
          <table:table-cell office:value-type="string" calcext:value-type="string">
            <text:p><text:s text:c="2"/>þeim fphfþ , , er ct segir sfg3en þeim fphfþ að c þessi faken heimur nken sje sng eigi svg3en hið </text:p>
          </table:table-cell>
          <table:table-cell table:style-name="ce34" table:formula="of:=getword([.B158]; -1)" office:value-type="string" office:string-value="hið" calcext:value-type="string">
            <text:p>hið</text:p>
          </table:table-cell>
          <table:table-cell office:value-type="string" calcext:value-type="string">
            <text:p>ghen eiginlega lhenvf</text:p>
          </table:table-cell>
          <table:table-cell table:style-name="ce37" table:formula="of:=getword([.D158]; 2)" office:value-type="string" office:string-value="eiginlega" calcext:value-type="string">
            <text:p>eiginlega</text:p>
          </table:table-cell>
          <table:table-cell/>
          <table:table-cell table:style-name="ce37" table:formula="of:=getword([.P15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58]; 2)" office:value-type="string" office:string-value="aa" calcext:value-type="string">
            <text:p>aa</text:p>
          </table:table-cell>
          <table:table-cell table:style-name="ce37" table:number-columns-repeated="2"/>
          <table:table-cell/>
          <table:table-cell table:style-name="ce37" table:number-columns-repeated="2"/>
          <table:table-cell office:value-type="string" calcext:value-type="string">
            <text:p><text:s/>heima aa þeirra fpvfe , , heldur c sjeu e þeir fakfn gestir nkfn og c að c allt fohen , , sem </text:p>
          </table:table-cell>
          <table:table-cell office:value-type="string" calcext:value-type="string">
            <text:p>1880-ListinLifa-JakSig.txt</text:p>
          </table:table-cell>
          <table:table-cell table:number-columns-repeated="2" office:value-type="string" calcext:value-type="string">
            <text:p>JakSig</text:p>
          </table:table-cell>
          <table:table-cell office:value-type="float" office:value="1880" calcext:value-type="float">
            <text:p>1880</text:p>
          </table:table-cell>
          <table:table-cell office:value-type="float" office:value="1860" calcext:value-type="float">
            <text:p>1860</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59" calcext:value-type="float">
            <text:p>159</text:p>
          </table:table-cell>
          <table:table-cell office:value-type="string" calcext:value-type="string">
            <text:p><text:s text:c="2"/>hugsun nven veldur sfg3en því fpheþ , , að c þeim fakeþ þykir sfg3en harla aa lítið lhensf til ae hinna </text:p>
          </table:table-cell>
          <table:table-cell table:style-name="ce34" table:formula="of:=getword([.B159]; -1)" office:value-type="string" office:string-value="hinna" calcext:value-type="string">
            <text:p>hinna</text:p>
          </table:table-cell>
          <table:table-cell office:value-type="string" calcext:value-type="string">
            <text:p>gvfe skammæju lvfevf</text:p>
          </table:table-cell>
          <table:table-cell table:style-name="ce37" table:formula="of:=getword([.D159]; 2)" office:value-type="string" office:string-value="skammæju" calcext:value-type="string">
            <text:p>skammæju</text:p>
          </table:table-cell>
          <table:table-cell/>
          <table:table-cell table:style-name="ce37" table:formula="of:=getword([.P15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59]; 2)" office:value-type="string" office:string-value="nvfe" calcext:value-type="string">
            <text:p>nvfe</text:p>
          </table:table-cell>
          <table:table-cell table:style-name="ce37" table:number-columns-repeated="2"/>
          <table:table-cell/>
          <table:table-cell table:style-name="ce37" table:number-columns-repeated="2"/>
          <table:table-cell office:value-type="string" calcext:value-type="string">
            <text:p><text:s/>eigna nvfe sinna fevfe koma sng . . En c þá aa er sfg3en þeir fpkfn hafa sfg3fn misst </text:p>
          </table:table-cell>
          <table:table-cell office:value-type="string" calcext:value-type="string">
            <text:p>1880-ListinLifa-JakSig.txt</text:p>
          </table:table-cell>
          <table:table-cell table:number-columns-repeated="2" office:value-type="string" calcext:value-type="string">
            <text:p>JakSig</text:p>
          </table:table-cell>
          <table:table-cell office:value-type="float" office:value="1880" calcext:value-type="float">
            <text:p>1880</text:p>
          </table:table-cell>
          <table:table-cell office:value-type="float" office:value="1860" calcext:value-type="float">
            <text:p>1860</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61" calcext:value-type="float">
            <text:p>161</text:p>
          </table:table-cell>
          <table:table-cell office:value-type="string" calcext:value-type="string">
            <text:p><text:s text:c="2"/>, , og c heilsan nveng verður sfg3en ekki aa aptur lkensf tekin sþgven . . Þeir fpkfn hafa sfg3fn misst ssg hina </text:p>
          </table:table-cell>
          <table:table-cell table:style-name="ce34" table:formula="of:=getword([.B160]; -1)" office:value-type="string" office:string-value="hina" calcext:value-type="string">
            <text:p>hina</text:p>
          </table:table-cell>
          <table:table-cell office:value-type="string" calcext:value-type="string">
            <text:p>gveo dýrmætu lveovf</text:p>
          </table:table-cell>
          <table:table-cell table:style-name="ce37" table:formula="of:=getword([.D160]; 2)" office:value-type="string" office:string-value="dýrmætu" calcext:value-type="string">
            <text:p>dýrmætu</text:p>
          </table:table-cell>
          <table:table-cell/>
          <table:table-cell table:style-name="ce37" table:formula="of:=getword([.P16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60]; 2)" office:value-type="string" office:string-value="nveo" calcext:value-type="string">
            <text:p>nveo</text:p>
          </table:table-cell>
          <table:table-cell office:value-type="string" calcext:value-type="string">
            <text:p>?yes</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heilsu nveo , , er sfg3en þeir fpkfn áttu sfg3fþ áður aa . . Annar foken fjársjóðurinn nkeng var sfg</text:p>
          </table:table-cell>
          <table:table-cell office:value-type="string" calcext:value-type="string">
            <text:p>1880-ListinLifa-OlDav.txt</text:p>
          </table:table-cell>
          <table:table-cell table:number-columns-repeated="2" office:value-type="string" calcext:value-type="string">
            <text:p>OlDav</text:p>
          </table:table-cell>
          <table:table-cell office:value-type="float" office:value="1880" calcext:value-type="float">
            <text:p>1880</text:p>
          </table:table-cell>
          <table:table-cell office:value-type="float" office:value="1862" calcext:value-type="float">
            <text:p>1862</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62" calcext:value-type="float">
            <text:p>162</text:p>
          </table:table-cell>
          <table:table-cell office:value-type="string" calcext:value-type="string">
            <text:p><text:s text:c="2"/>lagi nheþ verið ssg efi nken um ao það fpheo , , að c guð nken sje sng til aa , , því fpheþ hinn </text:p>
          </table:table-cell>
          <table:table-cell table:style-name="ce34" table:formula="of:=getword([.B161]; -1)" office:value-type="string" office:string-value="hinn" calcext:value-type="string">
            <text:p>hinn</text:p>
          </table:table-cell>
          <table:table-cell office:value-type="string" calcext:value-type="string">
            <text:p>gken vantrúaði lkenvf</text:p>
          </table:table-cell>
          <table:table-cell table:style-name="ce37" table:formula="of:=getword([.D161]; 2)" office:value-type="string" office:string-value="vantrúaði" calcext:value-type="string">
            <text:p>vantrúaði</text:p>
          </table:table-cell>
          <table:table-cell/>
          <table:table-cell table:style-name="ce37" table:formula="of:=getword([.P16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61];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getur sfg3en ekki aa verið ssg viss lvensf um ao , , að c neitt foheo sje sng til aa , , </text:p>
          </table:table-cell>
          <table:table-cell office:value-type="string" calcext:value-type="string">
            <text:p>1880-VantruHjatru-HannHafst.txt</text:p>
          </table:table-cell>
          <table:table-cell table:number-columns-repeated="2" office:value-type="string" calcext:value-type="string">
            <text:p>HannHafst</text:p>
          </table:table-cell>
          <table:table-cell office:value-type="float" office:value="1880" calcext:value-type="float">
            <text:p>1880</text:p>
          </table:table-cell>
          <table:table-cell office:value-type="float" office:value="1861" calcext:value-type="float">
            <text:p>1861</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63" calcext:value-type="float">
            <text:p>163</text:p>
          </table:table-cell>
          <table:table-cell office:value-type="string" calcext:value-type="string">
            <text:p><text:s text:c="2"/>ao ljós nheo kristninnar nveeg . . Líkum lkeþsf gangi nkeþ getum sfg1fn vjer nkeo og c fylgt ssg í aþ hinni </text:p>
          </table:table-cell>
          <table:table-cell table:style-name="ce34" table:formula="of:=getword([.B162]; -1)" office:value-type="string" office:string-value="hinni" calcext:value-type="string">
            <text:p>hinni</text:p>
          </table:table-cell>
          <table:table-cell office:value-type="string" calcext:value-type="string">
            <text:p>gveþ kristnu lveþvf</text:p>
          </table:table-cell>
          <table:table-cell table:style-name="ce37" table:formula="of:=getword([.D162]; 2)" office:value-type="string" office:string-value="kristnu" calcext:value-type="string">
            <text:p>kristnu</text:p>
          </table:table-cell>
          <table:table-cell/>
          <table:table-cell table:style-name="ce37" table:formula="of:=getword([.P16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62]; 2)" office:value-type="string" office:string-value="nveþ" calcext:value-type="string">
            <text:p>nveþ</text:p>
          </table:table-cell>
          <table:table-cell table:style-name="ce37" table:number-columns-repeated="2"/>
          <table:table-cell/>
          <table:table-cell table:style-name="ce37" table:number-columns-repeated="2"/>
          <table:table-cell office:value-type="string" calcext:value-type="string">
            <text:p><text:s/>trú nveþ , , þegar c hjátrú nveo og c hjegiljur nvfn kaþólskunnar nveeg koma sfg3fn upp aa og c </text:p>
          </table:table-cell>
          <table:table-cell office:value-type="string" calcext:value-type="string">
            <text:p>1880-VantruHjatru-HannHafst.txt</text:p>
          </table:table-cell>
          <table:table-cell table:number-columns-repeated="2" office:value-type="string" calcext:value-type="string">
            <text:p>HannHafst</text:p>
          </table:table-cell>
          <table:table-cell office:value-type="float" office:value="1880" calcext:value-type="float">
            <text:p>1880</text:p>
          </table:table-cell>
          <table:table-cell office:value-type="float" office:value="1861" calcext:value-type="float">
            <text:p>1861</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64" calcext:value-type="float">
            <text:p>164</text:p>
          </table:table-cell>
          <table:table-cell office:value-type="string" calcext:value-type="string">
            <text:p><text:s text:c="2"/>og c hjegiljur nvfn kaþólskunnar nveeg koma sfg3fn upp aa og c blandast sfm3fn saman aa við ao hið </text:p>
          </table:table-cell>
          <table:table-cell table:style-name="ce34" table:formula="of:=getword([.B163]; -1)" office:value-type="string" office:string-value="hið" calcext:value-type="string">
            <text:p>hið</text:p>
          </table:table-cell>
          <table:table-cell office:value-type="string" calcext:value-type="string">
            <text:p>gheo hreina lheþvf</text:p>
          </table:table-cell>
          <table:table-cell table:style-name="ce37" table:formula="of:=getword([.D163]; 2)" office:value-type="string" office:string-value="hreina" calcext:value-type="string">
            <text:p>hreina</text:p>
          </table:table-cell>
          <table:table-cell/>
          <table:table-cell table:style-name="ce37" table:formula="of:=getword([.P16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63]; 2)" office:value-type="string" office:string-value="lheþvf" calcext:value-type="string">
            <text:p>lheþvf</text:p>
          </table:table-cell>
          <table:table-cell table:style-name="ce37" table:number-columns-repeated="2"/>
          <table:table-cell/>
          <table:table-cell table:style-name="ce37" table:number-columns-repeated="2"/>
          <table:table-cell office:value-type="string" calcext:value-type="string">
            <text:p><text:s/>einfalda lheþvf , , þar aa til aa er sfg3en menn nkfn hætta sfg3fn að cn trúa sng þeim </text:p>
          </table:table-cell>
          <table:table-cell office:value-type="string" calcext:value-type="string">
            <text:p>1880-VantruHjatru-HannHafst.txt</text:p>
          </table:table-cell>
          <table:table-cell table:number-columns-repeated="2" office:value-type="string" calcext:value-type="string">
            <text:p>HannHafst</text:p>
          </table:table-cell>
          <table:table-cell office:value-type="float" office:value="1880" calcext:value-type="float">
            <text:p>1880</text:p>
          </table:table-cell>
          <table:table-cell office:value-type="float" office:value="1861" calcext:value-type="float">
            <text:p>1861</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65" calcext:value-type="float">
            <text:p>165</text:p>
          </table:table-cell>
          <table:table-cell office:value-type="string" calcext:value-type="string">
            <text:p><text:s text:c="2"/>hætta sfg3fn að cn trúa sng þeim fphfþ , , verða sfg3fn vantrúaðir lkfnsf á ao þær fpvfo , , og c hinir </text:p>
          </table:table-cell>
          <table:table-cell table:style-name="ce34" table:formula="of:=getword([.B164]; -1)" office:value-type="string" office:string-value="hinir" calcext:value-type="string">
            <text:p>hinir</text:p>
          </table:table-cell>
          <table:table-cell office:value-type="string" calcext:value-type="string">
            <text:p>gkfn miklu lkfnvf</text:p>
          </table:table-cell>
          <table:table-cell table:style-name="ce37" table:formula="of:=getword([.D164]; 2)" office:value-type="string" office:string-value="miklu" calcext:value-type="string">
            <text:p>miklu</text:p>
          </table:table-cell>
          <table:table-cell/>
          <table:table-cell table:style-name="ce37" table:formula="of:=getword([.P16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64]; 2)" office:value-type="string" office:string-value="nkfn" calcext:value-type="string">
            <text:p>nkfn</text:p>
          </table:table-cell>
          <table:table-cell table:style-name="ce37" table:number-columns-repeated="2"/>
          <table:table-cell/>
          <table:table-cell table:style-name="ce37" table:number-columns-repeated="2"/>
          <table:table-cell office:value-type="string" calcext:value-type="string">
            <text:p><text:s/>endurbætendur nkfn rísa sfg3fn upp aa . . En c nú aa á aþ dögum nkfþ er sfg3en vantrúin </text:p>
          </table:table-cell>
          <table:table-cell office:value-type="string" calcext:value-type="string">
            <text:p>1880-VantruHjatru-HannHafst.txt</text:p>
          </table:table-cell>
          <table:table-cell table:number-columns-repeated="2" office:value-type="string" calcext:value-type="string">
            <text:p>HannHafst</text:p>
          </table:table-cell>
          <table:table-cell office:value-type="float" office:value="1880" calcext:value-type="float">
            <text:p>1880</text:p>
          </table:table-cell>
          <table:table-cell office:value-type="float" office:value="1861" calcext:value-type="float">
            <text:p>1861</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66" calcext:value-type="float">
            <text:p>166</text:p>
          </table:table-cell>
          <table:table-cell office:value-type="string" calcext:value-type="string">
            <text:p><text:s text:c="2"/>sfg3en vantrúin nveng meira aam eða c minna sng drotnandi lvenof , , að aþ minnsta lkeþve kosti nkeþ í aþ hinum </text:p>
          </table:table-cell>
          <table:table-cell table:style-name="ce34" table:formula="of:=getword([.B165]; -1)" office:value-type="string" office:string-value="hinum" calcext:value-type="string">
            <text:p>hinum</text:p>
          </table:table-cell>
          <table:table-cell office:value-type="string" calcext:value-type="string">
            <text:p>gkeþ menntaða lkeþvf</text:p>
          </table:table-cell>
          <table:table-cell table:style-name="ce37" table:formula="of:=getword([.D165]; 2)" office:value-type="string" office:string-value="menntaða" calcext:value-type="string">
            <text:p>menntaða</text:p>
          </table:table-cell>
          <table:table-cell/>
          <table:table-cell table:style-name="ce37" table:formula="of:=getword([.P16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65]; 2)" office:value-type="string" office:string-value="nkeþ" calcext:value-type="string">
            <text:p>nkeþ</text:p>
          </table:table-cell>
          <table:table-cell table:style-name="ce37" table:number-columns-repeated="2"/>
          <table:table-cell/>
          <table:table-cell table:style-name="ce37" table:number-columns-repeated="2"/>
          <table:table-cell office:value-type="string" calcext:value-type="string">
            <text:p><text:s/>heimi nkeþ . . Hannes nken-s Hafstein nken-s </text:p>
          </table:table-cell>
          <table:table-cell office:value-type="string" calcext:value-type="string">
            <text:p>1880-VantruHjatru-HannHafst.txt</text:p>
          </table:table-cell>
          <table:table-cell table:number-columns-repeated="2" office:value-type="string" calcext:value-type="string">
            <text:p>HannHafst</text:p>
          </table:table-cell>
          <table:table-cell office:value-type="float" office:value="1880" calcext:value-type="float">
            <text:p>1880</text:p>
          </table:table-cell>
          <table:table-cell office:value-type="float" office:value="1861" calcext:value-type="float">
            <text:p>1861</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67" calcext:value-type="float">
            <text:p>167</text:p>
          </table:table-cell>
          <table:table-cell office:value-type="string" calcext:value-type="string">
            <text:p><text:s text:c="2"/>sfg3fn haldizt ssg í ao hendur nvfo til ae þess fphee að cn verða sng mannkyninu nheþg og c hinu </text:p>
          </table:table-cell>
          <table:table-cell table:style-name="ce34" table:formula="of:=getword([.B166]; -1)" office:value-type="string" office:string-value="hinu" calcext:value-type="string">
            <text:p>hinu</text:p>
          </table:table-cell>
          <table:table-cell office:value-type="string" calcext:value-type="string">
            <text:p>gheþ andlega lheþvf</text:p>
          </table:table-cell>
          <table:table-cell table:style-name="ce37" table:formula="of:=getword([.D166]; 2)" office:value-type="string" office:string-value="andlega" calcext:value-type="string">
            <text:p>andlega</text:p>
          </table:table-cell>
          <table:table-cell/>
          <table:table-cell table:style-name="ce37" table:formula="of:=getword([.P16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66]; 2)" office:value-type="string" office:string-value="nheþ" calcext:value-type="string">
            <text:p>nheþ</text:p>
          </table:table-cell>
          <table:table-cell table:style-name="ce37" table:number-columns-repeated="2"/>
          <table:table-cell/>
          <table:table-cell table:style-name="ce37" table:number-columns-repeated="2"/>
          <table:table-cell office:value-type="string" calcext:value-type="string">
            <text:p><text:s/>lífi nheþ þess fphee til ae meins nhee og c spillingar nvee . . Báðar fovfn eru sfg3fn í aþ </text:p>
          </table:table-cell>
          <table:table-cell office:value-type="string" calcext:value-type="string">
            <text:p>1880-VantruHjatru-JonasJonas.txt</text:p>
          </table:table-cell>
          <table:table-cell table:number-columns-repeated="2" office:value-type="string" calcext:value-type="string">
            <text:p>JonasJonas</text:p>
          </table:table-cell>
          <table:table-cell office:value-type="float" office:value="1880" calcext:value-type="float">
            <text:p>1880</text:p>
          </table:table-cell>
          <table:table-cell office:value-type="float" office:value="1856" calcext:value-type="float">
            <text:p>1856</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68" calcext:value-type="float">
            <text:p>168</text:p>
          </table:table-cell>
          <table:table-cell office:value-type="string" calcext:value-type="string">
            <text:p><text:s text:c="2"/>gremja nven og c hatur nhen í ao stað nkeo undirgefni nvee og c barnslegrar lveesf viðurkenningar nvee á aþ hinni </text:p>
          </table:table-cell>
          <table:table-cell table:style-name="ce34" table:formula="of:=getword([.B167]; -1)" office:value-type="string" office:string-value="hinni" calcext:value-type="string">
            <text:p>hinni</text:p>
          </table:table-cell>
          <table:table-cell office:value-type="string" calcext:value-type="string">
            <text:p>gveþ vísdómsfullu lveþvf</text:p>
          </table:table-cell>
          <table:table-cell table:style-name="ce37" table:formula="of:=getword([.D167]; 2)" office:value-type="string" office:string-value="vísdómsfullu" calcext:value-type="string">
            <text:p>vísdómsfullu</text:p>
          </table:table-cell>
          <table:table-cell/>
          <table:table-cell table:style-name="ce37" table:formula="of:=getword([.P16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67]; 2)" office:value-type="string" office:string-value="nveþ" calcext:value-type="string">
            <text:p>nveþ</text:p>
          </table:table-cell>
          <table:table-cell table:style-name="ce37" table:number-columns-repeated="2"/>
          <table:table-cell/>
          <table:table-cell table:style-name="ce37" table:number-columns-repeated="2"/>
          <table:table-cell office:value-type="string" calcext:value-type="string">
            <text:p><text:s/>stjórn nveþ guðs nkee á aþ heiminum nkeþg . . Það fphen er sfg3en hjátrú nven að cn trúa sng </text:p>
          </table:table-cell>
          <table:table-cell office:value-type="string" calcext:value-type="string">
            <text:p>1880-VantruHjatru-JonasJonas.txt</text:p>
          </table:table-cell>
          <table:table-cell table:number-columns-repeated="2" office:value-type="string" calcext:value-type="string">
            <text:p>JonasJonas</text:p>
          </table:table-cell>
          <table:table-cell office:value-type="float" office:value="1880" calcext:value-type="float">
            <text:p>1880</text:p>
          </table:table-cell>
          <table:table-cell office:value-type="float" office:value="1856" calcext:value-type="float">
            <text:p>1856</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69" calcext:value-type="float">
            <text:p>169</text:p>
          </table:table-cell>
          <table:table-cell office:value-type="string" calcext:value-type="string">
            <text:p><text:s text:c="2"/>cn vera sng gagnstætt aþ . . Hjátrú nven í aþ trúarefnum nhfþ má sfg3en telja sng sumt foheo í aþ hinni </text:p>
          </table:table-cell>
          <table:table-cell table:style-name="ce34" table:formula="of:=getword([.B168]; -1)" office:value-type="string" office:string-value="hinni" calcext:value-type="string">
            <text:p>hinni</text:p>
          </table:table-cell>
          <table:table-cell office:value-type="string" calcext:value-type="string">
            <text:p>gveþ kaþólsku lveþvf</text:p>
          </table:table-cell>
          <table:table-cell table:style-name="ce37" table:formula="of:=getword([.D168]; 2)" office:value-type="string" office:string-value="kaþólsku" calcext:value-type="string">
            <text:p>kaþólsku</text:p>
          </table:table-cell>
          <table:table-cell/>
          <table:table-cell table:style-name="ce37" table:formula="of:=getword([.P16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68]; 2)" office:value-type="string" office:string-value="nveþ" calcext:value-type="string">
            <text:p>nveþ</text:p>
          </table:table-cell>
          <table:table-cell table:style-name="ce37" table:number-columns-repeated="2"/>
          <table:table-cell/>
          <table:table-cell table:style-name="ce37" table:number-columns-repeated="2"/>
          <table:table-cell office:value-type="string" calcext:value-type="string">
            <text:p><text:s/>kirkju nveþ , , t.d. as trúna nveog á ao „ nheo opera sng superrogatoria lheovm “ nheo , , ( ( sbr.</text:p>
          </table:table-cell>
          <table:table-cell office:value-type="string" calcext:value-type="string">
            <text:p>1880-VantruHjatru-JonasJonas.txt</text:p>
          </table:table-cell>
          <table:table-cell table:number-columns-repeated="2" office:value-type="string" calcext:value-type="string">
            <text:p>JonasJonas</text:p>
          </table:table-cell>
          <table:table-cell office:value-type="float" office:value="1880" calcext:value-type="float">
            <text:p>1880</text:p>
          </table:table-cell>
          <table:table-cell office:value-type="float" office:value="1856" calcext:value-type="float">
            <text:p>1856</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70" calcext:value-type="float">
            <text:p>170</text:p>
          </table:table-cell>
          <table:table-cell office:value-type="string" calcext:value-type="string">
            <text:p><text:s text:c="2"/>nven ; ; kemur sfg3en því fpheþ í aþ þessu faheþ tilfelli nheþ um aa öðru foheþ fram aa sannleikur nken hins </text:p>
          </table:table-cell>
          <table:table-cell table:style-name="ce34" table:formula="of:=getword([.B169]; -1)" office:value-type="string" office:string-value="hins" calcext:value-type="string">
            <text:p>hins</text:p>
          </table:table-cell>
          <table:table-cell office:value-type="string" calcext:value-type="string">
            <text:p>ghee forna lheevf</text:p>
          </table:table-cell>
          <table:table-cell table:style-name="ce37" table:formula="of:=getword([.D169]; 2)" office:value-type="string" office:string-value="forna" calcext:value-type="string">
            <text:p>forna</text:p>
          </table:table-cell>
          <table:table-cell/>
          <table:table-cell table:style-name="ce37" table:formula="of:=getword([.P16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69]; 2)" office:value-type="string" office:string-value="nhee" calcext:value-type="string">
            <text:p>nhee</text:p>
          </table:table-cell>
          <table:table-cell table:style-name="ce37" table:number-columns-repeated="2"/>
          <table:table-cell/>
          <table:table-cell table:style-name="ce37" table:number-columns-repeated="2"/>
          <table:table-cell office:value-type="string" calcext:value-type="string">
            <text:p><text:s/>orðtækis nhee : : „ nhen Öllu foheþ að cn trúa sng er sfg3en ekki aa gott lhensf , , en c engu </text:p>
          </table:table-cell>
          <table:table-cell office:value-type="string" calcext:value-type="string">
            <text:p>1880-VantruHjatru-JonasJonas.txt</text:p>
          </table:table-cell>
          <table:table-cell table:number-columns-repeated="2" office:value-type="string" calcext:value-type="string">
            <text:p>JonasJonas</text:p>
          </table:table-cell>
          <table:table-cell office:value-type="float" office:value="1880" calcext:value-type="float">
            <text:p>1880</text:p>
          </table:table-cell>
          <table:table-cell office:value-type="float" office:value="1856" calcext:value-type="float">
            <text:p>1856</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71" calcext:value-type="float">
            <text:p>171</text:p>
          </table:table-cell>
          <table:table-cell office:value-type="string" calcext:value-type="string">
            <text:p><text:s text:c="2"/>lhfosf atriði nhfo samhliða aþ trúargreinunum nvfþg og c leggja sfg3fn þau fphfo til ae jafns lheesf við ao hina </text:p>
          </table:table-cell>
          <table:table-cell table:style-name="ce34" table:formula="of:=getword([.B170]; -1)" office:value-type="string" office:string-value="hina" calcext:value-type="string">
            <text:p>hina</text:p>
          </table:table-cell>
          <table:table-cell office:value-type="string" calcext:value-type="string">
            <text:p>gkfo verulegu lkfovf</text:p>
          </table:table-cell>
          <table:table-cell table:style-name="ce37" table:formula="of:=getword([.D170]; 2)" office:value-type="string" office:string-value="verulegu" calcext:value-type="string">
            <text:p>verulegu</text:p>
          </table:table-cell>
          <table:table-cell/>
          <table:table-cell table:style-name="ce37" table:formula="of:=getword([.P17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70];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önnu lkfovf trúarlærdóma nkfo , , eða c með aþ öðrum fohfþ orðum nhfþ , , þeir fpkfn gjöra sfg</text:p>
          </table:table-cell>
          <table:table-cell office:value-type="string" calcext:value-type="string">
            <text:p>1880-VantruHjatru-PalmPals.txt</text:p>
          </table:table-cell>
          <table:table-cell table:number-columns-repeated="2" office:value-type="string" calcext:value-type="string">
            <text:p>PalmPals</text:p>
          </table:table-cell>
          <table:table-cell office:value-type="float" office:value="1880" calcext:value-type="float">
            <text:p>1880</text:p>
          </table:table-cell>
          <table:table-cell office:value-type="float" office:value="1857" calcext:value-type="float">
            <text:p>1857</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72" calcext:value-type="float">
            <text:p>172</text:p>
          </table:table-cell>
          <table:table-cell office:value-type="string" calcext:value-type="string">
            <text:p><text:s text:c="2"/>aa af aþ því fpheþ , , að c þau fphfn hafa sfg3fn ekki aa rót nveo sína feveo í aþ hinu </text:p>
          </table:table-cell>
          <table:table-cell table:style-name="ce34" table:formula="of:=getword([.B171]; -1)" office:value-type="string" office:string-value="hinu" calcext:value-type="string">
            <text:p>hinu</text:p>
          </table:table-cell>
          <table:table-cell office:value-type="string" calcext:value-type="string">
            <text:p>gheþ opinberaða lheþvf</text:p>
          </table:table-cell>
          <table:table-cell table:style-name="ce37" table:formula="of:=getword([.D171]; 2)" office:value-type="string" office:string-value="opinberaða" calcext:value-type="string">
            <text:p>opinberaða</text:p>
          </table:table-cell>
          <table:table-cell/>
          <table:table-cell table:style-name="ce37" table:formula="of:=getword([.P17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71]; 2)" office:value-type="string" office:string-value="nheþ" calcext:value-type="string">
            <text:p>nheþ</text:p>
          </table:table-cell>
          <table:table-cell table:style-name="ce37" table:number-columns-repeated="2"/>
          <table:table-cell/>
          <table:table-cell table:style-name="ce37" table:number-columns-repeated="2"/>
          <table:table-cell office:value-type="string" calcext:value-type="string">
            <text:p><text:s/>orði nheþ guðs nkee og c eru sfg3fn því aa ekki aa sprottin sþghfn af aþ því fpheþ , , </text:p>
          </table:table-cell>
          <table:table-cell office:value-type="string" calcext:value-type="string">
            <text:p>1880-VantruHjatru-PalmPals.txt</text:p>
          </table:table-cell>
          <table:table-cell table:number-columns-repeated="2" office:value-type="string" calcext:value-type="string">
            <text:p>PalmPals</text:p>
          </table:table-cell>
          <table:table-cell office:value-type="float" office:value="1880" calcext:value-type="float">
            <text:p>1880</text:p>
          </table:table-cell>
          <table:table-cell office:value-type="float" office:value="1857" calcext:value-type="float">
            <text:p>1857</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73" calcext:value-type="float">
            <text:p>173</text:p>
          </table:table-cell>
          <table:table-cell office:value-type="string" calcext:value-type="string">
            <text:p><text:s text:c="2"/>, , þá aa kemur sfg3en hinn gken sanni svg3en vinur nken vor feken til ae vor feken , , en c hinn </text:p>
          </table:table-cell>
          <table:table-cell table:style-name="ce34" table:formula="of:=getword([.B172]; -1)" office:value-type="string" office:string-value="hinn" calcext:value-type="string">
            <text:p>hinn</text:p>
          </table:table-cell>
          <table:table-cell office:value-type="string" calcext:value-type="string">
            <text:p>gken rangi lkenvf</text:p>
          </table:table-cell>
          <table:table-cell table:style-name="ce37" table:formula="of:=getword([.D172]; 2)" office:value-type="string" office:string-value="rangi" calcext:value-type="string">
            <text:p>rangi</text:p>
          </table:table-cell>
          <table:table-cell/>
          <table:table-cell table:style-name="ce37" table:formula="of:=getword([.P17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72];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vinur nken fer sfg3en þá aa frá aþ oss fp1fþ . . Þegar c hinn fakeo sanni svg3en </text:p>
          </table:table-cell>
          <table:table-cell office:value-type="string" calcext:value-type="string">
            <text:p>1880-Vinir-JonMagn.txt</text:p>
          </table:table-cell>
          <table:table-cell table:number-columns-repeated="2" office:value-type="string" calcext:value-type="string">
            <text:p>JonMagn</text:p>
          </table:table-cell>
          <table:table-cell office:value-type="float" office:value="1880" calcext:value-type="float">
            <text:p>1880</text:p>
          </table:table-cell>
          <table:table-cell office:value-type="float" office:value="1859" calcext:value-type="float">
            <text:p>1859</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74" calcext:value-type="float">
            <text:p>174</text:p>
          </table:table-cell>
          <table:table-cell office:value-type="string" calcext:value-type="string">
            <text:p><text:s text:c="2"/>lvensf veitum sfg1fn honum fpkeþ velgjörð nveo einmitt aa þá aa , , er sfg3en vjer lkensf þiggjum sfg1fn hina </text:p>
          </table:table-cell>
          <table:table-cell table:style-name="ce34" table:formula="of:=getword([.B173]; -1)" office:value-type="string" office:string-value="hina" calcext:value-type="string">
            <text:p>hina</text:p>
          </table:table-cell>
          <table:table-cell office:value-type="string" calcext:value-type="string">
            <text:p>gveo mestu lveove</text:p>
          </table:table-cell>
          <table:table-cell table:style-name="ce37" table:formula="of:=getword([.D173]; 2)" office:value-type="string" office:string-value="mestu" calcext:value-type="string">
            <text:p>mestu</text:p>
          </table:table-cell>
          <table:table-cell/>
          <table:table-cell table:style-name="ce37" table:formula="of:=getword([.P17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73];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velgjörð nveo af aþ honum fpkeþ . . Hann fpken segir sfg3en oss fp1fo sannleikann nkeog afdráttarlaust</text:p>
          </table:table-cell>
          <table:table-cell office:value-type="string" calcext:value-type="string">
            <text:p>1880-Vinir-JonMagn.txt</text:p>
          </table:table-cell>
          <table:table-cell table:number-columns-repeated="2" office:value-type="string" calcext:value-type="string">
            <text:p>JonMagn</text:p>
          </table:table-cell>
          <table:table-cell office:value-type="float" office:value="1880" calcext:value-type="float">
            <text:p>1880</text:p>
          </table:table-cell>
          <table:table-cell office:value-type="float" office:value="1859" calcext:value-type="float">
            <text:p>1859</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75" calcext:value-type="float">
            <text:p>175</text:p>
          </table:table-cell>
          <table:table-cell office:value-type="string" calcext:value-type="string">
            <text:p><text:s text:c="2"/>sjálfan fbkeo í ao hættu nveo fyrir ao oss fp1fo og c vill sfg3en heldur c bíða sng hið </text:p>
          </table:table-cell>
          <table:table-cell table:style-name="ce34" table:formula="of:=getword([.B174]; -1)" office:value-type="string" office:string-value="hið" calcext:value-type="string">
            <text:p>hið</text:p>
          </table:table-cell>
          <table:table-cell office:value-type="string" calcext:value-type="string">
            <text:p>gheo mesta lheove</text:p>
          </table:table-cell>
          <table:table-cell table:style-name="ce37" table:formula="of:=getword([.D174]; 2)" office:value-type="string" office:string-value="mesta" calcext:value-type="string">
            <text:p>mesta</text:p>
          </table:table-cell>
          <table:table-cell/>
          <table:table-cell table:style-name="ce37" table:formula="of:=getword([.P17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74]; 2)" office:value-type="string" office:string-value="nheo" calcext:value-type="string">
            <text:p>nheo</text:p>
          </table:table-cell>
          <table:table-cell table:style-name="ce37" table:number-columns-repeated="2"/>
          <table:table-cell/>
          <table:table-cell table:style-name="ce37" table:number-columns-repeated="2"/>
          <table:table-cell office:value-type="string" calcext:value-type="string">
            <text:p><text:s/>tjón nheo , , en c bregðast snm vinum nkfþ sínum fekfþ . . Jón nken-s Magnússon nken-s </text:p>
          </table:table-cell>
          <table:table-cell office:value-type="string" calcext:value-type="string">
            <text:p>1880-Vinir-JonMagn.txt</text:p>
          </table:table-cell>
          <table:table-cell table:number-columns-repeated="2" office:value-type="string" calcext:value-type="string">
            <text:p>JonMagn</text:p>
          </table:table-cell>
          <table:table-cell office:value-type="float" office:value="1880" calcext:value-type="float">
            <text:p>1880</text:p>
          </table:table-cell>
          <table:table-cell office:value-type="float" office:value="1859" calcext:value-type="float">
            <text:p>1859</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76" calcext:value-type="float">
            <text:p>176</text:p>
          </table:table-cell>
          <table:table-cell office:value-type="string" calcext:value-type="string">
            <text:p><text:s text:c="2"/>fyrir aþ því fpheþ ) ) . . Hann fpken vill sfg3en oss fp1fo í aþ stuttu lheþsf máli nheþ allt fohen hið </text:p>
          </table:table-cell>
          <table:table-cell table:style-name="ce34" table:formula="of:=getword([.B175]; -1)" office:value-type="string" office:string-value="hið" calcext:value-type="string">
            <text:p>hið</text:p>
          </table:table-cell>
          <table:table-cell office:value-type="string" calcext:value-type="string">
            <text:p>ghen bezta lhenve</text:p>
          </table:table-cell>
          <table:table-cell table:style-name="ce37" table:formula="of:=getword([.D175]; 2)" office:value-type="string" office:string-value="bezta" calcext:value-type="string">
            <text:p>bezta</text:p>
          </table:table-cell>
          <table:table-cell/>
          <table:table-cell table:style-name="ce37" table:formula="of:=getword([.P17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75];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etta fahen gefur sfg3en oss fp1fo og c hugmynd nven um ao , , að c það fphen er </text:p>
          </table:table-cell>
          <table:table-cell office:value-type="string" calcext:value-type="string">
            <text:p>1880-Vinir-OlEinars.txt</text:p>
          </table:table-cell>
          <table:table-cell table:number-columns-repeated="2" office:value-type="string" calcext:value-type="string">
            <text:p>OlEinars</text:p>
          </table:table-cell>
          <table:table-cell office:value-type="float" office:value="1880" calcext:value-type="float">
            <text:p>1880</text:p>
          </table:table-cell>
          <table:table-cell office:value-type="float" office:value="1859" calcext:value-type="float">
            <text:p>1859</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177" calcext:value-type="float">
            <text:p>177</text:p>
          </table:table-cell>
          <table:table-cell office:value-type="string" calcext:value-type="string">
            <text:p><text:s text:c="2"/>aþ ýmsum fovfþ ástæðum nvfþ ; ; því fpheþ að c um ao það fpheo fullvissar lvfnsf oss fp1fþ bæði c hin </text:p>
          </table:table-cell>
          <table:table-cell table:style-name="ce34" table:formula="of:=getword([.B176]; -1)" office:value-type="string" office:string-value="hin" calcext:value-type="string">
            <text:p>hin</text:p>
          </table:table-cell>
          <table:table-cell office:value-type="string" calcext:value-type="string">
            <text:p>gven heilaga lvenvf</text:p>
          </table:table-cell>
          <table:table-cell table:style-name="ce37" table:formula="of:=getword([.D176]; 2)" office:value-type="string" office:string-value="heilaga" calcext:value-type="string">
            <text:p>heilaga</text:p>
          </table:table-cell>
          <table:table-cell/>
          <table:table-cell table:style-name="ce37" table:formula="of:=getword([.P17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76];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ritning nven , , og c líka aa segir sfg3en skynsemin nveng oss fp1fo , , að c svo aa hljóti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78" calcext:value-type="float">
            <text:p>178</text:p>
          </table:table-cell>
          <table:table-cell office:value-type="string" calcext:value-type="string">
            <text:p><text:s text:c="2"/>þá aa enga foveo þýðingu nveo . . – nhen Því fpheþ að c maðurinn nkeng á sfg3en að cn forðast snm hið </text:p>
          </table:table-cell>
          <table:table-cell table:style-name="ce34" table:formula="of:=getword([.B177]; -1)" office:value-type="string" office:string-value="hið" calcext:value-type="string">
            <text:p>hið</text:p>
          </table:table-cell>
          <table:table-cell office:value-type="string" calcext:value-type="string">
            <text:p>gheo illa lheovf</text:p>
          </table:table-cell>
          <table:table-cell table:style-name="ce37" table:formula="of:=getword([.D177]; 2)" office:value-type="string" office:string-value="illa" calcext:value-type="string">
            <text:p>illa</text:p>
          </table:table-cell>
          <table:table-cell/>
          <table:table-cell table:style-name="ce37" table:formula="of:=getword([.P17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77];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stunda sng hið gheo góða lheovf að aþ eins lkeþof til ae þess fphee að cn fá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79" calcext:value-type="float">
            <text:p>179</text:p>
          </table:table-cell>
          <table:table-cell office:value-type="string" calcext:value-type="string">
            <text:p><text:s text:c="2"/>fpheþ að c maðurinn nkeng á sfg3en að cn forðast snm hið gheo illa lheovf og c stunda sng hið </text:p>
          </table:table-cell>
          <table:table-cell table:style-name="ce34" table:formula="of:=getword([.B178]; -1)" office:value-type="string" office:string-value="hið" calcext:value-type="string">
            <text:p>hið</text:p>
          </table:table-cell>
          <table:table-cell office:value-type="string" calcext:value-type="string">
            <text:p>gheo góða lheovf</text:p>
          </table:table-cell>
          <table:table-cell table:style-name="ce37" table:formula="of:=getword([.D178]; 2)" office:value-type="string" office:string-value="góða" calcext:value-type="string">
            <text:p>góða</text:p>
          </table:table-cell>
          <table:table-cell/>
          <table:table-cell table:style-name="ce37" table:formula="of:=getword([.P17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78];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að aþ eins lkeþof til ae þess fphee að cn fá sng umbun nveo fyrir ao það fpheo í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80" calcext:value-type="float">
            <text:p>180</text:p>
          </table:table-cell>
          <table:table-cell office:value-type="string" calcext:value-type="string">
            <text:p><text:s text:c="2"/>nkee-s . . – nhen Guð nken-s er sfg3en rjettlátur lkensf , , það fphen er sfg3en : : hann fpken umbunar nvee hið </text:p>
          </table:table-cell>
          <table:table-cell table:style-name="ce34" table:formula="of:=getword([.B179]; -1)" office:value-type="string" office:string-value="hið" calcext:value-type="string">
            <text:p>hið</text:p>
          </table:table-cell>
          <table:table-cell office:value-type="string" calcext:value-type="string">
            <text:p>ghen góða lhenvf</text:p>
          </table:table-cell>
          <table:table-cell table:style-name="ce37" table:formula="of:=getword([.D179]; 2)" office:value-type="string" office:string-value="góða" calcext:value-type="string">
            <text:p>góða</text:p>
          </table:table-cell>
          <table:table-cell/>
          <table:table-cell table:style-name="ce37" table:formula="of:=getword([.P17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79];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eflir sfg3en það fpheo en c hegnir sfg3en hinu faheþ illa aa og c aptrar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81" calcext:value-type="float">
            <text:p>181</text:p>
          </table:table-cell>
          <table:table-cell office:value-type="string" calcext:value-type="string">
            <text:p><text:s text:c="2"/>við ao þau fphfo ætla sng jeg e að cn halda sng mjer nkeþ . . – nhen Guð nkeo-s umbunar nvee hið </text:p>
          </table:table-cell>
          <table:table-cell table:style-name="ce34" table:formula="of:=getword([.B180]; -1)" office:value-type="string" office:string-value="hið" calcext:value-type="string">
            <text:p>hið</text:p>
          </table:table-cell>
          <table:table-cell office:value-type="string" calcext:value-type="string">
            <text:p>ghen góða lhenvf</text:p>
          </table:table-cell>
          <table:table-cell table:style-name="ce37" table:formula="of:=getword([.D180]; 2)" office:value-type="string" office:string-value="góða" calcext:value-type="string">
            <text:p>góða</text:p>
          </table:table-cell>
          <table:table-cell/>
          <table:table-cell table:style-name="ce37" table:formula="of:=getword([.P18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80]; 2)" office:value-type="string" office:string-value="nhen" calcext:value-type="string">
            <text:p>nhen</text:p>
          </table:table-cell>
          <table:table-cell table:style-name="ce37" table:number-columns-repeated="2"/>
          <table:table-cell/>
          <table:table-cell table:style-name="ce37" table:number-columns-repeated="2"/>
          <table:table-cell office:value-type="string" calcext:value-type="string">
            <text:p><text:s/>– nhen og c er sfg3en þá aa fyrst aae að cn virða sng fyrir aþ sjer nkeþ , , í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82" calcext:value-type="float">
            <text:p>182</text:p>
          </table:table-cell>
          <table:table-cell office:value-type="string" calcext:value-type="string">
            <text:p><text:s text:c="2"/>sjáum sfg1fn mann nkeo , , sem ct enginn foken veit sfg3en annað foheo um ao en c allt foheo hið </text:p>
          </table:table-cell>
          <table:table-cell table:style-name="ce34" table:formula="of:=getword([.B181]; -1)" office:value-type="string" office:string-value="hið" calcext:value-type="string">
            <text:p>hið</text:p>
          </table:table-cell>
          <table:table-cell office:value-type="string" calcext:value-type="string">
            <text:p>gheo bezta lheove</text:p>
          </table:table-cell>
          <table:table-cell table:style-name="ce37" table:formula="of:=getword([.D181]; 2)" office:value-type="string" office:string-value="bezta" calcext:value-type="string">
            <text:p>bezta</text:p>
          </table:table-cell>
          <table:table-cell/>
          <table:table-cell table:style-name="ce37" table:formula="of:=getword([.P18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81];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lifa sng farsælu lheþsf lífi nheþ , , að c vjer nkeo þá c hugsum sfg1fn ; ; þetta fahen gefur sfg3</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83" calcext:value-type="float">
            <text:p>183</text:p>
          </table:table-cell>
          <table:table-cell office:value-type="string" calcext:value-type="string">
            <text:p><text:s text:c="2"/>orðum nhfþ : : vjer nkeo megum sfg1fn ekki aa dæma sng breytni nveo neins fokee manns nkee eptir sfg3en hinum </text:p>
          </table:table-cell>
          <table:table-cell table:style-name="ce34" table:formula="of:=getword([.B182]; -1)" office:value-type="string" office:string-value="hinum" calcext:value-type="string">
            <text:p>hinum</text:p>
          </table:table-cell>
          <table:table-cell office:value-type="string" calcext:value-type="string">
            <text:p>gvfþ ytri lvfþvm</text:p>
          </table:table-cell>
          <table:table-cell table:style-name="ce37" table:formula="of:=getword([.D182]; 2)" office:value-type="string" office:string-value="ytri" calcext:value-type="string">
            <text:p>ytri</text:p>
          </table:table-cell>
          <table:table-cell/>
          <table:table-cell table:style-name="ce37" table:formula="of:=getword([.P18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82]; 2)" office:value-type="string" office:string-value="nvfþ" calcext:value-type="string">
            <text:p>nvfþ</text:p>
          </table:table-cell>
          <table:table-cell table:style-name="ce37" table:number-columns-repeated="2"/>
          <table:table-cell/>
          <table:table-cell table:style-name="ce37" table:number-columns-repeated="2"/>
          <table:table-cell office:value-type="string" calcext:value-type="string">
            <text:p><text:s/>kringumstæðum nvfþ hans fpkee . . Því fpheþ að c margir lkfnsf eru sfg3fn þeir fakfn , , sem ct allir f</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84" calcext:value-type="float">
            <text:p>184</text:p>
          </table:table-cell>
          <table:table-cell office:value-type="string" calcext:value-type="string">
            <text:p><text:s text:c="2"/>sfg3fn á aþ fje nxeþ sínu feheþ sem ct ormar nkfn á aþ gulli nheþ og c láta sng hinn </text:p>
          </table:table-cell>
          <table:table-cell table:style-name="ce34" table:formula="of:=getword([.B183]; -1)" office:value-type="string" office:string-value="hinn" calcext:value-type="string">
            <text:p>hinn</text:p>
          </table:table-cell>
          <table:table-cell office:value-type="string" calcext:value-type="string">
            <text:p>gkeo þurfandi lkeoof</text:p>
          </table:table-cell>
          <table:table-cell table:style-name="ce37" table:formula="of:=getword([.D183]; 2)" office:value-type="string" office:string-value="þurfandi" calcext:value-type="string">
            <text:p>þurfandi</text:p>
          </table:table-cell>
          <table:table-cell/>
          <table:table-cell table:style-name="ce37" table:formula="of:=getword([.P18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83]; 2)" office:value-type="string" office:string-value="nkeo" calcext:value-type="string">
            <text:p>nkeo</text:p>
          </table:table-cell>
          <table:table-cell table:style-name="ce37" table:number-columns-repeated="2"/>
          <table:table-cell/>
          <table:table-cell table:style-name="ce37" table:number-columns-repeated="2"/>
          <table:table-cell office:value-type="string" calcext:value-type="string">
            <text:p><text:s/>aumingja nkeo allslausan lkeosf frá aþ sjer nkeþ fara sng ? ? Eða c fyrir ao það fpheo að cn bera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85" calcext:value-type="float">
            <text:p>185</text:p>
          </table:table-cell>
          <table:table-cell office:value-type="string" calcext:value-type="string">
            <text:p><text:s text:c="2"/>hugsun nveþ ! ! En c fyrst c guð nken gjörir sfg3en ekki aa meir aam mun sfg3en á aþ hinum </text:p>
          </table:table-cell>
          <table:table-cell table:style-name="ce34" table:formula="of:=getword([.B184]; -1)" office:value-type="string" office:string-value="hinum" calcext:value-type="string">
            <text:p>hinum</text:p>
          </table:table-cell>
          <table:table-cell office:value-type="string" calcext:value-type="string">
            <text:p>gkfþ góðu lvfþvf</text:p>
          </table:table-cell>
          <table:table-cell table:style-name="ce37" table:formula="of:=getword([.D184]; 2)" office:value-type="string" office:string-value="góðu" calcext:value-type="string">
            <text:p>góðu</text:p>
          </table:table-cell>
          <table:table-cell/>
          <table:table-cell table:style-name="ce37" table:formula="of:=getword([.P18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84];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vondu lhfovf hjer nhfo á aþ jörðunni nveþg , , þá aa er sfg3en það fphen sjálfsagt aa , ,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86" calcext:value-type="float">
            <text:p>186</text:p>
          </table:table-cell>
          <table:table-cell office:value-type="string" calcext:value-type="string">
            <text:p><text:s text:c="2"/>aþ öðru foheþ lífi nheþ , , og c þar aa er sfg3en það fphen , , að c hann fpken umbunar nvee hið </text:p>
          </table:table-cell>
          <table:table-cell table:style-name="ce34" table:formula="of:=getword([.B185]; -1)" office:value-type="string" office:string-value="hið" calcext:value-type="string">
            <text:p>hið</text:p>
          </table:table-cell>
          <table:table-cell office:value-type="string" calcext:value-type="string">
            <text:p>ghen góða lhenvf</text:p>
          </table:table-cell>
          <table:table-cell table:style-name="ce37" table:formula="of:=getword([.D185]; 2)" office:value-type="string" office:string-value="góða" calcext:value-type="string">
            <text:p>góða</text:p>
          </table:table-cell>
          <table:table-cell/>
          <table:table-cell table:style-name="ce37" table:formula="of:=getword([.P18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85];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Ritningin nveng kennir sfg3en oss fp1fþ , , að c sú faven umbun nven , , sem ct guð nken veitir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87" calcext:value-type="float">
            <text:p>187</text:p>
          </table:table-cell>
          <table:table-cell office:value-type="string" calcext:value-type="string">
            <text:p><text:s/>g1fn um ao hinn fakeo ómælilega aa , , bjarta lkeovf geim nkeo bláloptsins nkeeg , , langt aa yfir ao bústað nkeo hinna </text:p>
          </table:table-cell>
          <table:table-cell table:style-name="ce34" table:formula="of:=getword([.B186]; -1)" office:value-type="string" office:string-value="hinna" calcext:value-type="string">
            <text:p>hinna</text:p>
          </table:table-cell>
          <table:table-cell office:value-type="string" calcext:value-type="string">
            <text:p>gvfe leiptrandi lvfeof</text:p>
          </table:table-cell>
          <table:table-cell table:style-name="ce37" table:formula="of:=getword([.D186]; 2)" office:value-type="string" office:string-value="leiptrandi" calcext:value-type="string">
            <text:p>leiptrandi</text:p>
          </table:table-cell>
          <table:table-cell/>
          <table:table-cell table:style-name="ce37" table:formula="of:=getword([.P18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86]; 2)" office:value-type="string" office:string-value="nvfe" calcext:value-type="string">
            <text:p>nvfe</text:p>
          </table:table-cell>
          <table:table-cell table:style-name="ce37" table:number-columns-repeated="2"/>
          <table:table-cell/>
          <table:table-cell table:style-name="ce37" table:number-columns-repeated="2"/>
          <table:table-cell office:value-type="string" calcext:value-type="string">
            <text:p><text:s/>stjarna nvfe og c inn aa í aþ himnaríki nheþ : : til ae dýrðar nvee hjá aþ guði nkeþ dýrðar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88" calcext:value-type="float">
            <text:p>188</text:p>
          </table:table-cell>
          <table:table-cell office:value-type="string" calcext:value-type="string">
            <text:p><text:s text:c="2"/>nkee , , fyrst c það fphen er sfg3en í aþ því aa fólgið sþghen , , að c hann fpken umbunar nvee hið </text:p>
          </table:table-cell>
          <table:table-cell table:style-name="ce34" table:formula="of:=getword([.B187]; -1)" office:value-type="string" office:string-value="hið" calcext:value-type="string">
            <text:p>hið</text:p>
          </table:table-cell>
          <table:table-cell office:value-type="string" calcext:value-type="string">
            <text:p>ghen góða lhenvf</text:p>
          </table:table-cell>
          <table:table-cell table:style-name="ce37" table:formula="of:=getword([.D187]; 2)" office:value-type="string" office:string-value="góða" calcext:value-type="string">
            <text:p>góða</text:p>
          </table:table-cell>
          <table:table-cell/>
          <table:table-cell table:style-name="ce37" table:formula="of:=getword([.P18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87];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En c nú aa skulum sfg1fn vjer nhen virða sng fyrir aþ oss fp1fþ hinn gkeo síðari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89" calcext:value-type="float">
            <text:p>189</text:p>
          </table:table-cell>
          <table:table-cell office:value-type="string" calcext:value-type="string">
            <text:p><text:s text:c="2"/>hið ghen góða lhenvf . . En c nú aa skulum sfg1fn vjer nhen virða sng fyrir aþ oss fp1fþ hinn </text:p>
          </table:table-cell>
          <table:table-cell table:style-name="ce34" table:formula="of:=getword([.B188]; -1)" office:value-type="string" office:string-value="hinn" calcext:value-type="string">
            <text:p>hinn</text:p>
          </table:table-cell>
          <table:table-cell office:value-type="string" calcext:value-type="string">
            <text:p>gkeo síðari lkeovm</text:p>
          </table:table-cell>
          <table:table-cell table:style-name="ce37" table:formula="of:=getword([.D188]; 2)" office:value-type="string" office:string-value="síðari" calcext:value-type="string">
            <text:p>síðari</text:p>
          </table:table-cell>
          <table:table-cell/>
          <table:table-cell table:style-name="ce37" table:formula="of:=getword([.P18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88]; 2)" office:value-type="string" office:string-value="nkeo" calcext:value-type="string">
            <text:p>nkeo</text:p>
          </table:table-cell>
          <table:table-cell table:style-name="ce37" table:number-columns-repeated="2"/>
          <table:table-cell/>
          <table:table-cell table:style-name="ce37" table:number-columns-repeated="2"/>
          <table:table-cell office:value-type="string" calcext:value-type="string">
            <text:p><text:s/>helming nkeo greinarinnar nveeg : : Guð nken-s er sfg3en rjettlátur lkensf , , o. nhen s. aa frv. aa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90" calcext:value-type="float">
            <text:p>190</text:p>
          </table:table-cell>
          <table:table-cell office:value-type="string" calcext:value-type="string">
            <text:p><text:s text:c="2"/>aa í aþ öðru foheþ lífi nheþ , , en c þá aa verður sfg3en þeim fphfþ varpað sþghen í ao hin </text:p>
          </table:table-cell>
          <table:table-cell table:style-name="ce34" table:formula="of:=getword([.B189]; -1)" office:value-type="string" office:string-value="hin" calcext:value-type="string">
            <text:p>hin</text:p>
          </table:table-cell>
          <table:table-cell office:value-type="string" calcext:value-type="string">
            <text:p>ghfo yztu lhfove</text:p>
          </table:table-cell>
          <table:table-cell table:style-name="ce37" table:formula="of:=getword([.D189]; 2)" office:value-type="string" office:string-value="yztu" calcext:value-type="string">
            <text:p>yztu</text:p>
          </table:table-cell>
          <table:table-cell/>
          <table:table-cell table:style-name="ce37" table:formula="of:=getword([.P18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89]; 2)" office:value-type="string" office:string-value="nhfo" calcext:value-type="string">
            <text:p>nhfo</text:p>
          </table:table-cell>
          <table:table-cell table:style-name="ce37" table:number-columns-repeated="2"/>
          <table:table-cell/>
          <table:table-cell table:style-name="ce37" table:number-columns-repeated="2"/>
          <table:table-cell office:value-type="string" calcext:value-type="string">
            <text:p><text:s/>myrkur nhfo , , þar aa sem c er sfg3en óp nhen og c gnístran nveng tanna nvfe . . Og c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91" calcext:value-type="float">
            <text:p>191</text:p>
          </table:table-cell>
          <table:table-cell office:value-type="string" calcext:value-type="string">
            <text:p><text:s text:c="2"/>ao ástand nheo nokkurs fokee manns nkee í aþ öðru foheþ lífi nheþ fyr sfg3en en c á aþ hinum </text:p>
          </table:table-cell>
          <table:table-cell table:style-name="ce34" table:formula="of:=getword([.B190]; -1)" office:value-type="string" office:string-value="hinum" calcext:value-type="string">
            <text:p>hinum</text:p>
          </table:table-cell>
          <table:table-cell office:value-type="string" calcext:value-type="string">
            <text:p>gkeþ mikla lkeþvf</text:p>
          </table:table-cell>
          <table:table-cell table:style-name="ce37" table:formula="of:=getword([.D190]; 2)" office:value-type="string" office:string-value="mikla" calcext:value-type="string">
            <text:p>mikla</text:p>
          </table:table-cell>
          <table:table-cell/>
          <table:table-cell table:style-name="ce37" table:formula="of:=getword([.P19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90]; 2)" office:value-type="string" office:string-value="nkeþ" calcext:value-type="string">
            <text:p>nkeþ</text:p>
          </table:table-cell>
          <table:table-cell table:style-name="ce37" table:number-columns-repeated="2"/>
          <table:table-cell/>
          <table:table-cell table:style-name="ce37" table:number-columns-repeated="2"/>
          <table:table-cell office:value-type="string" calcext:value-type="string">
            <text:p><text:s/>degi nkeþ , , þegar c mannsins nkeeg sonur nken kemur sfg3en í aþ allri foveþ sinni feveþ dýrð nveþ ,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92" calcext:value-type="float">
            <text:p>192</text:p>
          </table:table-cell>
          <table:table-cell office:value-type="string" calcext:value-type="string">
            <text:p><text:s text:c="2"/>fevfe í aþ þessu faheþ lífi nheþ , , heldur c dregur sfg3en guð nken einatt aa að c launa nhfe hinum </text:p>
          </table:table-cell>
          <table:table-cell table:style-name="ce34" table:formula="of:=getword([.B191]; -1)" office:value-type="string" office:string-value="hinum" calcext:value-type="string">
            <text:p>hinum</text:p>
          </table:table-cell>
          <table:table-cell office:value-type="string" calcext:value-type="string">
            <text:p>gkfþ góðu lkfþvf</text:p>
          </table:table-cell>
          <table:table-cell table:style-name="ce37" table:formula="of:=getword([.D191]; 2)" office:value-type="string" office:string-value="góðu" calcext:value-type="string">
            <text:p>góðu</text:p>
          </table:table-cell>
          <table:table-cell/>
          <table:table-cell table:style-name="ce37" table:formula="of:=getword([.P19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91];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guðhræddu lkfþvf mönnum nkfþ þangað aa til aa eptir sfg3en dauðann nkeog ; ; hinum gkfþ óguðlegu l</text:p>
          </table:table-cell>
          <table:table-cell office:value-type="string" calcext:value-type="string">
            <text:p>1881-HjatruVantru-GislGudm.txt</text:p>
          </table:table-cell>
          <table:table-cell table:number-columns-repeated="2" office:value-type="string" calcext:value-type="string">
            <text:p>GislGudm</text:p>
          </table:table-cell>
          <table:table-cell office:value-type="float" office:value="1881" calcext:value-type="float">
            <text:p>1881</text:p>
          </table:table-cell>
          <table:table-cell office:value-type="float" office:value="1859" calcext:value-type="float">
            <text:p>1859</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93" calcext:value-type="float">
            <text:p>193</text:p>
          </table:table-cell>
          <table:table-cell office:value-type="string" calcext:value-type="string">
            <text:p><text:s text:c="2"/>nhfe hinum gkfþ góðu lkfþvf og c guðhræddu lkfþvf mönnum nkfþ þangað aa til aa eptir sfg3en dauðann nkeog ; ; hinum </text:p>
          </table:table-cell>
          <table:table-cell table:style-name="ce34" table:formula="of:=getword([.B192]; -1)" office:value-type="string" office:string-value="hinum" calcext:value-type="string">
            <text:p>hinum</text:p>
          </table:table-cell>
          <table:table-cell office:value-type="string" calcext:value-type="string">
            <text:p>gkfþ óguðlegu lkfþvf</text:p>
          </table:table-cell>
          <table:table-cell table:style-name="ce37" table:formula="of:=getword([.D192]; 2)" office:value-type="string" office:string-value="óguðlegu" calcext:value-type="string">
            <text:p>óguðlegu</text:p>
          </table:table-cell>
          <table:table-cell/>
          <table:table-cell table:style-name="ce37" table:formula="of:=getword([.P19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92];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hegnir sfg3en hann fpken ekki aa heldur aam ávallt aa í aþ þessu faheþ lífi nheþ , , heldur c </text:p>
          </table:table-cell>
          <table:table-cell office:value-type="string" calcext:value-type="string">
            <text:p>1881-HjatruVantru-GislGudm.txt</text:p>
          </table:table-cell>
          <table:table-cell table:number-columns-repeated="2" office:value-type="string" calcext:value-type="string">
            <text:p>GislGudm</text:p>
          </table:table-cell>
          <table:table-cell office:value-type="float" office:value="1881" calcext:value-type="float">
            <text:p>1881</text:p>
          </table:table-cell>
          <table:table-cell office:value-type="float" office:value="1859" calcext:value-type="float">
            <text:p>1859</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94" calcext:value-type="float">
            <text:p>194</text:p>
          </table:table-cell>
          <table:table-cell office:value-type="string" calcext:value-type="string">
            <text:p><text:s text:c="2"/>nven þeirra fpkfe opt ssg og c einatt aa , , og c það fphen virðist sfm3en svo aa , , sem ct hinir </text:p>
          </table:table-cell>
          <table:table-cell table:style-name="ce34" table:formula="of:=getword([.B193]; -1)" office:value-type="string" office:string-value="hinir" calcext:value-type="string">
            <text:p>hinir</text:p>
          </table:table-cell>
          <table:table-cell office:value-type="string" calcext:value-type="string">
            <text:p>gkfn óguðlegu lkfnvf</text:p>
          </table:table-cell>
          <table:table-cell table:style-name="ce37" table:formula="of:=getword([.D193]; 2)" office:value-type="string" office:string-value="óguðlegu" calcext:value-type="string">
            <text:p>óguðlegu</text:p>
          </table:table-cell>
          <table:table-cell/>
          <table:table-cell table:style-name="ce37" table:formula="of:=getword([.P19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93]; 2)" office:value-type="string" office:string-value="aa" calcext:value-type="string">
            <text:p>aa</text:p>
          </table:table-cell>
          <table:table-cell table:style-name="ce37" table:number-columns-repeated="2"/>
          <table:table-cell/>
          <table:table-cell table:style-name="ce37" table:number-columns-repeated="2"/>
          <table:table-cell office:value-type="string" calcext:value-type="string">
            <text:p><text:s/>eigi aa opt lvensf við ao betri lhfovm kjör nhfo að cn búa sng , , heldur aam en c hinn </text:p>
          </table:table-cell>
          <table:table-cell office:value-type="string" calcext:value-type="string">
            <text:p>1881-HjatruVantru-GislGudm.txt</text:p>
          </table:table-cell>
          <table:table-cell table:number-columns-repeated="2" office:value-type="string" calcext:value-type="string">
            <text:p>GislGudm</text:p>
          </table:table-cell>
          <table:table-cell office:value-type="float" office:value="1881" calcext:value-type="float">
            <text:p>1881</text:p>
          </table:table-cell>
          <table:table-cell office:value-type="float" office:value="1859" calcext:value-type="float">
            <text:p>1859</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95" calcext:value-type="float">
            <text:p>195</text:p>
          </table:table-cell>
          <table:table-cell office:value-type="string" calcext:value-type="string">
            <text:p><text:s text:c="2"/>óguðlegu lkfnvf eigi aa opt lvensf við ao betri lhfovm kjör nhfo að cn búa sng , , heldur aam en c hinn </text:p>
          </table:table-cell>
          <table:table-cell table:style-name="ce34" table:formula="of:=getword([.B194]; -1)" office:value-type="string" office:string-value="hinn" calcext:value-type="string">
            <text:p>hinn</text:p>
          </table:table-cell>
          <table:table-cell office:value-type="string" calcext:value-type="string">
            <text:p>gken guðhræddi lkenvf</text:p>
          </table:table-cell>
          <table:table-cell table:style-name="ce37" table:formula="of:=getword([.D194]; 2)" office:value-type="string" office:string-value="guðhræddi" calcext:value-type="string">
            <text:p>guðhræddi</text:p>
          </table:table-cell>
          <table:table-cell/>
          <table:table-cell table:style-name="ce37" table:formula="of:=getword([.P19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94];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em ct einatt aa þarf sfg3en að cn berjast snm við ao andstreymi nheo og c bágindi nhfo ; ; </text:p>
          </table:table-cell>
          <table:table-cell office:value-type="string" calcext:value-type="string">
            <text:p>1881-HjatruVantru-GislGudm.txt</text:p>
          </table:table-cell>
          <table:table-cell table:number-columns-repeated="2" office:value-type="string" calcext:value-type="string">
            <text:p>GislGudm</text:p>
          </table:table-cell>
          <table:table-cell office:value-type="float" office:value="1881" calcext:value-type="float">
            <text:p>1881</text:p>
          </table:table-cell>
          <table:table-cell office:value-type="float" office:value="1859" calcext:value-type="float">
            <text:p>1859</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96" calcext:value-type="float">
            <text:p>196</text:p>
          </table:table-cell>
          <table:table-cell office:value-type="string" calcext:value-type="string">
            <text:p><text:s text:c="2"/>er sfg3en vonda lhenvf og c góða lhenvf . . Það fphen má sfg3en því fpheþ ekki aa virða sng hið </text:p>
          </table:table-cell>
          <table:table-cell table:style-name="ce34" table:formula="of:=getword([.B195]; -1)" office:value-type="string" office:string-value="hið" calcext:value-type="string">
            <text:p>hið</text:p>
          </table:table-cell>
          <table:table-cell office:value-type="string" calcext:value-type="string">
            <text:p>gheo andlega lheovf</text:p>
          </table:table-cell>
          <table:table-cell table:style-name="ce37" table:formula="of:=getword([.D195]; 2)" office:value-type="string" office:string-value="andlega" calcext:value-type="string">
            <text:p>andlega</text:p>
          </table:table-cell>
          <table:table-cell/>
          <table:table-cell table:style-name="ce37" table:formula="of:=getword([.P19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95]; 2)" office:value-type="string" office:string-value="nheo" calcext:value-type="string">
            <text:p>nheo</text:p>
          </table:table-cell>
          <table:table-cell table:style-name="ce37" table:number-columns-repeated="2"/>
          <table:table-cell/>
          <table:table-cell table:style-name="ce37" table:number-columns-repeated="2"/>
          <table:table-cell office:value-type="string" calcext:value-type="string">
            <text:p><text:s/>ástand nheo mannsins nkeeg eptir sfg3en því fpheþ , , þótt c að aþ honum fpkeþ vegni svg3en ekki </text:p>
          </table:table-cell>
          <table:table-cell office:value-type="string" calcext:value-type="string">
            <text:p>1881-HjatruVantru-GislGudm.txt</text:p>
          </table:table-cell>
          <table:table-cell table:number-columns-repeated="2" office:value-type="string" calcext:value-type="string">
            <text:p>GislGudm</text:p>
          </table:table-cell>
          <table:table-cell office:value-type="float" office:value="1881" calcext:value-type="float">
            <text:p>1881</text:p>
          </table:table-cell>
          <table:table-cell office:value-type="float" office:value="1859" calcext:value-type="float">
            <text:p>1859</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97" calcext:value-type="float">
            <text:p>197</text:p>
          </table:table-cell>
          <table:table-cell office:value-type="string" calcext:value-type="string">
            <text:p><text:s text:c="2"/>vjer nkeo breytum svg1fn vel aa , , og c að c hann fpken ekki aa ávallt aa lætur sfg3en hinum </text:p>
          </table:table-cell>
          <table:table-cell table:style-name="ce34" table:formula="of:=getword([.B196]; -1)" office:value-type="string" office:string-value="hinum" calcext:value-type="string">
            <text:p>hinum</text:p>
          </table:table-cell>
          <table:table-cell office:value-type="string" calcext:value-type="string">
            <text:p>gkeþ óguðlega lkeovf</text:p>
          </table:table-cell>
          <table:table-cell table:style-name="ce37" table:formula="of:=getword([.D196]; 2)" office:value-type="string" office:string-value="óguðlega" calcext:value-type="string">
            <text:p>óguðlega</text:p>
          </table:table-cell>
          <table:table-cell/>
          <table:table-cell table:style-name="ce37" table:formula="of:=getword([.P19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96]; 2)" office:value-type="string" office:string-value="ssg" calcext:value-type="string">
            <text:p>ssg</text:p>
          </table:table-cell>
          <table:table-cell table:style-name="ce37" table:number-columns-repeated="2"/>
          <table:table-cell/>
          <table:table-cell table:style-name="ce37" table:number-columns-repeated="2"/>
          <table:table-cell office:value-type="string" calcext:value-type="string">
            <text:p><text:s/>óhegnt ssg , , einmitt aa það fpheo styrkir sfg3en von nven vora feveo um ao annað foheo líf nheo </text:p>
          </table:table-cell>
          <table:table-cell office:value-type="string" calcext:value-type="string">
            <text:p>1881-HjatruVantru-GislGudm.txt</text:p>
          </table:table-cell>
          <table:table-cell table:number-columns-repeated="2" office:value-type="string" calcext:value-type="string">
            <text:p>GislGudm</text:p>
          </table:table-cell>
          <table:table-cell office:value-type="float" office:value="1881" calcext:value-type="float">
            <text:p>1881</text:p>
          </table:table-cell>
          <table:table-cell office:value-type="float" office:value="1859" calcext:value-type="float">
            <text:p>1859</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98" calcext:value-type="float">
            <text:p>198</text:p>
          </table:table-cell>
          <table:table-cell office:value-type="string" calcext:value-type="string">
            <text:p><text:s text:c="2"/>um ao annað foheo líf nheo eptir sfg3en dauðann nkeog , , þar aa sem c guð nken launar sfg3en hinum </text:p>
          </table:table-cell>
          <table:table-cell table:style-name="ce34" table:formula="of:=getword([.B197]; -1)" office:value-type="string" office:string-value="hinum" calcext:value-type="string">
            <text:p>hinum</text:p>
          </table:table-cell>
          <table:table-cell office:value-type="string" calcext:value-type="string">
            <text:p>gkfþ guðhræddu lkfþvf</text:p>
          </table:table-cell>
          <table:table-cell table:style-name="ce37" table:formula="of:=getword([.D197]; 2)" office:value-type="string" office:string-value="guðhræddu" calcext:value-type="string">
            <text:p>guðhræddu</text:p>
          </table:table-cell>
          <table:table-cell/>
          <table:table-cell table:style-name="ce37" table:formula="of:=getword([.P19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97];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góðu lheþsf með aþ því fpheþ , , að cn taka sng þá aa til ae sín fpkee , , og </text:p>
          </table:table-cell>
          <table:table-cell office:value-type="string" calcext:value-type="string">
            <text:p>1881-HjatruVantru-GislGudm.txt</text:p>
          </table:table-cell>
          <table:table-cell table:number-columns-repeated="2" office:value-type="string" calcext:value-type="string">
            <text:p>GislGudm</text:p>
          </table:table-cell>
          <table:table-cell office:value-type="float" office:value="1881" calcext:value-type="float">
            <text:p>1881</text:p>
          </table:table-cell>
          <table:table-cell office:value-type="float" office:value="1859" calcext:value-type="float">
            <text:p>1859</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99" calcext:value-type="float">
            <text:p>199</text:p>
          </table:table-cell>
          <table:table-cell office:value-type="string" calcext:value-type="string">
            <text:p><text:s text:c="2"/>sjer nkeþ um ao alla foveo eilífð nveo , , njótandi lkenof með aþ sjer nkeþ sælu nvee og c gleði nvee ; ; hinum </text:p>
          </table:table-cell>
          <table:table-cell table:style-name="ce34" table:formula="of:=getword([.B198]; -1)" office:value-type="string" office:string-value="hinum" calcext:value-type="string">
            <text:p>hinum</text:p>
          </table:table-cell>
          <table:table-cell office:value-type="string" calcext:value-type="string">
            <text:p>gkfþ óguðlegu lkfþvf</text:p>
          </table:table-cell>
          <table:table-cell table:style-name="ce37" table:formula="of:=getword([.D198]; 2)" office:value-type="string" office:string-value="óguðlegu" calcext:value-type="string">
            <text:p>óguðlegu</text:p>
          </table:table-cell>
          <table:table-cell/>
          <table:table-cell table:style-name="ce37" table:formula="of:=getword([.P19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98]; 2)" office:value-type="string" office:string-value="lkensf" calcext:value-type="string">
            <text:p>lkensf</text:p>
          </table:table-cell>
          <table:table-cell table:style-name="ce37" table:number-columns-repeated="2"/>
          <table:table-cell/>
          <table:table-cell table:style-name="ce37" table:number-columns-repeated="2"/>
          <table:table-cell office:value-type="string" calcext:value-type="string">
            <text:p><text:s/>aptur lkensf á aþ móti nheþ hegnir sfg3en hann fpken með aþ því fpheþ að cn reka sng </text:p>
          </table:table-cell>
          <table:table-cell office:value-type="string" calcext:value-type="string">
            <text:p>1881-HjatruVantru-GislGudm.txt</text:p>
          </table:table-cell>
          <table:table-cell table:number-columns-repeated="2" office:value-type="string" calcext:value-type="string">
            <text:p>GislGudm</text:p>
          </table:table-cell>
          <table:table-cell office:value-type="float" office:value="1881" calcext:value-type="float">
            <text:p>1881</text:p>
          </table:table-cell>
          <table:table-cell office:value-type="float" office:value="1859" calcext:value-type="float">
            <text:p>1859</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00" calcext:value-type="float">
            <text:p>200</text:p>
          </table:table-cell>
          <table:table-cell office:value-type="string" calcext:value-type="string">
            <text:p><text:s text:c="2"/>nheþ hegnir sfg3en hann fpken með aþ því fpheþ að cn reka sng þá aa út aa í ao hin </text:p>
          </table:table-cell>
          <table:table-cell table:style-name="ce34" table:formula="of:=getword([.B199]; -1)" office:value-type="string" office:string-value="hin" calcext:value-type="string">
            <text:p>hin</text:p>
          </table:table-cell>
          <table:table-cell office:value-type="string" calcext:value-type="string">
            <text:p>ghfo yztu lhfove</text:p>
          </table:table-cell>
          <table:table-cell table:style-name="ce37" table:formula="of:=getword([.D199]; 2)" office:value-type="string" office:string-value="yztu" calcext:value-type="string">
            <text:p>yztu</text:p>
          </table:table-cell>
          <table:table-cell/>
          <table:table-cell table:style-name="ce37" table:formula="of:=getword([.P19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99]; 2)" office:value-type="string" office:string-value="nhfo" calcext:value-type="string">
            <text:p>nhfo</text:p>
          </table:table-cell>
          <table:table-cell table:style-name="ce37" table:number-columns-repeated="2"/>
          <table:table-cell/>
          <table:table-cell table:style-name="ce37" table:number-columns-repeated="2"/>
          <table:table-cell office:value-type="string" calcext:value-type="string">
            <text:p><text:s/>myrkur nhfo , , þar aa sem c er sfg3en grátur nken og c gnístrun nven tanna nvfe . . Þannig aa </text:p>
          </table:table-cell>
          <table:table-cell office:value-type="string" calcext:value-type="string">
            <text:p>1881-HjatruVantru-GislGudm.txt</text:p>
          </table:table-cell>
          <table:table-cell table:number-columns-repeated="2" office:value-type="string" calcext:value-type="string">
            <text:p>GislGudm</text:p>
          </table:table-cell>
          <table:table-cell office:value-type="float" office:value="1881" calcext:value-type="float">
            <text:p>1881</text:p>
          </table:table-cell>
          <table:table-cell office:value-type="float" office:value="1859" calcext:value-type="float">
            <text:p>1859</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02" calcext:value-type="float">
            <text:p>202</text:p>
          </table:table-cell>
          <table:table-cell office:value-type="string" calcext:value-type="string">
            <text:p><text:s/>3fn og c góðir lkfnsf , , eiga sfg3fn við ao bág lhfosf kjör nhfo að cn búa sng , , en c hinir </text:p>
          </table:table-cell>
          <table:table-cell table:style-name="ce34" table:formula="of:=getword([.B200]; -1)" office:value-type="string" office:string-value="hinir" calcext:value-type="string">
            <text:p>hinir</text:p>
          </table:table-cell>
          <table:table-cell office:value-type="string" calcext:value-type="string">
            <text:p>gkfn guðlausu lkfnvf</text:p>
          </table:table-cell>
          <table:table-cell table:style-name="ce37" table:formula="of:=getword([.D200]; 2)" office:value-type="string" office:string-value="guðlausu" calcext:value-type="string">
            <text:p>guðlausu</text:p>
          </table:table-cell>
          <table:table-cell/>
          <table:table-cell table:style-name="ce37" table:formula="of:=getword([.P20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00]; 2)" office:value-type="string" office:string-value="nkfn" calcext:value-type="string">
            <text:p>nkfn</text:p>
          </table:table-cell>
          <table:table-cell table:style-name="ce37" table:number-columns-repeated="2"/>
          <table:table-cell/>
          <table:table-cell table:style-name="ce37" table:number-columns-repeated="2"/>
          <table:table-cell office:value-type="string" calcext:value-type="string">
            <text:p><text:s/>menn nkfn , , sem ct ekkert fohen gott lhensf verk nhfn vinna sfg3fn , , eru sfg3fn hinir gkfn auðu</text:p>
          </table:table-cell>
          <table:table-cell office:value-type="string" calcext:value-type="string">
            <text:p>1881-HjatruVantru-SigThorodd.txt</text:p>
          </table:table-cell>
          <table:table-cell table:number-columns-repeated="2" office:value-type="string" calcext:value-type="string">
            <text:p>SigThorodd</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03" calcext:value-type="float">
            <text:p>203</text:p>
          </table:table-cell>
          <table:table-cell office:value-type="string" calcext:value-type="string">
            <text:p><text:s text:c="2"/>hinir gkfn guðlausu lkfnvf menn nkfn , , sem ct ekkert fohen gott lhensf verk nhfn vinna sfg3fn , , eru sfg3fn hinir </text:p>
          </table:table-cell>
          <table:table-cell table:style-name="ce34" table:formula="of:=getword([.B201]; -1)" office:value-type="string" office:string-value="hinir" calcext:value-type="string">
            <text:p>hinir</text:p>
          </table:table-cell>
          <table:table-cell office:value-type="string" calcext:value-type="string">
            <text:p>gkfn auðugustu lhfnve</text:p>
          </table:table-cell>
          <table:table-cell table:style-name="ce37" table:formula="of:=getword([.D201]; 2)" office:value-type="string" office:string-value="auðugustu" calcext:value-type="string">
            <text:p>auðugustu</text:p>
          </table:table-cell>
          <table:table-cell/>
          <table:table-cell table:style-name="ce37" table:formula="of:=getword([.P20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01];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í aþ miklum lhfþsf metum nhfþ ; ; eins aa eru sfg3fn opt sþgven hinir gkfn guðhræddustu lkfnv</text:p>
          </table:table-cell>
          <table:table-cell office:value-type="string" calcext:value-type="string">
            <text:p>1881-HjatruVantru-SigThorodd.txt</text:p>
          </table:table-cell>
          <table:table-cell table:number-columns-repeated="2" office:value-type="string" calcext:value-type="string">
            <text:p>SigThorodd</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04" calcext:value-type="float">
            <text:p>204</text:p>
          </table:table-cell>
          <table:table-cell office:value-type="string" calcext:value-type="string">
            <text:p><text:s/>3fn hinir gkfn auðugustu lhfnve og c í aþ miklum lhfþsf metum nhfþ ; ; eins aa eru sfg3fn opt sþgven hinir </text:p>
          </table:table-cell>
          <table:table-cell table:style-name="ce34" table:formula="of:=getword([.B202]; -1)" office:value-type="string" office:string-value="hinir" calcext:value-type="string">
            <text:p>hinir</text:p>
          </table:table-cell>
          <table:table-cell office:value-type="string" calcext:value-type="string">
            <text:p>gkfn guðhræddustu lkfnve</text:p>
          </table:table-cell>
          <table:table-cell table:style-name="ce37" table:formula="of:=getword([.D202]; 2)" office:value-type="string" office:string-value="guðhræddustu" calcext:value-type="string">
            <text:p>guðhræddustu</text:p>
          </table:table-cell>
          <table:table-cell/>
          <table:table-cell table:style-name="ce37" table:formula="of:=getword([.P20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02]; 2)" office:value-type="string" office:string-value="nkfn" calcext:value-type="string">
            <text:p>nkfn</text:p>
          </table:table-cell>
          <table:table-cell table:style-name="ce37" table:number-columns-repeated="2"/>
          <table:table-cell/>
          <table:table-cell table:style-name="ce37" table:number-columns-repeated="2"/>
          <table:table-cell office:value-type="string" calcext:value-type="string">
            <text:p><text:s/>menn nkfn litlum lvfþsf gáfum nvfþ gæddir sþgkfn , , þar aa sem c guðleysingjarnir nkfng aptur </text:p>
          </table:table-cell>
          <table:table-cell office:value-type="string" calcext:value-type="string">
            <text:p>1881-HjatruVantru-SigThorodd.txt</text:p>
          </table:table-cell>
          <table:table-cell table:number-columns-repeated="2" office:value-type="string" calcext:value-type="string">
            <text:p>SigThorodd</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05" calcext:value-type="float">
            <text:p>205</text:p>
          </table:table-cell>
          <table:table-cell office:value-type="string" calcext:value-type="string">
            <text:p><text:s text:c="2"/>; ; því fpheþ ef c ekkert fohen líf nhen væri svg3eþ til aa eptir sfg2eþ þetta fahen , , ef c hinn </text:p>
          </table:table-cell>
          <table:table-cell table:style-name="ce34" table:formula="of:=getword([.B203]; -1)" office:value-type="string" office:string-value="hinn" calcext:value-type="string">
            <text:p>hinn</text:p>
          </table:table-cell>
          <table:table-cell office:value-type="string" calcext:value-type="string">
            <text:p>gken jarðneski lkenvf</text:p>
          </table:table-cell>
          <table:table-cell table:style-name="ce37" table:formula="of:=getword([.D203]; 2)" office:value-type="string" office:string-value="jarðneski" calcext:value-type="string">
            <text:p>jarðneski</text:p>
          </table:table-cell>
          <table:table-cell/>
          <table:table-cell table:style-name="ce37" table:formula="of:=getword([.P20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03];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dauði nken væri svg3eþ endir nken alls fohee lífs nhee , , þá aa kæmi svg3eþ guðs nkee umbunandi </text:p>
          </table:table-cell>
          <table:table-cell office:value-type="string" calcext:value-type="string">
            <text:p>1881-HjatruVantru-SigThorodd.txt</text:p>
          </table:table-cell>
          <table:table-cell table:number-columns-repeated="2" office:value-type="string" calcext:value-type="string">
            <text:p>SigThorodd</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06" calcext:value-type="float">
            <text:p>206</text:p>
          </table:table-cell>
          <table:table-cell office:value-type="string" calcext:value-type="string">
            <text:p><text:s text:c="2"/>aae , , að c honum fpkeþ er sfg3en í aþ guðs nkee orði nheþ boðið sþghen að cn hjálpa sng hinum </text:p>
          </table:table-cell>
          <table:table-cell table:style-name="ce34" table:formula="of:=getword([.B204]; -1)" office:value-type="string" office:string-value="hinum" calcext:value-type="string">
            <text:p>hinum</text:p>
          </table:table-cell>
          <table:table-cell office:value-type="string" calcext:value-type="string">
            <text:p>gkfþ nauðstöddu lkfþvf</text:p>
          </table:table-cell>
          <table:table-cell table:style-name="ce37" table:formula="of:=getword([.D204]; 2)" office:value-type="string" office:string-value="nauðstöddu" calcext:value-type="string">
            <text:p>nauðstöddu</text:p>
          </table:table-cell>
          <table:table-cell/>
          <table:table-cell table:style-name="ce37" table:formula="of:=getword([.P20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04];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liggja sng ekki aa á aþ liði nheþ sínu feheþ , , þegar c hann fpken á ao einhvern </text:p>
          </table:table-cell>
          <table:table-cell office:value-type="string" calcext:value-type="string">
            <text:p>1881-ListinLifa-BjarnThorst.txt</text:p>
          </table:table-cell>
          <table:table-cell table:number-columns-repeated="2" office:value-type="string" calcext:value-type="string">
            <text:p>BjarnThorst</text:p>
          </table:table-cell>
          <table:table-cell office:value-type="float" office:value="1881" calcext:value-type="float">
            <text:p>1881</text:p>
          </table:table-cell>
          <table:table-cell office:value-type="float" office:value="1861" calcext:value-type="float">
            <text:p>1861</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07" calcext:value-type="float">
            <text:p>207</text:p>
          </table:table-cell>
          <table:table-cell office:value-type="string" calcext:value-type="string">
            <text:p><text:s text:c="2"/>nveþg fylgja sng . . Það fphen að cn vera sng of aa auðtrúa nvfe á aþ ósannindi nheþ hefur sfg3en hin </text:p>
          </table:table-cell>
          <table:table-cell table:style-name="ce34" table:formula="of:=getword([.B205]; -1)" office:value-type="string" office:string-value="hin" calcext:value-type="string">
            <text:p>hin</text:p>
          </table:table-cell>
          <table:table-cell office:value-type="string" calcext:value-type="string">
            <text:p>ghfo skaðlegustu lhfove</text:p>
          </table:table-cell>
          <table:table-cell table:style-name="ce37" table:formula="of:=getword([.D205]; 2)" office:value-type="string" office:string-value="skaðlegustu" calcext:value-type="string">
            <text:p>skaðlegustu</text:p>
          </table:table-cell>
          <table:table-cell/>
          <table:table-cell table:style-name="ce37" table:formula="of:=getword([.P20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05]; 2)" office:value-type="string" office:string-value="nhfo" calcext:value-type="string">
            <text:p>nhfo</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eptirköst nhfo . . Vjer nkeo þurfum sfg1fn eigi svg3en annað fohen en c renna sng huganum nkeþg </text:p>
          </table:table-cell>
          <table:table-cell office:value-type="string" calcext:value-type="string">
            <text:p>1881-ListinLifa-EinHKvar.txt</text:p>
          </table:table-cell>
          <table:table-cell table:number-columns-repeated="2" office:value-type="string" calcext:value-type="string">
            <text:p>EinHKvar</text:p>
          </table:table-cell>
          <table:table-cell office:value-type="float" office:value="1881" calcext:value-type="float">
            <text:p>1881</text:p>
          </table:table-cell>
          <table:table-cell office:value-type="float" office:value="1859" calcext:value-type="float">
            <text:p>1859</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08" calcext:value-type="float">
            <text:p>208</text:p>
          </table:table-cell>
          <table:table-cell office:value-type="string" calcext:value-type="string">
            <text:p><text:s text:c="2"/>þessi faken munur nken er sfg3en sjálfum fbkeþ þeim fphfþ að cn kenna sng eða c eigi svg3en ; ; hinir </text:p>
          </table:table-cell>
          <table:table-cell table:style-name="ce34" table:formula="of:=getword([.B206]; -1)" office:value-type="string" office:string-value="hinir" calcext:value-type="string">
            <text:p>hinir</text:p>
          </table:table-cell>
          <table:table-cell office:value-type="string" calcext:value-type="string">
            <text:p>gkfn fátæku lkfnvf</text:p>
          </table:table-cell>
          <table:table-cell table:style-name="ce37" table:formula="of:=getword([.D206]; 2)" office:value-type="string" office:string-value="fátæku" calcext:value-type="string">
            <text:p>fátæku</text:p>
          </table:table-cell>
          <table:table-cell/>
          <table:table-cell table:style-name="ce37" table:formula="of:=getword([.P20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06]; 2)" office:value-type="string" office:string-value="sng" calcext:value-type="string">
            <text:p>sng</text:p>
          </table:table-cell>
          <table:table-cell table:style-name="ce37" table:number-columns-repeated="2"/>
          <table:table-cell/>
          <table:table-cell table:style-name="ce37" table:number-columns-repeated="2"/>
          <table:table-cell office:value-type="string" calcext:value-type="string">
            <text:p><text:s/>verða sng opt sþgven að cn leita sng hinna gkfe auðugu lkfevf og c eiga sng ef c til </text:p>
          </table:table-cell>
          <table:table-cell office:value-type="string" calcext:value-type="string">
            <text:p>1881-ListinLifa-GudmMagn.txt</text:p>
          </table:table-cell>
          <table:table-cell table:number-columns-repeated="2" office:value-type="string" calcext:value-type="string">
            <text:p>GudmMagn</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Excellen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09" calcext:value-type="float">
            <text:p>209</text:p>
          </table:table-cell>
          <table:table-cell office:value-type="string" calcext:value-type="string">
            <text:p><text:s text:c="2"/>cn kenna sng eða c eigi svg3en ; ; hinir gkfn fátæku lkfnvf verða sng opt sþgven að cn leita sng hinna </text:p>
          </table:table-cell>
          <table:table-cell table:style-name="ce34" table:formula="of:=getword([.B207]; -1)" office:value-type="string" office:string-value="hinna" calcext:value-type="string">
            <text:p>hinna</text:p>
          </table:table-cell>
          <table:table-cell office:value-type="string" calcext:value-type="string">
            <text:p>gkfe auðugu lkfevf</text:p>
          </table:table-cell>
          <table:table-cell table:style-name="ce37" table:formula="of:=getword([.D207]; 2)" office:value-type="string" office:string-value="auðugu" calcext:value-type="string">
            <text:p>auðugu</text:p>
          </table:table-cell>
          <table:table-cell/>
          <table:table-cell table:style-name="ce37" table:formula="of:=getword([.P20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07];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eiga sng ef c til aa vill sfg3en sína feveo tímanlegu lveovf velferð nveo undir aþ </text:p>
          </table:table-cell>
          <table:table-cell office:value-type="string" calcext:value-type="string">
            <text:p>1881-ListinLifa-GudmMagn.txt</text:p>
          </table:table-cell>
          <table:table-cell table:number-columns-repeated="2" office:value-type="string" calcext:value-type="string">
            <text:p>GudmMagn</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Excellen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10" calcext:value-type="float">
            <text:p>210</text:p>
          </table:table-cell>
          <table:table-cell office:value-type="string" calcext:value-type="string">
            <text:p><text:s/>-s segir sfg3en , , að c æðsta lhenve boðorðið nheng sje sng að cn elska sng guð nkeo ; ; en c hið </text:p>
          </table:table-cell>
          <table:table-cell table:style-name="ce34" table:formula="of:=getword([.B208]; -1)" office:value-type="string" office:string-value="hið" calcext:value-type="string">
            <text:p>hið</text:p>
          </table:table-cell>
          <table:table-cell office:value-type="string" calcext:value-type="string">
            <text:p>ghen næsta lhenve</text:p>
          </table:table-cell>
          <table:table-cell table:style-name="ce37" table:formula="of:=getword([.D208]; 2)" office:value-type="string" office:string-value="næsta" calcext:value-type="string">
            <text:p>næsta</text:p>
          </table:table-cell>
          <table:table-cell/>
          <table:table-cell table:style-name="ce37" table:formula="of:=getword([.P20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08]; 2)" office:value-type="string" office:string-value="sng" calcext:value-type="string">
            <text:p>sng</text:p>
          </table:table-cell>
          <table:table-cell table:style-name="ce37" table:number-columns-repeated="2"/>
          <table:table-cell/>
          <table:table-cell table:style-name="ce37" table:number-columns-repeated="2"/>
          <table:table-cell office:value-type="string" calcext:value-type="string">
            <text:p><text:s/>sje sng að cn elska sng náungann nkeog eins aa og c sig fpkeo sjálfan fbkeo . . Það fphen er </text:p>
          </table:table-cell>
          <table:table-cell office:value-type="string" calcext:value-type="string">
            <text:p>1881-ListinLifa-GudmMagn.txt</text:p>
          </table:table-cell>
          <table:table-cell table:number-columns-repeated="2" office:value-type="string" calcext:value-type="string">
            <text:p>GudmMagn</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Excellen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11" calcext:value-type="float">
            <text:p>211</text:p>
          </table:table-cell>
          <table:table-cell office:value-type="string" calcext:value-type="string">
            <text:p><text:s text:c="2"/>, , „ nhen því fpheþ það fahen , , sem ct þjer lvensf hafið sfg2fn gjört ssg við ao einn fokeo af aþ hinum </text:p>
          </table:table-cell>
          <table:table-cell table:style-name="ce34" table:formula="of:=getword([.B209]; -1)" office:value-type="string" office:string-value="hinum" calcext:value-type="string">
            <text:p>hinum</text:p>
          </table:table-cell>
          <table:table-cell office:value-type="string" calcext:value-type="string">
            <text:p>gkfþ minnstu lkfþve</text:p>
          </table:table-cell>
          <table:table-cell table:style-name="ce37" table:formula="of:=getword([.D209]; 2)" office:value-type="string" office:string-value="minnstu" calcext:value-type="string">
            <text:p>minnstu</text:p>
          </table:table-cell>
          <table:table-cell/>
          <table:table-cell table:style-name="ce37" table:formula="of:=getword([.P20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09]; 2)" office:value-type="string" office:string-value="nkfþ" calcext:value-type="string">
            <text:p>nkfþ</text:p>
          </table:table-cell>
          <table:table-cell table:style-name="ce37" table:number-columns-repeated="2"/>
          <table:table-cell/>
          <table:table-cell table:style-name="ce37" table:number-columns-repeated="2"/>
          <table:table-cell office:value-type="string" calcext:value-type="string">
            <text:p><text:s/>bræðrum nkfþ mínum fekfþ , , það fphen hafið sfg2fn þjer nkeo og c gjört ssg við ao mig fp1</text:p>
          </table:table-cell>
          <table:table-cell office:value-type="string" calcext:value-type="string">
            <text:p>1881-ListinLifa-KlemJons.txt</text:p>
          </table:table-cell>
          <table:table-cell table:number-columns-repeated="2" office:value-type="string" calcext:value-type="string">
            <text:p>KlemJons</text:p>
          </table:table-cell>
          <table:table-cell office:value-type="float" office:value="1881" calcext:value-type="float">
            <text:p>1881</text:p>
          </table:table-cell>
          <table:table-cell office:value-type="float" office:value="1862" calcext:value-type="float">
            <text:p>1862</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12" calcext:value-type="float">
            <text:p>212</text:p>
          </table:table-cell>
          <table:table-cell office:value-type="string" calcext:value-type="string">
            <text:p><text:s text:c="2"/>fpken þeim fphfþ , , sem ct góðverk nhfn hafa sfg3fn unnið ssg , , til ae eilífrar lveesf sælu nvee , , en c hinum </text:p>
          </table:table-cell>
          <table:table-cell table:style-name="ce34" table:formula="of:=getword([.B210]; -1)" office:value-type="string" office:string-value="hinum" calcext:value-type="string">
            <text:p>hinum</text:p>
          </table:table-cell>
          <table:table-cell office:value-type="string" calcext:value-type="string">
            <text:p>gkfþ hörðu lkfþvf</text:p>
          </table:table-cell>
          <table:table-cell table:style-name="ce37" table:formula="of:=getword([.D210]; 2)" office:value-type="string" office:string-value="hörðu" calcext:value-type="string">
            <text:p>hörðu</text:p>
          </table:table-cell>
          <table:table-cell/>
          <table:table-cell table:style-name="ce37" table:formula="of:=getword([.P21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10];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em ct nóg lhensf hafa sfg3fn fyrir ao sig fpkfo á ao sína feveo , , og c tíma nkeþ </text:p>
          </table:table-cell>
          <table:table-cell office:value-type="string" calcext:value-type="string">
            <text:p>1881-ListinLifa-KlemJons.txt</text:p>
          </table:table-cell>
          <table:table-cell table:number-columns-repeated="2" office:value-type="string" calcext:value-type="string">
            <text:p>KlemJons</text:p>
          </table:table-cell>
          <table:table-cell office:value-type="float" office:value="1881" calcext:value-type="float">
            <text:p>1881</text:p>
          </table:table-cell>
          <table:table-cell office:value-type="float" office:value="1862" calcext:value-type="float">
            <text:p>1862</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13" calcext:value-type="float">
            <text:p>213</text:p>
          </table:table-cell>
          <table:table-cell office:value-type="string" calcext:value-type="string">
            <text:p><text:s text:c="2"/>, , og c tíma nkeþ þó aa ekki aa að cn hjálpa sng náunga nkeþ sínum fekeþ og c reka sng hina </text:p>
          </table:table-cell>
          <table:table-cell table:style-name="ce34" table:formula="of:=getword([.B211]; -1)" office:value-type="string" office:string-value="hina" calcext:value-type="string">
            <text:p>hina</text:p>
          </table:table-cell>
          <table:table-cell office:value-type="string" calcext:value-type="string">
            <text:p>gkfo þurfandi lkfoof</text:p>
          </table:table-cell>
          <table:table-cell table:style-name="ce37" table:formula="of:=getword([.D211]; 2)" office:value-type="string" office:string-value="þurfandi" calcext:value-type="string">
            <text:p>þurfandi</text:p>
          </table:table-cell>
          <table:table-cell/>
          <table:table-cell table:style-name="ce37" table:formula="of:=getword([.P21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11];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frá aþ húsi nheþ sínu feheþ , , án ae þess fphee að cn leggja sng þeim fphfþ lið nhen , , verður </text:p>
          </table:table-cell>
          <table:table-cell office:value-type="string" calcext:value-type="string">
            <text:p>1881-ListinLifa-KlemJons.txt</text:p>
          </table:table-cell>
          <table:table-cell table:number-columns-repeated="2" office:value-type="string" calcext:value-type="string">
            <text:p>KlemJons</text:p>
          </table:table-cell>
          <table:table-cell office:value-type="float" office:value="1881" calcext:value-type="float">
            <text:p>1881</text:p>
          </table:table-cell>
          <table:table-cell office:value-type="float" office:value="1862" calcext:value-type="float">
            <text:p>1862</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14" calcext:value-type="float">
            <text:p>214</text:p>
          </table:table-cell>
          <table:table-cell office:value-type="string" calcext:value-type="string">
            <text:p><text:s text:c="2"/>í aþ engu foheþ komnir sþgkfn upp aa á ao aðra foveo , , að cn styrkja sng og c hjálpa sng hinum </text:p>
          </table:table-cell>
          <table:table-cell table:style-name="ce34" table:formula="of:=getword([.B212]; -1)" office:value-type="string" office:string-value="hinum" calcext:value-type="string">
            <text:p>hinum</text:p>
          </table:table-cell>
          <table:table-cell office:value-type="string" calcext:value-type="string">
            <text:p>gkeþ þurfandi lkeþof</text:p>
          </table:table-cell>
          <table:table-cell table:style-name="ce37" table:formula="of:=getword([.D212]; 2)" office:value-type="string" office:string-value="þurfandi" calcext:value-type="string">
            <text:p>þurfandi</text:p>
          </table:table-cell>
          <table:table-cell/>
          <table:table-cell table:style-name="ce37" table:formula="of:=getword([.P21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12]; 2)" office:value-type="string" office:string-value="nkeþ" calcext:value-type="string">
            <text:p>nkeþ</text:p>
          </table:table-cell>
          <table:table-cell table:style-name="ce37" table:number-columns-repeated="2"/>
          <table:table-cell/>
          <table:table-cell table:style-name="ce37" table:number-columns-repeated="2"/>
          <table:table-cell office:value-type="string" calcext:value-type="string">
            <text:p><text:s/>náunga nkeþ sínum fekeþ , , en c fyrir ao þann fakeo , , sem ct aðeins aa hefur sfg3en það faheo , </text:p>
          </table:table-cell>
          <table:table-cell office:value-type="string" calcext:value-type="string">
            <text:p>1881-ListinLifa-KlemJons.txt</text:p>
          </table:table-cell>
          <table:table-cell table:number-columns-repeated="2" office:value-type="string" calcext:value-type="string">
            <text:p>KlemJons</text:p>
          </table:table-cell>
          <table:table-cell office:value-type="float" office:value="1881" calcext:value-type="float">
            <text:p>1881</text:p>
          </table:table-cell>
          <table:table-cell office:value-type="float" office:value="1862" calcext:value-type="float">
            <text:p>1862</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15" calcext:value-type="float">
            <text:p>215</text:p>
          </table:table-cell>
          <table:table-cell office:value-type="string" calcext:value-type="string">
            <text:p><text:s text:c="2"/>bágstaddari lkenvm náunga nkeo sinn fekeo fara sng hjálparlausan lkeosf frá aþ sjer nkeþ , , og c hafa sng þó aa hinn </text:p>
          </table:table-cell>
          <table:table-cell table:style-name="ce34" table:formula="of:=getword([.B213]; -1)" office:value-type="string" office:string-value="hinn" calcext:value-type="string">
            <text:p>hinn</text:p>
          </table:table-cell>
          <table:table-cell office:value-type="string" calcext:value-type="string">
            <text:p>gkeo bezta lhenve</text:p>
          </table:table-cell>
          <table:table-cell table:style-name="ce37" table:formula="of:=getword([.D213]; 2)" office:value-type="string" office:string-value="bezta" calcext:value-type="string">
            <text:p>bezta</text:p>
          </table:table-cell>
          <table:table-cell/>
          <table:table-cell table:style-name="ce37" table:formula="of:=getword([.P21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13]; 2)" office:value-type="string" office:string-value="sfg3fn" calcext:value-type="string">
            <text:p>sfg3fn</text:p>
          </table:table-cell>
          <table:table-cell table:style-name="ce37" table:number-columns-repeated="2"/>
          <table:table-cell/>
          <table:table-cell table:style-name="ce37" table:number-columns-repeated="2"/>
          <table:table-cell office:value-type="string" calcext:value-type="string">
            <text:p><text:s/>vilja sfg3fn til ae þess fphee að cn hjálpa sng honum fpkeþ . . Þannig aa höfum sfg1fn vjer </text:p>
          </table:table-cell>
          <table:table-cell office:value-type="string" calcext:value-type="string">
            <text:p>1881-ListinLifa-KlemJons.txt</text:p>
          </table:table-cell>
          <table:table-cell table:number-columns-repeated="2" office:value-type="string" calcext:value-type="string">
            <text:p>KlemJons</text:p>
          </table:table-cell>
          <table:table-cell office:value-type="float" office:value="1881" calcext:value-type="float">
            <text:p>1881</text:p>
          </table:table-cell>
          <table:table-cell office:value-type="float" office:value="1862" calcext:value-type="float">
            <text:p>1862</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16" calcext:value-type="float">
            <text:p>216</text:p>
          </table:table-cell>
          <table:table-cell office:value-type="string" calcext:value-type="string">
            <text:p><text:s text:c="2"/>sfg3en optsinnis nhee , , einkum aa nú aa á aþ seinni lkfþvm tímum nkfþ , , verið ssg ritað sþghen um ao hina </text:p>
          </table:table-cell>
          <table:table-cell table:style-name="ce34" table:formula="of:=getword([.B214]; -1)" office:value-type="string" office:string-value="hina" calcext:value-type="string">
            <text:p>hina</text:p>
          </table:table-cell>
          <table:table-cell office:value-type="string" calcext:value-type="string">
            <text:p>gveo illu lveþvf</text:p>
          </table:table-cell>
          <table:table-cell table:style-name="ce37" table:formula="of:=getword([.D214]; 2)" office:value-type="string" office:string-value="illu" calcext:value-type="string">
            <text:p>illu</text:p>
          </table:table-cell>
          <table:table-cell/>
          <table:table-cell table:style-name="ce37" table:formula="of:=getword([.P21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14]; 2)" office:value-type="string" office:string-value="nveþ" calcext:value-type="string">
            <text:p>nveþ</text:p>
          </table:table-cell>
          <table:table-cell table:style-name="ce37" table:number-columns-repeated="2"/>
          <table:table-cell/>
          <table:table-cell table:style-name="ce37" table:number-columns-repeated="2"/>
          <table:table-cell office:value-type="string" calcext:value-type="string">
            <text:p><text:s/>meðferð nveþ á aþ dýrunum nhfþg , , sem ct því fpheþ miður aam á aþ sjer nkeþ svo aa víða </text:p>
          </table:table-cell>
          <table:table-cell office:value-type="string" calcext:value-type="string">
            <text:p>1881-MedferdDyra-BjarnThorst.txt</text:p>
          </table:table-cell>
          <table:table-cell table:number-columns-repeated="2" office:value-type="string" calcext:value-type="string">
            <text:p>BjarnThorst</text:p>
          </table:table-cell>
          <table:table-cell office:value-type="float" office:value="1881" calcext:value-type="float">
            <text:p>1881</text:p>
          </table:table-cell>
          <table:table-cell office:value-type="float" office:value="1861" calcext:value-type="float">
            <text:p>1861</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17" calcext:value-type="float">
            <text:p>217</text:p>
          </table:table-cell>
          <table:table-cell office:value-type="string" calcext:value-type="string">
            <text:p><text:s text:c="2"/>lvfþof skepnum nvfþ á aþ jörðunni nveþg er sfg3en maðurinn nkeng fullkomnastur lkense , , og c einn lkensf af aþ hinum </text:p>
          </table:table-cell>
          <table:table-cell table:style-name="ce34" table:formula="of:=getword([.B215]; -1)" office:value-type="string" office:string-value="hinum" calcext:value-type="string">
            <text:p>hinum</text:p>
          </table:table-cell>
          <table:table-cell office:value-type="string" calcext:value-type="string">
            <text:p>gkfþ mestu lkfþve</text:p>
          </table:table-cell>
          <table:table-cell table:style-name="ce37" table:formula="of:=getword([.D215]; 2)" office:value-type="string" office:string-value="mestu" calcext:value-type="string">
            <text:p>mestu</text:p>
          </table:table-cell>
          <table:table-cell/>
          <table:table-cell table:style-name="ce37" table:formula="of:=getword([.P21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15]; 2)" office:value-type="string" office:string-value="nkfþ" calcext:value-type="string">
            <text:p>nkfþ</text:p>
          </table:table-cell>
          <table:table-cell table:style-name="ce37" table:number-columns-repeated="2"/>
          <table:table-cell/>
          <table:table-cell table:style-name="ce37" table:number-columns-repeated="2"/>
          <table:table-cell office:value-type="string" calcext:value-type="string">
            <text:p><text:s/>yfirburðum nkfþ hans fpkee yfir ao önnur fohfo dýr nhfo er sfg3en málið nheng ; ; en c þó aa </text:p>
          </table:table-cell>
          <table:table-cell office:value-type="string" calcext:value-type="string">
            <text:p>1881-MedferdDyra-BjarnThorst.txt</text:p>
          </table:table-cell>
          <table:table-cell table:number-columns-repeated="2" office:value-type="string" calcext:value-type="string">
            <text:p>BjarnThorst</text:p>
          </table:table-cell>
          <table:table-cell office:value-type="float" office:value="1881" calcext:value-type="float">
            <text:p>1881</text:p>
          </table:table-cell>
          <table:table-cell office:value-type="float" office:value="1861" calcext:value-type="float">
            <text:p>1861</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18" calcext:value-type="float">
            <text:p>218</text:p>
          </table:table-cell>
          <table:table-cell office:value-type="string" calcext:value-type="string">
            <text:p><text:s text:c="2"/>c verða sfg3fn þeir fpkfn því fpheþ að cn stjórna sng dýrunum nhfþg , , því fpheþ eins aa og c hið </text:p>
          </table:table-cell>
          <table:table-cell table:style-name="ce34" table:formula="of:=getword([.B216]; -1)" office:value-type="string" office:string-value="hið" calcext:value-type="string">
            <text:p>hið</text:p>
          </table:table-cell>
          <table:table-cell office:value-type="string" calcext:value-type="string">
            <text:p>ghen sterka lhenvf</text:p>
          </table:table-cell>
          <table:table-cell table:style-name="ce37" table:formula="of:=getword([.D216]; 2)" office:value-type="string" office:string-value="sterka" calcext:value-type="string">
            <text:p>sterka</text:p>
          </table:table-cell>
          <table:table-cell/>
          <table:table-cell table:style-name="ce37" table:formula="of:=getword([.P21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16];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þarf sfg3en að cn styðja sng hið gheo veika lheovf , , þannig aa verður sfg3en líka aa meira </text:p>
          </table:table-cell>
          <table:table-cell office:value-type="string" calcext:value-type="string">
            <text:p>1881-MedferdDyra-SigHjorlKv.txt</text:p>
          </table:table-cell>
          <table:table-cell table:number-columns-repeated="2" office:value-type="string" calcext:value-type="string">
            <text:p>SigHjorlKv</text:p>
          </table:table-cell>
          <table:table-cell office:value-type="float" office:value="1881" calcext:value-type="float">
            <text:p>1881</text:p>
          </table:table-cell>
          <table:table-cell office:value-type="float" office:value="1862" calcext:value-type="float">
            <text:p>1862</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19" calcext:value-type="float">
            <text:p>219</text:p>
          </table:table-cell>
          <table:table-cell office:value-type="string" calcext:value-type="string">
            <text:p><text:s text:c="2"/>sng dýrunum nhfþg , , því fpheþ eins aa og c hið ghen sterka lhenvf þarf sfg3en að cn styðja sng hið </text:p>
          </table:table-cell>
          <table:table-cell table:style-name="ce34" table:formula="of:=getword([.B217]; -1)" office:value-type="string" office:string-value="hið" calcext:value-type="string">
            <text:p>hið</text:p>
          </table:table-cell>
          <table:table-cell office:value-type="string" calcext:value-type="string">
            <text:p>gheo veika lheovf</text:p>
          </table:table-cell>
          <table:table-cell table:style-name="ce37" table:formula="of:=getword([.D217]; 2)" office:value-type="string" office:string-value="veika" calcext:value-type="string">
            <text:p>veika</text:p>
          </table:table-cell>
          <table:table-cell/>
          <table:table-cell table:style-name="ce37" table:formula="of:=getword([.P21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17];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annig aa verður sfg3en líka aa meira lhenvm vit nhen og c andlegur lkensf þroski nken að cn </text:p>
          </table:table-cell>
          <table:table-cell office:value-type="string" calcext:value-type="string">
            <text:p>1881-MedferdDyra-SigHjorlKv.txt</text:p>
          </table:table-cell>
          <table:table-cell table:number-columns-repeated="2" office:value-type="string" calcext:value-type="string">
            <text:p>SigHjorlKv</text:p>
          </table:table-cell>
          <table:table-cell office:value-type="float" office:value="1881" calcext:value-type="float">
            <text:p>1881</text:p>
          </table:table-cell>
          <table:table-cell office:value-type="float" office:value="1862" calcext:value-type="float">
            <text:p>1862</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20" calcext:value-type="float">
            <text:p>220</text:p>
          </table:table-cell>
          <table:table-cell office:value-type="string" calcext:value-type="string">
            <text:p><text:s text:c="2"/>ssg árásinni nveþg og c rjett nkeo við ao hluta nkeo sinn fekeo . . Það fphen er sfg3en því aa hin </text:p>
          </table:table-cell>
          <table:table-cell table:style-name="ce34" table:formula="of:=getword([.B218]; -1)" office:value-type="string" office:string-value="hin" calcext:value-type="string">
            <text:p>hin</text:p>
          </table:table-cell>
          <table:table-cell office:value-type="string" calcext:value-type="string">
            <text:p>gven níðingslegasta lvenve</text:p>
          </table:table-cell>
          <table:table-cell table:style-name="ce37" table:formula="of:=getword([.D218]; 2)" office:value-type="string" office:string-value="níðingslegasta" calcext:value-type="string">
            <text:p>níðingslegasta</text:p>
          </table:table-cell>
          <table:table-cell/>
          <table:table-cell table:style-name="ce37" table:formula="of:=getword([.P21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18]; 2)" office:value-type="string" office:string-value="nven" calcext:value-type="string">
            <text:p>nve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vanbrúkun nven á aþ því faheþ valdi nheþ , , sem ct mönnunum nkfþg er sfg3en gefið sþghen yfi</text:p>
          </table:table-cell>
          <table:table-cell office:value-type="string" calcext:value-type="string">
            <text:p>1881-MedferdDyra-ValtGudm.txt</text:p>
          </table:table-cell>
          <table:table-cell table:number-columns-repeated="2" office:value-type="string" calcext:value-type="string">
            <text:p>ValtGudm</text:p>
          </table:table-cell>
          <table:table-cell office:value-type="float" office:value="1881" calcext:value-type="float">
            <text:p>1881</text:p>
          </table:table-cell>
          <table:table-cell office:value-type="float" office:value="1860" calcext:value-type="float">
            <text:p>1860</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21" calcext:value-type="float">
            <text:p>221</text:p>
          </table:table-cell>
          <table:table-cell office:value-type="string" calcext:value-type="string">
            <text:p><text:s text:c="2"/>sfg3fn þeim fphfþ úr aþ lífsháska nkeþ o.s nhee . . frv. aa Þessar favfn eru sfg3fn nú aa hinar </text:p>
          </table:table-cell>
          <table:table-cell table:style-name="ce34" table:formula="of:=getword([.B219]; -1)" office:value-type="string" office:string-value="hinar" calcext:value-type="string">
            <text:p>hinar</text:p>
          </table:table-cell>
          <table:table-cell office:value-type="string" calcext:value-type="string">
            <text:p>gvfn helztu lvfnve</text:p>
          </table:table-cell>
          <table:table-cell table:style-name="ce37" table:formula="of:=getword([.D219]; 2)" office:value-type="string" office:string-value="helztu" calcext:value-type="string">
            <text:p>helztu</text:p>
          </table:table-cell>
          <table:table-cell/>
          <table:table-cell table:style-name="ce37" table:formula="of:=getword([.P21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19]; 2)" office:value-type="string" office:string-value="nvfn" calcext:value-type="string">
            <text:p>nvfn</text:p>
          </table:table-cell>
          <table:table-cell table:style-name="ce37" office:value-type="string" calcext:value-type="string">
            <text:p>yes</text:p>
          </table:table-cell>
          <table:table-cell office:value-type="string" calcext:value-type="string">
            <text:p>limiters</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kyldur nvfn vorar sfg3en gagnvart aþ dýrunum. nveþ [ [ 1 ta ] ] [ [ 1 ta ] ] „ nhen Gjörið sfg2fn yð</text:p>
          </table:table-cell>
          <table:table-cell office:value-type="string" calcext:value-type="string">
            <text:p>1881-MedferdDyra-ValtGudm.txt</text:p>
          </table:table-cell>
          <table:table-cell table:number-columns-repeated="2" office:value-type="string" calcext:value-type="string">
            <text:p>ValtGudm</text:p>
          </table:table-cell>
          <table:table-cell office:value-type="float" office:value="1881" calcext:value-type="float">
            <text:p>1881</text:p>
          </table:table-cell>
          <table:table-cell office:value-type="float" office:value="1860" calcext:value-type="float">
            <text:p>1860</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22" calcext:value-type="float">
            <text:p>222</text:p>
          </table:table-cell>
          <table:table-cell office:value-type="string" calcext:value-type="string">
            <text:p><text:s text:c="2"/>sfg3en og c , , að c sumir fokfn hirði svg3fn eigi svg3en um ao að cn öðlast snm hina </text:p>
          </table:table-cell>
          <table:table-cell table:style-name="ce34" table:formula="of:=getword([.B220]; -1)" office:value-type="string" office:string-value="hina" calcext:value-type="string">
            <text:p>hina</text:p>
          </table:table-cell>
          <table:table-cell office:value-type="string" calcext:value-type="string">
            <text:p>gveo sönnu lveovf</text:p>
          </table:table-cell>
          <table:table-cell table:style-name="ce37" table:formula="of:=getword([.D220]; 2)" office:value-type="string" office:string-value="sönnu" calcext:value-type="string">
            <text:p>sönnu</text:p>
          </table:table-cell>
          <table:table-cell/>
          <table:table-cell table:style-name="ce37" table:formula="of:=getword([.P22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20];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gæfu nveo , , þótt c þeir fpkfn viti svg3fn í aþ hverju fsheþ hún fpven er sfg3en fólgin </text:p>
          </table:table-cell>
          <table:table-cell office:value-type="string" calcext:value-type="string">
            <text:p>1882-ListinLifa-OlDav.txt</text:p>
          </table:table-cell>
          <table:table-cell table:number-columns-repeated="2" office:value-type="string" calcext:value-type="string">
            <text:p>OlDav</text:p>
          </table:table-cell>
          <table:table-cell office:value-type="float" office:value="1882" calcext:value-type="float">
            <text:p>1882</text:p>
          </table:table-cell>
          <table:table-cell office:value-type="float" office:value="1862" calcext:value-type="float">
            <text:p>1862</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23" calcext:value-type="float">
            <text:p>223</text:p>
          </table:table-cell>
          <table:table-cell office:value-type="string" calcext:value-type="string">
            <text:p><text:s text:c="2"/>starfsemin nveng hefur sfg3en verið ssg og c er sfg3en enn aa í ao dag nkeo eitt lhensf hið </text:p>
          </table:table-cell>
          <table:table-cell table:style-name="ce34" table:formula="of:=getword([.B221]; -1)" office:value-type="string" office:string-value="hið" calcext:value-type="string">
            <text:p>hið</text:p>
          </table:table-cell>
          <table:table-cell office:value-type="string" calcext:value-type="string">
            <text:p>ghen helzta lhenve</text:p>
          </table:table-cell>
          <table:table-cell table:style-name="ce37" table:formula="of:=getword([.D221]; 2)" office:value-type="string" office:string-value="helzta" calcext:value-type="string">
            <text:p>helzta</text:p>
          </table:table-cell>
          <table:table-cell/>
          <table:table-cell table:style-name="ce37" table:formula="of:=getword([.P22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21]; 2)" office:value-type="string" office:string-value="nhen" calcext:value-type="string">
            <text:p>nhen</text:p>
          </table:table-cell>
          <table:table-cell table:style-name="ce37" office:value-type="string" calcext:value-type="string">
            <text:p>yes</text:p>
          </table:table-cell>
          <table:table-cell office:value-type="string" calcext:value-type="string">
            <text:p>limiters</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einkenni nhen allra fohfe þeirra fphfe manna sng , , sem ct í aþ raun nveþ og c veru nveþ hafa </text:p>
          </table:table-cell>
          <table:table-cell office:value-type="string" calcext:value-type="string">
            <text:p>1882-ListinLifa-SigHKvar.txt</text:p>
          </table:table-cell>
          <table:table-cell table:number-columns-repeated="2" office:value-type="string" calcext:value-type="string">
            <text:p>SigHKvar</text:p>
          </table:table-cell>
          <table:table-cell office:value-type="float" office:value="1882" calcext:value-type="float">
            <text:p>1882</text:p>
          </table:table-cell>
          <table:table-cell office:value-type="float" office:value="1862" calcext:value-type="float">
            <text:p>1862</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24" calcext:value-type="float">
            <text:p>224</text:p>
          </table:table-cell>
          <table:table-cell office:value-type="string" calcext:value-type="string">
            <text:p><text:s text:c="2"/>aa hlýtur sfg3en einnig aa dagurinn nkeng á ao morgun nkeo að cn hafa sng sína feveo . . En c hið </text:p>
          </table:table-cell>
          <table:table-cell table:style-name="ce34" table:formula="of:=getword([.B222]; -1)" office:value-type="string" office:string-value="hið" calcext:value-type="string">
            <text:p>hið</text:p>
          </table:table-cell>
          <table:table-cell office:value-type="string" calcext:value-type="string">
            <text:p>ghen einfaldasta lveose</text:p>
          </table:table-cell>
          <table:table-cell table:style-name="ce37" table:formula="of:=getword([.D222]; 2)" office:value-type="string" office:string-value="einfaldasta" calcext:value-type="string">
            <text:p>einfaldasta</text:p>
          </table:table-cell>
          <table:table-cell/>
          <table:table-cell table:style-name="ce37" table:formula="of:=getword([.P22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22]; 2)" office:value-type="string" office:string-value="nhen" calcext:value-type="string">
            <text:p>nhe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var nhen , , sem ct gefið sþghen verður sfg3en upp aa á ao þessa faveo spurningu nveo , , verðu</text:p>
          </table:table-cell>
          <table:table-cell office:value-type="string" calcext:value-type="string">
            <text:p>1882-ListinLifa-SigHKvar.txt</text:p>
          </table:table-cell>
          <table:table-cell table:number-columns-repeated="2" office:value-type="string" calcext:value-type="string">
            <text:p>SigHKvar</text:p>
          </table:table-cell>
          <table:table-cell office:value-type="float" office:value="1882" calcext:value-type="float">
            <text:p>1882</text:p>
          </table:table-cell>
          <table:table-cell office:value-type="float" office:value="1862" calcext:value-type="float">
            <text:p>1862</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25" calcext:value-type="float">
            <text:p>225</text:p>
          </table:table-cell>
          <table:table-cell office:value-type="string" calcext:value-type="string">
            <text:p><text:s/>3en langt lhensf . . En c þó aa ekki aa væri svg3eþ úr aþ því aa numin sþgven nema c hin </text:p>
          </table:table-cell>
          <table:table-cell table:style-name="ce34" table:formula="of:=getword([.B223]; -1)" office:value-type="string" office:string-value="hin" calcext:value-type="string">
            <text:p>hin</text:p>
          </table:table-cell>
          <table:table-cell office:value-type="string" calcext:value-type="string">
            <text:p>gven minnsta lvenve</text:p>
          </table:table-cell>
          <table:table-cell table:style-name="ce37" table:formula="of:=getword([.D223]; 2)" office:value-type="string" office:string-value="minnsta" calcext:value-type="string">
            <text:p>minnsta</text:p>
          </table:table-cell>
          <table:table-cell/>
          <table:table-cell table:style-name="ce37" table:formula="of:=getword([.P22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23];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línubreidd nven , , er sfg3en vjer nhen getum sfg1fn hugsað ssg oss fp1fþ , , þá aa er sfg3</text:p>
          </table:table-cell>
          <table:table-cell office:value-type="string" calcext:value-type="string">
            <text:p>1882-ListinLifa-SigHKvar.txt</text:p>
          </table:table-cell>
          <table:table-cell table:number-columns-repeated="2" office:value-type="string" calcext:value-type="string">
            <text:p>SigHKvar</text:p>
          </table:table-cell>
          <table:table-cell office:value-type="float" office:value="1882" calcext:value-type="float">
            <text:p>1882</text:p>
          </table:table-cell>
          <table:table-cell office:value-type="float" office:value="1862" calcext:value-type="float">
            <text:p>1862</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26" calcext:value-type="float">
            <text:p>226</text:p>
          </table:table-cell>
          <table:table-cell office:value-type="string" calcext:value-type="string">
            <text:p><text:s text:c="2"/>gott lheosf , , því fpheþ andi nken sá sfg3eþ , , sem ct ríkir sfg3en á aþ heimilunum nhfþg , , myndar nvee hina </text:p>
          </table:table-cell>
          <table:table-cell table:style-name="ce34" table:formula="of:=getword([.B224]; -1)" office:value-type="string" office:string-value="hina" calcext:value-type="string">
            <text:p>hina</text:p>
          </table:table-cell>
          <table:table-cell office:value-type="string" calcext:value-type="string">
            <text:p>gveo upprennandi lveoof</text:p>
          </table:table-cell>
          <table:table-cell table:style-name="ce37" table:formula="of:=getword([.D224]; 2)" office:value-type="string" office:string-value="upprennandi" calcext:value-type="string">
            <text:p>upprennandi</text:p>
          </table:table-cell>
          <table:table-cell/>
          <table:table-cell table:style-name="ce37" table:formula="of:=getword([.P22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24];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kynslóð nveo . . Sje sng þar aa dáð nveþ og c dugnaður nken , , stjórnsemi nveþ og c reglusemi n</text:p>
          </table:table-cell>
          <table:table-cell office:value-type="string" calcext:value-type="string">
            <text:p>1882-TjodFramtid-FridrJons.txt</text:p>
          </table:table-cell>
          <table:table-cell table:number-columns-repeated="2" office:value-type="string" calcext:value-type="string">
            <text:p>FridrJons</text:p>
          </table:table-cell>
          <table:table-cell office:value-type="float" office:value="1882" calcext:value-type="float">
            <text:p>1882</text:p>
          </table:table-cell>
          <table:table-cell office:value-type="float" office:value="1860" calcext:value-type="float">
            <text:p>1860</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27" calcext:value-type="float">
            <text:p>227</text:p>
          </table:table-cell>
          <table:table-cell office:value-type="string" calcext:value-type="string">
            <text:p><text:s text:c="2"/>sng fyrir ao sjer nkeo , , með aþ því fpheþ hann fpken þekki svg3en þar aa engan fokeo mann nkeo . . Hinn </text:p>
          </table:table-cell>
          <table:table-cell table:style-name="ce34" table:formula="of:=getword([.B225]; -1)" office:value-type="string" office:string-value="Hinn" calcext:value-type="string">
            <text:p>Hinn</text:p>
          </table:table-cell>
          <table:table-cell office:value-type="string" calcext:value-type="string">
            <text:p>gken síðarnefndi lkenvf</text:p>
          </table:table-cell>
          <table:table-cell table:style-name="ce37" table:formula="of:=getword([.D225]; 2)" office:value-type="string" office:string-value="síðarnefndi" calcext:value-type="string">
            <text:p>síðarnefndi</text:p>
          </table:table-cell>
          <table:table-cell/>
          <table:table-cell table:style-name="ce37" table:formula="of:=getword([.P22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25];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bíður sfg3en honum fpkeþ að cn taka sng hann fpkeo að aþ sjer nkeþ , , og c þiggur sfg3</text:p>
          </table:table-cell>
          <table:table-cell office:value-type="string" calcext:value-type="string">
            <text:p>1882-Vinir-LarArn.txt</text:p>
          </table:table-cell>
          <table:table-cell table:number-columns-repeated="2" office:value-type="string" calcext:value-type="string">
            <text:p>LarArn</text:p>
          </table:table-cell>
          <table:table-cell office:value-type="float" office:value="1882" calcext:value-type="float">
            <text:p>1882</text:p>
          </table:table-cell>
          <table:table-cell office:value-type="float" office:value="1862" calcext:value-type="float">
            <text:p>1862</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28" calcext:value-type="float">
            <text:p>228</text:p>
          </table:table-cell>
          <table:table-cell office:value-type="string" calcext:value-type="string">
            <text:p><text:s text:c="2"/>nkeþ , , og c þiggur sfg3en hann fpkeo það fpheo . . Þessi faken maður nken er sfg3en t.d. as hinn </text:p>
          </table:table-cell>
          <table:table-cell table:style-name="ce34" table:formula="of:=getword([.B226]; -1)" office:value-type="string" office:string-value="hinn" calcext:value-type="string">
            <text:p>hinn</text:p>
          </table:table-cell>
          <table:table-cell office:value-type="string" calcext:value-type="string">
            <text:p>gken mesti lkenve</text:p>
          </table:table-cell>
          <table:table-cell table:style-name="ce37" table:formula="of:=getword([.D226]; 2)" office:value-type="string" office:string-value="mesti" calcext:value-type="string">
            <text:p>mesti</text:p>
          </table:table-cell>
          <table:table-cell/>
          <table:table-cell table:style-name="ce37" table:formula="of:=getword([.P22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26];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ofdrykkjumaður nken . . Hann fpken gengur sfg3en á ao veitingahús nheo og c telur sfg3en skjólstæðing </text:p>
          </table:table-cell>
          <table:table-cell office:value-type="string" calcext:value-type="string">
            <text:p>1882-Vinir-LarArn.txt</text:p>
          </table:table-cell>
          <table:table-cell table:number-columns-repeated="2" office:value-type="string" calcext:value-type="string">
            <text:p>LarArn</text:p>
          </table:table-cell>
          <table:table-cell office:value-type="float" office:value="1882" calcext:value-type="float">
            <text:p>1882</text:p>
          </table:table-cell>
          <table:table-cell office:value-type="float" office:value="1862" calcext:value-type="float">
            <text:p>1862</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29" calcext:value-type="float">
            <text:p>229</text:p>
          </table:table-cell>
          <table:table-cell office:value-type="string" calcext:value-type="string">
            <text:p><text:s text:c="2"/>láta sng tilleiðast lhense , , þá aa láta sng þau fphfo skjótt aa undan aa og c taka sng siði nkfo hinna </text:p>
          </table:table-cell>
          <table:table-cell table:style-name="ce34" table:formula="of:=getword([.B227]; -1)" office:value-type="string" office:string-value="hinna" calcext:value-type="string">
            <text:p>hinna</text:p>
          </table:table-cell>
          <table:table-cell office:value-type="string" calcext:value-type="string">
            <text:p>ghfe ósiðsömu lhfevf</text:p>
          </table:table-cell>
          <table:table-cell table:style-name="ce37" table:formula="of:=getword([.D227]; 2)" office:value-type="string" office:string-value="ósiðsömu" calcext:value-type="string">
            <text:p>ósiðsömu</text:p>
          </table:table-cell>
          <table:table-cell/>
          <table:table-cell table:style-name="ce37" table:formula="of:=getword([.P22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27]; 2)" office:value-type="string" office:string-value="nhfe" calcext:value-type="string">
            <text:p>nhfe</text:p>
          </table:table-cell>
          <table:table-cell table:style-name="ce37" table:number-columns-repeated="2"/>
          <table:table-cell/>
          <table:table-cell table:style-name="ce37" table:number-columns-repeated="2"/>
          <table:table-cell office:value-type="string" calcext:value-type="string">
            <text:p><text:s/>barna nhfe og c verða sfg3fn eins aa spillt lhfnsf , , ef c ekki aa spilltari lkenvm en c </text:p>
          </table:table-cell>
          <table:table-cell office:value-type="string" calcext:value-type="string">
            <text:p>1882-Vinir-SkulSkul.txt</text:p>
          </table:table-cell>
          <table:table-cell table:number-columns-repeated="2" office:value-type="string" calcext:value-type="string">
            <text:p>SkulSkul</text:p>
          </table:table-cell>
          <table:table-cell office:value-type="float" office:value="1882" calcext:value-type="float">
            <text:p>1882</text:p>
          </table:table-cell>
          <table:table-cell office:value-type="float" office:value="1861" calcext:value-type="float">
            <text:p>1861</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30" calcext:value-type="float">
            <text:p>230</text:p>
          </table:table-cell>
          <table:table-cell office:value-type="string" calcext:value-type="string">
            <text:p><text:s text:c="2"/>spilli svg3en góðum lkfþsf siðum nkfþ , , er sfg3en bæði c fólgið sþghen í aþ því fpheþ , , að c hinn </text:p>
          </table:table-cell>
          <table:table-cell table:style-name="ce34" table:formula="of:=getword([.B228]; -1)" office:value-type="string" office:string-value="hinn" calcext:value-type="string">
            <text:p>hinn</text:p>
          </table:table-cell>
          <table:table-cell office:value-type="string" calcext:value-type="string">
            <text:p>gken illi lkenvf</text:p>
          </table:table-cell>
          <table:table-cell table:style-name="ce37" table:formula="of:=getword([.D228]; 2)" office:value-type="string" office:string-value="illi" calcext:value-type="string">
            <text:p>illi</text:p>
          </table:table-cell>
          <table:table-cell/>
          <table:table-cell table:style-name="ce37" table:formula="of:=getword([.P22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28];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reynir sfg3en til ae að cn fá sng þann fakeo , , sem ct betri lkenvm er sfg3en , , til </text:p>
          </table:table-cell>
          <table:table-cell office:value-type="string" calcext:value-type="string">
            <text:p>1882-Vinir-SkulSkul.txt</text:p>
          </table:table-cell>
          <table:table-cell table:number-columns-repeated="2" office:value-type="string" calcext:value-type="string">
            <text:p>SkulSkul</text:p>
          </table:table-cell>
          <table:table-cell office:value-type="float" office:value="1882" calcext:value-type="float">
            <text:p>1882</text:p>
          </table:table-cell>
          <table:table-cell office:value-type="float" office:value="1861" calcext:value-type="float">
            <text:p>1861</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31" calcext:value-type="float">
            <text:p>231</text:p>
          </table:table-cell>
          <table:table-cell office:value-type="string" calcext:value-type="string">
            <text:p><text:s/>2eþ fjelagi nheþ við ao hinn fakeo , , eða c að c hvorttveggja fohen á sfg3en sjer lvensf stað nkeo . . Hið </text:p>
          </table:table-cell>
          <table:table-cell table:style-name="ce34" table:formula="of:=getword([.B229]; -1)" office:value-type="string" office:string-value="Hið" calcext:value-type="string">
            <text:p>Hið</text:p>
          </table:table-cell>
          <table:table-cell office:value-type="string" calcext:value-type="string">
            <text:p>ghen bezta lhenve</text:p>
          </table:table-cell>
          <table:table-cell table:style-name="ce37" table:formula="of:=getword([.D229]; 2)" office:value-type="string" office:string-value="bezta" calcext:value-type="string">
            <text:p>bezta</text:p>
          </table:table-cell>
          <table:table-cell/>
          <table:table-cell table:style-name="ce37" table:formula="of:=getword([.P22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29]; 2)" office:value-type="string" office:string-value="aa" calcext:value-type="string">
            <text:p>aa</text:p>
          </table:table-cell>
          <table:table-cell table:style-name="ce37" table:number-columns-repeated="2"/>
          <table:table-cell/>
          <table:table-cell table:style-name="ce37" table:number-columns-repeated="2"/>
          <table:table-cell office:value-type="string" calcext:value-type="string">
            <text:p><text:s/>meðal aa fyrir ao oss fp1fo , , til ae þess fphee að c illur lkensf fjelagsskapur nken spilli svg3</text:p>
          </table:table-cell>
          <table:table-cell office:value-type="string" calcext:value-type="string">
            <text:p>1882-Vinir-SkulSkul.txt</text:p>
          </table:table-cell>
          <table:table-cell table:number-columns-repeated="2" office:value-type="string" calcext:value-type="string">
            <text:p>SkulSkul</text:p>
          </table:table-cell>
          <table:table-cell office:value-type="float" office:value="1882" calcext:value-type="float">
            <text:p>1882</text:p>
          </table:table-cell>
          <table:table-cell office:value-type="float" office:value="1861" calcext:value-type="float">
            <text:p>1861</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32" calcext:value-type="float">
            <text:p>232</text:p>
          </table:table-cell>
          <table:table-cell office:value-type="string" calcext:value-type="string">
            <text:p><text:s text:c="2"/>stöðu nveo sína feveo , , liggja sng tvær tfvfn ástæður nvfn beinast sfm3fn fyrir aa . . Sú faven er sfg3en hin </text:p>
          </table:table-cell>
          <table:table-cell table:style-name="ce34" table:formula="of:=getword([.B230]; -1)" office:value-type="string" office:string-value="hin" calcext:value-type="string">
            <text:p>hin</text:p>
          </table:table-cell>
          <table:table-cell office:value-type="string" calcext:value-type="string">
            <text:p>gven fyrri lvenvm</text:p>
          </table:table-cell>
          <table:table-cell table:style-name="ce37" table:formula="of:=getword([.D230]; 2)" office:value-type="string" office:string-value="fyrri" calcext:value-type="string">
            <text:p>fyrri</text:p>
          </table:table-cell>
          <table:table-cell/>
          <table:table-cell table:style-name="ce37" table:formula="of:=getword([.P23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30];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að c lunderni nhen manna nkfe er sfg3en svo aa margvíslegt lhensf ; ; einum tfkeþ fellur sfg3en þe</text:p>
          </table:table-cell>
          <table:table-cell office:value-type="string" calcext:value-type="string">
            <text:p>1884-ListinLifa-StefStef.txt</text:p>
          </table:table-cell>
          <table:table-cell table:number-columns-repeated="2" office:value-type="string" calcext:value-type="string">
            <text:p>StefStef</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33" calcext:value-type="float">
            <text:p>233</text:p>
          </table:table-cell>
          <table:table-cell office:value-type="string" calcext:value-type="string">
            <text:p><text:s/>a nkfe er sfg3en svo aa margvíslegt lhensf ; ; einum tfkeþ fellur sfg3en þetta fahen , , öðrum fokfþ hitt fahen . . Hin </text:p>
          </table:table-cell>
          <table:table-cell table:style-name="ce34" table:formula="of:=getword([.B231]; -1)" office:value-type="string" office:string-value="Hin" calcext:value-type="string">
            <text:p>Hin</text:p>
          </table:table-cell>
          <table:table-cell office:value-type="string" calcext:value-type="string">
            <text:p>gven síðari lvenvm</text:p>
          </table:table-cell>
          <table:table-cell table:style-name="ce37" table:formula="of:=getword([.D231]; 2)" office:value-type="string" office:string-value="síðari" calcext:value-type="string">
            <text:p>síðari</text:p>
          </table:table-cell>
          <table:table-cell/>
          <table:table-cell table:style-name="ce37" table:formula="of:=getword([.P23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31]; 2)" office:value-type="string" office:string-value="ct" calcext:value-type="string">
            <text:p>ct</text:p>
          </table:table-cell>
          <table:table-cell table:style-name="ce37" table:number-columns-repeated="2"/>
          <table:table-cell/>
          <table:table-cell table:style-name="ce37" table:number-columns-repeated="2"/>
          <table:table-cell office:value-type="string" calcext:value-type="string">
            <text:p><text:s/>er ct hin ghfo margvíslegu lhfovf kjör nhfo manna nkfe og c að c þau fphfn eru sfg3fn </text:p>
          </table:table-cell>
          <table:table-cell office:value-type="string" calcext:value-type="string">
            <text:p>1884-ListinLifa-StefStef.txt</text:p>
          </table:table-cell>
          <table:table-cell table:number-columns-repeated="2" office:value-type="string" calcext:value-type="string">
            <text:p>StefStef</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34" calcext:value-type="float">
            <text:p>234</text:p>
          </table:table-cell>
          <table:table-cell office:value-type="string" calcext:value-type="string">
            <text:p><text:s/>íslegt lhensf ; ; einum tfkeþ fellur sfg3en þetta fahen , , öðrum fokfþ hitt fahen . . Hin gven síðari lvenvm er ct hin </text:p>
          </table:table-cell>
          <table:table-cell table:style-name="ce34" table:formula="of:=getword([.B232]; -1)" office:value-type="string" office:string-value="hin" calcext:value-type="string">
            <text:p>hin</text:p>
          </table:table-cell>
          <table:table-cell office:value-type="string" calcext:value-type="string">
            <text:p>ghfo margvíslegu lhfovf</text:p>
          </table:table-cell>
          <table:table-cell table:style-name="ce37" table:formula="of:=getword([.D232]; 2)" office:value-type="string" office:string-value="margvíslegu" calcext:value-type="string">
            <text:p>margvíslegu</text:p>
          </table:table-cell>
          <table:table-cell/>
          <table:table-cell table:style-name="ce37" table:formula="of:=getword([.P23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32]; 2)" office:value-type="string" office:string-value="nhfo" calcext:value-type="string">
            <text:p>nhfo</text:p>
          </table:table-cell>
          <table:table-cell table:style-name="ce37" table:number-columns-repeated="2"/>
          <table:table-cell/>
          <table:table-cell table:style-name="ce37" table:number-columns-repeated="2"/>
          <table:table-cell office:value-type="string" calcext:value-type="string">
            <text:p><text:s/>kjör nhfo manna nkfe og c að c þau fphfn eru sfg3fn svo aa mismunandi lhfnof . . Margir lkfnsf </text:p>
          </table:table-cell>
          <table:table-cell office:value-type="string" calcext:value-type="string">
            <text:p>1884-ListinLifa-StefStef.txt</text:p>
          </table:table-cell>
          <table:table-cell table:number-columns-repeated="2" office:value-type="string" calcext:value-type="string">
            <text:p>StefStef</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35" calcext:value-type="float">
            <text:p>235</text:p>
          </table:table-cell>
          <table:table-cell office:value-type="string" calcext:value-type="string">
            <text:p><text:s text:c="2"/>ef c til aa vill sfg3en sjeu e engu foheþ betri lkenvm . . Öfundin nveng er sfg3en einhver foven hin </text:p>
          </table:table-cell>
          <table:table-cell table:style-name="ce34" table:formula="of:=getword([.B233]; -1)" office:value-type="string" office:string-value="hin" calcext:value-type="string">
            <text:p>hin</text:p>
          </table:table-cell>
          <table:table-cell office:value-type="string" calcext:value-type="string">
            <text:p>gven öflugasta lvenve</text:p>
          </table:table-cell>
          <table:table-cell table:style-name="ce37" table:formula="of:=getword([.D233]; 2)" office:value-type="string" office:string-value="öflugasta" calcext:value-type="string">
            <text:p>öflugasta</text:p>
          </table:table-cell>
          <table:table-cell/>
          <table:table-cell table:style-name="ce37" table:formula="of:=getword([.P23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33]; 2)" office:value-type="string" office:string-value="nven" calcext:value-type="string">
            <text:p>nve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ástæða nven til ae óánægju nvee . . Hún fpven gjörir sfg3en það fpheo að aþ verkum nhfþ , , að c </text:p>
          </table:table-cell>
          <table:table-cell office:value-type="string" calcext:value-type="string">
            <text:p>1884-ListinLifa-StefStef.txt</text:p>
          </table:table-cell>
          <table:table-cell table:number-columns-repeated="2" office:value-type="string" calcext:value-type="string">
            <text:p>StefStef</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36" calcext:value-type="float">
            <text:p>236</text:p>
          </table:table-cell>
          <table:table-cell office:value-type="string" calcext:value-type="string">
            <text:p><text:s/>1fn , , miklu lveovf glæsilegri lveþsf , , en c þau fphfn eru sfg3fn í aþ raun nveþ og c veru nveþ . . Hinn </text:p>
          </table:table-cell>
          <table:table-cell table:style-name="ce34" table:formula="of:=getword([.B234]; -1)" office:value-type="string" office:string-value="Hinn" calcext:value-type="string">
            <text:p>Hinn</text:p>
          </table:table-cell>
          <table:table-cell office:value-type="string" calcext:value-type="string">
            <text:p>gken fátæki lkenvf</text:p>
          </table:table-cell>
          <table:table-cell table:style-name="ce37" table:formula="of:=getword([.D234]; 2)" office:value-type="string" office:string-value="fátæki" calcext:value-type="string">
            <text:p>fátæki</text:p>
          </table:table-cell>
          <table:table-cell/>
          <table:table-cell table:style-name="ce37" table:formula="of:=getword([.P23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34];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öfundar sfg3en hinn gkeo ríka lkeovf af aþ efnum nhfþ hans fpkee ; ; af aþ því fpheþ leiðir sfg3</text:p>
          </table:table-cell>
          <table:table-cell office:value-type="string" calcext:value-type="string">
            <text:p>1884-ListinLifa-StefStef.txt</text:p>
          </table:table-cell>
          <table:table-cell table:number-columns-repeated="2" office:value-type="string" calcext:value-type="string">
            <text:p>StefStef</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37" calcext:value-type="float">
            <text:p>237</text:p>
          </table:table-cell>
          <table:table-cell office:value-type="string" calcext:value-type="string">
            <text:p><text:s text:c="2"/>þau fphfn eru sfg3fn í aþ raun nveþ og c veru nveþ . . Hinn gken fátæki lkenvf öfundar sfg3en hinn </text:p>
          </table:table-cell>
          <table:table-cell table:style-name="ce34" table:formula="of:=getword([.B235]; -1)" office:value-type="string" office:string-value="hinn" calcext:value-type="string">
            <text:p>hinn</text:p>
          </table:table-cell>
          <table:table-cell office:value-type="string" calcext:value-type="string">
            <text:p>gkeo ríka lkeovf</text:p>
          </table:table-cell>
          <table:table-cell table:style-name="ce37" table:formula="of:=getword([.D235]; 2)" office:value-type="string" office:string-value="ríka" calcext:value-type="string">
            <text:p>ríka</text:p>
          </table:table-cell>
          <table:table-cell/>
          <table:table-cell table:style-name="ce37" table:formula="of:=getword([.P23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35];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af aþ efnum nhfþ hans fpkee ; ; af aþ því fpheþ leiðir sfg3en , , að c þó aa að c </text:p>
          </table:table-cell>
          <table:table-cell office:value-type="string" calcext:value-type="string">
            <text:p>1884-ListinLifa-StefStef.txt</text:p>
          </table:table-cell>
          <table:table-cell table:number-columns-repeated="2" office:value-type="string" calcext:value-type="string">
            <text:p>StefStef</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38" calcext:value-type="float">
            <text:p>238</text:p>
          </table:table-cell>
          <table:table-cell office:value-type="string" calcext:value-type="string">
            <text:p><text:s text:c="2"/>aþ efnum nhfþ hans fpkee ; ; af aþ því fpheþ leiðir sfg3en , , að c þó aa að c kjör nhfo hins </text:p>
          </table:table-cell>
          <table:table-cell table:style-name="ce34" table:formula="of:=getword([.B236]; -1)" office:value-type="string" office:string-value="hins" calcext:value-type="string">
            <text:p>hins</text:p>
          </table:table-cell>
          <table:table-cell office:value-type="string" calcext:value-type="string">
            <text:p>ghee fátæka lkeevf</text:p>
          </table:table-cell>
          <table:table-cell table:style-name="ce37" table:formula="of:=getword([.D236]; 2)" office:value-type="string" office:string-value="fátæka" calcext:value-type="string">
            <text:p>fátæka</text:p>
          </table:table-cell>
          <table:table-cell/>
          <table:table-cell table:style-name="ce37" table:formula="of:=getword([.P23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36]; 2)" office:value-type="string" office:string-value="e" calcext:value-type="string">
            <text:p>e</text:p>
          </table:table-cell>
          <table:table-cell table:style-name="ce37" table:number-columns-repeated="2"/>
          <table:table-cell/>
          <table:table-cell table:style-name="ce37" table:number-columns-repeated="2"/>
          <table:table-cell office:value-type="string" calcext:value-type="string">
            <text:p><text:s/>sjeu e vel aa viðunandi lhfnof , , þá aa getur sfg3en hann fpken aldrei aa verið ssg ánægður lkensf ,</text:p>
          </table:table-cell>
          <table:table-cell office:value-type="string" calcext:value-type="string">
            <text:p>1884-ListinLifa-StefStef.txt</text:p>
          </table:table-cell>
          <table:table-cell table:number-columns-repeated="2" office:value-type="string" calcext:value-type="string">
            <text:p>StefStef</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39" calcext:value-type="float">
            <text:p>239</text:p>
          </table:table-cell>
          <table:table-cell office:value-type="string" calcext:value-type="string">
            <text:p><text:s/>2en bæði c að aþ efnum nhfþ og c upphefð nveþ , , væri svg3eþ þeirri faveþ ástæðu nveþ , , sem ct hin </text:p>
          </table:table-cell>
          <table:table-cell table:style-name="ce34" table:formula="of:=getword([.B237]; -1)" office:value-type="string" office:string-value="hin" calcext:value-type="string">
            <text:p>hin</text:p>
          </table:table-cell>
          <table:table-cell office:value-type="string" calcext:value-type="string">
            <text:p>ghfn mismunandi lhfnof</text:p>
          </table:table-cell>
          <table:table-cell table:style-name="ce37" table:formula="of:=getword([.D237]; 2)" office:value-type="string" office:string-value="mismunandi" calcext:value-type="string">
            <text:p>mismunandi</text:p>
          </table:table-cell>
          <table:table-cell/>
          <table:table-cell table:style-name="ce37" table:formula="of:=getword([.P23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37]; 2)" office:value-type="string" office:string-value="nhfn" calcext:value-type="string">
            <text:p>nhfn</text:p>
          </table:table-cell>
          <table:table-cell table:style-name="ce37" table:number-columns-repeated="2"/>
          <table:table-cell/>
          <table:table-cell table:style-name="ce37" table:number-columns-repeated="2"/>
          <table:table-cell office:value-type="string" calcext:value-type="string">
            <text:p><text:s/>kjör nhfn manna nkfe gefa sfg3fn til ae óánægju nvee , , burtu aa felld lveþsf . . Þetta fahen er</text:p>
          </table:table-cell>
          <table:table-cell office:value-type="string" calcext:value-type="string">
            <text:p>1884-ListinLifa-StefStef.txt</text:p>
          </table:table-cell>
          <table:table-cell table:number-columns-repeated="2" office:value-type="string" calcext:value-type="string">
            <text:p>StefStef</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40" calcext:value-type="float">
            <text:p>240</text:p>
          </table:table-cell>
          <table:table-cell office:value-type="string" calcext:value-type="string">
            <text:p><text:s text:c="2"/>gefa sfg3fn til ae óánægju nvee , , burtu aa felld lveþsf . . Þetta fahen er sfg3en það fahen , , sem ct hinir </text:p>
          </table:table-cell>
          <table:table-cell table:style-name="ce34" table:formula="of:=getword([.B238]; -1)" office:value-type="string" office:string-value="hinir" calcext:value-type="string">
            <text:p>hinir</text:p>
          </table:table-cell>
          <table:table-cell office:value-type="string" calcext:value-type="string">
            <text:p>gkfn svokölluðu lhfnvf</text:p>
          </table:table-cell>
          <table:table-cell table:style-name="ce37" table:formula="of:=getword([.D238]; 2)" office:value-type="string" office:string-value="svokölluðu" calcext:value-type="string">
            <text:p>svokölluðu</text:p>
          </table:table-cell>
          <table:table-cell/>
          <table:table-cell table:style-name="ce37" table:formula="of:=getword([.P23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38]; 2)" office:value-type="string" office:string-value="nhfn" calcext:value-type="string">
            <text:p>nhfn</text:p>
          </table:table-cell>
          <table:table-cell table:style-name="ce37" table:number-columns-repeated="2"/>
          <table:table-cell/>
          <table:table-cell table:style-name="ce37" table:number-columns-repeated="2"/>
          <table:table-cell office:value-type="string" calcext:value-type="string">
            <text:p><text:s/>„ nhfn commúnistar e “ nhfn vilja sfg3fn , , en c með aþ því fpheþ væri svg3eþ loku nveo skotið </text:p>
          </table:table-cell>
          <table:table-cell office:value-type="string" calcext:value-type="string">
            <text:p>1884-ListinLifa-StefStef.txt</text:p>
          </table:table-cell>
          <table:table-cell table:number-columns-repeated="2" office:value-type="string" calcext:value-type="string">
            <text:p>StefStef</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41" calcext:value-type="float">
            <text:p>241</text:p>
          </table:table-cell>
          <table:table-cell office:value-type="string" calcext:value-type="string">
            <text:p><text:s text:c="2"/>fekeþ og c öðrum fokfþ kostum nkfþ . . En c þau fphfn ( ( launin nhfng ) ) eru sfg3fn samt aa einhver foven hin </text:p>
          </table:table-cell>
          <table:table-cell table:style-name="ce34" table:formula="of:=getword([.B239]; -1)" office:value-type="string" office:string-value="hin" calcext:value-type="string">
            <text:p>hin</text:p>
          </table:table-cell>
          <table:table-cell office:value-type="string" calcext:value-type="string">
            <text:p>gven helzta lvenve</text:p>
          </table:table-cell>
          <table:table-cell table:style-name="ce37" table:formula="of:=getword([.D239]; 2)" office:value-type="string" office:string-value="helzta" calcext:value-type="string">
            <text:p>helzta</text:p>
          </table:table-cell>
          <table:table-cell/>
          <table:table-cell table:style-name="ce37" table:formula="of:=getword([.P23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39]; 2)" office:value-type="string" office:string-value="nven" calcext:value-type="string">
            <text:p>nven</text:p>
          </table:table-cell>
          <table:table-cell table:style-name="ce37" office:value-type="string" calcext:value-type="string">
            <text:p>yes</text:p>
          </table:table-cell>
          <table:table-cell office:value-type="string" calcext:value-type="string">
            <text:p>limiters</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hvöt nven fyrir ao menn nkfo til ae þess fphee , , að cn sýna sng dugnað nkeo og c atorku </text:p>
          </table:table-cell>
          <table:table-cell office:value-type="string" calcext:value-type="string">
            <text:p>1884-ListinLifa-StefStef.txt</text:p>
          </table:table-cell>
          <table:table-cell table:number-columns-repeated="2" office:value-type="string" calcext:value-type="string">
            <text:p>StefStef</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42" calcext:value-type="float">
            <text:p>242</text:p>
          </table:table-cell>
          <table:table-cell office:value-type="string" calcext:value-type="string">
            <text:p><text:s text:c="2"/>til ae þess fphee að cn gjöra sng manninn nkeog ánægðan lkeosf með ao lífsstarf nheo sitt feheo , , og c hið </text:p>
          </table:table-cell>
          <table:table-cell table:style-name="ce34" table:formula="of:=getword([.B240]; -1)" office:value-type="string" office:string-value="hið" calcext:value-type="string">
            <text:p>hið</text:p>
          </table:table-cell>
          <table:table-cell office:value-type="string" calcext:value-type="string">
            <text:p>ghen bezta lhenve</text:p>
          </table:table-cell>
          <table:table-cell table:style-name="ce37" table:formula="of:=getword([.D240]; 2)" office:value-type="string" office:string-value="bezta" calcext:value-type="string">
            <text:p>bezta</text:p>
          </table:table-cell>
          <table:table-cell/>
          <table:table-cell table:style-name="ce37" table:formula="of:=getword([.P24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40]; 2)" office:value-type="string" office:string-value="nhen" calcext:value-type="string">
            <text:p>nhe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ráð nhen til ae þessa fahee er sfg3en , , að cn miða sng nógu lheþsf hátt nkeo og c </text:p>
          </table:table-cell>
          <table:table-cell office:value-type="string" calcext:value-type="string">
            <text:p>1884-ThjodFramtid-EinBen.txt</text:p>
          </table:table-cell>
          <table:table-cell table:number-columns-repeated="2" office:value-type="string" calcext:value-type="string">
            <text:p>EinBen</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43" calcext:value-type="float">
            <text:p>243</text:p>
          </table:table-cell>
          <table:table-cell office:value-type="string" calcext:value-type="string">
            <text:p><text:s/>Hverjar fsvfn eru sfg3fn hinar </text:p>
          </table:table-cell>
          <table:table-cell table:style-name="ce34" table:formula="of:=getword([.B241]; -1)" office:value-type="string" office:string-value="hinar" calcext:value-type="string">
            <text:p>hinar</text:p>
          </table:table-cell>
          <table:table-cell office:value-type="string" calcext:value-type="string">
            <text:p>gvfn helztar lvfnsf</text:p>
          </table:table-cell>
          <table:table-cell table:style-name="ce37" table:formula="of:=getword([.D241]; 2)" office:value-type="string" office:string-value="helztar" calcext:value-type="string">
            <text:p>helztar</text:p>
          </table:table-cell>
          <table:table-cell/>
          <table:table-cell table:style-name="ce37" table:formula="of:=getword([.P24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41]; 2)" office:value-type="string" office:string-value="nvfn" calcext:value-type="string">
            <text:p>nvfn</text:p>
          </table:table-cell>
          <table:table-cell table:style-name="ce37" office:value-type="string" calcext:value-type="string">
            <text:p>yes</text:p>
          </table:table-cell>
          <table:table-cell office:value-type="string" calcext:value-type="string">
            <text:p>limiters</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afleiðingar nvfn af aþ iðjuleysi nheþ ? ? ( ( 1886 ta ) ) Það fphen er sfg3en kunnugra lhenvm , , en</text:p>
          </table:table-cell>
          <table:table-cell office:value-type="string" calcext:value-type="string">
            <text:p>1886-Freistingar-HannThorsteins.txt</text:p>
          </table:table-cell>
          <table:table-cell table:number-columns-repeated="2" office:value-type="string" calcext:value-type="string">
            <text:p>HannThorsteins</text:p>
          </table:table-cell>
          <table:table-cell office:value-type="float" office:value="1886" calcext:value-type="float">
            <text:p>1886</text:p>
          </table:table-cell>
          <table:table-cell office:value-type="float" office:value="1860" calcext:value-type="float">
            <text:p>1860</text:p>
          </table:table-cell>
          <table:table-cell office:value-type="float" office:value="26" calcext:value-type="float">
            <text:p>26</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0" calcext:value-type="float">
            <text:p>0</text:p>
          </table:table-cell>
          <table:table-cell office:value-type="float" office:value="3" calcext:value-type="float">
            <text:p>3</text:p>
          </table:table-cell>
          <table:table-cell/>
        </table:table-row>
        <table:table-row table:style-name="ro2">
          <table:table-cell office:value-type="float" office:value="244" calcext:value-type="float">
            <text:p>244</text:p>
          </table:table-cell>
          <table:table-cell office:value-type="string" calcext:value-type="string">
            <text:p><text:s text:c="2"/>fovfo upp aa , , en c þó aa viljum sfg1fn vjer nkeo reyna sng að cn taka sng fram ao hinar </text:p>
          </table:table-cell>
          <table:table-cell table:style-name="ce34" table:formula="of:=getword([.B242]; -1)" office:value-type="string" office:string-value="hinar" calcext:value-type="string">
            <text:p>hinar</text:p>
          </table:table-cell>
          <table:table-cell office:value-type="string" calcext:value-type="string">
            <text:p>gvfo helztu lvfove</text:p>
          </table:table-cell>
          <table:table-cell table:style-name="ce37" table:formula="of:=getword([.D242]; 2)" office:value-type="string" office:string-value="helztu" calcext:value-type="string">
            <text:p>helztu</text:p>
          </table:table-cell>
          <table:table-cell/>
          <table:table-cell table:style-name="ce37" table:formula="of:=getword([.P24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42];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og c eru sfg3fn þær fpvfn illar lvfosf , , því fpheþ að c eigi aa verður sfg3en sagt </text:p>
          </table:table-cell>
          <table:table-cell office:value-type="string" calcext:value-type="string">
            <text:p>1886-Freistingar-HannThorsteins.txt</text:p>
          </table:table-cell>
          <table:table-cell table:number-columns-repeated="2" office:value-type="string" calcext:value-type="string">
            <text:p>HannThorsteins</text:p>
          </table:table-cell>
          <table:table-cell office:value-type="float" office:value="1886" calcext:value-type="float">
            <text:p>1886</text:p>
          </table:table-cell>
          <table:table-cell office:value-type="float" office:value="1860" calcext:value-type="float">
            <text:p>1860</text:p>
          </table:table-cell>
          <table:table-cell office:value-type="float" office:value="26" calcext:value-type="float">
            <text:p>26</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45" calcext:value-type="float">
            <text:p>245</text:p>
          </table:table-cell>
          <table:table-cell office:value-type="string" calcext:value-type="string">
            <text:p><text:s text:c="2"/>sng hóflega aa gjört ssg , , getur sfg3en jafnan aa farið ssg svo aa , , að c þetta faheo verði nheþ hið </text:p>
          </table:table-cell>
          <table:table-cell table:style-name="ce34" table:formula="of:=getword([.B243]; -1)" office:value-type="string" office:string-value="hið" calcext:value-type="string">
            <text:p>hið</text:p>
          </table:table-cell>
          <table:table-cell office:value-type="string" calcext:value-type="string">
            <text:p>gheo fyrsta lheove</text:p>
          </table:table-cell>
          <table:table-cell table:style-name="ce37" table:formula="of:=getword([.D243]; 2)" office:value-type="string" office:string-value="fyrsta" calcext:value-type="string">
            <text:p>fyrsta</text:p>
          </table:table-cell>
          <table:table-cell/>
          <table:table-cell table:style-name="ce37" table:formula="of:=getword([.P24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43]; 2)" office:value-type="string" office:string-value="nheo" calcext:value-type="string">
            <text:p>nheo</text:p>
          </table:table-cell>
          <table:table-cell table:style-name="ce37" table:number-columns-repeated="2"/>
          <table:table-cell/>
          <table:table-cell table:style-name="ce37" table:number-columns-repeated="2"/>
          <table:table-cell office:value-type="string" calcext:value-type="string">
            <text:p><text:s/>stig nheo til ae fullkominnar lveesf óreglu nvee , , og c þegar c þetta fahen stig nhen er sfg3en </text:p>
          </table:table-cell>
          <table:table-cell office:value-type="string" calcext:value-type="string">
            <text:p>1886-Freistingar-HannThorsteins.txt</text:p>
          </table:table-cell>
          <table:table-cell table:number-columns-repeated="2" office:value-type="string" calcext:value-type="string">
            <text:p>HannThorsteins</text:p>
          </table:table-cell>
          <table:table-cell office:value-type="float" office:value="1886" calcext:value-type="float">
            <text:p>1886</text:p>
          </table:table-cell>
          <table:table-cell office:value-type="float" office:value="1860" calcext:value-type="float">
            <text:p>1860</text:p>
          </table:table-cell>
          <table:table-cell office:value-type="float" office:value="26" calcext:value-type="float">
            <text:p>26</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46" calcext:value-type="float">
            <text:p>246</text:p>
          </table:table-cell>
          <table:table-cell office:value-type="string" calcext:value-type="string">
            <text:p><text:s text:c="2"/>aa við ao hann fpkeo að cn sælda sng , , og c af aþ því fpheþ leiðir sfg3en , , að c hinn </text:p>
          </table:table-cell>
          <table:table-cell table:style-name="ce34" table:formula="of:=getword([.B244]; -1)" office:value-type="string" office:string-value="hinn" calcext:value-type="string">
            <text:p>hinn</text:p>
          </table:table-cell>
          <table:table-cell office:value-type="string" calcext:value-type="string">
            <text:p>gken lati lkenvf</text:p>
          </table:table-cell>
          <table:table-cell table:style-name="ce37" table:formula="of:=getword([.D244]; 2)" office:value-type="string" office:string-value="lati" calcext:value-type="string">
            <text:p>lati</text:p>
          </table:table-cell>
          <table:table-cell/>
          <table:table-cell table:style-name="ce37" table:formula="of:=getword([.P24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44];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duglausi lkenvf maður nken fer sfg3en margra lhfesf þæginda nhfe á ao mis nhee , , engir fokfn </text:p>
          </table:table-cell>
          <table:table-cell office:value-type="string" calcext:value-type="string">
            <text:p>1886-Freistingar-HannThorsteins.txt</text:p>
          </table:table-cell>
          <table:table-cell table:number-columns-repeated="2" office:value-type="string" calcext:value-type="string">
            <text:p>HannThorsteins</text:p>
          </table:table-cell>
          <table:table-cell office:value-type="float" office:value="1886" calcext:value-type="float">
            <text:p>1886</text:p>
          </table:table-cell>
          <table:table-cell office:value-type="float" office:value="1860" calcext:value-type="float">
            <text:p>1860</text:p>
          </table:table-cell>
          <table:table-cell office:value-type="float" office:value="26" calcext:value-type="float">
            <text:p>26</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47" calcext:value-type="float">
            <text:p>247</text:p>
          </table:table-cell>
          <table:table-cell office:value-type="string" calcext:value-type="string">
            <text:p><text:s/>Hverjar fsvfn eru sfg3fn hinar </text:p>
          </table:table-cell>
          <table:table-cell table:style-name="ce34" table:formula="of:=getword([.B245]; -1)" office:value-type="string" office:string-value="hinar" calcext:value-type="string">
            <text:p>hinar</text:p>
          </table:table-cell>
          <table:table-cell office:value-type="string" calcext:value-type="string">
            <text:p>gvfn helztar lvfnsf</text:p>
          </table:table-cell>
          <table:table-cell table:style-name="ce37" table:formula="of:=getword([.D245]; 2)" office:value-type="string" office:string-value="helztar" calcext:value-type="string">
            <text:p>helztar</text:p>
          </table:table-cell>
          <table:table-cell/>
          <table:table-cell table:style-name="ce37" table:formula="of:=getword([.P24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45]; 2)" office:value-type="string" office:string-value="nvfn" calcext:value-type="string">
            <text:p>nvfn</text:p>
          </table:table-cell>
          <table:table-cell table:style-name="ce37" office:value-type="string" calcext:value-type="string">
            <text:p>yes</text:p>
          </table:table-cell>
          <table:table-cell office:value-type="string" calcext:value-type="string">
            <text:p>limiters</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afleiðingar nvfn af aþ iðjuleysi nheþ ? ? ( ( 1886 ta ) ) Frá aþ ómunatíð nveþ hefur sfg3en sú faven</text:p>
          </table:table-cell>
          <table:table-cell office:value-type="string" calcext:value-type="string">
            <text:p>1886-Freistingar-JonHelg.txt</text:p>
          </table:table-cell>
          <table:table-cell table:number-columns-repeated="2" office:value-type="string" calcext:value-type="string">
            <text:p>JonHelg</text:p>
          </table:table-cell>
          <table:table-cell office:value-type="float" office:value="1886" calcext:value-type="float">
            <text:p>1886</text:p>
          </table:table-cell>
          <table:table-cell office:value-type="float" office:value="1866" calcext:value-type="float">
            <text:p>1866</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0" calcext:value-type="float">
            <text:p>0</text:p>
          </table:table-cell>
          <table:table-cell office:value-type="float" office:value="3" calcext:value-type="float">
            <text:p>3</text:p>
          </table:table-cell>
          <table:table-cell/>
        </table:table-row>
        <table:table-row table:style-name="ro2">
          <table:table-cell office:value-type="float" office:value="248" calcext:value-type="float">
            <text:p>248</text:p>
          </table:table-cell>
          <table:table-cell office:value-type="string" calcext:value-type="string">
            <text:p><text:s text:c="2"/>fpken út aa í aþ óreglu nveþ og c svall lkensf , , verður sfg3en fyrirlitinn lkensf af aþ öllum fokfþ hinum </text:p>
          </table:table-cell>
          <table:table-cell table:style-name="ce34" table:formula="of:=getword([.B246]; -1)" office:value-type="string" office:string-value="hinum" calcext:value-type="string">
            <text:p>hinum</text:p>
          </table:table-cell>
          <table:table-cell office:value-type="string" calcext:value-type="string">
            <text:p>gkfþ betri lkfþvm</text:p>
          </table:table-cell>
          <table:table-cell table:style-name="ce37" table:formula="of:=getword([.D246]; 2)" office:value-type="string" office:string-value="betri" calcext:value-type="string">
            <text:p>betri</text:p>
          </table:table-cell>
          <table:table-cell/>
          <table:table-cell table:style-name="ce37" table:formula="of:=getword([.P24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46]; 2)" office:value-type="string" office:string-value="nkfþ" calcext:value-type="string">
            <text:p>nkfþ</text:p>
          </table:table-cell>
          <table:table-cell table:style-name="ce37" table:number-columns-repeated="2"/>
          <table:table-cell/>
          <table:table-cell table:style-name="ce37" table:number-columns-repeated="2"/>
          <table:table-cell office:value-type="string" calcext:value-type="string">
            <text:p><text:s/>mönnum nkfþ , , ættingjum nkfþ sínum fekfþ og c vinum nkfþ til ae kvalar nvee og c skapraunar nvee . .</text:p>
          </table:table-cell>
          <table:table-cell office:value-type="string" calcext:value-type="string">
            <text:p>1886-Freistingar-JonHelg.txt</text:p>
          </table:table-cell>
          <table:table-cell table:number-columns-repeated="2" office:value-type="string" calcext:value-type="string">
            <text:p>JonHelg</text:p>
          </table:table-cell>
          <table:table-cell office:value-type="float" office:value="1886" calcext:value-type="float">
            <text:p>1886</text:p>
          </table:table-cell>
          <table:table-cell office:value-type="float" office:value="1866" calcext:value-type="float">
            <text:p>1866</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49" calcext:value-type="float">
            <text:p>249</text:p>
          </table:table-cell>
          <table:table-cell office:value-type="string" calcext:value-type="string">
            <text:p><text:s/>Hverjar fsvfn eru sfg3fn hinar </text:p>
          </table:table-cell>
          <table:table-cell table:style-name="ce34" table:formula="of:=getword([.B247]; -1)" office:value-type="string" office:string-value="hinar" calcext:value-type="string">
            <text:p>hinar</text:p>
          </table:table-cell>
          <table:table-cell office:value-type="string" calcext:value-type="string">
            <text:p>gvfn helztar lvfnsf</text:p>
          </table:table-cell>
          <table:table-cell table:style-name="ce37" table:formula="of:=getword([.D247]; 2)" office:value-type="string" office:string-value="helztar" calcext:value-type="string">
            <text:p>helztar</text:p>
          </table:table-cell>
          <table:table-cell/>
          <table:table-cell table:style-name="ce37" table:formula="of:=getword([.P24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47]; 2)" office:value-type="string" office:string-value="nvfn" calcext:value-type="string">
            <text:p>nvfn</text:p>
          </table:table-cell>
          <table:table-cell table:style-name="ce37" office:value-type="string" calcext:value-type="string">
            <text:p>yes</text:p>
          </table:table-cell>
          <table:table-cell office:value-type="string" calcext:value-type="string">
            <text:p>limiters</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afleiðingar nvfn af aþ iðjuleysi nheþ ? ? ( ( 1886 ta ) ) Það fahen sem ct vjer lvensf köllum sfg1fn</text:p>
          </table:table-cell>
          <table:table-cell office:value-type="string" calcext:value-type="string">
            <text:p>1886-Freistingar-StefStef.txt</text:p>
          </table:table-cell>
          <table:table-cell table:number-columns-repeated="2" office:value-type="string" calcext:value-type="string">
            <text:p>StefStef</text:p>
          </table:table-cell>
          <table:table-cell office:value-type="float" office:value="1886" calcext:value-type="float">
            <text:p>1886</text:p>
          </table:table-cell>
          <table:table-cell office:value-type="float" office:value="1864" calcext:value-type="float">
            <text:p>1864</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0" calcext:value-type="float">
            <text:p>0</text:p>
          </table:table-cell>
          <table:table-cell office:value-type="float" office:value="3" calcext:value-type="float">
            <text:p>3</text:p>
          </table:table-cell>
          <table:table-cell/>
        </table:table-row>
        <table:table-row table:style-name="ro2">
          <table:table-cell office:value-type="float" office:value="250" calcext:value-type="float">
            <text:p>250</text:p>
          </table:table-cell>
          <table:table-cell office:value-type="string" calcext:value-type="string">
            <text:p><text:s text:c="2"/>: : Hann nken-s Jón nken-s var sfg3eþ orðinn sþgken rúmlega aa tvítugur lkensf ; ; hann fpken var sfg3eþ hinn </text:p>
          </table:table-cell>
          <table:table-cell table:style-name="ce34" table:formula="of:=getword([.B248]; -1)" office:value-type="string" office:string-value="hinn" calcext:value-type="string">
            <text:p>hinn</text:p>
          </table:table-cell>
          <table:table-cell office:value-type="string" calcext:value-type="string">
            <text:p>gken mannvænlegasti lkenve</text:p>
          </table:table-cell>
          <table:table-cell table:style-name="ce37" table:formula="of:=getword([.D248]; 2)" office:value-type="string" office:string-value="mannvænlegasti" calcext:value-type="string">
            <text:p>mannvænlegasti</text:p>
          </table:table-cell>
          <table:table-cell/>
          <table:table-cell table:style-name="ce37" table:formula="of:=getword([.P24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48];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hafði sfg3eþ með aþ elju nveþ og c ástundun nveþ unnið ssg sjer lvensf hylli nveo </text:p>
          </table:table-cell>
          <table:table-cell office:value-type="string" calcext:value-type="string">
            <text:p>1886-Freistingar-StefStef.txt</text:p>
          </table:table-cell>
          <table:table-cell table:number-columns-repeated="2" office:value-type="string" calcext:value-type="string">
            <text:p>StefStef</text:p>
          </table:table-cell>
          <table:table-cell office:value-type="float" office:value="1886" calcext:value-type="float">
            <text:p>1886</text:p>
          </table:table-cell>
          <table:table-cell office:value-type="float" office:value="1864" calcext:value-type="float">
            <text:p>1864</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51" calcext:value-type="float">
            <text:p>251</text:p>
          </table:table-cell>
          <table:table-cell office:value-type="string" calcext:value-type="string">
            <text:p><text:s text:c="2"/>ágætu lheþsf landi nheþ . . Ástæðan nveng til ae þessa fahee mun nkeþ opt sþgven vera sng sú faven , , að c hið </text:p>
          </table:table-cell>
          <table:table-cell table:style-name="ce34" table:formula="of:=getword([.B249]; -1)" office:value-type="string" office:string-value="hið" calcext:value-type="string">
            <text:p>hið</text:p>
          </table:table-cell>
          <table:table-cell office:value-type="string" calcext:value-type="string">
            <text:p>ghen harða lhenvf</text:p>
          </table:table-cell>
          <table:table-cell table:style-name="ce37" table:formula="of:=getword([.D249]; 2)" office:value-type="string" office:string-value="harða" calcext:value-type="string">
            <text:p>harða</text:p>
          </table:table-cell>
          <table:table-cell/>
          <table:table-cell table:style-name="ce37" table:formula="of:=getword([.P249]; 1)" office:value-type="string" office:string-value="" calcext:value-type="error">
            <text:p>#NAFN?</text:p>
          </table:table-cell>
          <table:table-cell table:style-name="ce37"/>
          <table:table-cell table:style-name="ce41" office:value-type="string" calcext:value-type="string">
            <text:p>dand</text:p>
          </table:table-cell>
          <table:table-cell table:style-name="ce37" table:formula="of:=getword([.P249]; 2)" office:value-type="string" office:string-value="nheng" calcext:value-type="string">
            <text:p>nheng</text:p>
          </table:table-cell>
          <table:table-cell table:style-name="ce37" table:number-columns-repeated="2"/>
          <table:table-cell/>
          <table:table-cell table:style-name="ce37" table:number-columns-repeated="2"/>
          <table:table-cell office:value-type="string" calcext:value-type="string">
            <text:p><text:s/>landið nheng hvetur sfg3en menn nkfo og c neiðir sfg3en til ae þess fphee að cn nota </text:p>
          </table:table-cell>
          <table:table-cell office:value-type="string" calcext:value-type="string">
            <text:p>1886-Freistingar-StefStef.txt</text:p>
          </table:table-cell>
          <table:table-cell table:number-columns-repeated="2" office:value-type="string" calcext:value-type="string">
            <text:p>StefStef</text:p>
          </table:table-cell>
          <table:table-cell office:value-type="float" office:value="1886" calcext:value-type="float">
            <text:p>1886</text:p>
          </table:table-cell>
          <table:table-cell office:value-type="float" office:value="1864" calcext:value-type="float">
            <text:p>1864</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52" calcext:value-type="float">
            <text:p>252</text:p>
          </table:table-cell>
          <table:table-cell office:value-type="string" calcext:value-type="string">
            <text:p><text:s text:c="2"/>margt lhensf , , er sfg3en mennirnir nkfng geta sfg3fn kennt ssg sjálfum fbkeþ sjer nkeþ um aa af aþ hinu </text:p>
          </table:table-cell>
          <table:table-cell table:style-name="ce34" table:formula="of:=getword([.B250]; -1)" office:value-type="string" office:string-value="hinu" calcext:value-type="string">
            <text:p>hinu</text:p>
          </table:table-cell>
          <table:table-cell office:value-type="string" calcext:value-type="string">
            <text:p>gheþ mótdrægu lveþvf</text:p>
          </table:table-cell>
          <table:table-cell table:style-name="ce37" table:formula="of:=getword([.D250]; 2)" office:value-type="string" office:string-value="mótdrægu" calcext:value-type="string">
            <text:p>mótdrægu</text:p>
          </table:table-cell>
          <table:table-cell/>
          <table:table-cell table:style-name="ce37" table:formula="of:=getword([.P25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50];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og c eins aa aptur lkensf að aþ hinu faheþ leytinu nheþg margt lhensf er sfg3en menn nkfn </text:p>
          </table:table-cell>
          <table:table-cell office:value-type="string" calcext:value-type="string">
            <text:p>1886-ListinLifa-JohLaryng.txt</text:p>
          </table:table-cell>
          <table:table-cell table:number-columns-repeated="2" office:value-type="string" calcext:value-type="string">
            <text:p>JohLaryng</text:p>
          </table:table-cell>
          <table:table-cell office:value-type="float" office:value="1886" calcext:value-type="float">
            <text:p>1886</text:p>
          </table:table-cell>
          <table:table-cell office:value-type="float" office:value="1859" calcext:value-type="float">
            <text:p>1859</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53" calcext:value-type="float">
            <text:p>253</text:p>
          </table:table-cell>
          <table:table-cell office:value-type="string" calcext:value-type="string">
            <text:p><text:s text:c="2"/>aðra foveo ókosti nkeþ til ae að cn bera sng , , þá aa gagnar sfg3en honum fpkeþ eigi svg3en hin </text:p>
          </table:table-cell>
          <table:table-cell table:style-name="ce34" table:formula="of:=getword([.B251]; -1)" office:value-type="string" office:string-value="hin" calcext:value-type="string">
            <text:p>hin</text:p>
          </table:table-cell>
          <table:table-cell office:value-type="string" calcext:value-type="string">
            <text:p>gven áðurnefnda lvenvf</text:p>
          </table:table-cell>
          <table:table-cell table:style-name="ce37" table:formula="of:=getword([.D251]; 2)" office:value-type="string" office:string-value="áðurnefnda" calcext:value-type="string">
            <text:p>áðurnefnda</text:p>
          </table:table-cell>
          <table:table-cell/>
          <table:table-cell table:style-name="ce37" table:formula="of:=getword([.P25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51]; 2)" office:value-type="string" office:string-value="nven" calcext:value-type="string">
            <text:p>nven</text:p>
          </table:table-cell>
          <table:table-cell table:style-name="ce37" office:value-type="string" calcext:value-type="string">
            <text:p>HINN/SÁ only</text:p>
          </table:table-cell>
          <table:table-cell table:style-name="ce37" office:value-type="string" calcext:value-type="string">
            <text:p>Non-predic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hamingja nven , , þótt c hann fpken hafi svg3en hlotið ssg hana fpveo fyrir ao einhverja foveo he</text:p>
          </table:table-cell>
          <table:table-cell office:value-type="string" calcext:value-type="string">
            <text:p>1886-ListinLifa-JohLaryng.txt</text:p>
          </table:table-cell>
          <table:table-cell table:number-columns-repeated="2" office:value-type="string" calcext:value-type="string">
            <text:p>JohLaryng</text:p>
          </table:table-cell>
          <table:table-cell office:value-type="float" office:value="1886" calcext:value-type="float">
            <text:p>1886</text:p>
          </table:table-cell>
          <table:table-cell office:value-type="float" office:value="1859" calcext:value-type="float">
            <text:p>1859</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54" calcext:value-type="float">
            <text:p>254</text:p>
          </table:table-cell>
          <table:table-cell office:value-type="string" calcext:value-type="string">
            <text:p><text:s text:c="2"/>óhamingju nveo , , en c gangi svg3en hann fpken í ao rjetta nkfo stefnu nveo , , er sfg3en hann fpken hin </text:p>
          </table:table-cell>
          <table:table-cell table:style-name="ce34" table:formula="of:=getword([.B252]; -1)" office:value-type="string" office:string-value="hin" calcext:value-type="string">
            <text:p>hin</text:p>
          </table:table-cell>
          <table:table-cell office:value-type="string" calcext:value-type="string">
            <text:p>gven mesta lvenve</text:p>
          </table:table-cell>
          <table:table-cell table:style-name="ce37" table:formula="of:=getword([.D252]; 2)" office:value-type="string" office:string-value="mesta" calcext:value-type="string">
            <text:p>mesta</text:p>
          </table:table-cell>
          <table:table-cell/>
          <table:table-cell table:style-name="ce37" table:formula="of:=getword([.P25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52]; 2)" office:value-type="string" office:string-value="nvee" calcext:value-type="string">
            <text:p>nvee</text:p>
          </table:table-cell>
          <table:table-cell table:style-name="ce37" table:number-columns-repeated="2"/>
          <table:table-cell/>
          <table:table-cell table:style-name="ce37" table:number-columns-repeated="2"/>
          <table:table-cell office:value-type="string" calcext:value-type="string">
            <text:p><text:s/>hamingju nvee uppspretta nven . . Víst aa eru sfg3fn hinar gvfn ytri lvfnvm og c innri lvfnvm ástæður </text:p>
          </table:table-cell>
          <table:table-cell office:value-type="string" calcext:value-type="string">
            <text:p>1886-ListinLifa-JohLaryng.txt</text:p>
          </table:table-cell>
          <table:table-cell table:number-columns-repeated="2" office:value-type="string" calcext:value-type="string">
            <text:p>JohLaryng</text:p>
          </table:table-cell>
          <table:table-cell office:value-type="float" office:value="1886" calcext:value-type="float">
            <text:p>1886</text:p>
          </table:table-cell>
          <table:table-cell office:value-type="float" office:value="1859" calcext:value-type="float">
            <text:p>1859</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55" calcext:value-type="float">
            <text:p>255</text:p>
          </table:table-cell>
          <table:table-cell office:value-type="string" calcext:value-type="string">
            <text:p><text:s text:c="2"/>stefnu nveo , , er sfg3en hann fpken hin gven mesta lvenve hamingju nvee uppspretta nven . . Víst aa eru sfg3fn hinar </text:p>
          </table:table-cell>
          <table:table-cell table:style-name="ce34" table:formula="of:=getword([.B253]; -1)" office:value-type="string" office:string-value="hinar" calcext:value-type="string">
            <text:p>hinar</text:p>
          </table:table-cell>
          <table:table-cell office:value-type="string" calcext:value-type="string">
            <text:p>gvfn ytri lvfnvm</text:p>
          </table:table-cell>
          <table:table-cell table:style-name="ce37" table:formula="of:=getword([.D253]; 2)" office:value-type="string" office:string-value="ytri" calcext:value-type="string">
            <text:p>ytri</text:p>
          </table:table-cell>
          <table:table-cell/>
          <table:table-cell table:style-name="ce37" table:formula="of:=getword([.P25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53];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innri lvfnvm ástæður nvfn fyrir ao hamingjuseminni nhfo opt lhfosf í aþ sambandi nheþ hverjar fsvf</text:p>
          </table:table-cell>
          <table:table-cell office:value-type="string" calcext:value-type="string">
            <text:p>1886-ListinLifa-JohLaryng.txt</text:p>
          </table:table-cell>
          <table:table-cell table:number-columns-repeated="2" office:value-type="string" calcext:value-type="string">
            <text:p>JohLaryng</text:p>
          </table:table-cell>
          <table:table-cell office:value-type="float" office:value="1886" calcext:value-type="float">
            <text:p>1886</text:p>
          </table:table-cell>
          <table:table-cell office:value-type="float" office:value="1859" calcext:value-type="float">
            <text:p>1859</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56" calcext:value-type="float">
            <text:p>256</text:p>
          </table:table-cell>
          <table:table-cell office:value-type="string" calcext:value-type="string">
            <text:p><text:s text:c="2"/>tökum sfg1fn mannkynssöguna nveog til ae dæmis nhee , , þá aa sjáum sfg1fn vjer nkeo að c jafnvel aa hinir </text:p>
          </table:table-cell>
          <table:table-cell table:style-name="ce34" table:formula="of:=getword([.B254]; -1)" office:value-type="string" office:string-value="hinir" calcext:value-type="string">
            <text:p>hinir</text:p>
          </table:table-cell>
          <table:table-cell office:value-type="string" calcext:value-type="string">
            <text:p>gkfn skynsömustu lkfnve</text:p>
          </table:table-cell>
          <table:table-cell table:style-name="ce37" table:formula="of:=getword([.D254]; 2)" office:value-type="string" office:string-value="skynsömustu" calcext:value-type="string">
            <text:p>skynsömustu</text:p>
          </table:table-cell>
          <table:table-cell/>
          <table:table-cell table:style-name="ce37" table:formula="of:=getword([.P25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54];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mestu lkfnve menn nkfn hafa sfg3fn eigi svg3en ætíð aa íhugað ssg afleiðingar nvfo þær </text:p>
          </table:table-cell>
          <table:table-cell office:value-type="string" calcext:value-type="string">
            <text:p>1886-ListinLifa-OlThorb.txt</text:p>
          </table:table-cell>
          <table:table-cell table:number-columns-repeated="2" office:value-type="string" calcext:value-type="string">
            <text:p>OlThorb</text:p>
          </table:table-cell>
          <table:table-cell office:value-type="float" office:value="1886" calcext:value-type="float">
            <text:p>1886</text:p>
          </table:table-cell>
          <table:table-cell office:value-type="float" office:value="1869" calcext:value-type="float">
            <text:p>1869</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57" calcext:value-type="float">
            <text:p>257</text:p>
          </table:table-cell>
          <table:table-cell office:value-type="string" calcext:value-type="string">
            <text:p><text:s text:c="2"/>svg3en ætíð aa íhugað ssg afleiðingar nvfo þær fpvfo , , er sfg3en hlotizt lhensf gætu svg3fþ af aþ hinu </text:p>
          </table:table-cell>
          <table:table-cell table:style-name="ce34" table:formula="of:=getword([.B255]; -1)" office:value-type="string" office:string-value="hinu" calcext:value-type="string">
            <text:p>hinu</text:p>
          </table:table-cell>
          <table:table-cell office:value-type="string" calcext:value-type="string">
            <text:p>gheþ óforsjála lveosf</text:p>
          </table:table-cell>
          <table:table-cell table:style-name="ce37" table:formula="of:=getword([.D255]; 2)" office:value-type="string" office:string-value="óforsjála" calcext:value-type="string">
            <text:p>óforsjála</text:p>
          </table:table-cell>
          <table:table-cell/>
          <table:table-cell table:style-name="ce37" table:formula="of:=getword([.P25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55]; 2)" office:value-type="string" office:string-value="nheþ" calcext:value-type="string">
            <text:p>nheþ</text:p>
          </table:table-cell>
          <table:table-cell table:style-name="ce37" table:number-columns-repeated="2"/>
          <table:table-cell/>
          <table:table-cell table:style-name="ce37" table:number-columns-repeated="2"/>
          <table:table-cell office:value-type="string" calcext:value-type="string">
            <text:p><text:s/>kappi nheþ þeirra fpvfe . . Þannig aa hefur sfg3en því fpheþ víst aa verið ssg varið sþghen með aþ</text:p>
          </table:table-cell>
          <table:table-cell office:value-type="string" calcext:value-type="string">
            <text:p>1886-ListinLifa-OlThorb.txt</text:p>
          </table:table-cell>
          <table:table-cell table:number-columns-repeated="2" office:value-type="string" calcext:value-type="string">
            <text:p>OlThorb</text:p>
          </table:table-cell>
          <table:table-cell office:value-type="float" office:value="1886" calcext:value-type="float">
            <text:p>1886</text:p>
          </table:table-cell>
          <table:table-cell office:value-type="float" office:value="1869" calcext:value-type="float">
            <text:p>1869</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58" calcext:value-type="float">
            <text:p>258</text:p>
          </table:table-cell>
          <table:table-cell office:value-type="string" calcext:value-type="string">
            <text:p><text:s/>3en meira lheovm eða c minna sng ráðið lheosf hamingju nveþ sinni feveþ . . Vjer nkeo sjáum sfg1fn í aþ hinu </text:p>
          </table:table-cell>
          <table:table-cell table:style-name="ce34" table:formula="of:=getword([.B256]; -1)" office:value-type="string" office:string-value="hinu" calcext:value-type="string">
            <text:p>hinu</text:p>
          </table:table-cell>
          <table:table-cell office:value-type="string" calcext:value-type="string">
            <text:p>gheþ daglega lheþvf</text:p>
          </table:table-cell>
          <table:table-cell table:style-name="ce37" table:formula="of:=getword([.D256]; 2)" office:value-type="string" office:string-value="daglega" calcext:value-type="string">
            <text:p>daglega</text:p>
          </table:table-cell>
          <table:table-cell/>
          <table:table-cell table:style-name="ce37" table:formula="of:=getword([.P25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56]; 2)" office:value-type="string" office:string-value="nheþ" calcext:value-type="string">
            <text:p>nheþ</text:p>
          </table:table-cell>
          <table:table-cell table:style-name="ce37" table:number-columns-repeated="2"/>
          <table:table-cell/>
          <table:table-cell table:style-name="ce37" table:number-columns-repeated="2"/>
          <table:table-cell office:value-type="string" calcext:value-type="string">
            <text:p><text:s/>lífi nheþ hversu aa kjörum nhfþ manna nkfe er sfg3en margvíslega lvenvf skipt sþghen , , sumir fokfn</text:p>
          </table:table-cell>
          <table:table-cell office:value-type="string" calcext:value-type="string">
            <text:p>1886-ListinLifa-ThorThor.txt</text:p>
          </table:table-cell>
          <table:table-cell office:value-type="string" calcext:value-type="string">
            <text:p>ThorThorA</text:p>
          </table:table-cell>
          <table:table-cell office:value-type="string" calcext:value-type="string">
            <text:p>ThorThor</text:p>
          </table:table-cell>
          <table:table-cell office:value-type="float" office:value="1886" calcext:value-type="float">
            <text:p>1886</text:p>
          </table:table-cell>
          <table:table-cell office:value-type="float" office:value="1864" calcext:value-type="float">
            <text:p>1864</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Thir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59" calcext:value-type="float">
            <text:p>259</text:p>
          </table:table-cell>
          <table:table-cell office:value-type="string" calcext:value-type="string">
            <text:p><text:s/>1fn skoðað ssg heimilið nheog sem ct sjálfstætt lheosf ríki nheo , , þar aa sem c foreldrarnir nkfng hafa sfg3fn hin </text:p>
          </table:table-cell>
          <table:table-cell table:style-name="ce34" table:formula="of:=getword([.B257]; -1)" office:value-type="string" office:string-value="hin" calcext:value-type="string">
            <text:p>hin</text:p>
          </table:table-cell>
          <table:table-cell office:value-type="string" calcext:value-type="string">
            <text:p>ghfo æðstu lhfove</text:p>
          </table:table-cell>
          <table:table-cell table:style-name="ce37" table:formula="of:=getword([.D257]; 2)" office:value-type="string" office:string-value="æðstu" calcext:value-type="string">
            <text:p>æðstu</text:p>
          </table:table-cell>
          <table:table-cell/>
          <table:table-cell table:style-name="ce37" table:formula="of:=getword([.P25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57]; 2)" office:value-type="string" office:string-value="nhfo" calcext:value-type="string">
            <text:p>nhfo</text:p>
          </table:table-cell>
          <table:table-cell table:style-name="ce37" office:value-type="string" calcext:value-type="string">
            <text:p>yes</text:p>
          </table:table-cell>
          <table:table-cell office:value-type="string" calcext:value-type="string">
            <text:p>limiters</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yfirráð nhfo gagnvart aþ hjúum nhfþ og c börnum nhfþ ; ; ef c hjú nhen og c börn nhfn geta </text:p>
          </table:table-cell>
          <table:table-cell office:value-type="string" calcext:value-type="string">
            <text:p>1886-ListinLifa-ThorThor.txt</text:p>
          </table:table-cell>
          <table:table-cell office:value-type="string" calcext:value-type="string">
            <text:p>ThorThorA</text:p>
          </table:table-cell>
          <table:table-cell office:value-type="string" calcext:value-type="string">
            <text:p>ThorThor</text:p>
          </table:table-cell>
          <table:table-cell office:value-type="float" office:value="1886" calcext:value-type="float">
            <text:p>1886</text:p>
          </table:table-cell>
          <table:table-cell office:value-type="float" office:value="1864" calcext:value-type="float">
            <text:p>1864</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Thir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60" calcext:value-type="float">
            <text:p>260</text:p>
          </table:table-cell>
          <table:table-cell office:value-type="string" calcext:value-type="string">
            <text:p><text:s text:c="2"/>, nærandi lheþof morgunlopti nheþ og c njóta sng svo aa þeirrar favee unaðsmiklu lveevf sjónar nvee að cn sjá sng hina </text:p>
          </table:table-cell>
          <table:table-cell table:style-name="ce34" table:formula="of:=getword([.B258]; -1)" office:value-type="string" office:string-value="hina" calcext:value-type="string">
            <text:p>hina</text:p>
          </table:table-cell>
          <table:table-cell office:value-type="string" calcext:value-type="string">
            <text:p>gveo upprennandi lveoof</text:p>
          </table:table-cell>
          <table:table-cell table:style-name="ce37" table:formula="of:=getword([.D258]; 2)" office:value-type="string" office:string-value="upprennandi" calcext:value-type="string">
            <text:p>upprennandi</text:p>
          </table:table-cell>
          <table:table-cell/>
          <table:table-cell table:style-name="ce37" table:formula="of:=getword([.P25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58];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sól nveo senda sng sína fekfo fyrstu lkfove geisla nkfo yfir ao fallegt lheosf byggðarlag nheo e</text:p>
          </table:table-cell>
          <table:table-cell office:value-type="string" calcext:value-type="string">
            <text:p>1889-ListinLifa-KristKrist.txt</text:p>
          </table:table-cell>
          <table:table-cell table:number-columns-repeated="2" office:value-type="string" calcext:value-type="string">
            <text:p>KristKrist</text:p>
          </table:table-cell>
          <table:table-cell office:value-type="float" office:value="1889" calcext:value-type="float">
            <text:p>1889</text:p>
          </table:table-cell>
          <table:table-cell office:value-type="float" office:value="1870" calcext:value-type="float">
            <text:p>1870</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61" calcext:value-type="float">
            <text:p>261</text:p>
          </table:table-cell>
          <table:table-cell office:value-type="string" calcext:value-type="string">
            <text:p><text:s/>nveo prentfrelsisins nheeg fyrir ao framför nveo mannkynsins nheeg ( ( 1889 ta ) ) Prentfrelsið nheng hefur sfg3en hina </text:p>
          </table:table-cell>
          <table:table-cell table:style-name="ce34" table:formula="of:=getword([.B259]; -1)" office:value-type="string" office:string-value="hina" calcext:value-type="string">
            <text:p>hina</text:p>
          </table:table-cell>
          <table:table-cell office:value-type="string" calcext:value-type="string">
            <text:p>gveo mestu lveove</text:p>
          </table:table-cell>
          <table:table-cell table:style-name="ce37" table:formula="of:=getword([.D259]; 2)" office:value-type="string" office:string-value="mestu" calcext:value-type="string">
            <text:p>mestu</text:p>
          </table:table-cell>
          <table:table-cell/>
          <table:table-cell table:style-name="ce37" table:formula="of:=getword([.P25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59];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þýðingu nveo fyrir ao framför nveo landa sng og c lýða nkfe , , sje sng því aa beitt ssg rjettilega </text:p>
          </table:table-cell>
          <table:table-cell office:value-type="string" calcext:value-type="string">
            <text:p>1889-ThjodFramtid-MagnJons.txt</text:p>
          </table:table-cell>
          <table:table-cell table:number-columns-repeated="2" office:value-type="string" calcext:value-type="string">
            <text:p>MagnJons</text:p>
          </table:table-cell>
          <table:table-cell office:value-type="float" office:value="1889" calcext:value-type="float">
            <text:p>1889</text:p>
          </table:table-cell>
          <table:table-cell office:value-type="float" office:value="1864" calcext:value-type="float">
            <text:p>1864</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Thir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62" calcext:value-type="float">
            <text:p>262</text:p>
          </table:table-cell>
          <table:table-cell office:value-type="string" calcext:value-type="string">
            <text:p><text:s/>nna nkfe , , og c hálfvitlausir lkfnsf munkar nkfn , , prestar nkfn , , biskupar nkfn og c páfar nkfn voru sfg3fþ hinir </text:p>
          </table:table-cell>
          <table:table-cell table:style-name="ce34" table:formula="of:=getword([.B260]; -1)" office:value-type="string" office:string-value="hinir" calcext:value-type="string">
            <text:p>hinir</text:p>
          </table:table-cell>
          <table:table-cell office:value-type="string" calcext:value-type="string">
            <text:p>gkfn einu lkfnvf</text:p>
          </table:table-cell>
          <table:table-cell table:style-name="ce37" table:formula="of:=getword([.D260]; 2)" office:value-type="string" office:string-value="einu" calcext:value-type="string">
            <text:p>einu</text:p>
          </table:table-cell>
          <table:table-cell/>
          <table:table-cell table:style-name="ce37" table:formula="of:=getword([.P260]; 1)" office:value-type="string" office:string-value="" calcext:value-type="error">
            <text:p>#NAFN?</text:p>
          </table:table-cell>
          <table:table-cell table:style-name="ce37"/>
          <table:table-cell table:style-name="ce41" office:value-type="string" calcext:value-type="string">
            <text:p>daanGEN</text:p>
          </table:table-cell>
          <table:table-cell table:style-name="ce37" table:formula="of:=getword([.P260]; 2)" office:value-type="string" office:string-value="lkfnvf" calcext:value-type="string">
            <text:p>lkfnvf</text:p>
          </table:table-cell>
          <table:table-cell table:style-name="ce37" table:number-columns-repeated="2"/>
          <table:table-cell/>
          <table:table-cell table:style-name="ce37" table:number-columns-repeated="2"/>
          <table:table-cell office:value-type="string" calcext:value-type="string">
            <text:p><text:s/>andlegu lkfnvf leiðtogar nkfn þjóðanna nvfeg , , þá aa hjeldu sfg3fþ þeir fpkfn þeim fphfþ hnepptum sfg</text:p>
          </table:table-cell>
          <table:table-cell office:value-type="string" calcext:value-type="string">
            <text:p>1889-ThjodFramtid-OlThorl.txt</text:p>
          </table:table-cell>
          <table:table-cell table:number-columns-repeated="2" office:value-type="string" calcext:value-type="string">
            <text:p>OlThorl</text:p>
          </table:table-cell>
          <table:table-cell office:value-type="float" office:value="1889" calcext:value-type="float">
            <text:p>1889</text:p>
          </table:table-cell>
          <table:table-cell office:value-type="float" office:value="1869" calcext:value-type="float">
            <text:p>1869</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63" calcext:value-type="float">
            <text:p>263</text:p>
          </table:table-cell>
          <table:table-cell office:value-type="string" calcext:value-type="string">
            <text:p><text:s text:c="2"/>af aa með aþ því fpheþ stærri lhfþvm skrefum nhfþ , , sem ct nær sfg3en hefur sfg3en dregið ssg hinum </text:p>
          </table:table-cell>
          <table:table-cell table:style-name="ce34" table:formula="of:=getword([.B261]; -1)" office:value-type="string" office:string-value="hinum" calcext:value-type="string">
            <text:p>hinum</text:p>
          </table:table-cell>
          <table:table-cell office:value-type="string" calcext:value-type="string">
            <text:p>gkfþ nýrri lkfþvm</text:p>
          </table:table-cell>
          <table:table-cell table:style-name="ce37" table:formula="of:=getword([.D261]; 2)" office:value-type="string" office:string-value="nýrri" calcext:value-type="string">
            <text:p>nýrri</text:p>
          </table:table-cell>
          <table:table-cell/>
          <table:table-cell table:style-name="ce37" table:formula="of:=getword([.P26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61]; 2)" office:value-type="string" office:string-value="nkfþ" calcext:value-type="string">
            <text:p>nkfþ</text:p>
          </table:table-cell>
          <table:table-cell table:style-name="ce37" table:number-columns-repeated="2"/>
          <table:table-cell/>
          <table:table-cell table:style-name="ce37" table:number-columns-repeated="2"/>
          <table:table-cell office:value-type="string" calcext:value-type="string">
            <text:p><text:s/>tímum nkfþ . . En c skilyrðið nheng fyrir aþ framförum nvfþ þjóðanna nvfeg er sfg3en það fphen , , að </text:p>
          </table:table-cell>
          <table:table-cell office:value-type="string" calcext:value-type="string">
            <text:p>1889-ThjodFramtid-OlThorl.txt</text:p>
          </table:table-cell>
          <table:table-cell table:number-columns-repeated="2" office:value-type="string" calcext:value-type="string">
            <text:p>OlThorl</text:p>
          </table:table-cell>
          <table:table-cell office:value-type="float" office:value="1889" calcext:value-type="float">
            <text:p>1889</text:p>
          </table:table-cell>
          <table:table-cell office:value-type="float" office:value="1869" calcext:value-type="float">
            <text:p>1869</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64" calcext:value-type="float">
            <text:p>264</text:p>
          </table:table-cell>
          <table:table-cell office:value-type="string" calcext:value-type="string">
            <text:p><text:s text:c="2"/>þeim fphfþ eigi svg3fn gaum nkeo . . En c þótt c svo aa sje sng , , þá aa eru sfg3fn hin </text:p>
          </table:table-cell>
          <table:table-cell table:style-name="ce34" table:formula="of:=getword([.B262]; -1)" office:value-type="string" office:string-value="hin" calcext:value-type="string">
            <text:p>hin</text:p>
          </table:table-cell>
          <table:table-cell office:value-type="string" calcext:value-type="string">
            <text:p>ghfn góðu lhfnvf</text:p>
          </table:table-cell>
          <table:table-cell table:style-name="ce37" table:formula="of:=getword([.D262]; 2)" office:value-type="string" office:string-value="góðu" calcext:value-type="string">
            <text:p>góðu</text:p>
          </table:table-cell>
          <table:table-cell/>
          <table:table-cell table:style-name="ce37" table:formula="of:=getword([.P26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62]; 2)" office:value-type="string" office:string-value="nhfn" calcext:value-type="string">
            <text:p>nhfn</text:p>
          </table:table-cell>
          <table:table-cell table:style-name="ce37" table:number-columns-repeated="2"/>
          <table:table-cell/>
          <table:table-cell table:style-name="ce37" table:number-columns-repeated="2"/>
          <table:table-cell office:value-type="string" calcext:value-type="string">
            <text:p><text:s/>áhrif nhfn þess fphee svo aa yfirgnæfandi lhfnof , , að c þetta fahen eina lhenvf er sfg3en langt aa </text:p>
          </table:table-cell>
          <table:table-cell office:value-type="string" calcext:value-type="string">
            <text:p>1889-ThjodFramtid-OlThorl.txt</text:p>
          </table:table-cell>
          <table:table-cell table:number-columns-repeated="2" office:value-type="string" calcext:value-type="string">
            <text:p>OlThorl</text:p>
          </table:table-cell>
          <table:table-cell office:value-type="float" office:value="1889" calcext:value-type="float">
            <text:p>1889</text:p>
          </table:table-cell>
          <table:table-cell office:value-type="float" office:value="1869" calcext:value-type="float">
            <text:p>1869</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65" calcext:value-type="float">
            <text:p>265</text:p>
          </table:table-cell>
          <table:table-cell office:value-type="string" calcext:value-type="string">
            <text:p><text:s text:c="2"/>fpken hefði svg3eþ ekki aa einhverja foveo aðra foveo mannlega lveosf veru nveo að cn búa sng með aa . . Hinn </text:p>
          </table:table-cell>
          <table:table-cell table:style-name="ce34" table:formula="of:=getword([.B263]; -1)" office:value-type="string" office:string-value="Hinn" calcext:value-type="string">
            <text:p>Hinn</text:p>
          </table:table-cell>
          <table:table-cell office:value-type="string" calcext:value-type="string">
            <text:p>gken fyrsti lkenve</text:p>
          </table:table-cell>
          <table:table-cell table:style-name="ce37" table:formula="of:=getword([.D263]; 2)" office:value-type="string" office:string-value="fyrsti" calcext:value-type="string">
            <text:p>fyrsti</text:p>
          </table:table-cell>
          <table:table-cell/>
          <table:table-cell table:style-name="ce37" table:formula="of:=getword([.P26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63];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maður nken hafði sfg3eþ leitað ssg meðal ae allra fohfe dýranna nhfeg , , en c ekkert fohen fundið ss</text:p>
          </table:table-cell>
          <table:table-cell office:value-type="string" calcext:value-type="string">
            <text:p>1889-Vinir-FridrFridr.txt</text:p>
          </table:table-cell>
          <table:table-cell table:number-columns-repeated="2" office:value-type="string" calcext:value-type="string">
            <text:p>FridrFridr</text:p>
          </table:table-cell>
          <table:table-cell office:value-type="float" office:value="1889" calcext:value-type="float">
            <text:p>1889</text:p>
          </table:table-cell>
          <table:table-cell office:value-type="float" office:value="1868" calcext:value-type="float">
            <text:p>1868</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66" calcext:value-type="float">
            <text:p>266</text:p>
          </table:table-cell>
          <table:table-cell office:value-type="string" calcext:value-type="string">
            <text:p><text:s text:c="2"/>ao aðrar fovfo skepnur nvfo . . Hann fpken einn lkensf getur sfg3en látið ssg skýrt aa í aþ ljósi nheþ hinar </text:p>
          </table:table-cell>
          <table:table-cell table:style-name="ce34" table:formula="of:=getword([.B264]; -1)" office:value-type="string" office:string-value="hinar" calcext:value-type="string">
            <text:p>hinar</text:p>
          </table:table-cell>
          <table:table-cell office:value-type="string" calcext:value-type="string">
            <text:p>gvfo innstu lvfove</text:p>
          </table:table-cell>
          <table:table-cell table:style-name="ce37" table:formula="of:=getword([.D264]; 2)" office:value-type="string" office:string-value="innstu" calcext:value-type="string">
            <text:p>innstu</text:p>
          </table:table-cell>
          <table:table-cell/>
          <table:table-cell table:style-name="ce37" table:formula="of:=getword([.P26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64]; 2)" office:value-type="string" office:string-value="nheeg" calcext:value-type="string">
            <text:p>nheeg</text:p>
          </table:table-cell>
          <table:table-cell table:style-name="ce37" table:number-columns-repeated="2"/>
          <table:table-cell/>
          <table:table-cell table:style-name="ce37" table:number-columns-repeated="2"/>
          <table:table-cell office:value-type="string" calcext:value-type="string">
            <text:p><text:s/>hjartans nheeg hreifingar nvfo sínar fevfo , , og c skilur sfg3en líkar lvfosf hræringar nvfo hjá aþ </text:p>
          </table:table-cell>
          <table:table-cell office:value-type="string" calcext:value-type="string">
            <text:p>1889-Vinir-FridrFridr.txt</text:p>
          </table:table-cell>
          <table:table-cell table:number-columns-repeated="2" office:value-type="string" calcext:value-type="string">
            <text:p>FridrFridr</text:p>
          </table:table-cell>
          <table:table-cell office:value-type="float" office:value="1889" calcext:value-type="float">
            <text:p>1889</text:p>
          </table:table-cell>
          <table:table-cell office:value-type="float" office:value="1868" calcext:value-type="float">
            <text:p>1868</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67" calcext:value-type="float">
            <text:p>267</text:p>
          </table:table-cell>
          <table:table-cell office:value-type="string" calcext:value-type="string">
            <text:p><text:s text:c="2"/>er sfg3en þó aa sá faken , , sem ct fari svg3en með aþ viðkvæmri lveþsf hendi nveþ um ao hina </text:p>
          </table:table-cell>
          <table:table-cell table:style-name="ce34" table:formula="of:=getword([.B265]; -1)" office:value-type="string" office:string-value="hina" calcext:value-type="string">
            <text:p>hina</text:p>
          </table:table-cell>
          <table:table-cell office:value-type="string" calcext:value-type="string">
            <text:p>gkfo brennandi lkfoof</text:p>
          </table:table-cell>
          <table:table-cell table:style-name="ce37" table:formula="of:=getword([.D265]; 2)" office:value-type="string" office:string-value="brennandi" calcext:value-type="string">
            <text:p>brennandi</text:p>
          </table:table-cell>
          <table:table-cell/>
          <table:table-cell table:style-name="ce37" table:formula="of:=getword([.P26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65]; 2)" office:value-type="string" office:string-value="nkfo" calcext:value-type="string">
            <text:p>nkfo</text:p>
          </table:table-cell>
          <table:table-cell table:style-name="ce37" table:number-columns-repeated="2"/>
          <table:table-cell/>
          <table:table-cell table:style-name="ce37" table:number-columns-repeated="2"/>
          <table:table-cell office:value-type="string" calcext:value-type="string">
            <text:p><text:s/>hvarma nkfo og c þerri svg3en þau fphfo , , eða c kæli svg3en hina gveo heitu lveovf þrá </text:p>
          </table:table-cell>
          <table:table-cell office:value-type="string" calcext:value-type="string">
            <text:p>1889-Vinir-FridrFridr.txt</text:p>
          </table:table-cell>
          <table:table-cell table:number-columns-repeated="2" office:value-type="string" calcext:value-type="string">
            <text:p>FridrFridr</text:p>
          </table:table-cell>
          <table:table-cell office:value-type="float" office:value="1889" calcext:value-type="float">
            <text:p>1889</text:p>
          </table:table-cell>
          <table:table-cell office:value-type="float" office:value="1868" calcext:value-type="float">
            <text:p>1868</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68" calcext:value-type="float">
            <text:p>268</text:p>
          </table:table-cell>
          <table:table-cell office:value-type="string" calcext:value-type="string">
            <text:p><text:s text:c="2"/>um ao hina gkfo brennandi lkfoof hvarma nkfo og c þerri svg3en þau fphfo , , eða c kæli svg3en hina </text:p>
          </table:table-cell>
          <table:table-cell table:style-name="ce34" table:formula="of:=getword([.B266]; -1)" office:value-type="string" office:string-value="hina" calcext:value-type="string">
            <text:p>hina</text:p>
          </table:table-cell>
          <table:table-cell office:value-type="string" calcext:value-type="string">
            <text:p>gveo heitu lveovf</text:p>
          </table:table-cell>
          <table:table-cell table:style-name="ce37" table:formula="of:=getword([.D266]; 2)" office:value-type="string" office:string-value="heitu" calcext:value-type="string">
            <text:p>heitu</text:p>
          </table:table-cell>
          <table:table-cell/>
          <table:table-cell table:style-name="ce37" table:formula="of:=getword([.P26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66];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þrá nveo sálar nvee hans fpkee . . En c treginn nkeng vex sfg3en dag nkeo frá aþ degi nkeþ </text:p>
          </table:table-cell>
          <table:table-cell office:value-type="string" calcext:value-type="string">
            <text:p>1889-Vinir-FridrFridr.txt</text:p>
          </table:table-cell>
          <table:table-cell table:number-columns-repeated="2" office:value-type="string" calcext:value-type="string">
            <text:p>FridrFridr</text:p>
          </table:table-cell>
          <table:table-cell office:value-type="float" office:value="1889" calcext:value-type="float">
            <text:p>1889</text:p>
          </table:table-cell>
          <table:table-cell office:value-type="float" office:value="1868" calcext:value-type="float">
            <text:p>1868</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69" calcext:value-type="float">
            <text:p>269</text:p>
          </table:table-cell>
          <table:table-cell office:value-type="string" calcext:value-type="string">
            <text:p><text:s/>3en . . Heimurinn nkeng með aþ öllum fohfþ gæðum nhfþ sínum fehfþ verður sfg3en myrkur nhen í aþ augum nhfþ hins </text:p>
          </table:table-cell>
          <table:table-cell table:style-name="ce34" table:formula="of:=getword([.B267]; -1)" office:value-type="string" office:string-value="hins" calcext:value-type="string">
            <text:p>hins</text:p>
          </table:table-cell>
          <table:table-cell office:value-type="string" calcext:value-type="string">
            <text:p>ghee vinarlausa lkeevf</text:p>
          </table:table-cell>
          <table:table-cell table:style-name="ce37" table:formula="of:=getword([.D267]; 2)" office:value-type="string" office:string-value="vinarlausa" calcext:value-type="string">
            <text:p>vinarlausa</text:p>
          </table:table-cell>
          <table:table-cell/>
          <table:table-cell table:style-name="ce37" table:formula="of:=getword([.P26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67];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og c allt fohen ber sfg3en á sfg3en sjer lvensf sorgarblæ nkeo . . Þannig aa er sfg3en </text:p>
          </table:table-cell>
          <table:table-cell office:value-type="string" calcext:value-type="string">
            <text:p>1889-Vinir-FridrFridr.txt</text:p>
          </table:table-cell>
          <table:table-cell table:number-columns-repeated="2" office:value-type="string" calcext:value-type="string">
            <text:p>FridrFridr</text:p>
          </table:table-cell>
          <table:table-cell office:value-type="float" office:value="1889" calcext:value-type="float">
            <text:p>1889</text:p>
          </table:table-cell>
          <table:table-cell office:value-type="float" office:value="1868" calcext:value-type="float">
            <text:p>1868</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70" calcext:value-type="float">
            <text:p>270</text:p>
          </table:table-cell>
          <table:table-cell office:value-type="string" calcext:value-type="string">
            <text:p><text:s text:c="2"/>nhen til ae þess fphee , , að cn skreyta sng hvelfinguna nveog og c lýsa sng heiminum nkeþg , , eru sfg3fn hinir </text:p>
          </table:table-cell>
          <table:table-cell table:style-name="ce34" table:formula="of:=getword([.B268]; -1)" office:value-type="string" office:string-value="hinir" calcext:value-type="string">
            <text:p>hinir</text:p>
          </table:table-cell>
          <table:table-cell office:value-type="string" calcext:value-type="string">
            <text:p>gkfn óteljandi lkfnof</text:p>
          </table:table-cell>
          <table:table-cell table:style-name="ce37" table:formula="of:=getword([.D268]; 2)" office:value-type="string" office:string-value="óteljandi" calcext:value-type="string">
            <text:p>óteljandi</text:p>
          </table:table-cell>
          <table:table-cell/>
          <table:table-cell table:style-name="ce37" table:formula="of:=getword([.P26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68]; 2)" office:value-type="string" office:string-value="nkfn" calcext:value-type="string">
            <text:p>nkfn</text:p>
          </table:table-cell>
          <table:table-cell table:style-name="ce37" table:number-columns-repeated="2"/>
          <table:table-cell/>
          <table:table-cell table:style-name="ce37" table:number-columns-repeated="2"/>
          <table:table-cell office:value-type="string" calcext:value-type="string">
            <text:p><text:s/>hnettir nkfn og c jarðlíkamir lkfnsf , , sem ct vjer lvensf vitum sfg1fn nú aa og c viðurkennum sf</text:p>
          </table:table-cell>
          <table:table-cell office:value-type="string" calcext:value-type="string">
            <text:p>1890-HugsanirHimingeiminn-JohBriem.txt</text:p>
          </table:table-cell>
          <table:table-cell table:number-columns-repeated="2" office:value-type="string" calcext:value-type="string">
            <text:p>JohBriem</text:p>
          </table:table-cell>
          <table:table-cell office:value-type="float" office:value="1890" calcext:value-type="float">
            <text:p>1890</text:p>
          </table:table-cell>
          <table:table-cell office:value-type="float" office:value="1874" calcext:value-type="float">
            <text:p>187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71" calcext:value-type="float">
            <text:p>271</text:p>
          </table:table-cell>
          <table:table-cell office:value-type="string" calcext:value-type="string">
            <text:p><text:s/>1fn um ao stjörnurnar nvfog , , við aþ hnetti nkeþ þá aa , , er ct svífa sfg3fn í aþ honum fpkeþ . . Hinar </text:p>
          </table:table-cell>
          <table:table-cell table:style-name="ce34" table:formula="of:=getword([.B269]; -1)" office:value-type="string" office:string-value="Hinar" calcext:value-type="string">
            <text:p>Hinar</text:p>
          </table:table-cell>
          <table:table-cell office:value-type="string" calcext:value-type="string">
            <text:p>gvfn fögru lvfnvf</text:p>
          </table:table-cell>
          <table:table-cell table:style-name="ce37" table:formula="of:=getword([.D269]; 2)" office:value-type="string" office:string-value="fögru" calcext:value-type="string">
            <text:p>fögru</text:p>
          </table:table-cell>
          <table:table-cell/>
          <table:table-cell table:style-name="ce37" table:formula="of:=getword([.P269];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269]; 2)" office:value-type="string" office:string-value="nvfn" calcext:value-type="string">
            <text:p>nvf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hugmyndir nvfn vorar sfg3en um aa ljósum lkeþsf skreytta lveosf hvelfingu nveo þurfa sng alls fohee ei</text:p>
          </table:table-cell>
          <table:table-cell office:value-type="string" calcext:value-type="string">
            <text:p>1890-HugsanirHimingeiminn-JohBriem.txt</text:p>
          </table:table-cell>
          <table:table-cell table:number-columns-repeated="2" office:value-type="string" calcext:value-type="string">
            <text:p>JohBriem</text:p>
          </table:table-cell>
          <table:table-cell office:value-type="float" office:value="1890" calcext:value-type="float">
            <text:p>1890</text:p>
          </table:table-cell>
          <table:table-cell office:value-type="float" office:value="1874" calcext:value-type="float">
            <text:p>187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72" calcext:value-type="float">
            <text:p>272</text:p>
          </table:table-cell>
          <table:table-cell office:value-type="string" calcext:value-type="string">
            <text:p><text:s text:c="2"/>nheo eða c vetrarkvöld nheo í aþ heiðskýru lheþsf veðri nheþ og c virðir sfg3en fyrir ao sjer nkeo hinn </text:p>
          </table:table-cell>
          <table:table-cell table:style-name="ce34" table:formula="of:=getword([.B270]; -1)" office:value-type="string" office:string-value="hinn" calcext:value-type="string">
            <text:p>hinn</text:p>
          </table:table-cell>
          <table:table-cell office:value-type="string" calcext:value-type="string">
            <text:p>gkeo óteljandi lkeoof</text:p>
          </table:table-cell>
          <table:table-cell table:style-name="ce37" table:formula="of:=getword([.D270]; 2)" office:value-type="string" office:string-value="óteljandi" calcext:value-type="string">
            <text:p>óteljandi</text:p>
          </table:table-cell>
          <table:table-cell/>
          <table:table-cell table:style-name="ce37" table:formula="of:=getword([.P27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70]; 2)" office:value-type="string" office:string-value="nkeo" calcext:value-type="string">
            <text:p>nkeo</text:p>
          </table:table-cell>
          <table:table-cell table:style-name="ce37" table:number-columns-repeated="2"/>
          <table:table-cell/>
          <table:table-cell table:style-name="ce37" table:number-columns-repeated="2"/>
          <table:table-cell office:value-type="string" calcext:value-type="string">
            <text:p><text:s/>fjölda nkeo stjarna nvfe og c himintungla nhfe , , þá aa hlýtur sfg3en maður nken að cn verða sng </text:p>
          </table:table-cell>
          <table:table-cell office:value-type="string" calcext:value-type="string">
            <text:p>1890-HugsanirHimingeiminn-JonBen.txt</text:p>
          </table:table-cell>
          <table:table-cell table:number-columns-repeated="2" office:value-type="string" calcext:value-type="string">
            <text:p>JonBen</text:p>
          </table:table-cell>
          <table:table-cell office:value-type="float" office:value="1890" calcext:value-type="float">
            <text:p>1890</text:p>
          </table:table-cell>
          <table:table-cell table:number-columns-repeated="2"/>
          <table:table-cell office:value-type="float" office:value="2" calcext:value-type="float">
            <text:p>2</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73" calcext:value-type="float">
            <text:p>273</text:p>
          </table:table-cell>
          <table:table-cell office:value-type="string" calcext:value-type="string">
            <text:p><text:s/>Himinhvelfingin nveng ( ( 1890 ta ) ) Himinhvelfingu nveþ köllum sfg1fn vjer nkeo vanalega aa hið </text:p>
          </table:table-cell>
          <table:table-cell table:style-name="ce34" table:formula="of:=getword([.B271]; -1)" office:value-type="string" office:string-value="hið" calcext:value-type="string">
            <text:p>hið</text:p>
          </table:table-cell>
          <table:table-cell office:value-type="string" calcext:value-type="string">
            <text:p>gheo bláa lheovf</text:p>
          </table:table-cell>
          <table:table-cell table:style-name="ce37" table:formula="of:=getword([.D271]; 2)" office:value-type="string" office:string-value="bláa" calcext:value-type="string">
            <text:p>bláa</text:p>
          </table:table-cell>
          <table:table-cell/>
          <table:table-cell table:style-name="ce37" table:formula="of:=getword([.P27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71]; 2)" office:value-type="string" office:string-value="nheo" calcext:value-type="string">
            <text:p>nheo</text:p>
          </table:table-cell>
          <table:table-cell table:style-name="ce37" table:number-columns-repeated="2"/>
          <table:table-cell/>
          <table:table-cell table:style-name="ce37" table:number-columns-repeated="2"/>
          <table:table-cell office:value-type="string" calcext:value-type="string">
            <text:p><text:s/>hvolf nheo , , sem ct sýnist sfm3en hvelfast snm yfir aþ höfðum nhfþ vorum sfg1fþ , , en c sem </text:p>
          </table:table-cell>
          <table:table-cell office:value-type="string" calcext:value-type="string">
            <text:p>1890-HugsanirHimingeiminn-SigGudl.txt</text:p>
          </table:table-cell>
          <table:table-cell table:number-columns-repeated="2" office:value-type="string" calcext:value-type="string">
            <text:p>SigGudl</text:p>
          </table:table-cell>
          <table:table-cell office:value-type="float" office:value="1890" calcext:value-type="float">
            <text:p>1890</text:p>
          </table:table-cell>
          <table:table-cell office:value-type="float" office:value="1862" calcext:value-type="float">
            <text:p>1862</text:p>
          </table:table-cell>
          <table:table-cell office:value-type="float" office:value="28" calcext:value-type="float">
            <text:p>28</text:p>
          </table:table-cell>
          <table:table-cell office:value-type="float" office:value="2" calcext:value-type="float">
            <text:p>2</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74" calcext:value-type="float">
            <text:p>274</text:p>
          </table:table-cell>
          <table:table-cell office:value-type="string" calcext:value-type="string">
            <text:p><text:s text:c="2"/>vora feveo sól nveo ; ; stærstar lvfnse þeirra fpvfe eru sfg3fn átta sng , , og c er sfg3en jörðin nveng hin </text:p>
          </table:table-cell>
          <table:table-cell table:style-name="ce34" table:formula="of:=getword([.B272]; -1)" office:value-type="string" office:string-value="hin" calcext:value-type="string">
            <text:p>hin</text:p>
          </table:table-cell>
          <table:table-cell office:value-type="string" calcext:value-type="string">
            <text:p>gven þriðja lvenvf</text:p>
          </table:table-cell>
          <table:table-cell table:style-name="ce37" table:formula="of:=getword([.D272]; 2)" office:value-type="string" office:string-value="þriðja" calcext:value-type="string">
            <text:p>þriðja</text:p>
          </table:table-cell>
          <table:table-cell/>
          <table:table-cell table:style-name="ce37" table:formula="of:=getword([.P27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72];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af aþ þeim fphfþ að aþ fjarlægðinni nveþg frá aþ sólinni nveþg . . Um ao sumar nheo af aþ jarðstjörnu</text:p>
          </table:table-cell>
          <table:table-cell office:value-type="string" calcext:value-type="string">
            <text:p>1890-HugsanirHimingeiminn-SigGudl.txt</text:p>
          </table:table-cell>
          <table:table-cell table:number-columns-repeated="2" office:value-type="string" calcext:value-type="string">
            <text:p>SigGudl</text:p>
          </table:table-cell>
          <table:table-cell office:value-type="float" office:value="1890" calcext:value-type="float">
            <text:p>1890</text:p>
          </table:table-cell>
          <table:table-cell office:value-type="float" office:value="1862" calcext:value-type="float">
            <text:p>1862</text:p>
          </table:table-cell>
          <table:table-cell office:value-type="float" office:value="28" calcext:value-type="float">
            <text:p>28</text:p>
          </table:table-cell>
          <table:table-cell office:value-type="float" office:value="2" calcext:value-type="float">
            <text:p>2</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75" calcext:value-type="float">
            <text:p>275</text:p>
          </table:table-cell>
          <table:table-cell office:value-type="string" calcext:value-type="string">
            <text:p><text:s text:c="2"/>fphen ber sfg3en ávallt aa fleira lheovm og c fleira lhenvm fyrir ao augu nhfo þess fphee , , og c hinn </text:p>
          </table:table-cell>
          <table:table-cell table:style-name="ce34" table:formula="of:=getword([.B273]; -1)" office:value-type="string" office:string-value="hinn" calcext:value-type="string">
            <text:p>hinn</text:p>
          </table:table-cell>
          <table:table-cell office:value-type="string" calcext:value-type="string">
            <text:p>gken námsfúsi lkenvf</text:p>
          </table:table-cell>
          <table:table-cell table:style-name="ce37" table:formula="of:=getword([.D273]; 2)" office:value-type="string" office:string-value="námsfúsi" calcext:value-type="string">
            <text:p>námsfúsi</text:p>
          </table:table-cell>
          <table:table-cell/>
          <table:table-cell table:style-name="ce37" table:formula="of:=getword([.P27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73];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andi nken þess fphee auðgast sfm3en um ao leið nveo ; ; hinn gken andlegi lkenvf sjóndeildarhringur</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76" calcext:value-type="float">
            <text:p>276</text:p>
          </table:table-cell>
          <table:table-cell office:value-type="string" calcext:value-type="string">
            <text:p><text:s text:c="2"/>nhfo þess fphee , , og c hinn gken námsfúsi lkenvf andi nken þess fphee auðgast sfm3en um ao leið nveo ; ; hinn </text:p>
          </table:table-cell>
          <table:table-cell table:style-name="ce34" table:formula="of:=getword([.B274]; -1)" office:value-type="string" office:string-value="hinn" calcext:value-type="string">
            <text:p>hinn</text:p>
          </table:table-cell>
          <table:table-cell office:value-type="string" calcext:value-type="string">
            <text:p>gken andlegi lkenvf</text:p>
          </table:table-cell>
          <table:table-cell table:style-name="ce37" table:formula="of:=getword([.D274]; 2)" office:value-type="string" office:string-value="andlegi" calcext:value-type="string">
            <text:p>andlegi</text:p>
          </table:table-cell>
          <table:table-cell/>
          <table:table-cell table:style-name="ce37" table:formula="of:=getword([.P27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74];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sjóndeildarhringur nken þess fphee færist sfm3en jafnan aa meira aam og c meira aam út aa , , eptir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77" calcext:value-type="float">
            <text:p>277</text:p>
          </table:table-cell>
          <table:table-cell office:value-type="string" calcext:value-type="string">
            <text:p><text:s text:c="2"/>svg3eþ hafa sng , , ef c hann fpken væri svg3eþ menntaður lkensf . . Á ao náttúruna nveog lítur sfg3en hinn </text:p>
          </table:table-cell>
          <table:table-cell table:style-name="ce34" table:formula="of:=getword([.B275]; -1)" office:value-type="string" office:string-value="hinn" calcext:value-type="string">
            <text:p>hinn</text:p>
          </table:table-cell>
          <table:table-cell office:value-type="string" calcext:value-type="string">
            <text:p>gken ómenntaði lkenvf</text:p>
          </table:table-cell>
          <table:table-cell table:style-name="ce37" table:formula="of:=getword([.D275]; 2)" office:value-type="string" office:string-value="ómenntaði" calcext:value-type="string">
            <text:p>ómenntaði</text:p>
          </table:table-cell>
          <table:table-cell/>
          <table:table-cell table:style-name="ce37" table:formula="of:=getword([.P27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75];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maður nken allt foheo öðru foheþ vísi aa en c hinn gken menntaði sfg3eþ ; ; hann fpken sjer sfg3</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78" calcext:value-type="float">
            <text:p>278</text:p>
          </table:table-cell>
          <table:table-cell office:value-type="string" calcext:value-type="string">
            <text:p><text:s text:c="2"/>sama fbkeo , , en c þekking nven hans fpkee á aþ henni fpveþ nær aþm miklu lheþsf skemmra aam en c hins </text:p>
          </table:table-cell>
          <table:table-cell table:style-name="ce34" table:formula="of:=getword([.B276]; -1)" office:value-type="string" office:string-value="hins" calcext:value-type="string">
            <text:p>hins</text:p>
          </table:table-cell>
          <table:table-cell office:value-type="string" calcext:value-type="string">
            <text:p>gkee menntaða lkeevf</text:p>
          </table:table-cell>
          <table:table-cell table:style-name="ce37" table:formula="of:=getword([.D276]; 2)" office:value-type="string" office:string-value="menntaða" calcext:value-type="string">
            <text:p>menntaða</text:p>
          </table:table-cell>
          <table:table-cell/>
          <table:table-cell table:style-name="ce37" table:formula="of:=getword([.P27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76]; 2)" office:value-type="string" office:string-value="nkee" calcext:value-type="string">
            <text:p>nkee</text:p>
          </table:table-cell>
          <table:table-cell table:style-name="ce37" table:number-columns-repeated="2"/>
          <table:table-cell/>
          <table:table-cell table:style-name="ce37" table:number-columns-repeated="2"/>
          <table:table-cell office:value-type="string" calcext:value-type="string">
            <text:p><text:s/>manns nkee . . Hann fpken hefur sfg3en að aþ vísu lheþsf tekið ssg eptir sfg2eþ því fpheþ , , að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79" calcext:value-type="float">
            <text:p>279</text:p>
          </table:table-cell>
          <table:table-cell office:value-type="string" calcext:value-type="string">
            <text:p><text:s text:c="2"/>spennir sfg3en sínum fevfþ klakaklóm nvfþ utan aa um ao gjörvallt lheosf , , er ct lifir sfg3en í aþ hinum </text:p>
          </table:table-cell>
          <table:table-cell table:style-name="ce34" table:formula="of:=getword([.B277]; -1)" office:value-type="string" office:string-value="hinum" calcext:value-type="string">
            <text:p>hinum</text:p>
          </table:table-cell>
          <table:table-cell office:value-type="string" calcext:value-type="string">
            <text:p>ghfþ köldu lhfþvf</text:p>
          </table:table-cell>
          <table:table-cell table:style-name="ce37" table:formula="of:=getword([.D277]; 2)" office:value-type="string" office:string-value="köldu" calcext:value-type="string">
            <text:p>köldu</text:p>
          </table:table-cell>
          <table:table-cell/>
          <table:table-cell table:style-name="ce37" table:formula="of:=getword([.P27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77]; 2)" office:value-type="string" office:string-value="nhfþ" calcext:value-type="string">
            <text:p>nhfþ</text:p>
          </table:table-cell>
          <table:table-cell table:style-name="ce37" table:number-columns-repeated="2"/>
          <table:table-cell/>
          <table:table-cell table:style-name="ce37" table:number-columns-repeated="2"/>
          <table:table-cell office:value-type="string" calcext:value-type="string">
            <text:p><text:s/>löndum nhfþ . . Hitt fahen er sfg3en honum fpkeþ ókunnugt lhensf um ao , , hversu aa hvað fohen eina l</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80" calcext:value-type="float">
            <text:p>280</text:p>
          </table:table-cell>
          <table:table-cell office:value-type="string" calcext:value-type="string">
            <text:p><text:s text:c="2"/>fpvfo fyrir aþ sjer nkeþ . . Þannig aa er sfg3en það fphen svo aa ótal nhen margt lhensf , , sem ct hinn </text:p>
          </table:table-cell>
          <table:table-cell table:style-name="ce34" table:formula="of:=getword([.B278]; -1)" office:value-type="string" office:string-value="hinn" calcext:value-type="string">
            <text:p>hinn</text:p>
          </table:table-cell>
          <table:table-cell office:value-type="string" calcext:value-type="string">
            <text:p>gken ómenntaði lkenvf</text:p>
          </table:table-cell>
          <table:table-cell table:style-name="ce37" table:formula="of:=getword([.D278]; 2)" office:value-type="string" office:string-value="ómenntaði" calcext:value-type="string">
            <text:p>ómenntaði</text:p>
          </table:table-cell>
          <table:table-cell/>
          <table:table-cell table:style-name="ce37" table:formula="of:=getword([.P27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78];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maður nken skoðar sfg3en í ao allt foheo öðru foheþ ljósi nheþ en c hinn gken menntaði sfg3</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81" calcext:value-type="float">
            <text:p>281</text:p>
          </table:table-cell>
          <table:table-cell office:value-type="string" calcext:value-type="string">
            <text:p><text:s text:c="2"/>nheng hefur sfg3en opt ssg allt foheo aðrar fovfo skoðanir nvfo á aþ ýmsum fokfþ hlutum nkfþ en c hinir </text:p>
          </table:table-cell>
          <table:table-cell table:style-name="ce34" table:formula="of:=getword([.B279]; -1)" office:value-type="string" office:string-value="hinir" calcext:value-type="string">
            <text:p>hinir</text:p>
          </table:table-cell>
          <table:table-cell office:value-type="string" calcext:value-type="string">
            <text:p>gkfn fullorðnu lkfnvf</text:p>
          </table:table-cell>
          <table:table-cell table:style-name="ce37" table:formula="of:=getword([.D279]; 2)" office:value-type="string" office:string-value="fullorðnu" calcext:value-type="string">
            <text:p>fullorðnu</text:p>
          </table:table-cell>
          <table:table-cell/>
          <table:table-cell table:style-name="ce37" table:formula="of:=getword([.P27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79];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koðanir nvfn barnsins nheeg eru sfg3fn opt sþghfn rangar lvfnsf , , af aþ því fpheþ að c það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82" calcext:value-type="float">
            <text:p>282</text:p>
          </table:table-cell>
          <table:table-cell office:value-type="string" calcext:value-type="string">
            <text:p><text:s text:c="2"/>, , eins aa og c vjer nkeo segjum sfg1fn , , óviti nken . . Að aþ mörgu lheþsf leyti nheþ er sfg3en hinn </text:p>
          </table:table-cell>
          <table:table-cell table:style-name="ce34" table:formula="of:=getword([.B280]; -1)" office:value-type="string" office:string-value="hinn" calcext:value-type="string">
            <text:p>hinn</text:p>
          </table:table-cell>
          <table:table-cell office:value-type="string" calcext:value-type="string">
            <text:p>gken ómenntaði lkenvf</text:p>
          </table:table-cell>
          <table:table-cell table:style-name="ce37" table:formula="of:=getword([.D280]; 2)" office:value-type="string" office:string-value="ómenntaði" calcext:value-type="string">
            <text:p>ómenntaði</text:p>
          </table:table-cell>
          <table:table-cell/>
          <table:table-cell table:style-name="ce37" table:formula="of:=getword([.P28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80];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maður nken eins aa og c óvitinn nkeng , , ef c vjer nkeo berum lhfþsf hann fpken saman aa við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83" calcext:value-type="float">
            <text:p>283</text:p>
          </table:table-cell>
          <table:table-cell office:value-type="string" calcext:value-type="string">
            <text:p><text:s text:c="2"/>fpkfo , , sem ct menntun nveo hafa sfg3fn hlotið ssg . . Menntunin nveng eflir sfg3en og c glæðir sfg3en hið </text:p>
          </table:table-cell>
          <table:table-cell table:style-name="ce34" table:formula="of:=getword([.B281]; -1)" office:value-type="string" office:string-value="hið" calcext:value-type="string">
            <text:p>hið</text:p>
          </table:table-cell>
          <table:table-cell office:value-type="string" calcext:value-type="string">
            <text:p>gheo andlega lheovf</text:p>
          </table:table-cell>
          <table:table-cell table:style-name="ce37" table:formula="of:=getword([.D281]; 2)" office:value-type="string" office:string-value="andlega" calcext:value-type="string">
            <text:p>andlega</text:p>
          </table:table-cell>
          <table:table-cell/>
          <table:table-cell table:style-name="ce37" table:formula="of:=getword([.P28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81]; 2)" office:value-type="string" office:string-value="nheo" calcext:value-type="string">
            <text:p>nheo</text:p>
          </table:table-cell>
          <table:table-cell table:style-name="ce37" table:number-columns-repeated="2"/>
          <table:table-cell/>
          <table:table-cell table:style-name="ce37" table:number-columns-repeated="2"/>
          <table:table-cell office:value-type="string" calcext:value-type="string">
            <text:p><text:s/>líf nheo hjá aþ manninum nkeþg , , hefur sfg3en betrandi lhfoof áhrif nhfo á ao tilfinningar nvfo ha</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84" calcext:value-type="float">
            <text:p>284</text:p>
          </table:table-cell>
          <table:table-cell office:value-type="string" calcext:value-type="string">
            <text:p><text:s text:c="2"/>c líkamlega aa og c andlega aa , , gjörir sfg3en hann fpken færari lveþsf um ao að cn greina sng hið </text:p>
          </table:table-cell>
          <table:table-cell table:style-name="ce34" table:formula="of:=getword([.B282]; -1)" office:value-type="string" office:string-value="hið" calcext:value-type="string">
            <text:p>hið</text:p>
          </table:table-cell>
          <table:table-cell office:value-type="string" calcext:value-type="string">
            <text:p>gheo fagra lheovf</text:p>
          </table:table-cell>
          <table:table-cell table:style-name="ce37" table:formula="of:=getword([.D282]; 2)" office:value-type="string" office:string-value="fagra" calcext:value-type="string">
            <text:p>fagra</text:p>
          </table:table-cell>
          <table:table-cell/>
          <table:table-cell table:style-name="ce37" table:formula="of:=getword([.P28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82];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frá aþ hinu gheþ ljóta lheþvf , , hið ghen rjetta lhenvf frá aþ hinu gheþ ranga lheþvf , , kennir sfg3</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85" calcext:value-type="float">
            <text:p>285</text:p>
          </table:table-cell>
          <table:table-cell office:value-type="string" calcext:value-type="string">
            <text:p><text:s text:c="2"/>aa , , gjörir sfg3en hann fpken færari lveþsf um ao að cn greina sng hið gheo fagra lheovf frá aþ hinu </text:p>
          </table:table-cell>
          <table:table-cell table:style-name="ce34" table:formula="of:=getword([.B283]; -1)" office:value-type="string" office:string-value="hinu" calcext:value-type="string">
            <text:p>hinu</text:p>
          </table:table-cell>
          <table:table-cell office:value-type="string" calcext:value-type="string">
            <text:p>gheþ ljóta lheþvf</text:p>
          </table:table-cell>
          <table:table-cell table:style-name="ce37" table:formula="of:=getword([.D283]; 2)" office:value-type="string" office:string-value="ljóta" calcext:value-type="string">
            <text:p>ljóta</text:p>
          </table:table-cell>
          <table:table-cell/>
          <table:table-cell table:style-name="ce37" table:formula="of:=getword([.P28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83];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hið ghen rjetta lhenvf frá aþ hinu gheþ ranga lheþvf , , kennir sfg3en honum fpkeþ að cn velja sng</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86" calcext:value-type="float">
            <text:p>286</text:p>
          </table:table-cell>
          <table:table-cell office:value-type="string" calcext:value-type="string">
            <text:p><text:s text:c="2"/>hann fpken færari lveþsf um ao að cn greina sng hið gheo fagra lheovf frá aþ hinu gheþ ljóta lheþvf , , hið </text:p>
          </table:table-cell>
          <table:table-cell table:style-name="ce34" table:formula="of:=getword([.B284]; -1)" office:value-type="string" office:string-value="hið" calcext:value-type="string">
            <text:p>hið</text:p>
          </table:table-cell>
          <table:table-cell office:value-type="string" calcext:value-type="string">
            <text:p>ghen rjetta lhenvf</text:p>
          </table:table-cell>
          <table:table-cell table:style-name="ce37" table:formula="of:=getword([.D284]; 2)" office:value-type="string" office:string-value="rjetta" calcext:value-type="string">
            <text:p>rjetta</text:p>
          </table:table-cell>
          <table:table-cell/>
          <table:table-cell table:style-name="ce37" table:formula="of:=getword([.P28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84];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frá aþ hinu gheþ ranga lheþvf , , kennir sfg3en honum fpkeþ að cn velja sng hið gheo góða lheovf , ,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87" calcext:value-type="float">
            <text:p>287</text:p>
          </table:table-cell>
          <table:table-cell office:value-type="string" calcext:value-type="string">
            <text:p><text:s text:c="2"/>að cn greina sng hið gheo fagra lheovf frá aþ hinu gheþ ljóta lheþvf , , hið ghen rjetta lhenvf frá aþ hinu </text:p>
          </table:table-cell>
          <table:table-cell table:style-name="ce34" table:formula="of:=getword([.B285]; -1)" office:value-type="string" office:string-value="hinu" calcext:value-type="string">
            <text:p>hinu</text:p>
          </table:table-cell>
          <table:table-cell office:value-type="string" calcext:value-type="string">
            <text:p>gheþ ranga lheþvf</text:p>
          </table:table-cell>
          <table:table-cell table:style-name="ce37" table:formula="of:=getword([.D285]; 2)" office:value-type="string" office:string-value="ranga" calcext:value-type="string">
            <text:p>ranga</text:p>
          </table:table-cell>
          <table:table-cell/>
          <table:table-cell table:style-name="ce37" table:formula="of:=getword([.P28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85];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kennir sfg3en honum fpkeþ að cn velja sng hið gheo góða lheovf , , en c hafna sng hinu faheþ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88" calcext:value-type="float">
            <text:p>288</text:p>
          </table:table-cell>
          <table:table-cell office:value-type="string" calcext:value-type="string">
            <text:p><text:s text:c="2"/>lheþvf , , hið ghen rjetta lhenvf frá aþ hinu gheþ ranga lheþvf , , kennir sfg3en honum fpkeþ að cn velja sng hið </text:p>
          </table:table-cell>
          <table:table-cell table:style-name="ce34" table:formula="of:=getword([.B286]; -1)" office:value-type="string" office:string-value="hið" calcext:value-type="string">
            <text:p>hið</text:p>
          </table:table-cell>
          <table:table-cell office:value-type="string" calcext:value-type="string">
            <text:p>gheo góða lheovf</text:p>
          </table:table-cell>
          <table:table-cell table:style-name="ce37" table:formula="of:=getword([.D286]; 2)" office:value-type="string" office:string-value="góða" calcext:value-type="string">
            <text:p>góða</text:p>
          </table:table-cell>
          <table:table-cell/>
          <table:table-cell table:style-name="ce37" table:formula="of:=getword([.P28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86];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en c hafna sng hinu faheþ illa aa , , kennir sfg3en honum fpkeþ að cn þekkja sng sjálfan fbkeo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89" calcext:value-type="float">
            <text:p>289</text:p>
          </table:table-cell>
          <table:table-cell office:value-type="string" calcext:value-type="string">
            <text:p><text:s text:c="2"/>sjálfan fbkeo sig fpkeo , , sem ct mikils lheesf er sfg3en um ao vert lheosf , , og c lagar sfg3en hina </text:p>
          </table:table-cell>
          <table:table-cell table:style-name="ce34" table:formula="of:=getword([.B287]; -1)" office:value-type="string" office:string-value="hina" calcext:value-type="string">
            <text:p>hina</text:p>
          </table:table-cell>
          <table:table-cell office:value-type="string" calcext:value-type="string">
            <text:p>gveo ytri lveovm</text:p>
          </table:table-cell>
          <table:table-cell table:style-name="ce37" table:formula="of:=getword([.D287]; 2)" office:value-type="string" office:string-value="ytri" calcext:value-type="string">
            <text:p>ytri</text:p>
          </table:table-cell>
          <table:table-cell/>
          <table:table-cell table:style-name="ce37" table:formula="of:=getword([.P28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87];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hegðun nveo hans fpkee og c gjörir sfg3en hann fpkeo í aþ stuttu lheþsf máli nheþ færari lveþsf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90" calcext:value-type="float">
            <text:p>290</text:p>
          </table:table-cell>
          <table:table-cell office:value-type="string" calcext:value-type="string">
            <text:p><text:s text:c="2"/>nvfo hjá aþ þeim fphfþ , , líkist sfm3en líf nhen þeirra fpvfe meira aam eða c minna sng lífi nheþ hinna </text:p>
          </table:table-cell>
          <table:table-cell table:style-name="ce34" table:formula="of:=getword([.B288]; -1)" office:value-type="string" office:string-value="hinna" calcext:value-type="string">
            <text:p>hinna</text:p>
          </table:table-cell>
          <table:table-cell office:value-type="string" calcext:value-type="string">
            <text:p>gvfe skynlausu lvfevf</text:p>
          </table:table-cell>
          <table:table-cell table:style-name="ce37" table:formula="of:=getword([.D288]; 2)" office:value-type="string" office:string-value="skynlausu" calcext:value-type="string">
            <text:p>skynlausu</text:p>
          </table:table-cell>
          <table:table-cell/>
          <table:table-cell table:style-name="ce37" table:formula="of:=getword([.P28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88]; 2)" office:value-type="string" office:string-value="nvfe" calcext:value-type="string">
            <text:p>nvfe</text:p>
          </table:table-cell>
          <table:table-cell table:style-name="ce37" table:number-columns-repeated="2"/>
          <table:table-cell/>
          <table:table-cell table:style-name="ce37" table:number-columns-repeated="2"/>
          <table:table-cell office:value-type="string" calcext:value-type="string">
            <text:p><text:s/>skepna nvfe . . Menntunin nveng lagar sfg3en siðu sfg3fþ þjóðanna nvfeg og c kennir sfg3en þeim fp</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91" calcext:value-type="float">
            <text:p>291</text:p>
          </table:table-cell>
          <table:table-cell office:value-type="string" calcext:value-type="string">
            <text:p><text:s text:c="2"/>lkeovm og c láta sng hvern fokeo einstakling nkeo njóta sng rjettar nkfn síns fekee . . Allt fohen siðleysi nhen hinna </text:p>
          </table:table-cell>
          <table:table-cell table:style-name="ce34" table:formula="of:=getword([.B289]; -1)" office:value-type="string" office:string-value="hinna" calcext:value-type="string">
            <text:p>hinna</text:p>
          </table:table-cell>
          <table:table-cell office:value-type="string" calcext:value-type="string">
            <text:p>gvfe ómenntuðu lvfevf</text:p>
          </table:table-cell>
          <table:table-cell table:style-name="ce37" table:formula="of:=getword([.D289]; 2)" office:value-type="string" office:string-value="ómenntuðu" calcext:value-type="string">
            <text:p>ómenntuðu</text:p>
          </table:table-cell>
          <table:table-cell/>
          <table:table-cell table:style-name="ce37" table:formula="of:=getword([.P28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89]; 2)" office:value-type="string" office:string-value="nvfe" calcext:value-type="string">
            <text:p>nvfe</text:p>
          </table:table-cell>
          <table:table-cell table:style-name="ce37" table:number-columns-repeated="2"/>
          <table:table-cell/>
          <table:table-cell table:style-name="ce37" table:number-columns-repeated="2"/>
          <table:table-cell office:value-type="string" calcext:value-type="string">
            <text:p><text:s/>þjóða nvfe hefur sfg3en horfið ssg , , þegar c þær fpvfn hafa sfg3fn orðið ssg hluttakandi lvfnof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92" calcext:value-type="float">
            <text:p>292</text:p>
          </table:table-cell>
          <table:table-cell office:value-type="string" calcext:value-type="string">
            <text:p><text:s text:c="2"/>að cn bera sng rjettilega lveosf umhyggju nveo fyrir aþ lífinu nheþg og c bætt ssg svo aa mjög aa hin </text:p>
          </table:table-cell>
          <table:table-cell table:style-name="ce34" table:formula="of:=getword([.B290]; -1)" office:value-type="string" office:string-value="hin" calcext:value-type="string">
            <text:p>hin</text:p>
          </table:table-cell>
          <table:table-cell office:value-type="string" calcext:value-type="string">
            <text:p>ghfo ytri lhfovm</text:p>
          </table:table-cell>
          <table:table-cell table:style-name="ce37" table:formula="of:=getword([.D290]; 2)" office:value-type="string" office:string-value="ytri" calcext:value-type="string">
            <text:p>ytri</text:p>
          </table:table-cell>
          <table:table-cell/>
          <table:table-cell table:style-name="ce37" table:formula="of:=getword([.P29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90]; 2)" office:value-type="string" office:string-value="nhfo" calcext:value-type="string">
            <text:p>nhfo</text:p>
          </table:table-cell>
          <table:table-cell table:style-name="ce37" table:number-columns-repeated="2"/>
          <table:table-cell/>
          <table:table-cell table:style-name="ce37" table:number-columns-repeated="2"/>
          <table:table-cell office:value-type="string" calcext:value-type="string">
            <text:p><text:s/>kjör nhfo þjóðanna nvfeg og c yfir ao höfuð nheo komið sþghen miklu lheþsf betra lheþvm skipulagi nheþ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93" calcext:value-type="float">
            <text:p>293</text:p>
          </table:table-cell>
          <table:table-cell office:value-type="string" calcext:value-type="string">
            <text:p><text:s text:c="2"/>nveþ og c þekkingu nveþ , , hlyti svg3eþ andi nken manna nkfe að cn taka sng framförum nvfþ til ae hins </text:p>
          </table:table-cell>
          <table:table-cell table:style-name="ce34" table:formula="of:=getword([.B291]; -1)" office:value-type="string" office:string-value="hins" calcext:value-type="string">
            <text:p>hins</text:p>
          </table:table-cell>
          <table:table-cell office:value-type="string" calcext:value-type="string">
            <text:p>ghee betra lheevm</text:p>
          </table:table-cell>
          <table:table-cell table:style-name="ce37" table:formula="of:=getword([.D291]; 2)" office:value-type="string" office:string-value="betra" calcext:value-type="string">
            <text:p>betra</text:p>
          </table:table-cell>
          <table:table-cell/>
          <table:table-cell table:style-name="ce37" table:formula="of:=getword([.P29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91];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hlyti svg3eþ að cn göfgast snm og c fullkomnast snm og c menn nkfn fengju svg3fþ jafnframt </text:p>
          </table:table-cell>
          <table:table-cell office:value-type="string" calcext:value-type="string">
            <text:p>1893-ListinLifa-BjornBjarn.txt</text:p>
          </table:table-cell>
          <table:table-cell table:number-columns-repeated="2" office:value-type="string" calcext:value-type="string">
            <text:p>BjornBjarn</text:p>
          </table:table-cell>
          <table:table-cell office:value-type="float" office:value="1893" calcext:value-type="float">
            <text:p>1893</text:p>
          </table:table-cell>
          <table:table-cell office:value-type="float" office:value="1873" calcext:value-type="float">
            <text:p>1873</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Excellen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94" calcext:value-type="float">
            <text:p>294</text:p>
          </table:table-cell>
          <table:table-cell office:value-type="string" calcext:value-type="string">
            <text:p><text:s/>3en borizt ssg þeim fphfþ að aþ höndum nvfþ . . Því fpheþ verður sfg3en ekki aa neitað sþghen , , að c hin </text:p>
          </table:table-cell>
          <table:table-cell table:style-name="ce34" table:formula="of:=getword([.B292]; -1)" office:value-type="string" office:string-value="hin" calcext:value-type="string">
            <text:p>hin</text:p>
          </table:table-cell>
          <table:table-cell office:value-type="string" calcext:value-type="string">
            <text:p>ghfn góðu lhfnvf</text:p>
          </table:table-cell>
          <table:table-cell table:style-name="ce37" table:formula="of:=getword([.D292]; 2)" office:value-type="string" office:string-value="góðu" calcext:value-type="string">
            <text:p>góðu</text:p>
          </table:table-cell>
          <table:table-cell/>
          <table:table-cell table:style-name="ce37" table:formula="of:=getword([.P29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92]; 2)" office:value-type="string" office:string-value="nhfn" calcext:value-type="string">
            <text:p>nhfn</text:p>
          </table:table-cell>
          <table:table-cell table:style-name="ce37" table:number-columns-repeated="2"/>
          <table:table-cell/>
          <table:table-cell table:style-name="ce37" table:number-columns-repeated="2"/>
          <table:table-cell office:value-type="string" calcext:value-type="string">
            <text:p><text:s/>áhrif nhfn þekkingarinnar nveeg eru sfg3fn mörg lhfnsf og c mikilsverð lhfnsf , , þótt c hún fpven hafi</text:p>
          </table:table-cell>
          <table:table-cell office:value-type="string" calcext:value-type="string">
            <text:p>1893-ListinLifa-BjornBjarn.txt</text:p>
          </table:table-cell>
          <table:table-cell table:number-columns-repeated="2" office:value-type="string" calcext:value-type="string">
            <text:p>BjornBjarn</text:p>
          </table:table-cell>
          <table:table-cell office:value-type="float" office:value="1893" calcext:value-type="float">
            <text:p>1893</text:p>
          </table:table-cell>
          <table:table-cell office:value-type="float" office:value="1873" calcext:value-type="float">
            <text:p>1873</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95" calcext:value-type="float">
            <text:p>295</text:p>
          </table:table-cell>
          <table:table-cell office:value-type="string" calcext:value-type="string">
            <text:p><text:s text:c="2"/>mun sfg3en óhætt lhensf að cn fullyrða sng , , að c málið nheng er sfg3en einhver foken af aþ hinum </text:p>
          </table:table-cell>
          <table:table-cell table:style-name="ce34" table:formula="of:=getword([.B293]; -1)" office:value-type="string" office:string-value="hinum" calcext:value-type="string">
            <text:p>hinum</text:p>
          </table:table-cell>
          <table:table-cell office:value-type="string" calcext:value-type="string">
            <text:p>gkfþ fegurstu lvfþve</text:p>
          </table:table-cell>
          <table:table-cell table:style-name="ce37" table:formula="of:=getword([.D293]; 2)" office:value-type="string" office:string-value="fegurstu" calcext:value-type="string">
            <text:p>fegurstu</text:p>
          </table:table-cell>
          <table:table-cell/>
          <table:table-cell table:style-name="ce37" table:formula="of:=getword([.P29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93];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dýrmætustu lvfþve gjöfum nvfþ , , er sfg3en maðurinn nkeng hefur sfg3en þegið ssg ; ; það fphe</text:p>
          </table:table-cell>
          <table:table-cell office:value-type="string" calcext:value-type="string">
            <text:p>1893-ListinLifa-ThorvThorv.txt</text:p>
          </table:table-cell>
          <table:table-cell table:number-columns-repeated="2" office:value-type="string" calcext:value-type="string">
            <text:p>ThorvThorv</text:p>
          </table:table-cell>
          <table:table-cell office:value-type="float" office:value="1893" calcext:value-type="float">
            <text:p>1893</text:p>
          </table:table-cell>
          <table:table-cell office:value-type="float" office:value="1863" calcext:value-type="float">
            <text:p>1863</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96" calcext:value-type="float">
            <text:p>296</text:p>
          </table:table-cell>
          <table:table-cell office:value-type="string" calcext:value-type="string">
            <text:p><text:s text:c="2"/>lheþvf máli nheþ mannsins nkeeg . . Með aþ málinu nheþg geta sfg3fn menn nkfn látið ssg í aþ ljósi nheþ hinar </text:p>
          </table:table-cell>
          <table:table-cell table:style-name="ce34" table:formula="of:=getword([.B294]; -1)" office:value-type="string" office:string-value="hinar" calcext:value-type="string">
            <text:p>hinar</text:p>
          </table:table-cell>
          <table:table-cell office:value-type="string" calcext:value-type="string">
            <text:p>gvfo margbreyttustu lvfove</text:p>
          </table:table-cell>
          <table:table-cell table:style-name="ce37" table:formula="of:=getword([.D294]; 2)" office:value-type="string" office:string-value="margbreyttustu" calcext:value-type="string">
            <text:p>margbreyttustu</text:p>
          </table:table-cell>
          <table:table-cell/>
          <table:table-cell table:style-name="ce37" table:formula="of:=getword([.P294];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294]; 2)" office:value-type="string" office:string-value="nvfo" calcext:value-type="string">
            <text:p>nvfo</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hugsanir nvfo sínar fevfo og c tilfinningar nvfo . . Með aþ því fpheþ að c málið nheng er sfg</text:p>
          </table:table-cell>
          <table:table-cell office:value-type="string" calcext:value-type="string">
            <text:p>1893-ListinLifa-ThorvThorv.txt</text:p>
          </table:table-cell>
          <table:table-cell table:number-columns-repeated="2" office:value-type="string" calcext:value-type="string">
            <text:p>ThorvThorv</text:p>
          </table:table-cell>
          <table:table-cell office:value-type="float" office:value="1893" calcext:value-type="float">
            <text:p>1893</text:p>
          </table:table-cell>
          <table:table-cell office:value-type="float" office:value="1863" calcext:value-type="float">
            <text:p>1863</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97" calcext:value-type="float">
            <text:p>297</text:p>
          </table:table-cell>
          <table:table-cell office:value-type="string" calcext:value-type="string">
            <text:p><text:s text:c="2"/>opt sþgven ávextir nkfn af aþ annarskonar lveþof óráðvendni nveþ manna nkfe og c eins aa og c skuggsjá nven hins </text:p>
          </table:table-cell>
          <table:table-cell table:style-name="ce34" table:formula="of:=getword([.B295]; -1)" office:value-type="string" office:string-value="hins" calcext:value-type="string">
            <text:p>hins</text:p>
          </table:table-cell>
          <table:table-cell office:value-type="string" calcext:value-type="string">
            <text:p>gkee innra lhenvm</text:p>
          </table:table-cell>
          <table:table-cell table:style-name="ce37" table:formula="of:=getword([.D295]; 2)" office:value-type="string" office:string-value="innra" calcext:value-type="string">
            <text:p>innra</text:p>
          </table:table-cell>
          <table:table-cell/>
          <table:table-cell table:style-name="ce37" table:formula="of:=getword([.P295]; 1)" office:value-type="string" office:string-value="" calcext:value-type="error">
            <text:p>#NAFN?</text:p>
          </table:table-cell>
          <table:table-cell table:style-name="ce37"/>
          <table:table-cell table:style-name="ce41" office:value-type="string" calcext:value-type="string">
            <text:p>dand</text:p>
          </table:table-cell>
          <table:table-cell table:style-name="ce37" table:formula="of:=getword([.P295]; 2)" office:value-type="string" office:string-value="nkeeg" calcext:value-type="string">
            <text:p>nkeeg</text:p>
          </table:table-cell>
          <table:table-cell table:style-name="ce37" table:number-columns-repeated="2"/>
          <table:table-cell/>
          <table:table-cell table:style-name="ce37" table:number-columns-repeated="2"/>
          <table:table-cell office:value-type="string" calcext:value-type="string">
            <text:p><text:s/>mannsins nkeeg . . Mestu lvfnve böli nkeþ veldur sfg3en tunga nven mannsins nkeeg , , þá aa er sfg3en </text:p>
          </table:table-cell>
          <table:table-cell office:value-type="string" calcext:value-type="string">
            <text:p>1893-ListinLifa-ThorvThorv.txt</text:p>
          </table:table-cell>
          <table:table-cell table:number-columns-repeated="2" office:value-type="string" calcext:value-type="string">
            <text:p>ThorvThorv</text:p>
          </table:table-cell>
          <table:table-cell office:value-type="float" office:value="1893" calcext:value-type="float">
            <text:p>1893</text:p>
          </table:table-cell>
          <table:table-cell office:value-type="float" office:value="1863" calcext:value-type="float">
            <text:p>1863</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98" calcext:value-type="float">
            <text:p>298</text:p>
          </table:table-cell>
          <table:table-cell office:value-type="string" calcext:value-type="string">
            <text:p><text:s text:c="2"/>vjer nkeo höfum sfg1fn fengið ssg stjórnarfyrirkomulag nheo , , sem ct er sfg3en margfalt aa betra lhenvm , , en c hið </text:p>
          </table:table-cell>
          <table:table-cell table:style-name="ce34" table:formula="of:=getword([.B296]; -1)" office:value-type="string" office:string-value="hið" calcext:value-type="string">
            <text:p>hið</text:p>
          </table:table-cell>
          <table:table-cell office:value-type="string" calcext:value-type="string">
            <text:p>ghen fyrra lhenvm</text:p>
          </table:table-cell>
          <table:table-cell table:style-name="ce37" table:formula="of:=getword([.D296]; 2)" office:value-type="string" office:string-value="fyrra" calcext:value-type="string">
            <text:p>fyrra</text:p>
          </table:table-cell>
          <table:table-cell/>
          <table:table-cell table:style-name="ce37" table:formula="of:=getword([.P29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96]; 2)" office:value-type="string" office:string-value="sfg3eþ" calcext:value-type="string">
            <text:p>sfg3eþ</text:p>
          </table:table-cell>
          <table:table-cell table:style-name="ce37" table:number-columns-repeated="2"/>
          <table:table-cell/>
          <table:table-cell table:style-name="ce37" table:number-columns-repeated="2"/>
          <table:table-cell office:value-type="string" calcext:value-type="string">
            <text:p><text:s/>var sfg3eþ , , þótt c það fphen sje sng , , ef c til aa vill sfg3en , , eigi svg3en </text:p>
          </table:table-cell>
          <table:table-cell office:value-type="string" calcext:value-type="string">
            <text:p>1893-LydraediStjorn-BenThGrond.txt</text:p>
          </table:table-cell>
          <table:table-cell table:number-columns-repeated="2" office:value-type="string" calcext:value-type="string">
            <text:p>BenThGrond</text:p>
          </table:table-cell>
          <table:table-cell office:value-type="float" office:value="1893" calcext:value-type="float">
            <text:p>1893</text:p>
          </table:table-cell>
          <table:table-cell office:value-type="float" office:value="1870" calcext:value-type="float">
            <text:p>1870</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Thir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99" calcext:value-type="float">
            <text:p>299</text:p>
          </table:table-cell>
          <table:table-cell office:value-type="string" calcext:value-type="string">
            <text:p><text:s/>nven frjálsrar lveesf stjórnarskipunar nvee kemur sfg3en því fpheþ þannig aa því fpheþ til ae leiðar nvee , , að c hinn </text:p>
          </table:table-cell>
          <table:table-cell table:style-name="ce34" table:formula="of:=getword([.B297]; -1)" office:value-type="string" office:string-value="hinn" calcext:value-type="string">
            <text:p>hinn</text:p>
          </table:table-cell>
          <table:table-cell office:value-type="string" calcext:value-type="string">
            <text:p>gken andlegi lkenvf</text:p>
          </table:table-cell>
          <table:table-cell table:style-name="ce37" table:formula="of:=getword([.D297]; 2)" office:value-type="string" office:string-value="andlegi" calcext:value-type="string">
            <text:p>andlegi</text:p>
          </table:table-cell>
          <table:table-cell/>
          <table:table-cell table:style-name="ce37" table:formula="of:=getword([.P29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97];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þroski nken þegnanna nkfeg vex sfg3en , , því fpheþ þá aa fá sfg3fn þeir fpkfn meira lheovm færi </text:p>
          </table:table-cell>
          <table:table-cell office:value-type="string" calcext:value-type="string">
            <text:p>1893-LydraediStjorn-SigMagn.txt</text:p>
          </table:table-cell>
          <table:table-cell table:number-columns-repeated="2" office:value-type="string" calcext:value-type="string">
            <text:p>SigMagn</text:p>
          </table:table-cell>
          <table:table-cell office:value-type="float" office:value="1893" calcext:value-type="float">
            <text:p>1893</text:p>
          </table:table-cell>
          <table:table-cell office:value-type="float" office:value="1869" calcext:value-type="float">
            <text:p>1869</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00" calcext:value-type="float">
            <text:p>300</text:p>
          </table:table-cell>
          <table:table-cell office:value-type="string" calcext:value-type="string">
            <text:p><text:s text:c="2"/>ao að cn nota sng krapta lveosf sína feveo , , og c við ao það fpheo verða sfg3fn fullkomnari lkfnvm hinir </text:p>
          </table:table-cell>
          <table:table-cell table:style-name="ce34" table:formula="of:=getword([.B298]; -1)" office:value-type="string" office:string-value="hinir" calcext:value-type="string">
            <text:p>hinir</text:p>
          </table:table-cell>
          <table:table-cell office:value-type="string" calcext:value-type="string">
            <text:p>gkfn andlegu lkfnvf</text:p>
          </table:table-cell>
          <table:table-cell table:style-name="ce37" table:formula="of:=getword([.D298]; 2)" office:value-type="string" office:string-value="andlegu" calcext:value-type="string">
            <text:p>andlegu</text:p>
          </table:table-cell>
          <table:table-cell/>
          <table:table-cell table:style-name="ce37" table:formula="of:=getword([.P29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98]; 2)" office:value-type="string" office:string-value="nkfn" calcext:value-type="string">
            <text:p>nkfn</text:p>
          </table:table-cell>
          <table:table-cell table:style-name="ce37" table:number-columns-repeated="2"/>
          <table:table-cell/>
          <table:table-cell table:style-name="ce37" table:number-columns-repeated="2"/>
          <table:table-cell office:value-type="string" calcext:value-type="string">
            <text:p><text:s/>hæfileikar nkfn . . Þegar c menn nkfn svo aa komast sfm3fn á ao hærra lheovm þroskastig nheo , , ver</text:p>
          </table:table-cell>
          <table:table-cell office:value-type="string" calcext:value-type="string">
            <text:p>1893-LydraediStjorn-SigMagn.txt</text:p>
          </table:table-cell>
          <table:table-cell table:number-columns-repeated="2" office:value-type="string" calcext:value-type="string">
            <text:p>SigMagn</text:p>
          </table:table-cell>
          <table:table-cell office:value-type="float" office:value="1893" calcext:value-type="float">
            <text:p>1893</text:p>
          </table:table-cell>
          <table:table-cell office:value-type="float" office:value="1869" calcext:value-type="float">
            <text:p>1869</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01" calcext:value-type="float">
            <text:p>301</text:p>
          </table:table-cell>
          <table:table-cell office:value-type="string" calcext:value-type="string">
            <text:p><text:s text:c="2"/>hæfileikar nkfn . . Þegar c menn nkfn svo aa komast sfm3fn á ao hærra lheovm þroskastig nheo , , verður sfg3en hinn </text:p>
          </table:table-cell>
          <table:table-cell table:style-name="ce34" table:formula="of:=getword([.B299]; -1)" office:value-type="string" office:string-value="hinn" calcext:value-type="string">
            <text:p>hinn</text:p>
          </table:table-cell>
          <table:table-cell office:value-type="string" calcext:value-type="string">
            <text:p>gken ytri lkenvm</text:p>
          </table:table-cell>
          <table:table-cell table:style-name="ce37" table:formula="of:=getword([.D299]; 2)" office:value-type="string" office:string-value="ytri" calcext:value-type="string">
            <text:p>ytri</text:p>
          </table:table-cell>
          <table:table-cell/>
          <table:table-cell table:style-name="ce37" table:formula="of:=getword([.P29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99];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hagur nken þeirra fpkfe betri lkfevm , , því fpheþ þeir fpkfn sýna sfg3fn meiri lkeovm duggnað nkeo , ,</text:p>
          </table:table-cell>
          <table:table-cell office:value-type="string" calcext:value-type="string">
            <text:p>1893-LydraediStjorn-SigMagn.txt</text:p>
          </table:table-cell>
          <table:table-cell table:number-columns-repeated="2" office:value-type="string" calcext:value-type="string">
            <text:p>SigMagn</text:p>
          </table:table-cell>
          <table:table-cell office:value-type="float" office:value="1893" calcext:value-type="float">
            <text:p>1893</text:p>
          </table:table-cell>
          <table:table-cell office:value-type="float" office:value="1869" calcext:value-type="float">
            <text:p>1869</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02" calcext:value-type="float">
            <text:p>302</text:p>
          </table:table-cell>
          <table:table-cell office:value-type="string" calcext:value-type="string">
            <text:p><text:s text:c="2"/>öll foven náttúran nveng fær sfg3en þá aa nýtt lheosf fjör nheo . . Þá aa sendir sfg3en sólin nveng hina </text:p>
          </table:table-cell>
          <table:table-cell table:style-name="ce34" table:formula="of:=getword([.B300]; -1)" office:value-type="string" office:string-value="hina" calcext:value-type="string">
            <text:p>hina</text:p>
          </table:table-cell>
          <table:table-cell office:value-type="string" calcext:value-type="string">
            <text:p>gkfo heitu lkfovf</text:p>
          </table:table-cell>
          <table:table-cell table:style-name="ce37" table:formula="of:=getword([.D300]; 2)" office:value-type="string" office:string-value="heitu" calcext:value-type="string">
            <text:p>heitu</text:p>
          </table:table-cell>
          <table:table-cell/>
          <table:table-cell table:style-name="ce37" table:formula="of:=getword([.P30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00]; 2)" office:value-type="string" office:string-value="nkfo" calcext:value-type="string">
            <text:p>nkfo</text:p>
          </table:table-cell>
          <table:table-cell table:style-name="ce37" table:number-columns-repeated="2"/>
          <table:table-cell/>
          <table:table-cell table:style-name="ce37" table:number-columns-repeated="2"/>
          <table:table-cell office:value-type="string" calcext:value-type="string">
            <text:p><text:s/>geisla nkfo sína fekfo nærri aþ þverbeint lheosf niður aa á ao jörðina nveog , , og c vermir sfg3en </text:p>
          </table:table-cell>
          <table:table-cell office:value-type="string" calcext:value-type="string">
            <text:p>1893-VeturSumar-AsgTorf.txt</text:p>
          </table:table-cell>
          <table:table-cell table:number-columns-repeated="2" office:value-type="string" calcext:value-type="string">
            <text:p>AsgTorf</text:p>
          </table:table-cell>
          <table:table-cell office:value-type="float" office:value="1893" calcext:value-type="float">
            <text:p>1893</text:p>
          </table:table-cell>
          <table:table-cell office:value-type="float" office:value="1871" calcext:value-type="float">
            <text:p>1871</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03" calcext:value-type="float">
            <text:p>303</text:p>
          </table:table-cell>
          <table:table-cell office:value-type="string" calcext:value-type="string">
            <text:p><text:s text:c="2"/>sfg3en til ae lífs nhee allt fohen það fahen , , sem ct beðið ssg hefur sfg3en eptir sfg2eþ hinum </text:p>
          </table:table-cell>
          <table:table-cell table:style-name="ce34" table:formula="of:=getword([.B301]; -1)" office:value-type="string" office:string-value="hinum" calcext:value-type="string">
            <text:p>hinum</text:p>
          </table:table-cell>
          <table:table-cell office:value-type="string" calcext:value-type="string">
            <text:p>ghfþ blessunarríku lhfþvf</text:p>
          </table:table-cell>
          <table:table-cell table:style-name="ce37" table:formula="of:=getword([.D301]; 2)" office:value-type="string" office:string-value="blessunarríku" calcext:value-type="string">
            <text:p>blessunarríku</text:p>
          </table:table-cell>
          <table:table-cell/>
          <table:table-cell table:style-name="ce37" table:formula="of:=getword([.P301];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301]; 2)" office:value-type="string" office:string-value="nhfþ" calcext:value-type="string">
            <text:p>nhfþ</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áhrifum nhfþ hennar fpvee . . Þá aa getum sfg1fn vjer nkeo að cn líta sng skrúðgræna lkeþvf ve</text:p>
          </table:table-cell>
          <table:table-cell office:value-type="string" calcext:value-type="string">
            <text:p>1893-VeturSumar-AsgTorf.txt</text:p>
          </table:table-cell>
          <table:table-cell table:number-columns-repeated="2" office:value-type="string" calcext:value-type="string">
            <text:p>AsgTorf</text:p>
          </table:table-cell>
          <table:table-cell office:value-type="float" office:value="1893" calcext:value-type="float">
            <text:p>1893</text:p>
          </table:table-cell>
          <table:table-cell office:value-type="float" office:value="1871" calcext:value-type="float">
            <text:p>1871</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04" calcext:value-type="float">
            <text:p>304</text:p>
          </table:table-cell>
          <table:table-cell office:value-type="string" calcext:value-type="string">
            <text:p><text:s text:c="2"/>lkfnse farnir sþgkfn burt aa til ae heitari lhfevm landa nhfe , , og c sólin nveng sendir sfg3en jörðinni nveþg hina </text:p>
          </table:table-cell>
          <table:table-cell table:style-name="ce34" table:formula="of:=getword([.B302]; -1)" office:value-type="string" office:string-value="hina" calcext:value-type="string">
            <text:p>hina</text:p>
          </table:table-cell>
          <table:table-cell office:value-type="string" calcext:value-type="string">
            <text:p>gkfo vermandi lkfoof</text:p>
          </table:table-cell>
          <table:table-cell table:style-name="ce37" table:formula="of:=getword([.D302]; 2)" office:value-type="string" office:string-value="vermandi" calcext:value-type="string">
            <text:p>vermandi</text:p>
          </table:table-cell>
          <table:table-cell/>
          <table:table-cell table:style-name="ce37" table:formula="of:=getword([.P30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02]; 2)" office:value-type="string" office:string-value="nkfo" calcext:value-type="string">
            <text:p>nkfo</text:p>
          </table:table-cell>
          <table:table-cell table:style-name="ce37" table:number-columns-repeated="2"/>
          <table:table-cell/>
          <table:table-cell table:style-name="ce37" table:number-columns-repeated="2"/>
          <table:table-cell office:value-type="string" calcext:value-type="string">
            <text:p><text:s/>geisla nkfo sína fekfo , , af aþ mjög aa skornum lkeþsf skammti nkeþ . . Allt fohen er sfg3en dautt</text:p>
          </table:table-cell>
          <table:table-cell office:value-type="string" calcext:value-type="string">
            <text:p>1893-VeturSumar-AsgTorf.txt</text:p>
          </table:table-cell>
          <table:table-cell table:number-columns-repeated="2" office:value-type="string" calcext:value-type="string">
            <text:p>AsgTorf</text:p>
          </table:table-cell>
          <table:table-cell office:value-type="float" office:value="1893" calcext:value-type="float">
            <text:p>1893</text:p>
          </table:table-cell>
          <table:table-cell office:value-type="float" office:value="1871" calcext:value-type="float">
            <text:p>1871</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05" calcext:value-type="float">
            <text:p>305</text:p>
          </table:table-cell>
          <table:table-cell office:value-type="string" calcext:value-type="string">
            <text:p><text:s/>f . . Hinn faken alstirndi sfg3eþ himinn nkeo , , norðurljósin nhfog og c tunglið nheog , , sem ct dreifir sfg3en hinum </text:p>
          </table:table-cell>
          <table:table-cell table:style-name="ce34" table:formula="of:=getword([.B303]; -1)" office:value-type="string" office:string-value="hinum" calcext:value-type="string">
            <text:p>hinum</text:p>
          </table:table-cell>
          <table:table-cell office:value-type="string" calcext:value-type="string">
            <text:p>gkeþ köldu lheþsf</text:p>
          </table:table-cell>
          <table:table-cell table:style-name="ce37" table:formula="of:=getword([.D303]; 2)" office:value-type="string" office:string-value="köldu" calcext:value-type="string">
            <text:p>köldu</text:p>
          </table:table-cell>
          <table:table-cell/>
          <table:table-cell table:style-name="ce37" table:formula="of:=getword([.P30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03];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rólegu lheþvf , , hvítu lkfþvf geislum nkfþ sínum fekfþ yfir ao jörðina nveog mjallahvíta lveosf ,</text:p>
          </table:table-cell>
          <table:table-cell office:value-type="string" calcext:value-type="string">
            <text:p>1893-VeturSumar-AsgTorf.txt</text:p>
          </table:table-cell>
          <table:table-cell table:number-columns-repeated="2" office:value-type="string" calcext:value-type="string">
            <text:p>AsgTorf</text:p>
          </table:table-cell>
          <table:table-cell office:value-type="float" office:value="1893" calcext:value-type="float">
            <text:p>1893</text:p>
          </table:table-cell>
          <table:table-cell office:value-type="float" office:value="1871" calcext:value-type="float">
            <text:p>1871</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06" calcext:value-type="float">
            <text:p>306</text:p>
          </table:table-cell>
          <table:table-cell office:value-type="string" calcext:value-type="string">
            <text:p><text:s text:c="2"/>, , svo aa snjóstallarnir nkfng ljóma sfg3fn eins aa og c þúsundir nvfn gimsteina nkfe , , er sfg3en einhver foven hin </text:p>
          </table:table-cell>
          <table:table-cell table:style-name="ce34" table:formula="of:=getword([.B304]; -1)" office:value-type="string" office:string-value="hin" calcext:value-type="string">
            <text:p>hin</text:p>
          </table:table-cell>
          <table:table-cell office:value-type="string" calcext:value-type="string">
            <text:p>gven fegursta lvenve</text:p>
          </table:table-cell>
          <table:table-cell table:style-name="ce37" table:formula="of:=getword([.D304]; 2)" office:value-type="string" office:string-value="fegursta" calcext:value-type="string">
            <text:p>fegursta</text:p>
          </table:table-cell>
          <table:table-cell/>
          <table:table-cell table:style-name="ce37" table:formula="of:=getword([.P30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04]; 2)" office:value-type="string" office:string-value="nven" calcext:value-type="string">
            <text:p>nve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jón nven , , sem ct mannlegt lhensf auga nhen getur sfg3en sjeð nheo . . Að aþ sumrinu nheþg búa s</text:p>
          </table:table-cell>
          <table:table-cell office:value-type="string" calcext:value-type="string">
            <text:p>1893-VeturSumar-AsgTorf.txt</text:p>
          </table:table-cell>
          <table:table-cell table:number-columns-repeated="2" office:value-type="string" calcext:value-type="string">
            <text:p>AsgTorf</text:p>
          </table:table-cell>
          <table:table-cell office:value-type="float" office:value="1893" calcext:value-type="float">
            <text:p>1893</text:p>
          </table:table-cell>
          <table:table-cell office:value-type="float" office:value="1871" calcext:value-type="float">
            <text:p>1871</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07" calcext:value-type="float">
            <text:p>307</text:p>
          </table:table-cell>
          <table:table-cell office:value-type="string" calcext:value-type="string">
            <text:p><text:s text:c="2"/>jötun nven , , ef c svo aa mætti svg3eþ að aþ orði nheþ komast snm , , sem ct deyðir sfg3en hið </text:p>
          </table:table-cell>
          <table:table-cell table:style-name="ce34" table:formula="of:=getword([.B305]; -1)" office:value-type="string" office:string-value="hið" calcext:value-type="string">
            <text:p>hið</text:p>
          </table:table-cell>
          <table:table-cell office:value-type="string" calcext:value-type="string">
            <text:p>gheo sæla lheovf</text:p>
          </table:table-cell>
          <table:table-cell table:style-name="ce37" table:formula="of:=getword([.D305]; 2)" office:value-type="string" office:string-value="sæla" calcext:value-type="string">
            <text:p>sæla</text:p>
          </table:table-cell>
          <table:table-cell/>
          <table:table-cell table:style-name="ce37" table:formula="of:=getword([.P30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05]; 2)" office:value-type="string" office:string-value="nheo" calcext:value-type="string">
            <text:p>nheo</text:p>
          </table:table-cell>
          <table:table-cell table:style-name="ce37" table:number-columns-repeated="2"/>
          <table:table-cell/>
          <table:table-cell table:style-name="ce37" table:number-columns-repeated="2"/>
          <table:table-cell office:value-type="string" calcext:value-type="string">
            <text:p><text:s/>sumarlíf nheo náttúrunnar nveeg og c gagntekur nvfn allt fohen jarðlífið nheng með aþ nístandi lkeþof n</text:p>
          </table:table-cell>
          <table:table-cell office:value-type="string" calcext:value-type="string">
            <text:p>1893-VeturSumar-GudmGudm.txt</text:p>
          </table:table-cell>
          <table:table-cell table:number-columns-repeated="2" office:value-type="string" calcext:value-type="string">
            <text:p>GudmGudm</text:p>
          </table:table-cell>
          <table:table-cell office:value-type="float" office:value="1893" calcext:value-type="float">
            <text:p>1893</text:p>
          </table:table-cell>
          <table:table-cell office:value-type="float" office:value="1874" calcext:value-type="float">
            <text:p>1874</text:p>
          </table:table-cell>
          <table:table-cell office:value-type="float" office:value="19" calcext:value-type="float">
            <text:p>19</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08" calcext:value-type="float">
            <text:p>308</text:p>
          </table:table-cell>
          <table:table-cell office:value-type="string" calcext:value-type="string">
            <text:p><text:s text:c="2"/>sng her nkeo sínum fekeþ og c lífi nheþ sínu feheþ , , þá aa býst sfm3en hann fpken um ao hið </text:p>
          </table:table-cell>
          <table:table-cell table:style-name="ce34" table:formula="of:=getword([.B306]; -1)" office:value-type="string" office:string-value="hið" calcext:value-type="string">
            <text:p>hið</text:p>
          </table:table-cell>
          <table:table-cell office:value-type="string" calcext:value-type="string">
            <text:p>gheo bezta lheove</text:p>
          </table:table-cell>
          <table:table-cell table:style-name="ce37" table:formula="of:=getword([.D306]; 2)" office:value-type="string" office:string-value="bezta" calcext:value-type="string">
            <text:p>bezta</text:p>
          </table:table-cell>
          <table:table-cell/>
          <table:table-cell table:style-name="ce37" table:formula="of:=getword([.P30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06];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notar sfg3en tímann nkeog til ae þess fphee að cn tryggja sng sig fpkeo fyrir aþ </text:p>
          </table:table-cell>
          <table:table-cell office:value-type="string" calcext:value-type="string">
            <text:p>1893-VeturSumar-GudmGudm.txt</text:p>
          </table:table-cell>
          <table:table-cell table:number-columns-repeated="2" office:value-type="string" calcext:value-type="string">
            <text:p>GudmGudm</text:p>
          </table:table-cell>
          <table:table-cell office:value-type="float" office:value="1893" calcext:value-type="float">
            <text:p>1893</text:p>
          </table:table-cell>
          <table:table-cell office:value-type="float" office:value="1874" calcext:value-type="float">
            <text:p>1874</text:p>
          </table:table-cell>
          <table:table-cell office:value-type="float" office:value="19" calcext:value-type="float">
            <text:p>19</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09" calcext:value-type="float">
            <text:p>309</text:p>
          </table:table-cell>
          <table:table-cell office:value-type="string" calcext:value-type="string">
            <text:p><text:s text:c="2"/>, , að cn treysta sng ekki aa um ao of nheo ókomna lkeþvf tímanum nkeþg , , og c minnast snm á ao hinn </text:p>
          </table:table-cell>
          <table:table-cell table:style-name="ce34" table:formula="of:=getword([.B307]; -1)" office:value-type="string" office:string-value="hinn" calcext:value-type="string">
            <text:p>hinn</text:p>
          </table:table-cell>
          <table:table-cell office:value-type="string" calcext:value-type="string">
            <text:p>gkeo skaðlega lkeovf</text:p>
          </table:table-cell>
          <table:table-cell table:style-name="ce37" table:formula="of:=getword([.D307]; 2)" office:value-type="string" office:string-value="skaðlega" calcext:value-type="string">
            <text:p>skaðlega</text:p>
          </table:table-cell>
          <table:table-cell/>
          <table:table-cell table:style-name="ce37" table:formula="of:=getword([.P30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07];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svívirðulega lkeovf þjóðlöst nkeo , , sem ct að aþ vísu lheþsf er sfg3en óðum aa að cn </text:p>
          </table:table-cell>
          <table:table-cell office:value-type="string" calcext:value-type="string">
            <text:p>1893-VeturSumar-GudmGudm.txt</text:p>
          </table:table-cell>
          <table:table-cell table:number-columns-repeated="2" office:value-type="string" calcext:value-type="string">
            <text:p>GudmGudm</text:p>
          </table:table-cell>
          <table:table-cell office:value-type="float" office:value="1893" calcext:value-type="float">
            <text:p>1893</text:p>
          </table:table-cell>
          <table:table-cell office:value-type="float" office:value="1874" calcext:value-type="float">
            <text:p>1874</text:p>
          </table:table-cell>
          <table:table-cell office:value-type="float" office:value="19" calcext:value-type="float">
            <text:p>19</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10" calcext:value-type="float">
            <text:p>310</text:p>
          </table:table-cell>
          <table:table-cell office:value-type="string" calcext:value-type="string">
            <text:p><text:s/>Í aþ hverju fsheþ er sfg3en hin </text:p>
          </table:table-cell>
          <table:table-cell table:style-name="ce34" table:formula="of:=getword([.B308]; -1)" office:value-type="string" office:string-value="hin" calcext:value-type="string">
            <text:p>hin</text:p>
          </table:table-cell>
          <table:table-cell office:value-type="string" calcext:value-type="string">
            <text:p>gven ytri lvenvm</text:p>
          </table:table-cell>
          <table:table-cell table:style-name="ce37" table:formula="of:=getword([.D308]; 2)" office:value-type="string" office:string-value="ytri" calcext:value-type="string">
            <text:p>ytri</text:p>
          </table:table-cell>
          <table:table-cell/>
          <table:table-cell table:style-name="ce37" table:formula="of:=getword([.P30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08];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hamingja nven fólgin sþgven ? ? Með aþ hverju foheþ móti nheþ getum sfg1fn vjer nheo sjálfir fbkfn stut</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11" calcext:value-type="float">
            <text:p>311</text:p>
          </table:table-cell>
          <table:table-cell office:value-type="string" calcext:value-type="string">
            <text:p><text:s text:c="2"/>köllum sfg1fn einhvern fokeo mann nkeo hamingjusaman lkeosf , , ráðum nhfþ vjer nhen það fphen af aþ öllum fokeþ hinum </text:p>
          </table:table-cell>
          <table:table-cell table:style-name="ce34" table:formula="of:=getword([.B309]; -1)" office:value-type="string" office:string-value="hinum" calcext:value-type="string">
            <text:p>hinum</text:p>
          </table:table-cell>
          <table:table-cell office:value-type="string" calcext:value-type="string">
            <text:p>gkeþ ytri lkeþvm</text:p>
          </table:table-cell>
          <table:table-cell table:style-name="ce37" table:formula="of:=getword([.D309]; 2)" office:value-type="string" office:string-value="ytri" calcext:value-type="string">
            <text:p>ytri</text:p>
          </table:table-cell>
          <table:table-cell/>
          <table:table-cell table:style-name="ce37" table:formula="of:=getword([.P30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09]; 2)" office:value-type="string" office:string-value="nkeþ" calcext:value-type="string">
            <text:p>nkeþ</text:p>
          </table:table-cell>
          <table:table-cell table:style-name="ce37" table:number-columns-repeated="2"/>
          <table:table-cell/>
          <table:table-cell table:style-name="ce37" table:number-columns-repeated="2"/>
          <table:table-cell office:value-type="string" calcext:value-type="string">
            <text:p><text:s/>hag nkeþ hans fpkee , , svo aa sem aa efnum nhfþ , , áliti nheþ , , heilsu nveþ , , atgjörfi nheþ og c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12" calcext:value-type="float">
            <text:p>312</text:p>
          </table:table-cell>
          <table:table-cell office:value-type="string" calcext:value-type="string">
            <text:p><text:s text:c="2"/>nheþ hjá aþ mönnum nkfþ . . Um ao þetta faheo getum sfg1fn vjer nkeo dæmt ssg , , því fpheþ að c hina </text:p>
          </table:table-cell>
          <table:table-cell table:style-name="ce34" table:formula="of:=getword([.B310]; -1)" office:value-type="string" office:string-value="hina" calcext:value-type="string">
            <text:p>hina</text:p>
          </table:table-cell>
          <table:table-cell office:value-type="string" calcext:value-type="string">
            <text:p>gveo innri lveovm</text:p>
          </table:table-cell>
          <table:table-cell table:style-name="ce37" table:formula="of:=getword([.D310]; 2)" office:value-type="string" office:string-value="innri" calcext:value-type="string">
            <text:p>innri</text:p>
          </table:table-cell>
          <table:table-cell/>
          <table:table-cell table:style-name="ce37" table:formula="of:=getword([.P31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10];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hamingju nveo er sfg3en opt sþgven ekki aa unnt lhensf um ao að cn segja sng , , þar aa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13" calcext:value-type="float">
            <text:p>313</text:p>
          </table:table-cell>
          <table:table-cell office:value-type="string" calcext:value-type="string">
            <text:p><text:s text:c="2"/>, , þar aa eð c hún fpven þarf sfg3en alls fohee eigi svg3en að cn fara sng eptir lkfnsf hinum </text:p>
          </table:table-cell>
          <table:table-cell table:style-name="ce34" table:formula="of:=getword([.B311]; -1)" office:value-type="string" office:string-value="hinum" calcext:value-type="string">
            <text:p>hinum</text:p>
          </table:table-cell>
          <table:table-cell office:value-type="string" calcext:value-type="string">
            <text:p>gkeþ ytri lkeþvm</text:p>
          </table:table-cell>
          <table:table-cell table:style-name="ce37" table:formula="of:=getword([.D311]; 2)" office:value-type="string" office:string-value="ytri" calcext:value-type="string">
            <text:p>ytri</text:p>
          </table:table-cell>
          <table:table-cell/>
          <table:table-cell table:style-name="ce37" table:formula="of:=getword([.P31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11]; 2)" office:value-type="string" office:string-value="nkeþ" calcext:value-type="string">
            <text:p>nkeþ</text:p>
          </table:table-cell>
          <table:table-cell table:style-name="ce37" table:number-columns-repeated="2"/>
          <table:table-cell/>
          <table:table-cell table:style-name="ce37" table:number-columns-repeated="2"/>
          <table:table-cell office:value-type="string" calcext:value-type="string">
            <text:p><text:s/>hag nkeþ mannsins nkeeg . . Á aþ hinni gveþ ytri lveþvm og c innri lveþvm hamingju nveþ verður sfg3en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14" calcext:value-type="float">
            <text:p>314</text:p>
          </table:table-cell>
          <table:table-cell office:value-type="string" calcext:value-type="string">
            <text:p><text:s text:c="2"/>fohee eigi svg3en að cn fara sng eptir lkfnsf hinum gkeþ ytri lkeþvm hag nkeþ mannsins nkeeg . . Á aþ hinni </text:p>
          </table:table-cell>
          <table:table-cell table:style-name="ce34" table:formula="of:=getword([.B312]; -1)" office:value-type="string" office:string-value="hinni" calcext:value-type="string">
            <text:p>hinni</text:p>
          </table:table-cell>
          <table:table-cell office:value-type="string" calcext:value-type="string">
            <text:p>gveþ ytri lveþvm</text:p>
          </table:table-cell>
          <table:table-cell table:style-name="ce37" table:formula="of:=getword([.D312]; 2)" office:value-type="string" office:string-value="ytri" calcext:value-type="string">
            <text:p>ytri</text:p>
          </table:table-cell>
          <table:table-cell/>
          <table:table-cell table:style-name="ce37" table:formula="of:=getword([.P31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12];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innri lveþvm hamingju nveþ verður sfg3en alveg aa samskonar lkenof munur nken og c á aþ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15" calcext:value-type="float">
            <text:p>315</text:p>
          </table:table-cell>
          <table:table-cell office:value-type="string" calcext:value-type="string">
            <text:p><text:s text:c="2"/>lkensf sýnum nvfþ . . Til ae þess fphee að c einhver foken maður nken megi svg3en kallast snm hamingjusamur lkensf hið </text:p>
          </table:table-cell>
          <table:table-cell table:style-name="ce34" table:formula="of:=getword([.B313]; -1)" office:value-type="string" office:string-value="hið" calcext:value-type="string">
            <text:p>hið</text:p>
          </table:table-cell>
          <table:table-cell office:value-type="string" calcext:value-type="string">
            <text:p>ghen ytra lhenvm</text:p>
          </table:table-cell>
          <table:table-cell table:style-name="ce37" table:formula="of:=getword([.D313]; 2)" office:value-type="string" office:string-value="ytra" calcext:value-type="string">
            <text:p>ytra</text:p>
          </table:table-cell>
          <table:table-cell/>
          <table:table-cell table:style-name="ce37" table:formula="of:=getword([.P31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13];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nægir sfg3en ekki aa , , að c hann fpken sje sng vel aa efnum nhfþ búinn lkensf , , hann fpken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16" calcext:value-type="float">
            <text:p>316</text:p>
          </table:table-cell>
          <table:table-cell office:value-type="string" calcext:value-type="string">
            <text:p><text:s text:c="2"/>sjer nkeþ , , miklu lheþsf hamingjusamari nheþ en c sig fpkeo . . En c til ae þess fphee að cn hafa sng hina </text:p>
          </table:table-cell>
          <table:table-cell table:style-name="ce34" table:formula="of:=getword([.B314]; -1)" office:value-type="string" office:string-value="hina" calcext:value-type="string">
            <text:p>hina</text:p>
          </table:table-cell>
          <table:table-cell office:value-type="string" calcext:value-type="string">
            <text:p>gveo ytri lveovm</text:p>
          </table:table-cell>
          <table:table-cell table:style-name="ce37" table:formula="of:=getword([.D314]; 2)" office:value-type="string" office:string-value="ytri" calcext:value-type="string">
            <text:p>ytri</text:p>
          </table:table-cell>
          <table:table-cell/>
          <table:table-cell table:style-name="ce37" table:formula="of:=getword([.P31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14];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hamingju nveo til ae að cn bera sng , , heyrir sfg3en það fphen líka aa , , að cn vera sng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17" calcext:value-type="float">
            <text:p>317</text:p>
          </table:table-cell>
          <table:table-cell office:value-type="string" calcext:value-type="string">
            <text:p><text:s text:c="2"/>aa metorð nhen , , upphefð nven og c vald nheo . . Allir fokfn þeir fpkfn , , er ct sækjast sfm3fn eftir aþ hinni </text:p>
          </table:table-cell>
          <table:table-cell table:style-name="ce34" table:formula="of:=getword([.B315]; -1)" office:value-type="string" office:string-value="hinni" calcext:value-type="string">
            <text:p>hinni</text:p>
          </table:table-cell>
          <table:table-cell office:value-type="string" calcext:value-type="string">
            <text:p>gveþ ytri lveþvm</text:p>
          </table:table-cell>
          <table:table-cell table:style-name="ce37" table:formula="of:=getword([.D315]; 2)" office:value-type="string" office:string-value="ytri" calcext:value-type="string">
            <text:p>ytri</text:p>
          </table:table-cell>
          <table:table-cell/>
          <table:table-cell table:style-name="ce37" table:formula="of:=getword([.P31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15]; 2)" office:value-type="string" office:string-value="nveþ" calcext:value-type="string">
            <text:p>nveþ</text:p>
          </table:table-cell>
          <table:table-cell table:style-name="ce37" table:number-columns-repeated="2"/>
          <table:table-cell/>
          <table:table-cell table:style-name="ce37" table:number-columns-repeated="2"/>
          <table:table-cell office:value-type="string" calcext:value-type="string">
            <text:p><text:s/>hamingju nveþ , , sækjast sfm3fn því aa mjög aa eptir lkfnsf þessu faheþ . . Menn nkfn eru sfg3fn því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18" calcext:value-type="float">
            <text:p>318</text:p>
          </table:table-cell>
          <table:table-cell office:value-type="string" calcext:value-type="string">
            <text:p><text:s text:c="2"/>sfg3en fyrir ao það fpheo mörgu lheþsf mannsblóðinu nheþg verið ssg úthellt lhensf . . Til ae að cn hafa sng hina </text:p>
          </table:table-cell>
          <table:table-cell table:style-name="ce34" table:formula="of:=getword([.B316]; -1)" office:value-type="string" office:string-value="hina" calcext:value-type="string">
            <text:p>hina</text:p>
          </table:table-cell>
          <table:table-cell office:value-type="string" calcext:value-type="string">
            <text:p>gveo ytri lveovm</text:p>
          </table:table-cell>
          <table:table-cell table:style-name="ce37" table:formula="of:=getword([.D316]; 2)" office:value-type="string" office:string-value="ytri" calcext:value-type="string">
            <text:p>ytri</text:p>
          </table:table-cell>
          <table:table-cell/>
          <table:table-cell table:style-name="ce37" table:formula="of:=getword([.P31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16];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hamingju nveo til ae að cn bera sng heyrir sfg3en ennfremur aa fyrir ao utan aa ættgöfgi nveþ , ,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19" calcext:value-type="float">
            <text:p>319</text:p>
          </table:table-cell>
          <table:table-cell office:value-type="string" calcext:value-type="string">
            <text:p><text:s text:c="2"/>vera sng skal sfg3en , , aðeins aa ef c hún fpven þykir sfg3en eptirsóknarverð nhen eða c öfundsverð nhfn . . Hin </text:p>
          </table:table-cell>
          <table:table-cell table:style-name="ce34" table:formula="of:=getword([.B317]; -1)" office:value-type="string" office:string-value="Hin" calcext:value-type="string">
            <text:p>Hin</text:p>
          </table:table-cell>
          <table:table-cell office:value-type="string" calcext:value-type="string">
            <text:p>gven ytri lvenvm</text:p>
          </table:table-cell>
          <table:table-cell table:style-name="ce37" table:formula="of:=getword([.D317]; 2)" office:value-type="string" office:string-value="ytri" calcext:value-type="string">
            <text:p>ytri</text:p>
          </table:table-cell>
          <table:table-cell/>
          <table:table-cell table:style-name="ce37" table:formula="of:=getword([.P31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17];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hamingja nven er sfg3en þá aa fólgin sþgven yfir ao höfuð nheo í aþ ytra lheþvm hag nkeþ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20" calcext:value-type="float">
            <text:p>320</text:p>
          </table:table-cell>
          <table:table-cell office:value-type="string" calcext:value-type="string">
            <text:p><text:s text:c="2"/>c þeim fakfþ hæfilegleikum nkfþ , , er sfg3en stuðla sng til ae að cn fá sng hana fpveo . . Að aþ hinni </text:p>
          </table:table-cell>
          <table:table-cell table:style-name="ce34" table:formula="of:=getword([.B318]; -1)" office:value-type="string" office:string-value="hinni" calcext:value-type="string">
            <text:p>hinni</text:p>
          </table:table-cell>
          <table:table-cell office:value-type="string" calcext:value-type="string">
            <text:p>gveþ ytri lveþvm</text:p>
          </table:table-cell>
          <table:table-cell table:style-name="ce37" table:formula="of:=getword([.D318]; 2)" office:value-type="string" office:string-value="ytri" calcext:value-type="string">
            <text:p>ytri</text:p>
          </table:table-cell>
          <table:table-cell/>
          <table:table-cell table:style-name="ce37" table:formula="of:=getword([.P31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18]; 2)" office:value-type="string" office:string-value="nveþ" calcext:value-type="string">
            <text:p>nveþ</text:p>
          </table:table-cell>
          <table:table-cell table:style-name="ce37" table:number-columns-repeated="2"/>
          <table:table-cell/>
          <table:table-cell table:style-name="ce37" table:number-columns-repeated="2"/>
          <table:table-cell office:value-type="string" calcext:value-type="string">
            <text:p><text:s/>hamingju nveþ styðjum sfg1fn vjer nkeo , , með aþ því fpheþ að cn sækjast snm eptir lkfnsf öllu foheþ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21" calcext:value-type="float">
            <text:p>321</text:p>
          </table:table-cell>
          <table:table-cell office:value-type="string" calcext:value-type="string">
            <text:p><text:s text:c="2"/>aþ því fpheþ að cn sækjast snm eptir lkfnsf öllu foheþ því fpheþ , , er ct heyrir sfg3en til ae hinnar </text:p>
          </table:table-cell>
          <table:table-cell table:style-name="ce34" table:formula="of:=getword([.B319]; -1)" office:value-type="string" office:string-value="hinnar" calcext:value-type="string">
            <text:p>hinnar</text:p>
          </table:table-cell>
          <table:table-cell office:value-type="string" calcext:value-type="string">
            <text:p>gvee ytri lveevm</text:p>
          </table:table-cell>
          <table:table-cell table:style-name="ce37" table:formula="of:=getword([.D319]; 2)" office:value-type="string" office:string-value="ytri" calcext:value-type="string">
            <text:p>ytri</text:p>
          </table:table-cell>
          <table:table-cell/>
          <table:table-cell table:style-name="ce37" table:formula="of:=getword([.P31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19]; 2)" office:value-type="string" office:string-value="nvee" calcext:value-type="string">
            <text:p>nvee</text:p>
          </table:table-cell>
          <table:table-cell table:style-name="ce37" table:number-columns-repeated="2"/>
          <table:table-cell/>
          <table:table-cell table:style-name="ce37" table:number-columns-repeated="2"/>
          <table:table-cell office:value-type="string" calcext:value-type="string">
            <text:p><text:s/>hamingju nvee . . Sá faken maður nken , , sem ct leggur sfg3en stund nven á sfg3en að cn afla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22" calcext:value-type="float">
            <text:p>322</text:p>
          </table:table-cell>
          <table:table-cell office:value-type="string" calcext:value-type="string">
            <text:p><text:s/>3en að cn afla sng sjer nkeo fjár nhee , , styður sfg3en að aþ því fpheþ að cn auka sng hina </text:p>
          </table:table-cell>
          <table:table-cell table:style-name="ce34" table:formula="of:=getword([.B320]; -1)" office:value-type="string" office:string-value="hina" calcext:value-type="string">
            <text:p>hina</text:p>
          </table:table-cell>
          <table:table-cell office:value-type="string" calcext:value-type="string">
            <text:p>gveo ytri lveovm</text:p>
          </table:table-cell>
          <table:table-cell table:style-name="ce37" table:formula="of:=getword([.D320]; 2)" office:value-type="string" office:string-value="ytri" calcext:value-type="string">
            <text:p>ytri</text:p>
          </table:table-cell>
          <table:table-cell/>
          <table:table-cell table:style-name="ce37" table:formula="of:=getword([.P32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20];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hamingju nveo sína feveo , , sömuleiðis aa þá aa , , er ct sækist sfm3en eptir sfg2eþ upphefð nveþ , ,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23" calcext:value-type="float">
            <text:p>323</text:p>
          </table:table-cell>
          <table:table-cell office:value-type="string" calcext:value-type="string">
            <text:p><text:s text:c="2"/>aþ öðrum fokfþ mönnum nkfþ . . Það fphen er sfg3en og c viðleitni nveo til ae að cn auka sng hina </text:p>
          </table:table-cell>
          <table:table-cell table:style-name="ce34" table:formula="of:=getword([.B321]; -1)" office:value-type="string" office:string-value="hina" calcext:value-type="string">
            <text:p>hina</text:p>
          </table:table-cell>
          <table:table-cell office:value-type="string" calcext:value-type="string">
            <text:p>gveo ytri lveovm</text:p>
          </table:table-cell>
          <table:table-cell table:style-name="ce37" table:formula="of:=getword([.D321]; 2)" office:value-type="string" office:string-value="ytri" calcext:value-type="string">
            <text:p>ytri</text:p>
          </table:table-cell>
          <table:table-cell/>
          <table:table-cell table:style-name="ce37" table:formula="of:=getword([.P32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21];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hamingju nveo að cn fara sng svo aa varlega aa með ao heilsu nveo sína feveo sem ct unnt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24" calcext:value-type="float">
            <text:p>324</text:p>
          </table:table-cell>
          <table:table-cell office:value-type="string" calcext:value-type="string">
            <text:p><text:s text:c="2"/>nveþg og c veikir lkfnsf líkamann nkeog . . Einnig aa styður sfg3en sá faken maður nken að aþ eflingu nveþ hinnar </text:p>
          </table:table-cell>
          <table:table-cell table:style-name="ce34" table:formula="of:=getword([.B322]; -1)" office:value-type="string" office:string-value="hinnar" calcext:value-type="string">
            <text:p>hinnar</text:p>
          </table:table-cell>
          <table:table-cell office:value-type="string" calcext:value-type="string">
            <text:p>gvee ytri lveevm</text:p>
          </table:table-cell>
          <table:table-cell table:style-name="ce37" table:formula="of:=getword([.D322]; 2)" office:value-type="string" office:string-value="ytri" calcext:value-type="string">
            <text:p>ytri</text:p>
          </table:table-cell>
          <table:table-cell/>
          <table:table-cell table:style-name="ce37" table:formula="of:=getword([.P32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22]; 2)" office:value-type="string" office:string-value="nvee" calcext:value-type="string">
            <text:p>nvee</text:p>
          </table:table-cell>
          <table:table-cell table:style-name="ce37" table:number-columns-repeated="2"/>
          <table:table-cell/>
          <table:table-cell table:style-name="ce37" table:number-columns-repeated="2"/>
          <table:table-cell office:value-type="string" calcext:value-type="string">
            <text:p><text:s/>hamingju nvee sinnar fevee , , er ct leggur sfg3en stund nven á sfg3en að cn nema sng einhverja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25" calcext:value-type="float">
            <text:p>325</text:p>
          </table:table-cell>
          <table:table-cell office:value-type="string" calcext:value-type="string">
            <text:p><text:s text:c="2"/>sng byggður sþgken . . Með aþ öllu foheþ þessu faheþ móti nheþ styðjum sfg1fn vjer nkeo sjálfir fbkfn að aþ hinni </text:p>
          </table:table-cell>
          <table:table-cell table:style-name="ce34" table:formula="of:=getword([.B323]; -1)" office:value-type="string" office:string-value="hinni" calcext:value-type="string">
            <text:p>hinni</text:p>
          </table:table-cell>
          <table:table-cell office:value-type="string" calcext:value-type="string">
            <text:p>gveþ ytri lveþvm</text:p>
          </table:table-cell>
          <table:table-cell table:style-name="ce37" table:formula="of:=getword([.D323]; 2)" office:value-type="string" office:string-value="ytri" calcext:value-type="string">
            <text:p>ytri</text:p>
          </table:table-cell>
          <table:table-cell/>
          <table:table-cell table:style-name="ce37" table:formula="of:=getword([.P32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23]; 2)" office:value-type="string" office:string-value="nveþ" calcext:value-type="string">
            <text:p>nveþ</text:p>
          </table:table-cell>
          <table:table-cell table:style-name="ce37" table:number-columns-repeated="2"/>
          <table:table-cell/>
          <table:table-cell table:style-name="ce37" table:number-columns-repeated="2"/>
          <table:table-cell office:value-type="string" calcext:value-type="string">
            <text:p><text:s/>hamingju nveþ vorri svg3eþ , , en c þar aa að aa auki aa geta sfg3fn ýmis fohfn ytri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26" calcext:value-type="float">
            <text:p>326</text:p>
          </table:table-cell>
          <table:table-cell office:value-type="string" calcext:value-type="string">
            <text:p><text:s text:c="2"/>. . Af aþ þeim fahfþ fjöllum nhfþ , , sem ct eru sfg3fn áföst lhfnsf við ao eyjuna nveog , , er sfg3en hið </text:p>
          </table:table-cell>
          <table:table-cell table:style-name="ce34" table:formula="of:=getword([.B324]; -1)" office:value-type="string" office:string-value="hið" calcext:value-type="string">
            <text:p>hið</text:p>
          </table:table-cell>
          <table:table-cell office:value-type="string" calcext:value-type="string">
            <text:p>ghen hæðsta lhenve</text:p>
          </table:table-cell>
          <table:table-cell table:style-name="ce37" table:formula="of:=getword([.D324]; 2)" office:value-type="string" office:string-value="hæðsta" calcext:value-type="string">
            <text:p>hæðsta</text:p>
          </table:table-cell>
          <table:table-cell/>
          <table:table-cell table:style-name="ce37" table:formula="of:=getword([.P32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24]; 2)" office:value-type="string" office:string-value="ta" calcext:value-type="string">
            <text:p>ta</text:p>
          </table:table-cell>
          <table:table-cell table:style-name="ce37" table:number-columns-repeated="2"/>
          <table:table-cell/>
          <table:table-cell table:style-name="ce37" table:number-columns-repeated="2"/>
          <table:table-cell office:value-type="string" calcext:value-type="string">
            <text:p><text:s/>916 ta fet nhen . . Þar aa að aa auki aa er sfg3en fjöldi nken fjalla sng allt foheo í </text:p>
          </table:table-cell>
          <table:table-cell office:value-type="string" calcext:value-type="string">
            <text:p>1894-LysingHeima-ArnSig.txt</text:p>
          </table:table-cell>
          <table:table-cell table:number-columns-repeated="2" office:value-type="string" calcext:value-type="string">
            <text:p>ArnSig</text:p>
          </table:table-cell>
          <table:table-cell office:value-type="float" office:value="1894" calcext:value-type="float">
            <text:p>1894</text:p>
          </table:table-cell>
          <table:table-cell office:value-type="float" office:value="1875" calcext:value-type="float">
            <text:p>1875</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27" calcext:value-type="float">
            <text:p>327</text:p>
          </table:table-cell>
          <table:table-cell office:value-type="string" calcext:value-type="string">
            <text:p><text:s/>sfg3fn fiskiveiðar nvfn , , fuglatekja nven , , kálgarðarækt nven , , og c talsverður lkensf fjenaður nken hjá aþ hinum </text:p>
          </table:table-cell>
          <table:table-cell table:style-name="ce34" table:formula="of:=getword([.B325]; -1)" office:value-type="string" office:string-value="hinum" calcext:value-type="string">
            <text:p>hinum</text:p>
          </table:table-cell>
          <table:table-cell office:value-type="string" calcext:value-type="string">
            <text:p>gkeþ efnabetri lkeþvm</text:p>
          </table:table-cell>
          <table:table-cell table:style-name="ce37" table:formula="of:=getword([.D325]; 2)" office:value-type="string" office:string-value="efnabetri" calcext:value-type="string">
            <text:p>efnabetri</text:p>
          </table:table-cell>
          <table:table-cell/>
          <table:table-cell table:style-name="ce37" table:formula="of:=getword([.P32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25];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Fiskirí nhen er sfg3en þar aa mjög aa hvigullt lhensf , , einkanlega aa sökum ae hinna gvfe mi</text:p>
          </table:table-cell>
          <table:table-cell office:value-type="string" calcext:value-type="string">
            <text:p>1894-LysingHeima-ArnSig.txt</text:p>
          </table:table-cell>
          <table:table-cell table:number-columns-repeated="2" office:value-type="string" calcext:value-type="string">
            <text:p>ArnSig</text:p>
          </table:table-cell>
          <table:table-cell office:value-type="float" office:value="1894" calcext:value-type="float">
            <text:p>1894</text:p>
          </table:table-cell>
          <table:table-cell office:value-type="float" office:value="1875" calcext:value-type="float">
            <text:p>1875</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28" calcext:value-type="float">
            <text:p>328</text:p>
          </table:table-cell>
          <table:table-cell office:value-type="string" calcext:value-type="string">
            <text:p><text:s text:c="2"/>hinum gkeþ efnabetri lkeþvm . . Fiskirí nhen er sfg3en þar aa mjög aa hvigullt lhensf , , einkanlega aa sökum ae hinna </text:p>
          </table:table-cell>
          <table:table-cell table:style-name="ce34" table:formula="of:=getword([.B326]; -1)" office:value-type="string" office:string-value="hinna" calcext:value-type="string">
            <text:p>hinna</text:p>
          </table:table-cell>
          <table:table-cell office:value-type="string" calcext:value-type="string">
            <text:p>gvfe miklu lvfevf</text:p>
          </table:table-cell>
          <table:table-cell table:style-name="ce37" table:formula="of:=getword([.D326]; 2)" office:value-type="string" office:string-value="miklu" calcext:value-type="string">
            <text:p>miklu</text:p>
          </table:table-cell>
          <table:table-cell/>
          <table:table-cell table:style-name="ce37" table:formula="of:=getword([.P32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26]; 2)" office:value-type="string" office:string-value="nvfe" calcext:value-type="string">
            <text:p>nvfe</text:p>
          </table:table-cell>
          <table:table-cell table:style-name="ce37" table:number-columns-repeated="2"/>
          <table:table-cell/>
          <table:table-cell table:style-name="ce37" table:number-columns-repeated="2"/>
          <table:table-cell office:value-type="string" calcext:value-type="string">
            <text:p><text:s/>ógæfta nvfe , , sem ct þar aa eru sfg3fn mjög aa tíðar lvfnsf . . Þó aa koma sng öðru foheþ </text:p>
          </table:table-cell>
          <table:table-cell office:value-type="string" calcext:value-type="string">
            <text:p>1894-LysingHeima-ArnSig.txt</text:p>
          </table:table-cell>
          <table:table-cell table:number-columns-repeated="2" office:value-type="string" calcext:value-type="string">
            <text:p>ArnSig</text:p>
          </table:table-cell>
          <table:table-cell office:value-type="float" office:value="1894" calcext:value-type="float">
            <text:p>1894</text:p>
          </table:table-cell>
          <table:table-cell office:value-type="float" office:value="1875" calcext:value-type="float">
            <text:p>1875</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29" calcext:value-type="float">
            <text:p>329</text:p>
          </table:table-cell>
          <table:table-cell office:value-type="string" calcext:value-type="string">
            <text:p><text:s/>3fn sandlög nhfn mjög aa tíð lhfnsf , , þegar c niður aa í ao jörðina nveog kemur sfg3en , , sakir ae hinna </text:p>
          </table:table-cell>
          <table:table-cell table:style-name="ce34" table:formula="of:=getword([.B327]; -1)" office:value-type="string" office:string-value="hinna" calcext:value-type="string">
            <text:p>hinna</text:p>
          </table:table-cell>
          <table:table-cell office:value-type="string" calcext:value-type="string">
            <text:p>ghfe mörgu lhfevf</text:p>
          </table:table-cell>
          <table:table-cell table:style-name="ce37" table:formula="of:=getword([.D327]; 2)" office:value-type="string" office:string-value="mörgu" calcext:value-type="string">
            <text:p>mörgu</text:p>
          </table:table-cell>
          <table:table-cell/>
          <table:table-cell table:style-name="ce37" table:formula="of:=getword([.P32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27]; 2)" office:value-type="string" office:string-value="nhfe" calcext:value-type="string">
            <text:p>nhfe</text:p>
          </table:table-cell>
          <table:table-cell table:style-name="ce37" table:number-columns-repeated="2"/>
          <table:table-cell/>
          <table:table-cell table:style-name="ce37" table:number-columns-repeated="2"/>
          <table:table-cell office:value-type="string" calcext:value-type="string">
            <text:p><text:s/>eldgosa nhfe , , sem ct komið ssg hafa sfg3fn úr aþ Skaptárjökli nkeþ-s og c Kötlu nveþ-s . . </text:p>
          </table:table-cell>
          <table:table-cell office:value-type="string" calcext:value-type="string">
            <text:p>1894-LysingHeima-JonBrands.txt</text:p>
          </table:table-cell>
          <table:table-cell table:number-columns-repeated="2" office:value-type="string" calcext:value-type="string">
            <text:p>JonBrands</text:p>
          </table:table-cell>
          <table:table-cell office:value-type="float" office:value="1894" calcext:value-type="float">
            <text:p>1894</text:p>
          </table:table-cell>
          <table:table-cell office:value-type="float" office:value="1875" calcext:value-type="float">
            <text:p>1875</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30" calcext:value-type="float">
            <text:p>330</text:p>
          </table:table-cell>
          <table:table-cell office:value-type="string" calcext:value-type="string">
            <text:p><text:s text:c="2"/>sþgken er sfg3en Austurvöllur nken-s , , og c á aþ honum fpkeþ er sfg3en myndastytta nven af aþ hinum </text:p>
          </table:table-cell>
          <table:table-cell table:style-name="ce34" table:formula="of:=getword([.B328]; -1)" office:value-type="string" office:string-value="hinum" calcext:value-type="string">
            <text:p>hinum</text:p>
          </table:table-cell>
          <table:table-cell office:value-type="string" calcext:value-type="string">
            <text:p>gkeþ mikla lkeþvf</text:p>
          </table:table-cell>
          <table:table-cell table:style-name="ce37" table:formula="of:=getword([.D328]; 2)" office:value-type="string" office:string-value="mikla" calcext:value-type="string">
            <text:p>mikla</text:p>
          </table:table-cell>
          <table:table-cell/>
          <table:table-cell table:style-name="ce37" table:formula="of:=getword([.P32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28]; 2)" office:value-type="string" office:string-value="nkeþ" calcext:value-type="string">
            <text:p>nkeþ</text:p>
          </table:table-cell>
          <table:table-cell table:style-name="ce37" table:number-columns-repeated="2"/>
          <table:table-cell/>
          <table:table-cell table:style-name="ce37" table:number-columns-repeated="2"/>
          <table:table-cell office:value-type="string" calcext:value-type="string">
            <text:p><text:s/>listamanni nkeþ Thorvaldssen nkee-s . . Bæjarbúar nkfn hafa sfg3fn mjög aa mikinn lkeosf arð nkeo af a</text:p>
          </table:table-cell>
          <table:table-cell office:value-type="string" calcext:value-type="string">
            <text:p>1894-LysingHeima-JonJoh.txt</text:p>
          </table:table-cell>
          <table:table-cell table:number-columns-repeated="2" office:value-type="string" calcext:value-type="string">
            <text:p>JonJoh</text:p>
          </table:table-cell>
          <table:table-cell office:value-type="float" office:value="1894" calcext:value-type="float">
            <text:p>1894</text:p>
          </table:table-cell>
          <table:table-cell office:value-type="float" office:value="1878" calcext:value-type="float">
            <text:p>1878</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31" calcext:value-type="float">
            <text:p>331</text:p>
          </table:table-cell>
          <table:table-cell office:value-type="string" calcext:value-type="string">
            <text:p><text:s text:c="2"/>geta sfg3fn . . Það fphen er sfg3en erfiðasti lkenve hluti nken ársins nheeg hjá aþ sveitabóndanum nkeþg , , en c hinn </text:p>
          </table:table-cell>
          <table:table-cell table:style-name="ce34" table:formula="of:=getword([.B329]; -1)" office:value-type="string" office:string-value="hinn" calcext:value-type="string">
            <text:p>hinn</text:p>
          </table:table-cell>
          <table:table-cell office:value-type="string" calcext:value-type="string">
            <text:p>gken skemmtilegasti lkenve</text:p>
          </table:table-cell>
          <table:table-cell table:style-name="ce37" table:formula="of:=getword([.D329]; 2)" office:value-type="string" office:string-value="skemmtilegasti" calcext:value-type="string">
            <text:p>skemmtilegasti</text:p>
          </table:table-cell>
          <table:table-cell/>
          <table:table-cell table:style-name="ce37" table:formula="of:=getword([.P32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29];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egar c búið lhensf er sfg3en að cn slá sng og c búið lhensf að cn koma sng </text:p>
          </table:table-cell>
          <table:table-cell office:value-type="string" calcext:value-type="string">
            <text:p>1894-SveitaBaejarlif-JonHjaltSig.txt</text:p>
          </table:table-cell>
          <table:table-cell table:number-columns-repeated="2" office:value-type="string" calcext:value-type="string">
            <text:p>JonHjaltSig</text:p>
          </table:table-cell>
          <table:table-cell office:value-type="float" office:value="1894" calcext:value-type="float">
            <text:p>1894</text:p>
          </table:table-cell>
          <table:table-cell office:value-type="float" office:value="1878" calcext:value-type="float">
            <text:p>1878</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32" calcext:value-type="float">
            <text:p>332</text:p>
          </table:table-cell>
          <table:table-cell office:value-type="string" calcext:value-type="string">
            <text:p><text:s text:c="2"/>nkeo á aþ landi nheþ frá aþ því fpheþ í aþ fornöld nveþ enda c eru sfg3fn þær fpvfn hin </text:p>
          </table:table-cell>
          <table:table-cell table:style-name="ce34" table:formula="of:=getword([.B330]; -1)" office:value-type="string" office:string-value="hin" calcext:value-type="string">
            <text:p>hin</text:p>
          </table:table-cell>
          <table:table-cell office:value-type="string" calcext:value-type="string">
            <text:p>gven bezta lvenve</text:p>
          </table:table-cell>
          <table:table-cell table:style-name="ce37" table:formula="of:=getword([.D330]; 2)" office:value-type="string" office:string-value="bezta" calcext:value-type="string">
            <text:p>bezta</text:p>
          </table:table-cell>
          <table:table-cell/>
          <table:table-cell table:style-name="ce37" table:formula="of:=getword([.P33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30]; 2)" office:value-type="string" office:string-value="nven" calcext:value-type="string">
            <text:p>nve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kemmtun nven og c ágæt lvensf líkamsæfing nven . . Glímumaðurinn nkeng þarf sfg3en bæði c að cn vera </text:p>
          </table:table-cell>
          <table:table-cell office:value-type="string" calcext:value-type="string">
            <text:p>1895-IthrottirLeikir-EggBrEir.txt</text:p>
          </table:table-cell>
          <table:table-cell table:number-columns-repeated="2" office:value-type="string" calcext:value-type="string">
            <text:p>EggBrEir</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33" calcext:value-type="float">
            <text:p>333</text:p>
          </table:table-cell>
          <table:table-cell office:value-type="string" calcext:value-type="string">
            <text:p><text:s text:c="2"/>glímufundir nkfn opt sþgven á aþ ári nheþ hverju fsheþ . . Á aþ þessum fakfþ glímufundum nkfþ koma sng saman aa hinir </text:p>
          </table:table-cell>
          <table:table-cell table:style-name="ce34" table:formula="of:=getword([.B331]; -1)" office:value-type="string" office:string-value="hinir" calcext:value-type="string">
            <text:p>hinir</text:p>
          </table:table-cell>
          <table:table-cell office:value-type="string" calcext:value-type="string">
            <text:p>gkfn glímnustu lkfnve</text:p>
          </table:table-cell>
          <table:table-cell table:style-name="ce37" table:formula="of:=getword([.D331]; 2)" office:value-type="string" office:string-value="glímnustu" calcext:value-type="string">
            <text:p>glímnustu</text:p>
          </table:table-cell>
          <table:table-cell/>
          <table:table-cell table:style-name="ce37" table:formula="of:=getword([.P33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31]; 2)" office:value-type="string" office:string-value="nkfn" calcext:value-type="string">
            <text:p>nkfn</text:p>
          </table:table-cell>
          <table:table-cell table:style-name="ce37" table:number-columns-repeated="2"/>
          <table:table-cell/>
          <table:table-cell table:style-name="ce37" table:number-columns-repeated="2"/>
          <table:table-cell office:value-type="string" calcext:value-type="string">
            <text:p><text:s/>menn nkfn , , til ae þess fphee að cn reyna sng með aþ sjer nkeþ . . Árið nheog 1892 ta var sfg3</text:p>
          </table:table-cell>
          <table:table-cell office:value-type="string" calcext:value-type="string">
            <text:p>1895-IthrottirLeikir-EggBrEir.txt</text:p>
          </table:table-cell>
          <table:table-cell table:number-columns-repeated="2" office:value-type="string" calcext:value-type="string">
            <text:p>EggBrEir</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34" calcext:value-type="float">
            <text:p>334</text:p>
          </table:table-cell>
          <table:table-cell office:value-type="string" calcext:value-type="string">
            <text:p><text:s text:c="2"/>er sfg3en tíðkað sþghen hjer nhen á aþ landi nheþ , , enda nkeþ er sfg3en það fphen einhver foken hin </text:p>
          </table:table-cell>
          <table:table-cell table:style-name="ce34" table:formula="of:=getword([.B332]; -1)" office:value-type="string" office:string-value="hin" calcext:value-type="string">
            <text:p>hin</text:p>
          </table:table-cell>
          <table:table-cell office:value-type="string" calcext:value-type="string">
            <text:p>gven hollazta lhenve</text:p>
          </table:table-cell>
          <table:table-cell table:style-name="ce37" table:formula="of:=getword([.D332]; 2)" office:value-type="string" office:string-value="hollazta" calcext:value-type="string">
            <text:p>hollazta</text:p>
          </table:table-cell>
          <table:table-cell/>
          <table:table-cell table:style-name="ce37" table:formula="of:=getword([.P33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32];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bezta sng íþrótt nveþ . . Alþingi nhen-s hefur sfg3en veitt ssg fjárstyrk nkeo til ae þess </text:p>
          </table:table-cell>
          <table:table-cell office:value-type="string" calcext:value-type="string">
            <text:p>1895-IthrottirLeikir-EggBrEir.txt</text:p>
          </table:table-cell>
          <table:table-cell table:number-columns-repeated="2" office:value-type="string" calcext:value-type="string">
            <text:p>EggBrEir</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35" calcext:value-type="float">
            <text:p>335</text:p>
          </table:table-cell>
          <table:table-cell office:value-type="string" calcext:value-type="string">
            <text:p><text:s text:c="2"/>c fáir lkfnsf menn nkfn munu sfg3fn jafnast snm á aa við ao Grettir nken-s Ásmundarson nken-s hinn </text:p>
          </table:table-cell>
          <table:table-cell table:style-name="ce34" table:formula="of:=getword([.B333]; -1)" office:value-type="string" office:string-value="hinn" calcext:value-type="string">
            <text:p>hinn</text:p>
          </table:table-cell>
          <table:table-cell office:value-type="string" calcext:value-type="string">
            <text:p>gkeo sterka lkeovf</text:p>
          </table:table-cell>
          <table:table-cell table:style-name="ce37" table:formula="of:=getword([.D333]; 2)" office:value-type="string" office:string-value="sterka" calcext:value-type="string">
            <text:p>sterka</text:p>
          </table:table-cell>
          <table:table-cell/>
          <table:table-cell table:style-name="ce37" table:formula="of:=getword([.P33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33];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Íslendingar nkfn-s fara sfg3fn mikið lhensf á aþ skíðum nhfþ og c skautum nkfþ ; ; norður aa í </text:p>
          </table:table-cell>
          <table:table-cell office:value-type="string" calcext:value-type="string">
            <text:p>1895-IthrottirLeikir-EggBrEir.txt</text:p>
          </table:table-cell>
          <table:table-cell table:number-columns-repeated="2" office:value-type="string" calcext:value-type="string">
            <text:p>EggBrEir</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36" calcext:value-type="float">
            <text:p>336</text:p>
          </table:table-cell>
          <table:table-cell office:value-type="string" calcext:value-type="string">
            <text:p><text:s text:c="2"/>nhfþ-s fer sfg3en hvert foheo mannsbarn nheo á aþ skíðum nhfþ . . Íþróttir nvfn þessar favfn eru sfg3fn hin </text:p>
          </table:table-cell>
          <table:table-cell table:style-name="ce34" table:formula="of:=getword([.B334]; -1)" office:value-type="string" office:string-value="hin" calcext:value-type="string">
            <text:p>hin</text:p>
          </table:table-cell>
          <table:table-cell office:value-type="string" calcext:value-type="string">
            <text:p>gven bezta lvenve</text:p>
          </table:table-cell>
          <table:table-cell table:style-name="ce37" table:formula="of:=getword([.D334]; 2)" office:value-type="string" office:string-value="bezta" calcext:value-type="string">
            <text:p>bezta</text:p>
          </table:table-cell>
          <table:table-cell/>
          <table:table-cell table:style-name="ce37" table:formula="of:=getword([.P33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34]; 2)" office:value-type="string" office:string-value="nven" calcext:value-type="string">
            <text:p>nve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kemmtun nven , , og c gagn nhen þeirra fpvfe er sfg3en ómetanlegt lhensf , , því fpheþ að c opt sþgve</text:p>
          </table:table-cell>
          <table:table-cell office:value-type="string" calcext:value-type="string">
            <text:p>1895-IthrottirLeikir-EggBrEir.txt</text:p>
          </table:table-cell>
          <table:table-cell table:number-columns-repeated="2" office:value-type="string" calcext:value-type="string">
            <text:p>EggBrEir</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37" calcext:value-type="float">
            <text:p>337</text:p>
          </table:table-cell>
          <table:table-cell office:value-type="string" calcext:value-type="string">
            <text:p><text:s text:c="2"/>krapta sfg3fn og c fimleik nkeo , , auk ae þess fphee að c þær fpvfn eru sfg3fn bæði c hin </text:p>
          </table:table-cell>
          <table:table-cell table:style-name="ce34" table:formula="of:=getword([.B335]; -1)" office:value-type="string" office:string-value="hin" calcext:value-type="string">
            <text:p>hin</text:p>
          </table:table-cell>
          <table:table-cell office:value-type="string" calcext:value-type="string">
            <text:p>gven bezta lvenve</text:p>
          </table:table-cell>
          <table:table-cell table:style-name="ce37" table:formula="of:=getword([.D335]; 2)" office:value-type="string" office:string-value="bezta" calcext:value-type="string">
            <text:p>bezta</text:p>
          </table:table-cell>
          <table:table-cell/>
          <table:table-cell table:style-name="ce37" table:formula="of:=getword([.P33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35]; 2)" office:value-type="string" office:string-value="nven" calcext:value-type="string">
            <text:p>nve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kemmtun nven og c hinar gvfn holluztu sfg3fþ . . Eggert nken-s Briem nxeþ-s Eiríksson nken-s </text:p>
          </table:table-cell>
          <table:table-cell office:value-type="string" calcext:value-type="string">
            <text:p>1895-IthrottirLeikir-EggBrEir.txt</text:p>
          </table:table-cell>
          <table:table-cell table:number-columns-repeated="2" office:value-type="string" calcext:value-type="string">
            <text:p>EggBrEir</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38" calcext:value-type="float">
            <text:p>338</text:p>
          </table:table-cell>
          <table:table-cell office:value-type="string" calcext:value-type="string">
            <text:p><text:s text:c="2"/>tíðkaðar sfg3en hjer nhen á aþ landi nheþ , , því fpheþ að c bæði c eru sfg3fn þær fpvfn hin </text:p>
          </table:table-cell>
          <table:table-cell table:style-name="ce34" table:formula="of:=getword([.B336]; -1)" office:value-type="string" office:string-value="hin" calcext:value-type="string">
            <text:p>hin</text:p>
          </table:table-cell>
          <table:table-cell office:value-type="string" calcext:value-type="string">
            <text:p>gven bezta lvenve</text:p>
          </table:table-cell>
          <table:table-cell table:style-name="ce37" table:formula="of:=getword([.D336]; 2)" office:value-type="string" office:string-value="bezta" calcext:value-type="string">
            <text:p>bezta</text:p>
          </table:table-cell>
          <table:table-cell/>
          <table:table-cell table:style-name="ce37" table:formula="of:=getword([.P33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36]; 2)" office:value-type="string" office:string-value="nven" calcext:value-type="string">
            <text:p>nve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kemmtun nven og c ágæt lvensf líkamsæfing nven . . Glíman nveng er sfg3en í aþ því aa fólgin sþgven ,</text:p>
          </table:table-cell>
          <table:table-cell office:value-type="string" calcext:value-type="string">
            <text:p>1895-IthrottirLeikir-GudmBen.txt</text:p>
          </table:table-cell>
          <table:table-cell table:number-columns-repeated="2" office:value-type="string" calcext:value-type="string">
            <text:p>GudmBen</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39" calcext:value-type="float">
            <text:p>339</text:p>
          </table:table-cell>
          <table:table-cell office:value-type="string" calcext:value-type="string">
            <text:p><text:s text:c="2"/>lkeesf tíma nkee hafa sfg3fn opt lheosf verið ssg haldnar sþgvfn glímusamkomur nvfn ; ; koma sng þar aa saman aa hinir </text:p>
          </table:table-cell>
          <table:table-cell table:style-name="ce34" table:formula="of:=getword([.B337]; -1)" office:value-type="string" office:string-value="hinir" calcext:value-type="string">
            <text:p>hinir</text:p>
          </table:table-cell>
          <table:table-cell office:value-type="string" calcext:value-type="string">
            <text:p>gkfn glímnustu lkfnve</text:p>
          </table:table-cell>
          <table:table-cell table:style-name="ce37" table:formula="of:=getword([.D337]; 2)" office:value-type="string" office:string-value="glímnustu" calcext:value-type="string">
            <text:p>glímnustu</text:p>
          </table:table-cell>
          <table:table-cell/>
          <table:table-cell table:style-name="ce37" table:formula="of:=getword([.P33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37]; 2)" office:value-type="string" office:string-value="nkfn" calcext:value-type="string">
            <text:p>nkfn</text:p>
          </table:table-cell>
          <table:table-cell table:style-name="ce37" table:number-columns-repeated="2"/>
          <table:table-cell/>
          <table:table-cell table:style-name="ce37" table:number-columns-repeated="2"/>
          <table:table-cell office:value-type="string" calcext:value-type="string">
            <text:p><text:s/>menn nkfn til ae þess fphee að cn reyna sng sig fpkfo . . Samkomur nvfn þessar favfn eru sfg3fn </text:p>
          </table:table-cell>
          <table:table-cell office:value-type="string" calcext:value-type="string">
            <text:p>1895-IthrottirLeikir-GudmBen.txt</text:p>
          </table:table-cell>
          <table:table-cell table:number-columns-repeated="2" office:value-type="string" calcext:value-type="string">
            <text:p>GudmBen</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40" calcext:value-type="float">
            <text:p>340</text:p>
          </table:table-cell>
          <table:table-cell office:value-type="string" calcext:value-type="string">
            <text:p><text:s text:c="2"/>cn færast snm í ao vöxt nkeo hjer nkee á aþ landi nheþ . . Er sfg3en það fphen bæði c hin </text:p>
          </table:table-cell>
          <table:table-cell table:style-name="ce34" table:formula="of:=getword([.B338]; -1)" office:value-type="string" office:string-value="hin" calcext:value-type="string">
            <text:p>hin</text:p>
          </table:table-cell>
          <table:table-cell office:value-type="string" calcext:value-type="string">
            <text:p>gven hollasta lvenve</text:p>
          </table:table-cell>
          <table:table-cell table:style-name="ce37" table:formula="of:=getword([.D338]; 2)" office:value-type="string" office:string-value="hollasta" calcext:value-type="string">
            <text:p>hollasta</text:p>
          </table:table-cell>
          <table:table-cell/>
          <table:table-cell table:style-name="ce37" table:formula="of:=getword([.P33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38];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hreyfing nven og c verður sfg3en opt sþghen að aþ góðum lhfþsf notum nhfþ , , þá aa er sfg3</text:p>
          </table:table-cell>
          <table:table-cell office:value-type="string" calcext:value-type="string">
            <text:p>1895-IthrottirLeikir-GudmBen.txt</text:p>
          </table:table-cell>
          <table:table-cell table:number-columns-repeated="2" office:value-type="string" calcext:value-type="string">
            <text:p>GudmBen</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41" calcext:value-type="float">
            <text:p>341</text:p>
          </table:table-cell>
          <table:table-cell office:value-type="string" calcext:value-type="string">
            <text:p><text:s text:c="2"/>það fpheo sameiginlegt lheosf , , að c þær fpvfn auka sfg3fn krapta lveosf , , fimleika nkeo og c eru sfg3fn hið </text:p>
          </table:table-cell>
          <table:table-cell table:style-name="ce34" table:formula="of:=getword([.B339]; -1)" office:value-type="string" office:string-value="hið" calcext:value-type="string">
            <text:p>hið</text:p>
          </table:table-cell>
          <table:table-cell office:value-type="string" calcext:value-type="string">
            <text:p>ghen bezta lvfnof</text:p>
          </table:table-cell>
          <table:table-cell table:style-name="ce37" table:formula="of:=getword([.D339]; 2)" office:value-type="string" office:string-value="bezta" calcext:value-type="string">
            <text:p>bezta</text:p>
          </table:table-cell>
          <table:table-cell/>
          <table:table-cell table:style-name="ce37" table:formula="of:=getword([.P33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39]; 2)" office:value-type="string" office:string-value="aa" calcext:value-type="string">
            <text:p>aa</text:p>
          </table:table-cell>
          <table:table-cell table:style-name="ce37" table:number-columns-repeated="2"/>
          <table:table-cell/>
          <table:table-cell table:style-name="ce37" table:number-columns-repeated="2"/>
          <table:table-cell office:value-type="string" calcext:value-type="string">
            <text:p><text:s/>meðal aa til ae að cn halda sng við aþ heilsunni nveþg ; ; væri svg3eþ óskandi lvfnof að c </text:p>
          </table:table-cell>
          <table:table-cell office:value-type="string" calcext:value-type="string">
            <text:p>1895-IthrottirLeikir-GudmBen.txt</text:p>
          </table:table-cell>
          <table:table-cell table:number-columns-repeated="2" office:value-type="string" calcext:value-type="string">
            <text:p>GudmBen</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42" calcext:value-type="float">
            <text:p>342</text:p>
          </table:table-cell>
          <table:table-cell office:value-type="string" calcext:value-type="string">
            <text:p><text:s text:c="2"/>fpheþ ekki aa vera sng of aa vanafastir sfg2eþ , , – nhen þeir fpkfn verða sfg3fn að cn greina sng hið </text:p>
          </table:table-cell>
          <table:table-cell table:style-name="ce34" table:formula="of:=getword([.B340]; -1)" office:value-type="string" office:string-value="hið" calcext:value-type="string">
            <text:p>hið</text:p>
          </table:table-cell>
          <table:table-cell office:value-type="string" calcext:value-type="string">
            <text:p>gheo betra lheovm</text:p>
          </table:table-cell>
          <table:table-cell table:style-name="ce37" table:formula="of:=getword([.D340]; 2)" office:value-type="string" office:string-value="betra" calcext:value-type="string">
            <text:p>betra</text:p>
          </table:table-cell>
          <table:table-cell/>
          <table:table-cell table:style-name="ce37" table:formula="of:=getword([.P34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40];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frá aþ hinu gheþ lakara lheþvm við ao ljós nheo skynseminnar nveeg , , og c bera sfg3fn saman aa </text:p>
          </table:table-cell>
          <table:table-cell office:value-type="string" calcext:value-type="string">
            <text:p>1895-ThjodFramtid-GudmGudm.txt</text:p>
          </table:table-cell>
          <table:table-cell table:number-columns-repeated="2" office:value-type="string" calcext:value-type="string">
            <text:p>GudmGudm</text:p>
          </table:table-cell>
          <table:table-cell office:value-type="float" office:value="1895" calcext:value-type="float">
            <text:p>1895</text:p>
          </table:table-cell>
          <table:table-cell office:value-type="float" office:value="1874" calcext:value-type="float">
            <text:p>1874</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43" calcext:value-type="float">
            <text:p>343</text:p>
          </table:table-cell>
          <table:table-cell office:value-type="string" calcext:value-type="string">
            <text:p><text:s text:c="2"/>aa vanafastir sfg2eþ , , – nhen þeir fpkfn verða sfg3fn að cn greina sng hið gheo betra lheovm frá aþ hinu </text:p>
          </table:table-cell>
          <table:table-cell table:style-name="ce34" table:formula="of:=getword([.B341]; -1)" office:value-type="string" office:string-value="hinu" calcext:value-type="string">
            <text:p>hinu</text:p>
          </table:table-cell>
          <table:table-cell office:value-type="string" calcext:value-type="string">
            <text:p>gheþ lakara lheþvm</text:p>
          </table:table-cell>
          <table:table-cell table:style-name="ce37" table:formula="of:=getword([.D341]; 2)" office:value-type="string" office:string-value="lakara" calcext:value-type="string">
            <text:p>lakara</text:p>
          </table:table-cell>
          <table:table-cell/>
          <table:table-cell table:style-name="ce37" table:formula="of:=getword([.P34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41]; 2)" office:value-type="string" office:string-value="ao" calcext:value-type="string">
            <text:p>ao</text:p>
          </table:table-cell>
          <table:table-cell table:style-name="ce37" table:number-columns-repeated="2"/>
          <table:table-cell/>
          <table:table-cell table:style-name="ce37" table:number-columns-repeated="2"/>
          <table:table-cell office:value-type="string" calcext:value-type="string">
            <text:p><text:s/>við ao ljós nheo skynseminnar nveeg , , og c bera sfg3fn saman aa rjetthverfu lheþsf og c ranghverfu </text:p>
          </table:table-cell>
          <table:table-cell office:value-type="string" calcext:value-type="string">
            <text:p>1895-ThjodFramtid-GudmGudm.txt</text:p>
          </table:table-cell>
          <table:table-cell table:number-columns-repeated="2" office:value-type="string" calcext:value-type="string">
            <text:p>GudmGudm</text:p>
          </table:table-cell>
          <table:table-cell office:value-type="float" office:value="1895" calcext:value-type="float">
            <text:p>1895</text:p>
          </table:table-cell>
          <table:table-cell office:value-type="float" office:value="1874" calcext:value-type="float">
            <text:p>1874</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44" calcext:value-type="float">
            <text:p>344</text:p>
          </table:table-cell>
          <table:table-cell office:value-type="string" calcext:value-type="string">
            <text:p><text:s/>3fþ . . Enginn foken kastar sfg3en gömlu lheþsf fati nheþ án ae þess fphee að cn athuga sng , , hvort c hið </text:p>
          </table:table-cell>
          <table:table-cell table:style-name="ce34" table:formula="of:=getword([.B342]; -1)" office:value-type="string" office:string-value="hið" calcext:value-type="string">
            <text:p>hið</text:p>
          </table:table-cell>
          <table:table-cell office:value-type="string" calcext:value-type="string">
            <text:p>ghen nýja lhenvf</text:p>
          </table:table-cell>
          <table:table-cell table:style-name="ce37" table:formula="of:=getword([.D342]; 2)" office:value-type="string" office:string-value="nýja" calcext:value-type="string">
            <text:p>nýja</text:p>
          </table:table-cell>
          <table:table-cell/>
          <table:table-cell table:style-name="ce37" table:formula="of:=getword([.P34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42];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em ct hann fpken ætlar sfg3en að cn taka sng í ao stað nkeo þess fphee , , sje sng </text:p>
          </table:table-cell>
          <table:table-cell office:value-type="string" calcext:value-type="string">
            <text:p>1895-ThjodFramtid-GudmGudm.txt</text:p>
          </table:table-cell>
          <table:table-cell table:number-columns-repeated="2" office:value-type="string" calcext:value-type="string">
            <text:p>GudmGudm</text:p>
          </table:table-cell>
          <table:table-cell office:value-type="float" office:value="1895" calcext:value-type="float">
            <text:p>1895</text:p>
          </table:table-cell>
          <table:table-cell office:value-type="float" office:value="1874" calcext:value-type="float">
            <text:p>1874</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45" calcext:value-type="float">
            <text:p>345</text:p>
          </table:table-cell>
          <table:table-cell office:value-type="string" calcext:value-type="string">
            <text:p><text:s text:c="2"/>ct oss fp1fþ í aþ fyrstu lveþve þótti sfg3fþ skemmtilegt lhensf . . Þegar c hann fpken gjörir sfg3en hið </text:p>
          </table:table-cell>
          <table:table-cell table:style-name="ce34" table:formula="of:=getword([.B343]; -1)" office:value-type="string" office:string-value="hið" calcext:value-type="string">
            <text:p>hið</text:p>
          </table:table-cell>
          <table:table-cell office:value-type="string" calcext:value-type="string">
            <text:p>gheo fyrrnefnda lheovf</text:p>
          </table:table-cell>
          <table:table-cell table:style-name="ce37" table:formula="of:=getword([.D343]; 2)" office:value-type="string" office:string-value="fyrrnefnda" calcext:value-type="string">
            <text:p>fyrrnefnda</text:p>
          </table:table-cell>
          <table:table-cell/>
          <table:table-cell table:style-name="ce37" table:formula="of:=getword([.P34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43];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á aa eru sfg3fn þau fahfn áhrif nhfn hans fpkee góð lhfnsf , , ef c það fahen , , sem ct </text:p>
          </table:table-cell>
          <table:table-cell office:value-type="string" calcext:value-type="string">
            <text:p>1895-ThjodFramtid-GudmGudm.txt</text:p>
          </table:table-cell>
          <table:table-cell table:number-columns-repeated="2" office:value-type="string" calcext:value-type="string">
            <text:p>GudmGudm</text:p>
          </table:table-cell>
          <table:table-cell office:value-type="float" office:value="1895" calcext:value-type="float">
            <text:p>1895</text:p>
          </table:table-cell>
          <table:table-cell office:value-type="float" office:value="1874" calcext:value-type="float">
            <text:p>1874</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46" calcext:value-type="float">
            <text:p>346</text:p>
          </table:table-cell>
          <table:table-cell office:value-type="string" calcext:value-type="string">
            <text:p><text:s text:c="2"/>fokee manns nkee að cn elska sng ættjörð nveo sína feveo og c í aþ hverju fsheþ er sfg3en hin </text:p>
          </table:table-cell>
          <table:table-cell table:style-name="ce34" table:formula="of:=getword([.B344]; -1)" office:value-type="string" office:string-value="hin" calcext:value-type="string">
            <text:p>hin</text:p>
          </table:table-cell>
          <table:table-cell office:value-type="string" calcext:value-type="string">
            <text:p>gven sanna lvenvf</text:p>
          </table:table-cell>
          <table:table-cell table:style-name="ce37" table:formula="of:=getword([.D344]; 2)" office:value-type="string" office:string-value="sanna" calcext:value-type="string">
            <text:p>sanna</text:p>
          </table:table-cell>
          <table:table-cell/>
          <table:table-cell table:style-name="ce37" table:formula="of:=getword([.P34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44];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ættjarðarást nven fólgin sþgven ? ? ( ( 1895 ta ) ) Í aþ æsku nveþ vorri svg3eþ þekkjum sfg1fn vjer nh</text:p>
          </table:table-cell>
          <table:table-cell office:value-type="string" calcext:value-type="string">
            <text:p>1895-ThjodFramtid-PallSaem.txt</text:p>
          </table:table-cell>
          <table:table-cell table:number-columns-repeated="2" office:value-type="string" calcext:value-type="string">
            <text:p>PallSaem</text:p>
          </table:table-cell>
          <table:table-cell office:value-type="float" office:value="1895" calcext:value-type="float">
            <text:p>1895</text:p>
          </table:table-cell>
          <table:table-cell office:value-type="float" office:value="1874" calcext:value-type="float">
            <text:p>1874</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47" calcext:value-type="float">
            <text:p>347</text:p>
          </table:table-cell>
          <table:table-cell office:value-type="string" calcext:value-type="string">
            <text:p><text:s text:c="2"/>fokee manns nkee að cn elska sng ættjörð nveo sína feveo og c í aþ hverju fsheþ er sfg3en hin </text:p>
          </table:table-cell>
          <table:table-cell table:style-name="ce34" table:formula="of:=getword([.B345]; -1)" office:value-type="string" office:string-value="hin" calcext:value-type="string">
            <text:p>hin</text:p>
          </table:table-cell>
          <table:table-cell office:value-type="string" calcext:value-type="string">
            <text:p>gven sanna lvenvf</text:p>
          </table:table-cell>
          <table:table-cell table:style-name="ce37" table:formula="of:=getword([.D345]; 2)" office:value-type="string" office:string-value="sanna" calcext:value-type="string">
            <text:p>sanna</text:p>
          </table:table-cell>
          <table:table-cell/>
          <table:table-cell table:style-name="ce37" table:formula="of:=getword([.P34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45];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ættjarðarást nven fólgin sþgven ? ? ( ( 1895 ta ) ) Hver foken maður nken , , sem ct kominn sþgken er </text:p>
          </table:table-cell>
          <table:table-cell office:value-type="string" calcext:value-type="string">
            <text:p>1895-ThjodFramtid-SigPals.txt</text:p>
          </table:table-cell>
          <table:table-cell table:number-columns-repeated="2" office:value-type="string" calcext:value-type="string">
            <text:p>SigPals</text:p>
          </table:table-cell>
          <table:table-cell office:value-type="float" office:value="1895" calcext:value-type="float">
            <text:p>1895</text:p>
          </table:table-cell>
          <table:table-cell office:value-type="float" office:value="1870" calcext:value-type="float">
            <text:p>1870</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48" calcext:value-type="float">
            <text:p>348</text:p>
          </table:table-cell>
          <table:table-cell office:value-type="string" calcext:value-type="string">
            <text:p><text:s text:c="2"/>greinum nvfþ tæki svg3eþ sem aa mestum lvfþsf framförum nvfþ . . Að aþ þessu faheþ hafa sfg3fn líka aa hinir </text:p>
          </table:table-cell>
          <table:table-cell table:style-name="ce34" table:formula="of:=getword([.B346]; -1)" office:value-type="string" office:string-value="hinir" calcext:value-type="string">
            <text:p>hinir</text:p>
          </table:table-cell>
          <table:table-cell office:value-type="string" calcext:value-type="string">
            <text:p>gkfn mestu lkfnve</text:p>
          </table:table-cell>
          <table:table-cell table:style-name="ce37" table:formula="of:=getword([.D346]; 2)" office:value-type="string" office:string-value="mestu" calcext:value-type="string">
            <text:p>mestu</text:p>
          </table:table-cell>
          <table:table-cell/>
          <table:table-cell table:style-name="ce37" table:formula="of:=getword([.P34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46]; 2)" office:value-type="string" office:string-value="nkfn" calcext:value-type="string">
            <text:p>nkfn</text:p>
          </table:table-cell>
          <table:table-cell table:style-name="ce37" table:number-columns-repeated="2"/>
          <table:table-cell/>
          <table:table-cell table:style-name="ce37" table:number-columns-repeated="2"/>
          <table:table-cell office:value-type="string" calcext:value-type="string">
            <text:p><text:s/>ættjarðarlandsvinir nkfn allra fovfe þjóða nvfe stuðlað ssg , , frá aþ því faheþ fyrstu lvfnve sögur n</text:p>
          </table:table-cell>
          <table:table-cell office:value-type="string" calcext:value-type="string">
            <text:p>1895-ThjodFramtid-SigPals.txt</text:p>
          </table:table-cell>
          <table:table-cell table:number-columns-repeated="2" office:value-type="string" calcext:value-type="string">
            <text:p>SigPals</text:p>
          </table:table-cell>
          <table:table-cell office:value-type="float" office:value="1895" calcext:value-type="float">
            <text:p>1895</text:p>
          </table:table-cell>
          <table:table-cell office:value-type="float" office:value="1870" calcext:value-type="float">
            <text:p>1870</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49" calcext:value-type="float">
            <text:p>349</text:p>
          </table:table-cell>
          <table:table-cell office:value-type="string" calcext:value-type="string">
            <text:p><text:s text:c="2"/>sng hana fpveo , , sakir ae þess fphee mörgu lhfevf gæða sng sem c hún fpven veitir sfg3en honum fpkeþ . . Hin </text:p>
          </table:table-cell>
          <table:table-cell table:style-name="ce34" table:formula="of:=getword([.B347]; -1)" office:value-type="string" office:string-value="Hin" calcext:value-type="string">
            <text:p>Hin</text:p>
          </table:table-cell>
          <table:table-cell office:value-type="string" calcext:value-type="string">
            <text:p>gven sanna lvenvf</text:p>
          </table:table-cell>
          <table:table-cell table:style-name="ce37" table:formula="of:=getword([.D347]; 2)" office:value-type="string" office:string-value="sanna" calcext:value-type="string">
            <text:p>sanna</text:p>
          </table:table-cell>
          <table:table-cell/>
          <table:table-cell table:style-name="ce37" table:formula="of:=getword([.P34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47];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ættjarðarást nven er sfg3en í aþ því aa fólgin sþgven að aþ vjer nkeþ reynum sfg1fn til </text:p>
          </table:table-cell>
          <table:table-cell office:value-type="string" calcext:value-type="string">
            <text:p>1895-ThjodFramtid-SigPals.txt</text:p>
          </table:table-cell>
          <table:table-cell table:number-columns-repeated="2" office:value-type="string" calcext:value-type="string">
            <text:p>SigPals</text:p>
          </table:table-cell>
          <table:table-cell office:value-type="float" office:value="1895" calcext:value-type="float">
            <text:p>1895</text:p>
          </table:table-cell>
          <table:table-cell office:value-type="float" office:value="1870" calcext:value-type="float">
            <text:p>1870</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50" calcext:value-type="float">
            <text:p>350</text:p>
          </table:table-cell>
          <table:table-cell office:value-type="string" calcext:value-type="string">
            <text:p><text:s text:c="2"/>nken “ nhen , , þá aa sjáum sfg1fn vjer nkeo að c hjá aþ honum fpkeþ kom sfg3eþ fram aa hin </text:p>
          </table:table-cell>
          <table:table-cell table:style-name="ce34" table:formula="of:=getword([.B348]; -1)" office:value-type="string" office:string-value="hin" calcext:value-type="string">
            <text:p>hin</text:p>
          </table:table-cell>
          <table:table-cell office:value-type="string" calcext:value-type="string">
            <text:p>gven sanna lvenvf</text:p>
          </table:table-cell>
          <table:table-cell table:style-name="ce37" table:formula="of:=getword([.D348]; 2)" office:value-type="string" office:string-value="sanna" calcext:value-type="string">
            <text:p>sanna</text:p>
          </table:table-cell>
          <table:table-cell/>
          <table:table-cell table:style-name="ce37" table:formula="of:=getword([.P34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48];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ættjarðarást nven , , hann fpken varði sfg3eþ öllu foheþ lífi nheþ sínu feheþ til ae þess fphee að cn </text:p>
          </table:table-cell>
          <table:table-cell office:value-type="string" calcext:value-type="string">
            <text:p>1895-ThjodFramtid-SigPals.txt</text:p>
          </table:table-cell>
          <table:table-cell table:number-columns-repeated="2" office:value-type="string" calcext:value-type="string">
            <text:p>SigPals</text:p>
          </table:table-cell>
          <table:table-cell office:value-type="float" office:value="1895" calcext:value-type="float">
            <text:p>1895</text:p>
          </table:table-cell>
          <table:table-cell office:value-type="float" office:value="1870" calcext:value-type="float">
            <text:p>1870</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51" calcext:value-type="float">
            <text:p>351</text:p>
          </table:table-cell>
          <table:table-cell office:value-type="string" calcext:value-type="string">
            <text:p><text:s text:c="2"/>sagan nveng oss fp1fþ í ao rjetta nkfo átt ssg að aþ því fpheþ , , er ct snertir sfg3en hið </text:p>
          </table:table-cell>
          <table:table-cell table:style-name="ce34" table:formula="of:=getword([.B349]; -1)" office:value-type="string" office:string-value="hið" calcext:value-type="string">
            <text:p>hið</text:p>
          </table:table-cell>
          <table:table-cell office:value-type="string" calcext:value-type="string">
            <text:p>ghen ókomna lvenvf</text:p>
          </table:table-cell>
          <table:table-cell table:style-name="ce37" table:formula="of:=getword([.D349]; 2)" office:value-type="string" office:string-value="ókomna" calcext:value-type="string">
            <text:p>ókomna</text:p>
          </table:table-cell>
          <table:table-cell/>
          <table:table-cell table:style-name="ce37" table:formula="of:=getword([.P34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49];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enda aa þótt c margt lhensf sje sng breitt aa frá aþ því faheþ sem ct áður aa var </text:p>
          </table:table-cell>
          <table:table-cell office:value-type="string" calcext:value-type="string">
            <text:p>1896-SaganSjalfstaedi-HalldHerm.txt</text:p>
          </table:table-cell>
          <table:table-cell table:number-columns-repeated="2" office:value-type="string" calcext:value-type="string">
            <text:p>HalldHerm</text:p>
          </table:table-cell>
          <table:table-cell office:value-type="float" office:value="1896" calcext:value-type="float">
            <text:p>1896</text:p>
          </table:table-cell>
          <table:table-cell office:value-type="float" office:value="1878" calcext:value-type="float">
            <text:p>1878</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52" calcext:value-type="float">
            <text:p>352</text:p>
          </table:table-cell>
          <table:table-cell office:value-type="string" calcext:value-type="string">
            <text:p><text:s text:c="2"/>faheþ eru sfg3fn að aþ vísu lheþsf sjerstakleg lhfnsf og c ná sfg3fn eigi svg3en yfir ao hið </text:p>
          </table:table-cell>
          <table:table-cell table:style-name="ce34" table:formula="of:=getword([.B350]; -1)" office:value-type="string" office:string-value="hið" calcext:value-type="string">
            <text:p>hið</text:p>
          </table:table-cell>
          <table:table-cell office:value-type="string" calcext:value-type="string">
            <text:p>gheo almenna lheovf</text:p>
          </table:table-cell>
          <table:table-cell table:style-name="ce37" table:formula="of:=getword([.D350]; 2)" office:value-type="string" office:string-value="almenna" calcext:value-type="string">
            <text:p>almenna</text:p>
          </table:table-cell>
          <table:table-cell/>
          <table:table-cell table:style-name="ce37" table:formula="of:=getword([.P35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50];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en c það fphen má sfg3en sjá sng það fpheo hversu aa mikilsvert lhensf það fphen er sfg3</text:p>
          </table:table-cell>
          <table:table-cell office:value-type="string" calcext:value-type="string">
            <text:p>1896-SaganSjalfstaedi-MatthSThord.txt</text:p>
          </table:table-cell>
          <table:table-cell table:number-columns-repeated="2" office:value-type="string" calcext:value-type="string">
            <text:p>MatthSThord</text:p>
          </table:table-cell>
          <table:table-cell office:value-type="float" office:value="1896" calcext:value-type="float">
            <text:p>1896</text:p>
          </table:table-cell>
          <table:table-cell office:value-type="float" office:value="1877" calcext:value-type="float">
            <text:p>1877</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53" calcext:value-type="float">
            <text:p>353</text:p>
          </table:table-cell>
          <table:table-cell office:value-type="string" calcext:value-type="string">
            <text:p><text:s text:c="2"/>nvfn frá aþ þeim fakeþ degi nkeþ æfi sfg1en minnar fevee ) ) ( ( 1897 ta ) ) Þessi faken dagur nken er sfg3en hinn </text:p>
          </table:table-cell>
          <table:table-cell table:style-name="ce34" table:formula="of:=getword([.B351]; -1)" office:value-type="string" office:string-value="hinn" calcext:value-type="string">
            <text:p>hinn</text:p>
          </table:table-cell>
          <table:table-cell office:value-type="string" calcext:value-type="string">
            <text:p>gken þýðingarmesti lkenve</text:p>
          </table:table-cell>
          <table:table-cell table:style-name="ce37" table:formula="of:=getword([.D351]; 2)" office:value-type="string" office:string-value="þýðingarmesti" calcext:value-type="string">
            <text:p>þýðingarmesti</text:p>
          </table:table-cell>
          <table:table-cell/>
          <table:table-cell table:style-name="ce37" table:formula="of:=getword([.P35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51]; 2)" office:value-type="string" office:string-value="nken" calcext:value-type="string">
            <text:p>nke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dagur nken í aþ öllu foheþ lífi nheþ mannsins nkeeg ; ; þá aa er sfg3en hann fpken tekinn sþgk</text:p>
          </table:table-cell>
          <table:table-cell office:value-type="string" calcext:value-type="string">
            <text:p>1897-Fermingardagurinn-JonOfeigs.txt</text:p>
          </table:table-cell>
          <table:table-cell table:number-columns-repeated="2" office:value-type="string" calcext:value-type="string">
            <text:p>JonOfeigs</text:p>
          </table:table-cell>
          <table:table-cell office:value-type="float" office:value="1897" calcext:value-type="float">
            <text:p>1897</text:p>
          </table:table-cell>
          <table:table-cell office:value-type="float" office:value="1881" calcext:value-type="float">
            <text:p>1881</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54" calcext:value-type="float">
            <text:p>354</text:p>
          </table:table-cell>
          <table:table-cell office:value-type="string" calcext:value-type="string">
            <text:p><text:s text:c="2"/>sig fpkeo . . Þegar c jeg e sat sfg3eþ í aþ kirkjunni nveþg og c hlustaði sfg3eþ á ao hina </text:p>
          </table:table-cell>
          <table:table-cell table:style-name="ce34" table:formula="of:=getword([.B352]; -1)" office:value-type="string" office:string-value="hina" calcext:value-type="string">
            <text:p>hina</text:p>
          </table:table-cell>
          <table:table-cell office:value-type="string" calcext:value-type="string">
            <text:p>gveo fögru lveovf</text:p>
          </table:table-cell>
          <table:table-cell table:style-name="ce37" table:formula="of:=getword([.D352]; 2)" office:value-type="string" office:string-value="fögru" calcext:value-type="string">
            <text:p>fögru</text:p>
          </table:table-cell>
          <table:table-cell/>
          <table:table-cell table:style-name="ce37" table:formula="of:=getword([.P352]; 1)" office:value-type="string" office:string-value="" calcext:value-type="error">
            <text:p>#NAFN?</text:p>
          </table:table-cell>
          <table:table-cell table:style-name="ce37"/>
          <table:table-cell table:style-name="ce41" office:value-type="string" calcext:value-type="string">
            <text:p>danGEN</text:p>
          </table:table-cell>
          <table:table-cell table:style-name="ce37" table:formula="of:=getword([.P352]; 2)" office:value-type="string" office:string-value="nveo" calcext:value-type="string">
            <text:p>nveo</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ræðu nveo prestsins nkeeg , , þá aa fannst sfm3eþ mjer nkeþ jeg e vera sng svo aa sæll lkensf , , </text:p>
          </table:table-cell>
          <table:table-cell office:value-type="string" calcext:value-type="string">
            <text:p>1897-Fermingardagurinn-JonOfeigs.txt</text:p>
          </table:table-cell>
          <table:table-cell table:number-columns-repeated="2" office:value-type="string" calcext:value-type="string">
            <text:p>JonOfeigs</text:p>
          </table:table-cell>
          <table:table-cell office:value-type="float" office:value="1897" calcext:value-type="float">
            <text:p>1897</text:p>
          </table:table-cell>
          <table:table-cell office:value-type="float" office:value="1881" calcext:value-type="float">
            <text:p>1881</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55" calcext:value-type="float">
            <text:p>355</text:p>
          </table:table-cell>
          <table:table-cell office:value-type="string" calcext:value-type="string">
            <text:p><text:s text:c="2"/>sfg3eþ mig fp1eo að c og c síðan aa tók sfg3eþ hann fpken af aþ mjer nkeþ hinn </text:p>
          </table:table-cell>
          <table:table-cell table:style-name="ce34" table:formula="of:=getword([.B353]; -1)" office:value-type="string" office:string-value="hinn" calcext:value-type="string">
            <text:p>hinn</text:p>
          </table:table-cell>
          <table:table-cell office:value-type="string" calcext:value-type="string">
            <text:p>gkeo mikla lkeovf</text:p>
          </table:table-cell>
          <table:table-cell table:style-name="ce37" table:formula="of:=getword([.D353]; 2)" office:value-type="string" office:string-value="mikla" calcext:value-type="string">
            <text:p>mikla</text:p>
          </table:table-cell>
          <table:table-cell/>
          <table:table-cell table:style-name="ce37" table:formula="of:=getword([.P35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53]; 2)" office:value-type="string" office:string-value="nkeo" calcext:value-type="string">
            <text:p>nkeo</text:p>
          </table:table-cell>
          <table:table-cell table:style-name="ce37" table:number-columns-repeated="2"/>
          <table:table-cell/>
          <table:table-cell table:style-name="ce37" table:number-columns-repeated="2"/>
          <table:table-cell office:value-type="string" calcext:value-type="string">
            <text:p><text:s/>eið nkeo er sfg3en allir fokfn eigi svg3en að cn halda sng , , sem ct ver sfg3en </text:p>
          </table:table-cell>
          <table:table-cell office:value-type="string" calcext:value-type="string">
            <text:p>1897-Fermingardagurinn-LarThorarens.txt</text:p>
          </table:table-cell>
          <table:table-cell table:number-columns-repeated="2" office:value-type="string" calcext:value-type="string">
            <text:p>LarThorarens</text:p>
          </table:table-cell>
          <table:table-cell office:value-type="float" office:value="1897" calcext:value-type="float">
            <text:p>1897</text:p>
          </table:table-cell>
          <table:table-cell office:value-type="float" office:value="1877" calcext:value-type="float">
            <text:p>1877</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56" calcext:value-type="float">
            <text:p>356</text:p>
          </table:table-cell>
          <table:table-cell office:value-type="string" calcext:value-type="string">
            <text:p><text:s text:c="2"/>hjálparhönd nveo , , þegar c í ao nauðirnar nvfog rekur sfg3en , , hver fsken fremur aam vara sfg3fn við aþ hinu </text:p>
          </table:table-cell>
          <table:table-cell table:style-name="ce34" table:formula="of:=getword([.B354]; -1)" office:value-type="string" office:string-value="hinu" calcext:value-type="string">
            <text:p>hinu</text:p>
          </table:table-cell>
          <table:table-cell office:value-type="string" calcext:value-type="string">
            <text:p>gheþ illa lheþvf</text:p>
          </table:table-cell>
          <table:table-cell table:style-name="ce37" table:formula="of:=getword([.D354]; 2)" office:value-type="string" office:string-value="illa" calcext:value-type="string">
            <text:p>illa</text:p>
          </table:table-cell>
          <table:table-cell/>
          <table:table-cell table:style-name="ce37" table:formula="of:=getword([.P35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54];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hver fshfn fremur aam ala sfg3fn önn nveo fyrir aþ manni nkeþ og c gjöra sfg3fn lífið </text:p>
          </table:table-cell>
          <table:table-cell office:value-type="string" calcext:value-type="string">
            <text:p>1897-Fermingardagurinn-LarThorarens.txt</text:p>
          </table:table-cell>
          <table:table-cell table:number-columns-repeated="2" office:value-type="string" calcext:value-type="string">
            <text:p>LarThorarens</text:p>
          </table:table-cell>
          <table:table-cell office:value-type="float" office:value="1897" calcext:value-type="float">
            <text:p>1897</text:p>
          </table:table-cell>
          <table:table-cell office:value-type="float" office:value="1877" calcext:value-type="float">
            <text:p>1877</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57" calcext:value-type="float">
            <text:p>357</text:p>
          </table:table-cell>
          <table:table-cell office:value-type="string" calcext:value-type="string">
            <text:p><text:s text:c="2"/>ao leið nveo rifjast sfm3fn upp aa fyrir ao mjer nkeo ýmsar fovfn aðrar fovfo sælar lvfosf endurminningar nvfo hinna </text:p>
          </table:table-cell>
          <table:table-cell table:style-name="ce34" table:formula="of:=getword([.B355]; -1)" office:value-type="string" office:string-value="hinna" calcext:value-type="string">
            <text:p>hinna</text:p>
          </table:table-cell>
          <table:table-cell office:value-type="string" calcext:value-type="string">
            <text:p>gkfe fyrri lkfevm</text:p>
          </table:table-cell>
          <table:table-cell table:style-name="ce37" table:formula="of:=getword([.D355]; 2)" office:value-type="string" office:string-value="fyrri" calcext:value-type="string">
            <text:p>fyrri</text:p>
          </table:table-cell>
          <table:table-cell/>
          <table:table-cell table:style-name="ce37" table:formula="of:=getword([.P35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55]; 2)" office:value-type="string" office:string-value="nkfe" calcext:value-type="string">
            <text:p>nkfe</text:p>
          </table:table-cell>
          <table:table-cell table:style-name="ce37" office:value-type="string" calcext:value-type="string">
            <text:p>HINN/SÁ only</text:p>
          </table:table-cell>
          <table:table-cell table:style-name="ce37" office:value-type="string" calcext:value-type="string">
            <text:p>demonstr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æskudaga nkfe , , þegar c „ nhen gleðisólin nveng björt lvensf og c heið nkeo lýsti sfg3eþ mjer lhfnsf</text:p>
          </table:table-cell>
          <table:table-cell office:value-type="string" calcext:value-type="string">
            <text:p>1897-Fermingardagurinn-LarThorarens.txt</text:p>
          </table:table-cell>
          <table:table-cell table:number-columns-repeated="2" office:value-type="string" calcext:value-type="string">
            <text:p>LarThorarens</text:p>
          </table:table-cell>
          <table:table-cell office:value-type="float" office:value="1897" calcext:value-type="float">
            <text:p>1897</text:p>
          </table:table-cell>
          <table:table-cell office:value-type="float" office:value="1877" calcext:value-type="float">
            <text:p>1877</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58" calcext:value-type="float">
            <text:p>358</text:p>
          </table:table-cell>
          <table:table-cell office:value-type="string" calcext:value-type="string">
            <text:p><text:s text:c="2"/>c kem sfg1en um ao leið nveo við fp1fn á aþ Þingvöllum nhfþ-s , , og c skoða sng hinn </text:p>
          </table:table-cell>
          <table:table-cell table:style-name="ce34" table:formula="of:=getword([.B356]; -1)" office:value-type="string" office:string-value="hinn" calcext:value-type="string">
            <text:p>hinn</text:p>
          </table:table-cell>
          <table:table-cell office:value-type="string" calcext:value-type="string">
            <text:p>gkeo þjóðkunna lkeovf</text:p>
          </table:table-cell>
          <table:table-cell table:style-name="ce37" table:formula="of:=getword([.D356]; 2)" office:value-type="string" office:string-value="þjóðkunna" calcext:value-type="string">
            <text:p>þjóðkunna</text:p>
          </table:table-cell>
          <table:table-cell/>
          <table:table-cell table:style-name="ce37" table:formula="of:=getword([.P35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56]; 2)" office:value-type="string" office:string-value="nkeo" calcext:value-type="string">
            <text:p>nkeo</text:p>
          </table:table-cell>
          <table:table-cell table:style-name="ce37" table:number-columns-repeated="2"/>
          <table:table-cell/>
          <table:table-cell table:style-name="ce37" table:number-columns-repeated="2"/>
          <table:table-cell office:value-type="string" calcext:value-type="string">
            <text:p><text:s/>stað nkeo , , sem ct maður nken hefur sfg3en lesið ssg svo aa mikið aa um aa í aþ </text:p>
          </table:table-cell>
          <table:table-cell office:value-type="string" calcext:value-type="string">
            <text:p>1897-Sumarleyfi-AsgGGunnl.txt</text:p>
          </table:table-cell>
          <table:table-cell table:number-columns-repeated="2" office:value-type="string" calcext:value-type="string">
            <text:p>AsgGGunnl</text:p>
          </table:table-cell>
          <table:table-cell office:value-type="float" office:value="1897" calcext:value-type="float">
            <text:p>1897</text:p>
          </table:table-cell>
          <table:table-cell office:value-type="float" office:value="1879" calcext:value-type="float">
            <text:p>1879</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59" calcext:value-type="float">
            <text:p>359</text:p>
          </table:table-cell>
          <table:table-cell office:value-type="string" calcext:value-type="string">
            <text:p><text:s text:c="2"/>upp aa í aþ sveit nveþ , , og c hugsa sng jeg e því fpheþ til ae að cn vitja sng hinna </text:p>
          </table:table-cell>
          <table:table-cell table:style-name="ce34" table:formula="of:=getword([.B357]; -1)" office:value-type="string" office:string-value="hinna" calcext:value-type="string">
            <text:p>hinna</text:p>
          </table:table-cell>
          <table:table-cell office:value-type="string" calcext:value-type="string">
            <text:p>gkfe gömlu lkfevf</text:p>
          </table:table-cell>
          <table:table-cell table:style-name="ce37" table:formula="of:=getword([.D357]; 2)" office:value-type="string" office:string-value="gömlu" calcext:value-type="string">
            <text:p>gömlu</text:p>
          </table:table-cell>
          <table:table-cell/>
          <table:table-cell table:style-name="ce37" table:formula="of:=getword([.P35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57]; 2)" office:value-type="string" office:string-value="nvfe" calcext:value-type="string">
            <text:p>nvfe</text:p>
          </table:table-cell>
          <table:table-cell table:style-name="ce37" table:number-columns-repeated="2"/>
          <table:table-cell/>
          <table:table-cell table:style-name="ce37" table:number-columns-repeated="2"/>
          <table:table-cell office:value-type="string" calcext:value-type="string">
            <text:p><text:s/>stöðva nvfe minna fekfe , , æskustöðvanna nvfeg . . Jeg e verð sfg1en að cn játa sng það fpheo , , að </text:p>
          </table:table-cell>
          <table:table-cell office:value-type="string" calcext:value-type="string">
            <text:p>1897-Sumarleyfi-EinArn.txt</text:p>
          </table:table-cell>
          <table:table-cell table:number-columns-repeated="2" office:value-type="string" calcext:value-type="string">
            <text:p>EinArn</text:p>
          </table:table-cell>
          <table:table-cell office:value-type="float" office:value="1897" calcext:value-type="float">
            <text:p>1897</text:p>
          </table:table-cell>
          <table:table-cell office:value-type="float" office:value="1880" calcext:value-type="float">
            <text:p>1880</text:p>
          </table:table-cell>
          <table:table-cell office:value-type="float" office:value="17" calcext:value-type="float">
            <text:p>17</text:p>
          </table:table-cell>
          <table:table-cell office:value-type="float" office:value="1" calcext:value-type="float">
            <text:p>1</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60" calcext:value-type="float">
            <text:p>360</text:p>
          </table:table-cell>
          <table:table-cell office:value-type="string" calcext:value-type="string">
            <text:p><text:s text:c="2"/>nkeþ úr aþ dölunum nkfþg og c af aþ láglendinu nheþg , , þá aa er sfg3en það fphen einhver foken hin </text:p>
          </table:table-cell>
          <table:table-cell table:style-name="ce34" table:formula="of:=getword([.B358]; -1)" office:value-type="string" office:string-value="hin" calcext:value-type="string">
            <text:p>hin</text:p>
          </table:table-cell>
          <table:table-cell office:value-type="string" calcext:value-type="string">
            <text:p>gven skemmtilegasta lhenve</text:p>
          </table:table-cell>
          <table:table-cell table:style-name="ce37" table:formula="of:=getword([.D358]; 2)" office:value-type="string" office:string-value="skemmtilegasta" calcext:value-type="string">
            <text:p>skemmtilegasta</text:p>
          </table:table-cell>
          <table:table-cell/>
          <table:table-cell table:style-name="ce37" table:formula="of:=getword([.P35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58];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fegursta lvenve sjón nven , , er sfg3en menn nkfn geta sfg3fn fengið ssg að cn sjá </text:p>
          </table:table-cell>
          <table:table-cell office:value-type="string" calcext:value-type="string">
            <text:p>1897-Sumarleyfi-EinArn.txt</text:p>
          </table:table-cell>
          <table:table-cell table:number-columns-repeated="2" office:value-type="string" calcext:value-type="string">
            <text:p>EinArn</text:p>
          </table:table-cell>
          <table:table-cell office:value-type="float" office:value="1897" calcext:value-type="float">
            <text:p>1897</text:p>
          </table:table-cell>
          <table:table-cell office:value-type="float" office:value="1880" calcext:value-type="float">
            <text:p>1880</text:p>
          </table:table-cell>
          <table:table-cell office:value-type="float" office:value="17" calcext:value-type="float">
            <text:p>17</text:p>
          </table:table-cell>
          <table:table-cell office:value-type="float" office:value="1" calcext:value-type="float">
            <text:p>1</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61" calcext:value-type="float">
            <text:p>361</text:p>
          </table:table-cell>
          <table:table-cell office:value-type="string" calcext:value-type="string">
            <text:p><text:s text:c="2"/>eru sfg3fn nokkrar fovfn fagrar lvfnsf og c fríðar lvfnsf eyjar nvfn . . Fegurst lvense þeirra fpkfe er sfg3en hin </text:p>
          </table:table-cell>
          <table:table-cell table:style-name="ce34" table:formula="of:=getword([.B359]; -1)" office:value-type="string" office:string-value="hin" calcext:value-type="string">
            <text:p>hin</text:p>
          </table:table-cell>
          <table:table-cell office:value-type="string" calcext:value-type="string">
            <text:p>gven austasta lvenve</text:p>
          </table:table-cell>
          <table:table-cell table:style-name="ce37" table:formula="of:=getword([.D359]; 2)" office:value-type="string" office:string-value="austasta" calcext:value-type="string">
            <text:p>austasta</text:p>
          </table:table-cell>
          <table:table-cell/>
          <table:table-cell table:style-name="ce37" table:formula="of:=getword([.P35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59];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Viðey nven-s , , sem ct fræg lvensf er sfg3en úr aþ sögu nveþ landsins nheeg . . Á aa milli </text:p>
          </table:table-cell>
          <table:table-cell office:value-type="string" calcext:value-type="string">
            <text:p>1898-LysingHeima-ThorstThorst.txt</text:p>
          </table:table-cell>
          <table:table-cell table:number-columns-repeated="2" office:value-type="string" calcext:value-type="string">
            <text:p>ThorstThorst</text:p>
          </table:table-cell>
          <table:table-cell office:value-type="float" office:value="1898" calcext:value-type="float">
            <text:p>1898</text:p>
          </table:table-cell>
          <table:table-cell office:value-type="float" office:value="1880" calcext:value-type="float">
            <text:p>1880</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Excellen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62" calcext:value-type="float">
            <text:p>362</text:p>
          </table:table-cell>
          <table:table-cell office:value-type="string" calcext:value-type="string">
            <text:p><text:s text:c="2"/>c fjallahnjúkar lvfnsf upp aa úr aþ láglendinu nheþg . . Örstutt lhensf fyrir ao vestan aa bæinn nkeog er sfg3en hið </text:p>
          </table:table-cell>
          <table:table-cell table:style-name="ce34" table:formula="of:=getword([.B360]; -1)" office:value-type="string" office:string-value="hið" calcext:value-type="string">
            <text:p>hið</text:p>
          </table:table-cell>
          <table:table-cell office:value-type="string" calcext:value-type="string">
            <text:p>ghen fræga lhenvf</text:p>
          </table:table-cell>
          <table:table-cell table:style-name="ce37" table:formula="of:=getword([.D360]; 2)" office:value-type="string" office:string-value="fræga" calcext:value-type="string">
            <text:p>fræga</text:p>
          </table:table-cell>
          <table:table-cell/>
          <table:table-cell table:style-name="ce37" table:formula="of:=getword([.P36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60]; 2)" office:value-type="string" office:string-value="nhen-s" calcext:value-type="string">
            <text:p>nhen-s</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Ásbyrgi nhen-s , , sem ct mjög aa margir lkfnsf ferðamenn nkfn bæði c innlendir lkfnsf og c útlendir l</text:p>
          </table:table-cell>
          <table:table-cell office:value-type="string" calcext:value-type="string">
            <text:p>1898-LysingHeima-ValdErl.txt</text:p>
          </table:table-cell>
          <table:table-cell table:number-columns-repeated="2" office:value-type="string" calcext:value-type="string">
            <text:p>ValdErl</text:p>
          </table:table-cell>
          <table:table-cell office:value-type="float" office:value="1898" calcext:value-type="float">
            <text:p>1898</text:p>
          </table:table-cell>
          <table:table-cell office:value-type="float" office:value="1879" calcext:value-type="float">
            <text:p>1879</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63" calcext:value-type="float">
            <text:p>363</text:p>
          </table:table-cell>
          <table:table-cell office:value-type="string" calcext:value-type="string">
            <text:p><text:s text:c="2"/>c blánar sfg3en fyrir aþ þeim fphfþ frá aþ Ási nkeþ-s . . Að c sunnan aa eru sfg3fn hinir </text:p>
          </table:table-cell>
          <table:table-cell table:style-name="ce34" table:formula="of:=getword([.B361]; -1)" office:value-type="string" office:string-value="hinir" calcext:value-type="string">
            <text:p>hinir</text:p>
          </table:table-cell>
          <table:table-cell office:value-type="string" calcext:value-type="string">
            <text:p>gkfn áðurnefndir lkfnsf</text:p>
          </table:table-cell>
          <table:table-cell table:style-name="ce37" table:formula="of:=getword([.D361]; 2)" office:value-type="string" office:string-value="áðurnefndir" calcext:value-type="string">
            <text:p>áðurnefndir</text:p>
          </table:table-cell>
          <table:table-cell/>
          <table:table-cell table:style-name="ce37" table:formula="of:=getword([.P36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61]; 2)" office:value-type="string" office:string-value="nkfn" calcext:value-type="string">
            <text:p>nkfn</text:p>
          </table:table-cell>
          <table:table-cell table:style-name="ce37" office:value-type="string" calcext:value-type="string">
            <text:p>?yes</text:p>
          </table:table-cell>
          <table:table-cell table:style-name="ce37" office:value-type="string" calcext:value-type="string">
            <text:p>Non-predicative</text:p>
          </table:table-cell>
          <table:table-cell office:value-type="string" calcext:value-type="string">
            <text:p>Non-restrictive</text:p>
          </table:table-cell>
          <table:table-cell table:style-name="ce37" office:value-type="string" calcext:value-type="string">
            <text:p>concrete</text:p>
          </table:table-cell>
          <table:table-cell table:style-name="ce37"/>
          <table:table-cell office:value-type="string" calcext:value-type="string">
            <text:p><text:s/>hnjúkar nkfn og c mörg lhfnsf önnur fohfn fjöll nhfn á aþ Mývatnsöræfum nvfþ-s ; ; en c að c </text:p>
          </table:table-cell>
          <table:table-cell office:value-type="string" calcext:value-type="string">
            <text:p>1898-LysingHeima-ValdErl.txt</text:p>
          </table:table-cell>
          <table:table-cell table:number-columns-repeated="2" office:value-type="string" calcext:value-type="string">
            <text:p>ValdErl</text:p>
          </table:table-cell>
          <table:table-cell office:value-type="float" office:value="1898" calcext:value-type="float">
            <text:p>1898</text:p>
          </table:table-cell>
          <table:table-cell office:value-type="float" office:value="1879" calcext:value-type="float">
            <text:p>1879</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64" calcext:value-type="float">
            <text:p>364</text:p>
          </table:table-cell>
          <table:table-cell office:value-type="string" calcext:value-type="string">
            <text:p><text:s text:c="2"/>fjöll nhfn á aþ Mývatnsöræfum nvfþ-s ; ; en c að c austan aa í aþ Axarfirðinum nkeþgs eru sfg3fn hin </text:p>
          </table:table-cell>
          <table:table-cell table:style-name="ce34" table:formula="of:=getword([.B362]; -1)" office:value-type="string" office:string-value="hin" calcext:value-type="string">
            <text:p>hin</text:p>
          </table:table-cell>
          <table:table-cell office:value-type="string" calcext:value-type="string">
            <text:p>ghfn svonefndu lhfnvf</text:p>
          </table:table-cell>
          <table:table-cell table:style-name="ce37" table:formula="of:=getword([.D362]; 2)" office:value-type="string" office:string-value="svonefndu" calcext:value-type="string">
            <text:p>svonefndu</text:p>
          </table:table-cell>
          <table:table-cell/>
          <table:table-cell table:style-name="ce37" table:formula="of:=getword([.P36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62]; 2)" office:value-type="string" office:string-value="nhfn-s" calcext:value-type="string">
            <text:p>nhfn-s</text:p>
          </table:table-cell>
          <table:table-cell table:style-name="ce37" table:number-columns-repeated="2"/>
          <table:table-cell/>
          <table:table-cell table:style-name="ce37" table:number-columns-repeated="2"/>
          <table:table-cell office:value-type="string" calcext:value-type="string">
            <text:p><text:s/>Austurfjöll nhfn-s . . Öll fohfn þessi fahfn fjöll nhfn eru sfg3fn falleg lhfnsf og c gera sfg3fn </text:p>
          </table:table-cell>
          <table:table-cell office:value-type="string" calcext:value-type="string">
            <text:p>1898-LysingHeima-ValdErl.txt</text:p>
          </table:table-cell>
          <table:table-cell table:number-columns-repeated="2" office:value-type="string" calcext:value-type="string">
            <text:p>ValdErl</text:p>
          </table:table-cell>
          <table:table-cell office:value-type="float" office:value="1898" calcext:value-type="float">
            <text:p>1898</text:p>
          </table:table-cell>
          <table:table-cell office:value-type="float" office:value="1879" calcext:value-type="float">
            <text:p>1879</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65" calcext:value-type="float">
            <text:p>365</text:p>
          </table:table-cell>
          <table:table-cell office:value-type="string" calcext:value-type="string">
            <text:p><text:s text:c="2"/>ao sjóferðir nvfo og c siglingar nvfo og c eru sfg3fn sumar fovfn siglingarvísur nvfn þeirra fpvfe eitt lhensf hið </text:p>
          </table:table-cell>
          <table:table-cell table:style-name="ce34" table:formula="of:=getword([.B363]; -1)" office:value-type="string" office:string-value="hið" calcext:value-type="string">
            <text:p>hið</text:p>
          </table:table-cell>
          <table:table-cell office:value-type="string" calcext:value-type="string">
            <text:p>ghen bezta lhenve</text:p>
          </table:table-cell>
          <table:table-cell table:style-name="ce37" table:formula="of:=getword([.D363]; 2)" office:value-type="string" office:string-value="bezta" calcext:value-type="string">
            <text:p>bezta</text:p>
          </table:table-cell>
          <table:table-cell/>
          <table:table-cell table:style-name="ce37" table:formula="of:=getword([.P36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63];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í aþ norrænum lkeþsf kveðskap nkeþ . . Er sfg3en það fphen merkilegt lhensf , , að c hjá aþ þeim fphfþ</text:p>
          </table:table-cell>
          <table:table-cell office:value-type="string" calcext:value-type="string">
            <text:p>1898-ThjodFramtid-BenSveins.txt</text:p>
          </table:table-cell>
          <table:table-cell table:number-columns-repeated="2" office:value-type="string" calcext:value-type="string">
            <text:p>BenSveins</text:p>
          </table:table-cell>
          <table:table-cell office:value-type="float" office:value="1898" calcext:value-type="float">
            <text:p>1898</text:p>
          </table:table-cell>
          <table:table-cell office:value-type="float" office:value="1877" calcext:value-type="float">
            <text:p>1877</text:p>
          </table:table-cell>
          <table:table-cell office:value-type="float" office:value="21" calcext:value-type="float">
            <text:p>21</text:p>
          </table:table-cell>
          <table:table-cell office:value-type="float" office:value="3" calcext:value-type="float">
            <text:p>3</text:p>
          </table:table-cell>
          <table:table-cell office:value-type="string" calcext:value-type="string">
            <text:p>Thir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66" calcext:value-type="float">
            <text:p>366</text:p>
          </table:table-cell>
          <table:table-cell office:value-type="string" calcext:value-type="string">
            <text:p><text:s text:c="2"/>sng fram aa líkar lvfosf hugmyndir nvfo um ao hæð nveo bylgnanna nvfeg , , sem ct hjá aþ Grikkjum nkfþ-s hinum </text:p>
          </table:table-cell>
          <table:table-cell table:style-name="ce34" table:formula="of:=getword([.B364]; -1)" office:value-type="string" office:string-value="hinum" calcext:value-type="string">
            <text:p>hinum</text:p>
          </table:table-cell>
          <table:table-cell office:value-type="string" calcext:value-type="string">
            <text:p>gkfþ fornu lkfþvf</text:p>
          </table:table-cell>
          <table:table-cell table:style-name="ce37" table:formula="of:=getword([.D364]; 2)" office:value-type="string" office:string-value="fornu" calcext:value-type="string">
            <text:p>fornu</text:p>
          </table:table-cell>
          <table:table-cell/>
          <table:table-cell table:style-name="ce37" table:formula="of:=getword([.P36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64];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Hrauð nhengs í ao himin nkeo upp ao glóðum nvfþ hafs nhee , , gekk sfg3eþ sær lkensf af aþ </text:p>
          </table:table-cell>
          <table:table-cell office:value-type="string" calcext:value-type="string">
            <text:p>1898-ThjodFramtid-BenSveins.txt</text:p>
          </table:table-cell>
          <table:table-cell table:number-columns-repeated="2" office:value-type="string" calcext:value-type="string">
            <text:p>BenSveins</text:p>
          </table:table-cell>
          <table:table-cell office:value-type="float" office:value="1898" calcext:value-type="float">
            <text:p>1898</text:p>
          </table:table-cell>
          <table:table-cell office:value-type="float" office:value="1877" calcext:value-type="float">
            <text:p>1877</text:p>
          </table:table-cell>
          <table:table-cell office:value-type="float" office:value="21" calcext:value-type="float">
            <text:p>21</text:p>
          </table:table-cell>
          <table:table-cell office:value-type="float" office:value="3" calcext:value-type="float">
            <text:p>3</text:p>
          </table:table-cell>
          <table:table-cell office:value-type="string" calcext:value-type="string">
            <text:p>Thir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67" calcext:value-type="float">
            <text:p>367</text:p>
          </table:table-cell>
          <table:table-cell office:value-type="string" calcext:value-type="string">
            <text:p><text:s text:c="2"/>nheo , , sem ct fór sfg3eþ milli ae landa nhfe , , og c var sfg3eþ , , „ nhfn Grána sfg3fn “ nheo hið </text:p>
          </table:table-cell>
          <table:table-cell table:style-name="ce34" table:formula="of:=getword([.B365]; -1)" office:value-type="string" office:string-value="hið" calcext:value-type="string">
            <text:p>hið</text:p>
          </table:table-cell>
          <table:table-cell office:value-type="string" calcext:value-type="string">
            <text:p>gheo fyrsta lheove</text:p>
          </table:table-cell>
          <table:table-cell table:style-name="ce37" table:formula="of:=getword([.D365]; 2)" office:value-type="string" office:string-value="fyrsta" calcext:value-type="string">
            <text:p>fyrsta</text:p>
          </table:table-cell>
          <table:table-cell/>
          <table:table-cell table:style-name="ce37" table:formula="of:=getword([.P36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65]; 2)" office:value-type="string" office:string-value="nheo" calcext:value-type="string">
            <text:p>nheo</text:p>
          </table:table-cell>
          <table:table-cell table:style-name="ce37" table:number-columns-repeated="2"/>
          <table:table-cell/>
          <table:table-cell table:style-name="ce37" table:number-columns-repeated="2"/>
          <table:table-cell office:value-type="string" calcext:value-type="string">
            <text:p><text:s/>skip nheo þeirra fphfe . . Síðan aa eignaðist sfm3eþ félag nhen þetta fahen fleiri lhfovm skip nhfo ,</text:p>
          </table:table-cell>
          <table:table-cell office:value-type="string" calcext:value-type="string">
            <text:p>1898-ThjodFramtid-BenSveins.txt</text:p>
          </table:table-cell>
          <table:table-cell table:number-columns-repeated="2" office:value-type="string" calcext:value-type="string">
            <text:p>BenSveins</text:p>
          </table:table-cell>
          <table:table-cell office:value-type="float" office:value="1898" calcext:value-type="float">
            <text:p>1898</text:p>
          </table:table-cell>
          <table:table-cell office:value-type="float" office:value="1877" calcext:value-type="float">
            <text:p>1877</text:p>
          </table:table-cell>
          <table:table-cell office:value-type="float" office:value="21" calcext:value-type="float">
            <text:p>21</text:p>
          </table:table-cell>
          <table:table-cell office:value-type="float" office:value="3" calcext:value-type="float">
            <text:p>3</text:p>
          </table:table-cell>
          <table:table-cell office:value-type="string" calcext:value-type="string">
            <text:p>Thir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68" calcext:value-type="float">
            <text:p>368</text:p>
          </table:table-cell>
          <table:table-cell office:value-type="string" calcext:value-type="string">
            <text:p><text:s text:c="2"/>bæði c í aþ Reykjavík nveþ-s og c á aþ Vestfjörðum nkfþ-s og c enda nkeþ víðar aam hin </text:p>
          </table:table-cell>
          <table:table-cell table:style-name="ce34" table:formula="of:=getword([.B366]; -1)" office:value-type="string" office:string-value="hin" calcext:value-type="string">
            <text:p>hin</text:p>
          </table:table-cell>
          <table:table-cell office:value-type="string" calcext:value-type="string">
            <text:p>ghfo síðustu lhfove</text:p>
          </table:table-cell>
          <table:table-cell table:style-name="ce37" table:formula="of:=getword([.D366]; 2)" office:value-type="string" office:string-value="síðustu" calcext:value-type="string">
            <text:p>síðustu</text:p>
          </table:table-cell>
          <table:table-cell/>
          <table:table-cell table:style-name="ce37" table:formula="of:=getword([.P366]; 1)" office:value-type="string" office:string-value="" calcext:value-type="error">
            <text:p>#NAFN?</text:p>
          </table:table-cell>
          <table:table-cell table:style-name="ce37"/>
          <table:table-cell table:style-name="ce41" office:value-type="string" calcext:value-type="string">
            <text:p>dand</text:p>
          </table:table-cell>
          <table:table-cell table:style-name="ce37" table:formula="of:=getword([.P366]; 2)" office:value-type="string" office:string-value="nhfog" calcext:value-type="string">
            <text:p>nhfog</text:p>
          </table:table-cell>
          <table:table-cell table:style-name="ce37" table:number-columns-repeated="2"/>
          <table:table-cell/>
          <table:table-cell table:style-name="ce37" table:number-columns-repeated="2"/>
          <table:table-cell office:value-type="string" calcext:value-type="string">
            <text:p><text:s/>árin nhfog , , einkum aa síðan aa það fphen varð sfg3eþ auðsætt lhensf , , að c bátfiski nkeþ Íslend</text:p>
          </table:table-cell>
          <table:table-cell office:value-type="string" calcext:value-type="string">
            <text:p>1898-ThjodFramtid-BenSveins.txt</text:p>
          </table:table-cell>
          <table:table-cell table:number-columns-repeated="2" office:value-type="string" calcext:value-type="string">
            <text:p>BenSveins</text:p>
          </table:table-cell>
          <table:table-cell office:value-type="float" office:value="1898" calcext:value-type="float">
            <text:p>1898</text:p>
          </table:table-cell>
          <table:table-cell office:value-type="float" office:value="1877" calcext:value-type="float">
            <text:p>1877</text:p>
          </table:table-cell>
          <table:table-cell office:value-type="float" office:value="21" calcext:value-type="float">
            <text:p>21</text:p>
          </table:table-cell>
          <table:table-cell office:value-type="float" office:value="3" calcext:value-type="float">
            <text:p>3</text:p>
          </table:table-cell>
          <table:table-cell office:value-type="string" calcext:value-type="string">
            <text:p>Thir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69" calcext:value-type="float">
            <text:p>369</text:p>
          </table:table-cell>
          <table:table-cell office:value-type="string" calcext:value-type="string">
            <text:p><text:s text:c="2"/>nken-s , , nokkurn fokeo hluta nkeo Ameríku nvee-s , , er sfg3en nefnt sþghen varð sfg3eþ Vínland nhen-s hið </text:p>
          </table:table-cell>
          <table:table-cell table:style-name="ce34" table:formula="of:=getword([.B367]; -1)" office:value-type="string" office:string-value="hið" calcext:value-type="string">
            <text:p>hið</text:p>
          </table:table-cell>
          <table:table-cell office:value-type="string" calcext:value-type="string">
            <text:p>ghen góða lhenvf</text:p>
          </table:table-cell>
          <table:table-cell table:style-name="ce37" table:formula="of:=getword([.D367]; 2)" office:value-type="string" office:string-value="góða" calcext:value-type="string">
            <text:p>góða</text:p>
          </table:table-cell>
          <table:table-cell/>
          <table:table-cell table:style-name="ce37" table:formula="of:=getword([.P36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67];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Massachusetts nken-s ) ) . . Þegar c fram aa liðu sfg3fþ stundir nvfn fóru sfg3fþ Íslendingar nkfn-</text:p>
          </table:table-cell>
          <table:table-cell office:value-type="string" calcext:value-type="string">
            <text:p>1898-ThjodFramtid-JonOfeigs.txt</text:p>
          </table:table-cell>
          <table:table-cell table:number-columns-repeated="2" office:value-type="string" calcext:value-type="string">
            <text:p>JonOfeigs</text:p>
          </table:table-cell>
          <table:table-cell office:value-type="float" office:value="1898" calcext:value-type="float">
            <text:p>1898</text:p>
          </table:table-cell>
          <table:table-cell office:value-type="float" office:value="1881" calcext:value-type="float">
            <text:p>1881</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Excellen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70" calcext:value-type="float">
            <text:p>370</text:p>
          </table:table-cell>
          <table:table-cell office:value-type="string" calcext:value-type="string">
            <text:p><text:s/>3eþ byrjun nven einokunarverzlunarinnar nveeg , , sem ct hefur sfg3en orðið ssg landi nheþ og c lýð nkeo til ae hins </text:p>
          </table:table-cell>
          <table:table-cell table:style-name="ce34" table:formula="of:=getword([.B368]; -1)" office:value-type="string" office:string-value="hins" calcext:value-type="string">
            <text:p>hins</text:p>
          </table:table-cell>
          <table:table-cell office:value-type="string" calcext:value-type="string">
            <text:p>ghee mesta lheþve</text:p>
          </table:table-cell>
          <table:table-cell table:style-name="ce37" table:formula="of:=getword([.D368]; 2)" office:value-type="string" office:string-value="mesta" calcext:value-type="string">
            <text:p>mesta</text:p>
          </table:table-cell>
          <table:table-cell/>
          <table:table-cell table:style-name="ce37" table:formula="of:=getword([.P36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68]; 2)" office:value-type="string" office:string-value="nhee" calcext:value-type="string">
            <text:p>nhee</text:p>
          </table:table-cell>
          <table:table-cell table:style-name="ce37" table:number-columns-repeated="2"/>
          <table:table-cell/>
          <table:table-cell table:style-name="ce37" table:number-columns-repeated="2"/>
          <table:table-cell office:value-type="string" calcext:value-type="string">
            <text:p><text:s/>tjóns nhee . . Einokunartímabilið nheng stóð sfg3eþ alllengi aa yfir aa og c má sfg3en með aþ sanni </text:p>
          </table:table-cell>
          <table:table-cell office:value-type="string" calcext:value-type="string">
            <text:p>1898-ThjodFramtid-JonOfeigs.txt</text:p>
          </table:table-cell>
          <table:table-cell table:number-columns-repeated="2" office:value-type="string" calcext:value-type="string">
            <text:p>JonOfeigs</text:p>
          </table:table-cell>
          <table:table-cell office:value-type="float" office:value="1898" calcext:value-type="float">
            <text:p>1898</text:p>
          </table:table-cell>
          <table:table-cell office:value-type="float" office:value="1881" calcext:value-type="float">
            <text:p>1881</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71" calcext:value-type="float">
            <text:p>371</text:p>
          </table:table-cell>
          <table:table-cell office:value-type="string" calcext:value-type="string">
            <text:p><text:s text:c="2"/>ao , , hve aa mikið lhensf hefur sfg3en verið ssg starfað sþghen á aþ síðustu lhfþve árum nhfþ , , að c hinar </text:p>
          </table:table-cell>
          <table:table-cell table:style-name="ce34" table:formula="of:=getword([.B369]; -1)" office:value-type="string" office:string-value="hinar" calcext:value-type="string">
            <text:p>hinar</text:p>
          </table:table-cell>
          <table:table-cell office:value-type="string" calcext:value-type="string">
            <text:p>gvfn komandi lvfnof</text:p>
          </table:table-cell>
          <table:table-cell table:style-name="ce37" table:formula="of:=getword([.D369]; 2)" office:value-type="string" office:string-value="komandi" calcext:value-type="string">
            <text:p>komandi</text:p>
          </table:table-cell>
          <table:table-cell/>
          <table:table-cell table:style-name="ce37" table:formula="of:=getword([.P36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69]; 2)" office:value-type="string" office:string-value="nvfn" calcext:value-type="string">
            <text:p>nvfn</text:p>
          </table:table-cell>
          <table:table-cell table:style-name="ce37" table:number-columns-repeated="2"/>
          <table:table-cell/>
          <table:table-cell table:style-name="ce37" table:number-columns-repeated="2"/>
          <table:table-cell office:value-type="string" calcext:value-type="string">
            <text:p><text:s/>kynslóðir nvfn muni svg3fn láta sng vísir nken þann fakeo , , sem ct lagður sþgken er sfg3en til </text:p>
          </table:table-cell>
          <table:table-cell office:value-type="string" calcext:value-type="string">
            <text:p>1898-ThjodFramtid-JonOfeigs.txt</text:p>
          </table:table-cell>
          <table:table-cell table:number-columns-repeated="2" office:value-type="string" calcext:value-type="string">
            <text:p>JonOfeigs</text:p>
          </table:table-cell>
          <table:table-cell office:value-type="float" office:value="1898" calcext:value-type="float">
            <text:p>1898</text:p>
          </table:table-cell>
          <table:table-cell office:value-type="float" office:value="1881" calcext:value-type="float">
            <text:p>1881</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72" calcext:value-type="float">
            <text:p>372</text:p>
          </table:table-cell>
          <table:table-cell office:value-type="string" calcext:value-type="string">
            <text:p><text:s text:c="2"/>sfg3eþ út aa eftir aþ Eyjafirði nkeþ-s . . Veður nhen var sfg3eþ blækyrt sþghen , , heiðskýrt lhensf og c hið </text:p>
          </table:table-cell>
          <table:table-cell table:style-name="ce34" table:formula="of:=getword([.B370]; -1)" office:value-type="string" office:string-value="hið" calcext:value-type="string">
            <text:p>hið</text:p>
          </table:table-cell>
          <table:table-cell office:value-type="string" calcext:value-type="string">
            <text:p>ghen fegursta lhenve</text:p>
          </table:table-cell>
          <table:table-cell table:style-name="ce37" table:formula="of:=getword([.D370]; 2)" office:value-type="string" office:string-value="fegursta" calcext:value-type="string">
            <text:p>fegursta</text:p>
          </table:table-cell>
          <table:table-cell/>
          <table:table-cell table:style-name="ce37" table:formula="of:=getword([.P37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70];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og c stóð sfg1eþ eg fp1en því fpheþ uppi aa á aþ þiljum nvfþ , , þangað aa til </text:p>
          </table:table-cell>
          <table:table-cell office:value-type="string" calcext:value-type="string">
            <text:p>1900-Ferdalysingar-BogBen.txt</text:p>
          </table:table-cell>
          <table:table-cell table:number-columns-repeated="2" office:value-type="string" calcext:value-type="string">
            <text:p>BogBen</text:p>
          </table:table-cell>
          <table:table-cell office:value-type="float" office:value="1900" calcext:value-type="float">
            <text:p>1900</text:p>
          </table:table-cell>
          <table:table-cell office:value-type="float" office:value="1878" calcext:value-type="float">
            <text:p>1878</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73" calcext:value-type="float">
            <text:p>373</text:p>
          </table:table-cell>
          <table:table-cell office:value-type="string" calcext:value-type="string">
            <text:p><text:s text:c="2"/>, , en c þá aa var sfg3eþ kl. nveng orðin sþgven eitt tfhen . . Var sfg3eþ það fphen einhver foven hin </text:p>
          </table:table-cell>
          <table:table-cell table:style-name="ce34" table:formula="of:=getword([.B371]; -1)" office:value-type="string" office:string-value="hin" calcext:value-type="string">
            <text:p>hin</text:p>
          </table:table-cell>
          <table:table-cell office:value-type="string" calcext:value-type="string">
            <text:p>gven fegursta lvenve</text:p>
          </table:table-cell>
          <table:table-cell table:style-name="ce37" table:formula="of:=getword([.D371]; 2)" office:value-type="string" office:string-value="fegursta" calcext:value-type="string">
            <text:p>fegursta</text:p>
          </table:table-cell>
          <table:table-cell/>
          <table:table-cell table:style-name="ce37" table:formula="of:=getword([.P37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71]; 2)" office:value-type="string" office:string-value="nven" calcext:value-type="string">
            <text:p>nve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jón nven og c stórkostlegasta lvenve náttúrufegurð nven , , er sfg1en eg fp1en sá sfg1eþ þá aa </text:p>
          </table:table-cell>
          <table:table-cell office:value-type="string" calcext:value-type="string">
            <text:p>1900-Ferdalysingar-BogBen.txt</text:p>
          </table:table-cell>
          <table:table-cell table:number-columns-repeated="2" office:value-type="string" calcext:value-type="string">
            <text:p>BogBen</text:p>
          </table:table-cell>
          <table:table-cell office:value-type="float" office:value="1900" calcext:value-type="float">
            <text:p>1900</text:p>
          </table:table-cell>
          <table:table-cell office:value-type="float" office:value="1878" calcext:value-type="float">
            <text:p>1878</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74" calcext:value-type="float">
            <text:p>374</text:p>
          </table:table-cell>
          <table:table-cell office:value-type="string" calcext:value-type="string">
            <text:p><text:s text:c="2"/>þótti sfg3eþ oss fp1fþ það fphen sárt lhensf . . Bóndinn nkeng á aþ Baldursheimi nkeþ-s var sfg3eþ hinn </text:p>
          </table:table-cell>
          <table:table-cell table:style-name="ce34" table:formula="of:=getword([.B372]; -1)" office:value-type="string" office:string-value="hinn" calcext:value-type="string">
            <text:p>hinn</text:p>
          </table:table-cell>
          <table:table-cell office:value-type="string" calcext:value-type="string">
            <text:p>gken skemmtilegasti lkenve</text:p>
          </table:table-cell>
          <table:table-cell table:style-name="ce37" table:formula="of:=getword([.D372]; 2)" office:value-type="string" office:string-value="skemmtilegasti" calcext:value-type="string">
            <text:p>skemmtilegasti</text:p>
          </table:table-cell>
          <table:table-cell/>
          <table:table-cell table:style-name="ce37" table:formula="of:=getword([.P37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72];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vildi sfg3eþ fyrir ao hvern fokeo mun nkeo fá sng oss fp1fo til ae þess </text:p>
          </table:table-cell>
          <table:table-cell office:value-type="string" calcext:value-type="string">
            <text:p>1900-Ferdalysingar-FridrSig.txt</text:p>
          </table:table-cell>
          <table:table-cell table:number-columns-repeated="2" office:value-type="string" calcext:value-type="string">
            <text:p>FridrSig</text:p>
          </table:table-cell>
          <table:table-cell office:value-type="float" office:value="1900" calcext:value-type="float">
            <text:p>1900</text:p>
          </table:table-cell>
          <table:table-cell table:number-columns-repeated="2"/>
          <table:table-cell office:value-type="float" office:value="2" calcext:value-type="float">
            <text:p>2</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75" calcext:value-type="float">
            <text:p>375</text:p>
          </table:table-cell>
          <table:table-cell office:value-type="string" calcext:value-type="string">
            <text:p><text:s text:c="2"/>sfg3eþ sunnudagsnótt nven . . Morguninn nkeog eptir sfg3en , , þegar c vér fp1fn vöknuðum sfg1fþ , , var sfg3eþ hið </text:p>
          </table:table-cell>
          <table:table-cell table:style-name="ce34" table:formula="of:=getword([.B373]; -1)" office:value-type="string" office:string-value="hið" calcext:value-type="string">
            <text:p>hið</text:p>
          </table:table-cell>
          <table:table-cell office:value-type="string" calcext:value-type="string">
            <text:p>ghen blíðasta lhenve</text:p>
          </table:table-cell>
          <table:table-cell table:style-name="ce37" table:formula="of:=getword([.D373]; 2)" office:value-type="string" office:string-value="blíðasta" calcext:value-type="string">
            <text:p>blíðasta</text:p>
          </table:table-cell>
          <table:table-cell/>
          <table:table-cell table:style-name="ce37" table:formula="of:=getword([.P37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73];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fegursta lhenve veður nhen , , logn nhen og c hitasólskin nhen . . Þegar c vér fp1fn höfðum sf</text:p>
          </table:table-cell>
          <table:table-cell office:value-type="string" calcext:value-type="string">
            <text:p>1900-Ferdalysingar-FridrSig.txt</text:p>
          </table:table-cell>
          <table:table-cell table:number-columns-repeated="2" office:value-type="string" calcext:value-type="string">
            <text:p>FridrSig</text:p>
          </table:table-cell>
          <table:table-cell office:value-type="float" office:value="1900" calcext:value-type="float">
            <text:p>1900</text:p>
          </table:table-cell>
          <table:table-cell table:number-columns-repeated="2"/>
          <table:table-cell office:value-type="float" office:value="2" calcext:value-type="float">
            <text:p>2</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76" calcext:value-type="float">
            <text:p>376</text:p>
          </table:table-cell>
          <table:table-cell office:value-type="string" calcext:value-type="string">
            <text:p><text:s text:c="2"/>aþ svo aa kallaðri lveþsf Geiteyjarströnd nveþ-s , , við ao Mývatn nheo-s að aa austan aa , , er sfg3en hið </text:p>
          </table:table-cell>
          <table:table-cell table:style-name="ce34" table:formula="of:=getword([.B374]; -1)" office:value-type="string" office:string-value="hið" calcext:value-type="string">
            <text:p>hið</text:p>
          </table:table-cell>
          <table:table-cell office:value-type="string" calcext:value-type="string">
            <text:p>ghen fegursta lhenve</text:p>
          </table:table-cell>
          <table:table-cell table:style-name="ce37" table:formula="of:=getword([.D374]; 2)" office:value-type="string" office:string-value="fegursta" calcext:value-type="string">
            <text:p>fegursta</text:p>
          </table:table-cell>
          <table:table-cell/>
          <table:table-cell table:style-name="ce37" table:formula="of:=getword([.P37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74]; 2)" office:value-type="string" office:string-value="nhen" calcext:value-type="string">
            <text:p>nhe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landslag nhen , , sem ct eg fp1en hefi sfg1en séð ssg og c blómlegastur lkense gróður nken í </text:p>
          </table:table-cell>
          <table:table-cell office:value-type="string" calcext:value-type="string">
            <text:p>1900-Ferdalysingar-FridrSig.txt</text:p>
          </table:table-cell>
          <table:table-cell table:number-columns-repeated="2" office:value-type="string" calcext:value-type="string">
            <text:p>FridrSig</text:p>
          </table:table-cell>
          <table:table-cell office:value-type="float" office:value="1900" calcext:value-type="float">
            <text:p>1900</text:p>
          </table:table-cell>
          <table:table-cell table:number-columns-repeated="2"/>
          <table:table-cell office:value-type="float" office:value="2" calcext:value-type="float">
            <text:p>2</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77" calcext:value-type="float">
            <text:p>377</text:p>
          </table:table-cell>
          <table:table-cell office:value-type="string" calcext:value-type="string">
            <text:p><text:s text:c="2"/>ætluðum sfg1fþ að cn sjá sng leirhverana nkfog hjá aþ fjallinu nheþg . . Er sfg3en það fphen einhver foven hin </text:p>
          </table:table-cell>
          <table:table-cell table:style-name="ce34" table:formula="of:=getword([.B375]; -1)" office:value-type="string" office:string-value="hin" calcext:value-type="string">
            <text:p>hin</text:p>
          </table:table-cell>
          <table:table-cell office:value-type="string" calcext:value-type="string">
            <text:p>gven ægilegasta lvenve</text:p>
          </table:table-cell>
          <table:table-cell table:style-name="ce37" table:formula="of:=getword([.D375]; 2)" office:value-type="string" office:string-value="ægilegasta" calcext:value-type="string">
            <text:p>ægilegasta</text:p>
          </table:table-cell>
          <table:table-cell/>
          <table:table-cell table:style-name="ce37" table:formula="of:=getword([.P37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75]; 2)" office:value-type="string" office:string-value="nven" calcext:value-type="string">
            <text:p>nven</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Non-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sjón nven , , sem ct eg fp1en hefi sfg1en sjeð nheo að cn sjá sng niður aa í </text:p>
          </table:table-cell>
          <table:table-cell office:value-type="string" calcext:value-type="string">
            <text:p>1900-Ferdalysingar-FridrSig.txt</text:p>
          </table:table-cell>
          <table:table-cell table:number-columns-repeated="2" office:value-type="string" calcext:value-type="string">
            <text:p>FridrSig</text:p>
          </table:table-cell>
          <table:table-cell office:value-type="float" office:value="1900" calcext:value-type="float">
            <text:p>1900</text:p>
          </table:table-cell>
          <table:table-cell table:number-columns-repeated="2"/>
          <table:table-cell office:value-type="float" office:value="2" calcext:value-type="float">
            <text:p>2</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78" calcext:value-type="float">
            <text:p>378</text:p>
          </table:table-cell>
          <table:table-cell office:value-type="string" calcext:value-type="string">
            <text:p><text:s text:c="2"/>nkeo og c ætlaði sfg3eþ mjer nhen að cn ganga sng inn aa í ao annan fokeo bekk nkeo hins </text:p>
          </table:table-cell>
          <table:table-cell table:style-name="ce34" table:formula="of:=getword([.B376]; -1)" office:value-type="string" office:string-value="hins" calcext:value-type="string">
            <text:p>hins</text:p>
          </table:table-cell>
          <table:table-cell office:value-type="string" calcext:value-type="string">
            <text:p>ghee fyrrnefnda lkeovf</text:p>
          </table:table-cell>
          <table:table-cell table:style-name="ce37" table:formula="of:=getword([.D376]; 2)" office:value-type="string" office:string-value="fyrrnefnda" calcext:value-type="string">
            <text:p>fyrrnefnda</text:p>
          </table:table-cell>
          <table:table-cell/>
          <table:table-cell table:style-name="ce37" table:formula="of:=getword([.P37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76]; 2)" office:value-type="string" office:string-value="nkeo" calcext:value-type="string">
            <text:p>nkeo</text:p>
          </table:table-cell>
          <table:table-cell table:style-name="ce37" table:number-columns-repeated="2"/>
          <table:table-cell/>
          <table:table-cell table:style-name="ce37" table:number-columns-repeated="2"/>
          <table:table-cell office:value-type="string" calcext:value-type="string">
            <text:p><text:s/>skóla nkeo . . Jeg e hlakkaði sfg3eþ mikið lhensf til ae ferðarinnar nveeg , , því fpheþ hvað fsh</text:p>
          </table:table-cell>
          <table:table-cell office:value-type="string" calcext:value-type="string">
            <text:p>1900-Ferdalysingar-GunnThorst.txt</text:p>
          </table:table-cell>
          <table:table-cell table:number-columns-repeated="2" office:value-type="string" calcext:value-type="string">
            <text:p>GunnThorst</text:p>
          </table:table-cell>
          <table:table-cell office:value-type="float" office:value="1900" calcext:value-type="float">
            <text:p>1900</text:p>
          </table:table-cell>
          <table:table-cell office:value-type="float" office:value="1884" calcext:value-type="float">
            <text:p>188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79" calcext:value-type="float">
            <text:p>379</text:p>
          </table:table-cell>
          <table:table-cell office:value-type="string" calcext:value-type="string">
            <text:p><text:s text:c="2"/>hafði sfg3eþ jeg e aldrei aa sjeð nheo slík fbven stórvirki nhen fyr sfg3en . . Að aþ morgni nkeþ hins </text:p>
          </table:table-cell>
          <table:table-cell table:style-name="ce34" table:formula="of:=getword([.B377]; -1)" office:value-type="string" office:string-value="hins" calcext:value-type="string">
            <text:p>hins</text:p>
          </table:table-cell>
          <table:table-cell office:value-type="string" calcext:value-type="string">
            <text:p>gkee sjöunda lkeevf</text:p>
          </table:table-cell>
          <table:table-cell table:style-name="ce37" table:formula="of:=getword([.D377]; 2)" office:value-type="string" office:string-value="sjöunda" calcext:value-type="string">
            <text:p>sjöunda</text:p>
          </table:table-cell>
          <table:table-cell/>
          <table:table-cell table:style-name="ce37" table:formula="of:=getword([.P37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77]; 2)" office:value-type="string" office:string-value="nkee" calcext:value-type="string">
            <text:p>nkee</text:p>
          </table:table-cell>
          <table:table-cell table:style-name="ce37" table:number-columns-repeated="2"/>
          <table:table-cell/>
          <table:table-cell table:style-name="ce37" table:number-columns-repeated="2"/>
          <table:table-cell office:value-type="string" calcext:value-type="string">
            <text:p><text:s/>dags nkee lögðum sfg1fþ við fp1fn af aþ stað nkeþ frá aþ þessum fakeþ síðasta lkeove náttstað </text:p>
          </table:table-cell>
          <table:table-cell office:value-type="string" calcext:value-type="string">
            <text:p>1900-Ferdalysingar-GunnThorst.txt</text:p>
          </table:table-cell>
          <table:table-cell table:number-columns-repeated="2" office:value-type="string" calcext:value-type="string">
            <text:p>GunnThorst</text:p>
          </table:table-cell>
          <table:table-cell office:value-type="float" office:value="1900" calcext:value-type="float">
            <text:p>1900</text:p>
          </table:table-cell>
          <table:table-cell office:value-type="float" office:value="1884" calcext:value-type="float">
            <text:p>188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80" calcext:value-type="float">
            <text:p>380</text:p>
          </table:table-cell>
          <table:table-cell office:value-type="string" calcext:value-type="string">
            <text:p><text:s text:c="2"/>sfg1fþ við fp1fn Skólavörðuna nveogs og c því fpheþ næst aþe Laugarnesspítalann nveþ-s og c loks aa hina </text:p>
          </table:table-cell>
          <table:table-cell table:style-name="ce34" table:formula="of:=getword([.B378]; -1)" office:value-type="string" office:string-value="hina" calcext:value-type="string">
            <text:p>hina</text:p>
          </table:table-cell>
          <table:table-cell office:value-type="string" calcext:value-type="string">
            <text:p>gveo rómuðu lveovf</text:p>
          </table:table-cell>
          <table:table-cell table:style-name="ce37" table:formula="of:=getword([.D378]; 2)" office:value-type="string" office:string-value="rómuðu" calcext:value-type="string">
            <text:p>rómuðu</text:p>
          </table:table-cell>
          <table:table-cell/>
          <table:table-cell table:style-name="ce37" table:formula="of:=getword([.P37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78]; 2)" office:value-type="string" office:string-value="nveo-s" calcext:value-type="string">
            <text:p>nveo-s</text:p>
          </table:table-cell>
          <table:table-cell table:style-name="ce37" table:number-columns-repeated="2"/>
          <table:table-cell/>
          <table:table-cell table:style-name="ce37" table:number-columns-repeated="2"/>
          <table:table-cell office:value-type="string" calcext:value-type="string">
            <text:p><text:s/>Reykjavík nveo-s , , og c var sfg3eþ í aþ fyrstu lveþve ekki aa frítt lheosf við fp1fn </text:p>
          </table:table-cell>
          <table:table-cell office:value-type="string" calcext:value-type="string">
            <text:p>1900-Ferdalysingar-GunnThorst.txt</text:p>
          </table:table-cell>
          <table:table-cell table:number-columns-repeated="2" office:value-type="string" calcext:value-type="string">
            <text:p>GunnThorst</text:p>
          </table:table-cell>
          <table:table-cell office:value-type="float" office:value="1900" calcext:value-type="float">
            <text:p>1900</text:p>
          </table:table-cell>
          <table:table-cell office:value-type="float" office:value="1884" calcext:value-type="float">
            <text:p>188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81" calcext:value-type="float">
            <text:p>381</text:p>
          </table:table-cell>
          <table:table-cell office:value-type="string" calcext:value-type="string">
            <text:p><text:s/>3eþ búist ssm við aa , , því fpheþ bæði c var sfg3eþ loftslagið nheng óviðkunnanlegra lhenvm , , heldur aam en c hið </text:p>
          </table:table-cell>
          <table:table-cell table:style-name="ce34" table:formula="of:=getword([.B379]; -1)" office:value-type="string" office:string-value="hið" calcext:value-type="string">
            <text:p>hið</text:p>
          </table:table-cell>
          <table:table-cell office:value-type="string" calcext:value-type="string">
            <text:p>ghen hressandi lhenof</text:p>
          </table:table-cell>
          <table:table-cell table:style-name="ce37" table:formula="of:=getword([.D379]; 2)" office:value-type="string" office:string-value="hressandi" calcext:value-type="string">
            <text:p>hressandi</text:p>
          </table:table-cell>
          <table:table-cell/>
          <table:table-cell table:style-name="ce37" table:formula="of:=getword([.P37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79];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fjörgandi lhenof sveitaloft nhen og c líka sfg3fn kunni sfg3eþ jeg e illa aa við </text:p>
          </table:table-cell>
          <table:table-cell office:value-type="string" calcext:value-type="string">
            <text:p>1900-Ferdalysingar-GunnThorst.txt</text:p>
          </table:table-cell>
          <table:table-cell table:number-columns-repeated="2" office:value-type="string" calcext:value-type="string">
            <text:p>GunnThorst</text:p>
          </table:table-cell>
          <table:table-cell office:value-type="float" office:value="1900" calcext:value-type="float">
            <text:p>1900</text:p>
          </table:table-cell>
          <table:table-cell office:value-type="float" office:value="1884" calcext:value-type="float">
            <text:p>188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82" calcext:value-type="float">
            <text:p>382</text:p>
          </table:table-cell>
          <table:table-cell office:value-type="string" calcext:value-type="string">
            <text:p><text:s text:c="2"/>mig fp1eo uppi aa á aþ þilfari nheþ eins aa og c flestir lkfnse . . Veður nhen var sfg3eþ hið </text:p>
          </table:table-cell>
          <table:table-cell table:style-name="ce34" table:formula="of:=getword([.B380]; -1)" office:value-type="string" office:string-value="hið" calcext:value-type="string">
            <text:p>hið</text:p>
          </table:table-cell>
          <table:table-cell office:value-type="string" calcext:value-type="string">
            <text:p>ghen bezta lhenve</text:p>
          </table:table-cell>
          <table:table-cell table:style-name="ce37" table:formula="of:=getword([.D380]; 2)" office:value-type="string" office:string-value="bezta" calcext:value-type="string">
            <text:p>bezta</text:p>
          </table:table-cell>
          <table:table-cell/>
          <table:table-cell table:style-name="ce37" table:formula="of:=getword([.P38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80];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þó aa nokkur foven gola nven og c dálítið aa í ao sjóinn nkeog . . Ruggaði sfg3eþ </text:p>
          </table:table-cell>
          <table:table-cell office:value-type="string" calcext:value-type="string">
            <text:p>1900-Ferdalysingar-JohGSig.txt</text:p>
          </table:table-cell>
          <table:table-cell table:number-columns-repeated="2" office:value-type="string" calcext:value-type="string">
            <text:p>JohGSig</text:p>
          </table:table-cell>
          <table:table-cell office:value-type="float" office:value="1900" calcext:value-type="float">
            <text:p>1900</text:p>
          </table:table-cell>
          <table:table-cell office:value-type="float" office:value="1882" calcext:value-type="float">
            <text:p>1882</text:p>
          </table:table-cell>
          <table:table-cell office:value-type="float" office:value="18" calcext:value-type="float">
            <text:p>18</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83" calcext:value-type="float">
            <text:p>383</text:p>
          </table:table-cell>
          <table:table-cell office:value-type="string" calcext:value-type="string">
            <text:p><text:s text:c="2"/>aa vert lhensf við ao hraunið nheog . . Óðum aa við fp1fn alldjúpt aa í aþ henni fpveþ . . Á aþ hinum </text:p>
          </table:table-cell>
          <table:table-cell table:style-name="ce34" table:formula="of:=getword([.B381]; -1)" office:value-type="string" office:string-value="hinum" calcext:value-type="string">
            <text:p>hinum</text:p>
          </table:table-cell>
          <table:table-cell office:value-type="string" calcext:value-type="string">
            <text:p>gkeþ vestari lkeþvm</text:p>
          </table:table-cell>
          <table:table-cell table:style-name="ce37" table:formula="of:=getword([.D381]; 2)" office:value-type="string" office:string-value="vestari" calcext:value-type="string">
            <text:p>vestari</text:p>
          </table:table-cell>
          <table:table-cell/>
          <table:table-cell table:style-name="ce37" table:formula="of:=getword([.P38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81]; 2)" office:value-type="string" office:string-value="nkeþ" calcext:value-type="string">
            <text:p>nkeþ</text:p>
          </table:table-cell>
          <table:table-cell table:style-name="ce37" table:number-columns-repeated="2"/>
          <table:table-cell/>
          <table:table-cell table:style-name="ce37" table:number-columns-repeated="2"/>
          <table:table-cell office:value-type="string" calcext:value-type="string">
            <text:p><text:s/>bakka nkeþ Hítarár nvee-s settumst sfm1fþ við ao niður ao stundarkorn nheo og c hvíldum nvfþ okkur </text:p>
          </table:table-cell>
          <table:table-cell office:value-type="string" calcext:value-type="string">
            <text:p>1900-Ferdalysingar-JohGSig.txt</text:p>
          </table:table-cell>
          <table:table-cell table:number-columns-repeated="2" office:value-type="string" calcext:value-type="string">
            <text:p>JohGSig</text:p>
          </table:table-cell>
          <table:table-cell office:value-type="float" office:value="1900" calcext:value-type="float">
            <text:p>1900</text:p>
          </table:table-cell>
          <table:table-cell office:value-type="float" office:value="1882" calcext:value-type="float">
            <text:p>1882</text:p>
          </table:table-cell>
          <table:table-cell office:value-type="float" office:value="18" calcext:value-type="float">
            <text:p>18</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84" calcext:value-type="float">
            <text:p>384</text:p>
          </table:table-cell>
          <table:table-cell office:value-type="string" calcext:value-type="string">
            <text:p><text:s text:c="2"/>þessu faheþ efni nheþ að cn klífa sng þrítugan lkeosf hamarinn nkeog til ae þess fphee að cn komast snm hina </text:p>
          </table:table-cell>
          <table:table-cell table:style-name="ce34" table:formula="of:=getword([.B382]; -1)" office:value-type="string" office:string-value="hina" calcext:value-type="string">
            <text:p>hina</text:p>
          </table:table-cell>
          <table:table-cell office:value-type="string" calcext:value-type="string">
            <text:p>gveo löngu lveovf</text:p>
          </table:table-cell>
          <table:table-cell table:style-name="ce37" table:formula="of:=getword([.D382]; 2)" office:value-type="string" office:string-value="löngu" calcext:value-type="string">
            <text:p>löngu</text:p>
          </table:table-cell>
          <table:table-cell/>
          <table:table-cell table:style-name="ce37" table:formula="of:=getword([.P38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82];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leið nven gegnum ao skóla nkeo þenna sng . . Sumarvinna nven þeirra fpkfe er sfg3en hið ghen eina lven</text:p>
          </table:table-cell>
          <table:table-cell office:value-type="string" calcext:value-type="string">
            <text:p>1900-Sumarleyfi-SigGudm.txt</text:p>
          </table:table-cell>
          <table:table-cell table:number-columns-repeated="2" office:value-type="string" calcext:value-type="string">
            <text:p>SigGudm</text:p>
          </table:table-cell>
          <table:table-cell office:value-type="float" office:value="1900" calcext:value-type="float">
            <text:p>1900</text:p>
          </table:table-cell>
          <table:table-cell office:value-type="float" office:value="1878" calcext:value-type="float">
            <text:p>1878</text:p>
          </table:table-cell>
          <table:table-cell office:value-type="float" office:value="22" calcext:value-type="float">
            <text:p>22</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85" calcext:value-type="float">
            <text:p>385</text:p>
          </table:table-cell>
          <table:table-cell office:value-type="string" calcext:value-type="string">
            <text:p><text:s text:c="2"/>snm hina gveo löngu lveovf leið nven gegnum ao skóla nkeo þenna sng . . Sumarvinna nven þeirra fpkfe er sfg3en hið </text:p>
          </table:table-cell>
          <table:table-cell table:style-name="ce34" table:formula="of:=getword([.B383]; -1)" office:value-type="string" office:string-value="hið" calcext:value-type="string">
            <text:p>hið</text:p>
          </table:table-cell>
          <table:table-cell office:value-type="string" calcext:value-type="string">
            <text:p>ghen eina lvenvf</text:p>
          </table:table-cell>
          <table:table-cell table:style-name="ce37" table:formula="of:=getword([.D383]; 2)" office:value-type="string" office:string-value="eina" calcext:value-type="string">
            <text:p>eina</text:p>
          </table:table-cell>
          <table:table-cell/>
          <table:table-cell table:style-name="ce37" table:formula="of:=getword([.P38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83];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er sfg3en þeir fpkfn hafa sfg3fn við ao að cn styðjast snm , , auk ae námsstyrks nkee skólans </text:p>
          </table:table-cell>
          <table:table-cell office:value-type="string" calcext:value-type="string">
            <text:p>1900-Sumarleyfi-SigGudm.txt</text:p>
          </table:table-cell>
          <table:table-cell table:number-columns-repeated="2" office:value-type="string" calcext:value-type="string">
            <text:p>SigGudm</text:p>
          </table:table-cell>
          <table:table-cell office:value-type="float" office:value="1900" calcext:value-type="float">
            <text:p>1900</text:p>
          </table:table-cell>
          <table:table-cell office:value-type="float" office:value="1878" calcext:value-type="float">
            <text:p>1878</text:p>
          </table:table-cell>
          <table:table-cell office:value-type="float" office:value="22" calcext:value-type="float">
            <text:p>22</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86" calcext:value-type="float">
            <text:p>386</text:p>
          </table:table-cell>
          <table:table-cell office:value-type="string" calcext:value-type="string">
            <text:p><text:s text:c="2"/>nhfþ , , einkum aa þeir fpkfn er ct eiga sfg3fn hjá aþ foreldrum nkfþ sínum fekfþ , , en c flestir lkfnse hinna </text:p>
          </table:table-cell>
          <table:table-cell table:style-name="ce34" table:formula="of:=getword([.B384]; -1)" office:value-type="string" office:string-value="hinna" calcext:value-type="string">
            <text:p>hinna</text:p>
          </table:table-cell>
          <table:table-cell office:value-type="string" calcext:value-type="string">
            <text:p>gkfe allrafátækustu lkfeve</text:p>
          </table:table-cell>
          <table:table-cell table:style-name="ce37" table:formula="of:=getword([.D384]; 2)" office:value-type="string" office:string-value="allrafátækustu" calcext:value-type="string">
            <text:p>allrafátækustu</text:p>
          </table:table-cell>
          <table:table-cell/>
          <table:table-cell table:style-name="ce37" table:formula="of:=getword([.P38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84]; 2)" office:value-type="string" office:string-value="snm" calcext:value-type="string">
            <text:p>snm</text:p>
          </table:table-cell>
          <table:table-cell table:style-name="ce37" table:number-columns-repeated="2"/>
          <table:table-cell/>
          <table:table-cell table:style-name="ce37" table:number-columns-repeated="2"/>
          <table:table-cell office:value-type="string" calcext:value-type="string">
            <text:p><text:s/>fást snm við ao vegabætur nvfo . . Þá aa sný sfg1en ég fp1en mér fp1eþ að aþ </text:p>
          </table:table-cell>
          <table:table-cell office:value-type="string" calcext:value-type="string">
            <text:p>1900-Sumarleyfi-SigGudm.txt</text:p>
          </table:table-cell>
          <table:table-cell table:number-columns-repeated="2" office:value-type="string" calcext:value-type="string">
            <text:p>SigGudm</text:p>
          </table:table-cell>
          <table:table-cell office:value-type="float" office:value="1900" calcext:value-type="float">
            <text:p>1900</text:p>
          </table:table-cell>
          <table:table-cell office:value-type="float" office:value="1878" calcext:value-type="float">
            <text:p>1878</text:p>
          </table:table-cell>
          <table:table-cell office:value-type="float" office:value="22" calcext:value-type="float">
            <text:p>22</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87" calcext:value-type="float">
            <text:p>387</text:p>
          </table:table-cell>
          <table:table-cell office:value-type="string" calcext:value-type="string">
            <text:p><text:s text:c="2"/>við fp1fn dvöldum sfg1fþ 1 ta dag nkeo á aþ Þingvöllum nhfþ-s til ae að cn skoða sng hinn </text:p>
          </table:table-cell>
          <table:table-cell table:style-name="ce34" table:formula="of:=getword([.B385]; -1)" office:value-type="string" office:string-value="hinn" calcext:value-type="string">
            <text:p>hinn</text:p>
          </table:table-cell>
          <table:table-cell office:value-type="string" calcext:value-type="string">
            <text:p>gkeo forna lkeovf</text:p>
          </table:table-cell>
          <table:table-cell table:style-name="ce37" table:formula="of:=getword([.D385]; 2)" office:value-type="string" office:string-value="forna" calcext:value-type="string">
            <text:p>forna</text:p>
          </table:table-cell>
          <table:table-cell/>
          <table:table-cell table:style-name="ce37" table:formula="of:=getword([.P38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85]; 2)" office:value-type="string" office:string-value="nkeo" calcext:value-type="string">
            <text:p>nkeo</text:p>
          </table:table-cell>
          <table:table-cell table:style-name="ce37" table:number-columns-repeated="2"/>
          <table:table-cell/>
          <table:table-cell table:style-name="ce37" table:number-columns-repeated="2"/>
          <table:table-cell office:value-type="string" calcext:value-type="string">
            <text:p><text:s/>þingstað nkeo . . Oscar e Clausen nken-s </text:p>
          </table:table-cell>
          <table:table-cell office:value-type="string" calcext:value-type="string">
            <text:p>1901-Ferdalysingar-OscClaus.txt</text:p>
          </table:table-cell>
          <table:table-cell table:number-columns-repeated="2" office:value-type="string" calcext:value-type="string">
            <text:p>OscClaus</text:p>
          </table:table-cell>
          <table:table-cell office:value-type="float" office:value="1901" calcext:value-type="float">
            <text:p>1901</text:p>
          </table:table-cell>
          <table:table-cell office:value-type="float" office:value="1887" calcext:value-type="float">
            <text:p>1887</text:p>
          </table:table-cell>
          <table:table-cell office:value-type="float" office:value="14" calcext:value-type="float">
            <text:p>14</text:p>
          </table:table-cell>
          <table:table-cell office:value-type="float" office:value="1" calcext:value-type="float">
            <text:p>1</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88" calcext:value-type="float">
            <text:p>388</text:p>
          </table:table-cell>
          <table:table-cell office:value-type="string" calcext:value-type="string">
            <text:p><text:s text:c="2"/>samanburði nkeþ við ao latan lkeosf er sfg3en í aþ stuttu lheþsf máli nheþ sá sfg3eþ , , að c hinn </text:p>
          </table:table-cell>
          <table:table-cell table:style-name="ce34" table:formula="of:=getword([.B386]; -1)" office:value-type="string" office:string-value="hinn" calcext:value-type="string">
            <text:p>hinn</text:p>
          </table:table-cell>
          <table:table-cell office:value-type="string" calcext:value-type="string">
            <text:p>gken ötuli lkenvf</text:p>
          </table:table-cell>
          <table:table-cell table:style-name="ce37" table:formula="of:=getword([.D386]; 2)" office:value-type="string" office:string-value="ötuli" calcext:value-type="string">
            <text:p>ötuli</text:p>
          </table:table-cell>
          <table:table-cell/>
          <table:table-cell table:style-name="ce37" table:formula="of:=getword([.P38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86];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iðni nven hlýtur sfg3en ást nveo og c virðingu nveo allra fokfe þeirra fpkfe , , sem ct </text:p>
          </table:table-cell>
          <table:table-cell office:value-type="string" calcext:value-type="string">
            <text:p>1901-Namsmadur-PallEggOl.txt</text:p>
          </table:table-cell>
          <table:table-cell table:number-columns-repeated="2" office:value-type="string" calcext:value-type="string">
            <text:p>PallEggOl</text:p>
          </table:table-cell>
          <table:table-cell office:value-type="float" office:value="1901" calcext:value-type="float">
            <text:p>1901</text:p>
          </table:table-cell>
          <table:table-cell office:value-type="float" office:value="1883" calcext:value-type="float">
            <text:p>1883</text:p>
          </table:table-cell>
          <table:table-cell office:value-type="float" office:value="18" calcext:value-type="float">
            <text:p>18</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89" calcext:value-type="float">
            <text:p>389</text:p>
          </table:table-cell>
          <table:table-cell office:value-type="string" calcext:value-type="string">
            <text:p><text:s text:c="2"/>aa námstíma nkee sinn fekeo sjer nkeo til ae gagns nhee . . Aptur lkensf á aþ móti nheþ er sfg3en hinn </text:p>
          </table:table-cell>
          <table:table-cell table:style-name="ce34" table:formula="of:=getword([.B387]; -1)" office:value-type="string" office:string-value="hinn" calcext:value-type="string">
            <text:p>hinn</text:p>
          </table:table-cell>
          <table:table-cell office:value-type="string" calcext:value-type="string">
            <text:p>gken lati lkenvf</text:p>
          </table:table-cell>
          <table:table-cell table:style-name="ce37" table:formula="of:=getword([.D387]; 2)" office:value-type="string" office:string-value="lati" calcext:value-type="string">
            <text:p>lati</text:p>
          </table:table-cell>
          <table:table-cell/>
          <table:table-cell table:style-name="ce37" table:formula="of:=getword([.P38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87]; 2)" office:value-type="string" office:string-value="lkensf" calcext:value-type="string">
            <text:p>lkensf</text:p>
          </table:table-cell>
          <table:table-cell table:style-name="ce37" table:number-columns-repeated="2"/>
          <table:table-cell/>
          <table:table-cell table:style-name="ce37" table:number-columns-repeated="2"/>
          <table:table-cell office:value-type="string" calcext:value-type="string">
            <text:p><text:s/>lítilsmetinn lkensf af aþ öllum fokfþ og c ber sfg3en sjálfur fbken fyrirlitningu nveo fyrir ao sjer nk</text:p>
          </table:table-cell>
          <table:table-cell office:value-type="string" calcext:value-type="string">
            <text:p>1901-Namsmadur-PallEggOl.txt</text:p>
          </table:table-cell>
          <table:table-cell table:number-columns-repeated="2" office:value-type="string" calcext:value-type="string">
            <text:p>PallEggOl</text:p>
          </table:table-cell>
          <table:table-cell office:value-type="float" office:value="1901" calcext:value-type="float">
            <text:p>1901</text:p>
          </table:table-cell>
          <table:table-cell office:value-type="float" office:value="1883" calcext:value-type="float">
            <text:p>1883</text:p>
          </table:table-cell>
          <table:table-cell office:value-type="float" office:value="18" calcext:value-type="float">
            <text:p>18</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90" calcext:value-type="float">
            <text:p>390</text:p>
          </table:table-cell>
          <table:table-cell office:value-type="string" calcext:value-type="string">
            <text:p><text:s text:c="2"/>nkfn hafa sfg3fn átt ssg með aþ sjer nkeþ á aþ þessu faheþ síðasta lkeþve skóla nkeþ ári nheþ . . Hin </text:p>
          </table:table-cell>
          <table:table-cell table:style-name="ce34" table:formula="of:=getword([.B388]; -1)" office:value-type="string" office:string-value="Hin" calcext:value-type="string">
            <text:p>Hin</text:p>
          </table:table-cell>
          <table:table-cell office:value-type="string" calcext:value-type="string">
            <text:p>gven svokallaða lvenvf</text:p>
          </table:table-cell>
          <table:table-cell table:style-name="ce37" table:formula="of:=getword([.D388]; 2)" office:value-type="string" office:string-value="svokallaða" calcext:value-type="string">
            <text:p>svokallaða</text:p>
          </table:table-cell>
          <table:table-cell/>
          <table:table-cell table:style-name="ce37" table:formula="of:=getword([.P38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88];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velferðarnefnd nven , , sem ct kosin sþgven var sfg3eþ hjer nhen í aþ skólanum nkeþg í ao vetur n</text:p>
          </table:table-cell>
          <table:table-cell office:value-type="string" calcext:value-type="string">
            <text:p>1901-Namsmadur-ThorThor.txt</text:p>
          </table:table-cell>
          <table:table-cell office:value-type="string" calcext:value-type="string">
            <text:p>ThorThorB</text:p>
          </table:table-cell>
          <table:table-cell office:value-type="string" calcext:value-type="string">
            <text:p>ThorThor</text:p>
          </table:table-cell>
          <table:table-cell office:value-type="float" office:value="1901" calcext:value-type="float">
            <text:p>1901</text:p>
          </table:table-cell>
          <table:table-cell table:number-columns-repeated="2"/>
          <table:table-cell office:value-type="float" office:value="4" calcext:value-type="float">
            <text:p>4</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91" calcext:value-type="float">
            <text:p>391</text:p>
          </table:table-cell>
          <table:table-cell office:value-type="string" calcext:value-type="string">
            <text:p><text:s text:c="2"/>ct lifðu sfg3fþ um ao aldamótin nhfog 1800 ta , , og c er sfg3en það fphen að cn þakka sng hinum </text:p>
          </table:table-cell>
          <table:table-cell table:style-name="ce34" table:formula="of:=getword([.B389]; -1)" office:value-type="string" office:string-value="hinum" calcext:value-type="string">
            <text:p>hinum</text:p>
          </table:table-cell>
          <table:table-cell office:value-type="string" calcext:value-type="string">
            <text:p>gvfþ mörgu lvfþvf</text:p>
          </table:table-cell>
          <table:table-cell table:style-name="ce37" table:formula="of:=getword([.D389]; 2)" office:value-type="string" office:string-value="mörgu" calcext:value-type="string">
            <text:p>mörgu</text:p>
          </table:table-cell>
          <table:table-cell/>
          <table:table-cell table:style-name="ce37" table:formula="of:=getword([.P38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89];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merkilegu lvfþvf uppgötvunum nvfþ , , sem ct gjörðar nvfn hafa sfg3fn verið ssg á aþ 19. ta öldin</text:p>
          </table:table-cell>
          <table:table-cell office:value-type="string" calcext:value-type="string">
            <text:p>1901-ThjodFramfarir-MagnSig.txt</text:p>
          </table:table-cell>
          <table:table-cell table:number-columns-repeated="2" office:value-type="string" calcext:value-type="string">
            <text:p>MagnSig</text:p>
          </table:table-cell>
          <table:table-cell office:value-type="float" office:value="1901" calcext:value-type="float">
            <text:p>1901</text:p>
          </table:table-cell>
          <table:table-cell office:value-type="float" office:value="1880" calcext:value-type="float">
            <text:p>1880</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92" calcext:value-type="float">
            <text:p>392</text:p>
          </table:table-cell>
          <table:table-cell office:value-type="string" calcext:value-type="string">
            <text:p><text:s text:c="2"/>sfg3en notkun nven hans fpkee breiðst ssm út aa um ao allan fokeo heim nkeo og c haft ssg hinar </text:p>
          </table:table-cell>
          <table:table-cell table:style-name="ce34" table:formula="of:=getword([.B390]; -1)" office:value-type="string" office:string-value="hinar" calcext:value-type="string">
            <text:p>hinar</text:p>
          </table:table-cell>
          <table:table-cell office:value-type="string" calcext:value-type="string">
            <text:p>gvfo stórkostlegustu lvfove</text:p>
          </table:table-cell>
          <table:table-cell table:style-name="ce37" table:formula="of:=getword([.D390]; 2)" office:value-type="string" office:string-value="stórkostlegustu" calcext:value-type="string">
            <text:p>stórkostlegustu</text:p>
          </table:table-cell>
          <table:table-cell/>
          <table:table-cell table:style-name="ce37" table:formula="of:=getword([.P39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90]; 2)" office:value-type="string" office:string-value="nvfo" calcext:value-type="string">
            <text:p>nvfo</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afleiðingar nvfo . . Gufukrapturinn nkeng er sfg3en hafður sþgken til ae þess fphee að cn kn</text:p>
          </table:table-cell>
          <table:table-cell office:value-type="string" calcext:value-type="string">
            <text:p>1901-ThjodFramfarir-MagnSig.txt</text:p>
          </table:table-cell>
          <table:table-cell table:number-columns-repeated="2" office:value-type="string" calcext:value-type="string">
            <text:p>MagnSig</text:p>
          </table:table-cell>
          <table:table-cell office:value-type="float" office:value="1901" calcext:value-type="float">
            <text:p>1901</text:p>
          </table:table-cell>
          <table:table-cell office:value-type="float" office:value="1880" calcext:value-type="float">
            <text:p>1880</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93" calcext:value-type="float">
            <text:p>393</text:p>
          </table:table-cell>
          <table:table-cell office:value-type="string" calcext:value-type="string">
            <text:p><text:s text:c="2"/>sþgken til ae þess fphee að cn knýja sng ýmsar fovfo vjelar lvfosf t.d. as vjelar lvfosf í aþ hinum </text:p>
          </table:table-cell>
          <table:table-cell table:style-name="ce34" table:formula="of:=getword([.B391]; -1)" office:value-type="string" office:string-value="hinum" calcext:value-type="string">
            <text:p>hinum</text:p>
          </table:table-cell>
          <table:table-cell office:value-type="string" calcext:value-type="string">
            <text:p>gvfþ stóru lvfþvf</text:p>
          </table:table-cell>
          <table:table-cell table:style-name="ce37" table:formula="of:=getword([.D391]; 2)" office:value-type="string" office:string-value="stóru" calcext:value-type="string">
            <text:p>stóru</text:p>
          </table:table-cell>
          <table:table-cell/>
          <table:table-cell table:style-name="ce37" table:formula="of:=getword([.P39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91]; 2)" office:value-type="string" office:string-value="nvfþ" calcext:value-type="string">
            <text:p>nvfþ</text:p>
          </table:table-cell>
          <table:table-cell table:style-name="ce37" table:number-columns-repeated="2"/>
          <table:table-cell/>
          <table:table-cell table:style-name="ce37" table:number-columns-repeated="2"/>
          <table:table-cell office:value-type="string" calcext:value-type="string">
            <text:p><text:s/>verksmiðjum nvfþ erlendis aa , , hann fpken er sfg3en hafður sþgken til ae þess fphee að cn ná sng </text:p>
          </table:table-cell>
          <table:table-cell office:value-type="string" calcext:value-type="string">
            <text:p>1901-ThjodFramfarir-MagnSig.txt</text:p>
          </table:table-cell>
          <table:table-cell table:number-columns-repeated="2" office:value-type="string" calcext:value-type="string">
            <text:p>MagnSig</text:p>
          </table:table-cell>
          <table:table-cell office:value-type="float" office:value="1901" calcext:value-type="float">
            <text:p>1901</text:p>
          </table:table-cell>
          <table:table-cell office:value-type="float" office:value="1880" calcext:value-type="float">
            <text:p>1880</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94" calcext:value-type="float">
            <text:p>394</text:p>
          </table:table-cell>
          <table:table-cell office:value-type="string" calcext:value-type="string">
            <text:p><text:s text:c="2"/>nvfþ , , er sfg3en þú fp2en hefur sfg2en mestar lvfose mætur nvfo á aa ( ( 1902 ta ) ) Íslendingar nkfn-s hinir </text:p>
          </table:table-cell>
          <table:table-cell table:style-name="ce34" table:formula="of:=getword([.B392]; -1)" office:value-type="string" office:string-value="hinir" calcext:value-type="string">
            <text:p>hinir</text:p>
          </table:table-cell>
          <table:table-cell office:value-type="string" calcext:value-type="string">
            <text:p>gkfn fornu lvfnvf</text:p>
          </table:table-cell>
          <table:table-cell table:style-name="ce37" table:formula="of:=getword([.D392]; 2)" office:value-type="string" office:string-value="fornu" calcext:value-type="string">
            <text:p>fornu</text:p>
          </table:table-cell>
          <table:table-cell/>
          <table:table-cell table:style-name="ce37" table:formula="of:=getword([.P39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92]; 2)" office:value-type="string" office:string-value="lveþvf" calcext:value-type="string">
            <text:p>lveþvf</text:p>
          </table:table-cell>
          <table:table-cell table:style-name="ce37" table:number-columns-repeated="2"/>
          <table:table-cell/>
          <table:table-cell table:style-name="ce37" table:number-columns-repeated="2"/>
          <table:table-cell office:value-type="string" calcext:value-type="string">
            <text:p><text:s/>tömdu lveþvf sjer nkee margar lvfnsf fagrar lvfosf íþróttir nvfo , , t.d. as glímur nvfo og c sund nhf</text:p>
          </table:table-cell>
          <table:table-cell office:value-type="string" calcext:value-type="string">
            <text:p>1902-IthrottirLeikir-ArnArn.txt</text:p>
          </table:table-cell>
          <table:table-cell table:number-columns-repeated="2" office:value-type="string" calcext:value-type="string">
            <text:p>ArnArn</text:p>
          </table:table-cell>
          <table:table-cell office:value-type="float" office:value="1902" calcext:value-type="float">
            <text:p>1902</text:p>
          </table:table-cell>
          <table:table-cell office:value-type="float" office:value="1885" calcext:value-type="float">
            <text:p>1885</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95" calcext:value-type="float">
            <text:p>395</text:p>
          </table:table-cell>
          <table:table-cell office:value-type="string" calcext:value-type="string">
            <text:p><text:s text:c="2"/>c jeg e á ao heima nkfo í aþ eyjum nvfþ , , sem ct eru sfg3fn auðugar lvfnsf af aþ hinum </text:p>
          </table:table-cell>
          <table:table-cell table:style-name="ce34" table:formula="of:=getword([.B393]; -1)" office:value-type="string" office:string-value="hinum" calcext:value-type="string">
            <text:p>hinum</text:p>
          </table:table-cell>
          <table:table-cell office:value-type="string" calcext:value-type="string">
            <text:p>gkeþ svonefndu lhfnvf</text:p>
          </table:table-cell>
          <table:table-cell table:style-name="ce37" table:formula="of:=getword([.D393]; 2)" office:value-type="string" office:string-value="svonefndu" calcext:value-type="string">
            <text:p>svonefndu</text:p>
          </table:table-cell>
          <table:table-cell/>
          <table:table-cell table:style-name="ce37" table:formula="of:=getword([.P39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93]; 2)" office:value-type="string" office:string-value="nhfn" calcext:value-type="string">
            <text:p>nhfn</text:p>
          </table:table-cell>
          <table:table-cell table:style-name="ce37" table:number-columns-repeated="2"/>
          <table:table-cell/>
          <table:table-cell table:style-name="ce37" table:number-columns-repeated="2"/>
          <table:table-cell office:value-type="string" calcext:value-type="string">
            <text:p><text:s/>„ nhfn fuglabjörgum nhfþ “ nhen , , ætla sng jeg e að cn lýsa sng þeirri faveþ íþrótt nveþ , , að </text:p>
          </table:table-cell>
          <table:table-cell office:value-type="string" calcext:value-type="string">
            <text:p>1902-IthrottirLeikir-ThordGudm.txt</text:p>
          </table:table-cell>
          <table:table-cell table:number-columns-repeated="2" office:value-type="string" calcext:value-type="string">
            <text:p>ThordGudm</text:p>
          </table:table-cell>
          <table:table-cell office:value-type="float" office:value="1902" calcext:value-type="float">
            <text:p>1902</text:p>
          </table:table-cell>
          <table:table-cell table:number-columns-repeated="2"/>
          <table:table-cell office:value-type="float" office:value="2" calcext:value-type="float">
            <text:p>2</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96" calcext:value-type="float">
            <text:p>396</text:p>
          </table:table-cell>
          <table:table-cell office:value-type="string" calcext:value-type="string">
            <text:p><text:s text:c="2"/>ae þess fphee að c menn nkfn sjéu sfg3fþ öruggir lkfnsf um ao , , að c hnútarnir nkfng á aþ hinni </text:p>
          </table:table-cell>
          <table:table-cell table:style-name="ce34" table:formula="of:=getword([.B394]; -1)" office:value-type="string" office:string-value="hinni" calcext:value-type="string">
            <text:p>hinni</text:p>
          </table:table-cell>
          <table:table-cell office:value-type="string" calcext:value-type="string">
            <text:p>gveþ digru lveþvf</text:p>
          </table:table-cell>
          <table:table-cell table:style-name="ce37" table:formula="of:=getword([.D394]; 2)" office:value-type="string" office:string-value="digru" calcext:value-type="string">
            <text:p>digru</text:p>
          </table:table-cell>
          <table:table-cell/>
          <table:table-cell table:style-name="ce37" table:formula="of:=getword([.P39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94]; 2)" office:value-type="string" office:string-value="nveþ" calcext:value-type="string">
            <text:p>nveþ</text:p>
          </table:table-cell>
          <table:table-cell table:style-name="ce37" table:number-columns-repeated="2"/>
          <table:table-cell/>
          <table:table-cell table:style-name="ce37" table:number-columns-repeated="2"/>
          <table:table-cell office:value-type="string" calcext:value-type="string">
            <text:p><text:s/>festi nveþ rakni nvee ekki aa utan aa af aþ manninum nkeþg , , er sfg3en bundið sþghen yfir ao </text:p>
          </table:table-cell>
          <table:table-cell office:value-type="string" calcext:value-type="string">
            <text:p>1902-IthrottirLeikir-ThordGudm.txt</text:p>
          </table:table-cell>
          <table:table-cell table:number-columns-repeated="2" office:value-type="string" calcext:value-type="string">
            <text:p>ThordGudm</text:p>
          </table:table-cell>
          <table:table-cell office:value-type="float" office:value="1902" calcext:value-type="float">
            <text:p>1902</text:p>
          </table:table-cell>
          <table:table-cell table:number-columns-repeated="2"/>
          <table:table-cell office:value-type="float" office:value="2" calcext:value-type="float">
            <text:p>2</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97" calcext:value-type="float">
            <text:p>397</text:p>
          </table:table-cell>
          <table:table-cell office:value-type="string" calcext:value-type="string">
            <text:p><text:s text:c="2"/>aa er sfg3en og c altaristafla nkfo . . Á aþ henni fpveþ er sfg3en mynd nven af aþ „ nhen hinni </text:p>
          </table:table-cell>
          <table:table-cell table:style-name="ce34" table:formula="of:=getword([.B395]; -1)" office:value-type="string" office:string-value="hinni" calcext:value-type="string">
            <text:p>hinni</text:p>
          </table:table-cell>
          <table:table-cell office:value-type="string" calcext:value-type="string">
            <text:p>gveþ heilögu lveþvf</text:p>
          </table:table-cell>
          <table:table-cell table:style-name="ce37" table:formula="of:=getword([.D395]; 2)" office:value-type="string" office:string-value="heilögu" calcext:value-type="string">
            <text:p>heilögu</text:p>
          </table:table-cell>
          <table:table-cell/>
          <table:table-cell table:style-name="ce37" table:formula="of:=getword([.P39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95]; 2)" office:value-type="string" office:string-value="nveþ" calcext:value-type="string">
            <text:p>nveþ</text:p>
          </table:table-cell>
          <table:table-cell table:style-name="ce37" table:number-columns-repeated="2"/>
          <table:table-cell/>
          <table:table-cell table:style-name="ce37" table:number-columns-repeated="2"/>
          <table:table-cell office:value-type="string" calcext:value-type="string">
            <text:p><text:s/>kvöldmáltíð nveþ “ nhen . . Er sfg3en hún fpven mjög aa ósnotur lvensf , , því fpheþ að c líkari lve</text:p>
          </table:table-cell>
          <table:table-cell office:value-type="string" calcext:value-type="string">
            <text:p>1902-Kirkjulysingar-BaldSveins.txt</text:p>
          </table:table-cell>
          <table:table-cell table:number-columns-repeated="2" office:value-type="string" calcext:value-type="string">
            <text:p>BaldSveins</text:p>
          </table:table-cell>
          <table:table-cell office:value-type="float" office:value="1902" calcext:value-type="float">
            <text:p>1902</text:p>
          </table:table-cell>
          <table:table-cell office:value-type="float" office:value="1883" calcext:value-type="float">
            <text:p>1883</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98" calcext:value-type="float">
            <text:p>398</text:p>
          </table:table-cell>
          <table:table-cell office:value-type="string" calcext:value-type="string">
            <text:p><text:s text:c="2"/>frá aþ að cn segja sng , , liggur sfg3en mjög aa innarlega lvenvf á aþ Akureyri nveþ-s á aþ hinni </text:p>
          </table:table-cell>
          <table:table-cell table:style-name="ce34" table:formula="of:=getword([.B396]; -1)" office:value-type="string" office:string-value="hinni" calcext:value-type="string">
            <text:p>hinni</text:p>
          </table:table-cell>
          <table:table-cell office:value-type="string" calcext:value-type="string">
            <text:p>gveþ svonefndu lhfnvf</text:p>
          </table:table-cell>
          <table:table-cell table:style-name="ce37" table:formula="of:=getword([.D396]; 2)" office:value-type="string" office:string-value="svonefndu" calcext:value-type="string">
            <text:p>svonefndu</text:p>
          </table:table-cell>
          <table:table-cell/>
          <table:table-cell table:style-name="ce37" table:formula="of:=getword([.P39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96]; 2)" office:value-type="string" office:string-value="nhfn" calcext:value-type="string">
            <text:p>nhfn</text:p>
          </table:table-cell>
          <table:table-cell table:style-name="ce37" table:number-columns-repeated="2"/>
          <table:table-cell/>
          <table:table-cell table:style-name="ce37" table:number-columns-repeated="2"/>
          <table:table-cell office:value-type="string" calcext:value-type="string">
            <text:p><text:s/>„ nhfn Fjöru nvee “ nhen og c er sfg3en lega nven hennar fpvee þannig aa , , að c fyrir ao </text:p>
          </table:table-cell>
          <table:table-cell office:value-type="string" calcext:value-type="string">
            <text:p>1902-Kirkjulysingar-JulHavst.txt</text:p>
          </table:table-cell>
          <table:table-cell office:value-type="string" calcext:value-type="string">
            <text:p>JulHavstB</text:p>
          </table:table-cell>
          <table:table-cell office:value-type="string" calcext:value-type="string">
            <text:p>JulHavst</text:p>
          </table:table-cell>
          <table:table-cell office:value-type="float" office:value="1902" calcext:value-type="float">
            <text:p>1902</text:p>
          </table:table-cell>
          <table:table-cell office:value-type="float" office:value="1886" calcext:value-type="float">
            <text:p>1886</text:p>
          </table:table-cell>
          <table:table-cell office:value-type="float" office:value="16" calcext:value-type="float">
            <text:p>16</text:p>
          </table:table-cell>
          <table:table-cell office:value-type="float" office:value="3" calcext:value-type="float">
            <text:p>3</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99" calcext:value-type="float">
            <text:p>399</text:p>
          </table:table-cell>
          <table:table-cell office:value-type="string" calcext:value-type="string">
            <text:p><text:s/>3en altarið nheng , , sem ct er sfg3en eins aa og c líka aa á aþ að cn vera sng , , hið </text:p>
          </table:table-cell>
          <table:table-cell table:style-name="ce34" table:formula="of:=getword([.B397]; -1)" office:value-type="string" office:string-value="hið" calcext:value-type="string">
            <text:p>hið</text:p>
          </table:table-cell>
          <table:table-cell office:value-type="string" calcext:value-type="string">
            <text:p>ghen skrautlegasta lhenve</text:p>
          </table:table-cell>
          <table:table-cell table:style-name="ce37" table:formula="of:=getword([.D397]; 2)" office:value-type="string" office:string-value="skrautlegasta" calcext:value-type="string">
            <text:p>skrautlegasta</text:p>
          </table:table-cell>
          <table:table-cell/>
          <table:table-cell table:style-name="ce37" table:formula="of:=getword([.P39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97];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í aþ allri foveþ kirkjunni nveþg ; ; það fphen er sfg3en þakið sþghen rauðum lkeþsf silkidúk n</text:p>
          </table:table-cell>
          <table:table-cell office:value-type="string" calcext:value-type="string">
            <text:p>1902-Kirkjulysingar-JulHavst.txt</text:p>
          </table:table-cell>
          <table:table-cell office:value-type="string" calcext:value-type="string">
            <text:p>JulHavstB</text:p>
          </table:table-cell>
          <table:table-cell office:value-type="string" calcext:value-type="string">
            <text:p>JulHavst</text:p>
          </table:table-cell>
          <table:table-cell office:value-type="float" office:value="1902" calcext:value-type="float">
            <text:p>1902</text:p>
          </table:table-cell>
          <table:table-cell office:value-type="float" office:value="1886" calcext:value-type="float">
            <text:p>1886</text:p>
          </table:table-cell>
          <table:table-cell office:value-type="float" office:value="16" calcext:value-type="float">
            <text:p>16</text:p>
          </table:table-cell>
          <table:table-cell office:value-type="float" office:value="3" calcext:value-type="float">
            <text:p>3</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00" calcext:value-type="float">
            <text:p>400</text:p>
          </table:table-cell>
          <table:table-cell office:value-type="string" calcext:value-type="string">
            <text:p><text:s text:c="2"/>nkeo-s , , og c er sfg3en það fphen indælt lhensf málverk nhen . . Umhverfis ao altarið nheog er sfg3en hinn </text:p>
          </table:table-cell>
          <table:table-cell table:style-name="ce34" table:formula="of:=getword([.B398]; -1)" office:value-type="string" office:string-value="hinn" calcext:value-type="string">
            <text:p>hinn</text:p>
          </table:table-cell>
          <table:table-cell office:value-type="string" calcext:value-type="string">
            <text:p>gken svonefndi lkenvf</text:p>
          </table:table-cell>
          <table:table-cell table:style-name="ce37" table:formula="of:=getword([.D398]; 2)" office:value-type="string" office:string-value="svonefndi" calcext:value-type="string">
            <text:p>svonefndi</text:p>
          </table:table-cell>
          <table:table-cell/>
          <table:table-cell table:style-name="ce37" table:formula="of:=getword([.P39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98];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 nken Grátur nken “ nhen , , hann fpken er sfg3en mjög aa fallegur lkensf og c klæddur lkensf dúk</text:p>
          </table:table-cell>
          <table:table-cell office:value-type="string" calcext:value-type="string">
            <text:p>1902-Kirkjulysingar-JulHavst.txt</text:p>
          </table:table-cell>
          <table:table-cell office:value-type="string" calcext:value-type="string">
            <text:p>JulHavstB</text:p>
          </table:table-cell>
          <table:table-cell office:value-type="string" calcext:value-type="string">
            <text:p>JulHavst</text:p>
          </table:table-cell>
          <table:table-cell office:value-type="float" office:value="1902" calcext:value-type="float">
            <text:p>1902</text:p>
          </table:table-cell>
          <table:table-cell office:value-type="float" office:value="1886" calcext:value-type="float">
            <text:p>1886</text:p>
          </table:table-cell>
          <table:table-cell office:value-type="float" office:value="16" calcext:value-type="float">
            <text:p>16</text:p>
          </table:table-cell>
          <table:table-cell office:value-type="float" office:value="3" calcext:value-type="float">
            <text:p>3</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01" calcext:value-type="float">
            <text:p>401</text:p>
          </table:table-cell>
          <table:table-cell office:value-type="string" calcext:value-type="string">
            <text:p><text:s text:c="2"/>c er sfg3en járngrindverk nhen frammeð sfg1en því fpheþ . . Uppi aa yfir aþ bekkjunum nkfþg er sfg3en hið </text:p>
          </table:table-cell>
          <table:table-cell table:style-name="ce34" table:formula="of:=getword([.B399]; -1)" office:value-type="string" office:string-value="hið" calcext:value-type="string">
            <text:p>hið</text:p>
          </table:table-cell>
          <table:table-cell office:value-type="string" calcext:value-type="string">
            <text:p>ghen svokallaða lvenvf</text:p>
          </table:table-cell>
          <table:table-cell table:style-name="ce37" table:formula="of:=getword([.D399]; 2)" office:value-type="string" office:string-value="svokallaða" calcext:value-type="string">
            <text:p>svokallaða</text:p>
          </table:table-cell>
          <table:table-cell/>
          <table:table-cell table:style-name="ce37" table:formula="of:=getword([.P39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99];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lopt nven og c bekkjunum nkfþg þar aa til aa raðað sþghen þannig aa að c hinn gken fremsti </text:p>
          </table:table-cell>
          <table:table-cell office:value-type="string" calcext:value-type="string">
            <text:p>1902-Kirkjulysingar-MagnSteph.txt</text:p>
          </table:table-cell>
          <table:table-cell office:value-type="string" calcext:value-type="string">
            <text:p>MagnStephB</text:p>
          </table:table-cell>
          <table:table-cell office:value-type="string" calcext:value-type="string">
            <text:p>MagnSteph</text:p>
          </table:table-cell>
          <table:table-cell office:value-type="float" office:value="1902" calcext:value-type="float">
            <text:p>1902</text:p>
          </table:table-cell>
          <table:table-cell office:value-type="float" office:value="1885" calcext:value-type="float">
            <text:p>1885</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02" calcext:value-type="float">
            <text:p>402</text:p>
          </table:table-cell>
          <table:table-cell office:value-type="string" calcext:value-type="string">
            <text:p><text:s text:c="2"/>hið ghen svokallaða lvenvf lopt nven og c bekkjunum nkfþg þar aa til aa raðað sþghen þannig aa að c hinn </text:p>
          </table:table-cell>
          <table:table-cell table:style-name="ce34" table:formula="of:=getword([.B400]; -1)" office:value-type="string" office:string-value="hinn" calcext:value-type="string">
            <text:p>hinn</text:p>
          </table:table-cell>
          <table:table-cell office:value-type="string" calcext:value-type="string">
            <text:p>gken fremsti lkenve</text:p>
          </table:table-cell>
          <table:table-cell table:style-name="ce37" table:formula="of:=getword([.D400]; 2)" office:value-type="string" office:string-value="fremsti" calcext:value-type="string">
            <text:p>fremsti</text:p>
          </table:table-cell>
          <table:table-cell/>
          <table:table-cell table:style-name="ce37" table:formula="of:=getword([.P40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00]; 2)" office:value-type="string" office:string-value="ct" calcext:value-type="string">
            <text:p>ct</text:p>
          </table:table-cell>
          <table:table-cell table:style-name="ce37" table:number-columns-repeated="2"/>
          <table:table-cell/>
          <table:table-cell table:style-name="ce37" table:number-columns-repeated="2"/>
          <table:table-cell office:value-type="string" calcext:value-type="string">
            <text:p><text:s/>er ct lægstur lkense hinn gken aptasti lkenve hæðstur nken og c grindverk nhen fram aa með aþ því </text:p>
          </table:table-cell>
          <table:table-cell office:value-type="string" calcext:value-type="string">
            <text:p>1902-Kirkjulysingar-MagnSteph.txt</text:p>
          </table:table-cell>
          <table:table-cell office:value-type="string" calcext:value-type="string">
            <text:p>MagnStephB</text:p>
          </table:table-cell>
          <table:table-cell office:value-type="string" calcext:value-type="string">
            <text:p>MagnSteph</text:p>
          </table:table-cell>
          <table:table-cell office:value-type="float" office:value="1902" calcext:value-type="float">
            <text:p>1902</text:p>
          </table:table-cell>
          <table:table-cell office:value-type="float" office:value="1885" calcext:value-type="float">
            <text:p>1885</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03" calcext:value-type="float">
            <text:p>403</text:p>
          </table:table-cell>
          <table:table-cell office:value-type="string" calcext:value-type="string">
            <text:p><text:s text:c="2"/>bekkjunum nkfþg þar aa til aa raðað sþghen þannig aa að c hinn gken fremsti lkenve er ct lægstur lkense hinn </text:p>
          </table:table-cell>
          <table:table-cell table:style-name="ce34" table:formula="of:=getword([.B401]; -1)" office:value-type="string" office:string-value="hinn" calcext:value-type="string">
            <text:p>hinn</text:p>
          </table:table-cell>
          <table:table-cell office:value-type="string" calcext:value-type="string">
            <text:p>gken aptasti lkenve</text:p>
          </table:table-cell>
          <table:table-cell table:style-name="ce37" table:formula="of:=getword([.D401]; 2)" office:value-type="string" office:string-value="aptasti" calcext:value-type="string">
            <text:p>aptasti</text:p>
          </table:table-cell>
          <table:table-cell/>
          <table:table-cell table:style-name="ce37" table:formula="of:=getword([.P40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01];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hæðstur nken og c grindverk nhen fram aa með aþ því fpheþ öllu foheþ – nhen nær sfg3en það </text:p>
          </table:table-cell>
          <table:table-cell office:value-type="string" calcext:value-type="string">
            <text:p>1902-Kirkjulysingar-MagnSteph.txt</text:p>
          </table:table-cell>
          <table:table-cell office:value-type="string" calcext:value-type="string">
            <text:p>MagnStephB</text:p>
          </table:table-cell>
          <table:table-cell office:value-type="string" calcext:value-type="string">
            <text:p>MagnSteph</text:p>
          </table:table-cell>
          <table:table-cell office:value-type="float" office:value="1902" calcext:value-type="float">
            <text:p>1902</text:p>
          </table:table-cell>
          <table:table-cell office:value-type="float" office:value="1885" calcext:value-type="float">
            <text:p>1885</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04" calcext:value-type="float">
            <text:p>404</text:p>
          </table:table-cell>
          <table:table-cell office:value-type="string" calcext:value-type="string">
            <text:p><text:s text:c="2"/>sfg3en , , á aþ virku lkfþvf dögunum nkfþg , , því fpheþ það fphen þykir sfg3en mér fp1eþ einhver foven hin </text:p>
          </table:table-cell>
          <table:table-cell table:style-name="ce34" table:formula="of:=getword([.B402]; -1)" office:value-type="string" office:string-value="hin" calcext:value-type="string">
            <text:p>hin</text:p>
          </table:table-cell>
          <table:table-cell office:value-type="string" calcext:value-type="string">
            <text:p>gven skemmtilegasta lvenve</text:p>
          </table:table-cell>
          <table:table-cell table:style-name="ce37" table:formula="of:=getword([.D402]; 2)" office:value-type="string" office:string-value="skemmtilegasta" calcext:value-type="string">
            <text:p>skemmtilegasta</text:p>
          </table:table-cell>
          <table:table-cell/>
          <table:table-cell table:style-name="ce37" table:formula="of:=getword([.P40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02]; 2)" office:value-type="string" office:string-value="sng" calcext:value-type="string">
            <text:p>sng</text:p>
          </table:table-cell>
          <table:table-cell table:style-name="ce37" table:number-columns-repeated="2"/>
          <table:table-cell/>
          <table:table-cell table:style-name="ce37" table:number-columns-repeated="2"/>
          <table:table-cell office:value-type="string" calcext:value-type="string">
            <text:p><text:s/>vinna sng . . En c á aþ sunnudögunum nkfþg býst sfm1en ég fp1en heldur c ekki aa við </text:p>
          </table:table-cell>
          <table:table-cell office:value-type="string" calcext:value-type="string">
            <text:p>1902-Sumarleyfi-EinPJons.txt</text:p>
          </table:table-cell>
          <table:table-cell table:number-columns-repeated="2" office:value-type="string" calcext:value-type="string">
            <text:p>EinPJons</text:p>
          </table:table-cell>
          <table:table-cell office:value-type="float" office:value="1902" calcext:value-type="float">
            <text:p>1902</text:p>
          </table:table-cell>
          <table:table-cell office:value-type="float" office:value="1880" calcext:value-type="float">
            <text:p>1880</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05" calcext:value-type="float">
            <text:p>405</text:p>
          </table:table-cell>
          <table:table-cell office:value-type="string" calcext:value-type="string">
            <text:p><text:s text:c="2"/>og c vandamenn nkfn og c gleð sfg1en mig fp1eo ásamt aþ þeim fphfþ , , á aþ baki nheþ hinna </text:p>
          </table:table-cell>
          <table:table-cell table:style-name="ce34" table:formula="of:=getword([.B403]; -1)" office:value-type="string" office:string-value="hinna" calcext:value-type="string">
            <text:p>hinna</text:p>
          </table:table-cell>
          <table:table-cell office:value-type="string" calcext:value-type="string">
            <text:p>gkfe flugfráu lvfnvf</text:p>
          </table:table-cell>
          <table:table-cell table:style-name="ce37" table:formula="of:=getword([.D403]; 2)" office:value-type="string" office:string-value="flugfráu" calcext:value-type="string">
            <text:p>flugfráu</text:p>
          </table:table-cell>
          <table:table-cell/>
          <table:table-cell table:style-name="ce37" table:formula="of:=getword([.P40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03]; 2)" office:value-type="string" office:string-value="nkfe" calcext:value-type="string">
            <text:p>nkfe</text:p>
          </table:table-cell>
          <table:table-cell office:value-type="string" calcext:value-type="string">
            <text:p>yes</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gæðinga nkfe , , sem ct líða sfg3fn með ao mann nkeo eins aa og c í aþ dularfullum lkeþsf </text:p>
          </table:table-cell>
          <table:table-cell office:value-type="string" calcext:value-type="string">
            <text:p>1902-Sumarleyfi-EinPJons.txt</text:p>
          </table:table-cell>
          <table:table-cell table:number-columns-repeated="2" office:value-type="string" calcext:value-type="string">
            <text:p>EinPJons</text:p>
          </table:table-cell>
          <table:table-cell office:value-type="float" office:value="1902" calcext:value-type="float">
            <text:p>1902</text:p>
          </table:table-cell>
          <table:table-cell office:value-type="float" office:value="1880" calcext:value-type="float">
            <text:p>1880</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06" calcext:value-type="float">
            <text:p>406</text:p>
          </table:table-cell>
          <table:table-cell office:value-type="string" calcext:value-type="string">
            <text:p><text:s/>1eþ , , þegar c sólin nveng hefir sfg3en verið ssg að cn roða sng efst aae á aþ tindum nkfþ hinna </text:p>
          </table:table-cell>
          <table:table-cell table:style-name="ce34" table:formula="of:=getword([.B404]; -1)" office:value-type="string" office:string-value="hinna" calcext:value-type="string">
            <text:p>hinna</text:p>
          </table:table-cell>
          <table:table-cell office:value-type="string" calcext:value-type="string">
            <text:p>gkfe risavöxnu lkfevf</text:p>
          </table:table-cell>
          <table:table-cell table:style-name="ce37" table:formula="of:=getword([.D404]; 2)" office:value-type="string" office:string-value="risavöxnu" calcext:value-type="string">
            <text:p>risavöxnu</text:p>
          </table:table-cell>
          <table:table-cell/>
          <table:table-cell table:style-name="ce37" table:formula="of:=getword([.P40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04]; 2)" office:value-type="string" office:string-value="nhfe" calcext:value-type="string">
            <text:p>nhfe</text:p>
          </table:table-cell>
          <table:table-cell table:style-name="ce37" table:number-columns-repeated="2"/>
          <table:table-cell/>
          <table:table-cell table:style-name="ce37" table:number-columns-repeated="2"/>
          <table:table-cell office:value-type="string" calcext:value-type="string">
            <text:p><text:s/>fjalla nhfe , , og c fjallatopparnir nkfng hafa sfg3fn speglað ssg sig fpkfo í aþ hinum ghfþ hyldj</text:p>
          </table:table-cell>
          <table:table-cell office:value-type="string" calcext:value-type="string">
            <text:p>1902-Sumarleyfi-EinPJons.txt</text:p>
          </table:table-cell>
          <table:table-cell table:number-columns-repeated="2" office:value-type="string" calcext:value-type="string">
            <text:p>EinPJons</text:p>
          </table:table-cell>
          <table:table-cell office:value-type="float" office:value="1902" calcext:value-type="float">
            <text:p>1902</text:p>
          </table:table-cell>
          <table:table-cell office:value-type="float" office:value="1880" calcext:value-type="float">
            <text:p>1880</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07" calcext:value-type="float">
            <text:p>407</text:p>
          </table:table-cell>
          <table:table-cell office:value-type="string" calcext:value-type="string">
            <text:p><text:s/>kfþ hinna gkfe risavöxnu lkfevf fjalla nhfe , , og c fjallatopparnir nkfng hafa sfg3fn speglað ssg sig fpkfo í aþ hinum </text:p>
          </table:table-cell>
          <table:table-cell table:style-name="ce34" table:formula="of:=getword([.B405]; -1)" office:value-type="string" office:string-value="hinum" calcext:value-type="string">
            <text:p>hinum</text:p>
          </table:table-cell>
          <table:table-cell office:value-type="string" calcext:value-type="string">
            <text:p>ghfþ hyldjúpu lhfþvf</text:p>
          </table:table-cell>
          <table:table-cell table:style-name="ce37" table:formula="of:=getword([.D405]; 2)" office:value-type="string" office:string-value="hyldjúpu" calcext:value-type="string">
            <text:p>hyldjúpu</text:p>
          </table:table-cell>
          <table:table-cell/>
          <table:table-cell table:style-name="ce37" table:formula="of:=getword([.P40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05];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kristallsskæru lheþsf vötnum nhfþ , , niður aa á aþ undirlendinu nheþg , , og c fuglarnir nkfng</text:p>
          </table:table-cell>
          <table:table-cell office:value-type="string" calcext:value-type="string">
            <text:p>1902-Sumarleyfi-EinPJons.txt</text:p>
          </table:table-cell>
          <table:table-cell table:number-columns-repeated="2" office:value-type="string" calcext:value-type="string">
            <text:p>EinPJons</text:p>
          </table:table-cell>
          <table:table-cell office:value-type="float" office:value="1902" calcext:value-type="float">
            <text:p>1902</text:p>
          </table:table-cell>
          <table:table-cell office:value-type="float" office:value="1880" calcext:value-type="float">
            <text:p>1880</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08" calcext:value-type="float">
            <text:p>408</text:p>
          </table:table-cell>
          <table:table-cell office:value-type="string" calcext:value-type="string">
            <text:p><text:s text:c="2"/>lhenvm og c sárara lhenvm ef c Íslendingar nkfn-s , , er sfg3en nú aa lifa sfg3fn og c hin </text:p>
          </table:table-cell>
          <table:table-cell table:style-name="ce34" table:formula="of:=getword([.B406]; -1)" office:value-type="string" office:string-value="hin" calcext:value-type="string">
            <text:p>hin</text:p>
          </table:table-cell>
          <table:table-cell office:value-type="string" calcext:value-type="string">
            <text:p>gven komandi lvenof</text:p>
          </table:table-cell>
          <table:table-cell table:style-name="ce37" table:formula="of:=getword([.D406]; 2)" office:value-type="string" office:string-value="komandi" calcext:value-type="string">
            <text:p>komandi</text:p>
          </table:table-cell>
          <table:table-cell/>
          <table:table-cell table:style-name="ce37" table:formula="of:=getword([.P40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06];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kynslóð nven , , gætu svg3fþ ekki aa sýnt ssg sín feven á aa meðal ae nein foven merki nhfo </text:p>
          </table:table-cell>
          <table:table-cell office:value-type="string" calcext:value-type="string">
            <text:p>1902-ThjodFramtid-BjarnJons.txt</text:p>
          </table:table-cell>
          <table:table-cell table:number-columns-repeated="2" office:value-type="string" calcext:value-type="string">
            <text:p>BjarnJons</text:p>
          </table:table-cell>
          <table:table-cell office:value-type="float" office:value="1902" calcext:value-type="float">
            <text:p>1902</text:p>
          </table:table-cell>
          <table:table-cell office:value-type="float" office:value="1881" calcext:value-type="float">
            <text:p>188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09" calcext:value-type="float">
            <text:p>409</text:p>
          </table:table-cell>
          <table:table-cell office:value-type="string" calcext:value-type="string">
            <text:p><text:s text:c="2"/>veikastir lkfnse eru sfg3fn fyrir aa , , en c þó aa getur sfg3en hún fpven af aþ sér fpveþ hina </text:p>
          </table:table-cell>
          <table:table-cell table:style-name="ce34" table:formula="of:=getword([.B407]; -1)" office:value-type="string" office:string-value="hina" calcext:value-type="string">
            <text:p>hina</text:p>
          </table:table-cell>
          <table:table-cell office:value-type="string" calcext:value-type="string">
            <text:p>gveo hreinu lheþsf</text:p>
          </table:table-cell>
          <table:table-cell table:style-name="ce37" table:formula="of:=getword([.D407]; 2)" office:value-type="string" office:string-value="hreinu" calcext:value-type="string">
            <text:p>hreinu</text:p>
          </table:table-cell>
          <table:table-cell/>
          <table:table-cell table:style-name="ce37" table:formula="of:=getword([.P40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07];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heilbrigðu lheþsf föðurlandsást nven , , sem ct er ct heitust sfm3fþ og c öflugust lvense á aþ </text:p>
          </table:table-cell>
          <table:table-cell office:value-type="string" calcext:value-type="string">
            <text:p>1902-ThjodFramtid-HalldJonas.txt</text:p>
          </table:table-cell>
          <table:table-cell table:number-columns-repeated="2" office:value-type="string" calcext:value-type="string">
            <text:p>HalldJonas</text:p>
          </table:table-cell>
          <table:table-cell office:value-type="float" office:value="1902" calcext:value-type="float">
            <text:p>1902</text:p>
          </table:table-cell>
          <table:table-cell office:value-type="float" office:value="1881" calcext:value-type="float">
            <text:p>188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10" calcext:value-type="float">
            <text:p>410</text:p>
          </table:table-cell>
          <table:table-cell office:value-type="string" calcext:value-type="string">
            <text:p><text:s text:c="2"/>ssg um ao leið nveo hjá aþ mönnum nkfþ trú nveo á aþ landinu nheþg , , sem ct er sfg3en hið </text:p>
          </table:table-cell>
          <table:table-cell table:style-name="ce34" table:formula="of:=getword([.B408]; -1)" office:value-type="string" office:string-value="hið" calcext:value-type="string">
            <text:p>hið</text:p>
          </table:table-cell>
          <table:table-cell office:value-type="string" calcext:value-type="string">
            <text:p>ghen eina lhenvf</text:p>
          </table:table-cell>
          <table:table-cell table:style-name="ce37" table:formula="of:=getword([.D408]; 2)" office:value-type="string" office:string-value="eina" calcext:value-type="string">
            <text:p>eina</text:p>
          </table:table-cell>
          <table:table-cell/>
          <table:table-cell table:style-name="ce37" table:formula="of:=getword([.P40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08];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vissa lveosf skilyrði nhen til ae þess fphee , , að c það fphen nái svg3en vexti nkeþ </text:p>
          </table:table-cell>
          <table:table-cell office:value-type="string" calcext:value-type="string">
            <text:p>1902-ThjodFramtid-HalldJonas.txt</text:p>
          </table:table-cell>
          <table:table-cell table:number-columns-repeated="2" office:value-type="string" calcext:value-type="string">
            <text:p>HalldJonas</text:p>
          </table:table-cell>
          <table:table-cell office:value-type="float" office:value="1902" calcext:value-type="float">
            <text:p>1902</text:p>
          </table:table-cell>
          <table:table-cell office:value-type="float" office:value="1881" calcext:value-type="float">
            <text:p>188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11" calcext:value-type="float">
            <text:p>411</text:p>
          </table:table-cell>
          <table:table-cell office:value-type="string" calcext:value-type="string">
            <text:p><text:s/>3en hann fpken hefur sfg3en á ao þennan fakeo óþægilega lkeovf hátt nkeo komist ssm að aþ sannindum nhfþ hins </text:p>
          </table:table-cell>
          <table:table-cell table:style-name="ce34" table:formula="of:=getword([.B409]; -1)" office:value-type="string" office:string-value="hins" calcext:value-type="string">
            <text:p>hins</text:p>
          </table:table-cell>
          <table:table-cell office:value-type="string" calcext:value-type="string">
            <text:p>gkee forna lkeevf</text:p>
          </table:table-cell>
          <table:table-cell table:style-name="ce37" table:formula="of:=getword([.D409]; 2)" office:value-type="string" office:string-value="forna" calcext:value-type="string">
            <text:p>forna</text:p>
          </table:table-cell>
          <table:table-cell/>
          <table:table-cell table:style-name="ce37" table:formula="of:=getword([.P40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09]; 2)" office:value-type="string" office:string-value="nkee" calcext:value-type="string">
            <text:p>nkee</text:p>
          </table:table-cell>
          <table:table-cell table:style-name="ce37" table:number-columns-repeated="2"/>
          <table:table-cell/>
          <table:table-cell table:style-name="ce37" table:number-columns-repeated="2"/>
          <table:table-cell office:value-type="string" calcext:value-type="string">
            <text:p><text:s/>málsháttar nkee „ nhen Enginn nken-s veit sfg3en hvað fsheo átt nven hefur sfg3en fyr nheo en </text:p>
          </table:table-cell>
          <table:table-cell office:value-type="string" calcext:value-type="string">
            <text:p>1902-ThjodFramtid-HalldJonas.txt</text:p>
          </table:table-cell>
          <table:table-cell table:number-columns-repeated="2" office:value-type="string" calcext:value-type="string">
            <text:p>HalldJonas</text:p>
          </table:table-cell>
          <table:table-cell office:value-type="float" office:value="1902" calcext:value-type="float">
            <text:p>1902</text:p>
          </table:table-cell>
          <table:table-cell office:value-type="float" office:value="1881" calcext:value-type="float">
            <text:p>188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12" calcext:value-type="float">
            <text:p>412</text:p>
          </table:table-cell>
          <table:table-cell office:value-type="string" calcext:value-type="string">
            <text:p><text:s text:c="2"/>þeir fpkfn kenna sfg3fn þeim fphfþ . . En c það fphen ætti svg3eþ að cn vera sng eitt lhensf hið </text:p>
          </table:table-cell>
          <table:table-cell table:style-name="ce34" table:formula="of:=getword([.B410]; -1)" office:value-type="string" office:string-value="hið" calcext:value-type="string">
            <text:p>hið</text:p>
          </table:table-cell>
          <table:table-cell office:value-type="string" calcext:value-type="string">
            <text:p>ghen fyrsta lhenve</text:p>
          </table:table-cell>
          <table:table-cell table:style-name="ce37" table:formula="of:=getword([.D410]; 2)" office:value-type="string" office:string-value="fyrsta" calcext:value-type="string">
            <text:p>fyrsta</text:p>
          </table:table-cell>
          <table:table-cell/>
          <table:table-cell table:style-name="ce37" table:formula="of:=getword([.P41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10]; 2)" office:value-type="string" office:string-value="nhen" calcext:value-type="string">
            <text:p>nhen</text:p>
          </table:table-cell>
          <table:table-cell table:style-name="ce37" table:number-columns-repeated="2"/>
          <table:table-cell/>
          <table:table-cell table:style-name="ce37" table:number-columns-repeated="2"/>
          <table:table-cell office:value-type="string" calcext:value-type="string">
            <text:p><text:s/>verk nhen vor feken ungu lkfevf mannanna nkfeg , , er ct tökum sfg1fn að cn fást snm við ao </text:p>
          </table:table-cell>
          <table:table-cell office:value-type="string" calcext:value-type="string">
            <text:p>1902-ThjodFramtid-SigGudm.txt</text:p>
          </table:table-cell>
          <table:table-cell table:number-columns-repeated="2" office:value-type="string" calcext:value-type="string">
            <text:p>SigGudm</text:p>
          </table:table-cell>
          <table:table-cell office:value-type="float" office:value="1902" calcext:value-type="float">
            <text:p>1902</text:p>
          </table:table-cell>
          <table:table-cell office:value-type="float" office:value="1878" calcext:value-type="float">
            <text:p>1878</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13" calcext:value-type="float">
            <text:p>413</text:p>
          </table:table-cell>
          <table:table-cell office:value-type="string" calcext:value-type="string">
            <text:p><text:s text:c="2"/>t.d. as hjá aa Finnum sfg1fn . . Útflutningarnir nkfng til ae Vesturheims nkee-s er sfg3en eitt lhensf hið </text:p>
          </table:table-cell>
          <table:table-cell table:style-name="ce34" table:formula="of:=getword([.B411]; -1)" office:value-type="string" office:string-value="hið" calcext:value-type="string">
            <text:p>hið</text:p>
          </table:table-cell>
          <table:table-cell office:value-type="string" calcext:value-type="string">
            <text:p>ghen versta lhenve</text:p>
          </table:table-cell>
          <table:table-cell table:style-name="ce37" table:formula="of:=getword([.D411]; 2)" office:value-type="string" office:string-value="versta" calcext:value-type="string">
            <text:p>versta</text:p>
          </table:table-cell>
          <table:table-cell/>
          <table:table-cell table:style-name="ce37" table:formula="of:=getword([.P411];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411]; 2)" office:value-type="string" office:string-value="nhen" calcext:value-type="string">
            <text:p>nhe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átumein nhen þjóðar nvee vorrar lveesf , , með aþ því fpheþ að c vjer nkeo megum sfg1fn svo aa </text:p>
          </table:table-cell>
          <table:table-cell office:value-type="string" calcext:value-type="string">
            <text:p>1902-ThjodFramtid-SigSigtr.txt</text:p>
          </table:table-cell>
          <table:table-cell table:number-columns-repeated="2" office:value-type="string" calcext:value-type="string">
            <text:p>SigSigtr</text:p>
          </table:table-cell>
          <table:table-cell office:value-type="float" office:value="1902" calcext:value-type="float">
            <text:p>1902</text:p>
          </table:table-cell>
          <table:table-cell office:value-type="float" office:value="1884" calcext:value-type="float">
            <text:p>1884</text:p>
          </table:table-cell>
          <table:table-cell office:value-type="float" office:value="18" calcext:value-type="float">
            <text:p>18</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14" calcext:value-type="float">
            <text:p>414</text:p>
          </table:table-cell>
          <table:table-cell office:value-type="string" calcext:value-type="string">
            <text:p><text:s text:c="2"/>í ao þegar c jeg e var sfg3eþ barn nhen og c voru sfg3fþ það fphen máskje sng hinir </text:p>
          </table:table-cell>
          <table:table-cell table:style-name="ce34" table:formula="of:=getword([.B412]; -1)" office:value-type="string" office:string-value="hinir" calcext:value-type="string">
            <text:p>hinir</text:p>
          </table:table-cell>
          <table:table-cell office:value-type="string" calcext:value-type="string">
            <text:p>gkfn algengustu lvfþve</text:p>
          </table:table-cell>
          <table:table-cell table:style-name="ce37" table:formula="of:=getword([.D412]; 2)" office:value-type="string" office:string-value="algengustu" calcext:value-type="string">
            <text:p>algengustu</text:p>
          </table:table-cell>
          <table:table-cell/>
          <table:table-cell table:style-name="ce37" table:formula="of:=getword([.P41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12];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lítilfjörlegustu lkfnve leikar nkfn , , en c samt aa sem c áður aa skemtilegir lkfnsf ; ; nú</text:p>
          </table:table-cell>
          <table:table-cell office:value-type="string" calcext:value-type="string">
            <text:p>1903-IthrottirLeikir-ReinhSamRicht.txt</text:p>
          </table:table-cell>
          <table:table-cell table:number-columns-repeated="2" office:value-type="string" calcext:value-type="string">
            <text:p>ReinhSamRicht</text:p>
          </table:table-cell>
          <table:table-cell office:value-type="float" office:value="1903" calcext:value-type="float">
            <text:p>1903</text:p>
          </table:table-cell>
          <table:table-cell office:value-type="float" office:value="1886" calcext:value-type="float">
            <text:p>1886</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15" calcext:value-type="float">
            <text:p>415</text:p>
          </table:table-cell>
          <table:table-cell office:value-type="string" calcext:value-type="string">
            <text:p><text:s text:c="2"/>aa einhvern fokeo þeirra fpkfe og c lýsa sng honum fpkeþ eins aa og c jeg e get sfg1en . . Hinir </text:p>
          </table:table-cell>
          <table:table-cell table:style-name="ce34" table:formula="of:=getword([.B413]; -1)" office:value-type="string" office:string-value="Hinir" calcext:value-type="string">
            <text:p>Hinir</text:p>
          </table:table-cell>
          <table:table-cell office:value-type="string" calcext:value-type="string">
            <text:p>gkfn helstu lkfnve</text:p>
          </table:table-cell>
          <table:table-cell table:style-name="ce37" table:formula="of:=getword([.D413]; 2)" office:value-type="string" office:string-value="helstu" calcext:value-type="string">
            <text:p>helstu</text:p>
          </table:table-cell>
          <table:table-cell/>
          <table:table-cell table:style-name="ce37" table:formula="of:=getword([.P41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13]; 2)" office:value-type="string" office:string-value="nkfn" calcext:value-type="string">
            <text:p>nkfn</text:p>
          </table:table-cell>
          <table:table-cell table:style-name="ce37" office:value-type="string" calcext:value-type="string">
            <text:p>yes</text:p>
          </table:table-cell>
          <table:table-cell office:value-type="string" calcext:value-type="string">
            <text:p>limiters</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leikar nkfn eru sfg3fn þessir fakfn : : skautahlaup nhen , , skíðaferðir nvfn , , sleðaferðir nvfn , </text:p>
          </table:table-cell>
          <table:table-cell office:value-type="string" calcext:value-type="string">
            <text:p>1903-IthrottirLeikir-ReinhSamRicht.txt</text:p>
          </table:table-cell>
          <table:table-cell table:number-columns-repeated="2" office:value-type="string" calcext:value-type="string">
            <text:p>ReinhSamRicht</text:p>
          </table:table-cell>
          <table:table-cell office:value-type="float" office:value="1903" calcext:value-type="float">
            <text:p>1903</text:p>
          </table:table-cell>
          <table:table-cell office:value-type="float" office:value="1886" calcext:value-type="float">
            <text:p>1886</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16" calcext:value-type="float">
            <text:p>416</text:p>
          </table:table-cell>
          <table:table-cell office:value-type="string" calcext:value-type="string">
            <text:p><text:s text:c="2"/>c fleiri lkfnvm þessháttar lkfnof leikar nkfn . . Svo aa er sfg3en nú aa að cn minnast snm á ao hina </text:p>
          </table:table-cell>
          <table:table-cell table:style-name="ce34" table:formula="of:=getword([.B414]; -1)" office:value-type="string" office:string-value="hina" calcext:value-type="string">
            <text:p>hina</text:p>
          </table:table-cell>
          <table:table-cell office:value-type="string" calcext:value-type="string">
            <text:p>gveo gömlu lveovf</text:p>
          </table:table-cell>
          <table:table-cell table:style-name="ce37" table:formula="of:=getword([.D414]; 2)" office:value-type="string" office:string-value="gömlu" calcext:value-type="string">
            <text:p>gömlu</text:p>
          </table:table-cell>
          <table:table-cell/>
          <table:table-cell table:style-name="ce37" table:formula="of:=getword([.P41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14]; 2)" office:value-type="string" office:string-value="sng" calcext:value-type="string">
            <text:p>sng</text:p>
          </table:table-cell>
          <table:table-cell table:style-name="ce37" table:number-columns-repeated="2"/>
          <table:table-cell/>
          <table:table-cell table:style-name="ce37" table:number-columns-repeated="2"/>
          <table:table-cell office:value-type="string" calcext:value-type="string">
            <text:p><text:s/>leika sng svo aa sem aa glímur nvfo sem ct hinir gkfn gömlu lkfnvf og c heiðvirðu lkfnvf Íslendingar </text:p>
          </table:table-cell>
          <table:table-cell office:value-type="string" calcext:value-type="string">
            <text:p>1903-IthrottirLeikir-ReinhSamRicht.txt</text:p>
          </table:table-cell>
          <table:table-cell table:number-columns-repeated="2" office:value-type="string" calcext:value-type="string">
            <text:p>ReinhSamRicht</text:p>
          </table:table-cell>
          <table:table-cell office:value-type="float" office:value="1903" calcext:value-type="float">
            <text:p>1903</text:p>
          </table:table-cell>
          <table:table-cell office:value-type="float" office:value="1886" calcext:value-type="float">
            <text:p>1886</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17" calcext:value-type="float">
            <text:p>417</text:p>
          </table:table-cell>
          <table:table-cell office:value-type="string" calcext:value-type="string">
            <text:p><text:s text:c="2"/>að cn minnast snm á ao hina gveo gömlu lveovf leika sng svo aa sem aa glímur nvfo sem ct hinir </text:p>
          </table:table-cell>
          <table:table-cell table:style-name="ce34" table:formula="of:=getword([.B415]; -1)" office:value-type="string" office:string-value="hinir" calcext:value-type="string">
            <text:p>hinir</text:p>
          </table:table-cell>
          <table:table-cell office:value-type="string" calcext:value-type="string">
            <text:p>gkfn gömlu lkfnvf</text:p>
          </table:table-cell>
          <table:table-cell table:style-name="ce37" table:formula="of:=getword([.D415]; 2)" office:value-type="string" office:string-value="gömlu" calcext:value-type="string">
            <text:p>gömlu</text:p>
          </table:table-cell>
          <table:table-cell/>
          <table:table-cell table:style-name="ce37" table:formula="of:=getword([.P41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15];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heiðvirðu lkfnvf Íslendingar nkfn-s yðkuðu sfg3fþ mikið lhensf fyr sfg3en á aþ tímum nkfþ . . </text:p>
          </table:table-cell>
          <table:table-cell office:value-type="string" calcext:value-type="string">
            <text:p>1903-IthrottirLeikir-ReinhSamRicht.txt</text:p>
          </table:table-cell>
          <table:table-cell table:number-columns-repeated="2" office:value-type="string" calcext:value-type="string">
            <text:p>ReinhSamRicht</text:p>
          </table:table-cell>
          <table:table-cell office:value-type="float" office:value="1903" calcext:value-type="float">
            <text:p>1903</text:p>
          </table:table-cell>
          <table:table-cell office:value-type="float" office:value="1886" calcext:value-type="float">
            <text:p>1886</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18" calcext:value-type="float">
            <text:p>418</text:p>
          </table:table-cell>
          <table:table-cell office:value-type="string" calcext:value-type="string">
            <text:p><text:s text:c="2"/>c deyja sng og c er sfg3en það fphen optast sfm3en að c hann fpken kýs sfg1en hið </text:p>
          </table:table-cell>
          <table:table-cell table:style-name="ce34" table:formula="of:=getword([.B416]; -1)" office:value-type="string" office:string-value="hið" calcext:value-type="string">
            <text:p>hið</text:p>
          </table:table-cell>
          <table:table-cell office:value-type="string" calcext:value-type="string">
            <text:p>ghen síðara lkeþvm</text:p>
          </table:table-cell>
          <table:table-cell table:style-name="ce37" table:formula="of:=getword([.D416]; 2)" office:value-type="string" office:string-value="síðara" calcext:value-type="string">
            <text:p>síðara</text:p>
          </table:table-cell>
          <table:table-cell/>
          <table:table-cell table:style-name="ce37" table:formula="of:=getword([.P41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16];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ví fpheþ það fphen þykir sfg3en löðurmannlegt lhensf , , að cn gjörast snm undirgefinn lkensf óv</text:p>
          </table:table-cell>
          <table:table-cell office:value-type="string" calcext:value-type="string">
            <text:p>1903-IthrottirLeikir-ReinhSamRicht.txt</text:p>
          </table:table-cell>
          <table:table-cell table:number-columns-repeated="2" office:value-type="string" calcext:value-type="string">
            <text:p>ReinhSamRicht</text:p>
          </table:table-cell>
          <table:table-cell office:value-type="float" office:value="1903" calcext:value-type="float">
            <text:p>1903</text:p>
          </table:table-cell>
          <table:table-cell office:value-type="float" office:value="1886" calcext:value-type="float">
            <text:p>1886</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19" calcext:value-type="float">
            <text:p>419</text:p>
          </table:table-cell>
          <table:table-cell office:value-type="string" calcext:value-type="string">
            <text:p><text:s text:c="2"/>því aa líkast lhense , , sem ct menn nkfn falli svg3fn í aþ dá nveþ . . Þetta fahen þykir sfg3en hin </text:p>
          </table:table-cell>
          <table:table-cell table:style-name="ce34" table:formula="of:=getword([.B417]; -1)" office:value-type="string" office:string-value="hin" calcext:value-type="string">
            <text:p>hin</text:p>
          </table:table-cell>
          <table:table-cell office:value-type="string" calcext:value-type="string">
            <text:p>gven mesta lvenve</text:p>
          </table:table-cell>
          <table:table-cell table:style-name="ce37" table:formula="of:=getword([.D417]; 2)" office:value-type="string" office:string-value="mesta" calcext:value-type="string">
            <text:p>mesta</text:p>
          </table:table-cell>
          <table:table-cell/>
          <table:table-cell table:style-name="ce37" table:formula="of:=getword([.P41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17];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sæla nven , , enda c höfðu sfg3fþ menn nkfn fyr sfg3en á aþ tímum nkfþ vínguðinn nkeng í </text:p>
          </table:table-cell>
          <table:table-cell office:value-type="string" calcext:value-type="string">
            <text:p>1903-ListinLifa-ArnArn.txt</text:p>
          </table:table-cell>
          <table:table-cell table:number-columns-repeated="2" office:value-type="string" calcext:value-type="string">
            <text:p>ArnArn</text:p>
          </table:table-cell>
          <table:table-cell office:value-type="float" office:value="1903" calcext:value-type="float">
            <text:p>1903</text:p>
          </table:table-cell>
          <table:table-cell office:value-type="float" office:value="1885" calcext:value-type="float">
            <text:p>1885</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20" calcext:value-type="float">
            <text:p>420</text:p>
          </table:table-cell>
          <table:table-cell office:value-type="string" calcext:value-type="string">
            <text:p><text:s text:c="2"/>sæla nven , , enda c höfðu sfg3fþ menn nkfn fyr sfg3en á aþ tímum nkfþ vínguðinn nkeng í aþ hinum </text:p>
          </table:table-cell>
          <table:table-cell table:style-name="ce34" table:formula="of:=getword([.B418]; -1)" office:value-type="string" office:string-value="hinum" calcext:value-type="string">
            <text:p>hinum</text:p>
          </table:table-cell>
          <table:table-cell office:value-type="string" calcext:value-type="string">
            <text:p>gkfþ mestu lkfþve</text:p>
          </table:table-cell>
          <table:table-cell table:style-name="ce37" table:formula="of:=getword([.D418]; 2)" office:value-type="string" office:string-value="mestu" calcext:value-type="string">
            <text:p>mestu</text:p>
          </table:table-cell>
          <table:table-cell/>
          <table:table-cell table:style-name="ce37" table:formula="of:=getword([.P41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18]; 2)" office:value-type="string" office:string-value="nkfþ" calcext:value-type="string">
            <text:p>nkfþ</text:p>
          </table:table-cell>
          <table:table-cell table:style-name="ce37" table:number-columns-repeated="2"/>
          <table:table-cell/>
          <table:table-cell table:style-name="ce37" table:number-columns-repeated="2"/>
          <table:table-cell office:value-type="string" calcext:value-type="string">
            <text:p><text:s/>hávegum nkfþ . . Þetta faheo telja sfg3fn menn nkfn kosti nkeþ vínsins nheeg , , er sfg3en sagt sþghen</text:p>
          </table:table-cell>
          <table:table-cell office:value-type="string" calcext:value-type="string">
            <text:p>1903-ListinLifa-ArnArn.txt</text:p>
          </table:table-cell>
          <table:table-cell table:number-columns-repeated="2" office:value-type="string" calcext:value-type="string">
            <text:p>ArnArn</text:p>
          </table:table-cell>
          <table:table-cell office:value-type="float" office:value="1903" calcext:value-type="float">
            <text:p>1903</text:p>
          </table:table-cell>
          <table:table-cell office:value-type="float" office:value="1885" calcext:value-type="float">
            <text:p>1885</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21" calcext:value-type="float">
            <text:p>421</text:p>
          </table:table-cell>
          <table:table-cell office:value-type="string" calcext:value-type="string">
            <text:p><text:s text:c="2"/>c eflingar nvee á ao einhvern fokeo hátt nkeo . . Þar aa að aa auki aa er sfg3en það fphen hin </text:p>
          </table:table-cell>
          <table:table-cell table:style-name="ce34" table:formula="of:=getword([.B419]; -1)" office:value-type="string" office:string-value="hin" calcext:value-type="string">
            <text:p>hin</text:p>
          </table:table-cell>
          <table:table-cell office:value-type="string" calcext:value-type="string">
            <text:p>gven skaðlegasta lvenve</text:p>
          </table:table-cell>
          <table:table-cell table:style-name="ce37" table:formula="of:=getword([.D419]; 2)" office:value-type="string" office:string-value="skaðlegasta" calcext:value-type="string">
            <text:p>skaðlegasta</text:p>
          </table:table-cell>
          <table:table-cell/>
          <table:table-cell table:style-name="ce37" table:formula="of:=getword([.P41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19]; 2)" office:value-type="string" office:string-value="nven" calcext:value-type="string">
            <text:p>nve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eiturlind nven , , hverjum fskeþ þeim fakeþ manni nkeþ , , sem ct hrekst sfm3eþ eptir lkfnsf str</text:p>
          </table:table-cell>
          <table:table-cell office:value-type="string" calcext:value-type="string">
            <text:p>1903-ListinLifa-PallSig.txt</text:p>
          </table:table-cell>
          <table:table-cell table:number-columns-repeated="2" office:value-type="string" calcext:value-type="string">
            <text:p>PallSig</text:p>
          </table:table-cell>
          <table:table-cell office:value-type="float" office:value="1903" calcext:value-type="float">
            <text:p>1903</text:p>
          </table:table-cell>
          <table:table-cell office:value-type="float" office:value="1884" calcext:value-type="float">
            <text:p>1884</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22" calcext:value-type="float">
            <text:p>422</text:p>
          </table:table-cell>
          <table:table-cell office:value-type="string" calcext:value-type="string">
            <text:p><text:s text:c="2"/>eða c 6 ta og c því fpheþ talsverð lvensf samkepni nven . . Sauðárkrókur nken er sfg3en einn lkensf af aþ hinum </text:p>
          </table:table-cell>
          <table:table-cell table:style-name="ce34" table:formula="of:=getword([.B420]; -1)" office:value-type="string" office:string-value="hinum" calcext:value-type="string">
            <text:p>hinum</text:p>
          </table:table-cell>
          <table:table-cell office:value-type="string" calcext:value-type="string">
            <text:p>gkfþ yngstu lkfþve</text:p>
          </table:table-cell>
          <table:table-cell table:style-name="ce37" table:formula="of:=getword([.D420]; 2)" office:value-type="string" office:string-value="yngstu" calcext:value-type="string">
            <text:p>yngstu</text:p>
          </table:table-cell>
          <table:table-cell/>
          <table:table-cell table:style-name="ce37" table:formula="of:=getword([.P42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20]; 2)" office:value-type="string" office:string-value="nkfþ" calcext:value-type="string">
            <text:p>nkfþ</text:p>
          </table:table-cell>
          <table:table-cell table:style-name="ce37" table:number-columns-repeated="2"/>
          <table:table-cell/>
          <table:table-cell table:style-name="ce37" table:number-columns-repeated="2"/>
          <table:table-cell office:value-type="string" calcext:value-type="string">
            <text:p><text:s/>verzlunarstöðum nkfþ hér aa á aþ landi nheþ , , og c þó aa orðinn sþgken í aþ tölu nveþ hinna </text:p>
          </table:table-cell>
          <table:table-cell office:value-type="string" calcext:value-type="string">
            <text:p>1903-LysingHeima-OlJoh.txt</text:p>
          </table:table-cell>
          <table:table-cell table:number-columns-repeated="2" office:value-type="string" calcext:value-type="string">
            <text:p>OlJoh</text:p>
          </table:table-cell>
          <table:table-cell office:value-type="float" office:value="1903" calcext:value-type="float">
            <text:p>1903</text:p>
          </table:table-cell>
          <table:table-cell office:value-type="float" office:value="1885" calcext:value-type="float">
            <text:p>1885</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23" calcext:value-type="float">
            <text:p>423</text:p>
          </table:table-cell>
          <table:table-cell office:value-type="string" calcext:value-type="string">
            <text:p><text:s text:c="2"/>yngstu lkfþve verzlunarstöðum nkfþ hér aa á aþ landi nheþ , , og c þó aa orðinn sþgken í aþ tölu nveþ hinna </text:p>
          </table:table-cell>
          <table:table-cell table:style-name="ce34" table:formula="of:=getword([.B421]; -1)" office:value-type="string" office:string-value="hinna" calcext:value-type="string">
            <text:p>hinna</text:p>
          </table:table-cell>
          <table:table-cell office:value-type="string" calcext:value-type="string">
            <text:p>gkfe stærstu lvfeve</text:p>
          </table:table-cell>
          <table:table-cell table:style-name="ce37" table:formula="of:=getword([.D421]; 2)" office:value-type="string" office:string-value="stærstu" calcext:value-type="string">
            <text:p>stærstu</text:p>
          </table:table-cell>
          <table:table-cell/>
          <table:table-cell table:style-name="ce37" table:formula="of:=getword([.P42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21];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og c má sfg3en víst aa ætla sng , , að c hann fpken eigi svg3en glæsilega lveosf framtíð </text:p>
          </table:table-cell>
          <table:table-cell office:value-type="string" calcext:value-type="string">
            <text:p>1903-LysingHeima-OlJoh.txt</text:p>
          </table:table-cell>
          <table:table-cell table:number-columns-repeated="2" office:value-type="string" calcext:value-type="string">
            <text:p>OlJoh</text:p>
          </table:table-cell>
          <table:table-cell office:value-type="float" office:value="1903" calcext:value-type="float">
            <text:p>1903</text:p>
          </table:table-cell>
          <table:table-cell office:value-type="float" office:value="1885" calcext:value-type="float">
            <text:p>1885</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24" calcext:value-type="float">
            <text:p>424</text:p>
          </table:table-cell>
          <table:table-cell office:value-type="string" calcext:value-type="string">
            <text:p><text:s text:c="2"/>nkee að cn neita sng því fpheþ , , að c þjóðrækni lkenvf og c þjóðernisást nven sé svg3en einhver foven hin </text:p>
          </table:table-cell>
          <table:table-cell table:style-name="ce34" table:formula="of:=getword([.B422]; -1)" office:value-type="string" office:string-value="hin" calcext:value-type="string">
            <text:p>hin</text:p>
          </table:table-cell>
          <table:table-cell office:value-type="string" calcext:value-type="string">
            <text:p>gven göfugasta lkfove</text:p>
          </table:table-cell>
          <table:table-cell table:style-name="ce37" table:formula="of:=getword([.D422]; 2)" office:value-type="string" office:string-value="göfugasta" calcext:value-type="string">
            <text:p>göfugasta</text:p>
          </table:table-cell>
          <table:table-cell/>
          <table:table-cell table:style-name="ce37" table:formula="of:=getword([.P422];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422]; 2)" office:value-type="string" office:string-value="nven" calcext:value-type="string">
            <text:p>nve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tilfinning nven manna nkfe ; ; hún fpven er sfg3en svo aa náin lhfnsf ættjarðarástinni nveþg að c </text:p>
          </table:table-cell>
          <table:table-cell office:value-type="string" calcext:value-type="string">
            <text:p>1903-ThjodFramtid-JohGSig.txt</text:p>
          </table:table-cell>
          <table:table-cell table:number-columns-repeated="2" office:value-type="string" calcext:value-type="string">
            <text:p>JohGSig</text:p>
          </table:table-cell>
          <table:table-cell office:value-type="float" office:value="1903" calcext:value-type="float">
            <text:p>1903</text:p>
          </table:table-cell>
          <table:table-cell office:value-type="float" office:value="1882" calcext:value-type="float">
            <text:p>1882</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25" calcext:value-type="float">
            <text:p>425</text:p>
          </table:table-cell>
          <table:table-cell office:value-type="string" calcext:value-type="string">
            <text:p><text:s text:c="2"/>aþ ræktarsemi nveþ alveg aa einsog c ást nveo til ae skyldmenna nkfe , , sem ct þykir sfg3en einhver foven hin </text:p>
          </table:table-cell>
          <table:table-cell table:style-name="ce34" table:formula="of:=getword([.B423]; -1)" office:value-type="string" office:string-value="hin" calcext:value-type="string">
            <text:p>hin</text:p>
          </table:table-cell>
          <table:table-cell office:value-type="string" calcext:value-type="string">
            <text:p>gven fegursta lvenve</text:p>
          </table:table-cell>
          <table:table-cell table:style-name="ce37" table:formula="of:=getword([.D423]; 2)" office:value-type="string" office:string-value="fegursta" calcext:value-type="string">
            <text:p>fegursta</text:p>
          </table:table-cell>
          <table:table-cell/>
          <table:table-cell table:style-name="ce37" table:formula="of:=getword([.P42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23];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göfugasta lkfove . . Má sfg3en af aþ því fpheþ marka sng göfgi nveo þessarar favee tilfinninga</text:p>
          </table:table-cell>
          <table:table-cell office:value-type="string" calcext:value-type="string">
            <text:p>1903-ThjodFramtid-JohGSig.txt</text:p>
          </table:table-cell>
          <table:table-cell table:number-columns-repeated="2" office:value-type="string" calcext:value-type="string">
            <text:p>JohGSig</text:p>
          </table:table-cell>
          <table:table-cell office:value-type="float" office:value="1903" calcext:value-type="float">
            <text:p>1903</text:p>
          </table:table-cell>
          <table:table-cell office:value-type="float" office:value="1882" calcext:value-type="float">
            <text:p>1882</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26" calcext:value-type="float">
            <text:p>426</text:p>
          </table:table-cell>
          <table:table-cell office:value-type="string" calcext:value-type="string">
            <text:p><text:s text:c="2"/>ct þjóðlegt lhensf er sfg3en . . Það fphen er sfg3en landið nheng , , sem ct hefur sfg3en skapað ssg hið </text:p>
          </table:table-cell>
          <table:table-cell table:style-name="ce34" table:formula="of:=getword([.B424]; -1)" office:value-type="string" office:string-value="hið" calcext:value-type="string">
            <text:p>hið</text:p>
          </table:table-cell>
          <table:table-cell office:value-type="string" calcext:value-type="string">
            <text:p>gheo þjóðlega lheovf</text:p>
          </table:table-cell>
          <table:table-cell table:style-name="ce37" table:formula="of:=getword([.D424]; 2)" office:value-type="string" office:string-value="þjóðlega" calcext:value-type="string">
            <text:p>þjóðlega</text:p>
          </table:table-cell>
          <table:table-cell/>
          <table:table-cell table:style-name="ce37" table:formula="of:=getword([.P42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24];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er sfg3en það fphen því fpheþ svo aa náskylt lhensf þjóðerninu nheþg . . Hann fpken elskar sfg</text:p>
          </table:table-cell>
          <table:table-cell office:value-type="string" calcext:value-type="string">
            <text:p>1903-ThjodFramtid-JonKrist.txt</text:p>
          </table:table-cell>
          <table:table-cell table:number-columns-repeated="2" office:value-type="string" calcext:value-type="string">
            <text:p>JonKrist</text:p>
          </table:table-cell>
          <table:table-cell office:value-type="float" office:value="1903" calcext:value-type="float">
            <text:p>1903</text:p>
          </table:table-cell>
          <table:table-cell office:value-type="float" office:value="1885" calcext:value-type="float">
            <text:p>1885</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27" calcext:value-type="float">
            <text:p>427</text:p>
          </table:table-cell>
          <table:table-cell office:value-type="string" calcext:value-type="string">
            <text:p><text:s text:c="2"/>og c er sfg3en það fphen því fpheþ svo aa náskylt lhensf þjóðerninu nheþg . . Hann fpken elskar sfg3en hið </text:p>
          </table:table-cell>
          <table:table-cell table:style-name="ce34" table:formula="of:=getword([.B425]; -1)" office:value-type="string" office:string-value="hið" calcext:value-type="string">
            <text:p>hið</text:p>
          </table:table-cell>
          <table:table-cell office:value-type="string" calcext:value-type="string">
            <text:p>gheo þjóðlega lheovf</text:p>
          </table:table-cell>
          <table:table-cell table:style-name="ce37" table:formula="of:=getword([.D425]; 2)" office:value-type="string" office:string-value="þjóðlega" calcext:value-type="string">
            <text:p>þjóðlega</text:p>
          </table:table-cell>
          <table:table-cell/>
          <table:table-cell table:style-name="ce37" table:formula="of:=getword([.P42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25]; 2)" office:value-type="string" office:string-value="aa" calcext:value-type="string">
            <text:p>aa</text:p>
          </table:table-cell>
          <table:table-cell table:style-name="ce37" table:number-columns-repeated="2"/>
          <table:table-cell/>
          <table:table-cell table:style-name="ce37" table:number-columns-repeated="2"/>
          <table:table-cell office:value-type="string" calcext:value-type="string">
            <text:p><text:s/>eins aa og c eigu nvee þjóðarinnar nveeg og c erfðagrip nhfn , , en c lætur sfg3en það fphen </text:p>
          </table:table-cell>
          <table:table-cell office:value-type="string" calcext:value-type="string">
            <text:p>1903-ThjodFramtid-JonKrist.txt</text:p>
          </table:table-cell>
          <table:table-cell table:number-columns-repeated="2" office:value-type="string" calcext:value-type="string">
            <text:p>JonKrist</text:p>
          </table:table-cell>
          <table:table-cell office:value-type="float" office:value="1903" calcext:value-type="float">
            <text:p>1903</text:p>
          </table:table-cell>
          <table:table-cell office:value-type="float" office:value="1885" calcext:value-type="float">
            <text:p>1885</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28" calcext:value-type="float">
            <text:p>428</text:p>
          </table:table-cell>
          <table:table-cell office:value-type="string" calcext:value-type="string">
            <text:p><text:s text:c="2"/>að cn vera sng snyrtimenni nkeþ í aþ allri foveþ framgöngu nveþ , , rammir lkfnsf að aþ afli nheþ og c hinir </text:p>
          </table:table-cell>
          <table:table-cell table:style-name="ce34" table:formula="of:=getword([.B426]; -1)" office:value-type="string" office:string-value="hinir" calcext:value-type="string">
            <text:p>hinir</text:p>
          </table:table-cell>
          <table:table-cell office:value-type="string" calcext:value-type="string">
            <text:p>gkfn hraustustu lkfnve</text:p>
          </table:table-cell>
          <table:table-cell table:style-name="ce37" table:formula="of:=getword([.D426]; 2)" office:value-type="string" office:string-value="hraustustu" calcext:value-type="string">
            <text:p>hraustustu</text:p>
          </table:table-cell>
          <table:table-cell/>
          <table:table-cell table:style-name="ce37" table:formula="of:=getword([.P42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26];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Enn aa fremur aam verða sfg3fn þeir fpkfn að cn bera sng af aþ öðrum fokfþ að aþ </text:p>
          </table:table-cell>
          <table:table-cell office:value-type="string" calcext:value-type="string">
            <text:p>1903-Tiska-SigLyds.txt</text:p>
          </table:table-cell>
          <table:table-cell table:number-columns-repeated="2" office:value-type="string" calcext:value-type="string">
            <text:p>SigLyds</text:p>
          </table:table-cell>
          <table:table-cell office:value-type="float" office:value="1903" calcext:value-type="float">
            <text:p>1903</text:p>
          </table:table-cell>
          <table:table-cell office:value-type="float" office:value="1884" calcext:value-type="float">
            <text:p>1884</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29" calcext:value-type="float">
            <text:p>429</text:p>
          </table:table-cell>
          <table:table-cell office:value-type="string" calcext:value-type="string">
            <text:p><text:s text:c="2"/>lkfnsf fylgi nhen , , til ae þess fphee að cn ná sng rjetti nkeþ sínum fekeþ , , þá aa er sfg3en hinir </text:p>
          </table:table-cell>
          <table:table-cell table:style-name="ce34" table:formula="of:=getword([.B427]; -1)" office:value-type="string" office:string-value="hinir" calcext:value-type="string">
            <text:p>hinir</text:p>
          </table:table-cell>
          <table:table-cell office:value-type="string" calcext:value-type="string">
            <text:p>gkfn ríkari lkfnvm</text:p>
          </table:table-cell>
          <table:table-cell table:style-name="ce37" table:formula="of:=getword([.D427]; 2)" office:value-type="string" office:string-value="ríkari" calcext:value-type="string">
            <text:p>ríkari</text:p>
          </table:table-cell>
          <table:table-cell/>
          <table:table-cell table:style-name="ce37" table:formula="of:=getword([.P42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27]; 2)" office:value-type="string" office:string-value="sng" calcext:value-type="string">
            <text:p>sng</text:p>
          </table:table-cell>
          <table:table-cell table:style-name="ce37" table:number-columns-repeated="2"/>
          <table:table-cell/>
          <table:table-cell table:style-name="ce37" table:number-columns-repeated="2"/>
          <table:table-cell office:value-type="string" calcext:value-type="string">
            <text:p><text:s/>hafa sng rangindi nheþ í aa frammi aa við ao þá fpkfo . . Svo aa ber sfg3en honum fpkeþ </text:p>
          </table:table-cell>
          <table:table-cell office:value-type="string" calcext:value-type="string">
            <text:p>1903-Tiska-SigLyds.txt</text:p>
          </table:table-cell>
          <table:table-cell table:number-columns-repeated="2" office:value-type="string" calcext:value-type="string">
            <text:p>SigLyds</text:p>
          </table:table-cell>
          <table:table-cell office:value-type="float" office:value="1903" calcext:value-type="float">
            <text:p>1903</text:p>
          </table:table-cell>
          <table:table-cell office:value-type="float" office:value="1884" calcext:value-type="float">
            <text:p>1884</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30" calcext:value-type="float">
            <text:p>430</text:p>
          </table:table-cell>
          <table:table-cell office:value-type="string" calcext:value-type="string">
            <text:p><text:s text:c="2"/>nven að cn vakna sng hjá aþ oss fp1fþ , , íbúum nkfþ þessa fahee kalda lheevf lands nhee , , að c hinn </text:p>
          </table:table-cell>
          <table:table-cell table:style-name="ce34" table:formula="of:=getword([.B428]; -1)" office:value-type="string" office:string-value="hinn" calcext:value-type="string">
            <text:p>hinn</text:p>
          </table:table-cell>
          <table:table-cell office:value-type="string" calcext:value-type="string">
            <text:p>gken skemmtilegasti lkenve</text:p>
          </table:table-cell>
          <table:table-cell table:style-name="ce37" table:formula="of:=getword([.D428]; 2)" office:value-type="string" office:string-value="skemmtilegasti" calcext:value-type="string">
            <text:p>skemmtilegasti</text:p>
          </table:table-cell>
          <table:table-cell/>
          <table:table-cell table:style-name="ce37" table:formula="of:=getword([.P42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28]; 2)" office:value-type="string" office:string-value="nken" calcext:value-type="string">
            <text:p>nke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árstími nken sje sng um ao garð nkeo genginn lkeosf og c nú aa þegar c annar foken fer </text:p>
          </table:table-cell>
          <table:table-cell office:value-type="string" calcext:value-type="string">
            <text:p>1903-VeturSumar-BogBrynj.txt</text:p>
          </table:table-cell>
          <table:table-cell table:number-columns-repeated="2" office:value-type="string" calcext:value-type="string">
            <text:p>BogBrynj</text:p>
          </table:table-cell>
          <table:table-cell office:value-type="float" office:value="1903" calcext:value-type="float">
            <text:p>1903</text:p>
          </table:table-cell>
          <table:table-cell office:value-type="float" office:value="1883" calcext:value-type="float">
            <text:p>1883</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31" calcext:value-type="float">
            <text:p>431</text:p>
          </table:table-cell>
          <table:table-cell office:value-type="string" calcext:value-type="string">
            <text:p><text:s text:c="2"/>þar aa vestur aa af aþ sjázt nveþ fjöllin nhfog í aþ Snæfellsnesfjallgarði nkeþ-s og c er sfg3en hinn </text:p>
          </table:table-cell>
          <table:table-cell table:style-name="ce34" table:formula="of:=getword([.B429]; -1)" office:value-type="string" office:string-value="hinn" calcext:value-type="string">
            <text:p>hinn</text:p>
          </table:table-cell>
          <table:table-cell office:value-type="string" calcext:value-type="string">
            <text:p>gken snæviþakti lkenvf</text:p>
          </table:table-cell>
          <table:table-cell table:style-name="ce37" table:formula="of:=getword([.D429]; 2)" office:value-type="string" office:string-value="snæviþakti" calcext:value-type="string">
            <text:p>snæviþakti</text:p>
          </table:table-cell>
          <table:table-cell/>
          <table:table-cell table:style-name="ce37" table:formula="of:=getword([.P42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29]; 2)" office:value-type="string" office:string-value="nken-s" calcext:value-type="string">
            <text:p>nken-s</text:p>
          </table:table-cell>
          <table:table-cell table:style-name="ce37" table:number-columns-repeated="2"/>
          <table:table-cell/>
          <table:table-cell table:style-name="ce37" table:number-columns-repeated="2"/>
          <table:table-cell office:value-type="string" calcext:value-type="string">
            <text:p><text:s/>Snæfellsjökull nken-s yztur sfg3en þeirra fphfe fjalla sng og c er sfg3en hann fpken að cn </text:p>
          </table:table-cell>
          <table:table-cell office:value-type="string" calcext:value-type="string">
            <text:p>1904-LysingHeima-OlPPet.txt</text:p>
          </table:table-cell>
          <table:table-cell table:number-columns-repeated="2" office:value-type="string" calcext:value-type="string">
            <text:p>OlPPet</text:p>
          </table:table-cell>
          <table:table-cell office:value-type="float" office:value="1904" calcext:value-type="float">
            <text:p>1904</text:p>
          </table:table-cell>
          <table:table-cell office:value-type="float" office:value="1886" calcext:value-type="float">
            <text:p>1886</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32" calcext:value-type="float">
            <text:p>432</text:p>
          </table:table-cell>
          <table:table-cell office:value-type="string" calcext:value-type="string">
            <text:p><text:s/>ao haginn nkeog fyrir ao afkomendur nkfo vora feveo . . Þetta fahen er sfg3en einn lkensf af aþ höfuðkostum nkfþ hinnar </text:p>
          </table:table-cell>
          <table:table-cell table:style-name="ce34" table:formula="of:=getword([.B430]; -1)" office:value-type="string" office:string-value="hinnar" calcext:value-type="string">
            <text:p>hinnar</text:p>
          </table:table-cell>
          <table:table-cell office:value-type="string" calcext:value-type="string">
            <text:p>gvee almennu lveevf</text:p>
          </table:table-cell>
          <table:table-cell table:style-name="ce37" table:formula="of:=getword([.D430]; 2)" office:value-type="string" office:string-value="almennu" calcext:value-type="string">
            <text:p>almennu</text:p>
          </table:table-cell>
          <table:table-cell/>
          <table:table-cell table:style-name="ce37" table:formula="of:=getword([.P43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30]; 2)" office:value-type="string" office:string-value="nvee" calcext:value-type="string">
            <text:p>nvee</text:p>
          </table:table-cell>
          <table:table-cell table:style-name="ce37" table:number-columns-repeated="2"/>
          <table:table-cell/>
          <table:table-cell table:style-name="ce37" table:number-columns-repeated="2"/>
          <table:table-cell office:value-type="string" calcext:value-type="string">
            <text:p><text:s/>sögu nvee , , að c hún fpven vísar sfg3en oss fp1fþ leiðina nveog , , sem ct halda sng skal </text:p>
          </table:table-cell>
          <table:table-cell office:value-type="string" calcext:value-type="string">
            <text:p>1906-Vidauki-SigNord.txt</text:p>
          </table:table-cell>
          <table:table-cell table:number-columns-repeated="2" office:value-type="string" calcext:value-type="string">
            <text:p>SigNord</text:p>
          </table:table-cell>
          <table:table-cell office:value-type="float" office:value="1906" calcext:value-type="float">
            <text:p>1906</text:p>
          </table:table-cell>
          <table:table-cell office:value-type="float" office:value="1886" calcext:value-type="float">
            <text:p>1886</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33" calcext:value-type="float">
            <text:p>433</text:p>
          </table:table-cell>
          <table:table-cell office:value-type="string" calcext:value-type="string">
            <text:p><text:s text:c="2"/>til ae menningar nvee og c framkvæmda nvfe . . En c fyrir ao utan aa þetta faheo gildi nheo , , sem ct hin </text:p>
          </table:table-cell>
          <table:table-cell table:style-name="ce34" table:formula="of:=getword([.B431]; -1)" office:value-type="string" office:string-value="hin" calcext:value-type="string">
            <text:p>hin</text:p>
          </table:table-cell>
          <table:table-cell office:value-type="string" calcext:value-type="string">
            <text:p>gven almenna lvenvf</text:p>
          </table:table-cell>
          <table:table-cell table:style-name="ce37" table:formula="of:=getword([.D431]; 2)" office:value-type="string" office:string-value="almenna" calcext:value-type="string">
            <text:p>almenna</text:p>
          </table:table-cell>
          <table:table-cell/>
          <table:table-cell table:style-name="ce37" table:formula="of:=getword([.P43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31];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saga nven hefur sfg3en fyrir ao mannkynið nheog í aþ heild nveþ sinni feveþ , , hefur sfg3en hún </text:p>
          </table:table-cell>
          <table:table-cell office:value-type="string" calcext:value-type="string">
            <text:p>1906-Vidauki-SigNord.txt</text:p>
          </table:table-cell>
          <table:table-cell table:number-columns-repeated="2" office:value-type="string" calcext:value-type="string">
            <text:p>SigNord</text:p>
          </table:table-cell>
          <table:table-cell office:value-type="float" office:value="1906" calcext:value-type="float">
            <text:p>1906</text:p>
          </table:table-cell>
          <table:table-cell office:value-type="float" office:value="1886" calcext:value-type="float">
            <text:p>1886</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34" calcext:value-type="float">
            <text:p>434</text:p>
          </table:table-cell>
          <table:table-cell office:value-type="string" calcext:value-type="string">
            <text:p><text:s text:c="2"/>nheog í aþ heild nveþ sinni feveþ , , hefur sfg3en hún fpven engu foheþ minna lheovm gildi nheo fyrir ao hinar </text:p>
          </table:table-cell>
          <table:table-cell table:style-name="ce34" table:formula="of:=getword([.B432]; -1)" office:value-type="string" office:string-value="hinar" calcext:value-type="string">
            <text:p>hinar</text:p>
          </table:table-cell>
          <table:table-cell office:value-type="string" calcext:value-type="string">
            <text:p>gvfo einstöku lvfoof</text:p>
          </table:table-cell>
          <table:table-cell table:style-name="ce37" table:formula="of:=getword([.D432]; 2)" office:value-type="string" office:string-value="einstöku" calcext:value-type="string">
            <text:p>einstöku</text:p>
          </table:table-cell>
          <table:table-cell/>
          <table:table-cell table:style-name="ce37" table:formula="of:=getword([.P43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32]; 2)" office:value-type="string" office:string-value="nvfo" calcext:value-type="string">
            <text:p>nvfo</text:p>
          </table:table-cell>
          <table:table-cell/>
          <table:table-cell office:value-type="string" calcext:value-type="string">
            <text:p>descriptive</text:p>
          </table:table-cell>
          <table:table-cell/>
          <table:table-cell table:style-name="ce37" table:number-columns-repeated="2"/>
          <table:table-cell office:value-type="string" calcext:value-type="string">
            <text:p><text:s/>þjóðir nvfo . . Ennþá aa gilda sfg3fn hin fahfn sömu fbhfn allsherjarlög nhfn , , sem ct rjeðu sfg3</text:p>
          </table:table-cell>
          <table:table-cell office:value-type="string" calcext:value-type="string">
            <text:p>1906-Vidauki-SigNord.txt</text:p>
          </table:table-cell>
          <table:table-cell table:number-columns-repeated="2" office:value-type="string" calcext:value-type="string">
            <text:p>SigNord</text:p>
          </table:table-cell>
          <table:table-cell office:value-type="float" office:value="1906" calcext:value-type="float">
            <text:p>1906</text:p>
          </table:table-cell>
          <table:table-cell office:value-type="float" office:value="1886" calcext:value-type="float">
            <text:p>1886</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35" calcext:value-type="float">
            <text:p>435</text:p>
          </table:table-cell>
          <table:table-cell office:value-type="string" calcext:value-type="string">
            <text:p><text:s/>eþ , , sem ct leiðir sfg3en af aþ sjer nkeþ flokkadráttu nvee og c siðspilling nkeo , , kollvarpa nven jafnvel aa hinum </text:p>
          </table:table-cell>
          <table:table-cell table:style-name="ce34" table:formula="of:=getword([.B433]; -1)" office:value-type="string" office:string-value="hinum" calcext:value-type="string">
            <text:p>hinum</text:p>
          </table:table-cell>
          <table:table-cell office:value-type="string" calcext:value-type="string">
            <text:p>ghfþ öflugustu lhfþve</text:p>
          </table:table-cell>
          <table:table-cell table:style-name="ce37" table:formula="of:=getword([.D433]; 2)" office:value-type="string" office:string-value="öflugustu" calcext:value-type="string">
            <text:p>öflugustu</text:p>
          </table:table-cell>
          <table:table-cell/>
          <table:table-cell table:style-name="ce37" table:formula="of:=getword([.P43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33]; 2)" office:value-type="string" office:string-value="nhfþ" calcext:value-type="string">
            <text:p>nhfþ</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stórveldum nhfþ . . Í aþ stuttu lheþsf máli nheþ : : sagan nveng er sfg3en full lvensf af aþ dæmum</text:p>
          </table:table-cell>
          <table:table-cell office:value-type="string" calcext:value-type="string">
            <text:p>1906-Vidauki-SigNord.txt</text:p>
          </table:table-cell>
          <table:table-cell table:number-columns-repeated="2" office:value-type="string" calcext:value-type="string">
            <text:p>SigNord</text:p>
          </table:table-cell>
          <table:table-cell office:value-type="float" office:value="1906" calcext:value-type="float">
            <text:p>1906</text:p>
          </table:table-cell>
          <table:table-cell office:value-type="float" office:value="1886" calcext:value-type="float">
            <text:p>1886</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36" calcext:value-type="float">
            <text:p>436</text:p>
          </table:table-cell>
          <table:table-cell office:value-type="string" calcext:value-type="string">
            <text:p><text:s/>sng verið ssg mannkyninu nheþg í aþ heild nveþ sinni feveþ , , þjóðunum nvfþg og c einstaklingunum nkfþg ein lvensf hin </text:p>
          </table:table-cell>
          <table:table-cell table:style-name="ce34" table:formula="of:=getword([.B434]; -1)" office:value-type="string" office:string-value="hin" calcext:value-type="string">
            <text:p>hin</text:p>
          </table:table-cell>
          <table:table-cell office:value-type="string" calcext:value-type="string">
            <text:p>gven æðsta lvenve</text:p>
          </table:table-cell>
          <table:table-cell table:style-name="ce37" table:formula="of:=getword([.D434]; 2)" office:value-type="string" office:string-value="æðsta" calcext:value-type="string">
            <text:p>æðsta</text:p>
          </table:table-cell>
          <table:table-cell/>
          <table:table-cell table:style-name="ce37" table:formula="of:=getword([.P43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34]; 2)" office:value-type="string" office:string-value="nven" calcext:value-type="string">
            <text:p>nven</text:p>
          </table:table-cell>
          <table:table-cell table:style-name="ce37" office:value-type="string" calcext:value-type="string">
            <text:p>yes</text:p>
          </table:table-cell>
          <table:table-cell office:value-type="string" calcext:value-type="string">
            <text:p>limiters</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lífsspeki nven , , sem ct unnt lvensf er sfg3en að cn nema sng . . Auðvitað aa á ao það faheo , , </text:p>
          </table:table-cell>
          <table:table-cell office:value-type="string" calcext:value-type="string">
            <text:p>1906-Vidauki-SigNord.txt</text:p>
          </table:table-cell>
          <table:table-cell table:number-columns-repeated="2" office:value-type="string" calcext:value-type="string">
            <text:p>SigNord</text:p>
          </table:table-cell>
          <table:table-cell office:value-type="float" office:value="1906" calcext:value-type="float">
            <text:p>1906</text:p>
          </table:table-cell>
          <table:table-cell office:value-type="float" office:value="1886" calcext:value-type="float">
            <text:p>1886</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37" calcext:value-type="float">
            <text:p>437</text:p>
          </table:table-cell>
          <table:table-cell office:value-type="string" calcext:value-type="string">
            <text:p><text:s text:c="2"/>hefur sfg3en verið ssg sagt sþghen um ao söguna nveog , , að c því fpheþ er ct snertir sfg3en hinar </text:p>
          </table:table-cell>
          <table:table-cell table:style-name="ce34" table:formula="of:=getword([.B435]; -1)" office:value-type="string" office:string-value="hinar" calcext:value-type="string">
            <text:p>hinar</text:p>
          </table:table-cell>
          <table:table-cell office:value-type="string" calcext:value-type="string">
            <text:p>gvfo einstöku lvfoof</text:p>
          </table:table-cell>
          <table:table-cell table:style-name="ce37" table:formula="of:=getword([.D435]; 2)" office:value-type="string" office:string-value="einstöku" calcext:value-type="string">
            <text:p>einstöku</text:p>
          </table:table-cell>
          <table:table-cell/>
          <table:table-cell table:style-name="ce37" table:formula="of:=getword([.P43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35]; 2)" office:value-type="string" office:string-value="nvfo" calcext:value-type="string">
            <text:p>nvfo</text:p>
          </table:table-cell>
          <table:table-cell/>
          <table:table-cell office:value-type="string" calcext:value-type="string">
            <text:p>descriptive</text:p>
          </table:table-cell>
          <table:table-cell/>
          <table:table-cell table:style-name="ce37" table:number-columns-repeated="2"/>
          <table:table-cell office:value-type="string" calcext:value-type="string">
            <text:p><text:s/>þjóðir nvfo , , fyrst aae og c fremst aae við fp1fn um ao þeirra fpvfe eigin lveoof sögu nveo . . </text:p>
          </table:table-cell>
          <table:table-cell office:value-type="string" calcext:value-type="string">
            <text:p>1906-Vidauki-SigNord.txt</text:p>
          </table:table-cell>
          <table:table-cell table:number-columns-repeated="2" office:value-type="string" calcext:value-type="string">
            <text:p>SigNord</text:p>
          </table:table-cell>
          <table:table-cell office:value-type="float" office:value="1906" calcext:value-type="float">
            <text:p>1906</text:p>
          </table:table-cell>
          <table:table-cell office:value-type="float" office:value="1886" calcext:value-type="float">
            <text:p>1886</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38" calcext:value-type="float">
            <text:p>438</text:p>
          </table:table-cell>
          <table:table-cell office:value-type="string" calcext:value-type="string">
            <text:p><text:s text:c="2"/>tfveþ þjóð nveþ , , ef c til aa vill sfg3en alls fohee ekki aa átt ssg við ao aðra foveo . . Hin </text:p>
          </table:table-cell>
          <table:table-cell table:style-name="ce34" table:formula="of:=getword([.B436]; -1)" office:value-type="string" office:string-value="Hin" calcext:value-type="string">
            <text:p>Hin</text:p>
          </table:table-cell>
          <table:table-cell office:value-type="string" calcext:value-type="string">
            <text:p>gven eiginlega lvenvf</text:p>
          </table:table-cell>
          <table:table-cell table:style-name="ce37" table:formula="of:=getword([.D436]; 2)" office:value-type="string" office:string-value="eiginlega" calcext:value-type="string">
            <text:p>eiginlega</text:p>
          </table:table-cell>
          <table:table-cell/>
          <table:table-cell table:style-name="ce37" table:formula="of:=getword([.P43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36];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bókmenntaöld nven Dana nkfe-s byrjar sfg3en t.d. as ekki aa fyr nvfn en c þeir fpkfn </text:p>
          </table:table-cell>
          <table:table-cell office:value-type="string" calcext:value-type="string">
            <text:p>1906-Vidauki-SigNord.txt</text:p>
          </table:table-cell>
          <table:table-cell table:number-columns-repeated="2" office:value-type="string" calcext:value-type="string">
            <text:p>SigNord</text:p>
          </table:table-cell>
          <table:table-cell office:value-type="float" office:value="1906" calcext:value-type="float">
            <text:p>1906</text:p>
          </table:table-cell>
          <table:table-cell office:value-type="float" office:value="1886" calcext:value-type="float">
            <text:p>1886</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0" calcext:value-type="float">
            <text:p>20</text:p>
          </table:table-cell>
          <table:table-cell office:value-type="string" calcext:value-type="string">
            <text:p><text:s/>óðrar lveesf þekkingar nvee á aþ þessu faheþ með aþ eigin lveþof reynzlu nveþ . . Skemmtisögurnar nvfng sýna sfg3fn það </text:p>
          </table:table-cell>
          <table:table-cell table:style-name="ce35" table:formula="of:=getword([.B437]; -1)" office:value-type="string" office:string-value="það" calcext:value-type="string">
            <text:p>það</text:p>
          </table:table-cell>
          <table:table-cell office:value-type="string" calcext:value-type="string">
            <text:p>fpheo góða lheovf</text:p>
          </table:table-cell>
          <table:table-cell table:style-name="ce20" table:formula="of:=getword([.D437]; 2)" office:value-type="string" office:string-value="góða" calcext:value-type="string">
            <text:p>góða</text:p>
          </table:table-cell>
          <table:table-cell/>
          <table:table-cell table:formula="of:=getword([.P437]; 1)" office:value-type="string" office:string-value="" calcext:value-type="error">
            <text:p>#NAFN?</text:p>
          </table:table-cell>
          <table:table-cell/>
          <table:table-cell office:value-type="string" calcext:value-type="string">
            <text:p>da</text:p>
          </table:table-cell>
          <table:table-cell table:style-name="ce37" table:formula="of:=getword([.P437];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illa aa í aþ heiminum nkeþg í aþ fullkomnari lvfþvm myndum nvfþ , , og c ljósar lvfosf , , en </text:p>
          </table:table-cell>
          <table:table-cell office:value-type="string" calcext:value-type="string">
            <text:p>1855-LesturRomana-StefSSteph.txt</text:p>
          </table:table-cell>
          <table:table-cell table:number-columns-repeated="2" office:value-type="string" calcext:value-type="string">
            <text:p>StefSSteph</text:p>
          </table:table-cell>
          <table:table-cell office:value-type="float" office:value="1855" calcext:value-type="float">
            <text:p>1855</text:p>
          </table:table-cell>
          <table:table-cell office:value-type="float" office:value="1832" calcext:value-type="float">
            <text:p>1832</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Second</text:p>
          </table:table-cell>
          <table:table-cell office:value-type="string" calcext:value-type="string">
            <text:p>SÁ</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23" calcext:value-type="float">
            <text:p>23</text:p>
          </table:table-cell>
          <table:table-cell office:value-type="string" calcext:value-type="string">
            <text:p><text:s text:c="2"/>nkeo , , menn nkfn verða sfg3fn að cn hafa sng vita nkeo á aþ , , að cn vinsa sng úr aa það </text:p>
          </table:table-cell>
          <table:table-cell table:style-name="ce35" table:formula="of:=getword([.B438]; -1)" office:value-type="string" office:string-value="það" calcext:value-type="string">
            <text:p>það</text:p>
          </table:table-cell>
          <table:table-cell office:value-type="string" calcext:value-type="string">
            <text:p>fpheo nýtilega lheosf</text:p>
          </table:table-cell>
          <table:table-cell table:style-name="ce20" table:formula="of:=getword([.D438]; 2)" office:value-type="string" office:string-value="nýtilega" calcext:value-type="string">
            <text:p>nýtilega</text:p>
          </table:table-cell>
          <table:table-cell/>
          <table:table-cell table:formula="of:=getword([.P438]; 1)" office:value-type="string" office:string-value="" calcext:value-type="error">
            <text:p>#NAFN?</text:p>
          </table:table-cell>
          <table:table-cell/>
          <table:table-cell office:value-type="string" calcext:value-type="string">
            <text:p>da</text:p>
          </table:table-cell>
          <table:table-cell table:style-name="ce37" table:formula="of:=getword([.P438];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ví fpheþ ef c menn nkfn ekki aa geta sfg3fn það fpheo , , verður sfg3en það fphen manni </text:p>
          </table:table-cell>
          <table:table-cell office:value-type="string" calcext:value-type="string">
            <text:p>1855-LesturRomana-StefSSteph.txt</text:p>
          </table:table-cell>
          <table:table-cell table:number-columns-repeated="2" office:value-type="string" calcext:value-type="string">
            <text:p>StefSSteph</text:p>
          </table:table-cell>
          <table:table-cell office:value-type="float" office:value="1855" calcext:value-type="float">
            <text:p>1855</text:p>
          </table:table-cell>
          <table:table-cell office:value-type="float" office:value="1832" calcext:value-type="float">
            <text:p>1832</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Second</text:p>
          </table:table-cell>
          <table:table-cell office:value-type="string" calcext:value-type="string">
            <text:p>SÁ</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27" calcext:value-type="float">
            <text:p>27</text:p>
          </table:table-cell>
          <table:table-cell office:value-type="string" calcext:value-type="string">
            <text:p><text:s text:c="2"/>foken mismunur nken er sfg3en á aa milli ae hins fakee góða nkee og c illa lheevf , , hvað fshen það </text:p>
          </table:table-cell>
          <table:table-cell table:style-name="ce35" table:formula="of:=getword([.B439]; -1)" office:value-type="string" office:string-value="það" calcext:value-type="string">
            <text:p>það</text:p>
          </table:table-cell>
          <table:table-cell office:value-type="string" calcext:value-type="string">
            <text:p>fphen góða lhenvf</text:p>
          </table:table-cell>
          <table:table-cell table:style-name="ce20" table:formula="of:=getword([.D439]; 2)" office:value-type="string" office:string-value="góða" calcext:value-type="string">
            <text:p>góða</text:p>
          </table:table-cell>
          <table:table-cell/>
          <table:table-cell table:formula="of:=getword([.P439]; 1)" office:value-type="string" office:string-value="" calcext:value-type="error">
            <text:p>#NAFN?</text:p>
          </table:table-cell>
          <table:table-cell/>
          <table:table-cell office:value-type="string" calcext:value-type="string">
            <text:p>da</text:p>
          </table:table-cell>
          <table:table-cell table:style-name="ce37" table:formula="of:=getword([.P439];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er sfg3en fagurt lhensf og c hve aa viðbjóðslegt lhensf hið ghen vonda lhenvf er ct . . Vjer nkeo </text:p>
          </table:table-cell>
          <table:table-cell office:value-type="string" calcext:value-type="string">
            <text:p>1861-ThekkjaSig-LarBen.txt</text:p>
          </table:table-cell>
          <table:table-cell table:number-columns-repeated="2" office:value-type="string" calcext:value-type="string">
            <text:p>LarBen</text:p>
          </table:table-cell>
          <table:table-cell office:value-type="float" office:value="1861" calcext:value-type="float">
            <text:p>1861</text:p>
          </table:table-cell>
          <table:table-cell office:value-type="float" office:value="1841" calcext:value-type="float">
            <text:p>1841</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Second</text:p>
          </table:table-cell>
          <table:table-cell office:value-type="string" calcext:value-type="string">
            <text:p>SÁ</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32" calcext:value-type="float">
            <text:p>32</text:p>
          </table:table-cell>
          <table:table-cell office:value-type="string" calcext:value-type="string">
            <text:p><text:s text:c="2"/>faheþ framgegnt ssg , , verður sfg3en að cn verja sng , , glæða sng , , viðhalda sng og c stjórna sng öllum fokfþ þeim </text:p>
          </table:table-cell>
          <table:table-cell table:style-name="ce35" table:formula="of:=getword([.B440]; -1)" office:value-type="string" office:string-value="þeim" calcext:value-type="string">
            <text:p>þeim</text:p>
          </table:table-cell>
          <table:table-cell office:value-type="string" calcext:value-type="string">
            <text:p>fpkfþ góðu lhfþvf</text:p>
          </table:table-cell>
          <table:table-cell table:style-name="ce20" table:formula="of:=getword([.D440]; 2)" office:value-type="string" office:string-value="góðu" calcext:value-type="string">
            <text:p>góðu</text:p>
          </table:table-cell>
          <table:table-cell/>
          <table:table-cell table:formula="of:=getword([.P440]; 1)" office:value-type="string" office:string-value="" calcext:value-type="error">
            <text:p>#NAFN?</text:p>
          </table:table-cell>
          <table:table-cell/>
          <table:table-cell office:value-type="string" calcext:value-type="string">
            <text:p>dan(REL)</text:p>
          </table:table-cell>
          <table:table-cell table:style-name="ce37" table:formula="of:=getword([.P440]; 2)" office:value-type="string" office:string-value="nhfþ" calcext:value-type="string">
            <text:p>nhfþ</text:p>
          </table:table-cell>
          <table:table-cell table:style-name="ce37" table:number-columns-repeated="2"/>
          <table:table-cell/>
          <table:table-cell table:style-name="ce37" table:number-columns-repeated="2"/>
          <table:table-cell office:value-type="string" calcext:value-type="string">
            <text:p><text:s/>kröptum nhfþ , , sem ct barninu nheþg eru sfg3fn gefnir sþgkfn af aþ skaparanum nkeþg , , bæði c kröpt</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SÁ</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36" calcext:value-type="float">
            <text:p>36</text:p>
          </table:table-cell>
          <table:table-cell office:value-type="string" calcext:value-type="string">
            <text:p><text:s/>3en í aþ æsku nveþ hans fpkee var sfg3eþ hjá aþ honum fpkeþ gróðursett lhfnsf . . „ nhen Kenn nvee-s þeim </text:p>
          </table:table-cell>
          <table:table-cell table:style-name="ce35" table:formula="of:=getword([.B441]; -1)" office:value-type="string" office:string-value="þeim" calcext:value-type="string">
            <text:p>þeim</text:p>
          </table:table-cell>
          <table:table-cell office:value-type="string" calcext:value-type="string">
            <text:p>fphfþ unga lkeovf</text:p>
          </table:table-cell>
          <table:table-cell table:style-name="ce20" table:formula="of:=getword([.D441]; 2)" office:value-type="string" office:string-value="unga" calcext:value-type="string">
            <text:p>unga</text:p>
          </table:table-cell>
          <table:table-cell/>
          <table:table-cell table:formula="of:=getword([.P441]; 1)" office:value-type="string" office:string-value="" calcext:value-type="error">
            <text:p>#NAFN?</text:p>
          </table:table-cell>
          <table:table-cell/>
          <table:table-cell office:value-type="string" calcext:value-type="string">
            <text:p>da</text:p>
          </table:table-cell>
          <table:table-cell table:style-name="ce37" table:formula="of:=getword([.P441]; 2)" office:value-type="string" office:string-value="fakeo" calcext:value-type="string">
            <text:p>fakeo</text:p>
          </table:table-cell>
          <table:table-cell table:style-name="ce37" table:number-columns-repeated="2"/>
          <table:table-cell/>
          <table:table-cell table:style-name="ce37" table:number-columns-repeated="2"/>
          <table:table-cell office:value-type="string" calcext:value-type="string">
            <text:p><text:s/>þann fakeo veg nkeo , , sem ct hann fpken á sfg3en að cn ganga sng , , og c þegar c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office:value-type="string" calcext:value-type="string">
            <text:p>SÁ</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53" calcext:value-type="float">
            <text:p>53</text:p>
          </table:table-cell>
          <table:table-cell office:value-type="string" calcext:value-type="string">
            <text:p><text:s text:c="2"/>fpheþ , , sem ct hagur nken vor feken nú au stendur sfg3en , , án ae nokkurs fohee tillits nhee til ae þess </text:p>
          </table:table-cell>
          <table:table-cell table:style-name="ce35" table:formula="of:=getword([.B442]; -1)" office:value-type="string" office:string-value="þess" calcext:value-type="string">
            <text:p>þess</text:p>
          </table:table-cell>
          <table:table-cell office:value-type="string" calcext:value-type="string">
            <text:p>fphee umliðna lkeevf</text:p>
          </table:table-cell>
          <table:table-cell table:style-name="ce20" table:formula="of:=getword([.D442]; 2)" office:value-type="string" office:string-value="umliðna" calcext:value-type="string">
            <text:p>umliðna</text:p>
          </table:table-cell>
          <table:table-cell/>
          <table:table-cell table:formula="of:=getword([.P442]; 1)" office:value-type="string" office:string-value="" calcext:value-type="error">
            <text:p>#NAFN?</text:p>
          </table:table-cell>
          <table:table-cell/>
          <table:table-cell office:value-type="string" calcext:value-type="string">
            <text:p>da</text:p>
          </table:table-cell>
          <table:table-cell table:style-name="ce37" table:formula="of:=getword([.P442];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að fphen er sfg3en því aa auðsætt lhensf að c þekking nven á aþ sögunni nveþg er sfg3</text:p>
          </table:table-cell>
          <table:table-cell office:value-type="string" calcext:value-type="string">
            <text:p>1871-SaganSjalfstaedi-ArnJoh.txt</text:p>
          </table:table-cell>
          <table:table-cell table:number-columns-repeated="2" office:value-type="string" calcext:value-type="string">
            <text:p>ArnJoh</text:p>
          </table:table-cell>
          <table:table-cell office:value-type="float" office:value="1871" calcext:value-type="float">
            <text:p>1871</text:p>
          </table:table-cell>
          <table:table-cell office:value-type="float" office:value="1844" calcext:value-type="float">
            <text:p>1844</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Second</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69" calcext:value-type="float">
            <text:p>69</text:p>
          </table:table-cell>
          <table:table-cell office:value-type="string" calcext:value-type="string">
            <text:p><text:s/>vaka sng og c dafna sng hina gveo holdlegu lvfovf girndir nvfo furðanlega aa vel aa . . Tilfinningin nveng fyrir aþ því </text:p>
          </table:table-cell>
          <table:table-cell table:style-name="ce35" table:formula="of:=getword([.B443]; -1)" office:value-type="string" office:string-value="því" calcext:value-type="string">
            <text:p>því</text:p>
          </table:table-cell>
          <table:table-cell office:value-type="string" calcext:value-type="string">
            <text:p>fpheþ fagra lheþvf</text:p>
          </table:table-cell>
          <table:table-cell table:style-name="ce20" table:formula="of:=getword([.D443]; 2)" office:value-type="string" office:string-value="fagra" calcext:value-type="string">
            <text:p>fagra</text:p>
          </table:table-cell>
          <table:table-cell/>
          <table:table-cell table:formula="of:=getword([.P443]; 1)" office:value-type="string" office:string-value="" calcext:value-type="error">
            <text:p>#NAFN?</text:p>
          </table:table-cell>
          <table:table-cell/>
          <table:table-cell office:value-type="string" calcext:value-type="string">
            <text:p>da</text:p>
          </table:table-cell>
          <table:table-cell table:style-name="ce37" table:formula="of:=getword([.P443];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góða lheþvf , , nytsama nkeþ og c heiðarlega aa deyr sfg3en út aa , , og c sómatilfinningin nven</text:p>
          </table:table-cell>
          <table:table-cell office:value-type="string" calcext:value-type="string">
            <text:p>1879-Freistingar-JonasJonas.txt</text:p>
          </table:table-cell>
          <table:table-cell table:number-columns-repeated="2" office:value-type="string" calcext:value-type="string">
            <text:p>JonasJonas</text:p>
          </table:table-cell>
          <table:table-cell office:value-type="float" office:value="1879" calcext:value-type="float">
            <text:p>1879</text:p>
          </table:table-cell>
          <table:table-cell office:value-type="float" office:value="1856" calcext:value-type="float">
            <text:p>1856</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First</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70" calcext:value-type="float">
            <text:p>70</text:p>
          </table:table-cell>
          <table:table-cell office:value-type="string" calcext:value-type="string">
            <text:p><text:s text:c="2"/>aþ sjer nkeþ , , því fpheþ það fphen er sfg3en ekki aa nóg lhensf með ao það fpheo , , að cn sá </text:p>
          </table:table-cell>
          <table:table-cell table:style-name="ce35" table:formula="of:=getword([.B444]; -1)" office:value-type="string" office:string-value="sá" calcext:value-type="string">
            <text:p>sá</text:p>
          </table:table-cell>
          <table:table-cell office:value-type="string" calcext:value-type="string">
            <text:p>faken óhófsami lkenvf</text:p>
          </table:table-cell>
          <table:table-cell table:style-name="ce20" table:formula="of:=getword([.D444]; 2)" office:value-type="string" office:string-value="óhófsami" calcext:value-type="string">
            <text:p>óhófsami</text:p>
          </table:table-cell>
          <table:table-cell/>
          <table:table-cell table:formula="of:=getword([.P444]; 1)" office:value-type="string" office:string-value="" calcext:value-type="error">
            <text:p>#NAFN?</text:p>
          </table:table-cell>
          <table:table-cell/>
          <table:table-cell office:value-type="string" calcext:value-type="string">
            <text:p>da</text:p>
          </table:table-cell>
          <table:table-cell table:style-name="ce37" table:formula="of:=getword([.P444]; 2)" office:value-type="string" office:string-value="svg3en" calcext:value-type="string">
            <text:p>svg3en</text:p>
          </table:table-cell>
          <table:table-cell table:style-name="ce37" table:number-columns-repeated="2"/>
          <table:table-cell/>
          <table:table-cell table:style-name="ce37" table:number-columns-repeated="2"/>
          <table:table-cell office:value-type="string" calcext:value-type="string">
            <text:p><text:s/>spilli svg3en sjálfum fbkeþ sjer nkeþ , , heldur c spillir sfg3en hann fpken og c öðrum fokfþ ; ; </text:p>
          </table:table-cell>
          <table:table-cell office:value-type="string" calcext:value-type="string">
            <text:p>1879-Freistingar-SigfBjarn.txt</text:p>
          </table:table-cell>
          <table:table-cell table:number-columns-repeated="2" office:value-type="string" calcext:value-type="string">
            <text:p>SigfBjarn</text:p>
          </table:table-cell>
          <table:table-cell office:value-type="float" office:value="1879" calcext:value-type="float">
            <text:p>1879</text:p>
          </table:table-cell>
          <table:table-cell office:value-type="float" office:value="1857" calcext:value-type="float">
            <text:p>1857</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71" calcext:value-type="float">
            <text:p>71</text:p>
          </table:table-cell>
          <table:table-cell office:value-type="string" calcext:value-type="string">
            <text:p><text:s text:c="2"/>óhófsami lkenvf spilli svg3en sjálfum fbkeþ sjer nkeþ , , heldur c spillir sfg3en hann fpken og c öðrum fokfþ ; ; sá </text:p>
          </table:table-cell>
          <table:table-cell table:style-name="ce35" table:formula="of:=getword([.B445]; -1)" office:value-type="string" office:string-value="sá" calcext:value-type="string">
            <text:p>sá</text:p>
          </table:table-cell>
          <table:table-cell office:value-type="string" calcext:value-type="string">
            <text:p>faken óhófssami lkenvf</text:p>
          </table:table-cell>
          <table:table-cell table:style-name="ce20" table:formula="of:=getword([.D445]; 2)" office:value-type="string" office:string-value="óhófssami" calcext:value-type="string">
            <text:p>óhófssami</text:p>
          </table:table-cell>
          <table:table-cell/>
          <table:table-cell table:formula="of:=getword([.P445]; 1)" office:value-type="string" office:string-value="" calcext:value-type="error">
            <text:p>#NAFN?</text:p>
          </table:table-cell>
          <table:table-cell/>
          <table:table-cell office:value-type="string" calcext:value-type="string">
            <text:p>da</text:p>
          </table:table-cell>
          <table:table-cell table:style-name="ce37" table:formula="of:=getword([.P445]; 2)" office:value-type="string" office:string-value="nkfn" calcext:value-type="string">
            <text:p>nkfn</text:p>
          </table:table-cell>
          <table:table-cell table:style-name="ce37" table:number-columns-repeated="2"/>
          <table:table-cell/>
          <table:table-cell table:style-name="ce37" table:number-columns-repeated="2"/>
          <table:table-cell office:value-type="string" calcext:value-type="string">
            <text:p><text:s/>svallar nkfn sjaldan aa einn lkensf , , heldur c sækir sfg3en hann fpken aðra foveo með aþ sjer n</text:p>
          </table:table-cell>
          <table:table-cell office:value-type="string" calcext:value-type="string">
            <text:p>1879-Freistingar-SigfBjarn.txt</text:p>
          </table:table-cell>
          <table:table-cell table:number-columns-repeated="2" office:value-type="string" calcext:value-type="string">
            <text:p>SigfBjarn</text:p>
          </table:table-cell>
          <table:table-cell office:value-type="float" office:value="1879" calcext:value-type="float">
            <text:p>1879</text:p>
          </table:table-cell>
          <table:table-cell office:value-type="float" office:value="1857" calcext:value-type="float">
            <text:p>1857</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72" calcext:value-type="float">
            <text:p>72</text:p>
          </table:table-cell>
          <table:table-cell office:value-type="string" calcext:value-type="string">
            <text:p><text:s text:c="2"/>aðra foveo með aþ sjer nkeþ og c nema c þeir fpkfn svo aa og c þessa faveo list nveo . . Sá </text:p>
          </table:table-cell>
          <table:table-cell table:style-name="ce35" table:formula="of:=getword([.B446]; -1)" office:value-type="string" office:string-value="Sá" calcext:value-type="string">
            <text:p>Sá</text:p>
          </table:table-cell>
          <table:table-cell office:value-type="string" calcext:value-type="string">
            <text:p>faken óhófsami lkenvf</text:p>
          </table:table-cell>
          <table:table-cell table:style-name="ce20" table:formula="of:=getword([.D446]; 2)" office:value-type="string" office:string-value="óhófsami" calcext:value-type="string">
            <text:p>óhófsami</text:p>
          </table:table-cell>
          <table:table-cell/>
          <table:table-cell table:formula="of:=getword([.P446]; 1)" office:value-type="string" office:string-value="" calcext:value-type="error">
            <text:p>#NAFN?</text:p>
          </table:table-cell>
          <table:table-cell/>
          <table:table-cell office:value-type="string" calcext:value-type="string">
            <text:p>da</text:p>
          </table:table-cell>
          <table:table-cell table:style-name="ce37" table:formula="of:=getword([.P446];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eyðir sfg3en tímanum nkeþg , , sem ct er sfg3en einhver foken hin gven dýrmætasta lveose guðs nkee</text:p>
          </table:table-cell>
          <table:table-cell office:value-type="string" calcext:value-type="string">
            <text:p>1879-Freistingar-SigfBjarn.txt</text:p>
          </table:table-cell>
          <table:table-cell table:number-columns-repeated="2" office:value-type="string" calcext:value-type="string">
            <text:p>SigfBjarn</text:p>
          </table:table-cell>
          <table:table-cell office:value-type="float" office:value="1879" calcext:value-type="float">
            <text:p>1879</text:p>
          </table:table-cell>
          <table:table-cell office:value-type="float" office:value="1857" calcext:value-type="float">
            <text:p>1857</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86" calcext:value-type="float">
            <text:p>86</text:p>
          </table:table-cell>
          <table:table-cell office:value-type="string" calcext:value-type="string">
            <text:p><text:s text:c="2"/>nkfeg sinna fekfe ; ; hún fpven lýtur sfg3en þess fphee vegna ae að aþ því fpheþ , , að cn veita sng því </text:p>
          </table:table-cell>
          <table:table-cell table:style-name="ce35" table:formula="of:=getword([.B447]; -1)" office:value-type="string" office:string-value="því" calcext:value-type="string">
            <text:p>því</text:p>
          </table:table-cell>
          <table:table-cell office:value-type="string" calcext:value-type="string">
            <text:p>fpheþ eina lhenvf</text:p>
          </table:table-cell>
          <table:table-cell table:style-name="ce20" table:formula="of:=getword([.D447]; 2)" office:value-type="string" office:string-value="eina" calcext:value-type="string">
            <text:p>eina</text:p>
          </table:table-cell>
          <table:table-cell/>
          <table:table-cell table:formula="of:=getword([.P447]; 1)" office:value-type="string" office:string-value="" calcext:value-type="error">
            <text:p>#NAFN?</text:p>
          </table:table-cell>
          <table:table-cell/>
          <table:table-cell office:value-type="string" calcext:value-type="string">
            <text:p>da(REL)</text:p>
          </table:table-cell>
          <table:table-cell table:style-name="ce37" table:formula="of:=getword([.P447]; 2)" office:value-type="string" office:string-value="lhensf" calcext:value-type="string">
            <text:p>lhensf</text:p>
          </table:table-cell>
          <table:table-cell table:style-name="ce37" table:number-columns-repeated="2"/>
          <table:table-cell/>
          <table:table-cell table:style-name="ce37" table:number-columns-repeated="2"/>
          <table:table-cell office:value-type="string" calcext:value-type="string">
            <text:p><text:s/>fullkomið lhensf gyldi sfg3eþ , , sem ct með aþ engu foheþ móti nheþ má sfg3en efa sng og </text:p>
          </table:table-cell>
          <table:table-cell office:value-type="string" calcext:value-type="string">
            <text:p>1880-VantruHjatru-PalmPals.txt</text:p>
          </table:table-cell>
          <table:table-cell table:number-columns-repeated="2" office:value-type="string" calcext:value-type="string">
            <text:p>PalmPals</text:p>
          </table:table-cell>
          <table:table-cell office:value-type="float" office:value="1880" calcext:value-type="float">
            <text:p>1880</text:p>
          </table:table-cell>
          <table:table-cell office:value-type="float" office:value="1857" calcext:value-type="float">
            <text:p>1857</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First</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92" calcext:value-type="float">
            <text:p>92</text:p>
          </table:table-cell>
          <table:table-cell office:value-type="string" calcext:value-type="string">
            <text:p><text:s text:c="2"/>nvee “ nhen , , en c við ao hina fakfo : : „ nhen Farið ssg frá aþ mjer nkeþ bölvaðir sfg2eþ í ao þann </text:p>
          </table:table-cell>
          <table:table-cell table:style-name="ce35" table:formula="of:=getword([.B448]; -1)" office:value-type="string" office:string-value="þann" calcext:value-type="string">
            <text:p>þann</text:p>
          </table:table-cell>
          <table:table-cell office:value-type="string" calcext:value-type="string">
            <text:p>fakeo eilífa lkeovf</text:p>
          </table:table-cell>
          <table:table-cell table:style-name="ce20" table:formula="of:=getword([.D448]; 2)" office:value-type="string" office:string-value="eilífa" calcext:value-type="string">
            <text:p>eilífa</text:p>
          </table:table-cell>
          <table:table-cell/>
          <table:table-cell table:formula="of:=getword([.P448]; 1)" office:value-type="string" office:string-value="" calcext:value-type="error">
            <text:p>#NAFN?</text:p>
          </table:table-cell>
          <table:table-cell/>
          <table:table-cell office:value-type="string" calcext:value-type="string">
            <text:p>dan</text:p>
          </table:table-cell>
          <table:table-cell table:style-name="ce37" table:formula="of:=getword([.P448]; 2)" office:value-type="string" office:string-value="nkeo" calcext:value-type="string">
            <text:p>nkeo</text:p>
          </table:table-cell>
          <table:table-cell table:style-name="ce37" table:number-columns-repeated="2"/>
          <table:table-cell/>
          <table:table-cell table:style-name="ce37" table:number-columns-repeated="2"/>
          <table:table-cell office:value-type="string" calcext:value-type="string">
            <text:p><text:s/>eld nkeo , , sem ct búinn lkensf er sfg3en andskotanum nkeþg og c öllum fokfþ hans fpkee árum. sbg2</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94" calcext:value-type="float">
            <text:p>94</text:p>
          </table:table-cell>
          <table:table-cell office:value-type="string" calcext:value-type="string">
            <text:p><text:s/>1fn vjer nkeo hvorki c að cn tortryggja sng menn nkfo að aþ óreyndu lheþsf , , nje nxfo trúa sfg3fn því </text:p>
          </table:table-cell>
          <table:table-cell table:style-name="ce35" table:formula="of:=getword([.B449]; -1)" office:value-type="string" office:string-value="því" calcext:value-type="string">
            <text:p>því</text:p>
          </table:table-cell>
          <table:table-cell office:value-type="string" calcext:value-type="string">
            <text:p>fpheþ illu lheþsf</text:p>
          </table:table-cell>
          <table:table-cell table:style-name="ce20" table:formula="of:=getword([.D449]; 2)" office:value-type="string" office:string-value="illu" calcext:value-type="string">
            <text:p>illu</text:p>
          </table:table-cell>
          <table:table-cell/>
          <table:table-cell table:formula="of:=getword([.P449]; 1)" office:value-type="string" office:string-value="" calcext:value-type="error">
            <text:p>#NAFN?</text:p>
          </table:table-cell>
          <table:table-cell/>
          <table:table-cell office:value-type="string" calcext:value-type="string">
            <text:p>da(REL)</text:p>
          </table:table-cell>
          <table:table-cell table:style-name="ce37" table:formula="of:=getword([.P449];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em ct sagt sþghen er sfg3en um ao aðra fokfo menn nkfo , , áður aa en c vjer nkeo </text:p>
          </table:table-cell>
          <table:table-cell office:value-type="string" calcext:value-type="string">
            <text:p>1881-ListinLifa-EinHKvar.txt</text:p>
          </table:table-cell>
          <table:table-cell table:number-columns-repeated="2" office:value-type="string" calcext:value-type="string">
            <text:p>EinHKvar</text:p>
          </table:table-cell>
          <table:table-cell office:value-type="float" office:value="1881" calcext:value-type="float">
            <text:p>1881</text:p>
          </table:table-cell>
          <table:table-cell office:value-type="float" office:value="1859" calcext:value-type="float">
            <text:p>1859</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28" calcext:value-type="float">
            <text:p>128</text:p>
          </table:table-cell>
          <table:table-cell office:value-type="string" calcext:value-type="string">
            <text:p><text:s/>, , anda nkeþ að c sjer nkeo hinu faheþ hreina lheþvf , , nærandi lheþof morgunlopti nheþ og c njóta sng svo aa þeirrar </text:p>
          </table:table-cell>
          <table:table-cell table:style-name="ce35" table:formula="of:=getword([.B450]; -1)" office:value-type="string" office:string-value="þeirrar" calcext:value-type="string">
            <text:p>þeirrar</text:p>
          </table:table-cell>
          <table:table-cell office:value-type="string" calcext:value-type="string">
            <text:p>favee unaðsmiklu lveevf</text:p>
          </table:table-cell>
          <table:table-cell table:style-name="ce20" table:formula="of:=getword([.D450]; 2)" office:value-type="string" office:string-value="unaðsmiklu" calcext:value-type="string">
            <text:p>unaðsmiklu</text:p>
          </table:table-cell>
          <table:table-cell/>
          <table:table-cell table:formula="of:=getword([.P450]; 1)" office:value-type="string" office:string-value="" calcext:value-type="error">
            <text:p>#NAFN?</text:p>
          </table:table-cell>
          <table:table-cell/>
          <table:table-cell office:value-type="string" calcext:value-type="string">
            <text:p>dan</text:p>
          </table:table-cell>
          <table:table-cell table:style-name="ce37" table:formula="of:=getword([.P450]; 2)" office:value-type="string" office:string-value="nvee" calcext:value-type="string">
            <text:p>nvee</text:p>
          </table:table-cell>
          <table:table-cell office:value-type="string" calcext:value-type="string">
            <text:p>?yes</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jónar nvee að cn sjá sng hina gveo upprennandi lveoof sól nveo senda sng sína fekfo fyrstu lkfo</text:p>
          </table:table-cell>
          <table:table-cell office:value-type="string" calcext:value-type="string">
            <text:p>1889-ListinLifa-KristKrist.txt</text:p>
          </table:table-cell>
          <table:table-cell table:number-columns-repeated="2" office:value-type="string" calcext:value-type="string">
            <text:p>KristKrist</text:p>
          </table:table-cell>
          <table:table-cell office:value-type="float" office:value="1889" calcext:value-type="float">
            <text:p>1889</text:p>
          </table:table-cell>
          <table:table-cell office:value-type="float" office:value="1870" calcext:value-type="float">
            <text:p>1870</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First</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43" calcext:value-type="float">
            <text:p>143</text:p>
          </table:table-cell>
          <table:table-cell office:value-type="string" calcext:value-type="string">
            <text:p><text:s text:c="2"/>lkensf hjer nken á aþ jörðunni nveþg , , því fpheþ hann fpken fer sfg3en á ao mis nhee við ao þá </text:p>
          </table:table-cell>
          <table:table-cell table:style-name="ce35" table:formula="of:=getword([.B451]; -1)" office:value-type="string" office:string-value="þá" calcext:value-type="string">
            <text:p>þá</text:p>
          </table:table-cell>
          <table:table-cell office:value-type="string" calcext:value-type="string">
            <text:p>faveo mestu lveove</text:p>
          </table:table-cell>
          <table:table-cell table:style-name="ce20" table:formula="of:=getword([.D451]; 2)" office:value-type="string" office:string-value="mestu" calcext:value-type="string">
            <text:p>mestu</text:p>
          </table:table-cell>
          <table:table-cell/>
          <table:table-cell table:formula="of:=getword([.P451]; 1)" office:value-type="string" office:string-value="" calcext:value-type="error">
            <text:p>#NAFN?</text:p>
          </table:table-cell>
          <table:table-cell/>
          <table:table-cell office:value-type="string" calcext:value-type="string">
            <text:p>dan(REL)</text:p>
          </table:table-cell>
          <table:table-cell table:style-name="ce37" table:formula="of:=getword([.P451];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sælu nveo , , sem ct hjer lvensf fæst sfm3en . . Heimurinn nkeng með aþ öllum fohfþ gæðum nhfþ sínum </text:p>
          </table:table-cell>
          <table:table-cell office:value-type="string" calcext:value-type="string">
            <text:p>1889-Vinir-FridrFridr.txt</text:p>
          </table:table-cell>
          <table:table-cell table:number-columns-repeated="2" office:value-type="string" calcext:value-type="string">
            <text:p>FridrFridr</text:p>
          </table:table-cell>
          <table:table-cell office:value-type="float" office:value="1889" calcext:value-type="float">
            <text:p>1889</text:p>
          </table:table-cell>
          <table:table-cell office:value-type="float" office:value="1868" calcext:value-type="float">
            <text:p>1868</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Second</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45" calcext:value-type="float">
            <text:p>145</text:p>
          </table:table-cell>
          <table:table-cell office:value-type="string" calcext:value-type="string">
            <text:p><text:s text:c="2"/>er sfg3en bústaður nken allra fokfe sóla nkfe , , stjarna nvfe og c tunglna sng . . Sólirnar nvfng eru sfg3fn þeir </text:p>
          </table:table-cell>
          <table:table-cell table:style-name="ce35" table:formula="of:=getword([.B452]; -1)" office:value-type="string" office:string-value="þeir" calcext:value-type="string">
            <text:p>þeir</text:p>
          </table:table-cell>
          <table:table-cell office:value-type="string" calcext:value-type="string">
            <text:p>fpkfn einu lkfnvf</text:p>
          </table:table-cell>
          <table:table-cell table:style-name="ce20" table:formula="of:=getword([.D452]; 2)" office:value-type="string" office:string-value="einu" calcext:value-type="string">
            <text:p>einu</text:p>
          </table:table-cell>
          <table:table-cell/>
          <table:table-cell table:formula="of:=getword([.P452]; 1)" office:value-type="string" office:string-value="" calcext:value-type="error">
            <text:p>#NAFN?</text:p>
          </table:table-cell>
          <table:table-cell/>
          <table:table-cell office:value-type="string" calcext:value-type="string">
            <text:p>dan(REL)</text:p>
          </table:table-cell>
          <table:table-cell table:style-name="ce37" table:formula="of:=getword([.P452]; 2)" office:value-type="string" office:string-value="nkfn" calcext:value-type="string">
            <text:p>nkfn</text:p>
          </table:table-cell>
          <table:table-cell table:style-name="ce37" table:number-columns-repeated="2"/>
          <table:table-cell/>
          <table:table-cell table:style-name="ce37" table:number-columns-repeated="2"/>
          <table:table-cell office:value-type="string" calcext:value-type="string">
            <text:p><text:s/>hnettir nkfn , , sem ct eru sfg3fn bjartir lkfnsf og c veita sfg3fn öðrum fokfþ hnöttum nkfþ ljós </text:p>
          </table:table-cell>
          <table:table-cell office:value-type="string" calcext:value-type="string">
            <text:p>1890-HugsanirHimingeiminn-JonBen.txt</text:p>
          </table:table-cell>
          <table:table-cell table:number-columns-repeated="2" office:value-type="string" calcext:value-type="string">
            <text:p>JonBen</text:p>
          </table:table-cell>
          <table:table-cell office:value-type="float" office:value="1890" calcext:value-type="float">
            <text:p>1890</text:p>
          </table:table-cell>
          <table:table-cell table:number-columns-repeated="2"/>
          <table:table-cell office:value-type="float" office:value="2" calcext:value-type="float">
            <text:p>2</text:p>
          </table:table-cell>
          <table:table-cell office:value-type="string" calcext:value-type="string">
            <text:p>None</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54" calcext:value-type="float">
            <text:p>154</text:p>
          </table:table-cell>
          <table:table-cell office:value-type="string" calcext:value-type="string">
            <text:p><text:s/>iminn nkeog frá aþ ósegjanlegri lveþsf fjarlægð nveþ . . Um ao þær fpvfo vitum nkfþ vjer nkee lítið lhensf , , en c það </text:p>
          </table:table-cell>
          <table:table-cell table:style-name="ce35" table:formula="of:=getword([.B453]; -1)" office:value-type="string" office:string-value="það" calcext:value-type="string">
            <text:p>það</text:p>
          </table:table-cell>
          <table:table-cell office:value-type="string" calcext:value-type="string">
            <text:p>fphen litla lhenvf</text:p>
          </table:table-cell>
          <table:table-cell table:style-name="ce20" table:formula="of:=getword([.D453]; 2)" office:value-type="string" office:string-value="litla" calcext:value-type="string">
            <text:p>litla</text:p>
          </table:table-cell>
          <table:table-cell/>
          <table:table-cell table:formula="of:=getword([.P453]; 1)" office:value-type="string" office:string-value="" calcext:value-type="error">
            <text:p>#NAFN?</text:p>
          </table:table-cell>
          <table:table-cell/>
          <table:table-cell office:value-type="string" calcext:value-type="string">
            <text:p>da(REL)</text:p>
          </table:table-cell>
          <table:table-cell table:style-name="ce37" table:formula="of:=getword([.P453];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em ct vjer lvensf vitum sfg1fn , , bendir sfg3en þó aa til ae þess fphee , , að c þær </text:p>
          </table:table-cell>
          <table:table-cell office:value-type="string" calcext:value-type="string">
            <text:p>1890-HugsanirHimingeiminn-SigGudl.txt</text:p>
          </table:table-cell>
          <table:table-cell table:number-columns-repeated="2" office:value-type="string" calcext:value-type="string">
            <text:p>SigGudl</text:p>
          </table:table-cell>
          <table:table-cell office:value-type="float" office:value="1890" calcext:value-type="float">
            <text:p>1890</text:p>
          </table:table-cell>
          <table:table-cell office:value-type="float" office:value="1862" calcext:value-type="float">
            <text:p>1862</text:p>
          </table:table-cell>
          <table:table-cell office:value-type="float" office:value="28" calcext:value-type="float">
            <text:p>28</text:p>
          </table:table-cell>
          <table:table-cell office:value-type="float" office:value="2" calcext:value-type="float">
            <text:p>2</text:p>
          </table:table-cell>
          <table:table-cell office:value-type="string" calcext:value-type="string">
            <text:p>Second</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55" calcext:value-type="float">
            <text:p>155</text:p>
          </table:table-cell>
          <table:table-cell office:value-type="string" calcext:value-type="string">
            <text:p><text:s text:c="2"/>svg3fn jarðstjörnur nvfo um ao sig fpvfo eins aa og c vor feken sól nven , , og c að cn sá </text:p>
          </table:table-cell>
          <table:table-cell table:style-name="ce35" table:formula="of:=getword([.B454]; -1)" office:value-type="string" office:string-value="sá" calcext:value-type="string">
            <text:p>sá</text:p>
          </table:table-cell>
          <table:table-cell office:value-type="string" calcext:value-type="string">
            <text:p>faken stjarnaskari lkenvf</text:p>
          </table:table-cell>
          <table:table-cell table:style-name="ce20" table:formula="of:=getword([.D454]; 2)" office:value-type="string" office:string-value="stjarnaskari" calcext:value-type="string">
            <text:p>stjarnaskari</text:p>
          </table:table-cell>
          <table:table-cell/>
          <table:table-cell table:formula="of:=getword([.P454]; 1)" office:value-type="string" office:string-value="" calcext:value-type="error">
            <text:p>#NAFN?</text:p>
          </table:table-cell>
          <table:table-cell/>
          <table:table-cell office:value-type="string" calcext:value-type="string">
            <text:p>da</text:p>
          </table:table-cell>
          <table:table-cell table:style-name="ce37" table:formula="of:=getword([.P454]; 2)" office:value-type="string" office:string-value="sng" calcext:value-type="string">
            <text:p>sng</text:p>
          </table:table-cell>
          <table:table-cell table:style-name="ce37" table:number-columns-repeated="2"/>
          <table:table-cell/>
          <table:table-cell table:style-name="ce37" table:number-columns-repeated="2"/>
          <table:table-cell office:value-type="string" calcext:value-type="string">
            <text:p><text:s/>sje sng byggður lkensf lifandi lvfþof verum nvfþ eigi svg3en síður aam en c vor feken jörð nve</text:p>
          </table:table-cell>
          <table:table-cell office:value-type="string" calcext:value-type="string">
            <text:p>1890-HugsanirHimingeiminn-SigGudl.txt</text:p>
          </table:table-cell>
          <table:table-cell table:number-columns-repeated="2" office:value-type="string" calcext:value-type="string">
            <text:p>SigGudl</text:p>
          </table:table-cell>
          <table:table-cell office:value-type="float" office:value="1890" calcext:value-type="float">
            <text:p>1890</text:p>
          </table:table-cell>
          <table:table-cell office:value-type="float" office:value="1862" calcext:value-type="float">
            <text:p>1862</text:p>
          </table:table-cell>
          <table:table-cell office:value-type="float" office:value="28" calcext:value-type="float">
            <text:p>28</text:p>
          </table:table-cell>
          <table:table-cell office:value-type="float" office:value="2" calcext:value-type="float">
            <text:p>2</text:p>
          </table:table-cell>
          <table:table-cell office:value-type="string" calcext:value-type="string">
            <text:p>Second</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67" calcext:value-type="float">
            <text:p>167</text:p>
          </table:table-cell>
          <table:table-cell office:value-type="string" calcext:value-type="string">
            <text:p><text:s/>sfg3eþ , , er sfg3en menntuninni nveþg fylgdi sfg3eþ , , til aa lítilþægni nveþ og c nægjusemi nveþ . . Meðal ae þeirra </text:p>
          </table:table-cell>
          <table:table-cell table:style-name="ce35" table:formula="of:=getword([.B455]; -1)" office:value-type="string" office:string-value="þeirra" calcext:value-type="string">
            <text:p>þeirra</text:p>
          </table:table-cell>
          <table:table-cell office:value-type="string" calcext:value-type="string">
            <text:p>fpvfe mörgu lvfevf</text:p>
          </table:table-cell>
          <table:table-cell table:style-name="ce20" table:formula="of:=getword([.D455]; 2)" office:value-type="string" office:string-value="mörgu" calcext:value-type="string">
            <text:p>mörgu</text:p>
          </table:table-cell>
          <table:table-cell/>
          <table:table-cell table:formula="of:=getword([.P455]; 1)" office:value-type="string" office:string-value="" calcext:value-type="error">
            <text:p>#NAFN?</text:p>
          </table:table-cell>
          <table:table-cell/>
          <table:table-cell office:value-type="string" calcext:value-type="string">
            <text:p>dan(REL)</text:p>
          </table:table-cell>
          <table:table-cell table:style-name="ce37" table:formula="of:=getword([.P455]; 2)" office:value-type="string" office:string-value="nvfe" calcext:value-type="string">
            <text:p>nvfe</text:p>
          </table:table-cell>
          <table:table-cell table:style-name="ce37" table:number-columns-repeated="2"/>
          <table:table-cell/>
          <table:table-cell table:style-name="ce37" table:number-columns-repeated="2"/>
          <table:table-cell office:value-type="string" calcext:value-type="string">
            <text:p><text:s/>þúsunda nvfe , , er sfg3en fjellust lvense á ao rit nheo hans fpkee , , var sfg3eþ Robespierre nken-s</text:p>
          </table:table-cell>
          <table:table-cell office:value-type="string" calcext:value-type="string">
            <text:p>1893-ListinLifa-BjornBjarn.txt</text:p>
          </table:table-cell>
          <table:table-cell table:number-columns-repeated="2" office:value-type="string" calcext:value-type="string">
            <text:p>BjornBjarn</text:p>
          </table:table-cell>
          <table:table-cell office:value-type="float" office:value="1893" calcext:value-type="float">
            <text:p>1893</text:p>
          </table:table-cell>
          <table:table-cell office:value-type="float" office:value="1873" calcext:value-type="float">
            <text:p>1873</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Excellent</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84" calcext:value-type="float">
            <text:p>184</text:p>
          </table:table-cell>
          <table:table-cell office:value-type="string" calcext:value-type="string">
            <text:p><text:s/>3fn fornar lvfnsf venjur nvfn blinda sng sig fpvfo , , svo aa augu nhfn þeirra fpvfe sjá sfg3fn ekki aa það </text:p>
          </table:table-cell>
          <table:table-cell table:style-name="ce35" table:formula="of:=getword([.B456]; -1)" office:value-type="string" office:string-value="það" calcext:value-type="string">
            <text:p>það</text:p>
          </table:table-cell>
          <table:table-cell office:value-type="string" calcext:value-type="string">
            <text:p>fpheo nýja lheovf</text:p>
          </table:table-cell>
          <table:table-cell table:style-name="ce20" table:formula="of:=getword([.D456]; 2)" office:value-type="string" office:string-value="nýja" calcext:value-type="string">
            <text:p>nýja</text:p>
          </table:table-cell>
          <table:table-cell/>
          <table:table-cell table:formula="of:=getword([.P456]; 1)" office:value-type="string" office:string-value="" calcext:value-type="error">
            <text:p>#NAFN?</text:p>
          </table:table-cell>
          <table:table-cell/>
          <table:table-cell office:value-type="string" calcext:value-type="string">
            <text:p>da</text:p>
          </table:table-cell>
          <table:table-cell table:style-name="ce37" table:formula="of:=getword([.P456];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eir fpkfn segja sfg3fn meðal ae annars fohee : : „ nhen Svona lhenof höfðu sfg3fþ foreldrar nkfn </text:p>
          </table:table-cell>
          <table:table-cell office:value-type="string" calcext:value-type="string">
            <text:p>1895-ThjodFramtid-GudmGudm.txt</text:p>
          </table:table-cell>
          <table:table-cell table:number-columns-repeated="2" office:value-type="string" calcext:value-type="string">
            <text:p>GudmGudm</text:p>
          </table:table-cell>
          <table:table-cell office:value-type="float" office:value="1895" calcext:value-type="float">
            <text:p>1895</text:p>
          </table:table-cell>
          <table:table-cell office:value-type="float" office:value="1874" calcext:value-type="float">
            <text:p>1874</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01" calcext:value-type="float">
            <text:p>201</text:p>
          </table:table-cell>
          <table:table-cell office:value-type="string" calcext:value-type="string">
            <text:p><text:s text:c="2"/>þess fphee þó aa jafnan aa að cn vera sng ekki aa fastheldnir nvfn um ao of nheo við ao það </text:p>
          </table:table-cell>
          <table:table-cell table:style-name="ce35" table:formula="of:=getword([.B457]; -1)" office:value-type="string" office:string-value="það" calcext:value-type="string">
            <text:p>það</text:p>
          </table:table-cell>
          <table:table-cell office:value-type="string" calcext:value-type="string">
            <text:p>fpheo forna lheovf</text:p>
          </table:table-cell>
          <table:table-cell table:style-name="ce20" table:formula="of:=getword([.D457]; 2)" office:value-type="string" office:string-value="forna" calcext:value-type="string">
            <text:p>forna</text:p>
          </table:table-cell>
          <table:table-cell/>
          <table:table-cell table:formula="of:=getword([.P457]; 1)" office:value-type="string" office:string-value="" calcext:value-type="error">
            <text:p>#NAFN?</text:p>
          </table:table-cell>
          <table:table-cell/>
          <table:table-cell office:value-type="string" calcext:value-type="string">
            <text:p>da</text:p>
          </table:table-cell>
          <table:table-cell table:style-name="ce37" table:formula="of:=getword([.P457];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og c muna sng eptir lkfnsf því fpheþ , , að c „ nhen tímarnir nkfng breytast sfm3fn og c mennirni</text:p>
          </table:table-cell>
          <table:table-cell office:value-type="string" calcext:value-type="string">
            <text:p>1896-SaganSjalfstaedi-HalldHerm.txt</text:p>
          </table:table-cell>
          <table:table-cell table:number-columns-repeated="2" office:value-type="string" calcext:value-type="string">
            <text:p>HalldHerm</text:p>
          </table:table-cell>
          <table:table-cell office:value-type="float" office:value="1896" calcext:value-type="float">
            <text:p>1896</text:p>
          </table:table-cell>
          <table:table-cell office:value-type="float" office:value="1878" calcext:value-type="float">
            <text:p>1878</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02" calcext:value-type="float">
            <text:p>202</text:p>
          </table:table-cell>
          <table:table-cell office:value-type="string" calcext:value-type="string">
            <text:p><text:s text:c="2"/>. . Og c þá aa liggur sfg3en oss fp1fþ mest aae við ao að cn skoða sng æfiferil nkeo þeirra </text:p>
          </table:table-cell>
          <table:table-cell table:style-name="ce35" table:formula="of:=getword([.B458]; -1)" office:value-type="string" office:string-value="þeirra" calcext:value-type="string">
            <text:p>þeirra</text:p>
          </table:table-cell>
          <table:table-cell office:value-type="string" calcext:value-type="string">
            <text:p>fpkfe vorra lkfesf</text:p>
          </table:table-cell>
          <table:table-cell table:style-name="ce20" table:formula="of:=getword([.D458]; 2)" office:value-type="string" office:string-value="vorra" calcext:value-type="string">
            <text:p>vorra</text:p>
          </table:table-cell>
          <table:table-cell/>
          <table:table-cell table:formula="of:=getword([.P458]; 1)" office:value-type="string" office:string-value="" calcext:value-type="error">
            <text:p>#NAFN?</text:p>
          </table:table-cell>
          <table:table-cell/>
          <table:table-cell office:value-type="string" calcext:value-type="string">
            <text:p>dan</text:p>
          </table:table-cell>
          <table:table-cell table:style-name="ce37" table:formula="of:=getword([.P458]; 2)" office:value-type="string" office:string-value="nkfe" calcext:value-type="string">
            <text:p>nkfe</text:p>
          </table:table-cell>
          <table:table-cell table:style-name="ce37" table:number-columns-repeated="2"/>
          <table:table-cell/>
          <table:table-cell table:style-name="ce37" table:number-columns-repeated="2"/>
          <table:table-cell office:value-type="string" calcext:value-type="string">
            <text:p><text:s/>samlanda nkfe , , er sfg3en á aa undan aþ oss fp1fþ hafa sng lifað ssg , , þar aa eð </text:p>
          </table:table-cell>
          <table:table-cell office:value-type="string" calcext:value-type="string">
            <text:p>1896-SaganSjalfstaedi-HalldHerm.txt</text:p>
          </table:table-cell>
          <table:table-cell table:number-columns-repeated="2" office:value-type="string" calcext:value-type="string">
            <text:p>HalldHerm</text:p>
          </table:table-cell>
          <table:table-cell office:value-type="float" office:value="1896" calcext:value-type="float">
            <text:p>1896</text:p>
          </table:table-cell>
          <table:table-cell office:value-type="float" office:value="1878" calcext:value-type="float">
            <text:p>1878</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12" calcext:value-type="float">
            <text:p>212</text:p>
          </table:table-cell>
          <table:table-cell office:value-type="string" calcext:value-type="string">
            <text:p><text:s text:c="2"/>fór sfg3eþ frá aþ foreldrum nkfþ mínum fekfþ , , gleymdist sfm3eþ mjer nhen smátt aa og c smátt aa það </text:p>
          </table:table-cell>
          <table:table-cell table:style-name="ce35" table:formula="of:=getword([.B459]; -1)" office:value-type="string" office:string-value="það" calcext:value-type="string">
            <text:p>það</text:p>
          </table:table-cell>
          <table:table-cell office:value-type="string" calcext:value-type="string">
            <text:p>fphen góða lhenvf</text:p>
          </table:table-cell>
          <table:table-cell table:style-name="ce20" table:formula="of:=getword([.D459]; 2)" office:value-type="string" office:string-value="góða" calcext:value-type="string">
            <text:p>góða</text:p>
          </table:table-cell>
          <table:table-cell/>
          <table:table-cell table:formula="of:=getword([.P459]; 1)" office:value-type="string" office:string-value="" calcext:value-type="error">
            <text:p>#NAFN?</text:p>
          </table:table-cell>
          <table:table-cell/>
          <table:table-cell office:value-type="string" calcext:value-type="string">
            <text:p>da(REL)</text:p>
          </table:table-cell>
          <table:table-cell table:style-name="ce37" table:formula="of:=getword([.P459];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er sfg3en jeg e hafði sfg3eþ lært ssg , , því fpheþ enginn foken getur sfg3en verið ssg </text:p>
          </table:table-cell>
          <table:table-cell office:value-type="string" calcext:value-type="string">
            <text:p>1897-Fermingardagurinn-LarThorarens.txt</text:p>
          </table:table-cell>
          <table:table-cell table:number-columns-repeated="2" office:value-type="string" calcext:value-type="string">
            <text:p>LarThorarens</text:p>
          </table:table-cell>
          <table:table-cell office:value-type="float" office:value="1897" calcext:value-type="float">
            <text:p>1897</text:p>
          </table:table-cell>
          <table:table-cell office:value-type="float" office:value="1877" calcext:value-type="float">
            <text:p>1877</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Second</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13" calcext:value-type="float">
            <text:p>213</text:p>
          </table:table-cell>
          <table:table-cell office:value-type="string" calcext:value-type="string">
            <text:p><text:s/>g3en , , baka nhfe þeir fpkfn sér fpkfþ sjálfir fbkfn með aþ óskynsemi nveþ og c hugsunarleysi nheþ sínu feheþ . . Þeir </text:p>
          </table:table-cell>
          <table:table-cell table:style-name="ce35" table:formula="of:=getword([.B460]; -1)" office:value-type="string" office:string-value="Þeir" calcext:value-type="string">
            <text:p>Þeir</text:p>
          </table:table-cell>
          <table:table-cell office:value-type="string" calcext:value-type="string">
            <text:p>fpkfn yngri lkfnvm</text:p>
          </table:table-cell>
          <table:table-cell table:style-name="ce20" table:formula="of:=getword([.D460]; 2)" office:value-type="string" office:string-value="yngri" calcext:value-type="string">
            <text:p>yngri</text:p>
          </table:table-cell>
          <table:table-cell/>
          <table:table-cell table:formula="of:=getword([.P460]; 1)" office:value-type="string" office:string-value="" calcext:value-type="error">
            <text:p>#NAFN?</text:p>
          </table:table-cell>
          <table:table-cell/>
          <table:table-cell office:value-type="string" calcext:value-type="string">
            <text:p>da</text:p>
          </table:table-cell>
          <table:table-cell table:style-name="ce37" table:formula="of:=getword([.P460]; 2)" office:value-type="string" office:string-value="sfg3fn" calcext:value-type="string">
            <text:p>sfg3fn</text:p>
          </table:table-cell>
          <table:table-cell table:style-name="ce37" table:number-columns-repeated="2"/>
          <table:table-cell/>
          <table:table-cell table:style-name="ce37" table:number-columns-repeated="2"/>
          <table:table-cell office:value-type="string" calcext:value-type="string">
            <text:p><text:s/>hlaupa sfg3fn í ao gönur nvfo og c daufheyrast sfm3fn við aþ aðvörunum nvfþ eldri lkfevm manna </text:p>
          </table:table-cell>
          <table:table-cell office:value-type="string" calcext:value-type="string">
            <text:p>1897-Konur-ElJak.txt</text:p>
          </table:table-cell>
          <table:table-cell table:number-columns-repeated="2" office:value-type="string" calcext:value-type="string">
            <text:p>ElJak</text:p>
          </table:table-cell>
          <table:table-cell office:value-type="float" office:value="1897" calcext:value-type="float">
            <text:p>1897</text:p>
          </table:table-cell>
          <table:table-cell office:value-type="float" office:value="1871" calcext:value-type="float">
            <text:p>1871</text:p>
          </table:table-cell>
          <table:table-cell office:value-type="float" office:value="26" calcext:value-type="float">
            <text:p>26</text:p>
          </table:table-cell>
          <table:table-cell office:value-type="float" office:value="6" calcext:value-type="float">
            <text:p>6</text:p>
          </table:table-cell>
          <table:table-cell office:value-type="string" calcext:value-type="string">
            <text:p>Second</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14" calcext:value-type="float">
            <text:p>214</text:p>
          </table:table-cell>
          <table:table-cell office:value-type="string" calcext:value-type="string">
            <text:p><text:s text:c="2"/>og c daufheyrast sfm3fn við aþ aðvörunum nvfþ eldri lkfevm manna nkfe , , og c opt sþgven eru sfg3fn þeir </text:p>
          </table:table-cell>
          <table:table-cell table:style-name="ce35" table:formula="of:=getword([.B461]; -1)" office:value-type="string" office:string-value="þeir" calcext:value-type="string">
            <text:p>þeir</text:p>
          </table:table-cell>
          <table:table-cell office:value-type="string" calcext:value-type="string">
            <text:p>fpkfn eldri lkfnvm</text:p>
          </table:table-cell>
          <table:table-cell table:style-name="ce20" table:formula="of:=getword([.D461]; 2)" office:value-type="string" office:string-value="eldri" calcext:value-type="string">
            <text:p>eldri</text:p>
          </table:table-cell>
          <table:table-cell/>
          <table:table-cell table:formula="of:=getword([.P461]; 1)" office:value-type="string" office:string-value="" calcext:value-type="error">
            <text:p>#NAFN?</text:p>
          </table:table-cell>
          <table:table-cell/>
          <table:table-cell office:value-type="string" calcext:value-type="string">
            <text:p>da</text:p>
          </table:table-cell>
          <table:table-cell table:style-name="ce37" table:formula="of:=getword([.P461]; 2)" office:value-type="string" office:string-value="aa" calcext:value-type="string">
            <text:p>aa</text:p>
          </table:table-cell>
          <table:table-cell table:style-name="ce37" table:number-columns-repeated="2"/>
          <table:table-cell/>
          <table:table-cell table:style-name="ce37" table:number-columns-repeated="2"/>
          <table:table-cell office:value-type="string" calcext:value-type="string">
            <text:p><text:s/>þá aa svo aa hugsunarlausir lkfnsf , , að c þó aa þeir fpkfn viti svg3fn með aþ sjálfum fbkeþ </text:p>
          </table:table-cell>
          <table:table-cell office:value-type="string" calcext:value-type="string">
            <text:p>1897-Konur-ElJak.txt</text:p>
          </table:table-cell>
          <table:table-cell table:number-columns-repeated="2" office:value-type="string" calcext:value-type="string">
            <text:p>ElJak</text:p>
          </table:table-cell>
          <table:table-cell office:value-type="float" office:value="1897" calcext:value-type="float">
            <text:p>1897</text:p>
          </table:table-cell>
          <table:table-cell office:value-type="float" office:value="1871" calcext:value-type="float">
            <text:p>1871</text:p>
          </table:table-cell>
          <table:table-cell office:value-type="float" office:value="26" calcext:value-type="float">
            <text:p>26</text:p>
          </table:table-cell>
          <table:table-cell office:value-type="float" office:value="6" calcext:value-type="float">
            <text:p>6</text:p>
          </table:table-cell>
          <table:table-cell office:value-type="string" calcext:value-type="string">
            <text:p>Second</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15" calcext:value-type="float">
            <text:p>215</text:p>
          </table:table-cell>
          <table:table-cell office:value-type="string" calcext:value-type="string">
            <text:p><text:s text:c="2"/>aþ falli nheþ , , þá aa dettur sfg3en þeim fphfþ varla aa í ao hug nkeo að cn vara sng þann </text:p>
          </table:table-cell>
          <table:table-cell table:style-name="ce35" table:formula="of:=getword([.B462]; -1)" office:value-type="string" office:string-value="þann" calcext:value-type="string">
            <text:p>þann</text:p>
          </table:table-cell>
          <table:table-cell office:value-type="string" calcext:value-type="string">
            <text:p>fakeo yngri lkeovm</text:p>
          </table:table-cell>
          <table:table-cell table:style-name="ce20" table:formula="of:=getword([.D462]; 2)" office:value-type="string" office:string-value="yngri" calcext:value-type="string">
            <text:p>yngri</text:p>
          </table:table-cell>
          <table:table-cell/>
          <table:table-cell table:formula="of:=getword([.P462]; 1)" office:value-type="string" office:string-value="" calcext:value-type="error">
            <text:p>#NAFN?</text:p>
          </table:table-cell>
          <table:table-cell/>
          <table:table-cell office:value-type="string" calcext:value-type="string">
            <text:p>da</text:p>
          </table:table-cell>
          <table:table-cell table:style-name="ce37" table:formula="of:=getword([.P462];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við aþ að cn láta sng sjer nkeo yfirsjást snm í aþ sama fbheþ efni nheþ . . Til ae þess </text:p>
          </table:table-cell>
          <table:table-cell office:value-type="string" calcext:value-type="string">
            <text:p>1897-Konur-ElJak.txt</text:p>
          </table:table-cell>
          <table:table-cell table:number-columns-repeated="2" office:value-type="string" calcext:value-type="string">
            <text:p>ElJak</text:p>
          </table:table-cell>
          <table:table-cell office:value-type="float" office:value="1897" calcext:value-type="float">
            <text:p>1897</text:p>
          </table:table-cell>
          <table:table-cell office:value-type="float" office:value="1871" calcext:value-type="float">
            <text:p>1871</text:p>
          </table:table-cell>
          <table:table-cell office:value-type="float" office:value="26" calcext:value-type="float">
            <text:p>26</text:p>
          </table:table-cell>
          <table:table-cell office:value-type="float" office:value="6" calcext:value-type="float">
            <text:p>6</text:p>
          </table:table-cell>
          <table:table-cell office:value-type="string" calcext:value-type="string">
            <text:p>Second</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19" calcext:value-type="float">
            <text:p>219</text:p>
          </table:table-cell>
          <table:table-cell office:value-type="string" calcext:value-type="string">
            <text:p><text:s text:c="2"/>að cn kveðja sng æskustöðvar nvfo mínar fevfo . . Á ao hinn fakeo bóginn nkeog hlakka sng jeg e til ae þess </text:p>
          </table:table-cell>
          <table:table-cell table:style-name="ce35" table:formula="of:=getword([.B463]; -1)" office:value-type="string" office:string-value="þess" calcext:value-type="string">
            <text:p>þess</text:p>
          </table:table-cell>
          <table:table-cell office:value-type="string" calcext:value-type="string">
            <text:p>fphee margvíslega lkeesf</text:p>
          </table:table-cell>
          <table:table-cell table:style-name="ce20" table:formula="of:=getword([.D463]; 2)" office:value-type="string" office:string-value="margvíslega" calcext:value-type="string">
            <text:p>margvíslega</text:p>
          </table:table-cell>
          <table:table-cell/>
          <table:table-cell table:formula="of:=getword([.P463]; 1)" office:value-type="string" office:string-value="" calcext:value-type="error">
            <text:p>#NAFN?</text:p>
          </table:table-cell>
          <table:table-cell/>
          <table:table-cell office:value-type="string" calcext:value-type="string">
            <text:p>dan(REL)</text:p>
          </table:table-cell>
          <table:table-cell table:style-name="ce37" table:formula="of:=getword([.P463]; 2)" office:value-type="string" office:string-value="nkee" calcext:value-type="string">
            <text:p>nkee</text:p>
          </table:table-cell>
          <table:table-cell table:style-name="ce37" table:number-columns-repeated="2"/>
          <table:table-cell/>
          <table:table-cell table:style-name="ce37" table:number-columns-repeated="2"/>
          <table:table-cell office:value-type="string" calcext:value-type="string">
            <text:p><text:s/>fagnaðar nkee , , er sfg3en skólalífið nheng veitir sfg3en , , en c man sfg3en þó aa mjög aa </text:p>
          </table:table-cell>
          <table:table-cell office:value-type="string" calcext:value-type="string">
            <text:p>1897-VeturSumar-OlafMoll.txt</text:p>
          </table:table-cell>
          <table:table-cell table:number-columns-repeated="2" office:value-type="string" calcext:value-type="string">
            <text:p>OlafMoll</text:p>
          </table:table-cell>
          <table:table-cell office:value-type="float" office:value="1897" calcext:value-type="float">
            <text:p>1897</text:p>
          </table:table-cell>
          <table:table-cell office:value-type="float" office:value="1876" calcext:value-type="float">
            <text:p>1876</text:p>
          </table:table-cell>
          <table:table-cell office:value-type="float" office:value="21" calcext:value-type="float">
            <text:p>21</text:p>
          </table:table-cell>
          <table:table-cell office:value-type="float" office:value="3" calcext:value-type="float">
            <text:p>3</text:p>
          </table:table-cell>
          <table:table-cell office:value-type="string" calcext:value-type="string">
            <text:p>None</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28" calcext:value-type="float">
            <text:p>228</text:p>
          </table:table-cell>
          <table:table-cell office:value-type="string" calcext:value-type="string">
            <text:p><text:s text:c="2"/>nheþ í aþ kaupferðum nvfþ , , að c ekki aa má sfg3en saman aa jafna sng , , og c á aþ þeim </text:p>
          </table:table-cell>
          <table:table-cell table:style-name="ce35" table:formula="of:=getword([.B464]; -1)" office:value-type="string" office:string-value="þeim" calcext:value-type="string">
            <text:p>þeim</text:p>
          </table:table-cell>
          <table:table-cell office:value-type="string" calcext:value-type="string">
            <text:p>fphfþ fáu lhfþvf</text:p>
          </table:table-cell>
          <table:table-cell table:style-name="ce20" table:formula="of:=getword([.D464]; 2)" office:value-type="string" office:string-value="fáu" calcext:value-type="string">
            <text:p>fáu</text:p>
          </table:table-cell>
          <table:table-cell/>
          <table:table-cell table:formula="of:=getword([.P464]; 1)" office:value-type="string" office:string-value="" calcext:value-type="error">
            <text:p>#NAFN?</text:p>
          </table:table-cell>
          <table:table-cell/>
          <table:table-cell office:value-type="string" calcext:value-type="string">
            <text:p>dan(REL)</text:p>
          </table:table-cell>
          <table:table-cell table:style-name="ce37" table:formula="of:=getword([.P464]; 2)" office:value-type="string" office:string-value="nhfþ" calcext:value-type="string">
            <text:p>nhfþ</text:p>
          </table:table-cell>
          <table:table-cell table:style-name="ce37" table:number-columns-repeated="2"/>
          <table:table-cell/>
          <table:table-cell table:style-name="ce37" table:number-columns-repeated="2"/>
          <table:table-cell office:value-type="string" calcext:value-type="string">
            <text:p><text:s/>skipum nhfþ , , sem ct „ nhen Gránufélagið nhengs “ nhen hefir sfg3en átt ssg , , hafa sfg3fn verið ssg</text:p>
          </table:table-cell>
          <table:table-cell office:value-type="string" calcext:value-type="string">
            <text:p>1898-ThjodFramtid-BenSveins.txt</text:p>
          </table:table-cell>
          <table:table-cell table:number-columns-repeated="2" office:value-type="string" calcext:value-type="string">
            <text:p>BenSveins</text:p>
          </table:table-cell>
          <table:table-cell office:value-type="float" office:value="1898" calcext:value-type="float">
            <text:p>1898</text:p>
          </table:table-cell>
          <table:table-cell office:value-type="float" office:value="1877" calcext:value-type="float">
            <text:p>1877</text:p>
          </table:table-cell>
          <table:table-cell office:value-type="float" office:value="21" calcext:value-type="float">
            <text:p>21</text:p>
          </table:table-cell>
          <table:table-cell office:value-type="float" office:value="3" calcext:value-type="float">
            <text:p>3</text:p>
          </table:table-cell>
          <table:table-cell office:value-type="string" calcext:value-type="string">
            <text:p>Third</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31" calcext:value-type="float">
            <text:p>231</text:p>
          </table:table-cell>
          <table:table-cell office:value-type="string" calcext:value-type="string">
            <text:p><text:s/>-s , , þar aa fór sfg1eþ ég fp1en í ao land nheo og c skoðaði sfg1eþ bæinn nkeog . . Það </text:p>
          </table:table-cell>
          <table:table-cell table:style-name="ce35" table:formula="of:=getword([.B465]; -1)" office:value-type="string" office:string-value="Það" calcext:value-type="string">
            <text:p>Það</text:p>
          </table:table-cell>
          <table:table-cell office:value-type="string" calcext:value-type="string">
            <text:p>fahen fallegasta lhenve</text:p>
          </table:table-cell>
          <table:table-cell table:style-name="ce20" table:formula="of:=getword([.D465]; 2)" office:value-type="string" office:string-value="fallegasta" calcext:value-type="string">
            <text:p>fallegasta</text:p>
          </table:table-cell>
          <table:table-cell/>
          <table:table-cell table:formula="of:=getword([.P465]; 1)" office:value-type="string" office:string-value="" calcext:value-type="error">
            <text:p>#NAFN?</text:p>
          </table:table-cell>
          <table:table-cell/>
          <table:table-cell office:value-type="string" calcext:value-type="string">
            <text:p>da(REL)</text:p>
          </table:table-cell>
          <table:table-cell table:style-name="ce37" table:formula="of:=getword([.P465];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er sfg1en eg fp1en sá sfg1eþ þar aa var sfg3eþ höfnin nveng , , eða c pollurinn </text:p>
          </table:table-cell>
          <table:table-cell office:value-type="string" calcext:value-type="string">
            <text:p>1900-Ferdalysingar-BogBen.txt</text:p>
          </table:table-cell>
          <table:table-cell table:number-columns-repeated="2" office:value-type="string" calcext:value-type="string">
            <text:p>BogBen</text:p>
          </table:table-cell>
          <table:table-cell office:value-type="float" office:value="1900" calcext:value-type="float">
            <text:p>1900</text:p>
          </table:table-cell>
          <table:table-cell office:value-type="float" office:value="1878" calcext:value-type="float">
            <text:p>1878</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Second</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38" calcext:value-type="float">
            <text:p>238</text:p>
          </table:table-cell>
          <table:table-cell office:value-type="string" calcext:value-type="string">
            <text:p><text:s text:c="2"/>sfg3en þar aa fögur lvensf bæði c til ae Tindfjalla nhfe-s og c Eyjafjallajökuls nkee-s . . Einhver foven sú </text:p>
          </table:table-cell>
          <table:table-cell table:style-name="ce35" table:formula="of:=getword([.B466]; -1)" office:value-type="string" office:string-value="sú" calcext:value-type="string">
            <text:p>sú</text:p>
          </table:table-cell>
          <table:table-cell office:value-type="string" calcext:value-type="string">
            <text:p>faven fegusta lvenve</text:p>
          </table:table-cell>
          <table:table-cell table:style-name="ce20" table:formula="of:=getword([.D466]; 2)" office:value-type="string" office:string-value="fegusta" calcext:value-type="string">
            <text:p>fegusta</text:p>
          </table:table-cell>
          <table:table-cell/>
          <table:table-cell table:formula="of:=getword([.P466]; 1)" office:value-type="string" office:string-value="" calcext:value-type="error">
            <text:p>#NAFN?</text:p>
          </table:table-cell>
          <table:table-cell/>
          <table:table-cell office:value-type="string" calcext:value-type="string">
            <text:p>dan(REL)</text:p>
          </table:table-cell>
          <table:table-cell table:style-name="ce37" table:formula="of:=getword([.P466]; 2)" office:value-type="string" office:string-value="nven" calcext:value-type="string">
            <text:p>nve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sjón nven , , sem ct eg fp1en hef sfg1en séð ssg , , var sfg1eþ sem c eg fp1</text:p>
          </table:table-cell>
          <table:table-cell office:value-type="string" calcext:value-type="string">
            <text:p>1900-Ferdalysingar-OddHerm.txt</text:p>
          </table:table-cell>
          <table:table-cell table:number-columns-repeated="2" office:value-type="string" calcext:value-type="string">
            <text:p>OddHerm</text:p>
          </table:table-cell>
          <table:table-cell office:value-type="float" office:value="1900" calcext:value-type="float">
            <text:p>1900</text:p>
          </table:table-cell>
          <table:table-cell office:value-type="float" office:value="1884" calcext:value-type="float">
            <text:p>188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40" calcext:value-type="float">
            <text:p>240</text:p>
          </table:table-cell>
          <table:table-cell office:value-type="string" calcext:value-type="string">
            <text:p><text:s text:c="2"/>það faheo flestir lkfnse , , sem ct þangað aa hafa sfg3fn komið ssg , , að c það fphen sé svg3en sá </text:p>
          </table:table-cell>
          <table:table-cell table:style-name="ce35" table:formula="of:=getword([.B467]; -1)" office:value-type="string" office:string-value="sá" calcext:value-type="string">
            <text:p>sá</text:p>
          </table:table-cell>
          <table:table-cell office:value-type="string" calcext:value-type="string">
            <text:p>faken fegursti lkenve</text:p>
          </table:table-cell>
          <table:table-cell table:style-name="ce20" table:formula="of:=getword([.D467]; 2)" office:value-type="string" office:string-value="fegursti" calcext:value-type="string">
            <text:p>fegursti</text:p>
          </table:table-cell>
          <table:table-cell/>
          <table:table-cell table:formula="of:=getword([.P467]; 1)" office:value-type="string" office:string-value="" calcext:value-type="error">
            <text:p>#NAFN?</text:p>
          </table:table-cell>
          <table:table-cell/>
          <table:table-cell office:value-type="string" calcext:value-type="string">
            <text:p>dan(REL)</text:p>
          </table:table-cell>
          <table:table-cell table:style-name="ce37" table:formula="of:=getword([.P467]; 2)" office:value-type="string" office:string-value="nken" calcext:value-type="string">
            <text:p>nke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staður nken , , sem ct þeir fpkfn hafi svg3fn komið ssg á aa . . Síðan aa héldum sfg1fþ við </text:p>
          </table:table-cell>
          <table:table-cell office:value-type="string" calcext:value-type="string">
            <text:p>1900-Ferdalysingar-OddHerm.txt</text:p>
          </table:table-cell>
          <table:table-cell table:number-columns-repeated="2" office:value-type="string" calcext:value-type="string">
            <text:p>OddHerm</text:p>
          </table:table-cell>
          <table:table-cell office:value-type="float" office:value="1900" calcext:value-type="float">
            <text:p>1900</text:p>
          </table:table-cell>
          <table:table-cell office:value-type="float" office:value="1884" calcext:value-type="float">
            <text:p>188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59" calcext:value-type="float">
            <text:p>259</text:p>
          </table:table-cell>
          <table:table-cell office:value-type="string" calcext:value-type="string">
            <text:p><text:s text:c="2"/>hagnýta sng sjer nkeo betur aam krapta sng náttúrunnar nveeg en c áður aa . . 19. ta öldin nveng er sfg3en sú </text:p>
          </table:table-cell>
          <table:table-cell table:style-name="ce35" table:formula="of:=getword([.B468]; -1)" office:value-type="string" office:string-value="sú" calcext:value-type="string">
            <text:p>sú</text:p>
          </table:table-cell>
          <table:table-cell office:value-type="string" calcext:value-type="string">
            <text:p>faven mesta lvenve</text:p>
          </table:table-cell>
          <table:table-cell table:style-name="ce20" table:formula="of:=getword([.D468]; 2)" office:value-type="string" office:string-value="mesta" calcext:value-type="string">
            <text:p>mesta</text:p>
          </table:table-cell>
          <table:table-cell/>
          <table:table-cell table:formula="of:=getword([.P468]; 1)" office:value-type="string" office:string-value="" calcext:value-type="error">
            <text:p>#NAFN?</text:p>
          </table:table-cell>
          <table:table-cell/>
          <table:table-cell office:value-type="string" calcext:value-type="string">
            <text:p>dan(REL)</text:p>
          </table:table-cell>
          <table:table-cell table:style-name="ce37" table:formula="of:=getword([.P468];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uppgötvunaröld nven sem ct nokkurntíma aa hefur sfg3en verið ssg . . Nú aa eru sfg3fn mjög aa margar </text:p>
          </table:table-cell>
          <table:table-cell office:value-type="string" calcext:value-type="string">
            <text:p>1901-ThjodFramfarir-SkulBog.txt</text:p>
          </table:table-cell>
          <table:table-cell table:number-columns-repeated="2" office:value-type="string" calcext:value-type="string">
            <text:p>SkulBog</text:p>
          </table:table-cell>
          <table:table-cell office:value-type="float" office:value="1901" calcext:value-type="float">
            <text:p>1901</text:p>
          </table:table-cell>
          <table:table-cell office:value-type="float" office:value="1881" calcext:value-type="float">
            <text:p>1881</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73" calcext:value-type="float">
            <text:p>273</text:p>
          </table:table-cell>
          <table:table-cell office:value-type="string" calcext:value-type="string">
            <text:p><text:s text:c="2"/>á ao heima nkfo í aþ Stykkishólmi nkeþ-s ; ; þar aa hefi svg3en jeg e verið ssg frá aþ því </text:p>
          </table:table-cell>
          <table:table-cell table:style-name="ce35" table:formula="of:=getword([.B469]; -1)" office:value-type="string" office:string-value="því" calcext:value-type="string">
            <text:p>því</text:p>
          </table:table-cell>
          <table:table-cell office:value-type="string" calcext:value-type="string">
            <text:p>faheþ fyrsta lheþve</text:p>
          </table:table-cell>
          <table:table-cell table:style-name="ce20" table:formula="of:=getword([.D469]; 2)" office:value-type="string" office:string-value="fyrsta" calcext:value-type="string">
            <text:p>fyrsta</text:p>
          </table:table-cell>
          <table:table-cell/>
          <table:table-cell table:formula="of:=getword([.P469]; 1)" office:value-type="string" office:string-value="" calcext:value-type="error">
            <text:p>#NAFN?</text:p>
          </table:table-cell>
          <table:table-cell/>
          <table:table-cell office:value-type="string" calcext:value-type="string">
            <text:p>da</text:p>
          </table:table-cell>
          <table:table-cell table:style-name="ce37" table:formula="of:=getword([.P469];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að c jeg e man sfg1en til ae mín fp1ee , , þó aa neita sng jeg e því </text:p>
          </table:table-cell>
          <table:table-cell office:value-type="string" calcext:value-type="string">
            <text:p>1902-Sumarleyfi-ReinSamRicht.txt</text:p>
          </table:table-cell>
          <table:table-cell table:number-columns-repeated="2" office:value-type="string" calcext:value-type="string">
            <text:p>ReinSamRicht</text:p>
          </table:table-cell>
          <table:table-cell office:value-type="float" office:value="1902" calcext:value-type="float">
            <text:p>1902</text:p>
          </table:table-cell>
          <table:table-cell office:value-type="float" office:value="1886" calcext:value-type="float">
            <text:p>1886</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None</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77" calcext:value-type="float">
            <text:p>277</text:p>
          </table:table-cell>
          <table:table-cell office:value-type="string" calcext:value-type="string">
            <text:p><text:s text:c="2"/>sterkastir lkfnse eru sfg3fn að aþ sálarþreki nheþ og c andlegum lkfþsf burðum nkfþ . . Hún fpven er sfg3en það </text:p>
          </table:table-cell>
          <table:table-cell table:style-name="ce35" table:formula="of:=getword([.B470]; -1)" office:value-type="string" office:string-value="það" calcext:value-type="string">
            <text:p>það</text:p>
          </table:table-cell>
          <table:table-cell office:value-type="string" calcext:value-type="string">
            <text:p>fahen öflugasta lhenve</text:p>
          </table:table-cell>
          <table:table-cell table:style-name="ce20" table:formula="of:=getword([.D470]; 2)" office:value-type="string" office:string-value="öflugasta" calcext:value-type="string">
            <text:p>öflugasta</text:p>
          </table:table-cell>
          <table:table-cell/>
          <table:table-cell table:formula="of:=getword([.P470]; 1)" office:value-type="string" office:string-value="" calcext:value-type="error">
            <text:p>#NAFN?</text:p>
          </table:table-cell>
          <table:table-cell/>
          <table:table-cell office:value-type="string" calcext:value-type="string">
            <text:p>dan(REL)</text:p>
          </table:table-cell>
          <table:table-cell table:style-name="ce37" table:formula="of:=getword([.P470]; 2)" office:value-type="string" office:string-value="nhen" calcext:value-type="string">
            <text:p>nhe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band nhen er ct bindur sfg3en oss fp1fo við ao fósturjörðina nveog og c hana fpveo er </text:p>
          </table:table-cell>
          <table:table-cell office:value-type="string" calcext:value-type="string">
            <text:p>1902-ThjodFramtid-HalldJonas.txt</text:p>
          </table:table-cell>
          <table:table-cell table:number-columns-repeated="2" office:value-type="string" calcext:value-type="string">
            <text:p>HalldJonas</text:p>
          </table:table-cell>
          <table:table-cell office:value-type="float" office:value="1902" calcext:value-type="float">
            <text:p>1902</text:p>
          </table:table-cell>
          <table:table-cell office:value-type="float" office:value="1881" calcext:value-type="float">
            <text:p>188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83" calcext:value-type="float">
            <text:p>283</text:p>
          </table:table-cell>
          <table:table-cell office:value-type="string" calcext:value-type="string">
            <text:p><text:s text:c="2"/>sþghen hafa sfg3fn í aþ skóla nkeþ þessum fakeþ . . Þeir fpkfn einir lkfnsf verða sng látnir sþgkfn kenna sng þeim </text:p>
          </table:table-cell>
          <table:table-cell table:style-name="ce35" table:formula="of:=getword([.B471]; -1)" office:value-type="string" office:string-value="þeim" calcext:value-type="string">
            <text:p>þeim</text:p>
          </table:table-cell>
          <table:table-cell office:value-type="string" calcext:value-type="string">
            <text:p>fakeþ unga lkeþvf</text:p>
          </table:table-cell>
          <table:table-cell table:style-name="ce20" table:formula="of:=getword([.D471]; 2)" office:value-type="string" office:string-value="unga" calcext:value-type="string">
            <text:p>unga</text:p>
          </table:table-cell>
          <table:table-cell/>
          <table:table-cell table:formula="of:=getword([.P471]; 1)" office:value-type="string" office:string-value="" calcext:value-type="error">
            <text:p>#NAFN?</text:p>
          </table:table-cell>
          <table:table-cell/>
          <table:table-cell office:value-type="string" calcext:value-type="string">
            <text:p>da</text:p>
          </table:table-cell>
          <table:table-cell table:style-name="ce37" table:formula="of:=getword([.P471]; 2)" office:value-type="string" office:string-value="cn" calcext:value-type="string">
            <text:p>cn</text:p>
          </table:table-cell>
          <table:table-cell table:style-name="ce37" table:number-columns-repeated="2"/>
          <table:table-cell/>
          <table:table-cell table:style-name="ce37" table:number-columns-repeated="2"/>
          <table:table-cell office:value-type="string" calcext:value-type="string">
            <text:p><text:s/>að cn feta sng þá aa leið nveo , , er ct liggur sfg3en upp aa á ao sjónarhól nkeo </text:p>
          </table:table-cell>
          <table:table-cell office:value-type="string" calcext:value-type="string">
            <text:p>1902-ThjodFramtid-SigGudm.txt</text:p>
          </table:table-cell>
          <table:table-cell table:number-columns-repeated="2" office:value-type="string" calcext:value-type="string">
            <text:p>SigGudm</text:p>
          </table:table-cell>
          <table:table-cell office:value-type="float" office:value="1902" calcext:value-type="float">
            <text:p>1902</text:p>
          </table:table-cell>
          <table:table-cell office:value-type="float" office:value="1878" calcext:value-type="float">
            <text:p>1878</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First</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05" calcext:value-type="float">
            <text:p>305</text:p>
          </table:table-cell>
          <table:table-cell office:value-type="string" calcext:value-type="string">
            <text:p><text:s text:c="2"/>líður sfg3en á ao haustið nheog , , þess fphee meir aam verðum sfg1fn vjer nhen varir lkfnsf við ao þá </text:p>
          </table:table-cell>
          <table:table-cell table:style-name="ce35" table:formula="of:=getword([.B472]; -1)" office:value-type="string" office:string-value="þá" calcext:value-type="string">
            <text:p>þá</text:p>
          </table:table-cell>
          <table:table-cell office:value-type="string" calcext:value-type="string">
            <text:p>faveo miklu lveovf</text:p>
          </table:table-cell>
          <table:table-cell table:style-name="ce20" table:formula="of:=getword([.D472]; 2)" office:value-type="string" office:string-value="miklu" calcext:value-type="string">
            <text:p>miklu</text:p>
          </table:table-cell>
          <table:table-cell/>
          <table:table-cell table:formula="of:=getword([.P472]; 1)" office:value-type="string" office:string-value="" calcext:value-type="error">
            <text:p>#NAFN?</text:p>
          </table:table-cell>
          <table:table-cell/>
          <table:table-cell office:value-type="string" calcext:value-type="string">
            <text:p>dan(REL)</text:p>
          </table:table-cell>
          <table:table-cell table:style-name="ce37" table:formula="of:=getword([.P472];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breytingu nveo , , er ct verður sfg3en á aþ náttúrunni nveþg ; ; þá aa fer sfg3en snjórinn nkeng að </text:p>
          </table:table-cell>
          <table:table-cell office:value-type="string" calcext:value-type="string">
            <text:p>1903-VeturSumar-BogBrynj.txt</text:p>
          </table:table-cell>
          <table:table-cell table:number-columns-repeated="2" office:value-type="string" calcext:value-type="string">
            <text:p>BogBrynj</text:p>
          </table:table-cell>
          <table:table-cell office:value-type="float" office:value="1903" calcext:value-type="float">
            <text:p>1903</text:p>
          </table:table-cell>
          <table:table-cell office:value-type="float" office:value="1883" calcext:value-type="float">
            <text:p>1883</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07" calcext:value-type="float">
            <text:p>307</text:p>
          </table:table-cell>
          <table:table-cell office:value-type="string" calcext:value-type="string">
            <text:p><text:s text:c="2"/>sjáum sfg1fn hversu aa „ nheo blóm nhfo eru sfg3fn fölnuð sþgven í aþ brekkunum nvfþg öll fohfn “ nhfn ; ; þau </text:p>
          </table:table-cell>
          <table:table-cell table:style-name="ce35" table:formula="of:=getword([.B473]; -1)" office:value-type="string" office:string-value="þau" calcext:value-type="string">
            <text:p>þau</text:p>
          </table:table-cell>
          <table:table-cell office:value-type="string" calcext:value-type="string">
            <text:p>fphfn fáu lhfnvf</text:p>
          </table:table-cell>
          <table:table-cell table:style-name="ce20" table:formula="of:=getword([.D473]; 2)" office:value-type="string" office:string-value="fáu" calcext:value-type="string">
            <text:p>fáu</text:p>
          </table:table-cell>
          <table:table-cell/>
          <table:table-cell table:formula="of:=getword([.P473]; 1)" office:value-type="string" office:string-value="" calcext:value-type="error">
            <text:p>#NAFN?</text:p>
          </table:table-cell>
          <table:table-cell/>
          <table:table-cell office:value-type="string" calcext:value-type="string">
            <text:p>da(REL)</text:p>
          </table:table-cell>
          <table:table-cell table:style-name="ce37" table:formula="of:=getword([.P473]; 2)" office:value-type="string" office:string-value="sng" calcext:value-type="string">
            <text:p>sng</text:p>
          </table:table-cell>
          <table:table-cell table:style-name="ce37" table:number-columns-repeated="2"/>
          <table:table-cell/>
          <table:table-cell table:style-name="ce37" table:number-columns-repeated="2"/>
          <table:table-cell office:value-type="string" calcext:value-type="string">
            <text:p><text:s/>trje sng og c blóm nhfn , , sem ct vjer lvensf höfum sfg1fn á aþ Íslandi nheþ-s standa </text:p>
          </table:table-cell>
          <table:table-cell office:value-type="string" calcext:value-type="string">
            <text:p>1903-VeturSumar-HarSig.txt</text:p>
          </table:table-cell>
          <table:table-cell table:number-columns-repeated="2" office:value-type="string" calcext:value-type="string">
            <text:p>HarSig</text:p>
          </table:table-cell>
          <table:table-cell office:value-type="float" office:value="1903" calcext:value-type="float">
            <text:p>1903</text:p>
          </table:table-cell>
          <table:table-cell office:value-type="float" office:value="1882" calcext:value-type="float">
            <text:p>1882</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09" calcext:value-type="float">
            <text:p>309</text:p>
          </table:table-cell>
          <table:table-cell office:value-type="string" calcext:value-type="string">
            <text:p><text:s text:c="2"/>ae að cn skoða sng blómin nhfog í aþ náttúrunni nveþg , , það fphen er sfg3en að cn segja sng , , þau </text:p>
          </table:table-cell>
          <table:table-cell table:style-name="ce35" table:formula="of:=getword([.B474]; -1)" office:value-type="string" office:string-value="þau" calcext:value-type="string">
            <text:p>þau</text:p>
          </table:table-cell>
          <table:table-cell office:value-type="string" calcext:value-type="string">
            <text:p>fphfn innlendu lheþsf</text:p>
          </table:table-cell>
          <table:table-cell table:style-name="ce20" table:formula="of:=getword([.D474]; 2)" office:value-type="string" office:string-value="innlendu" calcext:value-type="string">
            <text:p>innlendu</text:p>
          </table:table-cell>
          <table:table-cell/>
          <table:table-cell table:formula="of:=getword([.P474]; 1)" office:value-type="string" office:string-value="" calcext:value-type="error">
            <text:p>#NAFN?</text:p>
          </table:table-cell>
          <table:table-cell/>
          <table:table-cell office:value-type="string" calcext:value-type="string">
            <text:p>da(REL)</text:p>
          </table:table-cell>
          <table:table-cell table:style-name="ce37" table:formula="of:=getword([.P474];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em ct ekki aa hafa sfg3fn verið ssg tekin sþghfn til ae sérstakrar lveesf ræktunar nvee , , o</text:p>
          </table:table-cell>
          <table:table-cell office:value-type="string" calcext:value-type="string">
            <text:p>1904-LysingHeima-SteindBjorns.txt</text:p>
          </table:table-cell>
          <table:table-cell table:number-columns-repeated="2" office:value-type="string" calcext:value-type="string">
            <text:p>SteindBjorns</text:p>
          </table:table-cell>
          <table:table-cell office:value-type="float" office:value="1904" calcext:value-type="float">
            <text:p>1904</text:p>
          </table:table-cell>
          <table:table-cell office:value-type="float" office:value="1885" calcext:value-type="float">
            <text:p>1885</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None</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1" calcext:value-type="float">
            <text:p>1</text:p>
          </table:table-cell>
          <table:table-cell office:value-type="string" calcext:value-type="string">
            <text:p><text:s text:c="2"/>skiljanlegt lheosf með aþ skynseminni nveþg , , að c svo aa hljóti svg3fn að cn vera sng . . Menn nkfn trúa sfg3fn öllu foheþ því fpheþ í aþ blindni nveþ , , sem ct eitthvað fohen þykir sfg3en undarlegt lhensf og c frábrugðið lhensf </text:p>
          </table:table-cell>
          <table:table-cell table:style-name="ce8" office:value-type="string" calcext:value-type="string">
            <text:p>hinu</text:p>
          </table:table-cell>
          <table:table-cell office:value-type="string" calcext:value-type="string">
            <text:p>faheþ</text:p>
          </table:table-cell>
          <table:table-cell table:style-name="ce8" office:value-type="string" calcext:value-type="string">
            <text:p>eðlilega</text:p>
          </table:table-cell>
          <table:table-cell table:style-name="ce22" office:value-type="string" calcext:value-type="string">
            <text:p>aa</text:p>
          </table:table-cell>
          <table:table-cell table:style-name="ce39" office:value-type="string" calcext:value-type="string">
            <text:p>og</text:p>
          </table:table-cell>
          <table:table-cell table:style-name="ce22" office:value-type="string" calcext:value-type="string">
            <text:p>c</text:p>
          </table:table-cell>
          <table:table-cell office:value-type="string" calcext:value-type="string">
            <text:p>da</text:p>
          </table:table-cell>
          <table:table-cell table:number-columns-repeated="6"/>
          <table:table-cell office:value-type="string" calcext:value-type="string">
            <text:p><text:s/>faheþ eðlilega aa og c almenna lveosf , , án ae þess fphee að cn gefa sng gætur nvfo að aþ hinni gveþ sönnu lveovf trú nveo og c skynseminni nveþg . . Hjátrúin nveng er sfg3en ávallt aa byggð sþgven á aþ röngum lkeþsf grundvelli </text:p>
          </table:table-cell>
          <table:table-cell office:value-type="string" calcext:value-type="string">
            <text:p>1852-HjatruVantru-GunnlBlond.txt</text:p>
          </table:table-cell>
          <table:table-cell table:number-columns-repeated="2" office:value-type="string" calcext:value-type="string">
            <text:p>GunnlBlond</text:p>
          </table:table-cell>
          <table:table-cell office:value-type="float" office:value="1852" calcext:value-type="float">
            <text:p>1852</text:p>
          </table:table-cell>
          <table:table-cell office:value-type="float" office:value="1834" calcext:value-type="float">
            <text:p>1834</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2" calcext:value-type="float">
            <text:p>2</text:p>
          </table:table-cell>
          <table:table-cell office:value-type="string" calcext:value-type="string">
            <text:p><text:s text:c="2"/>upp aa til ae góðra lkfesf siða nkfe og c hegðunar nvee ; ; það fphen er sfg3en með aþ öðrum fohfþ orðum nhfþ : : þau fphfn kenna sfg3fn honum fpkeþ að cn stunda sng hið gheo góða lheovf , , en c hafna sfg3fn </text:p>
          </table:table-cell>
          <table:table-cell table:style-name="ce8" office:value-type="string" calcext:value-type="string">
            <text:p>hinu</text:p>
          </table:table-cell>
          <table:table-cell office:value-type="string" calcext:value-type="string">
            <text:p>faheþ</text:p>
          </table:table-cell>
          <table:table-cell table:style-name="ce8" office:value-type="string" calcext:value-type="string">
            <text:p>illa</text:p>
          </table:table-cell>
          <table:table-cell table:style-name="ce22" office:value-type="string" calcext:value-type="string">
            <text:p>aa</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text:p>
          </table:table-cell>
          <table:table-cell table:number-columns-repeated="6"/>
          <table:table-cell office:value-type="string" calcext:value-type="string">
            <text:p><text:s/>faheþ illa aa . . Þetta faheo gjöra sfg3fn foreldrarnir nkfng af aþ því fpheþ , , að c þau fphfn sjá sfg3fn , , að c hinn gken ungi lkenvf maður nken getur sfg3en ekki aa á ao annan fokeo hátt nkeo verið ssg sjer </text:p>
          </table:table-cell>
          <table:table-cell office:value-type="string" calcext:value-type="string">
            <text:p>1862-ListinLifa-TomBjorns.txt</text:p>
          </table:table-cell>
          <table:table-cell table:number-columns-repeated="2" office:value-type="string" calcext:value-type="string">
            <text:p>TomBjor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Thir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3" calcext:value-type="float">
            <text:p>3</text:p>
          </table:table-cell>
          <table:table-cell office:value-type="string" calcext:value-type="string">
            <text:p><text:s text:c="2"/>um ao , , nfl nheo . . rjettlæti nhfn Guðs nkee-s . . – nhen Guð nken-s er sfg3en rjettlátur lkensf , , það fphen er sfg3en : : hann fpken umbunar nvee hið ghen góða lhenvf og c eflir sfg3en það fpheo en c hegnir sfg3en </text:p>
          </table:table-cell>
          <table:table-cell table:style-name="ce8" office:value-type="string" calcext:value-type="string">
            <text:p>hinu</text:p>
          </table:table-cell>
          <table:table-cell office:value-type="string" calcext:value-type="string">
            <text:p>faheþ</text:p>
          </table:table-cell>
          <table:table-cell table:style-name="ce8" office:value-type="string" calcext:value-type="string">
            <text:p>illa</text:p>
          </table:table-cell>
          <table:table-cell table:style-name="ce22" office:value-type="string" calcext:value-type="string">
            <text:p>aa</text:p>
          </table:table-cell>
          <table:table-cell table:style-name="ce39" office:value-type="string" calcext:value-type="string">
            <text:p>og</text:p>
          </table:table-cell>
          <table:table-cell table:style-name="ce22" office:value-type="string" calcext:value-type="string">
            <text:p>c</text:p>
          </table:table-cell>
          <table:table-cell office:value-type="string" calcext:value-type="string">
            <text:p>da</text:p>
          </table:table-cell>
          <table:table-cell table:number-columns-repeated="6"/>
          <table:table-cell office:value-type="string" calcext:value-type="string">
            <text:p><text:s/>faheþ illa aa og c aptrar lveesf því fpheþ . . – nhfn Þessi fahfn orð nhfn standa sfg3fn í aþ kverinu nheþg , , sem ct jeg e lærði sfg3eþ áður aa en c jeg e var sfg3eþ fermdur sþgken , , og c við ao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4" calcext:value-type="float">
            <text:p>4</text:p>
          </table:table-cell>
          <table:table-cell office:value-type="string" calcext:value-type="string">
            <text:p><text:s text:c="2"/>. . En c nú aa skulum sfg1fn vjer nhen virða sng fyrir aþ oss fp1fþ hinn gkeo síðari lkeovm helming nkeo greinarinnar nveeg : : Guð nken-s er sfg3en rjettlátur lkensf , , o. nhen s. aa frv. aa Guð nken hegnir sfg3en </text:p>
          </table:table-cell>
          <table:table-cell table:style-name="ce8" office:value-type="string" calcext:value-type="string">
            <text:p>hinu</text:p>
          </table:table-cell>
          <table:table-cell office:value-type="string" calcext:value-type="string">
            <text:p>faheþ</text:p>
          </table:table-cell>
          <table:table-cell table:style-name="ce8" office:value-type="string" calcext:value-type="string">
            <text:p>illa</text:p>
          </table:table-cell>
          <table:table-cell table:style-name="ce22" office:value-type="string" calcext:value-type="string">
            <text:p>aa</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text:p>
          </table:table-cell>
          <table:table-cell table:number-columns-repeated="6"/>
          <table:table-cell office:value-type="string" calcext:value-type="string">
            <text:p><text:s/>faheþ illa aa , , – nhen en c sú faven hegning nven er sfg3en ekki aa ávallt aa í aþ því aa fólgin sþgven , , að c hann fpken láti svg3en böl nhen og c bágindi nhfn koma sng yfir ao illgjörðarmennina nkfog hjer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5" calcext:value-type="float">
            <text:p>5</text:p>
          </table:table-cell>
          <table:table-cell office:value-type="string" calcext:value-type="string">
            <text:p><text:s text:c="2"/>um ao að cn greina sng hið gheo fagra lheovf frá aþ hinu gheþ ljóta lheþvf , , hið ghen rjetta lhenvf frá aþ hinu gheþ ranga lheþvf , , kennir sfg3en honum fpkeþ að cn velja sng hið gheo góða lheovf , , en c hafna sng </text:p>
          </table:table-cell>
          <table:table-cell table:style-name="ce8" office:value-type="string" calcext:value-type="string">
            <text:p>hinu</text:p>
          </table:table-cell>
          <table:table-cell office:value-type="string" calcext:value-type="string">
            <text:p>faheþ</text:p>
          </table:table-cell>
          <table:table-cell table:style-name="ce8" office:value-type="string" calcext:value-type="string">
            <text:p>illa</text:p>
          </table:table-cell>
          <table:table-cell table:style-name="ce22" office:value-type="string" calcext:value-type="string">
            <text:p>aa</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text:p>
          </table:table-cell>
          <table:table-cell table:number-columns-repeated="6"/>
          <table:table-cell office:value-type="string" calcext:value-type="string">
            <text:p><text:s/>faheþ illa aa , , kennir sfg3en honum fpkeþ að cn þekkja sng sjálfan fbkeo sig fpkeo , , sem ct mikils lheesf er sfg3en um ao vert lheosf , , og c lagar sfg3en hina gveo ytri lveovm hegðun nveo hans fpkee og c gjörir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6" calcext:value-type="float">
            <text:p>6</text:p>
          </table:table-cell>
          <table:table-cell office:value-type="string" calcext:value-type="string">
            <text:p><text:s/>r lvensf lífið nheng þægilegra lhenvm og c ánægjusamlegra lhenvm . . Aðrir fokfn hafa sfg3fn fylgt ssg þeirri faveþ skoðun nveþ , , að c þekkingarframförin nveng , , er ct fjarlægði sfg3eþ mannkynið nheog meir aam og c meir aam frá aþ </text:p>
          </table:table-cell>
          <table:table-cell table:style-name="ce8" office:value-type="string" calcext:value-type="string">
            <text:p>hinu</text:p>
          </table:table-cell>
          <table:table-cell office:value-type="string" calcext:value-type="string">
            <text:p>faheþ</text:p>
          </table:table-cell>
          <table:table-cell table:style-name="ce8" office:value-type="string" calcext:value-type="string">
            <text:p>upphaflega</text:p>
          </table:table-cell>
          <table:table-cell table:style-name="ce22" office:value-type="string" calcext:value-type="string">
            <text:p>aa</text:p>
          </table:table-cell>
          <table:table-cell table:style-name="ce39" office:value-type="string" calcext:value-type="string">
            <text:p>náttúruástandi</text:p>
          </table:table-cell>
          <table:table-cell table:style-name="ce22" office:value-type="string" calcext:value-type="string">
            <text:p>lkeþof</text:p>
          </table:table-cell>
          <table:table-cell office:value-type="string" calcext:value-type="string">
            <text:p>danGEN</text:p>
          </table:table-cell>
          <table:table-cell table:number-columns-repeated="6"/>
          <table:table-cell office:value-type="string" calcext:value-type="string">
            <text:p><text:s/>faheþ upphaflega aa náttúruástandi lkeþof þess fphee og c gæfi svg3eþ því fpheþ betra lheovm skynbragð nheo á aþ tilverunni nveþg og c tilhögun nveþ náttúrunnar nveeg , , að c hún fpven fjarlægði sfg3eþ það fpheo jafnframt aa meir</text:p>
          </table:table-cell>
          <table:table-cell office:value-type="string" calcext:value-type="string">
            <text:p>1893-ListinLifa-BjornBjarn.txt</text:p>
          </table:table-cell>
          <table:table-cell table:number-columns-repeated="2" office:value-type="string" calcext:value-type="string">
            <text:p>BjornBjarn</text:p>
          </table:table-cell>
          <table:table-cell office:value-type="float" office:value="1893" calcext:value-type="float">
            <text:p>1893</text:p>
          </table:table-cell>
          <table:table-cell office:value-type="float" office:value="1873" calcext:value-type="float">
            <text:p>1873</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7" calcext:value-type="float">
            <text:p>7</text:p>
          </table:table-cell>
          <table:table-cell office:value-type="string" calcext:value-type="string">
            <text:p><text:s text:c="2"/>lkeþof þess fphee og c gæfi svg3eþ því fpheþ betra lheovm skynbragð nheo á aþ tilverunni nveþg og c tilhögun nveþ náttúrunnar nveeg , , að c hún fpven fjarlægði sfg3eþ það fpheo jafnframt aa meir aam og c meir aam frá aþ </text:p>
          </table:table-cell>
          <table:table-cell table:style-name="ce8" office:value-type="string" calcext:value-type="string">
            <text:p>hinu</text:p>
          </table:table-cell>
          <table:table-cell office:value-type="string" calcext:value-type="string">
            <text:p>faheþ</text:p>
          </table:table-cell>
          <table:table-cell table:style-name="ce8" office:value-type="string" calcext:value-type="string">
            <text:p>upphaflega</text:p>
          </table:table-cell>
          <table:table-cell table:style-name="ce22" office:value-type="string" calcext:value-type="string">
            <text:p>aa</text:p>
          </table:table-cell>
          <table:table-cell table:style-name="ce39" office:value-type="string" calcext:value-type="string">
            <text:p>sakleysisástandi</text:p>
          </table:table-cell>
          <table:table-cell table:style-name="ce22" office:value-type="string" calcext:value-type="string">
            <text:p>lkeþof</text:p>
          </table:table-cell>
          <table:table-cell office:value-type="string" calcext:value-type="string">
            <text:p>danGEN</text:p>
          </table:table-cell>
          <table:table-cell table:number-columns-repeated="6"/>
          <table:table-cell office:value-type="string" calcext:value-type="string">
            <text:p><text:s/>faheþ upphaflega aa sakleysisástandi lkeþof þess fphee . . Þessari faveþ síðarnefndu lveþvf skoðun nven fylgdi sfg3eþ Rousseau nxeþ-s , , frægi lkenvf frakkneski nken rithöfundurinn nkeng , , er ct lifði sfg3eþ á aþ 18. ta öld nve</text:p>
          </table:table-cell>
          <table:table-cell office:value-type="string" calcext:value-type="string">
            <text:p>1893-ListinLifa-BjornBjarn.txt</text:p>
          </table:table-cell>
          <table:table-cell table:number-columns-repeated="2" office:value-type="string" calcext:value-type="string">
            <text:p>BjornBjarn</text:p>
          </table:table-cell>
          <table:table-cell office:value-type="float" office:value="1893" calcext:value-type="float">
            <text:p>1893</text:p>
          </table:table-cell>
          <table:table-cell office:value-type="float" office:value="1873" calcext:value-type="float">
            <text:p>1873</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8" calcext:value-type="float">
            <text:p>8</text:p>
          </table:table-cell>
          <table:table-cell office:value-type="string" calcext:value-type="string">
            <text:p><text:s/>heþ meiri lvfþvm framförum nvfþ sem ct þjóðin nveng tekur sfg3en , , því fpheþ fullkomnari lvenvm verður sfg3en hún fpven . . Hann fpken berst sfm3en á aþ móti aþ illum lhfþsf útlendum lhfþsf áhrifum nhfþ , , en c hlynnir sfg3en að aþ </text:p>
          </table:table-cell>
          <table:table-cell table:style-name="ce8" office:value-type="string" calcext:value-type="string">
            <text:p>hinu</text:p>
          </table:table-cell>
          <table:table-cell office:value-type="string" calcext:value-type="string">
            <text:p>faheþ</text:p>
          </table:table-cell>
          <table:table-cell table:style-name="ce8" office:value-type="string" calcext:value-type="string">
            <text:p>þjóðlega</text:p>
          </table:table-cell>
          <table:table-cell table:style-name="ce22" office:value-type="string" calcext:value-type="string">
            <text:p>aa</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n</text:p>
          </table:table-cell>
          <table:table-cell table:number-columns-repeated="6"/>
          <table:table-cell office:value-type="string" calcext:value-type="string">
            <text:p><text:s/>faheþ þjóðlega aa . . Sönn lvensf og c rétt lvensf þjóðernistilfinning nven lýsir sfg3en sér fpveþ því fpheþ í ao ást nveo á aþ þjóðerninu nheþg og c landinu nheþg , , trú nveþ á aþ framtíð nveþ landsins nheeg og c virðingu nveo f</text:p>
          </table:table-cell>
          <table:table-cell office:value-type="string" calcext:value-type="string">
            <text:p>1903-ThjodFramtid-JonKrist.txt</text:p>
          </table:table-cell>
          <table:table-cell table:number-columns-repeated="2" office:value-type="string" calcext:value-type="string">
            <text:p>JonKrist</text:p>
          </table:table-cell>
          <table:table-cell office:value-type="float" office:value="1903" calcext:value-type="float">
            <text:p>1903</text:p>
          </table:table-cell>
          <table:table-cell office:value-type="float" office:value="1885" calcext:value-type="float">
            <text:p>1885</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9" calcext:value-type="float">
            <text:p>9</text:p>
          </table:table-cell>
          <table:table-cell office:value-type="string" calcext:value-type="string">
            <text:p><text:s text:c="2"/>nheng til ae guðs nkee er sfg3en sú faven fasta nven og c örugga lveosf sannfæring nven , , að c guð nken stjórni svg3en heiminum nkeþg með aþ speki nveþ og c gæðsku nveþ , , og c leiði nhen allt fohen að aþ </text:p>
          </table:table-cell>
          <table:table-cell table:style-name="ce8" office:value-type="string" calcext:value-type="string">
            <text:p>hinu</text:p>
          </table:table-cell>
          <table:table-cell office:value-type="string" calcext:value-type="string">
            <text:p>faheþ</text:p>
          </table:table-cell>
          <table:table-cell table:style-name="ce8" office:value-type="string" calcext:value-type="string">
            <text:p>bezta</text:p>
          </table:table-cell>
          <table:table-cell table:style-name="ce22" office:value-type="string" calcext:value-type="string">
            <text:p>lheþve</text:p>
          </table:table-cell>
          <table:table-cell table:style-name="ce39" office:value-type="string" calcext:value-type="string">
            <text:p>miði</text:p>
          </table:table-cell>
          <table:table-cell table:style-name="ce22" office:value-type="string" calcext:value-type="string">
            <text:p>nken</text:p>
          </table:table-cell>
          <table:table-cell office:value-type="string" calcext:value-type="string">
            <text:p>dan</text:p>
          </table:table-cell>
          <table:table-cell table:number-columns-repeated="6"/>
          <table:table-cell office:value-type="string" calcext:value-type="string">
            <text:p><text:s/>faheþ bezta lheþve miði nken , , bæði c hið ghen einstaka lhenof og c hið ghen gjörvalla lvenvf . . Það fphen er sfg3en þessi faven sannfæring nven , , sem ct veitir sfg3en mönnum nkfþ ósigranlegt lhensf hugrekki nhen , , gjörir s</text:p>
          </table:table-cell>
          <table:table-cell office:value-type="string" calcext:value-type="string">
            <text:p>1855-HjatruVantru-DavGudm.txt</text:p>
          </table:table-cell>
          <table:table-cell table:number-columns-repeated="2" office:value-type="string" calcext:value-type="string">
            <text:p>DavGudm</text:p>
          </table:table-cell>
          <table:table-cell office:value-type="float" office:value="1855" calcext:value-type="float">
            <text:p>1855</text:p>
          </table:table-cell>
          <table:table-cell office:value-type="float" office:value="1834" calcext:value-type="float">
            <text:p>1834</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0" calcext:value-type="float">
            <text:p>10</text:p>
          </table:table-cell>
          <table:table-cell office:value-type="string" calcext:value-type="string">
            <text:p><text:s text:c="2"/>líkama nkeþ og c sálu nveþ mannsins nkeeg . . Ekkert fohen er sfg3en eins aa hressandi lkeeof og c að cn ganga sng út aa í aþ góðu lheþsf veðri nheþ snemma ae morguns nkee sumardag nkeo , , anda nkeþ að c sjer nkeo </text:p>
          </table:table-cell>
          <table:table-cell table:style-name="ce8" office:value-type="string" calcext:value-type="string">
            <text:p>hinu</text:p>
          </table:table-cell>
          <table:table-cell office:value-type="string" calcext:value-type="string">
            <text:p>faheþ</text:p>
          </table:table-cell>
          <table:table-cell table:style-name="ce8" office:value-type="string" calcext:value-type="string">
            <text:p>hreina</text:p>
          </table:table-cell>
          <table:table-cell table:style-name="ce22" office:value-type="string" calcext:value-type="string">
            <text:p>lheþvf</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an</text:p>
          </table:table-cell>
          <table:table-cell table:number-columns-repeated="6"/>
          <table:table-cell office:value-type="string" calcext:value-type="string">
            <text:p><text:s/>faheþ hreina lheþvf , , nærandi lheþof morgunlopti nheþ og c njóta sng svo aa þeirrar favee unaðsmiklu lveevf sjónar nvee að cn sjá sng hina gveo upprennandi lveoof sól nveo senda sng sína fekfo fyrstu lkfove geisla nkfo yfir ao f</text:p>
          </table:table-cell>
          <table:table-cell office:value-type="string" calcext:value-type="string">
            <text:p>1889-ListinLifa-KristKrist.txt</text:p>
          </table:table-cell>
          <table:table-cell table:number-columns-repeated="2" office:value-type="string" calcext:value-type="string">
            <text:p>KristKrist</text:p>
          </table:table-cell>
          <table:table-cell office:value-type="float" office:value="1889" calcext:value-type="float">
            <text:p>1889</text:p>
          </table:table-cell>
          <table:table-cell office:value-type="float" office:value="1870" calcext:value-type="float">
            <text:p>1870</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1" calcext:value-type="float">
            <text:p>11</text:p>
          </table:table-cell>
          <table:table-cell office:value-type="string" calcext:value-type="string">
            <text:p><text:s text:c="2"/>nhfþg ; ; vitaskuld aa er sfg3en það fphen , , að c dýrin nhfng hafa sfg3fn og c einskonar lhenof mál nhen , , en c það fphen er sfg3en svo aa ófullkomið lhensf , , að c það fphen líkist sfm3en í aþ engu foheþ </text:p>
          </table:table-cell>
          <table:table-cell table:style-name="ce8" office:value-type="string" calcext:value-type="string">
            <text:p>hinu</text:p>
          </table:table-cell>
          <table:table-cell office:value-type="string" calcext:value-type="string">
            <text:p>faheþ</text:p>
          </table:table-cell>
          <table:table-cell table:style-name="ce8" office:value-type="string" calcext:value-type="string">
            <text:p>fullkomna</text:p>
          </table:table-cell>
          <table:table-cell table:style-name="ce22" office:value-type="string" calcext:value-type="string">
            <text:p>lveosf</text:p>
          </table:table-cell>
          <table:table-cell table:style-name="ce39" office:value-type="string" calcext:value-type="string">
            <text:p>og</text:p>
          </table:table-cell>
          <table:table-cell table:style-name="ce22" office:value-type="string" calcext:value-type="string">
            <text:p>c</text:p>
          </table:table-cell>
          <table:table-cell office:value-type="string" calcext:value-type="string">
            <text:p>daanGEN</text:p>
          </table:table-cell>
          <table:table-cell table:number-columns-repeated="6"/>
          <table:table-cell office:value-type="string" calcext:value-type="string">
            <text:p><text:s/>faheþ fullkomna lveosf og c aðdáunarverða lheþvf máli nheþ mannsins nkeeg . . Með aþ málinu nheþg geta sfg3fn menn nkfn látið ssg í aþ ljósi nheþ hinar gvfo margbreyttustu lvfove hugsanir nvfo sínar fevfo og c tilfinningar nvfo . </text:p>
          </table:table-cell>
          <table:table-cell office:value-type="string" calcext:value-type="string">
            <text:p>1893-ListinLifa-ThorvThorv.txt</text:p>
          </table:table-cell>
          <table:table-cell table:number-columns-repeated="2" office:value-type="string" calcext:value-type="string">
            <text:p>ThorvThorv</text:p>
          </table:table-cell>
          <table:table-cell office:value-type="float" office:value="1893" calcext:value-type="float">
            <text:p>1893</text:p>
          </table:table-cell>
          <table:table-cell office:value-type="float" office:value="1863" calcext:value-type="float">
            <text:p>1863</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5" calcext:value-type="float">
            <text:p>15</text:p>
          </table:table-cell>
          <table:table-cell office:value-type="string" calcext:value-type="string">
            <text:p><text:s text:c="2"/>fokfþ mönnum nkfþ óháðir lkfnsf að c svo aa miklu lheþsf leyti nheþ , , sem ct unnt lhensf er sfg3en . . Þetta fahen kemur sfg3en þegar c fram aa hjá aþ börnunum nhfþg . . Öll foven skerðing nven á aþ frjálsræði nheþ mannsins nkeeg </text:p>
          </table:table-cell>
          <table:table-cell table:style-name="ce8" office:value-type="string" calcext:value-type="string">
            <text:p>hinu</text:p>
          </table:table-cell>
          <table:table-cell office:value-type="string" calcext:value-type="string">
            <text:p>faheþ</text:p>
          </table:table-cell>
          <table:table-cell table:style-name="ce8" office:value-type="string" calcext:value-type="string">
            <text:p>rjetta</text:p>
          </table:table-cell>
          <table:table-cell table:style-name="ce22" office:value-type="string" calcext:value-type="string">
            <text:p>nven</text:p>
          </table:table-cell>
          <table:table-cell table:style-name="ce39" office:value-type="string" calcext:value-type="string">
            <text:p>dregur</text:p>
          </table:table-cell>
          <table:table-cell table:style-name="ce22" office:value-type="string" calcext:value-type="string">
            <text:p>sfg3en</text:p>
          </table:table-cell>
          <table:table-cell office:value-type="string" calcext:value-type="string">
            <text:p>da</text:p>
          </table:table-cell>
          <table:table-cell table:number-columns-repeated="6"/>
          <table:table-cell office:value-type="string" calcext:value-type="string">
            <text:p><text:s/>faheþ rjetta nven dregur sfg3en úr aþ sælu nveþ hans fpkee , , eða c gjörir sfg3en hann fpken eigi svg3en eins aa ánægðan lkeosf með ao lífið nheog . . En c sá sfg3eþ , , sem ct verður sfg3en að cn leita </text:p>
          </table:table-cell>
          <table:table-cell office:value-type="string" calcext:value-type="string">
            <text:p>1881-ListinLifa-GudmMagn.txt</text:p>
          </table:table-cell>
          <table:table-cell table:number-columns-repeated="2" office:value-type="string" calcext:value-type="string">
            <text:p>GudmMagn</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Excellen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6" calcext:value-type="float">
            <text:p>16</text:p>
          </table:table-cell>
          <table:table-cell office:value-type="string" calcext:value-type="string">
            <text:p><text:s text:c="2"/>eigi svg3fn einungis aa af aþ ótta nkeþ fyrir ao refsingu nveo , , heldur c og c af aþ ótta nkeþ fyrir aþ því fpheþ , , að c sjer nhen gefizt sfm3eþ síður lkensf kostur nken á sfg3en að cn beita sng </text:p>
          </table:table-cell>
          <table:table-cell table:style-name="ce8" office:value-type="string" calcext:value-type="string">
            <text:p>hinu</text:p>
          </table:table-cell>
          <table:table-cell office:value-type="string" calcext:value-type="string">
            <text:p>faheþ</text:p>
          </table:table-cell>
          <table:table-cell table:style-name="ce8" office:value-type="string" calcext:value-type="string">
            <text:p>sanna</text:p>
          </table:table-cell>
          <table:table-cell table:style-name="ce22" office:value-type="string" calcext:value-type="string">
            <text:p>sfg3fn</text:p>
          </table:table-cell>
          <table:table-cell table:style-name="ce39" office:value-type="string" calcext:value-type="string">
            <text:p>hugarfari</text:p>
          </table:table-cell>
          <table:table-cell table:style-name="ce22" office:value-type="string" calcext:value-type="string">
            <text:p>nheþ</text:p>
          </table:table-cell>
          <table:table-cell office:value-type="string" calcext:value-type="string">
            <text:p>danPOSS</text:p>
          </table:table-cell>
          <table:table-cell table:number-columns-repeated="6"/>
          <table:table-cell office:value-type="string" calcext:value-type="string">
            <text:p><text:s/>faheþ sanna sfg3fn hugarfari nheþ sínu feheþ , , ef c þeir fpkfn eigi aa fá sfg3fn dulið ssg það fpheo . . Hvorttveggja fohen þetta fahen er sfg3en ótti nken fyrir aþ mönnum nkfþ . . Glæpamaðurinn nkeng reynir sfg3en af aþ sömu fb</text:p>
          </table:table-cell>
          <table:table-cell office:value-type="string" calcext:value-type="string">
            <text:p>1874-Manngerdir-GestPals.txt</text:p>
          </table:table-cell>
          <table:table-cell table:number-columns-repeated="2" office:value-type="string" calcext:value-type="string">
            <text:p>GestPals</text:p>
          </table:table-cell>
          <table:table-cell office:value-type="float" office:value="1874" calcext:value-type="float">
            <text:p>1874</text:p>
          </table:table-cell>
          <table:table-cell office:value-type="float" office:value="1852" calcext:value-type="float">
            <text:p>1852</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7" calcext:value-type="float">
            <text:p>17</text:p>
          </table:table-cell>
          <table:table-cell office:value-type="string" calcext:value-type="string">
            <text:p><text:s text:c="2"/>aa móti aa . . Lífið nheng uppi aa í aþ sveitum nvfþ er sfg3en líka aa töluvert aa tilbreytingarminna lhenvm en c við ao sjóinn nkeog og c einkum aa í aþ kaupstöðunum nkfþg , , því fpheþ að c þar aa eru sfg3fn </text:p>
          </table:table-cell>
          <table:table-cell table:style-name="ce8" office:value-type="string" calcext:value-type="string">
            <text:p>hin</text:p>
          </table:table-cell>
          <table:table-cell office:value-type="string" calcext:value-type="string">
            <text:p>fahfn</text:p>
          </table:table-cell>
          <table:table-cell table:style-name="ce8" office:value-type="string" calcext:value-type="string">
            <text:p>sömu</text:p>
          </table:table-cell>
          <table:table-cell table:style-name="ce22" office:value-type="string" calcext:value-type="string">
            <text:p>fbhfn</text:p>
          </table:table-cell>
          <table:table-cell table:style-name="ce39" office:value-type="string" calcext:value-type="string">
            <text:p>verk</text:p>
          </table:table-cell>
          <table:table-cell table:style-name="ce22" office:value-type="string" calcext:value-type="string">
            <text:p>nhfn</text:p>
          </table:table-cell>
          <table:table-cell office:value-type="string" calcext:value-type="string">
            <text:p>dan</text:p>
          </table:table-cell>
          <table:table-cell table:number-columns-repeated="6"/>
          <table:table-cell office:value-type="string" calcext:value-type="string">
            <text:p><text:s/>fahfn sömu fbhfn verk nhfn ávallt aa unnin sþgven dag nkeo eptir sfg3en dag nkeo , , en c þrátt aa fyrir ao það fpheo er sfg3en engu foheþ síður aam sveitalífið nheng þægilegt lhensf að aþ mörgu lheþsf leyti nheþ . . Þegar c </text:p>
          </table:table-cell>
          <table:table-cell office:value-type="string" calcext:value-type="string">
            <text:p>1897-Sumarleyfi-EinArn.txt</text:p>
          </table:table-cell>
          <table:table-cell table:number-columns-repeated="2" office:value-type="string" calcext:value-type="string">
            <text:p>EinArn</text:p>
          </table:table-cell>
          <table:table-cell office:value-type="float" office:value="1897" calcext:value-type="float">
            <text:p>1897</text:p>
          </table:table-cell>
          <table:table-cell office:value-type="float" office:value="1880" calcext:value-type="float">
            <text:p>1880</text:p>
          </table:table-cell>
          <table:table-cell office:value-type="float" office:value="17" calcext:value-type="float">
            <text:p>17</text:p>
          </table:table-cell>
          <table:table-cell office:value-type="float" office:value="1" calcext:value-type="float">
            <text:p>1</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8" calcext:value-type="float">
            <text:p>18</text:p>
          </table:table-cell>
          <table:table-cell office:value-type="string" calcext:value-type="string">
            <text:p><text:s/>in gven almenna lvenvf saga nven hefur sfg3en fyrir ao mannkynið nheog í aþ heild nveþ sinni feveþ , , hefur sfg3en hún fpven engu foheþ minna lheovm gildi nheo fyrir ao hinar gvfo einstöku lvfoof þjóðir nvfo . . Ennþá aa gilda sfg3fn </text:p>
          </table:table-cell>
          <table:table-cell table:style-name="ce8" office:value-type="string" calcext:value-type="string">
            <text:p>hin</text:p>
          </table:table-cell>
          <table:table-cell office:value-type="string" calcext:value-type="string">
            <text:p>fahfn</text:p>
          </table:table-cell>
          <table:table-cell table:style-name="ce8" office:value-type="string" calcext:value-type="string">
            <text:p>sömu</text:p>
          </table:table-cell>
          <table:table-cell table:style-name="ce22" office:value-type="string" calcext:value-type="string">
            <text:p>fbhfn</text:p>
          </table:table-cell>
          <table:table-cell table:style-name="ce39" office:value-type="string" calcext:value-type="string">
            <text:p>allsherjarlög</text:p>
          </table:table-cell>
          <table:table-cell table:style-name="ce22" office:value-type="string" calcext:value-type="string">
            <text:p>nhfn</text:p>
          </table:table-cell>
          <table:table-cell office:value-type="string" calcext:value-type="string">
            <text:p>dan</text:p>
          </table:table-cell>
          <table:table-cell table:number-columns-repeated="6"/>
          <table:table-cell office:value-type="string" calcext:value-type="string">
            <text:p><text:s/>fahfn sömu fbhfn allsherjarlög nhfn , , sem ct rjeðu sfg3fþ þegar c fyrst aae fara sfg3fn sögur nvfn af aþ viðvíkjandi lkeþof heill lkensf og c þroska nkeo þjóðanna nvfeg . . Ósjerplægni nveo , , ættjarðarást nven og c siðvendni nv</text:p>
          </table:table-cell>
          <table:table-cell office:value-type="string" calcext:value-type="string">
            <text:p>1906-Vidauki-SigNord.txt</text:p>
          </table:table-cell>
          <table:table-cell table:number-columns-repeated="2" office:value-type="string" calcext:value-type="string">
            <text:p>SigNord</text:p>
          </table:table-cell>
          <table:table-cell office:value-type="float" office:value="1906" calcext:value-type="float">
            <text:p>1906</text:p>
          </table:table-cell>
          <table:table-cell office:value-type="float" office:value="1886" calcext:value-type="float">
            <text:p>1886</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9" calcext:value-type="float">
            <text:p>19</text:p>
          </table:table-cell>
          <table:table-cell office:value-type="string" calcext:value-type="string">
            <text:p><text:s text:c="2"/>nvee sinnar fevee ; ; þannig aa leiddist sfm3eþ hann fpken smámsaman aa út aa í aa svall lkensf og c óreglu nveo . . Heilsa sng hans fpkee tók sfg3eþ að cn versna sng og c líkamskraptar lvfnsf að cn hrörna sng , , því fpheþ </text:p>
          </table:table-cell>
          <table:table-cell table:style-name="ce8" office:value-type="string" calcext:value-type="string">
            <text:p>hin</text:p>
          </table:table-cell>
          <table:table-cell office:value-type="string" calcext:value-type="string">
            <text:p>fahfn</text:p>
          </table:table-cell>
          <table:table-cell table:style-name="ce8" office:value-type="string" calcext:value-type="string">
            <text:p>styrkjandi</text:p>
          </table:table-cell>
          <table:table-cell table:style-name="ce22" office:value-type="string" calcext:value-type="string">
            <text:p>lhfnof</text:p>
          </table:table-cell>
          <table:table-cell table:style-name="ce39" office:value-type="string" calcext:value-type="string">
            <text:p>og</text:p>
          </table:table-cell>
          <table:table-cell table:style-name="ce22" office:value-type="string" calcext:value-type="string">
            <text:p>c</text:p>
          </table:table-cell>
          <table:table-cell office:value-type="string" calcext:value-type="string">
            <text:p>daan</text:p>
          </table:table-cell>
          <table:table-cell table:number-columns-repeated="6"/>
          <table:table-cell office:value-type="string" calcext:value-type="string">
            <text:p><text:s/>fahfn styrkjandi lhfnof og c holla lveosf vinna sfg3fn hjelt lheosf þeim fphfþ ekki aa lengur aam við aa . . Traust lvensf manna nkfe til ae hans fpkee fór sfg3eþ minnkandi lkfnof eptir lkfnsf því faheþ sem ct meir aam fór sfg3</text:p>
          </table:table-cell>
          <table:table-cell office:value-type="string" calcext:value-type="string">
            <text:p>1886-Freistingar-StefStef.txt</text:p>
          </table:table-cell>
          <table:table-cell table:number-columns-repeated="2" office:value-type="string" calcext:value-type="string">
            <text:p>StefStef</text:p>
          </table:table-cell>
          <table:table-cell office:value-type="float" office:value="1886" calcext:value-type="float">
            <text:p>1886</text:p>
          </table:table-cell>
          <table:table-cell office:value-type="float" office:value="1864" calcext:value-type="float">
            <text:p>1864</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21" calcext:value-type="float">
            <text:p>21</text:p>
          </table:table-cell>
          <table:table-cell office:value-type="string" calcext:value-type="string">
            <text:p><text:s/>3fþ líkamsíþróttum nvfþ , , sem ct tíðkaðar sþgvfn eru sfg3fn hjer lhfnsf á aþ landi nheþ , , og c sýnið sfg2fn fram aa á ao það faheo gagn nheo sem ct af aþ þeim fphfþ getur sfg3en leitt ssg ( ( 1895 ta ) ) Ein lvensf </text:p>
          </table:table-cell>
          <table:table-cell table:style-name="ce8" office:value-type="string" calcext:value-type="string">
            <text:p>hin</text:p>
          </table:table-cell>
          <table:table-cell office:value-type="string" calcext:value-type="string">
            <text:p>fahfn</text:p>
          </table:table-cell>
          <table:table-cell table:style-name="ce8" office:value-type="string" calcext:value-type="string">
            <text:p>helzta</text:p>
          </table:table-cell>
          <table:table-cell table:style-name="ce22" office:value-type="string" calcext:value-type="string">
            <text:p>sfg3fn</text:p>
          </table:table-cell>
          <table:table-cell table:style-name="ce39" office:value-type="string" calcext:value-type="string">
            <text:p>af</text:p>
          </table:table-cell>
          <table:table-cell table:style-name="ce22" office:value-type="string" calcext:value-type="string">
            <text:p>aþ</text:p>
          </table:table-cell>
          <table:table-cell office:value-type="string" calcext:value-type="string">
            <text:p>qda</text:p>
          </table:table-cell>
          <table:table-cell table:number-columns-repeated="6"/>
          <table:table-cell office:value-type="string" calcext:value-type="string">
            <text:p><text:s/>fahfn helzta sfg3fn af aþ líkamsíþróttum nvfþ þeim fpvfþ , , sem ct tíðkaðar sþgvfn eru sfg3fn hjer lhfnsf á aþ landi nheþ eru sfg3fn glímurnar nvfng . . Glímur nvfn hafa sfg3fn löngum aa verið ssg tíðkaðar sfg3en hjer nhen á </text:p>
          </table:table-cell>
          <table:table-cell office:value-type="string" calcext:value-type="string">
            <text:p>1895-IthrottirLeikir-GudmBen.txt</text:p>
          </table:table-cell>
          <table:table-cell table:number-columns-repeated="2" office:value-type="string" calcext:value-type="string">
            <text:p>GudmBen</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22" calcext:value-type="float">
            <text:p>22</text:p>
          </table:table-cell>
          <table:table-cell office:value-type="string" calcext:value-type="string">
            <text:p><text:s text:c="2"/>og c mismunandi lveoof ; ; væri svg3eþ því aa eigi svg3en auðgert lhensf , , að cn telja sng þau fphfo öll fohfo upp aa í aþ fljótu lheþsf bragði nheþ , , en c yfir ao höfuð nheo að cn tala sng eru sfg3fn </text:p>
          </table:table-cell>
          <table:table-cell table:style-name="ce8" office:value-type="string" calcext:value-type="string">
            <text:p>hin</text:p>
          </table:table-cell>
          <table:table-cell office:value-type="string" calcext:value-type="string">
            <text:p>fahfn</text:p>
          </table:table-cell>
          <table:table-cell table:style-name="ce8" office:value-type="string" calcext:value-type="string">
            <text:p>helztu</text:p>
          </table:table-cell>
          <table:table-cell table:style-name="ce22" office:value-type="string" calcext:value-type="string">
            <text:p>sfg3fþ</text:p>
          </table:table-cell>
          <table:table-cell table:style-name="ce39" office:value-type="string" calcext:value-type="string">
            <text:p>þeirra</text:p>
          </table:table-cell>
          <table:table-cell table:style-name="ce22" office:value-type="string" calcext:value-type="string">
            <text:p>fphfe</text:p>
          </table:table-cell>
          <table:table-cell office:value-type="string" calcext:value-type="string">
            <text:p>daGEN</text:p>
          </table:table-cell>
          <table:table-cell table:number-columns-repeated="6"/>
          <table:table-cell office:value-type="string" calcext:value-type="string">
            <text:p><text:s/>fahfn helztu sfg3fþ þeirra fphfe kunn lhfnsf víðast aae um ao heiminn nkeog , , svo aa að c hægt lhensf er sfg3en að cn fá sng stutt lheosf yfirlit nheo yfir ao þau fphfo . . Aðallega aa virðist sfm3en mega sng skipta </text:p>
          </table:table-cell>
          <table:table-cell office:value-type="string" calcext:value-type="string">
            <text:p>1900-ThjodFramtid-PallSveins.txt</text:p>
          </table:table-cell>
          <table:table-cell table:number-columns-repeated="2" office:value-type="string" calcext:value-type="string">
            <text:p>PallSveins</text:p>
          </table:table-cell>
          <table:table-cell office:value-type="float" office:value="1900" calcext:value-type="float">
            <text:p>1900</text:p>
          </table:table-cell>
          <table:table-cell office:value-type="float" office:value="1878" calcext:value-type="float">
            <text:p>1878</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24" calcext:value-type="float">
            <text:p>24</text:p>
          </table:table-cell>
          <table:table-cell office:value-type="string" calcext:value-type="string">
            <text:p><text:s text:c="2"/>fahen er sfg3en nú aa þannig aa meðal ae mannanna nkfeg , , þá aa má sfg3en af aþ því fpheþ ráða sng , , að c maðurinn nkeng , , sem ct eptir sfg3en guðs nkee boði1 nhen er sfg3en skipaður sþgken yfir ao </text:p>
          </table:table-cell>
          <table:table-cell table:style-name="ce8" office:value-type="string" calcext:value-type="string">
            <text:p>hin</text:p>
          </table:table-cell>
          <table:table-cell office:value-type="string" calcext:value-type="string">
            <text:p>fahfo</text:p>
          </table:table-cell>
          <table:table-cell table:style-name="ce8" office:value-type="string" calcext:value-type="string">
            <text:p>önnur</text:p>
          </table:table-cell>
          <table:table-cell table:style-name="ce22" office:value-type="string" calcext:value-type="string">
            <text:p>fohfo</text:p>
          </table:table-cell>
          <table:table-cell table:style-name="ce39" office:value-type="string" calcext:value-type="string">
            <text:p>dýr</text:p>
          </table:table-cell>
          <table:table-cell table:style-name="ce22" office:value-type="string" calcext:value-type="string">
            <text:p>nhfo</text:p>
          </table:table-cell>
          <table:table-cell office:value-type="string" calcext:value-type="string">
            <text:p>dqn</text:p>
          </table:table-cell>
          <table:table-cell table:number-columns-repeated="6"/>
          <table:table-cell office:value-type="string" calcext:value-type="string">
            <text:p><text:s/>fahfo önnur fohfo dýr nhfo , , hafi svg3en einhverjar fovfn skyldur nvfn gagnvart aþ þessum fahfþ undirdýrum nhfþ sínum fehfþ . . Þá aa er sfg3en að cn minnast snm á aa , , hverjar fsvfn þessar favfn skyldur nvfn eru sfg3fn , , eða</text:p>
          </table:table-cell>
          <table:table-cell office:value-type="string" calcext:value-type="string">
            <text:p>1881-MedferdDyra-ValtGudm.txt</text:p>
          </table:table-cell>
          <table:table-cell table:number-columns-repeated="2" office:value-type="string" calcext:value-type="string">
            <text:p>ValtGudm</text:p>
          </table:table-cell>
          <table:table-cell office:value-type="float" office:value="1881" calcext:value-type="float">
            <text:p>1881</text:p>
          </table:table-cell>
          <table:table-cell office:value-type="float" office:value="1860" calcext:value-type="float">
            <text:p>1860</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25" calcext:value-type="float">
            <text:p>25</text:p>
          </table:table-cell>
          <table:table-cell office:value-type="string" calcext:value-type="string">
            <text:p><text:s text:c="2"/>c einhverjum fovfþ öðrum fovfþ ástæðum nvfþ getur sfg3en ekki aa farið ssg harðara lheovm , , þá aa er sfg3en það fphen misþyrming nven eða c honum fpkeþ er sfg3en misþyrmt sþghen . . Slíkt fbhen verður sfg3en og c með ao </text:p>
          </table:table-cell>
          <table:table-cell table:style-name="ce8" office:value-type="string" calcext:value-type="string">
            <text:p>hin</text:p>
          </table:table-cell>
          <table:table-cell office:value-type="string" calcext:value-type="string">
            <text:p>fahfo</text:p>
          </table:table-cell>
          <table:table-cell table:style-name="ce8" office:value-type="string" calcext:value-type="string">
            <text:p>önnur</text:p>
          </table:table-cell>
          <table:table-cell table:style-name="ce22" office:value-type="string" calcext:value-type="string">
            <text:p>fohfo</text:p>
          </table:table-cell>
          <table:table-cell table:style-name="ce39" office:value-type="string" calcext:value-type="string">
            <text:p>atriði</text:p>
          </table:table-cell>
          <table:table-cell table:style-name="ce22" office:value-type="string" calcext:value-type="string">
            <text:p>nhfo</text:p>
          </table:table-cell>
          <table:table-cell office:value-type="string" calcext:value-type="string">
            <text:p>dqn</text:p>
          </table:table-cell>
          <table:table-cell table:number-columns-repeated="6"/>
          <table:table-cell office:value-type="string" calcext:value-type="string">
            <text:p><text:s/>fahfo önnur fohfo atriði nhfo , , að c meðferð nven dýranna nhfeg verður sfg3en að cn vera sng komin sþgven undir aa og c löguð lhfnsf eptir sfg2eþ eðli nhfn þeirra fphfe sjálfra fbkfe , , því fpheþ það fahen , , sem ct á aþ </text:p>
          </table:table-cell>
          <table:table-cell office:value-type="string" calcext:value-type="string">
            <text:p>1881-MedferdDyra-ValtGudm.txt</text:p>
          </table:table-cell>
          <table:table-cell table:number-columns-repeated="2" office:value-type="string" calcext:value-type="string">
            <text:p>ValtGudm</text:p>
          </table:table-cell>
          <table:table-cell office:value-type="float" office:value="1881" calcext:value-type="float">
            <text:p>1881</text:p>
          </table:table-cell>
          <table:table-cell office:value-type="float" office:value="1860" calcext:value-type="float">
            <text:p>1860</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26" calcext:value-type="float">
            <text:p>26</text:p>
          </table:table-cell>
          <table:table-cell office:value-type="string" calcext:value-type="string">
            <text:p><text:s/>Skyldur nvfo mannanna nkfeg að aþ því fpheþ er ct snertir sfg3en meðferð nveo dýranna nhfeg ( ( 1881 ta ) ) Vjer nkeo vitum sfg1fn allir fokfn , , að c í aþ </text:p>
          </table:table-cell>
          <table:table-cell table:style-name="ce8" office:value-type="string" calcext:value-type="string">
            <text:p>hinum</text:p>
          </table:table-cell>
          <table:table-cell office:value-type="string" calcext:value-type="string">
            <text:p>fahfþ</text:p>
          </table:table-cell>
          <table:table-cell table:style-name="ce8" office:value-type="string" calcext:value-type="string">
            <text:p>kristilega</text:p>
          </table:table-cell>
          <table:table-cell table:style-name="ce22" office:value-type="string" calcext:value-type="string">
            <text:p>aa</text:p>
          </table:table-cell>
          <table:table-cell table:style-name="ce39" office:value-type="string" calcext:value-type="string">
            <text:p>trúarlærdómi</text:p>
          </table:table-cell>
          <table:table-cell table:style-name="ce22" office:value-type="string" calcext:value-type="string">
            <text:p>nkeþ</text:p>
          </table:table-cell>
          <table:table-cell office:value-type="string" calcext:value-type="string">
            <text:p>dan</text:p>
          </table:table-cell>
          <table:table-cell table:number-columns-repeated="6"/>
          <table:table-cell office:value-type="string" calcext:value-type="string">
            <text:p><text:s/>fahfþ kristilega aa trúarlærdómi nkeþ er sfg3en kennt sþghen , , að c þeir fakfn menn nkfn , , sem ct eru sfg3fn skipaðir sþgkfn yfir ao aðra fokfo menn nkfo , , hafi svg3en ýmsar fovfn skyldur nvfn gagnvart aþ þeim fphfþ sem ct </text:p>
          </table:table-cell>
          <table:table-cell office:value-type="string" calcext:value-type="string">
            <text:p>1881-MedferdDyra-ValtGudm.txt</text:p>
          </table:table-cell>
          <table:table-cell table:number-columns-repeated="2" office:value-type="string" calcext:value-type="string">
            <text:p>ValtGudm</text:p>
          </table:table-cell>
          <table:table-cell office:value-type="float" office:value="1881" calcext:value-type="float">
            <text:p>1881</text:p>
          </table:table-cell>
          <table:table-cell office:value-type="float" office:value="1860" calcext:value-type="float">
            <text:p>1860</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28" calcext:value-type="float">
            <text:p>28</text:p>
          </table:table-cell>
          <table:table-cell office:value-type="string" calcext:value-type="string">
            <text:p><text:s text:c="2"/>aþ öllu foheþ ; ; á ao sumrin nhfog eru sfg3fn allir fokfn önnum nvfþ kafnir sþgkfn við ao vinnu nveo sína feveo bæði c á aþ sjó nkeþ og c landi nheþ , , því fpheþ lítið aa verður sfg3en gjört sþghen á aþ </text:p>
          </table:table-cell>
          <table:table-cell table:style-name="ce8" office:value-type="string" calcext:value-type="string">
            <text:p>hinum</text:p>
          </table:table-cell>
          <table:table-cell office:value-type="string" calcext:value-type="string">
            <text:p>fahfþ</text:p>
          </table:table-cell>
          <table:table-cell table:style-name="ce8" office:value-type="string" calcext:value-type="string">
            <text:p>langa</text:p>
          </table:table-cell>
          <table:table-cell table:style-name="ce22" office:value-type="string" calcext:value-type="string">
            <text:p>aa</text:p>
          </table:table-cell>
          <table:table-cell table:style-name="ce39" office:value-type="string" calcext:value-type="string">
            <text:p>vetri</text:p>
          </table:table-cell>
          <table:table-cell table:style-name="ce22" office:value-type="string" calcext:value-type="string">
            <text:p>nkeþ</text:p>
          </table:table-cell>
          <table:table-cell office:value-type="string" calcext:value-type="string">
            <text:p>dan</text:p>
          </table:table-cell>
          <table:table-cell table:number-columns-repeated="6"/>
          <table:table-cell office:value-type="string" calcext:value-type="string">
            <text:p><text:s/>fahfþ langa aa vetri nkeþ ; ; veturinn nkeng verður sfg3en því aa hjá aþ mörgum lhfþsf eins aa og c nokkurs fokee konar nkee hvíld nven , , eptir sfg3en erfiði nhen sumarsins nheeg . . Einkenni nhfn haustins nheeg , , sjáum sfg1f</text:p>
          </table:table-cell>
          <table:table-cell office:value-type="string" calcext:value-type="string">
            <text:p>1903-VeturSumar-HarSig.txt</text:p>
          </table:table-cell>
          <table:table-cell table:number-columns-repeated="2" office:value-type="string" calcext:value-type="string">
            <text:p>HarSig</text:p>
          </table:table-cell>
          <table:table-cell office:value-type="float" office:value="1903" calcext:value-type="float">
            <text:p>1903</text:p>
          </table:table-cell>
          <table:table-cell office:value-type="float" office:value="1882" calcext:value-type="float">
            <text:p>1882</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32" calcext:value-type="float">
            <text:p>32</text:p>
          </table:table-cell>
          <table:table-cell office:value-type="string" calcext:value-type="string">
            <text:p><text:s text:c="2"/>skylda nven vor feken að cn láta sng dýrin nhfog fá sng nóg lheosf og c gott lheosf fóður nheo og c á aþ hentugum lkeþsf tíma nkeþ , , því fpheþ einnig aa í aþ því faheþ efni nheþ eru sfg3fn dýrin nhfng </text:p>
          </table:table-cell>
          <table:table-cell table:style-name="ce8" office:value-type="string" calcext:value-type="string">
            <text:p>hinum</text:p>
          </table:table-cell>
          <table:table-cell office:value-type="string" calcext:value-type="string">
            <text:p>fahfþ</text:p>
          </table:table-cell>
          <table:table-cell table:style-name="ce8" office:value-type="string" calcext:value-type="string">
            <text:p>sömu</text:p>
          </table:table-cell>
          <table:table-cell table:style-name="ce22" office:value-type="string" calcext:value-type="string">
            <text:p>fbhfþ</text:p>
          </table:table-cell>
          <table:table-cell table:style-name="ce39" office:value-type="string" calcext:value-type="string">
            <text:p>lögum</text:p>
          </table:table-cell>
          <table:table-cell table:style-name="ce22" office:value-type="string" calcext:value-type="string">
            <text:p>nhfþ</text:p>
          </table:table-cell>
          <table:table-cell office:value-type="string" calcext:value-type="string">
            <text:p>dan</text:p>
          </table:table-cell>
          <table:table-cell table:number-columns-repeated="6"/>
          <table:table-cell office:value-type="string" calcext:value-type="string">
            <text:p><text:s/>fahfþ sömu fbhfþ lögum nhfþ háð lhfnsf og c vjer nkeo ; ; en c margt lhensf getur sfg3en borið ssg til ae þess fphee , , að c oss fp1fþ veiti svg3fn óhægt lheosf að cn fylla sng upp ao þessa faveo skyldu </text:p>
          </table:table-cell>
          <table:table-cell office:value-type="string" calcext:value-type="string">
            <text:p>1881-MedferdDyra-BjarnThorst.txt</text:p>
          </table:table-cell>
          <table:table-cell table:number-columns-repeated="2" office:value-type="string" calcext:value-type="string">
            <text:p>BjarnThorst</text:p>
          </table:table-cell>
          <table:table-cell office:value-type="float" office:value="1881" calcext:value-type="float">
            <text:p>1881</text:p>
          </table:table-cell>
          <table:table-cell office:value-type="float" office:value="1861" calcext:value-type="float">
            <text:p>1861</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33" calcext:value-type="float">
            <text:p>33</text:p>
          </table:table-cell>
          <table:table-cell office:value-type="string" calcext:value-type="string">
            <text:p><text:s text:c="2"/>ssg árásinni nveþg og c rjett nkeo við ao hluta nkeo sinn fekeo . . Það fphen er sfg3en því aa hin gven níðingslegasta lvenve vanbrúkun nven á aþ því faheþ valdi nheþ , , sem ct mönnunum nkfþg er sfg3en gefið sþghen yfir aþ </text:p>
          </table:table-cell>
          <table:table-cell table:style-name="ce8" office:value-type="string" calcext:value-type="string">
            <text:p>hinum</text:p>
          </table:table-cell>
          <table:table-cell office:value-type="string" calcext:value-type="string">
            <text:p>fahfþ</text:p>
          </table:table-cell>
          <table:table-cell table:style-name="ce8" office:value-type="string" calcext:value-type="string">
            <text:p>öðrum</text:p>
          </table:table-cell>
          <table:table-cell table:style-name="ce22" office:value-type="string" calcext:value-type="string">
            <text:p>fohfþ</text:p>
          </table:table-cell>
          <table:table-cell table:style-name="ce39" office:value-type="string" calcext:value-type="string">
            <text:p>dýrum</text:p>
          </table:table-cell>
          <table:table-cell table:style-name="ce22" office:value-type="string" calcext:value-type="string">
            <text:p>nhfþ</text:p>
          </table:table-cell>
          <table:table-cell office:value-type="string" calcext:value-type="string">
            <text:p>dan</text:p>
          </table:table-cell>
          <table:table-cell table:number-columns-repeated="6"/>
          <table:table-cell office:value-type="string" calcext:value-type="string">
            <text:p><text:s/>fahfþ öðrum fohfþ dýrum nhfþ , , að cn neyta sng þess fphee þannig aa , , – nhen það fphen er sfg3en viðbjóðsleg lvensf synd nven , , sem ct kemur sfg3en þeim fphfþ í ao koll nkeo , , sem ct drýgir sfg3en hana fpveo , , því fpheþ</text:p>
          </table:table-cell>
          <table:table-cell office:value-type="string" calcext:value-type="string">
            <text:p>1881-MedferdDyra-ValtGudm.txt</text:p>
          </table:table-cell>
          <table:table-cell table:number-columns-repeated="2" office:value-type="string" calcext:value-type="string">
            <text:p>ValtGudm</text:p>
          </table:table-cell>
          <table:table-cell office:value-type="float" office:value="1881" calcext:value-type="float">
            <text:p>1881</text:p>
          </table:table-cell>
          <table:table-cell office:value-type="float" office:value="1860" calcext:value-type="float">
            <text:p>1860</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35" calcext:value-type="float">
            <text:p>35</text:p>
          </table:table-cell>
          <table:table-cell office:value-type="string" calcext:value-type="string">
            <text:p><text:s text:c="2"/>sfg3en nytsamt lhensf að cn geta sng skilið lheosf og c talað ssg við ao útlendan lkeosf mann nkeo . . Aðaltilgangur nken tungumálakennslu nvee verður sfg3en því aa að cn glæða sng sálargáfurnar nvfog og c það fphen að cn veita sng </text:p>
          </table:table-cell>
          <table:table-cell table:style-name="ce8" office:value-type="string" calcext:value-type="string">
            <text:p>hinum</text:p>
          </table:table-cell>
          <table:table-cell office:value-type="string" calcext:value-type="string">
            <text:p>fahfþ</text:p>
          </table:table-cell>
          <table:table-cell table:style-name="ce8" office:value-type="string" calcext:value-type="string">
            <text:p>unga</text:p>
          </table:table-cell>
          <table:table-cell table:style-name="ce22" office:value-type="string" calcext:value-type="string">
            <text:p>nkfe</text:p>
          </table:table-cell>
          <table:table-cell table:style-name="ce39" office:value-type="string" calcext:value-type="string">
            <text:p>nægileg</text:p>
          </table:table-cell>
          <table:table-cell table:style-name="ce22" office:value-type="string" calcext:value-type="string">
            <text:p>lhfosf</text:p>
          </table:table-cell>
          <table:table-cell office:value-type="string" calcext:value-type="string">
            <text:p>da</text:p>
          </table:table-cell>
          <table:table-cell table:number-columns-repeated="6"/>
          <table:table-cell office:value-type="string" calcext:value-type="string">
            <text:p><text:s/>fahfþ unga nkfe nægileg lhfosf meðul nhfo til ae að cn auka sng þekkingu nveo sína feveo og c efla sng framfarir nvfo hans fpkee . . En c um ao það fpheo eru sfg3fn deildar nvee skoðanir nvfn , , hvar aa byrja sng skuli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36" calcext:value-type="float">
            <text:p>36</text:p>
          </table:table-cell>
          <table:table-cell office:value-type="string" calcext:value-type="string">
            <text:p><text:s text:c="2"/>neyta sfg3fn allrar fovee sinnar fevee atorku nvee og c ötulleiks lkeesf til ae að cn koma sng því fpheþ fram aa , , sem ct honum fpkeþ leikur sfg3en hugur nken á aa . . Þetta fahen er sfg3en eitt tfhen af aþ </text:p>
          </table:table-cell>
          <table:table-cell table:style-name="ce8" office:value-type="string" calcext:value-type="string">
            <text:p>hinum</text:p>
          </table:table-cell>
          <table:table-cell office:value-type="string" calcext:value-type="string">
            <text:p>fahfþ</text:p>
          </table:table-cell>
          <table:table-cell table:style-name="ce8" office:value-type="string" calcext:value-type="string">
            <text:p>afar</text:p>
          </table:table-cell>
          <table:table-cell table:style-name="ce22" office:value-type="string" calcext:value-type="string">
            <text:p>nkfn</text:p>
          </table:table-cell>
          <table:table-cell table:style-name="ce39" office:value-type="string" calcext:value-type="string">
            <text:p>mörgu</text:p>
          </table:table-cell>
          <table:table-cell table:style-name="ce22" office:value-type="string" calcext:value-type="string">
            <text:p>lhfþvf</text:p>
          </table:table-cell>
          <table:table-cell office:value-type="string" calcext:value-type="string">
            <text:p>daan</text:p>
          </table:table-cell>
          <table:table-cell table:number-columns-repeated="6"/>
          <table:table-cell office:value-type="string" calcext:value-type="string">
            <text:p><text:s/>fahfþ afar nkfn mörgu lhfþvf og c miklu lhfþvf áhrifum nhfþ , , sem ct hugprýðin nveng verður sfg3en fyrir aa af aþ því fpheþ , , hvernig lheþof skapferli nheþ vort sþghen er sfg3en að aþ öðru foheþ leyti nheþ . . En c þó aa </text:p>
          </table:table-cell>
          <table:table-cell office:value-type="string" calcext:value-type="string">
            <text:p>1870-ListinLifa-OlBriem.txt</text:p>
          </table:table-cell>
          <table:table-cell table:number-columns-repeated="2" office:value-type="string" calcext:value-type="string">
            <text:p>OlBriem</text:p>
          </table:table-cell>
          <table:table-cell office:value-type="float" office:value="1870" calcext:value-type="float">
            <text:p>1870</text:p>
          </table:table-cell>
          <table:table-cell office:value-type="float" office:value="1851" calcext:value-type="float">
            <text:p>1851</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37" calcext:value-type="float">
            <text:p>37</text:p>
          </table:table-cell>
          <table:table-cell office:value-type="string" calcext:value-type="string">
            <text:p><text:s text:c="2"/>sýnt ssg , , að c það fphen getur sfg3en farið ssg illa aa , , því fpheþ að c eigi aa eru sfg3fn allir fokfn hæfir sfg3en , , eða c færir svg2eþ til ae þess fphee . . Fyrir aþ því fpheþ hefur sfg3en </text:p>
          </table:table-cell>
          <table:table-cell table:style-name="ce8" office:value-type="string" calcext:value-type="string">
            <text:p>hinum</text:p>
          </table:table-cell>
          <table:table-cell office:value-type="string" calcext:value-type="string">
            <text:p>fahfþ</text:p>
          </table:table-cell>
          <table:table-cell table:style-name="ce8" office:value-type="string" calcext:value-type="string">
            <text:p>beztu</text:p>
          </table:table-cell>
          <table:table-cell table:style-name="ce22" office:value-type="string" calcext:value-type="string">
            <text:p>nveo</text:p>
          </table:table-cell>
          <table:table-cell table:style-name="ce39" office:value-type="string" calcext:value-type="string">
            <text:p>úr</text:p>
          </table:table-cell>
          <table:table-cell table:style-name="ce22" office:value-type="string" calcext:value-type="string">
            <text:p>aþ</text:p>
          </table:table-cell>
          <table:table-cell office:value-type="string" calcext:value-type="string">
            <text:p>da</text:p>
          </table:table-cell>
          <table:table-cell table:number-columns-repeated="6"/>
          <table:table-cell office:value-type="string" calcext:value-type="string">
            <text:p><text:s/>fahfþ beztu nveo úr aþ fjelaginu nheþg verið ssg fengin sþgven stjórnin nveng í ao hendur nvfo , , og c hefur sfg3en eðli nheo manna nkfe þeirra fpkfe , , sem ct í aþ fjelaginu nheþg eru sfg3fn , , optast sfm3fn nær sfg3en </text:p>
          </table:table-cell>
          <table:table-cell office:value-type="string" calcext:value-type="string">
            <text:p>1871-LydraediStjorn-IndrEin.txt</text:p>
          </table:table-cell>
          <table:table-cell table:number-columns-repeated="2" office:value-type="string" calcext:value-type="string">
            <text:p>IndrEin</text:p>
          </table:table-cell>
          <table:table-cell office:value-type="float" office:value="1871" calcext:value-type="float">
            <text:p>1871</text:p>
          </table:table-cell>
          <table:table-cell office:value-type="float" office:value="1851" calcext:value-type="float">
            <text:p>1851</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39" calcext:value-type="float">
            <text:p>39</text:p>
          </table:table-cell>
          <table:table-cell office:value-type="string" calcext:value-type="string">
            <text:p><text:s text:c="2"/>nkfþ . . Þetta faheo telja sfg3fn menn nkfn kosti nkeþ vínsins nheeg , , er sfg3en sagt sþghen hefir sfg3en verið ssg . . En c á ao hinn fakeo bóginn nkeog eru sfg3fn margir lkfnsf gallar nkfn þess fphee . . Einn lkensf af aþ </text:p>
          </table:table-cell>
          <table:table-cell table:style-name="ce8" office:value-type="string" calcext:value-type="string">
            <text:p>hinum</text:p>
          </table:table-cell>
          <table:table-cell office:value-type="string" calcext:value-type="string">
            <text:p>fahfþ</text:p>
          </table:table-cell>
          <table:table-cell table:style-name="ce8" office:value-type="string" calcext:value-type="string">
            <text:p>helztu</text:p>
          </table:table-cell>
          <table:table-cell table:style-name="ce22" office:value-type="string" calcext:value-type="string">
            <text:p>sfg3fþ</text:p>
          </table:table-cell>
          <table:table-cell table:style-name="ce39" office:value-type="string" calcext:value-type="string">
            <text:p>göllum</text:p>
          </table:table-cell>
          <table:table-cell table:style-name="ce22" office:value-type="string" calcext:value-type="string">
            <text:p>nkfþ</text:p>
          </table:table-cell>
          <table:table-cell office:value-type="string" calcext:value-type="string">
            <text:p>danPOSS</text:p>
          </table:table-cell>
          <table:table-cell table:number-columns-repeated="6"/>
          <table:table-cell office:value-type="string" calcext:value-type="string">
            <text:p><text:s/>fahfþ helztu sfg3fþ göllum nkfþ þess fphee er sfg3en sá faken , , er sfg3en vísan nveng segir sfg3en frá aa . . Vitið sfg2fn þver lkeoof að aþ því faheþ skapi nheþ , , sem ct meira lheovm er sfg3en drukkið sþghen . . </text:p>
          </table:table-cell>
          <table:table-cell office:value-type="string" calcext:value-type="string">
            <text:p>1903-ListinLifa-ArnArn.txt</text:p>
          </table:table-cell>
          <table:table-cell table:number-columns-repeated="2" office:value-type="string" calcext:value-type="string">
            <text:p>ArnArn</text:p>
          </table:table-cell>
          <table:table-cell office:value-type="float" office:value="1903" calcext:value-type="float">
            <text:p>1903</text:p>
          </table:table-cell>
          <table:table-cell office:value-type="float" office:value="1885" calcext:value-type="float">
            <text:p>1885</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40" calcext:value-type="float">
            <text:p>40</text:p>
          </table:table-cell>
          <table:table-cell office:value-type="string" calcext:value-type="string">
            <text:p><text:s text:c="2"/>c upptökin nhfog til ae þessarar favee ógæfu nvee finnum sfg1fn vjer nkeo einmitt aa í aþ iðjuleysinu nveþ , , og c má sfg3en þess fphee vegna ae beinlínis aa skoða sng það fpheo , , eins aa og c móður lkensf alls fokee </text:p>
          </table:table-cell>
          <table:table-cell table:style-name="ce8" office:value-type="string" calcext:value-type="string">
            <text:p>hins</text:p>
          </table:table-cell>
          <table:table-cell office:value-type="string" calcext:value-type="string">
            <text:p>fakee</text:p>
          </table:table-cell>
          <table:table-cell table:style-name="ce8" office:value-type="string" calcext:value-type="string">
            <text:p>illa</text:p>
          </table:table-cell>
          <table:table-cell table:style-name="ce22" office:value-type="string" calcext:value-type="string">
            <text:p>aa</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qda</text:p>
          </table:table-cell>
          <table:table-cell table:number-columns-repeated="6"/>
          <table:table-cell office:value-type="string" calcext:value-type="string">
            <text:p><text:s/>fakee illa aa , , er sfg3en af aþ drykkjuskapnum nkeþg leiðir sfg3en , , og c er sfg3en það fphen ærið aa margt lhensf , , eins aa og c kunnugt lhensf er sfg3en . . 2 ta . . Örbirgð nven er sfg3en einnig aa bein lvensf </text:p>
          </table:table-cell>
          <table:table-cell office:value-type="string" calcext:value-type="string">
            <text:p>1886-Freistingar-HannThorsteins.txt</text:p>
          </table:table-cell>
          <table:table-cell table:number-columns-repeated="2" office:value-type="string" calcext:value-type="string">
            <text:p>HannThorsteins</text:p>
          </table:table-cell>
          <table:table-cell office:value-type="float" office:value="1886" calcext:value-type="float">
            <text:p>1886</text:p>
          </table:table-cell>
          <table:table-cell office:value-type="float" office:value="1860" calcext:value-type="float">
            <text:p>1860</text:p>
          </table:table-cell>
          <table:table-cell office:value-type="float" office:value="26" calcext:value-type="float">
            <text:p>26</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42" calcext:value-type="float">
            <text:p>42</text:p>
          </table:table-cell>
          <table:table-cell office:value-type="string" calcext:value-type="string">
            <text:p><text:s text:c="2"/>foveo þá aa list nveo eða c íþrótt nveo , , er sfg3en síðar aam afli nken honum fpkeþ frægðar nvee og c orðstírs nkee hjá aþ öðrum fokfþ mönnum nkfþ . . Eptirsókn nven eptir sfg3en frægð nveo miðar nkfn líka aa til ae </text:p>
          </table:table-cell>
          <table:table-cell table:style-name="ce8" office:value-type="string" calcext:value-type="string">
            <text:p>hins</text:p>
          </table:table-cell>
          <table:table-cell office:value-type="string" calcext:value-type="string">
            <text:p>fakee</text:p>
          </table:table-cell>
          <table:table-cell table:style-name="ce8" office:value-type="string" calcext:value-type="string">
            <text:p>sama</text:p>
          </table:table-cell>
          <table:table-cell table:style-name="ce22" office:value-type="string" calcext:value-type="string">
            <text:p>fbhee</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text:p>
          </table:table-cell>
          <table:table-cell table:number-columns-repeated="6"/>
          <table:table-cell office:value-type="string" calcext:value-type="string">
            <text:p><text:s/>fakee sama fbhee , , því fpheþ að c frægðin nveng miðar nkfn til ae að cn auka sng og c efla sng almenningsálitið nheog , , en c á aþ því fpheþ verður sfg3en dómur nken um ao hamingju nveo hvers fshee og c eins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43" calcext:value-type="float">
            <text:p>43</text:p>
          </table:table-cell>
          <table:table-cell office:value-type="string" calcext:value-type="string">
            <text:p><text:s/>1fo að aa . . Að aþ vísu lheþsf höfðum svg3fþ við ao kunnað ssg allvel aa daginn nkeog áður aa og c þeir fakfn , , sem ct fróðastir lkfnse voru sfg3fþ , , sögðu sfg3fþ , , að c presturinn nkeng spyrði svg3eþ einatt aa </text:p>
          </table:table-cell>
          <table:table-cell table:style-name="ce8" office:value-type="string" calcext:value-type="string">
            <text:p>hins</text:p>
          </table:table-cell>
          <table:table-cell office:value-type="string" calcext:value-type="string">
            <text:p>fakee</text:p>
          </table:table-cell>
          <table:table-cell table:style-name="ce8" office:value-type="string" calcext:value-type="string">
            <text:p>sama</text:p>
          </table:table-cell>
          <table:table-cell table:style-name="ce22" office:value-type="string" calcext:value-type="string">
            <text:p>fbkeo</text:p>
          </table:table-cell>
          <table:table-cell table:style-name="ce39" office:value-type="string" calcext:value-type="string">
            <text:p>fermingardaginn</text:p>
          </table:table-cell>
          <table:table-cell table:style-name="ce22" office:value-type="string" calcext:value-type="string">
            <text:p>nkeog</text:p>
          </table:table-cell>
          <table:table-cell office:value-type="string" calcext:value-type="string">
            <text:p>da</text:p>
          </table:table-cell>
          <table:table-cell table:number-columns-repeated="6"/>
          <table:table-cell office:value-type="string" calcext:value-type="string">
            <text:p><text:s/>fakee sama fbkeo fermingardaginn nkeog , , sem ct daginn nkeog fyrir aa . . Þótti sfg3fþ okkur fp1fþ sennilegt lhensf , , að c hann fpken brygði svg3fþ ekki aa þeirri faveþ venju nveþ . . Stúlkurnar nvfng stóðu sfg3fþ skammt aa fr</text:p>
          </table:table-cell>
          <table:table-cell office:value-type="string" calcext:value-type="string">
            <text:p>1897-Fermingardagurinn-BenSveins.txt</text:p>
          </table:table-cell>
          <table:table-cell table:number-columns-repeated="2" office:value-type="string" calcext:value-type="string">
            <text:p>BenSveins</text:p>
          </table:table-cell>
          <table:table-cell office:value-type="float" office:value="1897" calcext:value-type="float">
            <text:p>1897</text:p>
          </table:table-cell>
          <table:table-cell office:value-type="float" office:value="1877" calcext:value-type="float">
            <text:p>1877</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Thir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44" calcext:value-type="float">
            <text:p>44</text:p>
          </table:table-cell>
          <table:table-cell office:value-type="string" calcext:value-type="string">
            <text:p><text:s text:c="2"/>, , að c ég fp1en dró sfg1eþ þann fakeo miðann nkeog , , sem ct „ nhen 1. ta “ nhen stóð nhen á aa . . Svo aa fór sfg3eþ , , sem ct okkur fp1fo hafði sfg3eþ grunað ssg , , að c presturinn nkeng spurði sfg3eþ </text:p>
          </table:table-cell>
          <table:table-cell table:style-name="ce8" office:value-type="string" calcext:value-type="string">
            <text:p>hins</text:p>
          </table:table-cell>
          <table:table-cell office:value-type="string" calcext:value-type="string">
            <text:p>fakee</text:p>
          </table:table-cell>
          <table:table-cell table:style-name="ce8" office:value-type="string" calcext:value-type="string">
            <text:p>sama</text:p>
          </table:table-cell>
          <table:table-cell table:style-name="ce22" office:value-type="string" calcext:value-type="string">
            <text:p>fbkeo</text:p>
          </table:table-cell>
          <table:table-cell table:style-name="ce39" office:value-type="string" calcext:value-type="string">
            <text:p>og</text:p>
          </table:table-cell>
          <table:table-cell table:style-name="ce22" office:value-type="string" calcext:value-type="string">
            <text:p>c</text:p>
          </table:table-cell>
          <table:table-cell office:value-type="string" calcext:value-type="string">
            <text:p>da</text:p>
          </table:table-cell>
          <table:table-cell table:number-columns-repeated="6"/>
          <table:table-cell office:value-type="string" calcext:value-type="string">
            <text:p><text:s/>fakee sama fbkeo og c daginn nkeog áður aa . . – nhen Var sfg3eþ þungum lkeþsf steini nkeþ ljett sþghen af aþ hjarta nheþ mínu feheþ þegar c presturinn nkeng var sfg3eþ búinn lkensf að cn spyrja sng mig fp1eo . . Það fphen </text:p>
          </table:table-cell>
          <table:table-cell office:value-type="string" calcext:value-type="string">
            <text:p>1897-Fermingardagurinn-BenSveins.txt</text:p>
          </table:table-cell>
          <table:table-cell table:number-columns-repeated="2" office:value-type="string" calcext:value-type="string">
            <text:p>BenSveins</text:p>
          </table:table-cell>
          <table:table-cell office:value-type="float" office:value="1897" calcext:value-type="float">
            <text:p>1897</text:p>
          </table:table-cell>
          <table:table-cell office:value-type="float" office:value="1877" calcext:value-type="float">
            <text:p>1877</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Thir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45" calcext:value-type="float">
            <text:p>45</text:p>
          </table:table-cell>
          <table:table-cell office:value-type="string" calcext:value-type="string">
            <text:p><text:s text:c="2"/>, , og c finnum sfg1fn til ae þess fahee , , sem ct gott lhensf er sfg3en í aþ fari nheþ voru sfg3fþ ; ; við ao það fpheo sjáum sfg1fn vjer nkeo , , hvílíkur foken mismunur nken er sfg3en á aa milli ae </text:p>
          </table:table-cell>
          <table:table-cell table:style-name="ce8" office:value-type="string" calcext:value-type="string">
            <text:p>hins</text:p>
          </table:table-cell>
          <table:table-cell office:value-type="string" calcext:value-type="string">
            <text:p>fakee</text:p>
          </table:table-cell>
          <table:table-cell table:style-name="ce8" office:value-type="string" calcext:value-type="string">
            <text:p>góða</text:p>
          </table:table-cell>
          <table:table-cell table:style-name="ce22" office:value-type="string" calcext:value-type="string">
            <text:p>nkee</text:p>
          </table:table-cell>
          <table:table-cell table:style-name="ce39" office:value-type="string" calcext:value-type="string">
            <text:p>og</text:p>
          </table:table-cell>
          <table:table-cell table:style-name="ce22" office:value-type="string" calcext:value-type="string">
            <text:p>c</text:p>
          </table:table-cell>
          <table:table-cell office:value-type="string" calcext:value-type="string">
            <text:p>da</text:p>
          </table:table-cell>
          <table:table-cell table:number-columns-repeated="6"/>
          <table:table-cell office:value-type="string" calcext:value-type="string">
            <text:p><text:s/>fakee góða nkee og c illa lheevf , , hvað fshen það fphen góða lhenvf er sfg3en fagurt lhensf og c hve aa viðbjóðslegt lhensf hið ghen vonda lhenvf er ct . . Vjer nkeo finnum sfg1fn þá aa til ae gleði nvee yfir aþ </text:p>
          </table:table-cell>
          <table:table-cell office:value-type="string" calcext:value-type="string">
            <text:p>1861-ThekkjaSig-LarBen.txt</text:p>
          </table:table-cell>
          <table:table-cell table:number-columns-repeated="2" office:value-type="string" calcext:value-type="string">
            <text:p>LarBen</text:p>
          </table:table-cell>
          <table:table-cell office:value-type="float" office:value="1861" calcext:value-type="float">
            <text:p>1861</text:p>
          </table:table-cell>
          <table:table-cell office:value-type="float" office:value="1841" calcext:value-type="float">
            <text:p>1841</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49" calcext:value-type="float">
            <text:p>49</text:p>
          </table:table-cell>
          <table:table-cell office:value-type="string" calcext:value-type="string">
            <text:p><text:s text:c="2"/>því fpheþ að c hann fpken er sfg3en getinn lkensf í aþ syndinni nveþg og c hann fpken lifir sfg3en í aþ henni fpveþ alla fokfo sína feveo daga nkfo ; ; þó aa hann fpken hafi svg3en vilja nkeo til ae </text:p>
          </table:table-cell>
          <table:table-cell table:style-name="ce8" office:value-type="string" calcext:value-type="string">
            <text:p>hins</text:p>
          </table:table-cell>
          <table:table-cell office:value-type="string" calcext:value-type="string">
            <text:p>fakee</text:p>
          </table:table-cell>
          <table:table-cell table:style-name="ce8" office:value-type="string" calcext:value-type="string">
            <text:p>góða</text:p>
          </table:table-cell>
          <table:table-cell table:style-name="ce22" office:value-type="string" calcext:value-type="string">
            <text:p>nkee</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text:p>
          </table:table-cell>
          <table:table-cell table:number-columns-repeated="6"/>
          <table:table-cell office:value-type="string" calcext:value-type="string">
            <text:p><text:s/>fakee góða nkee , , getur sfg3en hann fpken það fpheo ekki aa , , nema c hann fpken geti svg3en sigrast sfm3fn á aþ öllum fovfþ ástríðum nvfþ syndarinnar nveeg . . Misjafnt lhensf er sfg3en það fphen að aþ vísu lheþsf , , hvernig </text:p>
          </table:table-cell>
          <table:table-cell office:value-type="string" calcext:value-type="string">
            <text:p>1870-Freistingar-PallThorl.txt</text:p>
          </table:table-cell>
          <table:table-cell table:number-columns-repeated="2" office:value-type="string" calcext:value-type="string">
            <text:p>PallThorl</text:p>
          </table:table-cell>
          <table:table-cell office:value-type="float" office:value="1870" calcext:value-type="float">
            <text:p>1870</text:p>
          </table:table-cell>
          <table:table-cell office:value-type="float" office:value="1849" calcext:value-type="float">
            <text:p>1849</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50" calcext:value-type="float">
            <text:p>50</text:p>
          </table:table-cell>
          <table:table-cell office:value-type="string" calcext:value-type="string">
            <text:p><text:s text:c="2"/>kemur sfg3en sjaldan aa fram aa í aþ þessu faheþ lífi nheþ , , heldur c á aþ jafnvel aa hið ghen gagnstæða nven sjer sfg3en stað nkeþ , , en c það fpheo gjörir sfg3en hinn faken alvísi nkeþ guð nken til ae </text:p>
          </table:table-cell>
          <table:table-cell table:style-name="ce8" office:value-type="string" calcext:value-type="string">
            <text:p>hins</text:p>
          </table:table-cell>
          <table:table-cell office:value-type="string" calcext:value-type="string">
            <text:p>fakee</text:p>
          </table:table-cell>
          <table:table-cell table:style-name="ce8" office:value-type="string" calcext:value-type="string">
            <text:p>bezta</text:p>
          </table:table-cell>
          <table:table-cell table:style-name="ce22" office:value-type="string" calcext:value-type="string">
            <text:p>nkee</text:p>
          </table:table-cell>
          <table:table-cell table:style-name="ce39" office:value-type="string" calcext:value-type="string">
            <text:p>fyrir</text:p>
          </table:table-cell>
          <table:table-cell table:style-name="ce22" office:value-type="string" calcext:value-type="string">
            <text:p>ao</text:p>
          </table:table-cell>
          <table:table-cell office:value-type="string" calcext:value-type="string">
            <text:p>da</text:p>
          </table:table-cell>
          <table:table-cell table:number-columns-repeated="6"/>
          <table:table-cell office:value-type="string" calcext:value-type="string">
            <text:p><text:s/>fakee bezta nkee fyrir ao oss fp1fo , , og c opt sþgven er sfg3en svo aa , , að c þá aa , , sem ct auðugir lkfnsf eru sfg3fn og c eigi aa hugsa sfg3fn um ao annað foheo en c að cn </text:p>
          </table:table-cell>
          <table:table-cell office:value-type="string" calcext:value-type="string">
            <text:p>1881-HjatruVantru-SigThorodd.txt</text:p>
          </table:table-cell>
          <table:table-cell table:number-columns-repeated="2" office:value-type="string" calcext:value-type="string">
            <text:p>SigThorodd</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51" calcext:value-type="float">
            <text:p>51</text:p>
          </table:table-cell>
          <table:table-cell office:value-type="string" calcext:value-type="string">
            <text:p><text:s text:c="2"/>og c leiksystrum nvfþ sínum fevfþ , , er sfg3en stundum aa fá sfg3fn þau fphfn til ae þess fahee , , sem ct gagnstætt aþ er ct boði nheþ foreldra nkfe þeirra fpkfe , , er ct hafa sfg3fn hvatt ssg þau fphfo til ae </text:p>
          </table:table-cell>
          <table:table-cell table:style-name="ce8" office:value-type="string" calcext:value-type="string">
            <text:p>hins</text:p>
          </table:table-cell>
          <table:table-cell office:value-type="string" calcext:value-type="string">
            <text:p>fakee</text:p>
          </table:table-cell>
          <table:table-cell table:style-name="ce8" office:value-type="string" calcext:value-type="string">
            <text:p>góða</text:p>
          </table:table-cell>
          <table:table-cell table:style-name="ce22" office:value-type="string" calcext:value-type="string">
            <text:p>nkee</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text:p>
          </table:table-cell>
          <table:table-cell table:number-columns-repeated="6"/>
          <table:table-cell office:value-type="string" calcext:value-type="string">
            <text:p><text:s/>fakee góða nkee , , og c þó aa þau fphfn þá aa með aþ fyrstu lveþve vilji svg3fn eigi svg3en láta sng tilleiðast lhense , , þá aa láta sng þau fphfo skjótt aa undan aa og c taka sng siði nkfo hinna ghfe </text:p>
          </table:table-cell>
          <table:table-cell office:value-type="string" calcext:value-type="string">
            <text:p>1882-Vinir-SkulSkul.txt</text:p>
          </table:table-cell>
          <table:table-cell table:number-columns-repeated="2" office:value-type="string" calcext:value-type="string">
            <text:p>SkulSkul</text:p>
          </table:table-cell>
          <table:table-cell office:value-type="float" office:value="1882" calcext:value-type="float">
            <text:p>1882</text:p>
          </table:table-cell>
          <table:table-cell office:value-type="float" office:value="1861" calcext:value-type="float">
            <text:p>1861</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53" calcext:value-type="float">
            <text:p>53</text:p>
          </table:table-cell>
          <table:table-cell office:value-type="string" calcext:value-type="string">
            <text:p><text:s text:c="2"/>aþ eikum nvfþ krapta sng og c framkvæmda nvfe í aþ brjóstum nhfþ vorum sfg1fþ , , svo aa vjer lvensf getum sfg1fn seinna aam haft ssg skýli nheo af aþ ávöxtum nkfþ verka nhfe vorra lhfesf og c framkvæmda nvfe til ae </text:p>
          </table:table-cell>
          <table:table-cell table:style-name="ce8" office:value-type="string" calcext:value-type="string">
            <text:p>hins</text:p>
          </table:table-cell>
          <table:table-cell office:value-type="string" calcext:value-type="string">
            <text:p>fakee</text:p>
          </table:table-cell>
          <table:table-cell table:style-name="ce8" office:value-type="string" calcext:value-type="string">
            <text:p>góða</text:p>
          </table:table-cell>
          <table:table-cell table:style-name="ce22" office:value-type="string" calcext:value-type="string">
            <text:p>nkee</text:p>
          </table:table-cell>
          <table:table-cell table:style-name="ce39" office:value-type="string" calcext:value-type="string">
            <text:p>og</text:p>
          </table:table-cell>
          <table:table-cell table:style-name="ce22" office:value-type="string" calcext:value-type="string">
            <text:p>c</text:p>
          </table:table-cell>
          <table:table-cell office:value-type="string" calcext:value-type="string">
            <text:p>daa</text:p>
          </table:table-cell>
          <table:table-cell table:number-columns-repeated="6"/>
          <table:table-cell office:value-type="string" calcext:value-type="string">
            <text:p><text:s/>fakee góða nkee og c fagra lkeevf , , þegar c vetrarstormarnir nkfng dynja sfg3fn yfir ao oss fp1fo . . Guðmundur nken-s Guðmundsson nken-s </text:p>
          </table:table-cell>
          <table:table-cell office:value-type="string" calcext:value-type="string">
            <text:p>1893-VeturSumar-GudmGudm.txt</text:p>
          </table:table-cell>
          <table:table-cell table:number-columns-repeated="2" office:value-type="string" calcext:value-type="string">
            <text:p>GudmGudm</text:p>
          </table:table-cell>
          <table:table-cell office:value-type="float" office:value="1893" calcext:value-type="float">
            <text:p>1893</text:p>
          </table:table-cell>
          <table:table-cell office:value-type="float" office:value="1874" calcext:value-type="float">
            <text:p>1874</text:p>
          </table:table-cell>
          <table:table-cell office:value-type="float" office:value="19" calcext:value-type="float">
            <text:p>19</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54" calcext:value-type="float">
            <text:p>54</text:p>
          </table:table-cell>
          <table:table-cell office:value-type="string" calcext:value-type="string">
            <text:p><text:s/>3fþ talin sþgven . . – nhfn En c einna fovfe frægastar lvfnse eru sfg3fn ferðir nvfn þeirra fphfe vestur aa um ao haf nheo : : Fundur nken Grænlands nhee-s og c bygging nven þess fphee og c ferðirnar nvfng til ae Vínlands nhee-s </text:p>
          </table:table-cell>
          <table:table-cell table:style-name="ce8" office:value-type="string" calcext:value-type="string">
            <text:p>hins</text:p>
          </table:table-cell>
          <table:table-cell office:value-type="string" calcext:value-type="string">
            <text:p>fakee</text:p>
          </table:table-cell>
          <table:table-cell table:style-name="ce8" office:value-type="string" calcext:value-type="string">
            <text:p>góða</text:p>
          </table:table-cell>
          <table:table-cell table:style-name="ce22" office:value-type="string" calcext:value-type="string">
            <text:p>nkee</text:p>
          </table:table-cell>
          <table:table-cell table:style-name="ce39" office:value-type="string" calcext:value-type="string">
            <text:p>og</text:p>
          </table:table-cell>
          <table:table-cell table:style-name="ce22" office:value-type="string" calcext:value-type="string">
            <text:p>c</text:p>
          </table:table-cell>
          <table:table-cell office:value-type="string" calcext:value-type="string">
            <text:p>nda</text:p>
          </table:table-cell>
          <table:table-cell table:number-columns-repeated="6"/>
          <table:table-cell office:value-type="string" calcext:value-type="string">
            <text:p><text:s/>fakee góða nkee og c fleiri lkfevm landa sng í aþ Ameríku nveþ-s . . Skipum nhfþ fornmanna nkfe var sfg3eþ að aþ ýmsu foheþ ábótavant lhensf , , enda c hröktust sfm3fþ þeir fpkfn opt sþgven lengi aa í aa hafi svg3fn </text:p>
          </table:table-cell>
          <table:table-cell office:value-type="string" calcext:value-type="string">
            <text:p>1898-ThjodFramtid-BenSveins.txt</text:p>
          </table:table-cell>
          <table:table-cell table:number-columns-repeated="2" office:value-type="string" calcext:value-type="string">
            <text:p>BenSveins</text:p>
          </table:table-cell>
          <table:table-cell office:value-type="float" office:value="1898" calcext:value-type="float">
            <text:p>1898</text:p>
          </table:table-cell>
          <table:table-cell office:value-type="float" office:value="1877" calcext:value-type="float">
            <text:p>1877</text:p>
          </table:table-cell>
          <table:table-cell office:value-type="float" office:value="21" calcext:value-type="float">
            <text:p>21</text:p>
          </table:table-cell>
          <table:table-cell office:value-type="float" office:value="3" calcext:value-type="float">
            <text:p>3</text:p>
          </table:table-cell>
          <table:table-cell office:value-type="string" calcext:value-type="string">
            <text:p>Thir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57" calcext:value-type="float">
            <text:p>57</text:p>
          </table:table-cell>
          <table:table-cell office:value-type="string" calcext:value-type="string">
            <text:p><text:s text:c="2"/>ae þess fphee að cn efla sng hag nkeo og c velgengi nheo hennar fpvee hver foven hendin nveng má sfg3en eigi aa vera sng upp aa á aa móti aþ annari lkeþvm . . Ef c vjer nkeo lítum svg1fn til ae </text:p>
          </table:table-cell>
          <table:table-cell table:style-name="ce8" office:value-type="string" calcext:value-type="string">
            <text:p>hins</text:p>
          </table:table-cell>
          <table:table-cell office:value-type="string" calcext:value-type="string">
            <text:p>fakee</text:p>
          </table:table-cell>
          <table:table-cell table:style-name="ce8" office:value-type="string" calcext:value-type="string">
            <text:p>alkunna</text:p>
          </table:table-cell>
          <table:table-cell table:style-name="ce22" office:value-type="string" calcext:value-type="string">
            <text:p>nven</text:p>
          </table:table-cell>
          <table:table-cell table:style-name="ce39" office:value-type="string" calcext:value-type="string">
            <text:p>þjóðskörungs</text:p>
          </table:table-cell>
          <table:table-cell table:style-name="ce22" office:value-type="string" calcext:value-type="string">
            <text:p>lheesf</text:p>
          </table:table-cell>
          <table:table-cell office:value-type="string" calcext:value-type="string">
            <text:p>danPOSS</text:p>
          </table:table-cell>
          <table:table-cell table:number-columns-repeated="6"/>
          <table:table-cell office:value-type="string" calcext:value-type="string">
            <text:p><text:s/>fakee alkunna nven þjóðskörungs lheesf vors fekee , , Jóns nkee-s Sigurðssonar nkee-s , , sem ct með aþ sanni nkeþ var sfg3eþ kallaður sþgken „ nhen Sómi nken Íslands nhee-s , , sverð nhfn þess fphee og c skjöldur nken “ nhen , , </text:p>
          </table:table-cell>
          <table:table-cell office:value-type="string" calcext:value-type="string">
            <text:p>1895-ThjodFramtid-SigPals.txt</text:p>
          </table:table-cell>
          <table:table-cell table:number-columns-repeated="2" office:value-type="string" calcext:value-type="string">
            <text:p>SigPals</text:p>
          </table:table-cell>
          <table:table-cell office:value-type="float" office:value="1895" calcext:value-type="float">
            <text:p>1895</text:p>
          </table:table-cell>
          <table:table-cell office:value-type="float" office:value="1870" calcext:value-type="float">
            <text:p>1870</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58" calcext:value-type="float">
            <text:p>58</text:p>
          </table:table-cell>
          <table:table-cell office:value-type="string" calcext:value-type="string">
            <text:p><text:s/>nhen , , og c er sfg3en þannig aa gagnstæð lvensf hinni gveþ sönnu lveovf trú nveo . . Öll foven hjátrú nven hlýtur sfg3en ávallt aa , , að cn deyfa sng hina gveo sönnu lveovf trú nveo mannsins nkeeg , , og c kæfa sng tilfinningu nveo </text:p>
          </table:table-cell>
          <table:table-cell table:style-name="ce8" office:value-type="string" calcext:value-type="string">
            <text:p>hins</text:p>
          </table:table-cell>
          <table:table-cell office:value-type="string" calcext:value-type="string">
            <text:p>fakee</text:p>
          </table:table-cell>
          <table:table-cell table:style-name="ce8" office:value-type="string" calcext:value-type="string">
            <text:p>sanna</text:p>
          </table:table-cell>
          <table:table-cell table:style-name="ce22" office:value-type="string" calcext:value-type="string">
            <text:p>sfg3fn</text:p>
          </table:table-cell>
          <table:table-cell table:style-name="ce39" office:value-type="string" calcext:value-type="string">
            <text:p>og</text:p>
          </table:table-cell>
          <table:table-cell table:style-name="ce22" office:value-type="string" calcext:value-type="string">
            <text:p>c</text:p>
          </table:table-cell>
          <table:table-cell office:value-type="string" calcext:value-type="string">
            <text:p>daa</text:p>
          </table:table-cell>
          <table:table-cell table:number-columns-repeated="6"/>
          <table:table-cell office:value-type="string" calcext:value-type="string">
            <text:p><text:s/>fakee sanna sfg3fn og c rjetta sng . . Hjátrúin nveng fær sfg3en manninum nkeþg optlega aa mikils lheesf tjóns nhee og c kemur sfg3en honum fpkeþ einatt aa til ae að cn fremja sng margt lhensf það faheo , , sem ct hann </text:p>
          </table:table-cell>
          <table:table-cell office:value-type="string" calcext:value-type="string">
            <text:p>1852-HjatruVantru-GunnlBlond.txt</text:p>
          </table:table-cell>
          <table:table-cell table:number-columns-repeated="2" office:value-type="string" calcext:value-type="string">
            <text:p>GunnlBlond</text:p>
          </table:table-cell>
          <table:table-cell office:value-type="float" office:value="1852" calcext:value-type="float">
            <text:p>1852</text:p>
          </table:table-cell>
          <table:table-cell office:value-type="float" office:value="1834" calcext:value-type="float">
            <text:p>1834</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68" calcext:value-type="float">
            <text:p>68</text:p>
          </table:table-cell>
          <table:table-cell office:value-type="string" calcext:value-type="string">
            <text:p><text:s text:c="2"/>þetta fahen sýnir nvfn , , að c umbunin nveng kemur sfg3en sjaldan aa fram aa í aþ þessu faheþ lífi nheþ , , heldur c á aþ jafnvel aa hið ghen gagnstæða nven sjer sfg3en stað nkeþ , , en c það fpheo gjörir sfg3en </text:p>
          </table:table-cell>
          <table:table-cell table:style-name="ce8" office:value-type="string" calcext:value-type="string">
            <text:p>hinn</text:p>
          </table:table-cell>
          <table:table-cell office:value-type="string" calcext:value-type="string">
            <text:p>faken</text:p>
          </table:table-cell>
          <table:table-cell table:style-name="ce8" office:value-type="string" calcext:value-type="string">
            <text:p>alvísi</text:p>
          </table:table-cell>
          <table:table-cell table:style-name="ce22" office:value-type="string" calcext:value-type="string">
            <text:p>nkeþ</text:p>
          </table:table-cell>
          <table:table-cell table:style-name="ce39" office:value-type="string" calcext:value-type="string">
            <text:p>guð</text:p>
          </table:table-cell>
          <table:table-cell table:style-name="ce22" office:value-type="string" calcext:value-type="string">
            <text:p>nken</text:p>
          </table:table-cell>
          <table:table-cell office:value-type="string" calcext:value-type="string">
            <text:p>dan</text:p>
          </table:table-cell>
          <table:table-cell table:number-columns-repeated="6"/>
          <table:table-cell office:value-type="string" calcext:value-type="string">
            <text:p><text:s/>faken alvísi nkeþ guð nken til ae hins fakee bezta nkee fyrir ao oss fp1fo , , og c opt sþgven er sfg3en svo aa , , að c þá aa , , sem ct auðugir lkfnsf eru sfg3fn og c eigi aa hugsa sfg3fn </text:p>
          </table:table-cell>
          <table:table-cell office:value-type="string" calcext:value-type="string">
            <text:p>1881-HjatruVantru-SigThorodd.txt</text:p>
          </table:table-cell>
          <table:table-cell table:number-columns-repeated="2" office:value-type="string" calcext:value-type="string">
            <text:p>SigThorodd</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70" calcext:value-type="float">
            <text:p>70</text:p>
          </table:table-cell>
          <table:table-cell office:value-type="string" calcext:value-type="string">
            <text:p><text:s text:c="2"/>lhensf . . Fannhríðirnar nvfng og c frostið nheng hefur sfg3en eins aa og c læst ssg allt foheo líf nheo í ao klakadróma nkfo . . En c þrátt aa fyrir ao þetta faheo , , er sfg3en veturinn nkeng opt sþgven mjög aa fagur lkensf . . </text:p>
          </table:table-cell>
          <table:table-cell table:style-name="ce8" office:value-type="string" calcext:value-type="string">
            <text:p>Hinn</text:p>
          </table:table-cell>
          <table:table-cell office:value-type="string" calcext:value-type="string">
            <text:p>faken</text:p>
          </table:table-cell>
          <table:table-cell table:style-name="ce8" office:value-type="string" calcext:value-type="string">
            <text:p>alstirndi</text:p>
          </table:table-cell>
          <table:table-cell table:style-name="ce22" office:value-type="string" calcext:value-type="string">
            <text:p>sfg3eþ</text:p>
          </table:table-cell>
          <table:table-cell table:style-name="ce39" office:value-type="string" calcext:value-type="string">
            <text:p>himinn</text:p>
          </table:table-cell>
          <table:table-cell table:style-name="ce22" office:value-type="string" calcext:value-type="string">
            <text:p>nkeo</text:p>
          </table:table-cell>
          <table:table-cell office:value-type="string" calcext:value-type="string">
            <text:p>dan</text:p>
          </table:table-cell>
          <table:table-cell table:number-columns-repeated="6"/>
          <table:table-cell office:value-type="string" calcext:value-type="string">
            <text:p><text:s/>faken alstirndi sfg3eþ himinn nkeo , , norðurljósin nhfog og c tunglið nheog , , sem ct dreifir sfg3en hinum gkeþ köldu lheþsf , , rólegu lheþvf , , hvítu lkfþvf geislum nkfþ sínum fekfþ yfir ao jörðina nveog mjallahvíta lveosf , </text:p>
          </table:table-cell>
          <table:table-cell office:value-type="string" calcext:value-type="string">
            <text:p>1893-VeturSumar-AsgTorf.txt</text:p>
          </table:table-cell>
          <table:table-cell table:number-columns-repeated="2" office:value-type="string" calcext:value-type="string">
            <text:p>AsgTorf</text:p>
          </table:table-cell>
          <table:table-cell office:value-type="float" office:value="1893" calcext:value-type="float">
            <text:p>1893</text:p>
          </table:table-cell>
          <table:table-cell office:value-type="float" office:value="1871" calcext:value-type="float">
            <text:p>1871</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73" calcext:value-type="float">
            <text:p>73</text:p>
          </table:table-cell>
          <table:table-cell office:value-type="string" calcext:value-type="string">
            <text:p><text:s/>3en í aþ sannleika nkeþ inndælt lhensf fyrir ao oss fp1fo að cn hugsa sng til ae þess fphee , , er sfg3en vjer nhen yfirgefum sfg1fn jörðina nveog , , þetta fahen heimkynni nhen harmanna nkfeg , , og c líðum sfg1fn um ao </text:p>
          </table:table-cell>
          <table:table-cell table:style-name="ce8" office:value-type="string" calcext:value-type="string">
            <text:p>hinn</text:p>
          </table:table-cell>
          <table:table-cell office:value-type="string" calcext:value-type="string">
            <text:p>fakeo</text:p>
          </table:table-cell>
          <table:table-cell table:style-name="ce8" office:value-type="string" calcext:value-type="string">
            <text:p>ómælilega</text:p>
          </table:table-cell>
          <table:table-cell table:style-name="ce22" office:value-type="string" calcext:value-type="string">
            <text:p>aa</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an</text:p>
          </table:table-cell>
          <table:table-cell table:number-columns-repeated="6"/>
          <table:table-cell office:value-type="string" calcext:value-type="string">
            <text:p><text:s/>fakeo ómælilega aa , , bjarta lkeovf geim nkeo bláloptsins nkeeg , , langt aa yfir ao bústað nkeo hinna gvfe leiptrandi lvfeof stjarna nvfe og c inn aa í aþ himnaríki nheþ : : til ae dýrðar nvee hjá aþ guði nkeþ dýrðar nvee , , se</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74" calcext:value-type="float">
            <text:p>74</text:p>
          </table:table-cell>
          <table:table-cell office:value-type="string" calcext:value-type="string">
            <text:p><text:s/>1fþ , , og c jörð nven vor feken sýndist sfm3eþ þar aa eins aa og c lítill lkensf ljósdepill nken . . Þá aa er sfg3en vjer nhen tölum sfg1fn um ao himinhvelfinguna nveog , , eigum sfg1fn vjer nkeo þannig aa við ao </text:p>
          </table:table-cell>
          <table:table-cell table:style-name="ce8" office:value-type="string" calcext:value-type="string">
            <text:p>hinn</text:p>
          </table:table-cell>
          <table:table-cell office:value-type="string" calcext:value-type="string">
            <text:p>fakeo</text:p>
          </table:table-cell>
          <table:table-cell table:style-name="ce8" office:value-type="string" calcext:value-type="string">
            <text:p>óendanlega</text:p>
          </table:table-cell>
          <table:table-cell table:style-name="ce22" office:value-type="string" calcext:value-type="string">
            <text:p>aa</text:p>
          </table:table-cell>
          <table:table-cell table:style-name="ce39" office:value-type="string" calcext:value-type="string">
            <text:p>geim</text:p>
          </table:table-cell>
          <table:table-cell table:style-name="ce22" office:value-type="string" calcext:value-type="string">
            <text:p>nkeo</text:p>
          </table:table-cell>
          <table:table-cell office:value-type="string" calcext:value-type="string">
            <text:p>dan</text:p>
          </table:table-cell>
          <table:table-cell table:number-columns-repeated="6"/>
          <table:table-cell office:value-type="string" calcext:value-type="string">
            <text:p><text:s/>fakeo óendanlega aa geim nkeo , , og c er sfg3en vjer lkensf tölum sfg1fn um ao stjörnurnar nvfog , , við aþ hnetti nkeþ þá aa , , er ct svífa sfg3fn í aþ honum fpkeþ . . Hinar gvfn fögru lvfnvf hugmyndir nvfn vorar sfg3en </text:p>
          </table:table-cell>
          <table:table-cell office:value-type="string" calcext:value-type="string">
            <text:p>1890-HugsanirHimingeiminn-JohBriem.txt</text:p>
          </table:table-cell>
          <table:table-cell table:number-columns-repeated="2" office:value-type="string" calcext:value-type="string">
            <text:p>JohBriem</text:p>
          </table:table-cell>
          <table:table-cell office:value-type="float" office:value="1890" calcext:value-type="float">
            <text:p>1890</text:p>
          </table:table-cell>
          <table:table-cell office:value-type="float" office:value="1874" calcext:value-type="float">
            <text:p>187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75" calcext:value-type="float">
            <text:p>75</text:p>
          </table:table-cell>
          <table:table-cell office:value-type="string" calcext:value-type="string">
            <text:p><text:s text:c="2"/>snýr sfg3en hann fpken úr aþ hálsliðunum nkfþg . . Þessi faven íþrótt nveþ þykir sfg3en mjer nhen skemtileg lvensf , , en c það fphen þykir sfg3en mjer nkeþ leiðinlegt lhensf við ao hana fpveo , , að cn verða sng að cn drepa sng </text:p>
          </table:table-cell>
          <table:table-cell table:style-name="ce8" office:value-type="string" calcext:value-type="string">
            <text:p>hinn</text:p>
          </table:table-cell>
          <table:table-cell office:value-type="string" calcext:value-type="string">
            <text:p>fakeo</text:p>
          </table:table-cell>
          <table:table-cell table:style-name="ce8" office:value-type="string" calcext:value-type="string">
            <text:p>fallega</text:p>
          </table:table-cell>
          <table:table-cell table:style-name="ce22" office:value-type="string" calcext:value-type="string">
            <text:p>aa</text:p>
          </table:table-cell>
          <table:table-cell table:style-name="ce39" office:value-type="string" calcext:value-type="string">
            <text:p>og</text:p>
          </table:table-cell>
          <table:table-cell table:style-name="ce22" office:value-type="string" calcext:value-type="string">
            <text:p>c</text:p>
          </table:table-cell>
          <table:table-cell office:value-type="string" calcext:value-type="string">
            <text:p>daan</text:p>
          </table:table-cell>
          <table:table-cell table:number-columns-repeated="6"/>
          <table:table-cell office:value-type="string" calcext:value-type="string">
            <text:p><text:s/>fakeo fallega aa og c hugprúða lveosf fugl nkeo , , lundann nkeog , , sem ct leitast sfm3en við ao að cn verja sng líf nheo sitt feheo með aþ mikilli lveþsf hreysti nveþ með aþ því fpheþ að cn neyta sng allrar fovee atorku </text:p>
          </table:table-cell>
          <table:table-cell office:value-type="string" calcext:value-type="string">
            <text:p>1902-IthrottirLeikir-ThordGudm.txt</text:p>
          </table:table-cell>
          <table:table-cell table:number-columns-repeated="2" office:value-type="string" calcext:value-type="string">
            <text:p>ThordGudm</text:p>
          </table:table-cell>
          <table:table-cell office:value-type="float" office:value="1902" calcext:value-type="float">
            <text:p>1902</text:p>
          </table:table-cell>
          <table:table-cell table:number-columns-repeated="2"/>
          <table:table-cell office:value-type="float" office:value="2" calcext:value-type="float">
            <text:p>2</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79" calcext:value-type="float">
            <text:p>79</text:p>
          </table:table-cell>
          <table:table-cell office:value-type="string" calcext:value-type="string">
            <text:p><text:s/>veþ , , sem ct þú fp2en hefir sfg2en farið ssg ( ( 1900 ta ) ) Sumarið nheog 1898 ta fór sfg1eþ eg fp1en ásamt aþ tveimur tfkfþ enskum lkfþsf ferðamönnum nkfþ og c íslenzkum lkeþsf leiðsögumanni nkeþ austur aa á aþ Þórsmörk nveþ-s . . </text:p>
          </table:table-cell>
          <table:table-cell table:style-name="ce8" office:value-type="string" calcext:value-type="string">
            <text:p>Hinn</text:p>
          </table:table-cell>
          <table:table-cell office:value-type="string" calcext:value-type="string">
            <text:p>fakeo</text:p>
          </table:table-cell>
          <table:table-cell table:style-name="ce8" office:value-type="string" calcext:value-type="string">
            <text:p>30.</text:p>
          </table:table-cell>
          <table:table-cell table:style-name="ce22" office:value-type="string" calcext:value-type="string">
            <text:p>ta</text:p>
          </table:table-cell>
          <table:table-cell table:style-name="ce39" office:value-type="string" calcext:value-type="string">
            <text:p>dag</text:p>
          </table:table-cell>
          <table:table-cell table:style-name="ce22" office:value-type="string" calcext:value-type="string">
            <text:p>nkeo</text:p>
          </table:table-cell>
          <table:table-cell office:value-type="string" calcext:value-type="string">
            <text:p>danGEN</text:p>
          </table:table-cell>
          <table:table-cell table:number-columns-repeated="6"/>
          <table:table-cell office:value-type="string" calcext:value-type="string">
            <text:p><text:s/>fakeo 30. ta dag nkeo júnímánaðar nkee lögðum sfg1fþ við fp1fn á aþ stað nkeþ úr aþ Reykjavík nveþ-s . . Við fp1fn hjeldum sfg1fþ upp aa að aþ Mosfellsheiði nveþ-s á aþ góðum lkeþsf akvegi nkfo og c komum </text:p>
          </table:table-cell>
          <table:table-cell office:value-type="string" calcext:value-type="string">
            <text:p>1900-Ferdalysingar-OddHerm.txt</text:p>
          </table:table-cell>
          <table:table-cell table:number-columns-repeated="2" office:value-type="string" calcext:value-type="string">
            <text:p>OddHerm</text:p>
          </table:table-cell>
          <table:table-cell office:value-type="float" office:value="1900" calcext:value-type="float">
            <text:p>1900</text:p>
          </table:table-cell>
          <table:table-cell office:value-type="float" office:value="1884" calcext:value-type="float">
            <text:p>188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80" calcext:value-type="float">
            <text:p>80</text:p>
          </table:table-cell>
          <table:table-cell office:value-type="string" calcext:value-type="string">
            <text:p><text:s text:c="2"/>upphaf nhen vizkunnar lvfnsf “ nhen ; ; en c sú faven innræting nven verður sfg3en að cn vera sng rjett lvensf , , þ.er nhen samhljóða aa skilningi nkeþ og c eðli nhen hins ghee unga lkeevf , , svo aa að c hugmyndirnar nvfng um ao </text:p>
          </table:table-cell>
          <table:table-cell table:style-name="ce8" office:value-type="string" calcext:value-type="string">
            <text:p>hinn</text:p>
          </table:table-cell>
          <table:table-cell office:value-type="string" calcext:value-type="string">
            <text:p>fakeo</text:p>
          </table:table-cell>
          <table:table-cell table:style-name="ce8" office:value-type="string" calcext:value-type="string">
            <text:p>algóða</text:p>
          </table:table-cell>
          <table:table-cell table:style-name="ce22" office:value-type="string" calcext:value-type="string">
            <text:p>nkeo</text:p>
          </table:table-cell>
          <table:table-cell table:style-name="ce39" office:value-type="string" calcext:value-type="string">
            <text:p>verði</text:p>
          </table:table-cell>
          <table:table-cell table:style-name="ce22" office:value-type="string" calcext:value-type="string">
            <text:p>svg3fn</text:p>
          </table:table-cell>
          <table:table-cell office:value-type="string" calcext:value-type="string">
            <text:p>da</text:p>
          </table:table-cell>
          <table:table-cell table:number-columns-repeated="6"/>
          <table:table-cell office:value-type="string" calcext:value-type="string">
            <text:p><text:s/>fakeo algóða nkeo verði svg3fn eigi aa eins aa og c daufar lvfosf skuggamyndir nvfo í aþ huga nkeþ barnsins nheeg , , heldur c fjörugar lvfosf hugsjónir nvfo , , sem ct það fphen hefur sfg3en unað ssg af aa . . Jafnframt aa skal s</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81" calcext:value-type="float">
            <text:p>81</text:p>
          </table:table-cell>
          <table:table-cell office:value-type="string" calcext:value-type="string">
            <text:p><text:s text:c="2"/>, , að c stjörnurnar nvfng eru sfg3fn líkamir lkfnsf með ao sama fbheo eðli nheo og c jörð nven sú faven , , er sfg3en vjer nhen búum sfg1fn á aa . . Blik nhen stjarnanna nvfeg minnir sfg3en oss fp1fo á ao </text:p>
          </table:table-cell>
          <table:table-cell table:style-name="ce8" office:value-type="string" calcext:value-type="string">
            <text:p>hinn</text:p>
          </table:table-cell>
          <table:table-cell office:value-type="string" calcext:value-type="string">
            <text:p>fakeo</text:p>
          </table:table-cell>
          <table:table-cell table:style-name="ce8" office:value-type="string" calcext:value-type="string">
            <text:p>hraða</text:p>
          </table:table-cell>
          <table:table-cell table:style-name="ce22" office:value-type="string" calcext:value-type="string">
            <text:p>nkeo</text:p>
          </table:table-cell>
          <table:table-cell table:style-name="ce39" office:value-type="string" calcext:value-type="string">
            <text:p>snúning</text:p>
          </table:table-cell>
          <table:table-cell table:style-name="ce22" office:value-type="string" calcext:value-type="string">
            <text:p>nkeo</text:p>
          </table:table-cell>
          <table:table-cell office:value-type="string" calcext:value-type="string">
            <text:p>danGEN</text:p>
          </table:table-cell>
          <table:table-cell table:number-columns-repeated="6"/>
          <table:table-cell office:value-type="string" calcext:value-type="string">
            <text:p><text:s/>fakeo hraða nkeo snúning nkeo jarðar nvee vorrar lveesf . . Og c sjónaukar nkfn og c útreikningar nkfn vísindamanna nkfe styðja sfg3fn eigi svg3en hvað fshen minnst ssm að aþ því fpheþ að cn færa sng oss fp1fo heim aa sanninn </text:p>
          </table:table-cell>
          <table:table-cell office:value-type="string" calcext:value-type="string">
            <text:p>1890-HugsanirHimingeiminn-JohBriem.txt</text:p>
          </table:table-cell>
          <table:table-cell table:number-columns-repeated="2" office:value-type="string" calcext:value-type="string">
            <text:p>JohBriem</text:p>
          </table:table-cell>
          <table:table-cell office:value-type="float" office:value="1890" calcext:value-type="float">
            <text:p>1890</text:p>
          </table:table-cell>
          <table:table-cell office:value-type="float" office:value="1874" calcext:value-type="float">
            <text:p>187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96" calcext:value-type="float">
            <text:p>96</text:p>
          </table:table-cell>
          <table:table-cell office:value-type="string" calcext:value-type="string">
            <text:p><text:s text:c="2"/>mótlætið nheng kemur sfg3en , , þá aa kemur sfg3en hinn gken sanni svg3en vinur nken vor feken til ae vor feken , , en c hinn gken rangi lkenvf vinur nken fer sfg3en þá aa frá aþ oss fp1fþ . . Þegar c </text:p>
          </table:table-cell>
          <table:table-cell table:style-name="ce8" office:value-type="string" calcext:value-type="string">
            <text:p>hinn</text:p>
          </table:table-cell>
          <table:table-cell office:value-type="string" calcext:value-type="string">
            <text:p>fakeo</text:p>
          </table:table-cell>
          <table:table-cell table:style-name="ce8" office:value-type="string" calcext:value-type="string">
            <text:p>sanni</text:p>
          </table:table-cell>
          <table:table-cell table:style-name="ce22" office:value-type="string" calcext:value-type="string">
            <text:p>svg3en</text:p>
          </table:table-cell>
          <table:table-cell table:style-name="ce39" office:value-type="string" calcext:value-type="string">
            <text:p>vinur</text:p>
          </table:table-cell>
          <table:table-cell table:style-name="ce22" office:value-type="string" calcext:value-type="string">
            <text:p>nken</text:p>
          </table:table-cell>
          <table:table-cell office:value-type="string" calcext:value-type="string">
            <text:p>danGEN</text:p>
          </table:table-cell>
          <table:table-cell table:number-columns-repeated="6"/>
          <table:table-cell office:value-type="string" calcext:value-type="string">
            <text:p><text:s/>fakeo sanni svg3en vinur nken vor feken veitir sfg3en oss fp1fo velgjörð nveo , , þá aa er sfg3en það fphen á ao þann fakeo hátt nkeo , , að c svo aa virðist sfm3en sem c vjer lvensf veitum sfg1fn </text:p>
          </table:table-cell>
          <table:table-cell office:value-type="string" calcext:value-type="string">
            <text:p>1880-Vinir-JonMagn.txt</text:p>
          </table:table-cell>
          <table:table-cell table:number-columns-repeated="2" office:value-type="string" calcext:value-type="string">
            <text:p>JonMagn</text:p>
          </table:table-cell>
          <table:table-cell office:value-type="float" office:value="1880" calcext:value-type="float">
            <text:p>1880</text:p>
          </table:table-cell>
          <table:table-cell office:value-type="float" office:value="1859" calcext:value-type="float">
            <text:p>1859</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97" calcext:value-type="float">
            <text:p>97</text:p>
          </table:table-cell>
          <table:table-cell office:value-type="string" calcext:value-type="string">
            <text:p><text:s text:c="2"/>aa fáein fohfo af aþ helztu lhfþve einkennum nhfþ þess fakee manns nkee , , sem ct vill sfg3en oss fp1fo vel aa og c sem ct vjer lvensf dæmum nhfþ af aþ , , að cn sje sng sannur lkensf vinur nken vor feken . . </text:p>
          </table:table-cell>
          <table:table-cell table:style-name="ce8" office:value-type="string" calcext:value-type="string">
            <text:p>Hinn</text:p>
          </table:table-cell>
          <table:table-cell office:value-type="string" calcext:value-type="string">
            <text:p>fakeo</text:p>
          </table:table-cell>
          <table:table-cell table:style-name="ce8" office:value-type="string" calcext:value-type="string">
            <text:p>sanni</text:p>
          </table:table-cell>
          <table:table-cell table:style-name="ce22" office:value-type="string" calcext:value-type="string">
            <text:p>svg3en</text:p>
          </table:table-cell>
          <table:table-cell table:style-name="ce39" office:value-type="string" calcext:value-type="string">
            <text:p>vinur</text:p>
          </table:table-cell>
          <table:table-cell table:style-name="ce22" office:value-type="string" calcext:value-type="string">
            <text:p>nken</text:p>
          </table:table-cell>
          <table:table-cell office:value-type="string" calcext:value-type="string">
            <text:p>danGEN</text:p>
          </table:table-cell>
          <table:table-cell table:number-columns-repeated="6"/>
          <table:table-cell office:value-type="string" calcext:value-type="string">
            <text:p><text:s/>fakeo sanni svg3en vinur nken vor feken er sfg3en jafnan aa reiðubúinn lkensf til ae þess fphee að cn hjálpa sng oss fp1fþ , , þá aa er sfg3en oss fp1fþ liggur sfg3en mikið lhensf á aa ; ; ef c </text:p>
          </table:table-cell>
          <table:table-cell office:value-type="string" calcext:value-type="string">
            <text:p>1880-Vinir-OlEinars.txt</text:p>
          </table:table-cell>
          <table:table-cell table:number-columns-repeated="2" office:value-type="string" calcext:value-type="string">
            <text:p>OlEinars</text:p>
          </table:table-cell>
          <table:table-cell office:value-type="float" office:value="1880" calcext:value-type="float">
            <text:p>1880</text:p>
          </table:table-cell>
          <table:table-cell office:value-type="float" office:value="1859" calcext:value-type="float">
            <text:p>1859</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98" calcext:value-type="float">
            <text:p>98</text:p>
          </table:table-cell>
          <table:table-cell office:value-type="string" calcext:value-type="string">
            <text:p><text:s text:c="2"/>sng eitt tfheo yfir ao sig fpkeo og c oss fp1fþ ganga sng ; ; hann fpken reynir sfg3en til aa með aþ öllu foheþ móti aþ að cn bæta sng kjör nhfo vor feken ekki aa síður aam en c sín fehfo . . </text:p>
          </table:table-cell>
          <table:table-cell table:style-name="ce8" office:value-type="string" calcext:value-type="string">
            <text:p>Hinn</text:p>
          </table:table-cell>
          <table:table-cell office:value-type="string" calcext:value-type="string">
            <text:p>fakeo</text:p>
          </table:table-cell>
          <table:table-cell table:style-name="ce8" office:value-type="string" calcext:value-type="string">
            <text:p>sanni</text:p>
          </table:table-cell>
          <table:table-cell table:style-name="ce22" office:value-type="string" calcext:value-type="string">
            <text:p>svg3en</text:p>
          </table:table-cell>
          <table:table-cell table:style-name="ce39" office:value-type="string" calcext:value-type="string">
            <text:p>vinur</text:p>
          </table:table-cell>
          <table:table-cell table:style-name="ce22" office:value-type="string" calcext:value-type="string">
            <text:p>nken</text:p>
          </table:table-cell>
          <table:table-cell office:value-type="string" calcext:value-type="string">
            <text:p>danGEN</text:p>
          </table:table-cell>
          <table:table-cell table:number-columns-repeated="6"/>
          <table:table-cell office:value-type="string" calcext:value-type="string">
            <text:p><text:s/>fakeo sanni svg3en vinur nken vor feken ræður sfg3en oss fp1fo heilt lheosf , , þá aa er sfg3en vjer nhen spyrjum sfg1fn hann fpkeo ráða sng ; ; hann fpken ræður sfg3en oss fp1fo það faheo , , sem ct hann </text:p>
          </table:table-cell>
          <table:table-cell office:value-type="string" calcext:value-type="string">
            <text:p>1880-Vinir-OlEinars.txt</text:p>
          </table:table-cell>
          <table:table-cell table:number-columns-repeated="2" office:value-type="string" calcext:value-type="string">
            <text:p>OlEinars</text:p>
          </table:table-cell>
          <table:table-cell office:value-type="float" office:value="1880" calcext:value-type="float">
            <text:p>1880</text:p>
          </table:table-cell>
          <table:table-cell office:value-type="float" office:value="1859" calcext:value-type="float">
            <text:p>1859</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99" calcext:value-type="float">
            <text:p>99</text:p>
          </table:table-cell>
          <table:table-cell office:value-type="string" calcext:value-type="string">
            <text:p><text:s/>3eþ verið ssg ástatt lhensf fyrir aþ honum fpkeþ ; ; hann fpken gefur sfg3en oss fp1fo þar aa að aa auki aa heilræði nheo , , svo aa sem aa Njáll nken-s gaf sfg3eþ Gunnari nkeþ-s á aþ Hlíðarenda nkeþ-s . . </text:p>
          </table:table-cell>
          <table:table-cell table:style-name="ce8" office:value-type="string" calcext:value-type="string">
            <text:p>Hinn</text:p>
          </table:table-cell>
          <table:table-cell office:value-type="string" calcext:value-type="string">
            <text:p>fakeo</text:p>
          </table:table-cell>
          <table:table-cell table:style-name="ce8" office:value-type="string" calcext:value-type="string">
            <text:p>sanni</text:p>
          </table:table-cell>
          <table:table-cell table:style-name="ce22" office:value-type="string" calcext:value-type="string">
            <text:p>svg3en</text:p>
          </table:table-cell>
          <table:table-cell table:style-name="ce39" office:value-type="string" calcext:value-type="string">
            <text:p>vinur</text:p>
          </table:table-cell>
          <table:table-cell table:style-name="ce22" office:value-type="string" calcext:value-type="string">
            <text:p>nken</text:p>
          </table:table-cell>
          <table:table-cell office:value-type="string" calcext:value-type="string">
            <text:p>danGEN</text:p>
          </table:table-cell>
          <table:table-cell table:number-columns-repeated="6"/>
          <table:table-cell office:value-type="string" calcext:value-type="string">
            <text:p><text:s/>fakeo sanni svg3en vinur nken vor feken er sfg3en oss fp1fþ tryggur lkensf ; ; hann fpken lætur sfg3en ekki aa aðra fokfo vonda lkfosf menn nkfn spilla sfg3fn sjer nkeþ við ao oss fp1fo , , og c trúir sfg3</text:p>
          </table:table-cell>
          <table:table-cell office:value-type="string" calcext:value-type="string">
            <text:p>1880-Vinir-OlEinars.txt</text:p>
          </table:table-cell>
          <table:table-cell table:number-columns-repeated="2" office:value-type="string" calcext:value-type="string">
            <text:p>OlEinars</text:p>
          </table:table-cell>
          <table:table-cell office:value-type="float" office:value="1880" calcext:value-type="float">
            <text:p>1880</text:p>
          </table:table-cell>
          <table:table-cell office:value-type="float" office:value="1859" calcext:value-type="float">
            <text:p>1859</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00" calcext:value-type="float">
            <text:p>100</text:p>
          </table:table-cell>
          <table:table-cell office:value-type="string" calcext:value-type="string">
            <text:p><text:s text:c="2"/>um ao oss fp1fo eitthvað foheo satt lheosf , , sem ct hann fpken þá aa eigi aa veit sfg3en um ao , , og c sem ct hann fpken finnur sfg3en , , að c oss fp1fþ er sfg3en til ae hneisu nvee . . </text:p>
          </table:table-cell>
          <table:table-cell table:style-name="ce8" office:value-type="string" calcext:value-type="string">
            <text:p>Hinn</text:p>
          </table:table-cell>
          <table:table-cell office:value-type="string" calcext:value-type="string">
            <text:p>fakeo</text:p>
          </table:table-cell>
          <table:table-cell table:style-name="ce8" office:value-type="string" calcext:value-type="string">
            <text:p>sanni</text:p>
          </table:table-cell>
          <table:table-cell table:style-name="ce22" office:value-type="string" calcext:value-type="string">
            <text:p>svg3en</text:p>
          </table:table-cell>
          <table:table-cell table:style-name="ce39" office:value-type="string" calcext:value-type="string">
            <text:p>vinur</text:p>
          </table:table-cell>
          <table:table-cell table:style-name="ce22" office:value-type="string" calcext:value-type="string">
            <text:p>nken</text:p>
          </table:table-cell>
          <table:table-cell office:value-type="string" calcext:value-type="string">
            <text:p>danGEN</text:p>
          </table:table-cell>
          <table:table-cell table:number-columns-repeated="6"/>
          <table:table-cell office:value-type="string" calcext:value-type="string">
            <text:p><text:s/>fakeo sanni svg3en vinur nken vor feken varast snm að cn segja sng öðrum fokfþ frá aþ því fpheþ , , sem ct vjer lvensf viljum sfg1fn halda sng leyndu lheþsf , , og c vjer nkeo höfum sfg1fn sagt ssg honum fpkeþ frá </text:p>
          </table:table-cell>
          <table:table-cell office:value-type="string" calcext:value-type="string">
            <text:p>1880-Vinir-OlEinars.txt</text:p>
          </table:table-cell>
          <table:table-cell table:number-columns-repeated="2" office:value-type="string" calcext:value-type="string">
            <text:p>OlEinars</text:p>
          </table:table-cell>
          <table:table-cell office:value-type="float" office:value="1880" calcext:value-type="float">
            <text:p>1880</text:p>
          </table:table-cell>
          <table:table-cell office:value-type="float" office:value="1859" calcext:value-type="float">
            <text:p>1859</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01" calcext:value-type="float">
            <text:p>101</text:p>
          </table:table-cell>
          <table:table-cell office:value-type="string" calcext:value-type="string">
            <text:p><text:s text:c="2"/>fpken ver sfg3en rjett nkeo vorn fekeo , , þá aa er sfg3en ósanngjarnir lkfnsf menn nkfn vilja sfg3fn halla sng honum fpkeþ , , svo aa sem aa hann fpken ætti svg3eþ að cn verja sng rjett nkeo sjálfs fbkee sín fpkee . . </text:p>
          </table:table-cell>
          <table:table-cell table:style-name="ce8" office:value-type="string" calcext:value-type="string">
            <text:p>Hinn</text:p>
          </table:table-cell>
          <table:table-cell office:value-type="string" calcext:value-type="string">
            <text:p>fakeo</text:p>
          </table:table-cell>
          <table:table-cell table:style-name="ce8" office:value-type="string" calcext:value-type="string">
            <text:p>sanni</text:p>
          </table:table-cell>
          <table:table-cell table:style-name="ce22" office:value-type="string" calcext:value-type="string">
            <text:p>svg3en</text:p>
          </table:table-cell>
          <table:table-cell table:style-name="ce39" office:value-type="string" calcext:value-type="string">
            <text:p>vinur</text:p>
          </table:table-cell>
          <table:table-cell table:style-name="ce22" office:value-type="string" calcext:value-type="string">
            <text:p>nken</text:p>
          </table:table-cell>
          <table:table-cell office:value-type="string" calcext:value-type="string">
            <text:p>danGEN</text:p>
          </table:table-cell>
          <table:table-cell table:number-columns-repeated="6"/>
          <table:table-cell office:value-type="string" calcext:value-type="string">
            <text:p><text:s/>fakeo sanni svg3en vinur nken vor feken aptrar nkfn oss fp1fþ af aþ fremsta lheþve megni nheþ frá aþ svalli nheþ og c ofdrykkju nveo og c alls fokee konar nkee löstum nkfþ , , ef c hann fpken sjer sfg3en , , að </text:p>
          </table:table-cell>
          <table:table-cell office:value-type="string" calcext:value-type="string">
            <text:p>1880-Vinir-OlEinars.txt</text:p>
          </table:table-cell>
          <table:table-cell table:number-columns-repeated="2" office:value-type="string" calcext:value-type="string">
            <text:p>OlEinars</text:p>
          </table:table-cell>
          <table:table-cell office:value-type="float" office:value="1880" calcext:value-type="float">
            <text:p>1880</text:p>
          </table:table-cell>
          <table:table-cell office:value-type="float" office:value="1859" calcext:value-type="float">
            <text:p>1859</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03" calcext:value-type="float">
            <text:p>103</text:p>
          </table:table-cell>
          <table:table-cell office:value-type="string" calcext:value-type="string">
            <text:p><text:s text:c="2"/>fpheo án ae þess fphee honum fpkeþ þurfi svg3en að cn skjátla sng nema c lítið lhensf eitt tfhen , , þar aa sem c þar aa á aþ móti nheþ allt fohen er sfg3en komið sþghen undir aþ heppninni nveþg , , hvort c </text:p>
          </table:table-cell>
          <table:table-cell table:style-name="ce8" office:value-type="string" calcext:value-type="string">
            <text:p>hinum</text:p>
          </table:table-cell>
          <table:table-cell office:value-type="string" calcext:value-type="string">
            <text:p>fakeþ</text:p>
          </table:table-cell>
          <table:table-cell table:style-name="ce8" office:value-type="string" calcext:value-type="string">
            <text:p>ósögufróða</text:p>
          </table:table-cell>
          <table:table-cell table:style-name="ce22" office:value-type="string" calcext:value-type="string">
            <text:p>nkeþ</text:p>
          </table:table-cell>
          <table:table-cell table:style-name="ce39" office:value-type="string" calcext:value-type="string">
            <text:p>muni</text:p>
          </table:table-cell>
          <table:table-cell table:style-name="ce22" office:value-type="string" calcext:value-type="string">
            <text:p>svg3en</text:p>
          </table:table-cell>
          <table:table-cell office:value-type="string" calcext:value-type="string">
            <text:p>da</text:p>
          </table:table-cell>
          <table:table-cell table:number-columns-repeated="6"/>
          <table:table-cell office:value-type="string" calcext:value-type="string">
            <text:p><text:s/>fakeþ ósögufróða nkeþ muni svg3en takast snm það fphen . . Virðist sfm3en mjer nhen svo aa nægilega aa sýnt ssg , , hversu aa söguþekkingin nveng sje sng nytsöm lhfosf . . Þorvarður nken-s Andrésson nken-s Kjerulf nken-s </text:p>
          </table:table-cell>
          <table:table-cell office:value-type="string" calcext:value-type="string">
            <text:p>1871-SaganSjalfstaedi-ThorvAndrKjer.txt</text:p>
          </table:table-cell>
          <table:table-cell table:number-columns-repeated="2" office:value-type="string" calcext:value-type="string">
            <text:p>ThorvAndrKjer</text:p>
          </table:table-cell>
          <table:table-cell office:value-type="float" office:value="1871" calcext:value-type="float">
            <text:p>1871</text:p>
          </table:table-cell>
          <table:table-cell office:value-type="float" office:value="1848" calcext:value-type="float">
            <text:p>1848</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08" calcext:value-type="float">
            <text:p>108</text:p>
          </table:table-cell>
          <table:table-cell office:value-type="string" calcext:value-type="string">
            <text:p><text:s text:c="2"/>segir sfg3en þeim fphfþ , , hversu aa fjarstætt lhensf sem ct það fphen kann sfg3en að cn vera sng annaðhvort c ritningunni nveþg eða c röksemdum nvfþ heilbrigðrar lveesf skynsemi nvee . . Sum fohfn atriði nhfn í aþ trúargreinum nvfþ </text:p>
          </table:table-cell>
          <table:table-cell table:style-name="ce8" office:value-type="string" calcext:value-type="string">
            <text:p>hinna</text:p>
          </table:table-cell>
          <table:table-cell office:value-type="string" calcext:value-type="string">
            <text:p>fakfe</text:p>
          </table:table-cell>
          <table:table-cell table:style-name="ce8" office:value-type="string" calcext:value-type="string">
            <text:p>ýmsu</text:p>
          </table:table-cell>
          <table:table-cell table:style-name="ce22" office:value-type="string" calcext:value-type="string">
            <text:p>fohfe</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an</text:p>
          </table:table-cell>
          <table:table-cell table:number-columns-repeated="6"/>
          <table:table-cell office:value-type="string" calcext:value-type="string">
            <text:p><text:s/>fakfe ýmsu fohfe , , kristnu lhfevf trúarbragða nhfe má sfg3en beinlínis aa skoða sng sem c hjátrú nveo , , með aþ því fpheþ að c þau fphfn hafa sfg3fn ekkert foheo við ao að cn styðjast snm , , hvorki c í aþ ritningunni nveþg </text:p>
          </table:table-cell>
          <table:table-cell office:value-type="string" calcext:value-type="string">
            <text:p>1880-VantruHjatru-PalmPals.txt</text:p>
          </table:table-cell>
          <table:table-cell table:number-columns-repeated="2" office:value-type="string" calcext:value-type="string">
            <text:p>PalmPals</text:p>
          </table:table-cell>
          <table:table-cell office:value-type="float" office:value="1880" calcext:value-type="float">
            <text:p>1880</text:p>
          </table:table-cell>
          <table:table-cell office:value-type="float" office:value="1857" calcext:value-type="float">
            <text:p>1857</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14" calcext:value-type="float">
            <text:p>114</text:p>
          </table:table-cell>
          <table:table-cell office:value-type="string" calcext:value-type="string">
            <text:p><text:s/>skan nveng , , eða c framfaraskeiðið nheng . . 2 ta . . Miðbik nhen æfinnar nveeg , , eða c sá faken tími nken sem ct maðurinn nkeng er sfg3en í aþ broddi nkeþ lífsins nheeg . . 3 ta . . Ellin nveng , , eða c hnignunartíminn nkeng . . </text:p>
          </table:table-cell>
          <table:table-cell table:style-name="ce8" office:value-type="string" calcext:value-type="string">
            <text:p>Hinir</text:p>
          </table:table-cell>
          <table:table-cell office:value-type="string" calcext:value-type="string">
            <text:p>fakfn</text:p>
          </table:table-cell>
          <table:table-cell table:style-name="ce8" office:value-type="string" calcext:value-type="string">
            <text:p>sömu</text:p>
          </table:table-cell>
          <table:table-cell table:style-name="ce22" office:value-type="string" calcext:value-type="string">
            <text:p>fbkfn</text:p>
          </table:table-cell>
          <table:table-cell table:style-name="ce39" office:value-type="string" calcext:value-type="string">
            <text:p>kaflar</text:p>
          </table:table-cell>
          <table:table-cell table:style-name="ce22" office:value-type="string" calcext:value-type="string">
            <text:p>nkfn</text:p>
          </table:table-cell>
          <table:table-cell office:value-type="string" calcext:value-type="string">
            <text:p>dan</text:p>
          </table:table-cell>
          <table:table-cell table:number-columns-repeated="6"/>
          <table:table-cell office:value-type="string" calcext:value-type="string">
            <text:p><text:s/>fakfn sömu fbkfn kaflar nkfn í aþ lífi nheþ blómsins nheeg eru sfg3fn 1 ta . . Vorið nheng . . 2 ta . . Sumarið nheng . . 3 ta . . Haustið nheng . . Æskan nveng er sfg3en grundvöllur nken undir aþ öllu foheþ lífi nheþ mannsins nk</text:p>
          </table:table-cell>
          <table:table-cell office:value-type="string" calcext:value-type="string">
            <text:p>1854-AeskaElli-StefSSteph.txt</text:p>
          </table:table-cell>
          <table:table-cell table:number-columns-repeated="2" office:value-type="string" calcext:value-type="string">
            <text:p>StefSSteph</text:p>
          </table:table-cell>
          <table:table-cell office:value-type="float" office:value="1854" calcext:value-type="float">
            <text:p>1854</text:p>
          </table:table-cell>
          <table:table-cell office:value-type="float" office:value="1832" calcext:value-type="float">
            <text:p>1832</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16" calcext:value-type="float">
            <text:p>116</text:p>
          </table:table-cell>
          <table:table-cell office:value-type="string" calcext:value-type="string">
            <text:p><text:s text:c="2"/>öldungis aa nauðsynlegar lvfnsf til ae þess fphee að cn þekkja sng sögu nveo fornaldarinnar nveeg ; ; en c hana fpveo þekktum sfg1fþ vjer nkeo mjög aa lítið aa , , ef c vjer nhen eigi svg3en kynnum svg1fþ þessar favfo tungur nvfo . . </text:p>
          </table:table-cell>
          <table:table-cell table:style-name="ce8" office:value-type="string" calcext:value-type="string">
            <text:p>Hinir</text:p>
          </table:table-cell>
          <table:table-cell office:value-type="string" calcext:value-type="string">
            <text:p>fakfn</text:p>
          </table:table-cell>
          <table:table-cell table:style-name="ce8" office:value-type="string" calcext:value-type="string">
            <text:p>lærðu</text:p>
          </table:table-cell>
          <table:table-cell table:style-name="ce22" office:value-type="string" calcext:value-type="string">
            <text:p>sfg3fþ</text:p>
          </table:table-cell>
          <table:table-cell table:style-name="ce39" office:value-type="string" calcext:value-type="string">
            <text:p>skóla</text:p>
          </table:table-cell>
          <table:table-cell table:style-name="ce22" office:value-type="string" calcext:value-type="string">
            <text:p>nkeo</text:p>
          </table:table-cell>
          <table:table-cell office:value-type="string" calcext:value-type="string">
            <text:p>dan</text:p>
          </table:table-cell>
          <table:table-cell table:number-columns-repeated="6"/>
          <table:table-cell office:value-type="string" calcext:value-type="string">
            <text:p><text:s/>fakfn lærðu sfg3fþ skóla nkeo eru sfg3fn því aa hinar gvfn fyrstu lvfnve stofnanir nvfn til ae þess fphee , , að cn leiða sng menntir nvfo fornaldarinnar nveeg í ao ljós nheo fyrir aþ þeirri faveþ kynslóð nveþ , , sem ct lifir sf</text:p>
          </table:table-cell>
          <table:table-cell office:value-type="string" calcext:value-type="string">
            <text:p>1872-Latinukennsla-GudnGudm.txt</text:p>
          </table:table-cell>
          <table:table-cell table:number-columns-repeated="2" office:value-type="string" calcext:value-type="string">
            <text:p>GudnGudm</text:p>
          </table:table-cell>
          <table:table-cell office:value-type="float" office:value="1872" calcext:value-type="float">
            <text:p>1872</text:p>
          </table:table-cell>
          <table:table-cell office:value-type="float" office:value="1850" calcext:value-type="float">
            <text:p>1850</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17" calcext:value-type="float">
            <text:p>117</text:p>
          </table:table-cell>
          <table:table-cell office:value-type="string" calcext:value-type="string">
            <text:p><text:s text:c="2"/>fakfn , , sem ct ekki aa vita sfg3fn það fpheo , , eru sfg3fn „ nhfn dáðlausir lkfnsf feður nkfn “ nhen , , ónýtir lkfnsf fjelagsmenn nkfn og c skaðlegir lkfnsf sjálfum fbkeþ sjer nkeþ . . En c því fpheþ fer sfg3en betur aam , , að c </text:p>
          </table:table-cell>
          <table:table-cell table:style-name="ce8" office:value-type="string" calcext:value-type="string">
            <text:p>hinir</text:p>
          </table:table-cell>
          <table:table-cell office:value-type="string" calcext:value-type="string">
            <text:p>fakfn</text:p>
          </table:table-cell>
          <table:table-cell table:style-name="ce8" office:value-type="string" calcext:value-type="string">
            <text:p>menntuðu</text:p>
          </table:table-cell>
          <table:table-cell table:style-name="ce22" office:value-type="string" calcext:value-type="string">
            <text:p>sfg3fþ</text:p>
          </table:table-cell>
          <table:table-cell table:style-name="ce39" office:value-type="string" calcext:value-type="string">
            <text:p>menn</text:p>
          </table:table-cell>
          <table:table-cell table:style-name="ce22" office:value-type="string" calcext:value-type="string">
            <text:p>nkfo</text:p>
          </table:table-cell>
          <table:table-cell office:value-type="string" calcext:value-type="string">
            <text:p>dan</text:p>
          </table:table-cell>
          <table:table-cell table:number-columns-repeated="6"/>
          <table:table-cell office:value-type="string" calcext:value-type="string">
            <text:p><text:s/>fakfn menntuðu sfg3fþ menn nkfo hafa sfg3fn skapað ssg sjer nkee nýja lveosf nautn nveo og c nýjan lkeosf ávöxt nkeo vinnu nvee sinnar fevee ; ; það fphen er sfg3en virðing nven og c þakklátsemi nven meðbræðra nkfe sinna fekfe og</text:p>
          </table:table-cell>
          <table:table-cell office:value-type="string" calcext:value-type="string">
            <text:p>1884-ThjodFramtid-EinBen.txt</text:p>
          </table:table-cell>
          <table:table-cell table:number-columns-repeated="2" office:value-type="string" calcext:value-type="string">
            <text:p>EinBen</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26" calcext:value-type="float">
            <text:p>126</text:p>
          </table:table-cell>
          <table:table-cell office:value-type="string" calcext:value-type="string">
            <text:p><text:s text:c="2"/>hvern fokeo einstakling nkeo njóta sng rjettar nkfn síns fekee . . Allt fohen siðleysi nhen hinna gvfe ómenntuðu lvfevf þjóða nvfe hefur sfg3en horfið ssg , , þegar c þær fpvfn hafa sfg3fn orðið ssg hluttakandi lvfnof í aþ gæðum nhfþ </text:p>
          </table:table-cell>
          <table:table-cell table:style-name="ce8" office:value-type="string" calcext:value-type="string">
            <text:p>hinnar</text:p>
          </table:table-cell>
          <table:table-cell office:value-type="string" calcext:value-type="string">
            <text:p>favee</text:p>
          </table:table-cell>
          <table:table-cell table:style-name="ce8" office:value-type="string" calcext:value-type="string">
            <text:p>sömu</text:p>
          </table:table-cell>
          <table:table-cell table:style-name="ce22" office:value-type="string" calcext:value-type="string">
            <text:p>fbvee</text:p>
          </table:table-cell>
          <table:table-cell table:style-name="ce39" office:value-type="string" calcext:value-type="string">
            <text:p>menntunar</text:p>
          </table:table-cell>
          <table:table-cell table:style-name="ce22" office:value-type="string" calcext:value-type="string">
            <text:p>nvee</text:p>
          </table:table-cell>
          <table:table-cell office:value-type="string" calcext:value-type="string">
            <text:p>dan</text:p>
          </table:table-cell>
          <table:table-cell table:number-columns-repeated="6"/>
          <table:table-cell office:value-type="string" calcext:value-type="string">
            <text:p><text:s/>favee sömu fbvee menntunar nvee . . Menntunin nveng hefur sfg3en enn aa fremur aam kennt ssg þjóðunum nvfþg að cn bera sng rjettilega lveosf umhyggju nveo fyrir aþ lífinu nheþg og c bætt ssg svo aa mjög aa hin ghfo ytri lhfovm k</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28" calcext:value-type="float">
            <text:p>128</text:p>
          </table:table-cell>
          <table:table-cell office:value-type="string" calcext:value-type="string">
            <text:p><text:s text:c="2"/>vera sng . . Þó aa ber sfg3en stundum aa út aa af aþ því fpheþ , , að c uppeldið nheng skapi nheþ manninn nkeog , , en c engu foheþ að aa síður aam sýnir sfg3en reynslan nveng , , að c það fphen er sfg3en </text:p>
          </table:table-cell>
          <table:table-cell table:style-name="ce8" office:value-type="string" calcext:value-type="string">
            <text:p>hin</text:p>
          </table:table-cell>
          <table:table-cell office:value-type="string" calcext:value-type="string">
            <text:p>faven</text:p>
          </table:table-cell>
          <table:table-cell table:style-name="ce8" office:value-type="string" calcext:value-type="string">
            <text:p>vanalega</text:p>
          </table:table-cell>
          <table:table-cell table:style-name="ce22" office:value-type="string" calcext:value-type="string">
            <text:p>aa</text:p>
          </table:table-cell>
          <table:table-cell table:style-name="ce39" office:value-type="string" calcext:value-type="string">
            <text:p>rás</text:p>
          </table:table-cell>
          <table:table-cell table:style-name="ce22" office:value-type="string" calcext:value-type="string">
            <text:p>nven</text:p>
          </table:table-cell>
          <table:table-cell office:value-type="string" calcext:value-type="string">
            <text:p>danGEN</text:p>
          </table:table-cell>
          <table:table-cell table:number-columns-repeated="6"/>
          <table:table-cell office:value-type="string" calcext:value-type="string">
            <text:p><text:s/>faven vanalega aa rás nven hlutanna nkfeg . . Hallgrímur nvfn Sveinsson nken-s </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29" calcext:value-type="float">
            <text:p>129</text:p>
          </table:table-cell>
          <table:table-cell office:value-type="string" calcext:value-type="string">
            <text:p><text:s text:c="2"/>ófögrum lvfþsf og c óprúðum lhfþsf híbýlum nhfþ . . Að aþ öðru foheþ leyti nheþ á aa og c hjer nkeo við ao það faheo , , sem ct áður aa er sfg3en sagt sþghen um ao hið gheo andlega lheovf uppeldi nheo , , að c </text:p>
          </table:table-cell>
          <table:table-cell table:style-name="ce8" office:value-type="string" calcext:value-type="string">
            <text:p>hin</text:p>
          </table:table-cell>
          <table:table-cell office:value-type="string" calcext:value-type="string">
            <text:p>faven</text:p>
          </table:table-cell>
          <table:table-cell table:style-name="ce8" office:value-type="string" calcext:value-type="string">
            <text:p>ýmsa</text:p>
          </table:table-cell>
          <table:table-cell table:style-name="ce22" office:value-type="string" calcext:value-type="string">
            <text:p>fokfo</text:p>
          </table:table-cell>
          <table:table-cell table:style-name="ce39" office:value-type="string" calcext:value-type="string">
            <text:p>lífsstefna</text:p>
          </table:table-cell>
          <table:table-cell table:style-name="ce22" office:value-type="string" calcext:value-type="string">
            <text:p>nven</text:p>
          </table:table-cell>
          <table:table-cell office:value-type="string" calcext:value-type="string">
            <text:p>danGEN</text:p>
          </table:table-cell>
          <table:table-cell table:number-columns-repeated="6"/>
          <table:table-cell office:value-type="string" calcext:value-type="string">
            <text:p><text:s/>faven ýmsa fokfo lífsstefna nven mannsins nkeeg skal sfg3en þar aa miklu lvfnvf ráða sng . . 2 ta . . Uppskeran nveng er sfg3en undir aþ sáningunni nveþg komin sþgven , , og c svo aa er sfg3en og c um ao uppeldið nheog og c </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32" calcext:value-type="float">
            <text:p>132</text:p>
          </table:table-cell>
          <table:table-cell office:value-type="string" calcext:value-type="string">
            <text:p><text:s text:c="2"/>sje sng sælla lheovf að cn gefa sng en c þiggja sng , , og c að c það fphen hafi svg3en miklu lveovf meiri lveovm blessun nveo í aþ för nveþ með aþ sjer nkeþ . . En c þó aa virðizt lhensf , , sem ct </text:p>
          </table:table-cell>
          <table:table-cell table:style-name="ce8" office:value-type="string" calcext:value-type="string">
            <text:p>hin</text:p>
          </table:table-cell>
          <table:table-cell office:value-type="string" calcext:value-type="string">
            <text:p>faven</text:p>
          </table:table-cell>
          <table:table-cell table:style-name="ce8" office:value-type="string" calcext:value-type="string">
            <text:p>gagnstæða</text:p>
          </table:table-cell>
          <table:table-cell table:style-name="ce22" office:value-type="string" calcext:value-type="string">
            <text:p>nvfe</text:p>
          </table:table-cell>
          <table:table-cell table:style-name="ce39" office:value-type="string" calcext:value-type="string">
            <text:p>þýðing</text:p>
          </table:table-cell>
          <table:table-cell table:style-name="ce22" office:value-type="string" calcext:value-type="string">
            <text:p>nven</text:p>
          </table:table-cell>
          <table:table-cell office:value-type="string" calcext:value-type="string">
            <text:p>dan</text:p>
          </table:table-cell>
          <table:table-cell table:number-columns-repeated="6"/>
          <table:table-cell office:value-type="string" calcext:value-type="string">
            <text:p><text:s/>faven gagnstæða nvfe þýðing nven liggi svg3en í aþ orðum nhfþ þessum fahfþ . . Fátæklingurinn nkeng , , sem ct líður sfg3en þann fakeo skort nkeo , , að c hann fpken verður sfg3en að cn taka sng til ae þess fahee óyndisúrræðis nhee</text:p>
          </table:table-cell>
          <table:table-cell office:value-type="string" calcext:value-type="string">
            <text:p>1881-ListinLifa-KlemJons.txt</text:p>
          </table:table-cell>
          <table:table-cell table:number-columns-repeated="2" office:value-type="string" calcext:value-type="string">
            <text:p>KlemJons</text:p>
          </table:table-cell>
          <table:table-cell office:value-type="float" office:value="1881" calcext:value-type="float">
            <text:p>1881</text:p>
          </table:table-cell>
          <table:table-cell office:value-type="float" office:value="1862" calcext:value-type="float">
            <text:p>1862</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33" calcext:value-type="float">
            <text:p>133</text:p>
          </table:table-cell>
          <table:table-cell office:value-type="string" calcext:value-type="string">
            <text:p><text:s text:c="2"/>óendanlega aa stór lvensf , , og c í aþ henni fpveþ eru sfg3fn óteljandi lvfnof sólir nvfn tungl nhen og c stjörnur nvfn . . Jörðin nveng er sfg3en ein lvensf af aþ stjörnunum nvfþg . . Að aþ öllum fohfþ líkindum nhfþ eru sfg3fn </text:p>
          </table:table-cell>
          <table:table-cell table:style-name="ce8" office:value-type="string" calcext:value-type="string">
            <text:p>hinar</text:p>
          </table:table-cell>
          <table:table-cell office:value-type="string" calcext:value-type="string">
            <text:p>favfn</text:p>
          </table:table-cell>
          <table:table-cell table:style-name="ce8" office:value-type="string" calcext:value-type="string">
            <text:p>aðrar</text:p>
          </table:table-cell>
          <table:table-cell table:style-name="ce22" office:value-type="string" calcext:value-type="string">
            <text:p>fovfn</text:p>
          </table:table-cell>
          <table:table-cell table:style-name="ce39" office:value-type="string" calcext:value-type="string">
            <text:p>stjörnur</text:p>
          </table:table-cell>
          <table:table-cell table:style-name="ce22" office:value-type="string" calcext:value-type="string">
            <text:p>nvfn</text:p>
          </table:table-cell>
          <table:table-cell office:value-type="string" calcext:value-type="string">
            <text:p>dan</text:p>
          </table:table-cell>
          <table:table-cell table:number-columns-repeated="6"/>
          <table:table-cell office:value-type="string" calcext:value-type="string">
            <text:p><text:s/>favfn aðrar fovfn stjörnur nvfn einnig aa bygðar sþgvfn , , þó aa mönnum nkfþ sje sng með aþ öllu foheþ ókunnugt lhensf um ao hvernig lvfoof þeim favfþ verum nvfþ sje sng varið ssg , , sem ct þar aa búa sng . . Þegar c maður nken</text:p>
          </table:table-cell>
          <table:table-cell office:value-type="string" calcext:value-type="string">
            <text:p>1890-HugsanirHimingeiminn-JonBen.txt</text:p>
          </table:table-cell>
          <table:table-cell table:number-columns-repeated="2" office:value-type="string" calcext:value-type="string">
            <text:p>JonBen</text:p>
          </table:table-cell>
          <table:table-cell office:value-type="float" office:value="1890" calcext:value-type="float">
            <text:p>1890</text:p>
          </table:table-cell>
          <table:table-cell table:number-columns-repeated="2"/>
          <table:table-cell office:value-type="float" office:value="2" calcext:value-type="float">
            <text:p>2</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34" calcext:value-type="float">
            <text:p>134</text:p>
          </table:table-cell>
          <table:table-cell office:value-type="string" calcext:value-type="string">
            <text:p><text:s/>Hverjar fsvfn eru sfg3fn þær fpvfn helztu sfg3fþ hindranir nvfo fyrir ao manninn nkeog til ae að cn verða sng góður lkensf ? ? ( ( 1870 ta ) ) </text:p>
          </table:table-cell>
          <table:table-cell table:style-name="ce8" office:value-type="string" calcext:value-type="string">
            <text:p>Hinar</text:p>
          </table:table-cell>
          <table:table-cell office:value-type="string" calcext:value-type="string">
            <text:p>favfn</text:p>
          </table:table-cell>
          <table:table-cell table:style-name="ce8" office:value-type="string" calcext:value-type="string">
            <text:p>helztu</text:p>
          </table:table-cell>
          <table:table-cell table:style-name="ce22" office:value-type="string" calcext:value-type="string">
            <text:p>sfg3fþ</text:p>
          </table:table-cell>
          <table:table-cell table:style-name="ce39" office:value-type="string" calcext:value-type="string">
            <text:p>tálmanir</text:p>
          </table:table-cell>
          <table:table-cell table:style-name="ce22" office:value-type="string" calcext:value-type="string">
            <text:p>nvfo</text:p>
          </table:table-cell>
          <table:table-cell office:value-type="string" calcext:value-type="string">
            <text:p>dan</text:p>
          </table:table-cell>
          <table:table-cell table:number-columns-repeated="6"/>
          <table:table-cell office:value-type="string" calcext:value-type="string">
            <text:p><text:s/>favfn helztu sfg3fþ tálmanir nvfo fyrir aþ því fpheþ , , að c maðurinn nkeng verði svg3en góður lkensf , , eru sfg3fn í aþ fyrsta lheþve lagi nheþ eðlisspilling nven sú faven , , er sfg3en honum fpkeþ er sfg3en meðsköpuð sþgven ,</text:p>
          </table:table-cell>
          <table:table-cell office:value-type="string" calcext:value-type="string">
            <text:p>1870-Freistingar-ThorvAndrKjer.txt</text:p>
          </table:table-cell>
          <table:table-cell table:number-columns-repeated="2" office:value-type="string" calcext:value-type="string">
            <text:p>ThorvAndrKjer</text:p>
          </table:table-cell>
          <table:table-cell office:value-type="float" office:value="1870" calcext:value-type="float">
            <text:p>1870</text:p>
          </table:table-cell>
          <table:table-cell office:value-type="float" office:value="1848" calcext:value-type="float">
            <text:p>1848</text:p>
          </table:table-cell>
          <table:table-cell office:value-type="float" office:value="22" calcext:value-type="float">
            <text:p>22</text:p>
          </table:table-cell>
          <table:table-cell office:value-type="float" office:value="4" calcext:value-type="float">
            <text:p>4</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35" calcext:value-type="float">
            <text:p>135</text:p>
          </table:table-cell>
          <table:table-cell office:value-type="string" calcext:value-type="string">
            <text:p><text:s/></text:p>
          </table:table-cell>
          <table:table-cell table:style-name="ce8" office:value-type="string" calcext:value-type="string">
            <text:p>Hinar</text:p>
          </table:table-cell>
          <table:table-cell office:value-type="string" calcext:value-type="string">
            <text:p>favfn</text:p>
          </table:table-cell>
          <table:table-cell table:style-name="ce8" office:value-type="string" calcext:value-type="string">
            <text:p>helztu</text:p>
          </table:table-cell>
          <table:table-cell table:style-name="ce22" office:value-type="string" calcext:value-type="string">
            <text:p>sfg3fþ</text:p>
          </table:table-cell>
          <table:table-cell table:style-name="ce39" office:value-type="string" calcext:value-type="string">
            <text:p>afleiðingar</text:p>
          </table:table-cell>
          <table:table-cell table:style-name="ce22" office:value-type="string" calcext:value-type="string">
            <text:p>nvfo</text:p>
          </table:table-cell>
          <table:table-cell office:value-type="string" calcext:value-type="string">
            <text:p>danGEN</text:p>
          </table:table-cell>
          <table:table-cell table:number-columns-repeated="6"/>
          <table:table-cell office:value-type="string" calcext:value-type="string">
            <text:p><text:s/>favfn helztu sfg3fþ afleiðingar nvfo ágirndarinnar nveeg ( ( 1872 ta ) ) Manninum nkeþg er sfg3en innrætt sþghen löngun nven eptir sfg3en því faheþ sem ct hann fpken þarf sfg3en með aa til ae þess fphee að cn viðhalda sng lífinu </text:p>
          </table:table-cell>
          <table:table-cell office:value-type="string" calcext:value-type="string">
            <text:p>1872-Freistingar-SigJens.txt</text:p>
          </table:table-cell>
          <table:table-cell table:number-columns-repeated="2" office:value-type="string" calcext:value-type="string">
            <text:p>SigJens</text:p>
          </table:table-cell>
          <table:table-cell office:value-type="float" office:value="1872" calcext:value-type="float">
            <text:p>1872</text:p>
          </table:table-cell>
          <table:table-cell office:value-type="float" office:value="1853" calcext:value-type="float">
            <text:p>1853</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0" calcext:value-type="float">
            <text:p>0</text:p>
          </table:table-cell>
          <table:table-cell table:number-columns-repeated="2"/>
        </table:table-row>
        <table:table-row table:style-name="ro2">
          <table:table-cell office:value-type="float" office:value="136" calcext:value-type="float">
            <text:p>136</text:p>
          </table:table-cell>
          <table:table-cell office:value-type="string" calcext:value-type="string">
            <text:p><text:s/>-s stjórn nveþ ) ) , , alþýðustjórn nveþ eða c lýðstjórn nveþ ( ( Demokratisk nxeþ-s stjórn nveþ ) ) og c fámennisstjórn nveþ ( ( Oligarchie nven-s ) ) . . Þessar favfn stjórnmyndir nvfn eru sfg3fn , , að c ætlun nven vorri svg3eþ , , </text:p>
          </table:table-cell>
          <table:table-cell table:style-name="ce8" office:value-type="string" calcext:value-type="string">
            <text:p>hinar</text:p>
          </table:table-cell>
          <table:table-cell office:value-type="string" calcext:value-type="string">
            <text:p>favfn</text:p>
          </table:table-cell>
          <table:table-cell table:style-name="ce8" office:value-type="string" calcext:value-type="string">
            <text:p>helztu</text:p>
          </table:table-cell>
          <table:table-cell table:style-name="ce22" office:value-type="string" calcext:value-type="string">
            <text:p>sfg3fþ</text:p>
          </table:table-cell>
          <table:table-cell table:style-name="ce39" office:value-type="string" calcext:value-type="string">
            <text:p>og</text:p>
          </table:table-cell>
          <table:table-cell table:style-name="ce22" office:value-type="string" calcext:value-type="string">
            <text:p>c</text:p>
          </table:table-cell>
          <table:table-cell office:value-type="string" calcext:value-type="string">
            <text:p>daa</text:p>
          </table:table-cell>
          <table:table-cell table:number-columns-repeated="6"/>
          <table:table-cell office:value-type="string" calcext:value-type="string">
            <text:p><text:s/>favfn helztu sfg3fþ og c tíðkanlegustu lveove í aþ þjóðasögunni nveþg , , og c má sfg3en finna sng margar lvfosf þeirra fpvfe , , ef c eigi svg3fn allar fovfn í aþ sögu nveþ sumra fovfe þjóða nvfe , , t.a.m. as Aþenuborgarmanna </text:p>
          </table:table-cell>
          <table:table-cell office:value-type="string" calcext:value-type="string">
            <text:p>1872-LydraediStjorn-JohThork.txt</text:p>
          </table:table-cell>
          <table:table-cell table:number-columns-repeated="2" office:value-type="string" calcext:value-type="string">
            <text:p>JohThork</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37" calcext:value-type="float">
            <text:p>137</text:p>
          </table:table-cell>
          <table:table-cell office:value-type="string" calcext:value-type="string">
            <text:p><text:s text:c="2"/>fahfo önnur fohfo dýr nhfo , , hafi svg3en einhverjar fovfn skyldur nvfn gagnvart aþ þessum fahfþ undirdýrum nhfþ sínum fehfþ . . Þá aa er sfg3en að cn minnast snm á aa , , hverjar fsvfn þessar favfn skyldur nvfn eru sfg3fn , , eða c </text:p>
          </table:table-cell>
          <table:table-cell table:style-name="ce8" office:value-type="string" calcext:value-type="string">
            <text:p>hinar</text:p>
          </table:table-cell>
          <table:table-cell office:value-type="string" calcext:value-type="string">
            <text:p>favfn</text:p>
          </table:table-cell>
          <table:table-cell table:style-name="ce8" office:value-type="string" calcext:value-type="string">
            <text:p>helztu</text:p>
          </table:table-cell>
          <table:table-cell table:style-name="ce22" office:value-type="string" calcext:value-type="string">
            <text:p>sfg3fþ</text:p>
          </table:table-cell>
          <table:table-cell table:style-name="ce39" office:value-type="string" calcext:value-type="string">
            <text:p>af</text:p>
          </table:table-cell>
          <table:table-cell table:style-name="ce22" office:value-type="string" calcext:value-type="string">
            <text:p>aþ</text:p>
          </table:table-cell>
          <table:table-cell office:value-type="string" calcext:value-type="string">
            <text:p>da</text:p>
          </table:table-cell>
          <table:table-cell table:number-columns-repeated="6"/>
          <table:table-cell office:value-type="string" calcext:value-type="string">
            <text:p><text:s/>favfn helztu sfg3fþ af aþ þeim fphfþ . . Það fphen er sfg3en mjög aa eðlilegt lhensf , , að aa , , þegar c vjer nkeo tökum sfg1fn einhver fohfo dýr nhfo til aa notkunnar lvfosf , , hvort c sem c vjer lvensf látum sfg1fn </text:p>
          </table:table-cell>
          <table:table-cell office:value-type="string" calcext:value-type="string">
            <text:p>1881-MedferdDyra-ValtGudm.txt</text:p>
          </table:table-cell>
          <table:table-cell table:number-columns-repeated="2" office:value-type="string" calcext:value-type="string">
            <text:p>ValtGudm</text:p>
          </table:table-cell>
          <table:table-cell office:value-type="float" office:value="1881" calcext:value-type="float">
            <text:p>1881</text:p>
          </table:table-cell>
          <table:table-cell office:value-type="float" office:value="1860" calcext:value-type="float">
            <text:p>1860</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38" calcext:value-type="float">
            <text:p>138</text:p>
          </table:table-cell>
          <table:table-cell office:value-type="string" calcext:value-type="string">
            <text:p><text:s text:c="2"/>helztu sfg3fþ líkamsíþróttum nvfþ , , sem ct tíðkaðar sþgvfn eru sfg3fn hjer lhfnsf á aþ landi nheþ , , og c sýnið sfg2fn fram aa á ao það faheo gagn nheo sem ct af aþ þeim fphfþ getur sfg3en leitt ssg ( ( 1895 ta ) ) </text:p>
          </table:table-cell>
          <table:table-cell table:style-name="ce8" office:value-type="string" calcext:value-type="string">
            <text:p>Hinar</text:p>
          </table:table-cell>
          <table:table-cell office:value-type="string" calcext:value-type="string">
            <text:p>favfn</text:p>
          </table:table-cell>
          <table:table-cell table:style-name="ce8" office:value-type="string" calcext:value-type="string">
            <text:p>helztu</text:p>
          </table:table-cell>
          <table:table-cell table:style-name="ce22" office:value-type="string" calcext:value-type="string">
            <text:p>sfg3fþ</text:p>
          </table:table-cell>
          <table:table-cell table:style-name="ce39" office:value-type="string" calcext:value-type="string">
            <text:p>líkamsíþróttir</text:p>
          </table:table-cell>
          <table:table-cell table:style-name="ce22" office:value-type="string" calcext:value-type="string">
            <text:p>nvfo</text:p>
          </table:table-cell>
          <table:table-cell office:value-type="string" calcext:value-type="string">
            <text:p>dan</text:p>
          </table:table-cell>
          <table:table-cell table:number-columns-repeated="6"/>
          <table:table-cell office:value-type="string" calcext:value-type="string">
            <text:p><text:s/>favfn helztu sfg3fþ líkamsíþróttir nvfo , , sem ct tíðkaðar sþgvfn eru sfg3fn hjer lhfnsf á aþ landi nheþ , , eru sfg3fn glímurnar nvfng . . Glímur nvfn hafa sfg3fn haldist ssm við ao hjer nkeo á aþ landi nheþ frá aþ því fpheþ </text:p>
          </table:table-cell>
          <table:table-cell office:value-type="string" calcext:value-type="string">
            <text:p>1895-IthrottirLeikir-EggBrEir.txt</text:p>
          </table:table-cell>
          <table:table-cell table:number-columns-repeated="2" office:value-type="string" calcext:value-type="string">
            <text:p>EggBrEir</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39" calcext:value-type="float">
            <text:p>139</text:p>
          </table:table-cell>
          <table:table-cell office:value-type="string" calcext:value-type="string">
            <text:p><text:s text:c="2"/>er sfg3en fátt aa yndislegra lhenvm , , því fpheþ að c þá aa leggur sfg3en náttúran nveng flest lhense það fphen fram aa er sfg3en hún fpven á aa , , til ae þess fphee að cn skemmta sng manninum nkeþg , , og c </text:p>
          </table:table-cell>
          <table:table-cell table:style-name="ce8" office:value-type="string" calcext:value-type="string">
            <text:p>hinar</text:p>
          </table:table-cell>
          <table:table-cell office:value-type="string" calcext:value-type="string">
            <text:p>favfn</text:p>
          </table:table-cell>
          <table:table-cell table:style-name="ce8" office:value-type="string" calcext:value-type="string">
            <text:p>beztu</text:p>
          </table:table-cell>
          <table:table-cell table:style-name="ce22" office:value-type="string" calcext:value-type="string">
            <text:p>sfg3fþ</text:p>
          </table:table-cell>
          <table:table-cell table:style-name="ce39" office:value-type="string" calcext:value-type="string">
            <text:p>skemmtanir</text:p>
          </table:table-cell>
          <table:table-cell table:style-name="ce22" office:value-type="string" calcext:value-type="string">
            <text:p>nvfo</text:p>
          </table:table-cell>
          <table:table-cell office:value-type="string" calcext:value-type="string">
            <text:p>dan</text:p>
          </table:table-cell>
          <table:table-cell table:number-columns-repeated="6"/>
          <table:table-cell office:value-type="string" calcext:value-type="string">
            <text:p><text:s/>favfn beztu sfg3fþ skemmtanir nvfo , , sem ct maðurinn nkeng getur sfg3en fengið ssg , , eru sfg3fn einmitt aa þær favfn skemmtanir nvfn sem ct náttúran nveng umhverfis ao hann fpkeo getur sfg3en látið ssg honum fpkeþ í aþ tje nx</text:p>
          </table:table-cell>
          <table:table-cell office:value-type="string" calcext:value-type="string">
            <text:p>1897-Sumarleyfi-EinArn.txt</text:p>
          </table:table-cell>
          <table:table-cell table:number-columns-repeated="2" office:value-type="string" calcext:value-type="string">
            <text:p>EinArn</text:p>
          </table:table-cell>
          <table:table-cell office:value-type="float" office:value="1897" calcext:value-type="float">
            <text:p>1897</text:p>
          </table:table-cell>
          <table:table-cell office:value-type="float" office:value="1880" calcext:value-type="float">
            <text:p>1880</text:p>
          </table:table-cell>
          <table:table-cell office:value-type="float" office:value="17" calcext:value-type="float">
            <text:p>17</text:p>
          </table:table-cell>
          <table:table-cell office:value-type="float" office:value="1" calcext:value-type="float">
            <text:p>1</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52" calcext:value-type="float">
            <text:p>152</text:p>
          </table:table-cell>
          <table:table-cell office:value-type="string" calcext:value-type="string">
            <text:p><text:s/>anum nkeþg , , bæði c kröptum nhfþ sálarinnar nveeg og c líkamans nkeeg ; ; virðist sfm3en því aa ástæða nven til ae , , að cn skipta sng uppeldinu nheþg í ao tvær tfvfo greinir sfg3en , , hið gheo andlega lheovf uppeldi nheo , , og c </text:p>
          </table:table-cell>
          <table:table-cell table:style-name="ce8" office:value-type="string" calcext:value-type="string">
            <text:p>hið</text:p>
          </table:table-cell>
          <table:table-cell office:value-type="string" calcext:value-type="string">
            <text:p>ghen</text:p>
          </table:table-cell>
          <table:table-cell table:style-name="ce8" office:value-type="string" calcext:value-type="string">
            <text:p>líkamlega</text:p>
          </table:table-cell>
          <table:table-cell table:style-name="ce22" office:value-type="string" calcext:value-type="string">
            <text:p>aa</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text:p>
          </table:table-cell>
          <table:table-cell table:number-columns-repeated="6"/>
          <table:table-cell office:value-type="string" calcext:value-type="string">
            <text:p><text:s/>ghen líkamlega aa . . Skoðum sfg1fn þá aa , , hvernig lhenof uppeldið nheng á sfg3en að cn vera sng . . a x ) ) „ nhen Ótti nken drottins lheesf er sfg3en upphaf nhen vizkunnar lvfnsf “ nhen segir sfg3en Salómon nkeo-s , , og c kan</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53" calcext:value-type="float">
            <text:p>153</text:p>
          </table:table-cell>
          <table:table-cell office:value-type="string" calcext:value-type="string">
            <text:p><text:s text:c="2"/>sfg3en og c glæða sng hjá aþ barninu nheþg tilfinningu nveo fyrir aþ því fpheþ , , að c sál nven mannsins nkeeg er sfg3en guðlegs lheesf eðlis nhee í aþ öndverðu lheþsf , , og c þannig aa hátt nkeo hafin sþgven yfir ao </text:p>
          </table:table-cell>
          <table:table-cell table:style-name="ce8" office:value-type="string" calcext:value-type="string">
            <text:p>hið</text:p>
          </table:table-cell>
          <table:table-cell office:value-type="string" calcext:value-type="string">
            <text:p>ghen</text:p>
          </table:table-cell>
          <table:table-cell table:style-name="ce8" office:value-type="string" calcext:value-type="string">
            <text:p>líkamlega</text:p>
          </table:table-cell>
          <table:table-cell table:style-name="ce22" office:value-type="string" calcext:value-type="string">
            <text:p>aa</text:p>
          </table:table-cell>
          <table:table-cell table:style-name="ce39" office:value-type="string" calcext:value-type="string">
            <text:p>og</text:p>
          </table:table-cell>
          <table:table-cell table:style-name="ce22" office:value-type="string" calcext:value-type="string">
            <text:p>c</text:p>
          </table:table-cell>
          <table:table-cell office:value-type="string" calcext:value-type="string">
            <text:p>daa</text:p>
          </table:table-cell>
          <table:table-cell table:number-columns-repeated="6"/>
          <table:table-cell office:value-type="string" calcext:value-type="string">
            <text:p><text:s/>ghen líkamlega aa og c jarðneska lheevf , , því fpheþ að c sú faven tilfinning nven mun sfg3en síðar aam gæta sng mannsins nkeeg við ao margri lveovm hrösun nveo , , ef c hún fpven er sfg3en nógu lheþsf ljós nhen og c </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54" calcext:value-type="float">
            <text:p>154</text:p>
          </table:table-cell>
          <table:table-cell office:value-type="string" calcext:value-type="string">
            <text:p><text:s/>-s . . Sú faven , , sem ct einna fohfe sjaldnast aae kemur sfg3en fyrir aa á aþ seinni lkfþvm tímum nkfþ , , er sfg3en ef c til aa vill sfg3en fámennisstjórnin nveng . . Þegar c vjer nkeo eigum sfg1fn að cn skýra sng </text:p>
          </table:table-cell>
          <table:table-cell table:style-name="ce8" office:value-type="string" calcext:value-type="string">
            <text:p>hið</text:p>
          </table:table-cell>
          <table:table-cell office:value-type="string" calcext:value-type="string">
            <text:p>ghen</text:p>
          </table:table-cell>
          <table:table-cell table:style-name="ce8" office:value-type="string" calcext:value-type="string">
            <text:p>einkennilega</text:p>
          </table:table-cell>
          <table:table-cell table:style-name="ce22" office:value-type="string" calcext:value-type="string">
            <text:p>aa</text:p>
          </table:table-cell>
          <table:table-cell table:style-name="ce39" office:value-type="string" calcext:value-type="string">
            <text:p>við</text:p>
          </table:table-cell>
          <table:table-cell table:style-name="ce22" office:value-type="string" calcext:value-type="string">
            <text:p>ao</text:p>
          </table:table-cell>
          <table:table-cell office:value-type="string" calcext:value-type="string">
            <text:p>da</text:p>
          </table:table-cell>
          <table:table-cell table:number-columns-repeated="6"/>
          <table:table-cell office:value-type="string" calcext:value-type="string">
            <text:p><text:s/>ghen einkennilega aa við ao þessar favfo stjórnarskipanir nvfo , , má sfg3en geta sng þess fphee , , að c nöfnin nhfng sjálf fbven sýna sfg3fn oss fp1fo glögglega aa höfuðmismun nkeo og c einkenni nhfo þeirra fphfe . . Þar aa , , s</text:p>
          </table:table-cell>
          <table:table-cell office:value-type="string" calcext:value-type="string">
            <text:p>1872-LydraediStjorn-JohThork.txt</text:p>
          </table:table-cell>
          <table:table-cell table:number-columns-repeated="2" office:value-type="string" calcext:value-type="string">
            <text:p>JohThork</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55" calcext:value-type="float">
            <text:p>155</text:p>
          </table:table-cell>
          <table:table-cell office:value-type="string" calcext:value-type="string">
            <text:p><text:s text:c="2"/>lög nhfn eru sfg3fn fengin sþghfn , , og c á ao ýmsan fokeo annan fokeo hátt nkeo geta sfg3fn stjórnendur nken verið ssg takmarkaðir sþgkfn . . Þegar c vjer nkeo tölum sfg1fn um ao þjóðveldið nheog , , tökum nvfþ vjer nkee fyrst aae </text:p>
          </table:table-cell>
          <table:table-cell table:style-name="ce8" office:value-type="string" calcext:value-type="string">
            <text:p>hið</text:p>
          </table:table-cell>
          <table:table-cell office:value-type="string" calcext:value-type="string">
            <text:p>ghen</text:p>
          </table:table-cell>
          <table:table-cell table:style-name="ce8" office:value-type="string" calcext:value-type="string">
            <text:p>einkennilega</text:p>
          </table:table-cell>
          <table:table-cell table:style-name="ce22" office:value-type="string" calcext:value-type="string">
            <text:p>aa</text:p>
          </table:table-cell>
          <table:table-cell table:style-name="ce39" office:value-type="string" calcext:value-type="string">
            <text:p>við</text:p>
          </table:table-cell>
          <table:table-cell table:style-name="ce22" office:value-type="string" calcext:value-type="string">
            <text:p>ao</text:p>
          </table:table-cell>
          <table:table-cell office:value-type="string" calcext:value-type="string">
            <text:p>da</text:p>
          </table:table-cell>
          <table:table-cell table:number-columns-repeated="6"/>
          <table:table-cell office:value-type="string" calcext:value-type="string">
            <text:p><text:s/>ghen einkennilega aa við ao það fpheo í aþ heild nveþ sinni feveþ . . Þar aa ráða sng fleiri lhfovm en c einn tfkeo stjórninni nveþg , , og c þar aa hefur sfg3en vilji nken þjóðarinnar nveeg jafnan aa meira lheovm gildi nheo . . St</text:p>
          </table:table-cell>
          <table:table-cell office:value-type="string" calcext:value-type="string">
            <text:p>1872-LydraediStjorn-JohThork.txt</text:p>
          </table:table-cell>
          <table:table-cell table:number-columns-repeated="2" office:value-type="string" calcext:value-type="string">
            <text:p>JohThork</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56" calcext:value-type="float">
            <text:p>156</text:p>
          </table:table-cell>
          <table:table-cell office:value-type="string" calcext:value-type="string">
            <text:p><text:s text:c="2"/>c þykjast sfm3fn miklu lkfnvf meiri lkfnvm , , en c þeir fpkfn í aþ raun nveþ og c veru nveþ eru sfg3fn og c gjöra sfg3fn sjer nheo allt foheo far nheo um ao , , að c öðrum fokfþ sýnist sfm3en </text:p>
          </table:table-cell>
          <table:table-cell table:style-name="ce8" office:value-type="string" calcext:value-type="string">
            <text:p>hið</text:p>
          </table:table-cell>
          <table:table-cell office:value-type="string" calcext:value-type="string">
            <text:p>ghen</text:p>
          </table:table-cell>
          <table:table-cell table:style-name="ce8" office:value-type="string" calcext:value-type="string">
            <text:p>sama</text:p>
          </table:table-cell>
          <table:table-cell table:style-name="ce22" office:value-type="string" calcext:value-type="string">
            <text:p>fbhen</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text:p>
          </table:table-cell>
          <table:table-cell table:number-columns-repeated="6"/>
          <table:table-cell office:value-type="string" calcext:value-type="string">
            <text:p><text:s/>ghen sama fbhen . . Hinn gken drambláti lkenvf leitast snm á ao allan fokeo hátt nkeo við ao að cn sýnast snm meiri lkenvm og c nýtari lkenvm maður nken en c hann fpken er sfg3en og c telur sfg3en sig fpkeo </text:p>
          </table:table-cell>
          <table:table-cell office:value-type="string" calcext:value-type="string">
            <text:p>1877-Manngerdir-ArnThorst.txt</text:p>
          </table:table-cell>
          <table:table-cell table:number-columns-repeated="2" office:value-type="string" calcext:value-type="string">
            <text:p>ArnThorst</text:p>
          </table:table-cell>
          <table:table-cell office:value-type="float" office:value="1877" calcext:value-type="float">
            <text:p>1877</text:p>
          </table:table-cell>
          <table:table-cell office:value-type="float" office:value="1851" calcext:value-type="float">
            <text:p>1851</text:p>
          </table:table-cell>
          <table:table-cell office:value-type="float" office:value="26" calcext:value-type="float">
            <text:p>26</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57" calcext:value-type="float">
            <text:p>157</text:p>
          </table:table-cell>
          <table:table-cell office:value-type="string" calcext:value-type="string">
            <text:p><text:s/>ni nveþg á aþ vetrum nkfþ . . Hjer lhfnsf við ao norðuríshafið nheog verða sfg3fn vetrar nkee mjög aa kaldir lkfnsf , , en c því fpheþ kaldari lvenvm verða sfg3fn þeir fakfn sem ct nær sfg3en dregur sfg3en norðurheimskautinu nheþg ; ; </text:p>
          </table:table-cell>
          <table:table-cell table:style-name="ce8" office:value-type="string" calcext:value-type="string">
            <text:p>hið</text:p>
          </table:table-cell>
          <table:table-cell office:value-type="string" calcext:value-type="string">
            <text:p>ghen</text:p>
          </table:table-cell>
          <table:table-cell table:style-name="ce8" office:value-type="string" calcext:value-type="string">
            <text:p>sama</text:p>
          </table:table-cell>
          <table:table-cell table:style-name="ce22" office:value-type="string" calcext:value-type="string">
            <text:p>fbhen</text:p>
          </table:table-cell>
          <table:table-cell table:style-name="ce39" office:value-type="string" calcext:value-type="string">
            <text:p>er</text:p>
          </table:table-cell>
          <table:table-cell table:style-name="ce22" office:value-type="string" calcext:value-type="string">
            <text:p>sfg3en</text:p>
          </table:table-cell>
          <table:table-cell office:value-type="string" calcext:value-type="string">
            <text:p>da</text:p>
          </table:table-cell>
          <table:table-cell table:number-columns-repeated="6"/>
          <table:table-cell office:value-type="string" calcext:value-type="string">
            <text:p><text:s/>ghen sama fbhen er sfg3en að cn segja sng um ao suðurheimskautið nheog . . Vjer nkeo skulum sfg1fn nú aa virða sng veturinn nkeog dálítið aa fyrir aþ oss fp1fþ , , eins aa og c hann fpken birtist sfm3en oss fp1</text:p>
          </table:table-cell>
          <table:table-cell office:value-type="string" calcext:value-type="string">
            <text:p>1893-VeturSumar-GudmGudm.txt</text:p>
          </table:table-cell>
          <table:table-cell table:number-columns-repeated="2" office:value-type="string" calcext:value-type="string">
            <text:p>GudmGudm</text:p>
          </table:table-cell>
          <table:table-cell office:value-type="float" office:value="1893" calcext:value-type="float">
            <text:p>1893</text:p>
          </table:table-cell>
          <table:table-cell office:value-type="float" office:value="1874" calcext:value-type="float">
            <text:p>1874</text:p>
          </table:table-cell>
          <table:table-cell office:value-type="float" office:value="19" calcext:value-type="float">
            <text:p>19</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58" calcext:value-type="float">
            <text:p>158</text:p>
          </table:table-cell>
          <table:table-cell office:value-type="string" calcext:value-type="string">
            <text:p><text:s text:c="2"/>morgni nkeþ til ae kvölds nhee , , um aa trúarefni nheþ ; ; sagði sfg3eþ Lárus nken-s , , að c Halldór nken-s og c hans fpkee trúarbræður nkfn myndu svg3fþ að aþ eilífu lheþsf gnísta sfg3fn tönnum nvfþ í aþ helvíti nheþ ; ; </text:p>
          </table:table-cell>
          <table:table-cell table:style-name="ce8" office:value-type="string" calcext:value-type="string">
            <text:p>hið</text:p>
          </table:table-cell>
          <table:table-cell office:value-type="string" calcext:value-type="string">
            <text:p>ghen</text:p>
          </table:table-cell>
          <table:table-cell table:style-name="ce8" office:value-type="string" calcext:value-type="string">
            <text:p>sama</text:p>
          </table:table-cell>
          <table:table-cell table:style-name="ce22" office:value-type="string" calcext:value-type="string">
            <text:p>fbhen</text:p>
          </table:table-cell>
          <table:table-cell table:style-name="ce39" office:value-type="string" calcext:value-type="string">
            <text:p>sagði</text:p>
          </table:table-cell>
          <table:table-cell table:style-name="ce22" office:value-type="string" calcext:value-type="string">
            <text:p>sfg3eþ</text:p>
          </table:table-cell>
          <table:table-cell office:value-type="string" calcext:value-type="string">
            <text:p>da</text:p>
          </table:table-cell>
          <table:table-cell table:number-columns-repeated="6"/>
          <table:table-cell office:value-type="string" calcext:value-type="string">
            <text:p><text:s/>ghen sama fbhen sagði sfg3eþ Halldór nken-s við ao Lárus nkeo-s . . Þessir fakfn menn nkfn boðuðu sfg3fþ þó aa bróðurkærleika nkeo og c áminntu sfg3fþ menn nkfo um ao að cn dæma sng ekki aa aðra foveo ! ! Ég </text:p>
          </table:table-cell>
          <table:table-cell office:value-type="string" calcext:value-type="string">
            <text:p>1900-Ferdalysingar-BogBen.txt</text:p>
          </table:table-cell>
          <table:table-cell table:number-columns-repeated="2" office:value-type="string" calcext:value-type="string">
            <text:p>BogBen</text:p>
          </table:table-cell>
          <table:table-cell office:value-type="float" office:value="1900" calcext:value-type="float">
            <text:p>1900</text:p>
          </table:table-cell>
          <table:table-cell office:value-type="float" office:value="1878" calcext:value-type="float">
            <text:p>1878</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59" calcext:value-type="float">
            <text:p>159</text:p>
          </table:table-cell>
          <table:table-cell office:value-type="string" calcext:value-type="string">
            <text:p><text:s text:c="2"/>því aa meira aam komið sþghen undir ao lipurð lhfosf og c fimleika nkeo en c kröptum sfg1fþ . . Ef c óliðlega aa er sfg3en glímt sþghen , , geta sfg3fn meiðsli nheþ nokkur foken hlotist ssm af aþ þeim fphfþ ( ( glímunum nvfþg ) ) , , </text:p>
          </table:table-cell>
          <table:table-cell table:style-name="ce8" office:value-type="string" calcext:value-type="string">
            <text:p>hið</text:p>
          </table:table-cell>
          <table:table-cell office:value-type="string" calcext:value-type="string">
            <text:p>ghen</text:p>
          </table:table-cell>
          <table:table-cell table:style-name="ce8" office:value-type="string" calcext:value-type="string">
            <text:p>sama</text:p>
          </table:table-cell>
          <table:table-cell table:style-name="ce22" office:value-type="string" calcext:value-type="string">
            <text:p>fbhen</text:p>
          </table:table-cell>
          <table:table-cell table:style-name="ce39" office:value-type="string" calcext:value-type="string">
            <text:p>getur</text:p>
          </table:table-cell>
          <table:table-cell table:style-name="ce22" office:value-type="string" calcext:value-type="string">
            <text:p>sfg3en</text:p>
          </table:table-cell>
          <table:table-cell office:value-type="string" calcext:value-type="string">
            <text:p>da</text:p>
          </table:table-cell>
          <table:table-cell table:number-columns-repeated="6"/>
          <table:table-cell office:value-type="string" calcext:value-type="string">
            <text:p><text:s/>ghen sama fbhen getur sfg3en og c komið ssg fyrir aa , , ef c völlurinn nkeng er sfg3en ekki aa í aþ góðu lheþsf lagi nheþ . . Þeir fpkfn , , sem ct glíma sfg3fn , , eiga sfg3fn að cn standa sng sem ct </text:p>
          </table:table-cell>
          <table:table-cell office:value-type="string" calcext:value-type="string">
            <text:p>1902-IthrottirLeikir-ArnArn.txt</text:p>
          </table:table-cell>
          <table:table-cell table:number-columns-repeated="2" office:value-type="string" calcext:value-type="string">
            <text:p>ArnArn</text:p>
          </table:table-cell>
          <table:table-cell office:value-type="float" office:value="1902" calcext:value-type="float">
            <text:p>1902</text:p>
          </table:table-cell>
          <table:table-cell office:value-type="float" office:value="1885" calcext:value-type="float">
            <text:p>1885</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60" calcext:value-type="float">
            <text:p>160</text:p>
          </table:table-cell>
          <table:table-cell office:value-type="string" calcext:value-type="string">
            <text:p><text:s text:c="2"/>lhenvf verið ssg vanrækt sþghen , , og c hann fpken numið sþghen lesti nkeþ og c varmennsku lveþvf í aþ æsku nveþ , , fer sfg3en sjaldan aa hjá aþ því fpheþ að c hann fpken ekki aa einungis aa temur sfg3en sjer nkeo </text:p>
          </table:table-cell>
          <table:table-cell table:style-name="ce8" office:value-type="string" calcext:value-type="string">
            <text:p>hið</text:p>
          </table:table-cell>
          <table:table-cell office:value-type="string" calcext:value-type="string">
            <text:p>ghen</text:p>
          </table:table-cell>
          <table:table-cell table:style-name="ce8" office:value-type="string" calcext:value-type="string">
            <text:p>sama</text:p>
          </table:table-cell>
          <table:table-cell table:style-name="ce22" office:value-type="string" calcext:value-type="string">
            <text:p>fbkeo</text:p>
          </table:table-cell>
          <table:table-cell table:style-name="ce39" office:value-type="string" calcext:value-type="string">
            <text:p>á</text:p>
          </table:table-cell>
          <table:table-cell table:style-name="ce22" office:value-type="string" calcext:value-type="string">
            <text:p>aþ</text:p>
          </table:table-cell>
          <table:table-cell office:value-type="string" calcext:value-type="string">
            <text:p>da</text:p>
          </table:table-cell>
          <table:table-cell table:number-columns-repeated="6"/>
          <table:table-cell office:value-type="string" calcext:value-type="string">
            <text:p><text:s/>ghen sama fbkeo á aþ hinum gkeþ efra lheþvm aldri nkeþ sínum fekeþ , , heldur c fer sfg3en hann fpken jafnvel aa æ aa versnandi lkenof með aþ aldrinum nkeþg . . En c þegar c ungur lkensf maður nken hefur sfg3en í aþ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61" calcext:value-type="float">
            <text:p>161</text:p>
          </table:table-cell>
          <table:table-cell office:value-type="string" calcext:value-type="string">
            <text:p><text:s text:c="2"/>sng , , ef c hann fpken væri svg3eþ menntaður lkensf . . Á ao náttúruna nveog lítur sfg3en hinn gken ómenntaði lkenvf maður nken allt foheo öðru foheþ vísi aa en c hinn gken menntaði sfg3eþ ; ; hann fpken sjer sfg3en raunar aa </text:p>
          </table:table-cell>
          <table:table-cell table:style-name="ce8" office:value-type="string" calcext:value-type="string">
            <text:p>hið</text:p>
          </table:table-cell>
          <table:table-cell office:value-type="string" calcext:value-type="string">
            <text:p>ghen</text:p>
          </table:table-cell>
          <table:table-cell table:style-name="ce8" office:value-type="string" calcext:value-type="string">
            <text:p>sama</text:p>
          </table:table-cell>
          <table:table-cell table:style-name="ce22" office:value-type="string" calcext:value-type="string">
            <text:p>fbkeo</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text:p>
          </table:table-cell>
          <table:table-cell table:number-columns-repeated="6"/>
          <table:table-cell office:value-type="string" calcext:value-type="string">
            <text:p><text:s/>ghen sama fbkeo , , en c þekking nven hans fpkee á aþ henni fpveþ nær aþm miklu lheþsf skemmra aam en c hins gkee menntaða lkeevf manns nkee . . Hann fpken hefur sfg3en að aþ vísu lheþsf tekið ssg eptir sfg2eþ því fpheþ , ,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62" calcext:value-type="float">
            <text:p>162</text:p>
          </table:table-cell>
          <table:table-cell office:value-type="string" calcext:value-type="string">
            <text:p><text:s text:c="2"/>nkeo minn fekeo eins lkeoof hátt nkeo , , sem ct fermingardagurinn nkeng og c jeg e er sfg3en viss lkensf um ao , , að c hver nken maður nken , , sem ct virðir sfg3en þetta faheo fyrir aþ sjer nkeþ , , mun nkeþ segja sng </text:p>
          </table:table-cell>
          <table:table-cell table:style-name="ce8" office:value-type="string" calcext:value-type="string">
            <text:p>hið</text:p>
          </table:table-cell>
          <table:table-cell office:value-type="string" calcext:value-type="string">
            <text:p>ghen</text:p>
          </table:table-cell>
          <table:table-cell table:style-name="ce8" office:value-type="string" calcext:value-type="string">
            <text:p>sama</text:p>
          </table:table-cell>
          <table:table-cell table:style-name="ce22" office:value-type="string" calcext:value-type="string">
            <text:p>fbkeo</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text:p>
          </table:table-cell>
          <table:table-cell table:number-columns-repeated="6"/>
          <table:table-cell office:value-type="string" calcext:value-type="string">
            <text:p><text:s/>ghen sama fbkeo . . Jón nken-s Ófeigsson nken-s </text:p>
          </table:table-cell>
          <table:table-cell office:value-type="string" calcext:value-type="string">
            <text:p>1897-Fermingardagurinn-JonOfeigs.txt</text:p>
          </table:table-cell>
          <table:table-cell table:number-columns-repeated="2" office:value-type="string" calcext:value-type="string">
            <text:p>JonOfeigs</text:p>
          </table:table-cell>
          <table:table-cell office:value-type="float" office:value="1897" calcext:value-type="float">
            <text:p>1897</text:p>
          </table:table-cell>
          <table:table-cell office:value-type="float" office:value="1881" calcext:value-type="float">
            <text:p>1881</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Excellen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63" calcext:value-type="float">
            <text:p>163</text:p>
          </table:table-cell>
          <table:table-cell office:value-type="string" calcext:value-type="string">
            <text:p><text:s text:c="2"/>aa hefur sfg3en það fphen samt aa ill lhfosf áhrif nhfo , , ekki aa máske aa svo aa mikið lhensf á ao sjálfan fbkeo hann fpkeo , , heldur c á ao menn nkfo umhverfis ao hann fpkeo , , sem ct vilja sfg3fn reyna sng </text:p>
          </table:table-cell>
          <table:table-cell table:style-name="ce8" office:value-type="string" calcext:value-type="string">
            <text:p>hið</text:p>
          </table:table-cell>
          <table:table-cell office:value-type="string" calcext:value-type="string">
            <text:p>ghen</text:p>
          </table:table-cell>
          <table:table-cell table:style-name="ce8" office:value-type="string" calcext:value-type="string">
            <text:p>sama</text:p>
          </table:table-cell>
          <table:table-cell table:style-name="ce22" office:value-type="string" calcext:value-type="string">
            <text:p>fbkeo</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text:p>
          </table:table-cell>
          <table:table-cell table:number-columns-repeated="6"/>
          <table:table-cell office:value-type="string" calcext:value-type="string">
            <text:p><text:s/>ghen sama fbkeo , , en c eru sfg3fn máske aa ekki aa eins aa fastir lkfnsf fyrir aa á aþ svellinu nheþg eins aa og c hann fpken , , og c með aþ því fpheþ gæti svg3eþ hann fpken leitt ssg annan fokeo </text:p>
          </table:table-cell>
          <table:table-cell office:value-type="string" calcext:value-type="string">
            <text:p>1903-ListinLifa-PallSig.txt</text:p>
          </table:table-cell>
          <table:table-cell table:number-columns-repeated="2" office:value-type="string" calcext:value-type="string">
            <text:p>PallSig</text:p>
          </table:table-cell>
          <table:table-cell office:value-type="float" office:value="1903" calcext:value-type="float">
            <text:p>1903</text:p>
          </table:table-cell>
          <table:table-cell office:value-type="float" office:value="1884" calcext:value-type="float">
            <text:p>1884</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64" calcext:value-type="float">
            <text:p>164</text:p>
          </table:table-cell>
          <table:table-cell office:value-type="string" calcext:value-type="string">
            <text:p><text:s text:c="2"/>mannsblóðinu nheþg verið ssg úthellt lhensf . . Til ae að cn hafa sng hina gveo ytri lveovm hamingju nveo til ae að cn bera sng heyrir sfg3en ennfremur aa fyrir ao utan aa ættgöfgi nveþ , , auð lvensf og c upphefð nven , , og c </text:p>
          </table:table-cell>
          <table:table-cell table:style-name="ce8" office:value-type="string" calcext:value-type="string">
            <text:p>hið</text:p>
          </table:table-cell>
          <table:table-cell office:value-type="string" calcext:value-type="string">
            <text:p>ghen</text:p>
          </table:table-cell>
          <table:table-cell table:style-name="ce8" office:value-type="string" calcext:value-type="string">
            <text:p>annað</text:p>
          </table:table-cell>
          <table:table-cell table:style-name="ce22" office:value-type="string" calcext:value-type="string">
            <text:p>foheo</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text:p>
          </table:table-cell>
          <table:table-cell table:number-columns-repeated="6"/>
          <table:table-cell office:value-type="string" calcext:value-type="string">
            <text:p><text:s/>ghen annað foheo , , er sfg3en jeg e hef sfg1en talið ssg , , að cn hafa sng einhverja foveo þá aa kosti nkfo til ae að cn bera sng , , er ct veki svg3en aðdáun nveo manna nkfe , , því fpheþ að c þeir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217" calcext:value-type="float">
            <text:p>217</text:p>
          </table:table-cell>
          <table:table-cell office:value-type="string" calcext:value-type="string">
            <text:p><text:s text:c="2"/>löstur nken , , að cn geta sng ekki aa vitað ssg að aþ öðrum fokfþ líði svg3en vel aa , , það fphen er sfg3en að cn segja sng að cn gremjast snm yfir aþ því fpheþ ; ; öfundin nveng er sfg3en öldungis aa </text:p>
          </table:table-cell>
          <table:table-cell table:style-name="ce8" office:value-type="string" calcext:value-type="string">
            <text:p>hið</text:p>
          </table:table-cell>
          <table:table-cell office:value-type="string" calcext:value-type="string">
            <text:p>ghen</text:p>
          </table:table-cell>
          <table:table-cell table:style-name="ce8" office:value-type="string" calcext:value-type="string">
            <text:p>gagnstæða</text:p>
          </table:table-cell>
          <table:table-cell table:style-name="ce22" office:value-type="string" calcext:value-type="string">
            <text:p>nven</text:p>
          </table:table-cell>
          <table:table-cell table:style-name="ce39" office:value-type="string" calcext:value-type="string">
            <text:p>náunganskærleikanum</text:p>
          </table:table-cell>
          <table:table-cell table:style-name="ce22" office:value-type="string" calcext:value-type="string">
            <text:p>nkeþg</text:p>
          </table:table-cell>
          <table:table-cell office:value-type="string" calcext:value-type="string">
            <text:p>da</text:p>
          </table:table-cell>
          <table:table-cell table:number-columns-repeated="6"/>
          <table:table-cell office:value-type="string" calcext:value-type="string">
            <text:p><text:s/>ghen gagnstæða nven náunganskærleikanum nkeþg , , eða c elskunni nveþg , , sem ct vjer lvensf eigum sfg1fn að cn hafa sng hver nkeo til ae annars fohee ; ; eptir sfg3en því fpheþ , , sem ct þessi faven elska nven býður sfg3en oss f</text:p>
          </table:table-cell>
          <table:table-cell office:value-type="string" calcext:value-type="string">
            <text:p>1861-Freistingar-JonAHjalt.txt</text:p>
          </table:table-cell>
          <table:table-cell table:number-columns-repeated="2" office:value-type="string" calcext:value-type="string">
            <text:p>JonAHjalt</text:p>
          </table:table-cell>
          <table:table-cell office:value-type="float" office:value="1861" calcext:value-type="float">
            <text:p>1861</text:p>
          </table:table-cell>
          <table:table-cell office:value-type="float" office:value="1840" calcext:value-type="float">
            <text:p>1840</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218" calcext:value-type="float">
            <text:p>218</text:p>
          </table:table-cell>
          <table:table-cell office:value-type="string" calcext:value-type="string">
            <text:p><text:s text:c="2"/>lkensf á aþ móti nheþ eru sfg3fn gæddir sþgkfn miklum lvfþsf sálargáfum nvfþ . . Allt fohen þetta fahen sýnir nvfn , , að c umbunin nveng kemur sfg3en sjaldan aa fram aa í aþ þessu faheþ lífi nheþ , , heldur c á aþ jafnvel aa </text:p>
          </table:table-cell>
          <table:table-cell table:style-name="ce8" office:value-type="string" calcext:value-type="string">
            <text:p>hið</text:p>
          </table:table-cell>
          <table:table-cell office:value-type="string" calcext:value-type="string">
            <text:p>ghen</text:p>
          </table:table-cell>
          <table:table-cell table:style-name="ce8" office:value-type="string" calcext:value-type="string">
            <text:p>gagnstæða</text:p>
          </table:table-cell>
          <table:table-cell table:style-name="ce22" office:value-type="string" calcext:value-type="string">
            <text:p>nven</text:p>
          </table:table-cell>
          <table:table-cell table:style-name="ce39" office:value-type="string" calcext:value-type="string">
            <text:p>sjer</text:p>
          </table:table-cell>
          <table:table-cell table:style-name="ce22" office:value-type="string" calcext:value-type="string">
            <text:p>sfg3en</text:p>
          </table:table-cell>
          <table:table-cell office:value-type="string" calcext:value-type="string">
            <text:p>da</text:p>
          </table:table-cell>
          <table:table-cell table:number-columns-repeated="6"/>
          <table:table-cell office:value-type="string" calcext:value-type="string">
            <text:p><text:s/>ghen gagnstæða nven sjer sfg3en stað nkeþ , , en c það fpheo gjörir sfg3en hinn faken alvísi nkeþ guð nken til ae hins fakee bezta nkee fyrir ao oss fp1fo , , og c opt sþgven er sfg3en svo aa , , að c </text:p>
          </table:table-cell>
          <table:table-cell office:value-type="string" calcext:value-type="string">
            <text:p>1881-HjatruVantru-SigThorodd.txt</text:p>
          </table:table-cell>
          <table:table-cell table:number-columns-repeated="2" office:value-type="string" calcext:value-type="string">
            <text:p>SigThorodd</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219" calcext:value-type="float">
            <text:p>219</text:p>
          </table:table-cell>
          <table:table-cell office:value-type="string" calcext:value-type="string">
            <text:p><text:s text:c="2"/>fphen er sfg3en optast lhense , , að c það fphen er sfg3en eigi aa greint sþghen í aþ almennu lheþsf máli nheþ , , þá aa látum sfg1fn vjer nkeo það fphen hjer sfg3en vera sng hjer nhen um ao bil nheo </text:p>
          </table:table-cell>
          <table:table-cell table:style-name="ce8" office:value-type="string" calcext:value-type="string">
            <text:p>hið</text:p>
          </table:table-cell>
          <table:table-cell office:value-type="string" calcext:value-type="string">
            <text:p>gheo</text:p>
          </table:table-cell>
          <table:table-cell table:style-name="ce8" office:value-type="string" calcext:value-type="string">
            <text:p>sama</text:p>
          </table:table-cell>
          <table:table-cell table:style-name="ce22" office:value-type="string" calcext:value-type="string">
            <text:p>fbheo</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text:p>
          </table:table-cell>
          <table:table-cell table:number-columns-repeated="6"/>
          <table:table-cell office:value-type="string" calcext:value-type="string">
            <text:p><text:s/>gheo sama fbheo ; ; vjer nkeo viljum sfg1fn þá aa í aþ fáum lhfþsf orðum nhfþ álykta sng af aþ þessu faheþ , , að c öfund nven sje sng það fpheo , , að cn geta sng eigi svg3en unnt ssg öðrum fokfþ góðs lheesf . . </text:p>
          </table:table-cell>
          <table:table-cell office:value-type="string" calcext:value-type="string">
            <text:p>1861-Freistingar-JonAHjalt.txt</text:p>
          </table:table-cell>
          <table:table-cell table:number-columns-repeated="2" office:value-type="string" calcext:value-type="string">
            <text:p>JonAHjalt</text:p>
          </table:table-cell>
          <table:table-cell office:value-type="float" office:value="1861" calcext:value-type="float">
            <text:p>1861</text:p>
          </table:table-cell>
          <table:table-cell office:value-type="float" office:value="1840" calcext:value-type="float">
            <text:p>1840</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273" calcext:value-type="float">
            <text:p>273</text:p>
          </table:table-cell>
          <table:table-cell office:value-type="string" calcext:value-type="string">
            <text:p><text:s text:c="2"/>faken sögufróði nkeþ sjer nkee þannig lheoof sker sfg3en þau fphfo , , er sfg3en hann fpken þarf sfg3en að cn forðast snm , , til ae þess fphee að cn koma sng fram aa áformi nheþ sínu feheþ , , og c neytir sfg3en </text:p>
          </table:table-cell>
          <table:table-cell table:style-name="ce8" office:value-type="string" calcext:value-type="string">
            <text:p>hinna</text:p>
          </table:table-cell>
          <table:table-cell office:value-type="string" calcext:value-type="string">
            <text:p>ghfe</text:p>
          </table:table-cell>
          <table:table-cell table:style-name="ce8" office:value-type="string" calcext:value-type="string">
            <text:p>sömu</text:p>
          </table:table-cell>
          <table:table-cell table:style-name="ce22" office:value-type="string" calcext:value-type="string">
            <text:p>fbhfe</text:p>
          </table:table-cell>
          <table:table-cell table:style-name="ce39" office:value-type="string" calcext:value-type="string">
            <text:p>bragða</text:p>
          </table:table-cell>
          <table:table-cell table:style-name="ce22" office:value-type="string" calcext:value-type="string">
            <text:p>nhfe</text:p>
          </table:table-cell>
          <table:table-cell office:value-type="string" calcext:value-type="string">
            <text:p>dan</text:p>
          </table:table-cell>
          <table:table-cell table:number-columns-repeated="6"/>
          <table:table-cell office:value-type="string" calcext:value-type="string">
            <text:p><text:s/>ghfe sömu fbhfe bragða nhfe til ae þess fphee að cn koma sng því fpheþ fram aa , , sem ct hann fpken af aþ sögunni nveþg sjer nkee að c hentugust lvense eru sfg3fn , , það fphen er sfg3en að cn segja sng </text:p>
          </table:table-cell>
          <table:table-cell office:value-type="string" calcext:value-type="string">
            <text:p>1871-SaganSjalfstaedi-ThorvAndrKjer.txt</text:p>
          </table:table-cell>
          <table:table-cell table:number-columns-repeated="2" office:value-type="string" calcext:value-type="string">
            <text:p>ThorvAndrKjer</text:p>
          </table:table-cell>
          <table:table-cell office:value-type="float" office:value="1871" calcext:value-type="float">
            <text:p>1871</text:p>
          </table:table-cell>
          <table:table-cell office:value-type="float" office:value="1848" calcext:value-type="float">
            <text:p>1848</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284" calcext:value-type="float">
            <text:p>284</text:p>
          </table:table-cell>
          <table:table-cell office:value-type="string" calcext:value-type="string">
            <text:p><text:s text:c="2"/>sfg3en framfarir nvfo hennar fpvee , , og c á ao hinn fakeo bóginn nkeog , , hvað fshen hefur sfg3en hnekkt ssg þeim fphfþ ; ; en c þó aa virðist sfm3en svo aa stundum aa , , sem ct eigi aa dugi svg3fn þau fphfo </text:p>
          </table:table-cell>
          <table:table-cell table:style-name="ce8" office:value-type="string" calcext:value-type="string">
            <text:p>hin</text:p>
          </table:table-cell>
          <table:table-cell office:value-type="string" calcext:value-type="string">
            <text:p>ghfo</text:p>
          </table:table-cell>
          <table:table-cell table:style-name="ce8" office:value-type="string" calcext:value-type="string">
            <text:p>sömu</text:p>
          </table:table-cell>
          <table:table-cell table:style-name="ce22" office:value-type="string" calcext:value-type="string">
            <text:p>fbhfo</text:p>
          </table:table-cell>
          <table:table-cell table:style-name="ce39" office:value-type="string" calcext:value-type="string">
            <text:p>ráð</text:p>
          </table:table-cell>
          <table:table-cell table:style-name="ce22" office:value-type="string" calcext:value-type="string">
            <text:p>nhfo</text:p>
          </table:table-cell>
          <table:table-cell office:value-type="string" calcext:value-type="string">
            <text:p>dan</text:p>
          </table:table-cell>
          <table:table-cell table:number-columns-repeated="6"/>
          <table:table-cell office:value-type="string" calcext:value-type="string">
            <text:p><text:s/>ghfo sömu fbhfo ráð nhfo , , er sfg3en sagan nveng getur sfg3en um ao , , en c það fphen kemur sfg3en til aa af aþ því fpheþ , , að c dugað ssg hafi svg3fn í aþ þeim fphfþ eða c þeim fahfþ </text:p>
          </table:table-cell>
          <table:table-cell office:value-type="string" calcext:value-type="string">
            <text:p>1871-SaganSjalfstaedi-ThorvAndrKjer.txt</text:p>
          </table:table-cell>
          <table:table-cell table:number-columns-repeated="2" office:value-type="string" calcext:value-type="string">
            <text:p>ThorvAndrKjer</text:p>
          </table:table-cell>
          <table:table-cell office:value-type="float" office:value="1871" calcext:value-type="float">
            <text:p>1871</text:p>
          </table:table-cell>
          <table:table-cell office:value-type="float" office:value="1848" calcext:value-type="float">
            <text:p>1848</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295" calcext:value-type="float">
            <text:p>295</text:p>
          </table:table-cell>
          <table:table-cell office:value-type="string" calcext:value-type="string">
            <text:p><text:s/>f . . Beztur sfg3en glímumaður nken reyndist sfm3eþ unglingspiltur nken nokkur foken , , er sfg3en hjet nhen Erlendur nken-s ; ; hann fpken var sfg3eþ frá aþ Mikla-holti nheþ-s í aþ Biskupstungum nvfþ-s . . Glímurnar nvfng hafa sfg3fn </text:p>
          </table:table-cell>
          <table:table-cell table:style-name="ce8" office:value-type="string" calcext:value-type="string">
            <text:p>hin</text:p>
          </table:table-cell>
          <table:table-cell office:value-type="string" calcext:value-type="string">
            <text:p>ghfo</text:p>
          </table:table-cell>
          <table:table-cell table:style-name="ce8" office:value-type="string" calcext:value-type="string">
            <text:p>beztu</text:p>
          </table:table-cell>
          <table:table-cell table:style-name="ce22" office:value-type="string" calcext:value-type="string">
            <text:p>sfg3fþ</text:p>
          </table:table-cell>
          <table:table-cell table:style-name="ce39" office:value-type="string" calcext:value-type="string">
            <text:p>áhrif</text:p>
          </table:table-cell>
          <table:table-cell table:style-name="ce22" office:value-type="string" calcext:value-type="string">
            <text:p>nhfo</text:p>
          </table:table-cell>
          <table:table-cell office:value-type="string" calcext:value-type="string">
            <text:p>dan</text:p>
          </table:table-cell>
          <table:table-cell table:number-columns-repeated="6"/>
          <table:table-cell office:value-type="string" calcext:value-type="string">
            <text:p><text:s/>ghfo beztu sfg3fþ áhrif nhfo á ao líkamann nkeog , , því fpheþ að c þeir fpkfn sem ct glíma sfg3fn verða sfg3fn bæði c fimir lkfnsf og c snarráðir lkfnsf . . Glímurnar nvfng eru sfg3fn einkum aa gagnlegar lvfnsf af aþ </text:p>
          </table:table-cell>
          <table:table-cell office:value-type="string" calcext:value-type="string">
            <text:p>1895-IthrottirLeikir-EggBrEir.txt</text:p>
          </table:table-cell>
          <table:table-cell table:number-columns-repeated="2" office:value-type="string" calcext:value-type="string">
            <text:p>EggBrEir</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296" calcext:value-type="float">
            <text:p>296</text:p>
          </table:table-cell>
          <table:table-cell office:value-type="string" calcext:value-type="string">
            <text:p><text:s text:c="2"/>að cn reyna sng sig fpkfo . . Samkomur nvfn þessar favfn eru sfg3fn nú aa nokkuð fohen farnar sþgvfn að cn leggjast snm niður aa , , en c eru sfg3fn þó aa víða aa tíðkaðar sþgvfn enn aa . . Glímurnar nvfng hafa sfg3fn </text:p>
          </table:table-cell>
          <table:table-cell table:style-name="ce8" office:value-type="string" calcext:value-type="string">
            <text:p>hin</text:p>
          </table:table-cell>
          <table:table-cell office:value-type="string" calcext:value-type="string">
            <text:p>ghfo</text:p>
          </table:table-cell>
          <table:table-cell table:style-name="ce8" office:value-type="string" calcext:value-type="string">
            <text:p>beztu</text:p>
          </table:table-cell>
          <table:table-cell table:style-name="ce22" office:value-type="string" calcext:value-type="string">
            <text:p>sfg3fþ</text:p>
          </table:table-cell>
          <table:table-cell table:style-name="ce39" office:value-type="string" calcext:value-type="string">
            <text:p>áhrif</text:p>
          </table:table-cell>
          <table:table-cell table:style-name="ce22" office:value-type="string" calcext:value-type="string">
            <text:p>nhfo</text:p>
          </table:table-cell>
          <table:table-cell office:value-type="string" calcext:value-type="string">
            <text:p>dan</text:p>
          </table:table-cell>
          <table:table-cell table:number-columns-repeated="6"/>
          <table:table-cell office:value-type="string" calcext:value-type="string">
            <text:p><text:s/>ghfo beztu sfg3fþ áhrif nhfo á ao líkamann nkeog , , því fpheþ að c þeir fpkfn , , sem ct opt lvensf glíma sfg3fn , , verða sfg3fn mjög aa fimir lkfnsf og c fljótir lkfnsf til aa , , ef c á aa þarf sfg3en </text:p>
          </table:table-cell>
          <table:table-cell office:value-type="string" calcext:value-type="string">
            <text:p>1895-IthrottirLeikir-GudmBen.txt</text:p>
          </table:table-cell>
          <table:table-cell table:number-columns-repeated="2" office:value-type="string" calcext:value-type="string">
            <text:p>GudmBen</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363" calcext:value-type="float">
            <text:p>363</text:p>
          </table:table-cell>
          <table:table-cell office:value-type="string" calcext:value-type="string">
            <text:p><text:s text:c="2"/>fá sng sjer lvensf hjálparmenn nkfo , , sem ct geti svg3fn staðið ssg við ao hlið nveo þeim fphfþ og c hjálpað ssg þeim fphfþ . . Þannig aa hjeldu sfg3fþ ættirnar nvfng saman aa í aþ fornöld nveþ og c ljetu sbg2en </text:p>
          </table:table-cell>
          <table:table-cell table:style-name="ce8" office:value-type="string" calcext:value-type="string">
            <text:p>hinn</text:p>
          </table:table-cell>
          <table:table-cell office:value-type="string" calcext:value-type="string">
            <text:p>gken</text:p>
          </table:table-cell>
          <table:table-cell table:style-name="ce8" office:value-type="string" calcext:value-type="string">
            <text:p>elzta</text:p>
          </table:table-cell>
          <table:table-cell table:style-name="ce22" office:value-type="string" calcext:value-type="string">
            <text:p>sfg3fn</text:p>
          </table:table-cell>
          <table:table-cell table:style-name="ce39" office:value-type="string" calcext:value-type="string">
            <text:p>ráða</text:p>
          </table:table-cell>
          <table:table-cell table:style-name="ce22" office:value-type="string" calcext:value-type="string">
            <text:p>sfg3fn</text:p>
          </table:table-cell>
          <table:table-cell office:value-type="string" calcext:value-type="string">
            <text:p>da</text:p>
          </table:table-cell>
          <table:table-cell table:number-columns-repeated="6"/>
          <table:table-cell office:value-type="string" calcext:value-type="string">
            <text:p><text:s/>gken elzta sfg3fn ráða sfg3fn fyrir aþ sjer nkeþ , , því fpheþ þær fpvfn vissu sfg3fþ hann fpkeo vera sng reyndastan lkeosf og c sáu sfg3fþ , , að c þær fpvfn gátu sfg3fþ orðið ssg farsælastar lvfnse , , ef c þær </text:p>
          </table:table-cell>
          <table:table-cell office:value-type="string" calcext:value-type="string">
            <text:p>1871-LydraediStjorn-IndrEin.txt</text:p>
          </table:table-cell>
          <table:table-cell table:number-columns-repeated="2" office:value-type="string" calcext:value-type="string">
            <text:p>IndrEin</text:p>
          </table:table-cell>
          <table:table-cell office:value-type="float" office:value="1871" calcext:value-type="float">
            <text:p>1871</text:p>
          </table:table-cell>
          <table:table-cell office:value-type="float" office:value="1851" calcext:value-type="float">
            <text:p>1851</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364" calcext:value-type="float">
            <text:p>364</text:p>
          </table:table-cell>
          <table:table-cell office:value-type="string" calcext:value-type="string">
            <text:p><text:s text:c="2"/>lífinu nheþg , , eins aa og c hann fpken mundi svg3eþ hafa sng , , ef c hann fpken væri svg3eþ menntaður lkensf . . Á ao náttúruna nveog lítur sfg3en hinn gken ómenntaði lkenvf maður nken allt foheo öðru foheþ vísi aa en c </text:p>
          </table:table-cell>
          <table:table-cell table:style-name="ce8" office:value-type="string" calcext:value-type="string">
            <text:p>hinn</text:p>
          </table:table-cell>
          <table:table-cell office:value-type="string" calcext:value-type="string">
            <text:p>gken</text:p>
          </table:table-cell>
          <table:table-cell table:style-name="ce8" office:value-type="string" calcext:value-type="string">
            <text:p>menntaði</text:p>
          </table:table-cell>
          <table:table-cell table:style-name="ce22" office:value-type="string" calcext:value-type="string">
            <text:p>sfg3eþ</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text:p>
          </table:table-cell>
          <table:table-cell table:number-columns-repeated="6"/>
          <table:table-cell office:value-type="string" calcext:value-type="string">
            <text:p><text:s/>gken menntaði sfg3eþ ; ; hann fpken sjer sfg3en raunar aa hið ghen sama fbkeo , , en c þekking nven hans fpkee á aþ henni fpveþ nær aþm miklu lheþsf skemmra aam en c hins gkee menntaða lkeevf manns nkee . . Hann fpken hefur sfg3</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365" calcext:value-type="float">
            <text:p>365</text:p>
          </table:table-cell>
          <table:table-cell office:value-type="string" calcext:value-type="string">
            <text:p><text:s text:c="2"/>c virða sng þær fpvfo fyrir aþ sjer nkeþ . . Þannig aa er sfg3en það fphen svo aa ótal nhen margt lhensf , , sem ct hinn gken ómenntaði lkenvf maður nken skoðar sfg3en í ao allt foheo öðru foheþ ljósi nheþ en c </text:p>
          </table:table-cell>
          <table:table-cell table:style-name="ce8" office:value-type="string" calcext:value-type="string">
            <text:p>hinn</text:p>
          </table:table-cell>
          <table:table-cell office:value-type="string" calcext:value-type="string">
            <text:p>gken</text:p>
          </table:table-cell>
          <table:table-cell table:style-name="ce8" office:value-type="string" calcext:value-type="string">
            <text:p>menntaði</text:p>
          </table:table-cell>
          <table:table-cell table:style-name="ce22" office:value-type="string" calcext:value-type="string">
            <text:p>sfg3eþ</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text:p>
          </table:table-cell>
          <table:table-cell table:number-columns-repeated="6"/>
          <table:table-cell office:value-type="string" calcext:value-type="string">
            <text:p><text:s/>gken menntaði sfg3eþ , , ef c jeg e mætti svg3eþ svo aa að aþ orði nheþ komast snm . . Barnið nheng hefur sfg3en opt ssg allt foheo aðrar fovfo skoðanir nvfo á aþ ýmsum fokfþ hlutum nkfþ en c hinir gkfn fullorðnu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366" calcext:value-type="float">
            <text:p>366</text:p>
          </table:table-cell>
          <table:table-cell office:value-type="string" calcext:value-type="string">
            <text:p><text:s text:c="2"/>fp1fþ með aþ góðum lhfþsf ráðum nhfþ og c dáð nveþ , , og c það fphen skilur sfg3en einkum aa sannan lkeosf og c rangan lkeosf vin nkeo , , að c þegar c mótlætið nheng kemur sfg3en , , þá aa kemur sfg3en </text:p>
          </table:table-cell>
          <table:table-cell table:style-name="ce8" office:value-type="string" calcext:value-type="string">
            <text:p>hinn</text:p>
          </table:table-cell>
          <table:table-cell office:value-type="string" calcext:value-type="string">
            <text:p>gken</text:p>
          </table:table-cell>
          <table:table-cell table:style-name="ce8" office:value-type="string" calcext:value-type="string">
            <text:p>sanni</text:p>
          </table:table-cell>
          <table:table-cell table:style-name="ce22" office:value-type="string" calcext:value-type="string">
            <text:p>svg3en</text:p>
          </table:table-cell>
          <table:table-cell table:style-name="ce39" office:value-type="string" calcext:value-type="string">
            <text:p>vinur</text:p>
          </table:table-cell>
          <table:table-cell table:style-name="ce22" office:value-type="string" calcext:value-type="string">
            <text:p>nken</text:p>
          </table:table-cell>
          <table:table-cell office:value-type="string" calcext:value-type="string">
            <text:p>danPOSS</text:p>
          </table:table-cell>
          <table:table-cell table:number-columns-repeated="6"/>
          <table:table-cell office:value-type="string" calcext:value-type="string">
            <text:p><text:s/>gken sanni svg3en vinur nken vor feken til ae vor feken , , en c hinn gken rangi lkenvf vinur nken fer sfg3en þá aa frá aþ oss fp1fþ . . Þegar c hinn fakeo sanni svg3en vinur nken vor feken veitir sfg3</text:p>
          </table:table-cell>
          <table:table-cell office:value-type="string" calcext:value-type="string">
            <text:p>1880-Vinir-JonMagn.txt</text:p>
          </table:table-cell>
          <table:table-cell table:number-columns-repeated="2" office:value-type="string" calcext:value-type="string">
            <text:p>JonMagn</text:p>
          </table:table-cell>
          <table:table-cell office:value-type="float" office:value="1880" calcext:value-type="float">
            <text:p>1880</text:p>
          </table:table-cell>
          <table:table-cell office:value-type="float" office:value="1859" calcext:value-type="float">
            <text:p>1859</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381" calcext:value-type="float">
            <text:p>381</text:p>
          </table:table-cell>
          <table:table-cell office:value-type="string" calcext:value-type="string">
            <text:p><text:s/>3fþ skóla nkeo eru sfg3fn því aa hinar gvfn fyrstu lvfnve stofnanir nvfn til ae þess fphee , , að cn leiða sng menntir nvfo fornaldarinnar nveeg í ao ljós nheo fyrir aþ þeirri faveþ kynslóð nveþ , , sem ct lifir sfg3en á aþ </text:p>
          </table:table-cell>
          <table:table-cell table:style-name="ce8" office:value-type="string" calcext:value-type="string">
            <text:p>hinum</text:p>
          </table:table-cell>
          <table:table-cell office:value-type="string" calcext:value-type="string">
            <text:p>gkeþ</text:p>
          </table:table-cell>
          <table:table-cell table:style-name="ce8" office:value-type="string" calcext:value-type="string">
            <text:p>sama</text:p>
          </table:table-cell>
          <table:table-cell table:style-name="ce22" office:value-type="string" calcext:value-type="string">
            <text:p>fbkeþ</text:p>
          </table:table-cell>
          <table:table-cell table:style-name="ce39" office:value-type="string" calcext:value-type="string">
            <text:p>tíma</text:p>
          </table:table-cell>
          <table:table-cell table:style-name="ce22" office:value-type="string" calcext:value-type="string">
            <text:p>nkeþ</text:p>
          </table:table-cell>
          <table:table-cell office:value-type="string" calcext:value-type="string">
            <text:p>dan</text:p>
          </table:table-cell>
          <table:table-cell table:number-columns-repeated="6"/>
          <table:table-cell office:value-type="string" calcext:value-type="string">
            <text:p><text:s/>gkeþ sama fbkeþ tíma nkeþ og c þeir fpkfn og c hinni gveþ eptirkomandi lveþof . . Guðni nven Guðmundsson nken-s </text:p>
          </table:table-cell>
          <table:table-cell office:value-type="string" calcext:value-type="string">
            <text:p>1872-Latinukennsla-GudnGudm.txt</text:p>
          </table:table-cell>
          <table:table-cell table:number-columns-repeated="2" office:value-type="string" calcext:value-type="string">
            <text:p>GudnGudm</text:p>
          </table:table-cell>
          <table:table-cell office:value-type="float" office:value="1872" calcext:value-type="float">
            <text:p>1872</text:p>
          </table:table-cell>
          <table:table-cell office:value-type="float" office:value="1850" calcext:value-type="float">
            <text:p>1850</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382" calcext:value-type="float">
            <text:p>382</text:p>
          </table:table-cell>
          <table:table-cell office:value-type="string" calcext:value-type="string">
            <text:p><text:s text:c="2"/>c eldský nhfn við ao sjóndeildarhringinn nkeog og c sjá sng sólina nveog senda sng sinn feken rauða lkeovf ljóma sng á ao fjalla nhfe tindana nkfog og c að aþ endingu nveþ hverfa sng , , til ae þess fphee einnig aa á aþ </text:p>
          </table:table-cell>
          <table:table-cell table:style-name="ce8" office:value-type="string" calcext:value-type="string">
            <text:p>hinum</text:p>
          </table:table-cell>
          <table:table-cell office:value-type="string" calcext:value-type="string">
            <text:p>gkeþ</text:p>
          </table:table-cell>
          <table:table-cell table:style-name="ce8" office:value-type="string" calcext:value-type="string">
            <text:p>sama</text:p>
          </table:table-cell>
          <table:table-cell table:style-name="ce22" office:value-type="string" calcext:value-type="string">
            <text:p>fbkeþ</text:p>
          </table:table-cell>
          <table:table-cell table:style-name="ce39" office:value-type="string" calcext:value-type="string">
            <text:p>sólarhring</text:p>
          </table:table-cell>
          <table:table-cell table:style-name="ce22" office:value-type="string" calcext:value-type="string">
            <text:p>nkeþ</text:p>
          </table:table-cell>
          <table:table-cell office:value-type="string" calcext:value-type="string">
            <text:p>dan</text:p>
          </table:table-cell>
          <table:table-cell table:number-columns-repeated="6"/>
          <table:table-cell office:value-type="string" calcext:value-type="string">
            <text:p><text:s/>gkeþ sama fbkeþ sólarhring nkeþ að cn lýsa sng öðrum fokfþ heimshlutum nkfþ . . 1 ta Jón nken-s Benediktsson nken-s </text:p>
          </table:table-cell>
          <table:table-cell office:value-type="string" calcext:value-type="string">
            <text:p>1890-HugsanirHimingeiminn-JonBen.txt</text:p>
          </table:table-cell>
          <table:table-cell table:number-columns-repeated="2" office:value-type="string" calcext:value-type="string">
            <text:p>JonBen</text:p>
          </table:table-cell>
          <table:table-cell office:value-type="float" office:value="1890" calcext:value-type="float">
            <text:p>1890</text:p>
          </table:table-cell>
          <table:table-cell table:number-columns-repeated="2"/>
          <table:table-cell office:value-type="float" office:value="2" calcext:value-type="float">
            <text:p>2</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476" calcext:value-type="float">
            <text:p>476</text:p>
          </table:table-cell>
          <table:table-cell office:value-type="string" calcext:value-type="string">
            <text:p><text:s text:c="2"/>barnsins nheeg , , og c annars aa þess fahee , , sem ct þar aa getur sfg3en komið ssg til ae greina nvfe , , og c uppeldið nheng verður sfg3en að cn laga sng sig fpheo eptir sfg2eþ lífsstöðu nveo þess fphee . . b x ) ) </text:p>
          </table:table-cell>
          <table:table-cell table:style-name="ce8" office:value-type="string" calcext:value-type="string">
            <text:p>Hin</text:p>
          </table:table-cell>
          <table:table-cell office:value-type="string" calcext:value-type="string">
            <text:p>gven</text:p>
          </table:table-cell>
          <table:table-cell table:style-name="ce8" office:value-type="string" calcext:value-type="string">
            <text:p>önnur</text:p>
          </table:table-cell>
          <table:table-cell table:style-name="ce22" office:value-type="string" calcext:value-type="string">
            <text:p>foven</text:p>
          </table:table-cell>
          <table:table-cell table:style-name="ce39" office:value-type="string" calcext:value-type="string">
            <text:p>grein</text:p>
          </table:table-cell>
          <table:table-cell table:style-name="ce22" office:value-type="string" calcext:value-type="string">
            <text:p>nven</text:p>
          </table:table-cell>
          <table:table-cell office:value-type="string" calcext:value-type="string">
            <text:p>dan</text:p>
          </table:table-cell>
          <table:table-cell table:number-columns-repeated="6"/>
          <table:table-cell office:value-type="string" calcext:value-type="string">
            <text:p><text:s/>gven önnur foven grein nven er sfg3en hið ghen líkamlega lhenvf uppeldi nhen . . Það fphen er sfg3en í aþ því aa fólgið sþghen , , að cn leitast snm við ao , , að cn gjöra sng líkama nkee barnsins nheeg sem ct hæfastan lkeose </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556" calcext:value-type="float">
            <text:p>556</text:p>
          </table:table-cell>
          <table:table-cell office:value-type="string" calcext:value-type="string">
            <text:p><text:s text:c="2"/>þekkingar nvee . . Bæði fohfn frelsi nhfn og c ófrelsi nhen getur sfg3en verið ssg á aþ mismunandi lheþof stigi nheþ ; ; þegar c ófrelsið nheng er sfg3en á aþ mjög aa háu lheþsf stigi nheþ , , þá aa hefur sfg3en það fphen </text:p>
          </table:table-cell>
          <table:table-cell table:style-name="ce8" office:value-type="string" calcext:value-type="string">
            <text:p>hina</text:p>
          </table:table-cell>
          <table:table-cell office:value-type="string" calcext:value-type="string">
            <text:p>gveo</text:p>
          </table:table-cell>
          <table:table-cell table:style-name="ce8" office:value-type="string" calcext:value-type="string">
            <text:p>fyrtöldu</text:p>
          </table:table-cell>
          <table:table-cell table:style-name="ce22" office:value-type="string" calcext:value-type="string">
            <text:p>sfg3fþ</text:p>
          </table:table-cell>
          <table:table-cell table:style-name="ce39" office:value-type="string" calcext:value-type="string">
            <text:p>ókosti</text:p>
          </table:table-cell>
          <table:table-cell table:style-name="ce22" office:value-type="string" calcext:value-type="string">
            <text:p>nkeþ</text:p>
          </table:table-cell>
          <table:table-cell office:value-type="string" calcext:value-type="string">
            <text:p>dan</text:p>
          </table:table-cell>
          <table:table-cell table:number-columns-repeated="6"/>
          <table:table-cell office:value-type="string" calcext:value-type="string">
            <text:p><text:s/>gveo fyrtöldu sfg3fþ ókosti nkeþ í aþ för nveþ með aþ sjer nkeþ , , en c frelsið nheng aptur lkensf á aþ móti nheþ , , þegar c því fpheþ er sfg3en beitt sþghen í aþ hófi nheþ og c með aþ skynsemd nveþ , , </text:p>
          </table:table-cell>
          <table:table-cell office:value-type="string" calcext:value-type="string">
            <text:p>1893-LydraediStjorn-MagnArnb.txt</text:p>
          </table:table-cell>
          <table:table-cell table:number-columns-repeated="2" office:value-type="string" calcext:value-type="string">
            <text:p>MagnArnb</text:p>
          </table:table-cell>
          <table:table-cell office:value-type="float" office:value="1893" calcext:value-type="float">
            <text:p>1893</text:p>
          </table:table-cell>
          <table:table-cell office:value-type="float" office:value="1870" calcext:value-type="float">
            <text:p>1870</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583" calcext:value-type="float">
            <text:p>583</text:p>
          </table:table-cell>
          <table:table-cell office:value-type="string" calcext:value-type="string">
            <text:p><text:s text:c="2"/>fohfo dýr nhfo er sfg3en málið nheng ; ; en c þó aa öll fohfn önnur fohfn dýr nhfn sjeu e mállaus lkensf , , þá aa hafa sfg3fn þó aa mörg lhfosf þeirra fphfe allmikla lveosf skynsemi nveo , , náttúruhvatir nvfo og c margar lvfosf </text:p>
          </table:table-cell>
          <table:table-cell table:style-name="ce8" office:value-type="string" calcext:value-type="string">
            <text:p>hinar</text:p>
          </table:table-cell>
          <table:table-cell office:value-type="string" calcext:value-type="string">
            <text:p>gvfn</text:p>
          </table:table-cell>
          <table:table-cell table:style-name="ce8" office:value-type="string" calcext:value-type="string">
            <text:p>sömu</text:p>
          </table:table-cell>
          <table:table-cell table:style-name="ce22" office:value-type="string" calcext:value-type="string">
            <text:p>fbvfn</text:p>
          </table:table-cell>
          <table:table-cell table:style-name="ce39" office:value-type="string" calcext:value-type="string">
            <text:p>þarfir</text:p>
          </table:table-cell>
          <table:table-cell table:style-name="ce22" office:value-type="string" calcext:value-type="string">
            <text:p>nvfn</text:p>
          </table:table-cell>
          <table:table-cell office:value-type="string" calcext:value-type="string">
            <text:p>dan</text:p>
          </table:table-cell>
          <table:table-cell table:number-columns-repeated="6"/>
          <table:table-cell office:value-type="string" calcext:value-type="string">
            <text:p><text:s/>gvfn sömu fbvfn þarfir nvfn og c maðurinn nkeng , , en c þau fphfn eru sfg3fn fengin sþghfn oss fp1fþ í ao hendur nvfo til ae gagns nhee og c gamans nhee , , og c eru sfg3fn oss fp1fþ alveg aa </text:p>
          </table:table-cell>
          <table:table-cell office:value-type="string" calcext:value-type="string">
            <text:p>1881-MedferdDyra-BjarnThorst.txt</text:p>
          </table:table-cell>
          <table:table-cell table:number-columns-repeated="2" office:value-type="string" calcext:value-type="string">
            <text:p>BjarnThorst</text:p>
          </table:table-cell>
          <table:table-cell office:value-type="float" office:value="1881" calcext:value-type="float">
            <text:p>1881</text:p>
          </table:table-cell>
          <table:table-cell office:value-type="float" office:value="1861" calcext:value-type="float">
            <text:p>1861</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597" calcext:value-type="float">
            <text:p>597</text:p>
          </table:table-cell>
          <table:table-cell office:value-type="string" calcext:value-type="string">
            <text:p><text:s text:c="2"/>sþgvfn eru sfg3fn hjer lhfnsf á aþ landi nheþ , , auka sfg3fn bæði c krapta sfg3fn og c fimleik nkeo , , auk ae þess fphee að c þær fpvfn eru sfg3fn bæði c hin gven bezta lvenve skemmtun nven og c </text:p>
          </table:table-cell>
          <table:table-cell table:style-name="ce8" office:value-type="string" calcext:value-type="string">
            <text:p>hinar</text:p>
          </table:table-cell>
          <table:table-cell office:value-type="string" calcext:value-type="string">
            <text:p>gvfn</text:p>
          </table:table-cell>
          <table:table-cell table:style-name="ce8" office:value-type="string" calcext:value-type="string">
            <text:p>holluztu</text:p>
          </table:table-cell>
          <table:table-cell table:style-name="ce22" office:value-type="string" calcext:value-type="string">
            <text:p>sfg3fþ</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text:p>
          </table:table-cell>
          <table:table-cell table:number-columns-repeated="6"/>
          <table:table-cell office:value-type="string" calcext:value-type="string">
            <text:p><text:s/>gvfn holluztu sfg3fþ . . Eggert nken-s Briem nxeþ-s Eiríksson nken-s </text:p>
          </table:table-cell>
          <table:table-cell office:value-type="string" calcext:value-type="string">
            <text:p>1895-IthrottirLeikir-EggBrEir.txt</text:p>
          </table:table-cell>
          <table:table-cell table:number-columns-repeated="2" office:value-type="string" calcext:value-type="string">
            <text:p>EggBrEir</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598" calcext:value-type="float">
            <text:p>598</text:p>
          </table:table-cell>
          <table:table-cell office:value-type="string" calcext:value-type="string">
            <text:p><text:s text:c="2"/>nvfo , , svo aa sem aa krókur nken , , krumla nven og c handfang nhen ; ; eru sfg3fn þær favfn íþróttir nvfn mest lhense komnar sþgvfn undir aþ kröptum nhfþ og c vana nkeþ . . Nú aa hef sfg1en jeg e talið ssg allar fovfo </text:p>
          </table:table-cell>
          <table:table-cell table:style-name="ce8" office:value-type="string" calcext:value-type="string">
            <text:p>hinar</text:p>
          </table:table-cell>
          <table:table-cell office:value-type="string" calcext:value-type="string">
            <text:p>gvfn</text:p>
          </table:table-cell>
          <table:table-cell table:style-name="ce8" office:value-type="string" calcext:value-type="string">
            <text:p>helztu</text:p>
          </table:table-cell>
          <table:table-cell table:style-name="ce22" office:value-type="string" calcext:value-type="string">
            <text:p>sfg3fþ</text:p>
          </table:table-cell>
          <table:table-cell table:style-name="ce39" office:value-type="string" calcext:value-type="string">
            <text:p>líkamsæfingar</text:p>
          </table:table-cell>
          <table:table-cell table:style-name="ce22" office:value-type="string" calcext:value-type="string">
            <text:p>nvfn</text:p>
          </table:table-cell>
          <table:table-cell office:value-type="string" calcext:value-type="string">
            <text:p>dan</text:p>
          </table:table-cell>
          <table:table-cell table:number-columns-repeated="6"/>
          <table:table-cell office:value-type="string" calcext:value-type="string">
            <text:p><text:s/>gvfn helztu sfg3fþ líkamsæfingar nvfn , , sem ct tíðkaðar sþgvfn eru sfg3fn hjer lhfnsf á aþ landi nheþ ; ; allar fovfn hafa sfg3fn þær fpvfo það fpheo sameiginlegt lheosf , , að c þær fpvfn auka sfg3fn krapta lveosf , , fimleika</text:p>
          </table:table-cell>
          <table:table-cell office:value-type="string" calcext:value-type="string">
            <text:p>1895-IthrottirLeikir-GudmBen.txt</text:p>
          </table:table-cell>
          <table:table-cell table:number-columns-repeated="2" office:value-type="string" calcext:value-type="string">
            <text:p>GudmBen</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599" calcext:value-type="float">
            <text:p>599</text:p>
          </table:table-cell>
          <table:table-cell office:value-type="string" calcext:value-type="string">
            <text:p><text:s/>-s einn lkensf , , er sfg3en Kristján nken-s heitir sfg3en og c vissum sfg1fþ vér fp1fn að c hann fpken var sfg3eþ bæði c skynsamur lkensf og c gestrisinn lkensf maður nken . . Fengum sfg1fþ vér fp1fn </text:p>
          </table:table-cell>
          <table:table-cell table:style-name="ce8" office:value-type="string" calcext:value-type="string">
            <text:p>hinar</text:p>
          </table:table-cell>
          <table:table-cell office:value-type="string" calcext:value-type="string">
            <text:p>gvfn</text:p>
          </table:table-cell>
          <table:table-cell table:style-name="ce8" office:value-type="string" calcext:value-type="string">
            <text:p>beztu</text:p>
          </table:table-cell>
          <table:table-cell table:style-name="ce22" office:value-type="string" calcext:value-type="string">
            <text:p>sfg3fþ</text:p>
          </table:table-cell>
          <table:table-cell table:style-name="ce39" office:value-type="string" calcext:value-type="string">
            <text:p>viðtökur</text:p>
          </table:table-cell>
          <table:table-cell table:style-name="ce22" office:value-type="string" calcext:value-type="string">
            <text:p>nvfn</text:p>
          </table:table-cell>
          <table:table-cell office:value-type="string" calcext:value-type="string">
            <text:p>dan</text:p>
          </table:table-cell>
          <table:table-cell table:number-columns-repeated="6"/>
          <table:table-cell office:value-type="string" calcext:value-type="string">
            <text:p><text:s/>gvfn beztu sfg3fþ viðtökur nvfn hjá aþ Kristjáni nkeþ-s og c vorum sfg1fþ nú aa þar aa um ao nóttina nveog , , sem ct var sfg3eþ sunnudagsnótt nven . . Morguninn nkeog eptir sfg3en , , þegar c vér fp1fn vöknuðum sfg1</text:p>
          </table:table-cell>
          <table:table-cell office:value-type="string" calcext:value-type="string">
            <text:p>1900-Ferdalysingar-FridrSig.txt</text:p>
          </table:table-cell>
          <table:table-cell table:number-columns-repeated="2" office:value-type="string" calcext:value-type="string">
            <text:p>FridrSig</text:p>
          </table:table-cell>
          <table:table-cell office:value-type="float" office:value="1900" calcext:value-type="float">
            <text:p>1900</text:p>
          </table:table-cell>
          <table:table-cell table:number-columns-repeated="2"/>
          <table:table-cell office:value-type="float" office:value="2" calcext:value-type="float">
            <text:p>2</text:p>
          </table:table-cell>
          <table:table-cell office:value-type="string" calcext:value-type="string">
            <text:p>None</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600" calcext:value-type="float">
            <text:p>600</text:p>
          </table:table-cell>
          <table:table-cell office:value-type="string" calcext:value-type="string">
            <text:p><text:s text:c="2"/>sjeu e skaðleg lhfosf . . Vaninn nkeng getur sfg3en einnig aa fengið ssg mjög aa mikla lveosf festu nveo hjá aþ heilum lvfþsf þjóðum nvfþ . . En c eigi svg3en er sfg3en því aa þó aa svo aa varið sþghen , , að c </text:p>
          </table:table-cell>
          <table:table-cell table:style-name="ce8" office:value-type="string" calcext:value-type="string">
            <text:p>hinar</text:p>
          </table:table-cell>
          <table:table-cell office:value-type="string" calcext:value-type="string">
            <text:p>gvfo</text:p>
          </table:table-cell>
          <table:table-cell table:style-name="ce8" office:value-type="string" calcext:value-type="string">
            <text:p>sömu</text:p>
          </table:table-cell>
          <table:table-cell table:style-name="ce22" office:value-type="string" calcext:value-type="string">
            <text:p>fbvfo</text:p>
          </table:table-cell>
          <table:table-cell table:style-name="ce39" office:value-type="string" calcext:value-type="string">
            <text:p>venjur</text:p>
          </table:table-cell>
          <table:table-cell table:style-name="ce22" office:value-type="string" calcext:value-type="string">
            <text:p>nvfo</text:p>
          </table:table-cell>
          <table:table-cell office:value-type="string" calcext:value-type="string">
            <text:p>dan</text:p>
          </table:table-cell>
          <table:table-cell table:number-columns-repeated="6"/>
          <table:table-cell office:value-type="string" calcext:value-type="string">
            <text:p><text:s/>gvfo sömu fbvfo venjur nvfo haldist svm3en ávallt aa við fp1fn í aþ sama fbheþ landi nheþ , , því fpheþ að c á aa stundum aa koma sng fram aa einstök lhfosf mikilmenni nheþ , , sem ct eru sfg3fn svo aa að </text:p>
          </table:table-cell>
          <table:table-cell office:value-type="string" calcext:value-type="string">
            <text:p>1895-ThjodFramtid-JonThorl.txt</text:p>
          </table:table-cell>
          <table:table-cell table:number-columns-repeated="2" office:value-type="string" calcext:value-type="string">
            <text:p>JonThorl</text:p>
          </table:table-cell>
          <table:table-cell office:value-type="float" office:value="1895" calcext:value-type="float">
            <text:p>1895</text:p>
          </table:table-cell>
          <table:table-cell office:value-type="float" office:value="1877" calcext:value-type="float">
            <text:p>1877</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Excellent</text:p>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613" calcext:value-type="float">
            <text:p>613</text:p>
          </table:table-cell>
          <table:table-cell office:value-type="string" calcext:value-type="string">
            <text:p><text:s/>Lýsið sfg2fn </text:p>
          </table:table-cell>
          <table:table-cell table:style-name="ce8" office:value-type="string" calcext:value-type="string">
            <text:p>hinum</text:p>
          </table:table-cell>
          <table:table-cell office:value-type="string" calcext:value-type="string">
            <text:p>gvfþ</text:p>
          </table:table-cell>
          <table:table-cell table:style-name="ce8" office:value-type="string" calcext:value-type="string">
            <text:p>helztu</text:p>
          </table:table-cell>
          <table:table-cell table:style-name="ce22" office:value-type="string" calcext:value-type="string">
            <text:p>sfg3fþ</text:p>
          </table:table-cell>
          <table:table-cell table:style-name="ce39" office:value-type="string" calcext:value-type="string">
            <text:p>líkamsíþróttum</text:p>
          </table:table-cell>
          <table:table-cell table:style-name="ce22" office:value-type="string" calcext:value-type="string">
            <text:p>nvfþ</text:p>
          </table:table-cell>
          <table:table-cell office:value-type="string" calcext:value-type="string">
            <text:p>dan</text:p>
          </table:table-cell>
          <table:table-cell table:number-columns-repeated="6"/>
          <table:table-cell office:value-type="string" calcext:value-type="string">
            <text:p><text:s/>gvfþ helztu sfg3fþ líkamsíþróttum nvfþ , , sem ct tíðkaðar sþgvfn eru sfg3fn hjer lhfnsf á aþ landi nheþ , , og c sýnið sfg2fn fram aa á ao það faheo gagn nheo sem ct af aþ þeim fphfþ getur sfg3en leitt ssg ( ( 1895 </text:p>
          </table:table-cell>
          <table:table-cell office:value-type="string" calcext:value-type="string">
            <text:p>1895-IthrottirLeikir-EggBrEir.txt</text:p>
          </table:table-cell>
          <table:table-cell table:number-columns-repeated="2" office:value-type="string" calcext:value-type="string">
            <text:p>EggBrEir</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office:value-type="string" calcext:value-type="string">
            <text:p>HINN</text:p>
          </table:table-cell>
          <table:table-cell office:value-type="string" calcext:value-type="string">
            <text:p>Adnominal</text:p>
          </table:table-cell>
          <table:table-cell office:value-type="float" office:value="0" calcext:value-type="float">
            <text:p>0</text:p>
          </table:table-cell>
          <table:table-cell table:number-columns-repeated="2"/>
        </table:table-row>
        <table:table-row table:style-name="ro2">
          <table:table-cell office:value-type="float" office:value="614" calcext:value-type="float">
            <text:p>614</text:p>
          </table:table-cell>
          <table:table-cell office:value-type="string" calcext:value-type="string">
            <text:p><text:s/>Lýsið sfg2fn </text:p>
          </table:table-cell>
          <table:table-cell table:style-name="ce8" office:value-type="string" calcext:value-type="string">
            <text:p>hinum</text:p>
          </table:table-cell>
          <table:table-cell office:value-type="string" calcext:value-type="string">
            <text:p>gvfþ</text:p>
          </table:table-cell>
          <table:table-cell table:style-name="ce8" office:value-type="string" calcext:value-type="string">
            <text:p>helztu</text:p>
          </table:table-cell>
          <table:table-cell table:style-name="ce22" office:value-type="string" calcext:value-type="string">
            <text:p>sfg3fþ</text:p>
          </table:table-cell>
          <table:table-cell table:style-name="ce39" office:value-type="string" calcext:value-type="string">
            <text:p>líkamsíþróttum</text:p>
          </table:table-cell>
          <table:table-cell table:style-name="ce22" office:value-type="string" calcext:value-type="string">
            <text:p>nvfþ</text:p>
          </table:table-cell>
          <table:table-cell office:value-type="string" calcext:value-type="string">
            <text:p>dan</text:p>
          </table:table-cell>
          <table:table-cell table:number-columns-repeated="6"/>
          <table:table-cell office:value-type="string" calcext:value-type="string">
            <text:p><text:s/>gvfþ helztu sfg3fþ líkamsíþróttum nvfþ , , sem ct tíðkaðar sþgvfn eru sfg3fn hjer lhfnsf á aþ landi nheþ , , og c sýnið sfg2fn fram aa á ao það faheo gagn nheo sem ct af aþ þeim fphfþ getur sfg3en leitt ssg ( ( 1895 </text:p>
          </table:table-cell>
          <table:table-cell office:value-type="string" calcext:value-type="string">
            <text:p>1895-IthrottirLeikir-GudmBen.txt</text:p>
          </table:table-cell>
          <table:table-cell table:number-columns-repeated="2" office:value-type="string" calcext:value-type="string">
            <text:p>GudmBen</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office:value-type="string" calcext:value-type="string">
            <text:p>HINN</text:p>
          </table:table-cell>
          <table:table-cell office:value-type="string" calcext:value-type="string">
            <text:p>Adnominal</text:p>
          </table:table-cell>
          <table:table-cell office:value-type="float" office:value="0" calcext:value-type="float">
            <text:p>0</text:p>
          </table:table-cell>
          <table:table-cell table:number-columns-repeated="2"/>
        </table:table-row>
        <table:table-row table:style-name="ro2">
          <table:table-cell office:value-type="float" office:value="257" calcext:value-type="float">
            <text:p>257</text:p>
          </table:table-cell>
          <table:table-cell office:value-type="string" calcext:value-type="string">
            <text:p><text:s/>er sfg3en fríður lkensf í aþ andliti nheþ , , annar foken er sfg3en ófríður lkensf , , einn lkensf er sfg3en lotinn lkensf , , annar foken er sfg3en karlmannlegur lkensf á aþ velli nkeþ . . Sumir fokfn menn nkfn hafa sfg3fn alla foveo </text:p>
          </table:table-cell>
          <table:table-cell table:style-name="ce8" office:value-type="string" calcext:value-type="string">
            <text:p>þá</text:p>
          </table:table-cell>
          <table:table-cell office:value-type="string" calcext:value-type="string">
            <text:p>aa</text:p>
          </table:table-cell>
          <table:table-cell table:style-name="ce39" office:value-type="string" calcext:value-type="string">
            <text:p>góðu</text:p>
          </table:table-cell>
          <table:table-cell table:style-name="ce22" office:value-type="string" calcext:value-type="string">
            <text:p>lkfovf</text:p>
          </table:table-cell>
          <table:table-cell table:style-name="ce39" office:value-type="string" calcext:value-type="string">
            <text:p>kosti</text:p>
          </table:table-cell>
          <table:table-cell table:style-name="ce22" office:value-type="string" calcext:value-type="string">
            <text:p>nkfo</text:p>
          </table:table-cell>
          <table:table-cell office:value-type="string" calcext:value-type="string">
            <text:p>qdan</text:p>
          </table:table-cell>
          <table:table-cell table:number-columns-repeated="2"/>
          <table:table-cell table:style-name="ce39" office:value-type="string" calcext:value-type="string">
            <text:p>,</text:p>
          </table:table-cell>
          <table:table-cell table:number-columns-repeated="3"/>
          <table:table-cell office:value-type="string" calcext:value-type="string">
            <text:p><text:s/>aa góðu lkfovf kosti nkfo , , hvað fshen ytra lhenvm útlit nhen snertir sfg3en ; ; eru sfg3fn laglegir lkfnsf í aþ andliti nheþ , , vel aa vaxnir lkfnsf , , karlmannlegir lkfnsf í aþ framgöngu nveþ sinni feveþ og c háttprúðir lkfnsf</text:p>
          </table:table-cell>
          <table:table-cell office:value-type="string" calcext:value-type="string">
            <text:p>1903-Tiska-PetAJons.txt</text:p>
          </table:table-cell>
          <table:table-cell table:number-columns-repeated="2" office:value-type="string" calcext:value-type="string">
            <text:p>PetAJons</text:p>
          </table:table-cell>
          <table:table-cell office:value-type="float" office:value="1903" calcext:value-type="float">
            <text:p>1903</text:p>
          </table:table-cell>
          <table:table-cell office:value-type="float" office:value="1884" calcext:value-type="float">
            <text:p>1884</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Second</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265" calcext:value-type="float">
            <text:p>265</text:p>
          </table:table-cell>
          <table:table-cell office:value-type="string" calcext:value-type="string">
            <text:p><text:s text:c="2"/>aþ stað nkeþ frá aþ þessum fakeþ síðasta lkeove náttstað nkeo okkar fp1fe og c komumst sfm1fþ þann fakeo dag nkeo að aþ Elliðavatni nheþ-s hjer lvensf fyrir ao ofan aa Reykjavík nveþ-s og c vórum lhfþsf þar aa </text:p>
          </table:table-cell>
          <table:table-cell table:style-name="ce8" office:value-type="string" calcext:value-type="string">
            <text:p>þá</text:p>
          </table:table-cell>
          <table:table-cell office:value-type="string" calcext:value-type="string">
            <text:p>aa</text:p>
          </table:table-cell>
          <table:table-cell table:style-name="ce39" office:value-type="string" calcext:value-type="string">
            <text:p>næstu</text:p>
          </table:table-cell>
          <table:table-cell table:style-name="ce22" office:value-type="string" calcext:value-type="string">
            <text:p>lveove</text:p>
          </table:table-cell>
          <table:table-cell table:style-name="ce39" office:value-type="string" calcext:value-type="string">
            <text:p>nótt</text:p>
          </table:table-cell>
          <table:table-cell table:style-name="ce22" office:value-type="string" calcext:value-type="string">
            <text:p>nveo</text:p>
          </table:table-cell>
          <table:table-cell office:value-type="string" calcext:value-type="string">
            <text:p>dan</text:p>
          </table:table-cell>
          <table:table-cell table:number-columns-repeated="2"/>
          <table:table-cell table:style-name="ce39" office:value-type="string" calcext:value-type="string">
            <text:p>,</text:p>
          </table:table-cell>
          <table:table-cell table:number-columns-repeated="3"/>
          <table:table-cell office:value-type="string" calcext:value-type="string">
            <text:p><text:s/>aa næstu lveove nótt nveo , , en c morguninn nkeog eptir sfg3en lögðum sfg1fþ við fp1fn enn aa af aþ stað nkeþ , , og c þá aa er sfg3en við fp1fn höfðum sfg1fþ riðið ssg nokkra foveo stund nveo </text:p>
          </table:table-cell>
          <table:table-cell office:value-type="string" calcext:value-type="string">
            <text:p>1900-Ferdalysingar-GunnThorst.txt</text:p>
          </table:table-cell>
          <table:table-cell table:number-columns-repeated="2" office:value-type="string" calcext:value-type="string">
            <text:p>GunnThorst</text:p>
          </table:table-cell>
          <table:table-cell office:value-type="float" office:value="1900" calcext:value-type="float">
            <text:p>1900</text:p>
          </table:table-cell>
          <table:table-cell office:value-type="float" office:value="1884" calcext:value-type="float">
            <text:p>188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266" calcext:value-type="float">
            <text:p>266</text:p>
          </table:table-cell>
          <table:table-cell office:value-type="string" calcext:value-type="string">
            <text:p><text:s text:c="2"/>við ao vini nkfo sína fekfo , , heldur c við ao hvern fokeo , , sem ct í aþ hlut nkeþ á aa . . Að cn vera sng laus lkensf við ao sjálfsþótta nkeo og c sjálfsálit nheo er sfg3en að cn hafa sng ekki aa </text:p>
          </table:table-cell>
          <table:table-cell table:style-name="ce8" office:value-type="string" calcext:value-type="string">
            <text:p>þá</text:p>
          </table:table-cell>
          <table:table-cell office:value-type="string" calcext:value-type="string">
            <text:p>aa</text:p>
          </table:table-cell>
          <table:table-cell table:style-name="ce39" office:value-type="string" calcext:value-type="string">
            <text:p>vitlausu</text:p>
          </table:table-cell>
          <table:table-cell table:style-name="ce22" office:value-type="string" calcext:value-type="string">
            <text:p>lveovf</text:p>
          </table:table-cell>
          <table:table-cell table:style-name="ce39" office:value-type="string" calcext:value-type="string">
            <text:p>hugmynd</text:p>
          </table:table-cell>
          <table:table-cell table:style-name="ce22" office:value-type="string" calcext:value-type="string">
            <text:p>nveo</text:p>
          </table:table-cell>
          <table:table-cell office:value-type="string" calcext:value-type="string">
            <text:p>?dan</text:p>
          </table:table-cell>
          <table:table-cell table:number-columns-repeated="2"/>
          <table:table-cell table:style-name="ce39" office:value-type="string" calcext:value-type="string">
            <text:p>að</text:p>
          </table:table-cell>
          <table:table-cell table:number-columns-repeated="3"/>
          <table:table-cell office:value-type="string" calcext:value-type="string">
            <text:p><text:s/>aa vitlausu lveovf hugmynd nveo að c enginn foken sje sng jafnsnjall nheo sjálfum fbkeþ sjer nkeþ . . Vel aa gáfaður lkensf er sfg3en sá faken maður nken , , sem ct hagar sfg2en sjer nhen eptir sfg3en stað nkeþ og c tíma </text:p>
          </table:table-cell>
          <table:table-cell office:value-type="string" calcext:value-type="string">
            <text:p>1903-Tiska-PetAJons.txt</text:p>
          </table:table-cell>
          <table:table-cell table:number-columns-repeated="2" office:value-type="string" calcext:value-type="string">
            <text:p>PetAJons</text:p>
          </table:table-cell>
          <table:table-cell office:value-type="float" office:value="1903" calcext:value-type="float">
            <text:p>1903</text:p>
          </table:table-cell>
          <table:table-cell office:value-type="float" office:value="1884" calcext:value-type="float">
            <text:p>1884</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Second</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271" calcext:value-type="float">
            <text:p>271</text:p>
          </table:table-cell>
          <table:table-cell office:value-type="string" calcext:value-type="string">
            <text:p><text:s text:c="2"/>eg fp1en jurt nveo eina tfveo , , sem ct eigi aa hafði sfg3eþ fundist ssm áður aa hér aa á aþ landi nheþ nema c á aþ tveim tfkfþ stöðum nkfþ . . Á aþ Halldórsstöðum nkfþ-s sá sfg1eþ eg fp1en </text:p>
          </table:table-cell>
          <table:table-cell table:style-name="ce8" office:value-type="string" calcext:value-type="string">
            <text:p>þá</text:p>
          </table:table-cell>
          <table:table-cell office:value-type="string" calcext:value-type="string">
            <text:p>aa</text:p>
          </table:table-cell>
          <table:table-cell table:style-name="ce39" office:value-type="string" calcext:value-type="string">
            <text:p>fallegustu</text:p>
          </table:table-cell>
          <table:table-cell table:style-name="ce22" office:value-type="string" calcext:value-type="string">
            <text:p>lvfove</text:p>
          </table:table-cell>
          <table:table-cell table:style-name="ce39" office:value-type="string" calcext:value-type="string">
            <text:p>stúlku</text:p>
          </table:table-cell>
          <table:table-cell table:style-name="ce22" office:value-type="string" calcext:value-type="string">
            <text:p>nveo</text:p>
          </table:table-cell>
          <table:table-cell office:value-type="string" calcext:value-type="string">
            <text:p>dan</text:p>
          </table:table-cell>
          <table:table-cell table:number-columns-repeated="2"/>
          <table:table-cell table:style-name="ce39" office:value-type="string" calcext:value-type="string">
            <text:p>,</text:p>
          </table:table-cell>
          <table:table-cell table:number-columns-repeated="3"/>
          <table:table-cell office:value-type="string" calcext:value-type="string">
            <text:p><text:s/>aa fallegustu lvfove stúlku nveo , , sem ct eg fp1en hefi sfg1en séð ssg , , en c ég fp1en má sfg1en ómögulega aa segja sng hvað fsheo hún fpven heitir sfg3en , , en c víst aa er sfg3en það fphen , , </text:p>
          </table:table-cell>
          <table:table-cell office:value-type="string" calcext:value-type="string">
            <text:p>1900-Ferdalysingar-FridrSig.txt</text:p>
          </table:table-cell>
          <table:table-cell table:number-columns-repeated="2" office:value-type="string" calcext:value-type="string">
            <text:p>FridrSig</text:p>
          </table:table-cell>
          <table:table-cell office:value-type="float" office:value="1900" calcext:value-type="float">
            <text:p>1900</text:p>
          </table:table-cell>
          <table:table-cell table:number-columns-repeated="2"/>
          <table:table-cell office:value-type="float" office:value="2" calcext:value-type="float">
            <text:p>2</text:p>
          </table:table-cell>
          <table:table-cell office:value-type="string" calcext:value-type="string">
            <text:p>None</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332" calcext:value-type="float">
            <text:p>332</text:p>
          </table:table-cell>
          <table:table-cell office:value-type="string" calcext:value-type="string">
            <text:p><text:s text:c="2"/>nven hlýtur sfg3en ást nveo og c virðingu nveo allra fokfe þeirra fpkfe , , sem ct kynnast sfm3fn honum fpkeþ ; ; hann fpken nær sfg3en smám aa saman aa andlegum lkeþsf þroska nkeþ og c menntun nven og c hefir sfg3en </text:p>
          </table:table-cell>
          <table:table-cell table:style-name="ce8" office:value-type="string" calcext:value-type="string">
            <text:p>þá</text:p>
          </table:table-cell>
          <table:table-cell office:value-type="string" calcext:value-type="string">
            <text:p>aa</text:p>
          </table:table-cell>
          <table:table-cell table:style-name="ce39" office:value-type="string" calcext:value-type="string">
            <text:p>sælu</text:p>
          </table:table-cell>
          <table:table-cell table:style-name="ce22" office:value-type="string" calcext:value-type="string">
            <text:p>nvee</text:p>
          </table:table-cell>
          <table:table-cell table:style-name="ce39" office:value-type="string" calcext:value-type="string">
            <text:p>meðvitund</text:p>
          </table:table-cell>
          <table:table-cell table:style-name="ce22" office:value-type="string" calcext:value-type="string">
            <text:p>nveo</text:p>
          </table:table-cell>
          <table:table-cell office:value-type="string" calcext:value-type="string">
            <text:p>dan</text:p>
          </table:table-cell>
          <table:table-cell table:number-columns-repeated="2"/>
          <table:table-cell table:style-name="ce39" office:value-type="string" calcext:value-type="string">
            <text:p>,</text:p>
          </table:table-cell>
          <table:table-cell table:number-columns-repeated="3"/>
          <table:table-cell office:value-type="string" calcext:value-type="string">
            <text:p><text:s/>aa sælu nvee meðvitund nveo , , að cn hafa sng notað ssg vel aa námstíma nkee sinn fekeo sjer nkeo til ae gagns nhee . . Aptur lkensf á aþ móti nheþ er sfg3en hinn gken lati lkenvf lítilsmetinn lkensf af aþ öllum fokfþ og </text:p>
          </table:table-cell>
          <table:table-cell office:value-type="string" calcext:value-type="string">
            <text:p>1901-Namsmadur-PallEggOl.txt</text:p>
          </table:table-cell>
          <table:table-cell table:number-columns-repeated="2" office:value-type="string" calcext:value-type="string">
            <text:p>PallEggOl</text:p>
          </table:table-cell>
          <table:table-cell office:value-type="float" office:value="1901" calcext:value-type="float">
            <text:p>1901</text:p>
          </table:table-cell>
          <table:table-cell office:value-type="float" office:value="1883" calcext:value-type="float">
            <text:p>1883</text:p>
          </table:table-cell>
          <table:table-cell office:value-type="float" office:value="18" calcext:value-type="float">
            <text:p>18</text:p>
          </table:table-cell>
          <table:table-cell office:value-type="float" office:value="2" calcext:value-type="float">
            <text:p>2</text:p>
          </table:table-cell>
          <table:table-cell office:value-type="string" calcext:value-type="string">
            <text:p>First</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323" calcext:value-type="float">
            <text:p>1323</text:p>
          </table:table-cell>
          <table:table-cell office:value-type="string" calcext:value-type="string">
            <text:p><text:s/>Segjið sfg2fn frá aþ skólaferðinni nveþg til ae Hafnarfjarðar nkee-s eða c einhverri foveþ annari lveþvm ferð nveþ sem ct þið fp2fn hafið sfg2fn farið ssg ( ( 1901 ta ) ) Nálægt aa klukkan nveng 9 ta f.h. as </text:p>
          </table:table-cell>
          <table:table-cell table:style-name="ce8" office:value-type="string" calcext:value-type="string">
            <text:p>þann</text:p>
          </table:table-cell>
          <table:table-cell office:value-type="string" calcext:value-type="string">
            <text:p>fakeo</text:p>
          </table:table-cell>
          <table:table-cell table:style-name="ce39" office:value-type="string" calcext:value-type="string">
            <text:p>30.</text:p>
          </table:table-cell>
          <table:table-cell table:style-name="ce22" office:value-type="string" calcext:value-type="string">
            <text:p>ta</text:p>
          </table:table-cell>
          <table:table-cell table:style-name="ce39" office:value-type="string" calcext:value-type="string">
            <text:p>maí</text:p>
          </table:table-cell>
          <table:table-cell table:style-name="ce22" office:value-type="string" calcext:value-type="string">
            <text:p>nkeo</text:p>
          </table:table-cell>
          <table:table-cell office:value-type="string" calcext:value-type="string">
            <text:p>dan</text:p>
          </table:table-cell>
          <table:table-cell table:number-columns-repeated="2"/>
          <table:table-cell table:style-name="ce39" office:value-type="string" calcext:value-type="string">
            <text:p>lögðum</text:p>
          </table:table-cell>
          <table:table-cell table:number-columns-repeated="3"/>
          <table:table-cell office:value-type="string" calcext:value-type="string">
            <text:p><text:s/>fakeo 30. ta maí nkeo lögðum sfg1fþ við fp1fn skólapiltar nkfn og c þeir fpkfn kennaranna nkfeg , , sem ct gangandi slg voru sfg3fþ , , af aþ stað nkeþ í aþ skemtiferð nveþ til ae Hafnarfjarðar nkee-s , , sem ct stofnað sþghen var</text:p>
          </table:table-cell>
          <table:table-cell office:value-type="string" calcext:value-type="string">
            <text:p>1901-Ferdalysingar-VernhThorst..txt</text:p>
          </table:table-cell>
          <table:table-cell table:number-columns-repeated="2" office:value-type="string" calcext:value-type="string">
            <text:p>VernhThorst.</text:p>
          </table:table-cell>
          <table:table-cell office:value-type="float" office:value="1901" calcext:value-type="float">
            <text:p>1901</text:p>
          </table:table-cell>
          <table:table-cell office:value-type="float" office:value="1884" calcext:value-type="float">
            <text:p>1884</text:p>
          </table:table-cell>
          <table:table-cell office:value-type="float" office:value="17" calcext:value-type="float">
            <text:p>17</text:p>
          </table:table-cell>
          <table:table-cell office:value-type="float" office:value="1" calcext:value-type="float">
            <text:p>1</text:p>
          </table:table-cell>
          <table:table-cell office:value-type="string" calcext:value-type="string">
            <text:p>Second</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523" calcext:value-type="float">
            <text:p>1523</text:p>
          </table:table-cell>
          <table:table-cell office:value-type="string" calcext:value-type="string">
            <text:p><text:s text:c="2"/>nveþ , , virðast sfm3fn oft aa köld lhfnsf og c vanþakklát lhfnsf og c heimsgæðingurinn nkeng yptir sfg3en öxlum nvfþ þegar c hann fpken mætir sfg3en þeim fphfþ . . En c gái svg3en maður nken að aþ því fpheþ , , að c </text:p>
          </table:table-cell>
          <table:table-cell table:style-name="ce8" office:value-type="string" calcext:value-type="string">
            <text:p>sú</text:p>
          </table:table-cell>
          <table:table-cell office:value-type="string" calcext:value-type="string">
            <text:p>faven</text:p>
          </table:table-cell>
          <table:table-cell table:style-name="ce39" office:value-type="string" calcext:value-type="string">
            <text:p>varanlega</text:p>
          </table:table-cell>
          <table:table-cell table:style-name="ce22" office:value-type="string" calcext:value-type="string">
            <text:p>aa</text:p>
          </table:table-cell>
          <table:table-cell table:style-name="ce39" office:value-type="string" calcext:value-type="string">
            <text:p>hamingja</text:p>
          </table:table-cell>
          <table:table-cell table:style-name="ce22" office:value-type="string" calcext:value-type="string">
            <text:p>nven</text:p>
          </table:table-cell>
          <table:table-cell office:value-type="string" calcext:value-type="string">
            <text:p>dan</text:p>
          </table:table-cell>
          <table:table-cell table:number-columns-repeated="2"/>
          <table:table-cell table:style-name="ce39" office:value-type="string" calcext:value-type="string">
            <text:p>er</text:p>
          </table:table-cell>
          <table:table-cell table:number-columns-repeated="3"/>
          <table:table-cell office:value-type="string" calcext:value-type="string">
            <text:p><text:s/>faven varanlega aa hamingja nven er sfg3en að cn hafa sng frið nkeo við ao sjálfan fbkeo sig fpkeo , , að cn vera sng sem aa óháðastur lkense brygðlyndi nken lukkunnar nveeg ; ; að cn geta sng borið ssg höfuð nheo sitt feheo hátt </text:p>
          </table:table-cell>
          <table:table-cell office:value-type="string" calcext:value-type="string">
            <text:p>1890-Konur-OlafJoh.txt</text:p>
          </table:table-cell>
          <table:table-cell table:number-columns-repeated="2" office:value-type="string" calcext:value-type="string">
            <text:p>OlafJoh</text:p>
          </table:table-cell>
          <table:table-cell office:value-type="float" office:value="1890" calcext:value-type="float">
            <text:p>1890</text:p>
          </table:table-cell>
          <table:table-cell office:value-type="float" office:value="1863" calcext:value-type="float">
            <text:p>1863</text:p>
          </table:table-cell>
          <table:table-cell office:value-type="float" office:value="27" calcext:value-type="float">
            <text:p>27</text:p>
          </table:table-cell>
          <table:table-cell office:value-type="float" office:value="4" calcext:value-type="float">
            <text:p>4</text:p>
          </table:table-cell>
          <table:table-cell office:value-type="string" calcext:value-type="string">
            <text:p>None</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547" calcext:value-type="float">
            <text:p>1547</text:p>
          </table:table-cell>
          <table:table-cell office:value-type="string" calcext:value-type="string">
            <text:p><text:s/>Hvernig aa eflir sfg3en traustið nheng til ae guðs nkee fullkomnun nveo hvers fokee þess fakee manns nkee , , sem ct það fphen hefur sfg3en ? ? ( ( 1855 ta ) ) Traustið nheng til ae guðs nkee er sfg3en </text:p>
          </table:table-cell>
          <table:table-cell table:style-name="ce8" office:value-type="string" calcext:value-type="string">
            <text:p>sú</text:p>
          </table:table-cell>
          <table:table-cell office:value-type="string" calcext:value-type="string">
            <text:p>faven</text:p>
          </table:table-cell>
          <table:table-cell table:style-name="ce39" office:value-type="string" calcext:value-type="string">
            <text:p>fasta</text:p>
          </table:table-cell>
          <table:table-cell table:style-name="ce22" office:value-type="string" calcext:value-type="string">
            <text:p>nven</text:p>
          </table:table-cell>
          <table:table-cell table:style-name="ce39" office:value-type="string" calcext:value-type="string">
            <text:p>og</text:p>
          </table:table-cell>
          <table:table-cell table:style-name="ce22" office:value-type="string" calcext:value-type="string">
            <text:p>c</text:p>
          </table:table-cell>
          <table:table-cell office:value-type="string" calcext:value-type="string">
            <text:p>daan</text:p>
          </table:table-cell>
          <table:table-cell table:number-columns-repeated="2"/>
          <table:table-cell table:style-name="ce39" office:value-type="string" calcext:value-type="string">
            <text:p>örugga</text:p>
          </table:table-cell>
          <table:table-cell table:number-columns-repeated="3"/>
          <table:table-cell office:value-type="string" calcext:value-type="string">
            <text:p><text:s/>faven fasta nven og c örugga lveosf sannfæring nven , , að c guð nken stjórni svg3en heiminum nkeþg með aþ speki nveþ og c gæðsku nveþ , , og c leiði nhen allt fohen að aþ hinu faheþ bezta lheþve miði nken , , bæði c hið </text:p>
          </table:table-cell>
          <table:table-cell office:value-type="string" calcext:value-type="string">
            <text:p>1855-HjatruVantru-DavGudm.txt</text:p>
          </table:table-cell>
          <table:table-cell table:number-columns-repeated="2" office:value-type="string" calcext:value-type="string">
            <text:p>DavGudm</text:p>
          </table:table-cell>
          <table:table-cell office:value-type="float" office:value="1855" calcext:value-type="float">
            <text:p>1855</text:p>
          </table:table-cell>
          <table:table-cell office:value-type="float" office:value="1834" calcext:value-type="float">
            <text:p>1834</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2066" calcext:value-type="float">
            <text:p>2066</text:p>
          </table:table-cell>
          <table:table-cell office:value-type="string" calcext:value-type="string">
            <text:p><text:s text:c="2"/>lkfovf og c óspilltu lheþsf lífi nheþ bæði c til ae sálar nvee og c líkama nkee , , og c geta sfg3fn horft ssg tilbaka aa yfir ao líf nheo , , sem ct hefur sfg3en verið ssg varið sþghen í aþ þjónustu nveþ </text:p>
          </table:table-cell>
          <table:table-cell table:style-name="ce8" office:value-type="string" calcext:value-type="string">
            <text:p>þess</text:p>
          </table:table-cell>
          <table:table-cell office:value-type="string" calcext:value-type="string">
            <text:p>fphee</text:p>
          </table:table-cell>
          <table:table-cell table:style-name="ce39" office:value-type="string" calcext:value-type="string">
            <text:p>góða</text:p>
          </table:table-cell>
          <table:table-cell table:style-name="ce22" office:value-type="string" calcext:value-type="string">
            <text:p>nkee</text:p>
          </table:table-cell>
          <table:table-cell table:style-name="ce39" office:value-type="string" calcext:value-type="string">
            <text:p>til</text:p>
          </table:table-cell>
          <table:table-cell table:style-name="ce22" office:value-type="string" calcext:value-type="string">
            <text:p>ae</text:p>
          </table:table-cell>
          <table:table-cell office:value-type="string" calcext:value-type="string">
            <text:p>da</text:p>
          </table:table-cell>
          <table:table-cell table:number-columns-repeated="2"/>
          <table:table-cell table:style-name="ce39" office:value-type="string" calcext:value-type="string">
            <text:p>að</text:p>
          </table:table-cell>
          <table:table-cell table:number-columns-repeated="3"/>
          <table:table-cell office:value-type="string" calcext:value-type="string">
            <text:p><text:s/>fphee góða nkee til ae að cn efla sng sína feveo eigin lheoof og c annara lveosf velferð nveo . . Elínborg nven-s Jakobsen nven-s </text:p>
          </table:table-cell>
          <table:table-cell office:value-type="string" calcext:value-type="string">
            <text:p>1897-Konur-ElJak.txt</text:p>
          </table:table-cell>
          <table:table-cell table:number-columns-repeated="2" office:value-type="string" calcext:value-type="string">
            <text:p>ElJak</text:p>
          </table:table-cell>
          <table:table-cell office:value-type="float" office:value="1897" calcext:value-type="float">
            <text:p>1897</text:p>
          </table:table-cell>
          <table:table-cell office:value-type="float" office:value="1871" calcext:value-type="float">
            <text:p>1871</text:p>
          </table:table-cell>
          <table:table-cell office:value-type="float" office:value="26" calcext:value-type="float">
            <text:p>26</text:p>
          </table:table-cell>
          <table:table-cell office:value-type="float" office:value="6" calcext:value-type="float">
            <text:p>6</text:p>
          </table:table-cell>
          <table:table-cell office:value-type="string" calcext:value-type="string">
            <text:p>Second</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2206" calcext:value-type="float">
            <text:p>2206</text:p>
          </table:table-cell>
          <table:table-cell office:value-type="string" calcext:value-type="string">
            <text:p><text:s text:c="2"/>hvað fohen annað foheo , , sem ct maður nken neytir sfg3en eins aa og c t.d. as kaffi nheo . . Raunar aa er sfg3en þetta fahen harla aa lítil lvensf afsökun nven , , og c mjög aa svo aa lítilvæg lvensf . . En c </text:p>
          </table:table-cell>
          <table:table-cell table:style-name="ce8" office:value-type="string" calcext:value-type="string">
            <text:p>það</text:p>
          </table:table-cell>
          <table:table-cell office:value-type="string" calcext:value-type="string">
            <text:p>fphen</text:p>
          </table:table-cell>
          <table:table-cell table:style-name="ce39" office:value-type="string" calcext:value-type="string">
            <text:p>einkennilega</text:p>
          </table:table-cell>
          <table:table-cell table:style-name="ce22" office:value-type="string" calcext:value-type="string">
            <text:p>aa</text:p>
          </table:table-cell>
          <table:table-cell table:style-name="ce39" office:value-type="string" calcext:value-type="string">
            <text:p>við</text:p>
          </table:table-cell>
          <table:table-cell table:style-name="ce22" office:value-type="string" calcext:value-type="string">
            <text:p>ao</text:p>
          </table:table-cell>
          <table:table-cell office:value-type="string" calcext:value-type="string">
            <text:p>da</text:p>
          </table:table-cell>
          <table:table-cell table:number-columns-repeated="2"/>
          <table:table-cell table:style-name="ce39" office:value-type="string" calcext:value-type="string">
            <text:p>áfengið</text:p>
          </table:table-cell>
          <table:table-cell table:number-columns-repeated="3"/>
          <table:table-cell office:value-type="string" calcext:value-type="string">
            <text:p><text:s/>fphen einkennilega aa við ao áfengið nheog er sfg3en það fphen , , að c þegar c maður nken er sfg3en birjaður sþgken , , þá aa er sfg3en svo aa erfitt lhensf að cn vera sng hófdrykkjumaður nken til ae lengdar nvee og </text:p>
          </table:table-cell>
          <table:table-cell office:value-type="string" calcext:value-type="string">
            <text:p>1903-ListinLifa-PallSig.txt</text:p>
          </table:table-cell>
          <table:table-cell table:number-columns-repeated="2" office:value-type="string" calcext:value-type="string">
            <text:p>PallSig</text:p>
          </table:table-cell>
          <table:table-cell office:value-type="float" office:value="1903" calcext:value-type="float">
            <text:p>1903</text:p>
          </table:table-cell>
          <table:table-cell office:value-type="float" office:value="1884" calcext:value-type="float">
            <text:p>1884</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First</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2928" calcext:value-type="float">
            <text:p>2928</text:p>
          </table:table-cell>
          <table:table-cell office:value-type="string" calcext:value-type="string">
            <text:p><text:s text:c="2"/>nvfþg hafði sfg3eþ nú aa verið ssg velt sþghen frá aþ hjarta nheþ mjer nkee , , Svanur nken-s gamli lkenvf var sfg3eþ vel aa viljugur lkensf , , náttúran nveng brosti sfg3eþ svo aa blíðlega aa við aþ mjer nkeþ , , og c </text:p>
          </table:table-cell>
          <table:table-cell table:style-name="ce8" office:value-type="string" calcext:value-type="string">
            <text:p>það</text:p>
          </table:table-cell>
          <table:table-cell office:value-type="string" calcext:value-type="string">
            <text:p>fphen</text:p>
          </table:table-cell>
          <table:table-cell table:style-name="ce39" office:value-type="string" calcext:value-type="string">
            <text:p>bezta</text:p>
          </table:table-cell>
          <table:table-cell table:style-name="ce22" office:value-type="string" calcext:value-type="string">
            <text:p>sng</text:p>
          </table:table-cell>
          <table:table-cell table:style-name="ce39" office:value-type="string" calcext:value-type="string">
            <text:p>var</text:p>
          </table:table-cell>
          <table:table-cell table:style-name="ce22" office:value-type="string" calcext:value-type="string">
            <text:p>sfg3eþ</text:p>
          </table:table-cell>
          <table:table-cell office:value-type="string" calcext:value-type="string">
            <text:p>da</text:p>
          </table:table-cell>
          <table:table-cell table:number-columns-repeated="2"/>
          <table:table-cell table:style-name="ce39" office:value-type="string" calcext:value-type="string">
            <text:p>,</text:p>
          </table:table-cell>
          <table:table-cell table:number-columns-repeated="3"/>
          <table:table-cell office:value-type="string" calcext:value-type="string">
            <text:p><text:s/>fphen bezta sng var sfg3eþ , , að c jeg e var sfg3eþ kominn sþgken í aþ kristinna lkfesf manna nkfe tölu nveþ . . Jeg e var sfg3eþ líka aa alltaf aa í aþ broddi nkeþ fylkingar nvee , , og c var sfg3eþ </text:p>
          </table:table-cell>
          <table:table-cell office:value-type="string" calcext:value-type="string">
            <text:p>1897-Fermingardagurinn-JohSigur.txt</text:p>
          </table:table-cell>
          <table:table-cell table:number-columns-repeated="2" office:value-type="string" calcext:value-type="string">
            <text:p>JohSigur</text:p>
          </table:table-cell>
          <table:table-cell office:value-type="float" office:value="1897" calcext:value-type="float">
            <text:p>1897</text:p>
          </table:table-cell>
          <table:table-cell office:value-type="float" office:value="1880" calcext:value-type="float">
            <text:p>1880</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First</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3269" calcext:value-type="float">
            <text:p>3269</text:p>
          </table:table-cell>
          <table:table-cell office:value-type="string" calcext:value-type="string">
            <text:p><text:s text:c="2"/>hjátrúnni nveþg . . Fari svg3en maðurinn nkeng að cn komast snm að aþ raun nveþ um ao , , að c þessi faven trú nven hans fpkee er sfg3en rangfærð lvensf orðin sþgven , , en c geti svg3en þó aa ekki aa skilið ssg </text:p>
          </table:table-cell>
          <table:table-cell table:style-name="ce8" office:value-type="string" calcext:value-type="string">
            <text:p>það</text:p>
          </table:table-cell>
          <table:table-cell office:value-type="string" calcext:value-type="string">
            <text:p>fpheo</text:p>
          </table:table-cell>
          <table:table-cell table:style-name="ce39" office:value-type="string" calcext:value-type="string">
            <text:p>rjetta</text:p>
          </table:table-cell>
          <table:table-cell table:style-name="ce22" office:value-type="string" calcext:value-type="string">
            <text:p>sng</text:p>
          </table:table-cell>
          <table:table-cell table:style-name="ce39" office:value-type="string" calcext:value-type="string">
            <text:p>og</text:p>
          </table:table-cell>
          <table:table-cell table:style-name="ce22" office:value-type="string" calcext:value-type="string">
            <text:p>c</text:p>
          </table:table-cell>
          <table:table-cell office:value-type="string" calcext:value-type="string">
            <text:p>da</text:p>
          </table:table-cell>
          <table:table-cell table:number-columns-repeated="2"/>
          <table:table-cell table:style-name="ce39" office:value-type="string" calcext:value-type="string">
            <text:p>ranga</text:p>
          </table:table-cell>
          <table:table-cell table:number-columns-repeated="3"/>
          <table:table-cell office:value-type="string" calcext:value-type="string">
            <text:p><text:s/>fpheo rjetta sng og c ranga lveosf , , þá aa er sfg3en hætt sþgven við ao , , að c úr aþ því fpheþ verði nheþ með aþ tímanum nkeþg trúarleysi nheþ , , því fpheþ maðurinn nkeng vill sfg3en heldur c enga foveo trú nveo </text:p>
          </table:table-cell>
          <table:table-cell office:value-type="string" calcext:value-type="string">
            <text:p>1852-HjatruVantru-JonJons.txt</text:p>
          </table:table-cell>
          <table:table-cell office:value-type="string" calcext:value-type="string">
            <text:p>JonJonsA</text:p>
          </table:table-cell>
          <table:table-cell office:value-type="string" calcext:value-type="string">
            <text:p>JonJons</text:p>
          </table:table-cell>
          <table:table-cell office:value-type="float" office:value="1852" calcext:value-type="float">
            <text:p>1852</text:p>
          </table:table-cell>
          <table:table-cell office:value-type="float" office:value="1830" calcext:value-type="float">
            <text:p>1830</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3304" calcext:value-type="float">
            <text:p>3304</text:p>
          </table:table-cell>
          <table:table-cell office:value-type="string" calcext:value-type="string">
            <text:p><text:s text:c="2"/>ct í aþ þeim fphfþ liggur sfg3en , , í aþ nyt nveþ . . Fæstar lvfnse skemmtisögur nvfn eru sfg3fn svo aa , , að c ekki aa sjeu e þær fpvfo meira lheovm eða c minna sng skreyttar lvfosf og c frá aa brugðnar lvfosf </text:p>
          </table:table-cell>
          <table:table-cell table:style-name="ce8" office:value-type="string" calcext:value-type="string">
            <text:p>því</text:p>
          </table:table-cell>
          <table:table-cell office:value-type="string" calcext:value-type="string">
            <text:p>fpheþ</text:p>
          </table:table-cell>
          <table:table-cell table:style-name="ce39" office:value-type="string" calcext:value-type="string">
            <text:p>eðlilega</text:p>
          </table:table-cell>
          <table:table-cell table:style-name="ce22" office:value-type="string" calcext:value-type="string">
            <text:p>aa</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text:p>
          </table:table-cell>
          <table:table-cell table:number-columns-repeated="2"/>
          <table:table-cell table:style-name="ce39" office:value-type="string" calcext:value-type="string">
            <text:p>menn</text:p>
          </table:table-cell>
          <table:table-cell table:number-columns-repeated="3"/>
          <table:table-cell office:value-type="string" calcext:value-type="string">
            <text:p><text:s/>fpheþ eðlilega aa ; ; menn nkfn mega sfg3fn því fpheþ ekki aa taka sng þær fpvfo eins aa og c heilagan lkeosf sannleika nkeo , , menn nkfn verða sfg3fn að cn hafa sng vita nkeo á aþ , , að cn vinsa sng úr aa </text:p>
          </table:table-cell>
          <table:table-cell office:value-type="string" calcext:value-type="string">
            <text:p>1855-LesturRomana-StefSSteph.txt</text:p>
          </table:table-cell>
          <table:table-cell table:number-columns-repeated="2" office:value-type="string" calcext:value-type="string">
            <text:p>StefSSteph</text:p>
          </table:table-cell>
          <table:table-cell office:value-type="float" office:value="1855" calcext:value-type="float">
            <text:p>1855</text:p>
          </table:table-cell>
          <table:table-cell office:value-type="float" office:value="1832" calcext:value-type="float">
            <text:p>1832</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Second</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3307" calcext:value-type="float">
            <text:p>3307</text:p>
          </table:table-cell>
          <table:table-cell office:value-type="string" calcext:value-type="string">
            <text:p><text:s text:c="2"/>aa fagrar lvfnsf og c góðar lvfosf hugmyndir nvfo um ao lífið nheog , , og c geta sfg3fn þannig aa leitt ssg mann nkeo á ao ýmsa fokfo afvegu nkfo ; ; þær fpvfn geta sfg3fn truflað ssg sjónir nvfo manns nkee á aþ </text:p>
          </table:table-cell>
          <table:table-cell table:style-name="ce8" office:value-type="string" calcext:value-type="string">
            <text:p>því</text:p>
          </table:table-cell>
          <table:table-cell office:value-type="string" calcext:value-type="string">
            <text:p>fpheþ</text:p>
          </table:table-cell>
          <table:table-cell table:style-name="ce39" office:value-type="string" calcext:value-type="string">
            <text:p>eðlilega</text:p>
          </table:table-cell>
          <table:table-cell table:style-name="ce22" office:value-type="string" calcext:value-type="string">
            <text:p>aa</text:p>
          </table:table-cell>
          <table:table-cell table:style-name="ce39" office:value-type="string" calcext:value-type="string">
            <text:p>og</text:p>
          </table:table-cell>
          <table:table-cell table:style-name="ce22" office:value-type="string" calcext:value-type="string">
            <text:p>c</text:p>
          </table:table-cell>
          <table:table-cell office:value-type="string" calcext:value-type="string">
            <text:p>da</text:p>
          </table:table-cell>
          <table:table-cell table:number-columns-repeated="2"/>
          <table:table-cell table:style-name="ce39" office:value-type="string" calcext:value-type="string">
            <text:p>þannig</text:p>
          </table:table-cell>
          <table:table-cell table:number-columns-repeated="3"/>
          <table:table-cell office:value-type="string" calcext:value-type="string">
            <text:p><text:s/>fpheþ eðlilega aa og c þannig aa gefið ssg hugsunum nvfþ manns nkee og c lífi nheþ óeðlilega aa og c ranga lveosf stefnu nveo . . Stefán nken-s S. e Stephensen nvee-s </text:p>
          </table:table-cell>
          <table:table-cell office:value-type="string" calcext:value-type="string">
            <text:p>1855-LesturRomana-StefSSteph.txt</text:p>
          </table:table-cell>
          <table:table-cell table:number-columns-repeated="2" office:value-type="string" calcext:value-type="string">
            <text:p>StefSSteph</text:p>
          </table:table-cell>
          <table:table-cell office:value-type="float" office:value="1855" calcext:value-type="float">
            <text:p>1855</text:p>
          </table:table-cell>
          <table:table-cell office:value-type="float" office:value="1832" calcext:value-type="float">
            <text:p>1832</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Second</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3346" calcext:value-type="float">
            <text:p>3346</text:p>
          </table:table-cell>
          <table:table-cell office:value-type="string" calcext:value-type="string">
            <text:p><text:s text:c="2"/>svg3eþ guð nken eigi svg3en verið ssg rjettlátur lkensf . . Það fphen leiðir sfg3en því fpheþ af aþ trúnni nveþg á aþ guðs nkee rjettlæti nhfn , , að c vjer nkeo vonumst sfm1fn eptir lkfnsf öðru foheþ lífi nheþ en c </text:p>
          </table:table-cell>
          <table:table-cell table:style-name="ce8" office:value-type="string" calcext:value-type="string">
            <text:p>því</text:p>
          </table:table-cell>
          <table:table-cell office:value-type="string" calcext:value-type="string">
            <text:p>fpheþ</text:p>
          </table:table-cell>
          <table:table-cell table:style-name="ce39" office:value-type="string" calcext:value-type="string">
            <text:p>líkamlega</text:p>
          </table:table-cell>
          <table:table-cell table:style-name="ce22" office:value-type="string" calcext:value-type="string">
            <text:p>aa</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text:p>
          </table:table-cell>
          <table:table-cell table:number-columns-repeated="2"/>
          <table:table-cell table:style-name="ce39" office:value-type="string" calcext:value-type="string">
            <text:p>en</text:p>
          </table:table-cell>
          <table:table-cell table:number-columns-repeated="3"/>
          <table:table-cell office:value-type="string" calcext:value-type="string">
            <text:p><text:s/>fpheþ líkamlega aa , , en c vjer nkeo megum sfg1fn ekki aa álíta sng , , að c jarðnesk lhfnsf gæði nhfn fari svg3en eptir lkfnsf verðleikum nkfþ manna nkfe , , því fpheþ stjórn nven guðs nkee er sfg3en margvísleg lvensf , , og c ha</text:p>
          </table:table-cell>
          <table:table-cell office:value-type="string" calcext:value-type="string">
            <text:p>1881-HjatruVantru-SigThorodd.txt</text:p>
          </table:table-cell>
          <table:table-cell table:number-columns-repeated="2" office:value-type="string" calcext:value-type="string">
            <text:p>SigThorodd</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Second</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4048" calcext:value-type="float">
            <text:p>4048</text:p>
          </table:table-cell>
          <table:table-cell office:value-type="string" calcext:value-type="string">
            <text:p><text:s text:c="2"/>, , að c guð nken sje sng almáttugur lkensf og c góður lkensf , , þá aa verður sfg3en hann fpken þó aa efablandinn lkensf ef c í ao raunir nvfo rekur sfg3en , , en c það fphen sprettur sfg3en aptur lkensf af aþ </text:p>
          </table:table-cell>
          <table:table-cell table:style-name="ce8" office:value-type="string" calcext:value-type="string">
            <text:p>því</text:p>
          </table:table-cell>
          <table:table-cell office:value-type="string" calcext:value-type="string">
            <text:p>fpheþ</text:p>
          </table:table-cell>
          <table:table-cell table:style-name="ce39" office:value-type="string" calcext:value-type="string">
            <text:p>sama</text:p>
          </table:table-cell>
          <table:table-cell table:style-name="ce22" office:value-type="string" calcext:value-type="string">
            <text:p>fbheþ</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text:p>
          </table:table-cell>
          <table:table-cell table:number-columns-repeated="2"/>
          <table:table-cell table:style-name="ce39" office:value-type="string" calcext:value-type="string">
            <text:p>að</text:p>
          </table:table-cell>
          <table:table-cell table:number-columns-repeated="3"/>
          <table:table-cell office:value-type="string" calcext:value-type="string">
            <text:p><text:s/>fpheþ sama fbheþ , , að c trúin nveng er sfg3en eigi aa sterk lvensf ; ; vantrúin nveng er sfg3en mjög aa almenn lvensf , , því fpheþ að c með aþ því fpheþ að c mennirnir nkfng eru sfg3fn aðeins aa ófullkomnir lkfnsf menn </text:p>
          </table:table-cell>
          <table:table-cell office:value-type="string" calcext:value-type="string">
            <text:p>1880-VantruHjatru-HannHafst.txt</text:p>
          </table:table-cell>
          <table:table-cell table:number-columns-repeated="2" office:value-type="string" calcext:value-type="string">
            <text:p>HannHafst</text:p>
          </table:table-cell>
          <table:table-cell office:value-type="float" office:value="1880" calcext:value-type="float">
            <text:p>1880</text:p>
          </table:table-cell>
          <table:table-cell office:value-type="float" office:value="1861" calcext:value-type="float">
            <text:p>1861</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First</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4331" calcext:value-type="float">
            <text:p>4331</text:p>
          </table:table-cell>
          <table:table-cell office:value-type="string" calcext:value-type="string">
            <text:p><text:s text:c="2"/>sfg3en önnur foven hæð nven , , Landakotstúnið nheogs , , og c er sfg3en þaðan aa víðsýni nhen talsvert aa . . Í ao þetta faheo skipti nheo ætla sng jeg e að cn hafa sng Landakotstúnið nheogs fyrir ao sjónarhól nkeo og c lýsa sng </text:p>
          </table:table-cell>
          <table:table-cell table:style-name="ce8" office:value-type="string" calcext:value-type="string">
            <text:p>því</text:p>
          </table:table-cell>
          <table:table-cell office:value-type="string" calcext:value-type="string">
            <text:p>fpheþ</text:p>
          </table:table-cell>
          <table:table-cell table:style-name="ce39" office:value-type="string" calcext:value-type="string">
            <text:p>helzta</text:p>
          </table:table-cell>
          <table:table-cell table:style-name="ce22" office:value-type="string" calcext:value-type="string">
            <text:p>sng</text:p>
          </table:table-cell>
          <table:table-cell table:style-name="ce39" office:value-type="string" calcext:value-type="string">
            <text:p>,</text:p>
          </table:table-cell>
          <table:table-cell table:style-name="ce22" office:value-type="string" calcext:value-type="string">
            <text:p>,</text:p>
          </table:table-cell>
          <table:table-cell office:value-type="string" calcext:value-type="string">
            <text:p>da</text:p>
          </table:table-cell>
          <table:table-cell table:number-columns-repeated="2"/>
          <table:table-cell table:style-name="ce39" office:value-type="string" calcext:value-type="string">
            <text:p>sem</text:p>
          </table:table-cell>
          <table:table-cell table:number-columns-repeated="3"/>
          <table:table-cell office:value-type="string" calcext:value-type="string">
            <text:p><text:s/>fpheþ helzta sng , , sem ct ber sfg3en fyrir aa augun nhfog . . Þegar c litið sþghen er sfg3en til ae austurs nhee sjezt sfm3eþ yfir ao bæinn nkeog , , sem ct liggur sfg3en beint aa framundan aa , , og c má sfg3</text:p>
          </table:table-cell>
          <table:table-cell office:value-type="string" calcext:value-type="string">
            <text:p>1904-LysingHeima-OlPPet.txt</text:p>
          </table:table-cell>
          <table:table-cell table:number-columns-repeated="2" office:value-type="string" calcext:value-type="string">
            <text:p>OlPPet</text:p>
          </table:table-cell>
          <table:table-cell office:value-type="float" office:value="1904" calcext:value-type="float">
            <text:p>1904</text:p>
          </table:table-cell>
          <table:table-cell office:value-type="float" office:value="1886" calcext:value-type="float">
            <text:p>1886</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First</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5587" calcext:value-type="float">
            <text:p>5587</text:p>
          </table:table-cell>
          <table:table-cell office:value-type="string" calcext:value-type="string">
            <text:p><text:s/>Hverjar fsvfn eru sfg3fn </text:p>
          </table:table-cell>
          <table:table-cell table:style-name="ce8" office:value-type="string" calcext:value-type="string">
            <text:p>þær</text:p>
          </table:table-cell>
          <table:table-cell office:value-type="string" calcext:value-type="string">
            <text:p>fpvfn</text:p>
          </table:table-cell>
          <table:table-cell table:style-name="ce39" office:value-type="string" calcext:value-type="string">
            <text:p>helztu</text:p>
          </table:table-cell>
          <table:table-cell table:style-name="ce22" office:value-type="string" calcext:value-type="string">
            <text:p>sfg3fþ</text:p>
          </table:table-cell>
          <table:table-cell table:style-name="ce39" office:value-type="string" calcext:value-type="string">
            <text:p>hindranir</text:p>
          </table:table-cell>
          <table:table-cell table:style-name="ce22" office:value-type="string" calcext:value-type="string">
            <text:p>nvfo</text:p>
          </table:table-cell>
          <table:table-cell office:value-type="string" calcext:value-type="string">
            <text:p>dan</text:p>
          </table:table-cell>
          <table:table-cell table:number-columns-repeated="2"/>
          <table:table-cell table:style-name="ce39" office:value-type="string" calcext:value-type="string">
            <text:p>fyrir</text:p>
          </table:table-cell>
          <table:table-cell table:number-columns-repeated="3"/>
          <table:table-cell office:value-type="string" calcext:value-type="string">
            <text:p><text:s/>fpvfn helztu sfg3fþ hindranir nvfo fyrir ao manninn nkeog til ae að cn verða sng góður lkensf ? ? ( ( 1870 ta ) ) Þegar c jeg e á aþ að cn leysa sng úr aþ þessari faveþ spurningu nveþ , , verður sfg3en mjer nhen fyrst aae fyrir </text:p>
          </table:table-cell>
          <table:table-cell office:value-type="string" calcext:value-type="string">
            <text:p>1870-Freistingar-PallThorl.txt</text:p>
          </table:table-cell>
          <table:table-cell table:number-columns-repeated="2" office:value-type="string" calcext:value-type="string">
            <text:p>PallThorl</text:p>
          </table:table-cell>
          <table:table-cell office:value-type="float" office:value="1870" calcext:value-type="float">
            <text:p>1870</text:p>
          </table:table-cell>
          <table:table-cell office:value-type="float" office:value="1849" calcext:value-type="float">
            <text:p>1849</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office:value-type="string" calcext:value-type="string">
            <text:p>SÁ</text:p>
          </table:table-cell>
          <table:table-cell office:value-type="string" calcext:value-type="string">
            <text:p>Adnominal</text:p>
          </table:table-cell>
          <table:table-cell office:value-type="float" office:value="0" calcext:value-type="float">
            <text:p>0</text:p>
          </table:table-cell>
          <table:table-cell table:number-columns-repeated="2"/>
        </table:table-row>
        <table:table-row table:style-name="ro2">
          <table:table-cell office:value-type="float" office:value="5588" calcext:value-type="float">
            <text:p>5588</text:p>
          </table:table-cell>
          <table:table-cell office:value-type="string" calcext:value-type="string">
            <text:p><text:s/>Hverjar fsvfn eru sfg3fn </text:p>
          </table:table-cell>
          <table:table-cell table:style-name="ce8" office:value-type="string" calcext:value-type="string">
            <text:p>þær</text:p>
          </table:table-cell>
          <table:table-cell office:value-type="string" calcext:value-type="string">
            <text:p>fpvfn</text:p>
          </table:table-cell>
          <table:table-cell table:style-name="ce39" office:value-type="string" calcext:value-type="string">
            <text:p>helztu</text:p>
          </table:table-cell>
          <table:table-cell table:style-name="ce22" office:value-type="string" calcext:value-type="string">
            <text:p>sfg3fþ</text:p>
          </table:table-cell>
          <table:table-cell table:style-name="ce39" office:value-type="string" calcext:value-type="string">
            <text:p>hindranir</text:p>
          </table:table-cell>
          <table:table-cell table:style-name="ce22" office:value-type="string" calcext:value-type="string">
            <text:p>nvfo</text:p>
          </table:table-cell>
          <table:table-cell office:value-type="string" calcext:value-type="string">
            <text:p>dan</text:p>
          </table:table-cell>
          <table:table-cell table:number-columns-repeated="2"/>
          <table:table-cell table:style-name="ce39" office:value-type="string" calcext:value-type="string">
            <text:p>fyrir</text:p>
          </table:table-cell>
          <table:table-cell table:number-columns-repeated="3"/>
          <table:table-cell office:value-type="string" calcext:value-type="string">
            <text:p><text:s/>fpvfn helztu sfg3fþ hindranir nvfo fyrir ao manninn nkeog til ae að cn verða sng góður lkensf ? ? ( ( 1870 ta ) ) Hinar favfn helztu sfg3fþ tálmanir nvfo fyrir aþ því fpheþ , , að c maðurinn nkeng verði svg3en góður lkensf , , eru </text:p>
          </table:table-cell>
          <table:table-cell office:value-type="string" calcext:value-type="string">
            <text:p>1870-Freistingar-ThorvAndrKjer.txt</text:p>
          </table:table-cell>
          <table:table-cell table:number-columns-repeated="2" office:value-type="string" calcext:value-type="string">
            <text:p>ThorvAndrKjer</text:p>
          </table:table-cell>
          <table:table-cell office:value-type="float" office:value="1870" calcext:value-type="float">
            <text:p>1870</text:p>
          </table:table-cell>
          <table:table-cell office:value-type="float" office:value="1848" calcext:value-type="float">
            <text:p>1848</text:p>
          </table:table-cell>
          <table:table-cell office:value-type="float" office:value="22" calcext:value-type="float">
            <text:p>22</text:p>
          </table:table-cell>
          <table:table-cell office:value-type="float" office:value="4" calcext:value-type="float">
            <text:p>4</text:p>
          </table:table-cell>
          <table:table-cell office:value-type="string" calcext:value-type="string">
            <text:p>Second</text:p>
          </table:table-cell>
          <table:table-cell office:value-type="string" calcext:value-type="string">
            <text:p>SÁ</text:p>
          </table:table-cell>
          <table:table-cell office:value-type="string" calcext:value-type="string">
            <text:p>Adnominal</text:p>
          </table:table-cell>
          <table:table-cell office:value-type="float" office:value="0" calcext:value-type="float">
            <text:p>0</text:p>
          </table:table-cell>
          <table:table-cell table:number-columns-repeated="2"/>
        </table:table-row>
        <table:table-row table:style-name="ro2">
          <table:table-cell office:value-type="float" office:value="5695" calcext:value-type="float">
            <text:p>5695</text:p>
          </table:table-cell>
          <table:table-cell office:value-type="string" calcext:value-type="string">
            <text:p><text:s text:c="2"/>, , breytti sfg3eþ jeg e fljótt aa skoðun nveo minni lveovm um ao þennan fakeo dag nkeo og c hjelt lheosf þá aa og c mun sfg3en allt fohen af aa halda sng að c hann fpken hafi svg3en verið ssg </text:p>
          </table:table-cell>
          <table:table-cell table:style-name="ce8" office:value-type="string" calcext:value-type="string">
            <text:p>sá</text:p>
          </table:table-cell>
          <table:table-cell office:value-type="string" calcext:value-type="string">
            <text:p>sfg3eþ</text:p>
          </table:table-cell>
          <table:table-cell table:style-name="ce39" office:value-type="string" calcext:value-type="string">
            <text:p>bezti</text:p>
          </table:table-cell>
          <table:table-cell table:style-name="ce22" office:value-type="string" calcext:value-type="string">
            <text:p>sfg3eþ</text:p>
          </table:table-cell>
          <table:table-cell table:style-name="ce39" office:value-type="string" calcext:value-type="string">
            <text:p>dagur</text:p>
          </table:table-cell>
          <table:table-cell table:style-name="ce22" office:value-type="string" calcext:value-type="string">
            <text:p>nken</text:p>
          </table:table-cell>
          <table:table-cell office:value-type="string" calcext:value-type="string">
            <text:p>dan</text:p>
          </table:table-cell>
          <table:table-cell table:number-columns-repeated="2"/>
          <table:table-cell table:style-name="ce39" office:value-type="string" calcext:value-type="string">
            <text:p>,</text:p>
          </table:table-cell>
          <table:table-cell table:number-columns-repeated="3"/>
          <table:table-cell office:value-type="string" calcext:value-type="string">
            <text:p><text:s/>sfg3eþ bezti sfg3eþ dagur nken , , sem ct jeg e hef sfg1en lifað ssg . . Jeg e hef sfg1en að aþ vísu lheþsf lifað ssg marga lkfosf skemmtilega aa daga nkfo , , en c enginn foken þeirra fpkfe hefur sfg3en hafið </text:p>
          </table:table-cell>
          <table:table-cell office:value-type="string" calcext:value-type="string">
            <text:p>1897-Fermingardagurinn-JonOfeigs.txt</text:p>
          </table:table-cell>
          <table:table-cell table:number-columns-repeated="2" office:value-type="string" calcext:value-type="string">
            <text:p>JonOfeigs</text:p>
          </table:table-cell>
          <table:table-cell office:value-type="float" office:value="1897" calcext:value-type="float">
            <text:p>1897</text:p>
          </table:table-cell>
          <table:table-cell office:value-type="float" office:value="1881" calcext:value-type="float">
            <text:p>1881</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Excellent</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5716" calcext:value-type="float">
            <text:p>5716</text:p>
          </table:table-cell>
          <table:table-cell office:value-type="string" calcext:value-type="string">
            <text:p><text:s text:c="2"/>fpkeþ og c frá aþ ytri lvfþvm lystisemdum nvfþ og c löstum nkfþ og c venur sfg3en hann fpken á sfg3en að cn rækja sng starf nheo sitt feheo í aþ hvívetna foheþ með aþ trúmennsku nveþ og c áhuga nkeþ . . </text:p>
          </table:table-cell>
          <table:table-cell table:style-name="ce8" office:value-type="string" calcext:value-type="string">
            <text:p>Sá</text:p>
          </table:table-cell>
          <table:table-cell office:value-type="string" calcext:value-type="string">
            <text:p>sfg3eþ</text:p>
          </table:table-cell>
          <table:table-cell table:style-name="ce39" office:value-type="string" calcext:value-type="string">
            <text:p>lati</text:p>
          </table:table-cell>
          <table:table-cell table:style-name="ce22" office:value-type="string" calcext:value-type="string">
            <text:p>lkenvf</text:p>
          </table:table-cell>
          <table:table-cell table:style-name="ce39" office:value-type="string" calcext:value-type="string">
            <text:p>aptur</text:p>
          </table:table-cell>
          <table:table-cell table:style-name="ce22" office:value-type="string" calcext:value-type="string">
            <text:p>lkensf</text:p>
          </table:table-cell>
          <table:table-cell office:value-type="string" calcext:value-type="string">
            <text:p>da</text:p>
          </table:table-cell>
          <table:table-cell table:number-columns-repeated="2"/>
          <table:table-cell table:style-name="ce39" office:value-type="string" calcext:value-type="string">
            <text:p>á</text:p>
          </table:table-cell>
          <table:table-cell table:number-columns-repeated="3"/>
          <table:table-cell office:value-type="string" calcext:value-type="string">
            <text:p><text:s/>sfg3eþ lati lkenvf aptur lkensf á aþ móti nheþ , , sem ct eyðir sfg3en tímanum nkeþg til ae ónýtis nhee , , má sfg3en búazt lhensf við ao að cn leiðast snm út aa í aþ óreglu nveþ og c ósiðu nveþ , , er </text:p>
          </table:table-cell>
          <table:table-cell office:value-type="string" calcext:value-type="string">
            <text:p>1901-Namsmadur-MagnMagn.txt</text:p>
          </table:table-cell>
          <table:table-cell table:number-columns-repeated="2" office:value-type="string" calcext:value-type="string">
            <text:p>MagnMagn</text:p>
          </table:table-cell>
          <table:table-cell office:value-type="float" office:value="1901" calcext:value-type="float">
            <text:p>1901</text:p>
          </table:table-cell>
          <table:table-cell office:value-type="float" office:value="1879" calcext:value-type="float">
            <text:p>1879</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None</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number-rows-repeated="1047975">
          <table:table-cell table:number-columns-repeated="29"/>
        </table:table-row>
        <table:table-row table:style-name="ro2">
          <table:table-cell table:number-columns-repeated="29"/>
        </table:table-row>
      </table:table>
      <table:table table:name="Info" table:style-name="ta1">
        <table:table-column table:style-name="co7" table:default-cell-style-name="Default"/>
        <table:table-column table:style-name="co1" table:default-cell-style-name="ce8"/>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column table:style-name="co8" table:default-cell-style-name="Default"/>
        <table:table-column table:style-name="co11" table:default-cell-style-name="Default"/>
        <table:table-column table:style-name="co7" table:default-cell-style-name="Default"/>
        <table:table-column table:style-name="co8" table:default-cell-style-name="Default"/>
        <table:table-column table:style-name="co12" table:default-cell-style-name="Default"/>
        <table:table-column table:style-name="co1" table:number-columns-repeated="5" table:default-cell-style-name="Default"/>
        <table:table-column table:style-name="co1" table:default-cell-style-name="ce26"/>
        <table:table-column table:style-name="co1" table:number-columns-repeated="1006" table:default-cell-style-name="Default"/>
        <table:table-row table:style-name="ro1">
          <table:table-cell table:style-name="ce8" office:value-type="string" calcext:value-type="string">
            <text:p>SKRÁ</text:p>
          </table:table-cell>
          <table:table-cell table:number-columns-repeated="2"/>
          <table:table-cell table:style-name="ce8"/>
          <table:table-cell table:style-name="ce8" office:value-type="string" calcext:value-type="string">
            <text:p>NR</text:p>
          </table:table-cell>
          <table:table-cell table:style-name="ce8" office:value-type="string" calcext:value-type="string">
            <text:p>STÚDENT (*=utanskólalærisveinn)</text:p>
          </table:table-cell>
          <table:table-cell table:style-name="ce8" office:value-type="string" calcext:value-type="string">
            <text:p>ANNAÐ NAFN</text:p>
          </table:table-cell>
          <table:table-cell table:style-name="ce8" office:value-type="string" calcext:value-type="string">
            <text:p>ÁR</text:p>
          </table:table-cell>
          <table:table-cell table:style-name="ce8" office:value-type="string" calcext:value-type="string">
            <text:p>SKRÁ</text:p>
          </table:table-cell>
          <table:table-cell table:style-name="ce8" office:value-type="string" calcext:value-type="string">
            <text:p>FÆÐINGARÁR</text:p>
          </table:table-cell>
          <table:table-cell table:style-name="ce8" office:value-type="string" calcext:value-type="string">
            <text:p>DÁNARÁR</text:p>
          </table:table-cell>
          <table:table-cell table:style-name="ce8" office:value-type="string" calcext:value-type="string">
            <text:p>ÚTSKRIFTARÁR</text:p>
          </table:table-cell>
          <table:table-cell table:style-name="ce8" office:value-type="string" calcext:value-type="string">
            <text:p>ALDUR</text:p>
          </table:table-cell>
          <table:table-cell table:style-name="ce8" office:value-type="string" calcext:value-type="string">
            <text:p>KYNSLÓÐ</text:p>
          </table:table-cell>
          <table:table-cell table:style-name="ce8" office:value-type="string" calcext:value-type="string">
            <text:p>ÚTSKRIFTAREINKUNN</text:p>
          </table:table-cell>
          <table:table-cell table:style-name="ce8" office:value-type="string" calcext:value-type="string">
            <text:p>BEKKUR</text:p>
          </table:table-cell>
          <table:table-cell table:style-name="ce8" office:value-type="string" calcext:value-type="string">
            <text:p>ATHUGASEMD</text:p>
          </table:table-cell>
          <table:table-cell table:number-columns-repeated="1006"/>
        </table:table-row>
        <table:table-row table:style-name="ro1">
          <table:table-cell office:value-type="string" calcext:value-type="string">
            <text:p>1852-HjatruVantru-GunnlBlond.txt</text:p>
          </table:table-cell>
          <table:table-cell office:value-type="string" calcext:value-type="string">
            <text:p>GunnlBlond</text:p>
          </table:table-cell>
          <table:table-cell/>
          <table:table-cell table:style-name="ce24"/>
          <table:table-cell office:value-type="float" office:value="1" calcext:value-type="float">
            <text:p>1</text:p>
          </table:table-cell>
          <table:table-cell table:style-name="ce26" office:value-type="string" calcext:value-type="string">
            <text:p>Gunnlaugur Pjetur Björnsson Blöndal</text:p>
          </table:table-cell>
          <table:table-cell/>
          <table:table-cell office:value-type="float" office:value="1852" calcext:value-type="float">
            <text:p>1852</text:p>
          </table:table-cell>
          <table:table-cell office:value-type="string" calcext:value-type="string">
            <text:p>1852-HjatruVantru-GunnlBlond.txt</text:p>
          </table:table-cell>
          <table:table-cell table:style-name="ce24" office:value-type="float" office:value="1834" calcext:value-type="float">
            <text:p>1834</text:p>
          </table:table-cell>
          <table:table-cell office:value-type="float" office:value="1884" calcext:value-type="float">
            <text:p>1884</text:p>
          </table:table-cell>
          <table:table-cell office:value-type="float" office:value="1854" calcext:value-type="float">
            <text:p>1854</text:p>
          </table:table-cell>
          <table:table-cell table:formula="of:=[.H2]-[.J2]" office:value-type="float" office:value="18" calcext:value-type="float">
            <text:p>18</text:p>
          </table:table-cell>
          <table:table-cell office:value-type="string" calcext:value-type="string">
            <text:p>30s</text:p>
          </table:table-cell>
          <table:table-cell office:value-type="string" calcext:value-type="string">
            <text:p>I</text:p>
          </table:table-cell>
          <table:table-cell office:value-type="float" office:value="4" calcext:value-type="float">
            <text:p>4</text:p>
          </table:table-cell>
          <table:table-cell/>
          <table:table-cell table:style-name="ce8" table:number-columns-repeated="1006"/>
        </table:table-row>
        <table:table-row table:style-name="ro1">
          <table:table-cell office:value-type="string" calcext:value-type="string">
            <text:p>1852-HjatruVantru-JonJons.txt</text:p>
          </table:table-cell>
          <table:table-cell table:style-name="Default" office:value-type="string" calcext:value-type="string">
            <text:p>JonJonsA</text:p>
          </table:table-cell>
          <table:table-cell table:number-columns-repeated="2"/>
          <table:table-cell office:value-type="float" office:value="2" calcext:value-type="float">
            <text:p>2</text:p>
          </table:table-cell>
          <table:table-cell table:style-name="ce26" office:value-type="string" calcext:value-type="string">
            <text:p>Jón Jónsson</text:p>
          </table:table-cell>
          <table:table-cell/>
          <table:table-cell office:value-type="float" office:value="1852" calcext:value-type="float">
            <text:p>1852</text:p>
          </table:table-cell>
          <table:table-cell office:value-type="string" calcext:value-type="string">
            <text:p>1852-HjatruVantru-JonJons.txt</text:p>
          </table:table-cell>
          <table:table-cell office:value-type="float" office:value="1830" calcext:value-type="float">
            <text:p>1830</text:p>
          </table:table-cell>
          <table:table-cell office:value-type="float" office:value="1898" calcext:value-type="float">
            <text:p>1898</text:p>
          </table:table-cell>
          <table:table-cell office:value-type="float" office:value="1853" calcext:value-type="float">
            <text:p>1853</text:p>
          </table:table-cell>
          <table:table-cell table:formula="of:=[.H3]-[.J3]" office:value-type="float" office:value="22" calcext:value-type="float">
            <text:p>22</text:p>
          </table:table-cell>
          <table:table-cell office:value-type="string" calcext:value-type="string">
            <text:p>3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52-HjatruVantru-MagnHannSteph.txt</text:p>
          </table:table-cell>
          <table:table-cell office:value-type="string" calcext:value-type="string">
            <text:p>MagnHannSteph</text:p>
          </table:table-cell>
          <table:table-cell table:number-columns-repeated="2"/>
          <table:table-cell office:value-type="float" office:value="3" calcext:value-type="float">
            <text:p>3</text:p>
          </table:table-cell>
          <table:table-cell table:style-name="ce26" office:value-type="string" calcext:value-type="string">
            <text:p>Magnús Hannesson Stephensen</text:p>
          </table:table-cell>
          <table:table-cell/>
          <table:table-cell office:value-type="float" office:value="1852" calcext:value-type="float">
            <text:p>1852</text:p>
          </table:table-cell>
          <table:table-cell office:value-type="string" calcext:value-type="string">
            <text:p>1852-HjatruVantru-MagnHannSteph.txt</text:p>
          </table:table-cell>
          <table:table-cell office:value-type="float" office:value="1832" calcext:value-type="float">
            <text:p>1832</text:p>
          </table:table-cell>
          <table:table-cell office:value-type="float" office:value="1856" calcext:value-type="float">
            <text:p>1856</text:p>
          </table:table-cell>
          <table:table-cell office:value-type="float" office:value="1853" calcext:value-type="float">
            <text:p>1853</text:p>
          </table:table-cell>
          <table:table-cell table:formula="of:=[.H4]-[.J4]" office:value-type="float" office:value="20" calcext:value-type="float">
            <text:p>20</text:p>
          </table:table-cell>
          <table:table-cell office:value-type="string" calcext:value-type="string">
            <text:p>30s</text:p>
          </table:table-cell>
          <table:table-cell office:value-type="string" calcext:value-type="string">
            <text:p>II</text:p>
          </table:table-cell>
          <table:table-cell office:value-type="float" office:value="5" calcext:value-type="float">
            <text:p>5</text:p>
          </table:table-cell>
          <table:table-cell table:number-columns-repeated="1007"/>
        </table:table-row>
        <table:table-row table:style-name="ro1">
          <table:table-cell office:value-type="string" calcext:value-type="string">
            <text:p>1853-ListinLifa-BjarnEMagn.txt</text:p>
          </table:table-cell>
          <table:table-cell office:value-type="string" calcext:value-type="string">
            <text:p>BjarnEMagn</text:p>
          </table:table-cell>
          <table:table-cell table:number-columns-repeated="2"/>
          <table:table-cell office:value-type="float" office:value="4" calcext:value-type="float">
            <text:p>4</text:p>
          </table:table-cell>
          <table:table-cell table:style-name="ce26" office:value-type="string" calcext:value-type="string">
            <text:p>Bjarni E. Magnússon</text:p>
          </table:table-cell>
          <table:table-cell/>
          <table:table-cell office:value-type="float" office:value="1853" calcext:value-type="float">
            <text:p>1853</text:p>
          </table:table-cell>
          <table:table-cell office:value-type="string" calcext:value-type="string">
            <text:p>1853-ListinLifa-BjarnEMagn.txt</text:p>
          </table:table-cell>
          <table:table-cell office:value-type="float" office:value="1831" calcext:value-type="float">
            <text:p>1831</text:p>
          </table:table-cell>
          <table:table-cell office:value-type="float" office:value="1876" calcext:value-type="float">
            <text:p>1876</text:p>
          </table:table-cell>
          <table:table-cell office:value-type="float" office:value="1854" calcext:value-type="float">
            <text:p>1854</text:p>
          </table:table-cell>
          <table:table-cell table:formula="of:=[.H5]-[.J5]" office:value-type="float" office:value="22" calcext:value-type="float">
            <text:p>22</text:p>
          </table:table-cell>
          <table:table-cell office:value-type="string" calcext:value-type="string">
            <text:p>3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54-AeskaElli-LarESveinb.txt</text:p>
          </table:table-cell>
          <table:table-cell office:value-type="string" calcext:value-type="string">
            <text:p>LarESveinb</text:p>
          </table:table-cell>
          <table:table-cell table:number-columns-repeated="2"/>
          <table:table-cell office:value-type="float" office:value="5" calcext:value-type="float">
            <text:p>5</text:p>
          </table:table-cell>
          <table:table-cell table:style-name="ce26" office:value-type="string" calcext:value-type="string">
            <text:p>Lárus E. Sveinbjörnsson</text:p>
          </table:table-cell>
          <table:table-cell office:value-type="string" calcext:value-type="string">
            <text:p>Láritz Edvard Sveinbjörnsson</text:p>
          </table:table-cell>
          <table:table-cell office:value-type="float" office:value="1854" calcext:value-type="float">
            <text:p>1854</text:p>
          </table:table-cell>
          <table:table-cell office:value-type="string" calcext:value-type="string">
            <text:p>1854-AeskaElli-LarESveinb.txt</text:p>
          </table:table-cell>
          <table:table-cell office:value-type="float" office:value="1834" calcext:value-type="float">
            <text:p>1834</text:p>
          </table:table-cell>
          <table:table-cell office:value-type="float" office:value="1910" calcext:value-type="float">
            <text:p>1910</text:p>
          </table:table-cell>
          <table:table-cell office:value-type="float" office:value="1855" calcext:value-type="float">
            <text:p>1855</text:p>
          </table:table-cell>
          <table:table-cell table:formula="of:=[.H6]-[.J6]" office:value-type="float" office:value="20" calcext:value-type="float">
            <text:p>20</text:p>
          </table:table-cell>
          <table:table-cell office:value-type="string" calcext:value-type="string">
            <text:p>3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54-AeskaElli-MagnPetSteph.txt</text:p>
          </table:table-cell>
          <table:table-cell office:value-type="string" calcext:value-type="string">
            <text:p>MagnPetSteph</text:p>
          </table:table-cell>
          <table:table-cell table:number-columns-repeated="2"/>
          <table:table-cell office:value-type="float" office:value="6" calcext:value-type="float">
            <text:p>6</text:p>
          </table:table-cell>
          <table:table-cell table:style-name="ce26" office:value-type="string" calcext:value-type="string">
            <text:p>Magnús Pétursson Stephensen</text:p>
          </table:table-cell>
          <table:table-cell office:value-type="string" calcext:value-type="string">
            <text:p>Magnús Pjetursson Stephensen</text:p>
          </table:table-cell>
          <table:table-cell office:value-type="float" office:value="1854" calcext:value-type="float">
            <text:p>1854</text:p>
          </table:table-cell>
          <table:table-cell office:value-type="string" calcext:value-type="string">
            <text:p>1854-AeskaElli-MagnPetSteph.txt</text:p>
          </table:table-cell>
          <table:table-cell office:value-type="float" office:value="1835" calcext:value-type="float">
            <text:p>1835</text:p>
          </table:table-cell>
          <table:table-cell office:value-type="float" office:value="1865" calcext:value-type="float">
            <text:p>1865</text:p>
          </table:table-cell>
          <table:table-cell office:value-type="float" office:value="1856" calcext:value-type="float">
            <text:p>1856</text:p>
          </table:table-cell>
          <table:table-cell table:formula="of:=[.H7]-[.J7]" office:value-type="float" office:value="19" calcext:value-type="float">
            <text:p>19</text:p>
          </table:table-cell>
          <table:table-cell office:value-type="string" calcext:value-type="string">
            <text:p>3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54-AeskaElli-SaemJons.txt</text:p>
          </table:table-cell>
          <table:table-cell office:value-type="string" calcext:value-type="string">
            <text:p>SaemJons</text:p>
          </table:table-cell>
          <table:table-cell table:number-columns-repeated="2"/>
          <table:table-cell office:value-type="float" office:value="7" calcext:value-type="float">
            <text:p>7</text:p>
          </table:table-cell>
          <table:table-cell table:style-name="ce26" office:value-type="string" calcext:value-type="string">
            <text:p>Sæmundur Jónsson</text:p>
          </table:table-cell>
          <table:table-cell/>
          <table:table-cell office:value-type="float" office:value="1854" calcext:value-type="float">
            <text:p>1854</text:p>
          </table:table-cell>
          <table:table-cell office:value-type="string" calcext:value-type="string">
            <text:p>1854-AeskaElli-SaemJons.txt</text:p>
          </table:table-cell>
          <table:table-cell office:value-type="float" office:value="1832" calcext:value-type="float">
            <text:p>1832</text:p>
          </table:table-cell>
          <table:table-cell office:value-type="float" office:value="1896" calcext:value-type="float">
            <text:p>1896</text:p>
          </table:table-cell>
          <table:table-cell office:value-type="float" office:value="1855" calcext:value-type="float">
            <text:p>1855</text:p>
          </table:table-cell>
          <table:table-cell table:formula="of:=[.H8]-[.J8]" office:value-type="float" office:value="22" calcext:value-type="float">
            <text:p>22</text:p>
          </table:table-cell>
          <table:table-cell office:value-type="string" calcext:value-type="string">
            <text:p>3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54-AeskaElli-StefSSteph.txt</text:p>
          </table:table-cell>
          <table:table-cell office:value-type="string" calcext:value-type="string">
            <text:p>StefSSteph</text:p>
          </table:table-cell>
          <table:table-cell table:number-columns-repeated="2"/>
          <table:table-cell office:value-type="float" office:value="8" calcext:value-type="float">
            <text:p>8</text:p>
          </table:table-cell>
          <table:table-cell table:style-name="ce26" office:value-type="string" calcext:value-type="string">
            <text:p>Stefán S. Stephensen</text:p>
          </table:table-cell>
          <table:table-cell office:value-type="string" calcext:value-type="string">
            <text:p>Stefán Stefánsson Stephensen</text:p>
          </table:table-cell>
          <table:table-cell office:value-type="float" office:value="1854" calcext:value-type="float">
            <text:p>1854</text:p>
          </table:table-cell>
          <table:table-cell office:value-type="string" calcext:value-type="string">
            <text:p>1854-AeskaElli-StefSSteph.txt</text:p>
          </table:table-cell>
          <table:table-cell office:value-type="float" office:value="1832" calcext:value-type="float">
            <text:p>1832</text:p>
          </table:table-cell>
          <table:table-cell office:value-type="float" office:value="1922" calcext:value-type="float">
            <text:p>1922</text:p>
          </table:table-cell>
          <table:table-cell office:value-type="float" office:value="1856" calcext:value-type="float">
            <text:p>1856</text:p>
          </table:table-cell>
          <table:table-cell table:formula="of:=[.H9]-[.J9]" office:value-type="float" office:value="22" calcext:value-type="float">
            <text:p>22</text:p>
          </table:table-cell>
          <table:table-cell office:value-type="string" calcext:value-type="string">
            <text:p>3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54-SveitaBaejarlif-AntHMoll.txt</text:p>
          </table:table-cell>
          <table:table-cell office:value-type="string" calcext:value-type="string">
            <text:p>AntHMoll</text:p>
          </table:table-cell>
          <table:table-cell table:number-columns-repeated="2"/>
          <table:table-cell office:value-type="float" office:value="9" calcext:value-type="float">
            <text:p>9</text:p>
          </table:table-cell>
          <table:table-cell table:style-name="ce26" office:value-type="string" calcext:value-type="string">
            <text:p>Anton H. Möller</text:p>
          </table:table-cell>
          <table:table-cell office:value-type="string" calcext:value-type="string">
            <text:p>Anton Henrik Möller</text:p>
          </table:table-cell>
          <table:table-cell office:value-type="float" office:value="1854" calcext:value-type="float">
            <text:p>1854</text:p>
          </table:table-cell>
          <table:table-cell office:value-type="string" calcext:value-type="string">
            <text:p>1854-SveitaBaejarlif-AntHMoll.txt</text:p>
          </table:table-cell>
          <table:table-cell office:value-type="float" office:value="1839" calcext:value-type="float">
            <text:p>1839</text:p>
          </table:table-cell>
          <table:table-cell/>
          <table:table-cell office:value-type="float" office:value="1859" calcext:value-type="float">
            <text:p>1859</text:p>
          </table:table-cell>
          <table:table-cell table:formula="of:=[.H10]-[.J10]" office:value-type="float" office:value="15" calcext:value-type="float">
            <text:p>15</text:p>
          </table:table-cell>
          <table:table-cell office:value-type="string" calcext:value-type="string">
            <text:p>30s</text:p>
          </table:table-cell>
          <table:table-cell office:value-type="string" calcext:value-type="string">
            <text:p>I</text:p>
          </table:table-cell>
          <table:table-cell office:value-type="float" office:value="1" calcext:value-type="float">
            <text:p>1</text:p>
          </table:table-cell>
          <table:table-cell table:number-columns-repeated="1007"/>
        </table:table-row>
        <table:table-row table:style-name="ro1">
          <table:table-cell office:value-type="string" calcext:value-type="string">
            <text:p>1854-SveitaBaejarlif-JulHavst.txt</text:p>
          </table:table-cell>
          <table:table-cell table:style-name="ce22" office:value-type="string" calcext:value-type="string">
            <text:p>JulHavstA</text:p>
          </table:table-cell>
          <table:table-cell table:number-columns-repeated="2"/>
          <table:table-cell office:value-type="float" office:value="10" calcext:value-type="float">
            <text:p>10</text:p>
          </table:table-cell>
          <table:table-cell table:style-name="ce26" office:value-type="string" calcext:value-type="string">
            <text:p>Júlíus Havsteen</text:p>
          </table:table-cell>
          <table:table-cell office:value-type="string" calcext:value-type="string">
            <text:p>Jóhannes Júlíus Havsteen</text:p>
          </table:table-cell>
          <table:table-cell office:value-type="float" office:value="1854" calcext:value-type="float">
            <text:p>1854</text:p>
          </table:table-cell>
          <table:table-cell office:value-type="string" calcext:value-type="string">
            <text:p>1854-SveitaBaejarlif-JulHavst.txt</text:p>
          </table:table-cell>
          <table:table-cell office:value-type="float" office:value="1839" calcext:value-type="float">
            <text:p>1839</text:p>
          </table:table-cell>
          <table:table-cell office:value-type="float" office:value="1915" calcext:value-type="float">
            <text:p>1915</text:p>
          </table:table-cell>
          <table:table-cell office:value-type="float" office:value="1859" calcext:value-type="float">
            <text:p>1859</text:p>
          </table:table-cell>
          <table:table-cell table:formula="of:=[.H11]-[.J11]" office:value-type="float" office:value="15" calcext:value-type="float">
            <text:p>15</text:p>
          </table:table-cell>
          <table:table-cell office:value-type="string" calcext:value-type="string">
            <text:p>30s</text:p>
          </table:table-cell>
          <table:table-cell office:value-type="string" calcext:value-type="string">
            <text:p>I</text:p>
          </table:table-cell>
          <table:table-cell office:value-type="float" office:value="1" calcext:value-type="float">
            <text:p>1</text:p>
          </table:table-cell>
          <table:table-cell table:number-columns-repeated="1007"/>
        </table:table-row>
        <table:table-row table:style-name="ro1">
          <table:table-cell office:value-type="string" calcext:value-type="string">
            <text:p>1855-HjatruVantru-DavGudm.txt</text:p>
          </table:table-cell>
          <table:table-cell office:value-type="string" calcext:value-type="string">
            <text:p>DavGudm</text:p>
          </table:table-cell>
          <table:table-cell table:number-columns-repeated="2"/>
          <table:table-cell office:value-type="float" office:value="11" calcext:value-type="float">
            <text:p>11</text:p>
          </table:table-cell>
          <table:table-cell table:style-name="ce26" office:value-type="string" calcext:value-type="string">
            <text:p>Davíð Guðmundsson</text:p>
          </table:table-cell>
          <table:table-cell/>
          <table:table-cell office:value-type="float" office:value="1855" calcext:value-type="float">
            <text:p>1855</text:p>
          </table:table-cell>
          <table:table-cell office:value-type="string" calcext:value-type="string">
            <text:p>1855-HjatruVantru-DavGudm.txt</text:p>
          </table:table-cell>
          <table:table-cell office:value-type="float" office:value="1834" calcext:value-type="float">
            <text:p>1834</text:p>
          </table:table-cell>
          <table:table-cell office:value-type="float" office:value="1905" calcext:value-type="float">
            <text:p>1905</text:p>
          </table:table-cell>
          <table:table-cell office:value-type="float" office:value="1855" calcext:value-type="float">
            <text:p>1855</text:p>
          </table:table-cell>
          <table:table-cell table:formula="of:=[.H12]-[.J12]" office:value-type="float" office:value="21" calcext:value-type="float">
            <text:p>21</text:p>
          </table:table-cell>
          <table:table-cell office:value-type="string" calcext:value-type="string">
            <text:p>3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55-LesturRomana-EirMagn.txt</text:p>
          </table:table-cell>
          <table:table-cell office:value-type="string" calcext:value-type="string">
            <text:p>EirMagn</text:p>
          </table:table-cell>
          <table:table-cell table:number-columns-repeated="2"/>
          <table:table-cell office:value-type="float" office:value="12" calcext:value-type="float">
            <text:p>12</text:p>
          </table:table-cell>
          <table:table-cell table:style-name="ce26" office:value-type="string" calcext:value-type="string">
            <text:p>Eiríkur Magnússon</text:p>
          </table:table-cell>
          <table:table-cell/>
          <table:table-cell office:value-type="float" office:value="1855" calcext:value-type="float">
            <text:p>1855</text:p>
          </table:table-cell>
          <table:table-cell office:value-type="string" calcext:value-type="string">
            <text:p>1855-LesturRomana-EirMagn.txt</text:p>
          </table:table-cell>
          <table:table-cell office:value-type="float" office:value="1833" calcext:value-type="float">
            <text:p>1833</text:p>
          </table:table-cell>
          <table:table-cell office:value-type="float" office:value="1913" calcext:value-type="float">
            <text:p>1913</text:p>
          </table:table-cell>
          <table:table-cell office:value-type="float" office:value="1856" calcext:value-type="float">
            <text:p>1856</text:p>
          </table:table-cell>
          <table:table-cell table:formula="of:=[.H13]-[.J13]" office:value-type="float" office:value="22" calcext:value-type="float">
            <text:p>22</text:p>
          </table:table-cell>
          <table:table-cell office:value-type="string" calcext:value-type="string">
            <text:p>3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55-LesturRomana-MagnSteph.txt</text:p>
          </table:table-cell>
          <table:table-cell table:style-name="Default" office:value-type="string" calcext:value-type="string">
            <text:p>MagnStephA</text:p>
          </table:table-cell>
          <table:table-cell table:number-columns-repeated="2"/>
          <table:table-cell office:value-type="float" office:value="13" calcext:value-type="float">
            <text:p>13</text:p>
          </table:table-cell>
          <table:table-cell table:style-name="ce26" office:value-type="string" calcext:value-type="string">
            <text:p>Magnús Stephensen</text:p>
          </table:table-cell>
          <table:table-cell office:value-type="string" calcext:value-type="string">
            <text:p>Magnús Magnússon Stephensen</text:p>
          </table:table-cell>
          <table:table-cell office:value-type="float" office:value="1855" calcext:value-type="float">
            <text:p>1855</text:p>
          </table:table-cell>
          <table:table-cell office:value-type="string" calcext:value-type="string">
            <text:p>1855-LesturRomana-MagnSteph.txt</text:p>
          </table:table-cell>
          <table:table-cell office:value-type="float" office:value="1836" calcext:value-type="float">
            <text:p>1836</text:p>
          </table:table-cell>
          <table:table-cell office:value-type="float" office:value="1917" calcext:value-type="float">
            <text:p>1917</text:p>
          </table:table-cell>
          <table:table-cell office:value-type="float" office:value="1855" calcext:value-type="float">
            <text:p>1855</text:p>
          </table:table-cell>
          <table:table-cell table:formula="of:=[.H14]-[.J14]" office:value-type="float" office:value="19" calcext:value-type="float">
            <text:p>19</text:p>
          </table:table-cell>
          <table:table-cell office:value-type="string" calcext:value-type="string">
            <text:p>3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55-LesturRomana-StefSSteph.txt</text:p>
          </table:table-cell>
          <table:table-cell table:style-name="ce20" office:value-type="string" calcext:value-type="string">
            <text:p>StefSSteph</text:p>
          </table:table-cell>
          <table:table-cell table:number-columns-repeated="2"/>
          <table:table-cell office:value-type="float" office:value="14" calcext:value-type="float">
            <text:p>14</text:p>
          </table:table-cell>
          <table:table-cell table:style-name="ce26" office:value-type="string" calcext:value-type="string">
            <text:p>Stefán S. Stephensen</text:p>
          </table:table-cell>
          <table:table-cell/>
          <table:table-cell office:value-type="float" office:value="1855" calcext:value-type="float">
            <text:p>1855</text:p>
          </table:table-cell>
          <table:table-cell office:value-type="string" calcext:value-type="string">
            <text:p>1855-LesturRomana-StefSSteph.txt</text:p>
          </table:table-cell>
          <table:table-cell office:value-type="float" office:value="1832" calcext:value-type="float">
            <text:p>1832</text:p>
          </table:table-cell>
          <table:table-cell office:value-type="float" office:value="1922" calcext:value-type="float">
            <text:p>1922</text:p>
          </table:table-cell>
          <table:table-cell office:value-type="float" office:value="1856" calcext:value-type="float">
            <text:p>1856</text:p>
          </table:table-cell>
          <table:table-cell table:formula="of:=[.H15]-[.J15]" office:value-type="float" office:value="23" calcext:value-type="float">
            <text:p>23</text:p>
          </table:table-cell>
          <table:table-cell office:value-type="string" calcext:value-type="string">
            <text:p>3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55-ListinLifa-ThorgrAJohns.txt</text:p>
          </table:table-cell>
          <table:table-cell office:value-type="string" calcext:value-type="string">
            <text:p>ThorgrAJohns</text:p>
          </table:table-cell>
          <table:table-cell table:number-columns-repeated="2"/>
          <table:table-cell office:value-type="float" office:value="15" calcext:value-type="float">
            <text:p>15</text:p>
          </table:table-cell>
          <table:table-cell table:style-name="ce26" office:value-type="string" calcext:value-type="string">
            <text:p>Þorgrímur A. Johnsen</text:p>
          </table:table-cell>
          <table:table-cell office:value-type="string" calcext:value-type="string">
            <text:p>Þorgrímur Ásmundsson Johnsen</text:p>
          </table:table-cell>
          <table:table-cell office:value-type="float" office:value="1855" calcext:value-type="float">
            <text:p>1855</text:p>
          </table:table-cell>
          <table:table-cell office:value-type="string" calcext:value-type="string">
            <text:p>1855-ListinLifa-ThorgrAJohns.txt</text:p>
          </table:table-cell>
          <table:table-cell office:value-type="float" office:value="1838" calcext:value-type="float">
            <text:p>1838</text:p>
          </table:table-cell>
          <table:table-cell office:value-type="float" office:value="1917" calcext:value-type="float">
            <text:p>1917</text:p>
          </table:table-cell>
          <table:table-cell office:value-type="float" office:value="1860" calcext:value-type="float">
            <text:p>1860</text:p>
          </table:table-cell>
          <table:table-cell table:formula="of:=[.H16]-[.J16]" office:value-type="float" office:value="17" calcext:value-type="float">
            <text:p>17</text:p>
          </table:table-cell>
          <table:table-cell office:value-type="string" calcext:value-type="string">
            <text:p>30s</text:p>
          </table:table-cell>
          <table:table-cell office:value-type="string" calcext:value-type="string">
            <text:p>I</text:p>
          </table:table-cell>
          <table:table-cell office:value-type="float" office:value="3" calcext:value-type="float">
            <text:p>3</text:p>
          </table:table-cell>
          <table:table-cell table:number-columns-repeated="1007"/>
        </table:table-row>
        <table:table-row table:style-name="ro1">
          <table:table-cell office:value-type="string" calcext:value-type="string">
            <text:p>1855-ThekkjaSig-LarBlond.txt</text:p>
          </table:table-cell>
          <table:table-cell office:value-type="string" calcext:value-type="string">
            <text:p>LarBlond</text:p>
          </table:table-cell>
          <table:table-cell table:number-columns-repeated="2"/>
          <table:table-cell office:value-type="float" office:value="16" calcext:value-type="float">
            <text:p>16</text:p>
          </table:table-cell>
          <table:table-cell table:style-name="ce26" office:value-type="string" calcext:value-type="string">
            <text:p>Lárus Blöndal</text:p>
          </table:table-cell>
          <table:table-cell office:value-type="string" calcext:value-type="string">
            <text:p>Lárus Þórarinn Björnsson Blöndal</text:p>
          </table:table-cell>
          <table:table-cell office:value-type="float" office:value="1855" calcext:value-type="float">
            <text:p>1855</text:p>
          </table:table-cell>
          <table:table-cell office:value-type="string" calcext:value-type="string">
            <text:p>1855-ThekkjaSig-LarBlond.txt</text:p>
          </table:table-cell>
          <table:table-cell office:value-type="float" office:value="1836" calcext:value-type="float">
            <text:p>1836</text:p>
          </table:table-cell>
          <table:table-cell office:value-type="float" office:value="1894" calcext:value-type="float">
            <text:p>1894</text:p>
          </table:table-cell>
          <table:table-cell office:value-type="float" office:value="1857" calcext:value-type="float">
            <text:p>1857</text:p>
          </table:table-cell>
          <table:table-cell table:formula="of:=[.H17]-[.J17]" office:value-type="float" office:value="19" calcext:value-type="float">
            <text:p>19</text:p>
          </table:table-cell>
          <table:table-cell office:value-type="string" calcext:value-type="string">
            <text:p>3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61-Freistingar-JonAHjalt.txt</text:p>
          </table:table-cell>
          <table:table-cell office:value-type="string" calcext:value-type="string">
            <text:p>JonAHjalt</text:p>
          </table:table-cell>
          <table:table-cell table:number-columns-repeated="2"/>
          <table:table-cell office:value-type="float" office:value="17" calcext:value-type="float">
            <text:p>17</text:p>
          </table:table-cell>
          <table:table-cell table:style-name="ce26" office:value-type="string" calcext:value-type="string">
            <text:p>Jón A. Hjaltalín</text:p>
          </table:table-cell>
          <table:table-cell office:value-type="string" calcext:value-type="string">
            <text:p>Jón Andrjesson Hjaltalín</text:p>
          </table:table-cell>
          <table:table-cell office:value-type="float" office:value="1861" calcext:value-type="float">
            <text:p>1861</text:p>
          </table:table-cell>
          <table:table-cell office:value-type="string" calcext:value-type="string">
            <text:p>1861-Freistingar-JonAHjalt.txt</text:p>
          </table:table-cell>
          <table:table-cell office:value-type="float" office:value="1840" calcext:value-type="float">
            <text:p>1840</text:p>
          </table:table-cell>
          <table:table-cell office:value-type="float" office:value="1908" calcext:value-type="float">
            <text:p>1908</text:p>
          </table:table-cell>
          <table:table-cell office:value-type="float" office:value="1861" calcext:value-type="float">
            <text:p>1861</text:p>
          </table:table-cell>
          <table:table-cell table:formula="of:=[.H18]-[.J18]" office:value-type="float" office:value="21" calcext:value-type="float">
            <text:p>21</text:p>
          </table:table-cell>
          <table:table-cell office:value-type="string" calcext:value-type="string">
            <text:p>4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61-ThekkjaSig-LarBen.txt</text:p>
          </table:table-cell>
          <table:table-cell office:value-type="string" calcext:value-type="string">
            <text:p>LarBen</text:p>
          </table:table-cell>
          <table:table-cell table:number-columns-repeated="2"/>
          <table:table-cell office:value-type="float" office:value="18" calcext:value-type="float">
            <text:p>18</text:p>
          </table:table-cell>
          <table:table-cell table:style-name="ce26" office:value-type="string" calcext:value-type="string">
            <text:p>Lárus Benediktsson</text:p>
          </table:table-cell>
          <table:table-cell/>
          <table:table-cell office:value-type="float" office:value="1861" calcext:value-type="float">
            <text:p>1861</text:p>
          </table:table-cell>
          <table:table-cell office:value-type="string" calcext:value-type="string">
            <text:p>1861-ThekkjaSig-LarBen.txt</text:p>
          </table:table-cell>
          <table:table-cell office:value-type="float" office:value="1841" calcext:value-type="float">
            <text:p>1841</text:p>
          </table:table-cell>
          <table:table-cell/>
          <table:table-cell office:value-type="float" office:value="1864" calcext:value-type="float">
            <text:p>1864</text:p>
          </table:table-cell>
          <table:table-cell table:formula="of:=[.H19]-[.J19]" office:value-type="float" office:value="20" calcext:value-type="float">
            <text:p>20</text:p>
          </table:table-cell>
          <table:table-cell office:value-type="string" calcext:value-type="string">
            <text:p>40s</text:p>
          </table:table-cell>
          <table:table-cell office:value-type="string" calcext:value-type="string">
            <text:p>II</text:p>
          </table:table-cell>
          <table:table-cell office:value-type="float" office:value="3" calcext:value-type="float">
            <text:p>3</text:p>
          </table:table-cell>
          <table:table-cell table:number-columns-repeated="1007"/>
        </table:table-row>
        <table:table-row table:style-name="ro1">
          <table:table-cell office:value-type="string" calcext:value-type="string">
            <text:p>1861-ThekkjaSig-PallMelst.txt</text:p>
          </table:table-cell>
          <table:table-cell office:value-type="string" calcext:value-type="string">
            <text:p>PallMelst</text:p>
          </table:table-cell>
          <table:table-cell table:number-columns-repeated="2"/>
          <table:table-cell office:value-type="float" office:value="19" calcext:value-type="float">
            <text:p>19</text:p>
          </table:table-cell>
          <table:table-cell table:style-name="ce26" office:value-type="string" calcext:value-type="string">
            <text:p>Páll Melsteð</text:p>
          </table:table-cell>
          <table:table-cell office:value-type="string" calcext:value-type="string">
            <text:p>Páll Pálsson Melsteð</text:p>
          </table:table-cell>
          <table:table-cell office:value-type="float" office:value="1861" calcext:value-type="float">
            <text:p>1861</text:p>
          </table:table-cell>
          <table:table-cell office:value-type="string" calcext:value-type="string">
            <text:p>1861-ThekkjaSig-PallMelst.txt</text:p>
          </table:table-cell>
          <table:table-cell office:value-type="float" office:value="1844" calcext:value-type="float">
            <text:p>1844</text:p>
          </table:table-cell>
          <table:table-cell office:value-type="float" office:value="1865" calcext:value-type="float">
            <text:p>1865</text:p>
          </table:table-cell>
          <table:table-cell office:value-type="float" office:value="1863" calcext:value-type="float">
            <text:p>1863</text:p>
          </table:table-cell>
          <table:table-cell table:formula="of:=[.H20]-[.J20]" office:value-type="float" office:value="17" calcext:value-type="float">
            <text:p>17</text:p>
          </table:table-cell>
          <table:table-cell office:value-type="string" calcext:value-type="string">
            <text:p>40s</text:p>
          </table:table-cell>
          <table:table-cell office:value-type="string" calcext:value-type="string">
            <text:p>I</text:p>
          </table:table-cell>
          <table:table-cell office:value-type="float" office:value="3" calcext:value-type="float">
            <text:p>3</text:p>
          </table:table-cell>
          <table:table-cell table:number-columns-repeated="1007"/>
        </table:table-row>
        <table:table-row table:style-name="ro1">
          <table:table-cell office:value-type="string" calcext:value-type="string">
            <text:p>1861-ThekkjaSig-TomBjorns.txt</text:p>
          </table:table-cell>
          <table:table-cell office:value-type="string" calcext:value-type="string">
            <text:p>TomBjorns</text:p>
          </table:table-cell>
          <table:table-cell table:number-columns-repeated="2"/>
          <table:table-cell office:value-type="float" office:value="20" calcext:value-type="float">
            <text:p>20</text:p>
          </table:table-cell>
          <table:table-cell table:style-name="ce26" office:value-type="string" calcext:value-type="string">
            <text:p>Tómas Björnsson*</text:p>
          </table:table-cell>
          <table:table-cell office:value-type="string" calcext:value-type="string">
            <text:p>Tómas Bjarnarson</text:p>
          </table:table-cell>
          <table:table-cell office:value-type="float" office:value="1861" calcext:value-type="float">
            <text:p>1861</text:p>
          </table:table-cell>
          <table:table-cell office:value-type="string" calcext:value-type="string">
            <text:p>1861-ThekkjaSig-TomBjorns.txt</text:p>
          </table:table-cell>
          <table:table-cell office:value-type="float" office:value="1841" calcext:value-type="float">
            <text:p>1841</text:p>
          </table:table-cell>
          <table:table-cell/>
          <table:table-cell office:value-type="float" office:value="1865" calcext:value-type="float">
            <text:p>1865</text:p>
          </table:table-cell>
          <table:table-cell table:formula="of:=[.H21]-[.J21]" office:value-type="float" office:value="20" calcext:value-type="float">
            <text:p>20</text:p>
          </table:table-cell>
          <table:table-cell office:value-type="string" calcext:value-type="string">
            <text:p>40s</text:p>
          </table:table-cell>
          <table:table-cell office:value-type="string" calcext:value-type="string">
            <text:p>III</text:p>
          </table:table-cell>
          <table:table-cell office:value-type="float" office:value="3" calcext:value-type="float">
            <text:p>3</text:p>
          </table:table-cell>
          <table:table-cell table:number-columns-repeated="1007"/>
        </table:table-row>
        <table:table-row table:style-name="ro1">
          <table:table-cell office:value-type="string" calcext:value-type="string">
            <text:p>1862-AeskaElli-HallgrSveins.txt</text:p>
          </table:table-cell>
          <table:table-cell office:value-type="string" calcext:value-type="string">
            <text:p>HallgrSveins</text:p>
          </table:table-cell>
          <table:table-cell table:number-columns-repeated="2"/>
          <table:table-cell office:value-type="float" office:value="21" calcext:value-type="float">
            <text:p>21</text:p>
          </table:table-cell>
          <table:table-cell table:style-name="ce26" office:value-type="string" calcext:value-type="string">
            <text:p>Hallgrímur Sveinsson</text:p>
          </table:table-cell>
          <table:table-cell/>
          <table:table-cell office:value-type="float" office:value="1862" calcext:value-type="float">
            <text:p>1862</text:p>
          </table:table-cell>
          <table:table-cell office:value-type="string" calcext:value-type="string">
            <text:p>1862-AeskaElli-HallgrSveins.txt</text:p>
          </table:table-cell>
          <table:table-cell office:value-type="float" office:value="1841" calcext:value-type="float">
            <text:p>1841</text:p>
          </table:table-cell>
          <table:table-cell/>
          <table:table-cell office:value-type="float" office:value="1863" calcext:value-type="float">
            <text:p>1863</text:p>
          </table:table-cell>
          <table:table-cell table:formula="of:=[.H22]-[.J22]" office:value-type="float" office:value="21" calcext:value-type="float">
            <text:p>21</text:p>
          </table:table-cell>
          <table:table-cell office:value-type="string" calcext:value-type="string">
            <text:p>40s</text:p>
          </table:table-cell>
          <table:table-cell office:value-type="string" calcext:value-type="string">
            <text:p>ág.</text:p>
          </table:table-cell>
          <table:table-cell office:value-type="float" office:value="5" calcext:value-type="float">
            <text:p>5</text:p>
          </table:table-cell>
          <table:table-cell table:number-columns-repeated="1007"/>
        </table:table-row>
        <table:table-row table:style-name="ro1">
          <table:table-cell office:value-type="string" calcext:value-type="string">
            <text:p>1862-AeskaElli-MatthJoch.txt</text:p>
          </table:table-cell>
          <table:table-cell office:value-type="string" calcext:value-type="string">
            <text:p>MatthJoch</text:p>
          </table:table-cell>
          <table:table-cell table:number-columns-repeated="2"/>
          <table:table-cell office:value-type="float" office:value="22" calcext:value-type="float">
            <text:p>22</text:p>
          </table:table-cell>
          <table:table-cell table:style-name="ce26" office:value-type="string" calcext:value-type="string">
            <text:p>Matthías Jochumsson</text:p>
          </table:table-cell>
          <table:table-cell/>
          <table:table-cell office:value-type="float" office:value="1862" calcext:value-type="float">
            <text:p>1862</text:p>
          </table:table-cell>
          <table:table-cell office:value-type="string" calcext:value-type="string">
            <text:p>1862-AeskaElli-MatthJoch.txt</text:p>
          </table:table-cell>
          <table:table-cell office:value-type="float" office:value="1835" calcext:value-type="float">
            <text:p>1835</text:p>
          </table:table-cell>
          <table:table-cell/>
          <table:table-cell office:value-type="float" office:value="1863" calcext:value-type="float">
            <text:p>1863</text:p>
          </table:table-cell>
          <table:table-cell table:formula="of:=[.H23]-[.J23]" office:value-type="float" office:value="27" calcext:value-type="float">
            <text:p>27</text:p>
          </table:table-cell>
          <table:table-cell office:value-type="string" calcext:value-type="string">
            <text:p>3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62-ListinLifa-ThorlThorarens.txt</text:p>
          </table:table-cell>
          <table:table-cell office:value-type="string" calcext:value-type="string">
            <text:p>ThorlThorarens</text:p>
          </table:table-cell>
          <table:table-cell table:number-columns-repeated="2"/>
          <table:table-cell office:value-type="float" office:value="23" calcext:value-type="float">
            <text:p>23</text:p>
          </table:table-cell>
          <table:table-cell table:style-name="ce26" office:value-type="string" calcext:value-type="string">
            <text:p>Þorlákur Thorarensen</text:p>
          </table:table-cell>
          <table:table-cell office:value-type="string" calcext:value-type="string">
            <text:p>Þorlákur Ólafur Thórarensen</text:p>
          </table:table-cell>
          <table:table-cell office:value-type="float" office:value="1862" calcext:value-type="float">
            <text:p>1862</text:p>
          </table:table-cell>
          <table:table-cell office:value-type="string" calcext:value-type="string">
            <text:p>1862-ListinLifa-ThorlThorarens.txt</text:p>
          </table:table-cell>
          <table:table-cell office:value-type="float" office:value="1842" calcext:value-type="float">
            <text:p>1842</text:p>
          </table:table-cell>
          <table:table-cell/>
          <table:table-cell office:value-type="float" office:value="1864" calcext:value-type="float">
            <text:p>1864</text:p>
          </table:table-cell>
          <table:table-cell table:formula="of:=[.H24]-[.J24]" office:value-type="float" office:value="20" calcext:value-type="float">
            <text:p>20</text:p>
          </table:table-cell>
          <table:table-cell office:value-type="string" calcext:value-type="string">
            <text:p>40s</text:p>
          </table:table-cell>
          <table:table-cell office:value-type="string" calcext:value-type="string">
            <text:p>II</text:p>
          </table:table-cell>
          <table:table-cell office:value-type="float" office:value="4" calcext:value-type="float">
            <text:p>4</text:p>
          </table:table-cell>
          <table:table-cell table:number-columns-repeated="1007"/>
        </table:table-row>
        <table:table-row table:style-name="ro1">
          <table:table-cell office:value-type="string" calcext:value-type="string">
            <text:p>1862-ListinLifa-TomBjorns.txt</text:p>
          </table:table-cell>
          <table:table-cell table:style-name="ce20" office:value-type="string" calcext:value-type="string">
            <text:p>TomBjorns</text:p>
          </table:table-cell>
          <table:table-cell table:number-columns-repeated="2"/>
          <table:table-cell office:value-type="float" office:value="24" calcext:value-type="float">
            <text:p>24</text:p>
          </table:table-cell>
          <table:table-cell table:style-name="ce26" office:value-type="string" calcext:value-type="string">
            <text:p>Tómas Björnsson*</text:p>
          </table:table-cell>
          <table:table-cell office:value-type="string" calcext:value-type="string">
            <text:p>Tómas Bjarnarson</text:p>
          </table:table-cell>
          <table:table-cell office:value-type="float" office:value="1862" calcext:value-type="float">
            <text:p>1862</text:p>
          </table:table-cell>
          <table:table-cell office:value-type="string" calcext:value-type="string">
            <text:p>1862-ListinLifa-TomBjorns.txt</text:p>
          </table:table-cell>
          <table:table-cell office:value-type="float" office:value="1841" calcext:value-type="float">
            <text:p>1841</text:p>
          </table:table-cell>
          <table:table-cell/>
          <table:table-cell office:value-type="float" office:value="1865" calcext:value-type="float">
            <text:p>1865</text:p>
          </table:table-cell>
          <table:table-cell table:formula="of:=[.H25]-[.J25]" office:value-type="float" office:value="21" calcext:value-type="float">
            <text:p>21</text:p>
          </table:table-cell>
          <table:table-cell office:value-type="string" calcext:value-type="string">
            <text:p>40s</text:p>
          </table:table-cell>
          <table:table-cell office:value-type="string" calcext:value-type="string">
            <text:p>III</text:p>
          </table:table-cell>
          <table:table-cell office:value-type="float" office:value="4" calcext:value-type="float">
            <text:p>4</text:p>
          </table:table-cell>
          <table:table-cell table:number-columns-repeated="1007"/>
        </table:table-row>
        <table:table-row table:style-name="ro1">
          <table:table-cell office:value-type="string" calcext:value-type="string">
            <text:p>1868-ListinLifa-BjornMOls.txt</text:p>
          </table:table-cell>
          <table:table-cell office:value-type="string" calcext:value-type="string">
            <text:p>BjornMOls</text:p>
          </table:table-cell>
          <table:table-cell table:number-columns-repeated="2"/>
          <table:table-cell office:value-type="float" office:value="25" calcext:value-type="float">
            <text:p>25</text:p>
          </table:table-cell>
          <table:table-cell table:style-name="ce26" office:value-type="string" calcext:value-type="string">
            <text:p>Björn M. Ólsen</text:p>
          </table:table-cell>
          <table:table-cell office:value-type="string" calcext:value-type="string">
            <text:p>Björn Magnússon Ólsen</text:p>
          </table:table-cell>
          <table:table-cell office:value-type="float" office:value="1868" calcext:value-type="float">
            <text:p>1868</text:p>
          </table:table-cell>
          <table:table-cell office:value-type="string" calcext:value-type="string">
            <text:p>1868-ListinLifa-BjornMOls.txt</text:p>
          </table:table-cell>
          <table:table-cell office:value-type="float" office:value="1850" calcext:value-type="float">
            <text:p>1850</text:p>
          </table:table-cell>
          <table:table-cell/>
          <table:table-cell office:value-type="float" office:value="1869" calcext:value-type="float">
            <text:p>1869</text:p>
          </table:table-cell>
          <table:table-cell table:formula="of:=[.H26]-[.J26]" office:value-type="float" office:value="18" calcext:value-type="float">
            <text:p>18</text:p>
          </table:table-cell>
          <table:table-cell office:value-type="string" calcext:value-type="string">
            <text:p>5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69-Freistingar-LarHalld.txt</text:p>
          </table:table-cell>
          <table:table-cell office:value-type="string" calcext:value-type="string">
            <text:p>LarHalld</text:p>
          </table:table-cell>
          <table:table-cell table:number-columns-repeated="2"/>
          <table:table-cell office:value-type="float" office:value="26" calcext:value-type="float">
            <text:p>26</text:p>
          </table:table-cell>
          <table:table-cell table:style-name="ce26" office:value-type="string" calcext:value-type="string">
            <text:p>Lárus Halldórsson</text:p>
          </table:table-cell>
          <table:table-cell office:value-type="string" calcext:value-type="string">
            <text:p>Lárus Halldór Halldórsson</text:p>
          </table:table-cell>
          <table:table-cell office:value-type="float" office:value="1869" calcext:value-type="float">
            <text:p>1869</text:p>
          </table:table-cell>
          <table:table-cell office:value-type="string" calcext:value-type="string">
            <text:p>1869-Freistingar-LarHalld.txt</text:p>
          </table:table-cell>
          <table:table-cell office:value-type="float" office:value="1851" calcext:value-type="float">
            <text:p>1851</text:p>
          </table:table-cell>
          <table:table-cell/>
          <table:table-cell office:value-type="float" office:value="1870" calcext:value-type="float">
            <text:p>1870</text:p>
          </table:table-cell>
          <table:table-cell table:formula="of:=[.H27]-[.J27]" office:value-type="float" office:value="18" calcext:value-type="float">
            <text:p>18</text:p>
          </table:table-cell>
          <table:table-cell office:value-type="string" calcext:value-type="string">
            <text:p>5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69-ListinLifa-JensPals.txt</text:p>
          </table:table-cell>
          <table:table-cell office:value-type="string" calcext:value-type="string">
            <text:p>JensPals</text:p>
          </table:table-cell>
          <table:table-cell table:number-columns-repeated="2"/>
          <table:table-cell office:value-type="float" office:value="27" calcext:value-type="float">
            <text:p>27</text:p>
          </table:table-cell>
          <table:table-cell table:style-name="ce26" office:value-type="string" calcext:value-type="string">
            <text:p>Jens Pálsson</text:p>
          </table:table-cell>
          <table:table-cell office:value-type="string" calcext:value-type="string">
            <text:p>Jens Ólafur Páll Pálsson</text:p>
          </table:table-cell>
          <table:table-cell office:value-type="float" office:value="1869" calcext:value-type="float">
            <text:p>1869</text:p>
          </table:table-cell>
          <table:table-cell office:value-type="string" calcext:value-type="string">
            <text:p>1869-ListinLifa-JensPals.txt</text:p>
          </table:table-cell>
          <table:table-cell office:value-type="float" office:value="1851" calcext:value-type="float">
            <text:p>1851</text:p>
          </table:table-cell>
          <table:table-cell/>
          <table:table-cell office:value-type="float" office:value="1870" calcext:value-type="float">
            <text:p>1870</text:p>
          </table:table-cell>
          <table:table-cell table:formula="of:=[.H28]-[.J28]" office:value-type="float" office:value="18" calcext:value-type="float">
            <text:p>18</text:p>
          </table:table-cell>
          <table:table-cell office:value-type="string" calcext:value-type="string">
            <text:p>5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69-ThekkjaSig-HelgMelst.txt</text:p>
          </table:table-cell>
          <table:table-cell office:value-type="string" calcext:value-type="string">
            <text:p>HelgMelst</text:p>
          </table:table-cell>
          <table:table-cell table:number-columns-repeated="2"/>
          <table:table-cell office:value-type="float" office:value="28" calcext:value-type="float">
            <text:p>28</text:p>
          </table:table-cell>
          <table:table-cell table:style-name="ce26" office:value-type="string" calcext:value-type="string">
            <text:p>Helgi Melsteð</text:p>
          </table:table-cell>
          <table:table-cell office:value-type="string" calcext:value-type="string">
            <text:p>Helgi Sigurðsson Melsteð</text:p>
          </table:table-cell>
          <table:table-cell office:value-type="float" office:value="1869" calcext:value-type="float">
            <text:p>1869</text:p>
          </table:table-cell>
          <table:table-cell office:value-type="string" calcext:value-type="string">
            <text:p>1869-ThekkjaSig-HelgMelst.txt</text:p>
          </table:table-cell>
          <table:table-cell office:value-type="float" office:value="1849" calcext:value-type="float">
            <text:p>1849</text:p>
          </table:table-cell>
          <table:table-cell office:value-type="float" office:value="1872" calcext:value-type="float">
            <text:p>1872</text:p>
          </table:table-cell>
          <table:table-cell office:value-type="float" office:value="1869" calcext:value-type="float">
            <text:p>1869</text:p>
          </table:table-cell>
          <table:table-cell table:formula="of:=[.H29]-[.J29]" office:value-type="float" office:value="20" calcext:value-type="float">
            <text:p>20</text:p>
          </table:table-cell>
          <table:table-cell office:value-type="string" calcext:value-type="string">
            <text:p>4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69-ThekkjaSig-JonJons.txt</text:p>
          </table:table-cell>
          <table:table-cell table:style-name="Default" office:value-type="string" calcext:value-type="string">
            <text:p>JonJonsB</text:p>
          </table:table-cell>
          <table:table-cell table:number-columns-repeated="2"/>
          <table:table-cell office:value-type="float" office:value="29" calcext:value-type="float">
            <text:p>29</text:p>
          </table:table-cell>
          <table:table-cell table:style-name="ce26" office:value-type="string" calcext:value-type="string">
            <text:p>Jón Jónsson*</text:p>
          </table:table-cell>
          <table:table-cell/>
          <table:table-cell office:value-type="float" office:value="1869" calcext:value-type="float">
            <text:p>1869</text:p>
          </table:table-cell>
          <table:table-cell office:value-type="string" calcext:value-type="string">
            <text:p>1869-ThekkjaSig-JonJons.txt</text:p>
          </table:table-cell>
          <table:table-cell office:value-type="float" office:value="1849" calcext:value-type="float">
            <text:p>1849</text:p>
          </table:table-cell>
          <table:table-cell/>
          <table:table-cell office:value-type="float" office:value="1869" calcext:value-type="float">
            <text:p>1869</text:p>
          </table:table-cell>
          <table:table-cell table:formula="of:=[.H30]-[.J30]" office:value-type="float" office:value="20" calcext:value-type="float">
            <text:p>20</text:p>
          </table:table-cell>
          <table:table-cell office:value-type="string" calcext:value-type="string">
            <text:p>4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70-Freistingar-PallThorl.txt</text:p>
          </table:table-cell>
          <table:table-cell office:value-type="string" calcext:value-type="string">
            <text:p>PallThorl</text:p>
          </table:table-cell>
          <table:table-cell table:number-columns-repeated="2"/>
          <table:table-cell office:value-type="float" office:value="30" calcext:value-type="float">
            <text:p>30</text:p>
          </table:table-cell>
          <table:table-cell office:value-type="string" calcext:value-type="string">
            <text:p>Páll Þorláksson</text:p>
          </table:table-cell>
          <table:table-cell/>
          <table:table-cell office:value-type="float" office:value="1870" calcext:value-type="float">
            <text:p>1870</text:p>
          </table:table-cell>
          <table:table-cell office:value-type="string" calcext:value-type="string">
            <text:p>1870-Freistingar-PallThorl.txt</text:p>
          </table:table-cell>
          <table:table-cell office:value-type="float" office:value="1849" calcext:value-type="float">
            <text:p>1849</text:p>
          </table:table-cell>
          <table:table-cell/>
          <table:table-cell office:value-type="float" office:value="1871" calcext:value-type="float">
            <text:p>1871</text:p>
          </table:table-cell>
          <table:table-cell table:formula="of:=[.H31]-[.J31]" office:value-type="float" office:value="21" calcext:value-type="float">
            <text:p>21</text:p>
          </table:table-cell>
          <table:table-cell office:value-type="string" calcext:value-type="string">
            <text:p>4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70-Freistingar-ThorvAndrKjer.txt</text:p>
          </table:table-cell>
          <table:table-cell office:value-type="string" calcext:value-type="string">
            <text:p>ThorvAndrKjer</text:p>
          </table:table-cell>
          <table:table-cell table:number-columns-repeated="2"/>
          <table:table-cell office:value-type="float" office:value="31" calcext:value-type="float">
            <text:p>31</text:p>
          </table:table-cell>
          <table:table-cell office:value-type="string" calcext:value-type="string">
            <text:p>Þorvarður Andrésson Kjerulf</text:p>
          </table:table-cell>
          <table:table-cell office:value-type="string" calcext:value-type="string">
            <text:p>Þorvarður Andrjesson Kerúlf</text:p>
          </table:table-cell>
          <table:table-cell office:value-type="float" office:value="1870" calcext:value-type="float">
            <text:p>1870</text:p>
          </table:table-cell>
          <table:table-cell office:value-type="string" calcext:value-type="string">
            <text:p>1870-Freistingar-ThorvAndrKjer.txt</text:p>
          </table:table-cell>
          <table:table-cell office:value-type="float" office:value="1848" calcext:value-type="float">
            <text:p>1848</text:p>
          </table:table-cell>
          <table:table-cell/>
          <table:table-cell office:value-type="float" office:value="1871" calcext:value-type="float">
            <text:p>1871</text:p>
          </table:table-cell>
          <table:table-cell table:formula="of:=[.H32]-[.J32]" office:value-type="float" office:value="22" calcext:value-type="float">
            <text:p>22</text:p>
          </table:table-cell>
          <table:table-cell office:value-type="string" calcext:value-type="string">
            <text:p>40s</text:p>
          </table:table-cell>
          <table:table-cell office:value-type="string" calcext:value-type="string">
            <text:p>II</text:p>
          </table:table-cell>
          <table:table-cell office:value-type="float" office:value="4" calcext:value-type="float">
            <text:p>4</text:p>
          </table:table-cell>
          <table:table-cell table:number-columns-repeated="1007"/>
        </table:table-row>
        <table:table-row table:style-name="ro1">
          <table:table-cell office:value-type="string" calcext:value-type="string">
            <text:p>1870-ListinLifa-OlBriem.txt</text:p>
          </table:table-cell>
          <table:table-cell office:value-type="string" calcext:value-type="string">
            <text:p>OlBriem</text:p>
          </table:table-cell>
          <table:table-cell table:number-columns-repeated="2"/>
          <table:table-cell office:value-type="float" office:value="32" calcext:value-type="float">
            <text:p>32</text:p>
          </table:table-cell>
          <table:table-cell office:value-type="string" calcext:value-type="string">
            <text:p>Ólafur Briem</text:p>
          </table:table-cell>
          <table:table-cell office:value-type="string" calcext:value-type="string">
            <text:p>Ólafur Eggertsson Briem</text:p>
          </table:table-cell>
          <table:table-cell office:value-type="float" office:value="1870" calcext:value-type="float">
            <text:p>1870</text:p>
          </table:table-cell>
          <table:table-cell office:value-type="string" calcext:value-type="string">
            <text:p>1870-ListinLifa-OlBriem.txt</text:p>
          </table:table-cell>
          <table:table-cell office:value-type="float" office:value="1851" calcext:value-type="float">
            <text:p>1851</text:p>
          </table:table-cell>
          <table:table-cell/>
          <table:table-cell office:value-type="float" office:value="1870" calcext:value-type="float">
            <text:p>1870</text:p>
          </table:table-cell>
          <table:table-cell table:formula="of:=[.H33]-[.J33]" office:value-type="float" office:value="19" calcext:value-type="float">
            <text:p>19</text:p>
          </table:table-cell>
          <table:table-cell office:value-type="string" calcext:value-type="string">
            <text:p>5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71-LydraediStjorn-IndrEin.txt</text:p>
          </table:table-cell>
          <table:table-cell office:value-type="string" calcext:value-type="string">
            <text:p>IndrEin</text:p>
          </table:table-cell>
          <table:table-cell table:number-columns-repeated="2"/>
          <table:table-cell office:value-type="float" office:value="33" calcext:value-type="float">
            <text:p>33</text:p>
          </table:table-cell>
          <table:table-cell office:value-type="string" calcext:value-type="string">
            <text:p>Indriði Einarsson</text:p>
          </table:table-cell>
          <table:table-cell/>
          <table:table-cell office:value-type="float" office:value="1871" calcext:value-type="float">
            <text:p>1871</text:p>
          </table:table-cell>
          <table:table-cell office:value-type="string" calcext:value-type="string">
            <text:p>1871-LydraediStjorn-IndrEin.txt</text:p>
          </table:table-cell>
          <table:table-cell office:value-type="float" office:value="1851" calcext:value-type="float">
            <text:p>1851</text:p>
          </table:table-cell>
          <table:table-cell/>
          <table:table-cell office:value-type="float" office:value="1872" calcext:value-type="float">
            <text:p>1872</text:p>
          </table:table-cell>
          <table:table-cell table:formula="of:=[.H34]-[.J34]" office:value-type="float" office:value="20" calcext:value-type="float">
            <text:p>20</text:p>
          </table:table-cell>
          <table:table-cell office:value-type="string" calcext:value-type="string">
            <text:p>50s</text:p>
          </table:table-cell>
          <table:table-cell office:value-type="string" calcext:value-type="string">
            <text:p>II</text:p>
          </table:table-cell>
          <table:table-cell office:value-type="float" office:value="4" calcext:value-type="float">
            <text:p>4</text:p>
          </table:table-cell>
          <table:table-cell table:number-columns-repeated="1007"/>
        </table:table-row>
        <table:table-row table:style-name="ro1">
          <table:table-cell office:value-type="string" calcext:value-type="string">
            <text:p>1871-SaganSjalfstaedi-ArnJoh.txt</text:p>
          </table:table-cell>
          <table:table-cell office:value-type="string" calcext:value-type="string">
            <text:p>ArnJoh</text:p>
          </table:table-cell>
          <table:table-cell table:number-columns-repeated="2"/>
          <table:table-cell office:value-type="float" office:value="34" calcext:value-type="float">
            <text:p>34</text:p>
          </table:table-cell>
          <table:table-cell office:value-type="string" calcext:value-type="string">
            <text:p>Árni Jóhannsson</text:p>
          </table:table-cell>
          <table:table-cell/>
          <table:table-cell office:value-type="float" office:value="1871" calcext:value-type="float">
            <text:p>1871</text:p>
          </table:table-cell>
          <table:table-cell office:value-type="string" calcext:value-type="string">
            <text:p>1871-SaganSjalfstaedi-ArnJoh.txt</text:p>
          </table:table-cell>
          <table:table-cell office:value-type="float" office:value="1844" calcext:value-type="float">
            <text:p>1844</text:p>
          </table:table-cell>
          <table:table-cell/>
          <table:table-cell office:value-type="float" office:value="1871" calcext:value-type="float">
            <text:p>1871</text:p>
          </table:table-cell>
          <table:table-cell table:formula="of:=[.H35]-[.J35]" office:value-type="float" office:value="27" calcext:value-type="float">
            <text:p>27</text:p>
          </table:table-cell>
          <table:table-cell office:value-type="string" calcext:value-type="string">
            <text:p>4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71-SaganSjalfstaedi-BjornStef.txt</text:p>
          </table:table-cell>
          <table:table-cell office:value-type="string" calcext:value-type="string">
            <text:p>BjornStef</text:p>
          </table:table-cell>
          <table:table-cell table:number-columns-repeated="2"/>
          <table:table-cell office:value-type="float" office:value="35" calcext:value-type="float">
            <text:p>35</text:p>
          </table:table-cell>
          <table:table-cell office:value-type="string" calcext:value-type="string">
            <text:p>Björn Stefánsson</text:p>
          </table:table-cell>
          <table:table-cell/>
          <table:table-cell office:value-type="float" office:value="1871" calcext:value-type="float">
            <text:p>1871</text:p>
          </table:table-cell>
          <table:table-cell office:value-type="string" calcext:value-type="string">
            <text:p>1871-SaganSjalfstaedi-BjornStef.txt</text:p>
          </table:table-cell>
          <table:table-cell office:value-type="float" office:value="1844" calcext:value-type="float">
            <text:p>1844</text:p>
          </table:table-cell>
          <table:table-cell/>
          <table:table-cell office:value-type="float" office:value="1871" calcext:value-type="float">
            <text:p>1871</text:p>
          </table:table-cell>
          <table:table-cell table:formula="of:=[.H36]-[.J36]" office:value-type="float" office:value="27" calcext:value-type="float">
            <text:p>27</text:p>
          </table:table-cell>
          <table:table-cell office:value-type="string" calcext:value-type="string">
            <text:p>40s</text:p>
          </table:table-cell>
          <table:table-cell office:value-type="string" calcext:value-type="string">
            <text:p>I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71-SaganSjalfstaedi-ThorvAndrKjer.txt</text:p>
          </table:table-cell>
          <table:table-cell table:style-name="ce20" office:value-type="string" calcext:value-type="string">
            <text:p>ThorvAndrKjer</text:p>
          </table:table-cell>
          <table:table-cell table:number-columns-repeated="2"/>
          <table:table-cell office:value-type="float" office:value="36" calcext:value-type="float">
            <text:p>36</text:p>
          </table:table-cell>
          <table:table-cell office:value-type="string" calcext:value-type="string">
            <text:p>Þorvarður Andrésson Kjerulf</text:p>
          </table:table-cell>
          <table:table-cell office:value-type="string" calcext:value-type="string">
            <text:p>Þorvarður Andrjesson Kerúlf</text:p>
          </table:table-cell>
          <table:table-cell office:value-type="float" office:value="1871" calcext:value-type="float">
            <text:p>1871</text:p>
          </table:table-cell>
          <table:table-cell office:value-type="string" calcext:value-type="string">
            <text:p>1871-SaganSjalfstaedi-ThorvAndrKjer.txt</text:p>
          </table:table-cell>
          <table:table-cell office:value-type="float" office:value="1848" calcext:value-type="float">
            <text:p>1848</text:p>
          </table:table-cell>
          <table:table-cell/>
          <table:table-cell office:value-type="float" office:value="1871" calcext:value-type="float">
            <text:p>1871</text:p>
          </table:table-cell>
          <table:table-cell table:formula="of:=[.H37]-[.J37]" office:value-type="float" office:value="23" calcext:value-type="float">
            <text:p>23</text:p>
          </table:table-cell>
          <table:table-cell office:value-type="string" calcext:value-type="string">
            <text:p>4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72-Freistingar-SigJens.txt</text:p>
          </table:table-cell>
          <table:table-cell office:value-type="string" calcext:value-type="string">
            <text:p>SigJens</text:p>
          </table:table-cell>
          <table:table-cell table:number-columns-repeated="2"/>
          <table:table-cell office:value-type="float" office:value="37" calcext:value-type="float">
            <text:p>37</text:p>
          </table:table-cell>
          <table:table-cell office:value-type="string" calcext:value-type="string">
            <text:p>Sigurður Jensson</text:p>
          </table:table-cell>
          <table:table-cell/>
          <table:table-cell office:value-type="float" office:value="1872" calcext:value-type="float">
            <text:p>1872</text:p>
          </table:table-cell>
          <table:table-cell office:value-type="string" calcext:value-type="string">
            <text:p>1872-Freistingar-SigJens.txt</text:p>
          </table:table-cell>
          <table:table-cell office:value-type="float" office:value="1853" calcext:value-type="float">
            <text:p>1853</text:p>
          </table:table-cell>
          <table:table-cell/>
          <table:table-cell office:value-type="float" office:value="1873" calcext:value-type="float">
            <text:p>1873</text:p>
          </table:table-cell>
          <table:table-cell table:formula="of:=[.H38]-[.J38]" office:value-type="float" office:value="19" calcext:value-type="float">
            <text:p>19</text:p>
          </table:table-cell>
          <table:table-cell office:value-type="string" calcext:value-type="string">
            <text:p>5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72-Latinukennsla-GudnGudm.txt</text:p>
          </table:table-cell>
          <table:table-cell office:value-type="string" calcext:value-type="string">
            <text:p>GudnGudm</text:p>
          </table:table-cell>
          <table:table-cell table:number-columns-repeated="2"/>
          <table:table-cell office:value-type="float" office:value="38" calcext:value-type="float">
            <text:p>38</text:p>
          </table:table-cell>
          <table:table-cell office:value-type="string" calcext:value-type="string">
            <text:p>Guðni Guðmundsson</text:p>
          </table:table-cell>
          <table:table-cell/>
          <table:table-cell office:value-type="float" office:value="1872" calcext:value-type="float">
            <text:p>1872</text:p>
          </table:table-cell>
          <table:table-cell office:value-type="string" calcext:value-type="string">
            <text:p>1872-Latinukennsla-GudnGudm.txt</text:p>
          </table:table-cell>
          <table:table-cell office:value-type="float" office:value="1850" calcext:value-type="float">
            <text:p>1850</text:p>
          </table:table-cell>
          <table:table-cell/>
          <table:table-cell office:value-type="float" office:value="1872" calcext:value-type="float">
            <text:p>1872</text:p>
          </table:table-cell>
          <table:table-cell table:formula="of:=[.H39]-[.J39]" office:value-type="float" office:value="22" calcext:value-type="float">
            <text:p>22</text:p>
          </table:table-cell>
          <table:table-cell office:value-type="string" calcext:value-type="string">
            <text:p>5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72-Latinukennsla-IndrEinars.txt</text:p>
          </table:table-cell>
          <table:table-cell office:value-type="string" calcext:value-type="string">
            <text:p>IndrEinars</text:p>
          </table:table-cell>
          <table:table-cell table:number-columns-repeated="2"/>
          <table:table-cell office:value-type="float" office:value="39" calcext:value-type="float">
            <text:p>39</text:p>
          </table:table-cell>
          <table:table-cell office:value-type="string" calcext:value-type="string">
            <text:p>Indriði Einarsson</text:p>
          </table:table-cell>
          <table:table-cell/>
          <table:table-cell office:value-type="float" office:value="1872" calcext:value-type="float">
            <text:p>1872</text:p>
          </table:table-cell>
          <table:table-cell office:value-type="string" calcext:value-type="string">
            <text:p>1872-Latinukennsla-IndrEinars.txt</text:p>
          </table:table-cell>
          <table:table-cell office:value-type="float" office:value="1851" calcext:value-type="float">
            <text:p>1851</text:p>
          </table:table-cell>
          <table:table-cell/>
          <table:table-cell office:value-type="float" office:value="1872" calcext:value-type="float">
            <text:p>1872</text:p>
          </table:table-cell>
          <table:table-cell table:formula="of:=[.H40]-[.J40]" office:value-type="float" office:value="21" calcext:value-type="float">
            <text:p>21</text:p>
          </table:table-cell>
          <table:table-cell office:value-type="string" calcext:value-type="string">
            <text:p>5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72-LydraediStjorn-JohThork.txt</text:p>
          </table:table-cell>
          <table:table-cell office:value-type="string" calcext:value-type="string">
            <text:p>JohThork</text:p>
          </table:table-cell>
          <table:table-cell table:number-columns-repeated="2"/>
          <table:table-cell office:value-type="float" office:value="40" calcext:value-type="float">
            <text:p>40</text:p>
          </table:table-cell>
          <table:table-cell office:value-type="string" calcext:value-type="string">
            <text:p>Jóhann Þorkelsson</text:p>
          </table:table-cell>
          <table:table-cell office:value-type="string" calcext:value-type="string">
            <text:p>Hans Jóhann Þorkelsson</text:p>
          </table:table-cell>
          <table:table-cell office:value-type="float" office:value="1872" calcext:value-type="float">
            <text:p>1872</text:p>
          </table:table-cell>
          <table:table-cell office:value-type="string" calcext:value-type="string">
            <text:p>1872-LydraediStjorn-JohThork.txt</text:p>
          </table:table-cell>
          <table:table-cell office:value-type="float" office:value="1851" calcext:value-type="float">
            <text:p>1851</text:p>
          </table:table-cell>
          <table:table-cell/>
          <table:table-cell office:value-type="float" office:value="1873" calcext:value-type="float">
            <text:p>1873</text:p>
          </table:table-cell>
          <table:table-cell table:formula="of:=[.H41]-[.J41]" office:value-type="float" office:value="21" calcext:value-type="float">
            <text:p>21</text:p>
          </table:table-cell>
          <table:table-cell office:value-type="string" calcext:value-type="string">
            <text:p>5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74-Manngerdir-GestPals.txt</text:p>
          </table:table-cell>
          <table:table-cell office:value-type="string" calcext:value-type="string">
            <text:p>GestPals</text:p>
          </table:table-cell>
          <table:table-cell table:number-columns-repeated="2"/>
          <table:table-cell office:value-type="float" office:value="41" calcext:value-type="float">
            <text:p>41</text:p>
          </table:table-cell>
          <table:table-cell office:value-type="string" calcext:value-type="string">
            <text:p>Gestur Pálsson</text:p>
          </table:table-cell>
          <table:table-cell/>
          <table:table-cell office:value-type="float" office:value="1874" calcext:value-type="float">
            <text:p>1874</text:p>
          </table:table-cell>
          <table:table-cell office:value-type="string" calcext:value-type="string">
            <text:p>1874-Manngerdir-GestPals.txt</text:p>
          </table:table-cell>
          <table:table-cell office:value-type="float" office:value="1852" calcext:value-type="float">
            <text:p>1852</text:p>
          </table:table-cell>
          <table:table-cell/>
          <table:table-cell office:value-type="float" office:value="1875" calcext:value-type="float">
            <text:p>1875</text:p>
          </table:table-cell>
          <table:table-cell table:formula="of:=[.H42]-[.J42]" office:value-type="float" office:value="22" calcext:value-type="float">
            <text:p>22</text:p>
          </table:table-cell>
          <table:table-cell office:value-type="string" calcext:value-type="string">
            <text:p>50s</text:p>
          </table:table-cell>
          <table:table-cell office:value-type="string" calcext:value-type="string">
            <text:p>II</text:p>
          </table:table-cell>
          <table:table-cell office:value-type="float" office:value="5" calcext:value-type="float">
            <text:p>5</text:p>
          </table:table-cell>
          <table:table-cell table:number-columns-repeated="1007"/>
        </table:table-row>
        <table:table-row table:style-name="ro1">
          <table:table-cell office:value-type="string" calcext:value-type="string">
            <text:p>1874-Manngerdir-ThorvThorodd.txt</text:p>
          </table:table-cell>
          <table:table-cell office:value-type="string" calcext:value-type="string">
            <text:p>ThorvThorodd</text:p>
          </table:table-cell>
          <table:table-cell table:number-columns-repeated="2"/>
          <table:table-cell office:value-type="float" office:value="42" calcext:value-type="float">
            <text:p>42</text:p>
          </table:table-cell>
          <table:table-cell office:value-type="string" calcext:value-type="string">
            <text:p>Þorvaldur Thoroddsen</text:p>
          </table:table-cell>
          <table:table-cell office:value-type="string" calcext:value-type="string">
            <text:p>Þorvaldur Jónsson Thóroddsen</text:p>
          </table:table-cell>
          <table:table-cell office:value-type="float" office:value="1874" calcext:value-type="float">
            <text:p>1874</text:p>
          </table:table-cell>
          <table:table-cell office:value-type="string" calcext:value-type="string">
            <text:p>1874-Manngerdir-ThorvThorodd.txt</text:p>
          </table:table-cell>
          <table:table-cell office:value-type="float" office:value="1855" calcext:value-type="float">
            <text:p>1855</text:p>
          </table:table-cell>
          <table:table-cell/>
          <table:table-cell office:value-type="float" office:value="1875" calcext:value-type="float">
            <text:p>1875</text:p>
          </table:table-cell>
          <table:table-cell table:formula="of:=[.H43]-[.J43]" office:value-type="float" office:value="19" calcext:value-type="float">
            <text:p>19</text:p>
          </table:table-cell>
          <table:table-cell office:value-type="string" calcext:value-type="string">
            <text:p>5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77-ListinLifa-FinnJons.txt</text:p>
          </table:table-cell>
          <table:table-cell office:value-type="string" calcext:value-type="string">
            <text:p>FinnJons</text:p>
          </table:table-cell>
          <table:table-cell table:number-columns-repeated="2"/>
          <table:table-cell office:value-type="float" office:value="43" calcext:value-type="float">
            <text:p>43</text:p>
          </table:table-cell>
          <table:table-cell office:value-type="string" calcext:value-type="string">
            <text:p>Finnur Jónsson</text:p>
          </table:table-cell>
          <table:table-cell/>
          <table:table-cell office:value-type="float" office:value="1877" calcext:value-type="float">
            <text:p>1877</text:p>
          </table:table-cell>
          <table:table-cell office:value-type="string" calcext:value-type="string">
            <text:p>1877-ListinLifa-FinnJons.txt</text:p>
          </table:table-cell>
          <table:table-cell office:value-type="float" office:value="1858" calcext:value-type="float">
            <text:p>1858</text:p>
          </table:table-cell>
          <table:table-cell/>
          <table:table-cell office:value-type="float" office:value="1878" calcext:value-type="float">
            <text:p>1878</text:p>
          </table:table-cell>
          <table:table-cell table:formula="of:=[.H44]-[.J44]" office:value-type="float" office:value="19" calcext:value-type="float">
            <text:p>19</text:p>
          </table:table-cell>
          <table:table-cell office:value-type="string" calcext:value-type="string">
            <text:p>5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77-ListinLifa-PallBriem.txt</text:p>
          </table:table-cell>
          <table:table-cell office:value-type="string" calcext:value-type="string">
            <text:p>PallBriem</text:p>
          </table:table-cell>
          <table:table-cell table:number-columns-repeated="2"/>
          <table:table-cell office:value-type="float" office:value="44" calcext:value-type="float">
            <text:p>44</text:p>
          </table:table-cell>
          <table:table-cell office:value-type="string" calcext:value-type="string">
            <text:p>Páll Briem</text:p>
          </table:table-cell>
          <table:table-cell office:value-type="string" calcext:value-type="string">
            <text:p>Páll Jakob Eggertsson Briem</text:p>
          </table:table-cell>
          <table:table-cell office:value-type="float" office:value="1877" calcext:value-type="float">
            <text:p>1877</text:p>
          </table:table-cell>
          <table:table-cell office:value-type="string" calcext:value-type="string">
            <text:p>1877-ListinLifa-PallBriem.txt</text:p>
          </table:table-cell>
          <table:table-cell office:value-type="float" office:value="1856" calcext:value-type="float">
            <text:p>1856</text:p>
          </table:table-cell>
          <table:table-cell/>
          <table:table-cell office:value-type="float" office:value="1878" calcext:value-type="float">
            <text:p>1878</text:p>
          </table:table-cell>
          <table:table-cell table:formula="of:=[.H45]-[.J45]" office:value-type="float" office:value="21" calcext:value-type="float">
            <text:p>21</text:p>
          </table:table-cell>
          <table:table-cell office:value-type="string" calcext:value-type="string">
            <text:p>5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77-Manngerdir-ArnThorst.txt</text:p>
          </table:table-cell>
          <table:table-cell office:value-type="string" calcext:value-type="string">
            <text:p>ArnThorst</text:p>
          </table:table-cell>
          <table:table-cell table:number-columns-repeated="2"/>
          <table:table-cell office:value-type="float" office:value="45" calcext:value-type="float">
            <text:p>45</text:p>
          </table:table-cell>
          <table:table-cell office:value-type="string" calcext:value-type="string">
            <text:p>Árni Þorsteinsson</text:p>
          </table:table-cell>
          <table:table-cell/>
          <table:table-cell office:value-type="float" office:value="1877" calcext:value-type="float">
            <text:p>1877</text:p>
          </table:table-cell>
          <table:table-cell office:value-type="string" calcext:value-type="string">
            <text:p>1877-Manngerdir-ArnThorst.txt</text:p>
          </table:table-cell>
          <table:table-cell office:value-type="float" office:value="1851" calcext:value-type="float">
            <text:p>1851</text:p>
          </table:table-cell>
          <table:table-cell/>
          <table:table-cell office:value-type="float" office:value="1878" calcext:value-type="float">
            <text:p>1878</text:p>
          </table:table-cell>
          <table:table-cell table:formula="of:=[.H46]-[.J46]" office:value-type="float" office:value="26" calcext:value-type="float">
            <text:p>26</text:p>
          </table:table-cell>
          <table:table-cell office:value-type="string" calcext:value-type="string">
            <text:p>50s</text:p>
          </table:table-cell>
          <table:table-cell office:value-type="string" calcext:value-type="string">
            <text:p>II</text:p>
          </table:table-cell>
          <table:table-cell office:value-type="float" office:value="5" calcext:value-type="float">
            <text:p>5</text:p>
          </table:table-cell>
          <table:table-cell table:number-columns-repeated="1007"/>
        </table:table-row>
        <table:table-row table:style-name="ro1">
          <table:table-cell office:value-type="string" calcext:value-type="string">
            <text:p>1877-Manngerdir-JohDOlafs.txt</text:p>
          </table:table-cell>
          <table:table-cell office:value-type="string" calcext:value-type="string">
            <text:p>JohDOlafs</text:p>
          </table:table-cell>
          <table:table-cell table:number-columns-repeated="2"/>
          <table:table-cell office:value-type="float" office:value="46" calcext:value-type="float">
            <text:p>46</text:p>
          </table:table-cell>
          <table:table-cell office:value-type="string" calcext:value-type="string">
            <text:p>Jóhannes D. Ólafsson</text:p>
          </table:table-cell>
          <table:table-cell office:value-type="string" calcext:value-type="string">
            <text:p>Jóhannes Davíð Ólafsson</text:p>
          </table:table-cell>
          <table:table-cell office:value-type="float" office:value="1877" calcext:value-type="float">
            <text:p>1877</text:p>
          </table:table-cell>
          <table:table-cell office:value-type="string" calcext:value-type="string">
            <text:p>1877-Manngerdir-JohDOlafs.txt</text:p>
          </table:table-cell>
          <table:table-cell office:value-type="float" office:value="1855" calcext:value-type="float">
            <text:p>1855</text:p>
          </table:table-cell>
          <table:table-cell/>
          <table:table-cell office:value-type="float" office:value="1878" calcext:value-type="float">
            <text:p>1878</text:p>
          </table:table-cell>
          <table:table-cell table:formula="of:=[.H47]-[.J47]" office:value-type="float" office:value="22" calcext:value-type="float">
            <text:p>22</text:p>
          </table:table-cell>
          <table:table-cell office:value-type="string" calcext:value-type="string">
            <text:p>50s</text:p>
          </table:table-cell>
          <table:table-cell office:value-type="string" calcext:value-type="string">
            <text:p>II</text:p>
          </table:table-cell>
          <table:table-cell office:value-type="float" office:value="5" calcext:value-type="float">
            <text:p>5</text:p>
          </table:table-cell>
          <table:table-cell table:number-columns-repeated="1007"/>
        </table:table-row>
        <table:table-row table:style-name="ro1">
          <table:table-cell office:value-type="string" calcext:value-type="string">
            <text:p>1879-Freistingar-JonasJonas.txt</text:p>
          </table:table-cell>
          <table:table-cell office:value-type="string" calcext:value-type="string">
            <text:p>JonasJonas</text:p>
          </table:table-cell>
          <table:table-cell table:number-columns-repeated="2"/>
          <table:table-cell office:value-type="float" office:value="47" calcext:value-type="float">
            <text:p>47</text:p>
          </table:table-cell>
          <table:table-cell office:value-type="string" calcext:value-type="string">
            <text:p>Jónas Jónasson (frá Hrafnagili)</text:p>
          </table:table-cell>
          <table:table-cell office:value-type="string" calcext:value-type="string">
            <text:p>Jónas Jónasson</text:p>
          </table:table-cell>
          <table:table-cell office:value-type="float" office:value="1879" calcext:value-type="float">
            <text:p>1879</text:p>
          </table:table-cell>
          <table:table-cell office:value-type="string" calcext:value-type="string">
            <text:p>1879-Freistingar-JonasJonas.txt</text:p>
          </table:table-cell>
          <table:table-cell office:value-type="float" office:value="1856" calcext:value-type="float">
            <text:p>1856</text:p>
          </table:table-cell>
          <table:table-cell/>
          <table:table-cell office:value-type="float" office:value="1880" calcext:value-type="float">
            <text:p>1880</text:p>
          </table:table-cell>
          <table:table-cell table:formula="of:=[.H48]-[.J48]" office:value-type="float" office:value="23" calcext:value-type="float">
            <text:p>23</text:p>
          </table:table-cell>
          <table:table-cell office:value-type="string" calcext:value-type="string">
            <text:p>5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79-Freistingar-SigfBjarn.txt</text:p>
          </table:table-cell>
          <table:table-cell office:value-type="string" calcext:value-type="string">
            <text:p>SigfBjarn</text:p>
          </table:table-cell>
          <table:table-cell table:number-columns-repeated="2"/>
          <table:table-cell office:value-type="float" office:value="48" calcext:value-type="float">
            <text:p>48</text:p>
          </table:table-cell>
          <table:table-cell office:value-type="string" calcext:value-type="string">
            <text:p>Sigfús Bjarnason</text:p>
          </table:table-cell>
          <table:table-cell office:value-type="string" calcext:value-type="string">
            <text:p>Sigfús Hans Stefánsson Bjarnarson</text:p>
          </table:table-cell>
          <table:table-cell office:value-type="float" office:value="1879" calcext:value-type="float">
            <text:p>1879</text:p>
          </table:table-cell>
          <table:table-cell office:value-type="string" calcext:value-type="string">
            <text:p>1879-Freistingar-SigfBjarn.txt</text:p>
          </table:table-cell>
          <table:table-cell office:value-type="float" office:value="1857" calcext:value-type="float">
            <text:p>1857</text:p>
          </table:table-cell>
          <table:table-cell/>
          <table:table-cell office:value-type="float" office:value="1880" calcext:value-type="float">
            <text:p>1880</text:p>
          </table:table-cell>
          <table:table-cell table:formula="of:=[.H49]-[.J49]" office:value-type="float" office:value="22" calcext:value-type="float">
            <text:p>22</text:p>
          </table:table-cell>
          <table:table-cell office:value-type="string" calcext:value-type="string">
            <text:p>50s</text:p>
          </table:table-cell>
          <table:table-cell office:value-type="string" calcext:value-type="string">
            <text:p>II</text:p>
          </table:table-cell>
          <table:table-cell office:value-type="float" office:value="5" calcext:value-type="float">
            <text:p>5</text:p>
          </table:table-cell>
          <table:table-cell table:number-columns-repeated="1007"/>
        </table:table-row>
        <table:table-row table:style-name="ro1">
          <table:table-cell office:value-type="string" calcext:value-type="string">
            <text:p>1879-Vinir-EmilSchou.txt</text:p>
          </table:table-cell>
          <table:table-cell office:value-type="string" calcext:value-type="string">
            <text:p>EmilSchou</text:p>
          </table:table-cell>
          <table:table-cell table:number-columns-repeated="2"/>
          <table:table-cell office:value-type="float" office:value="49" calcext:value-type="float">
            <text:p>49</text:p>
          </table:table-cell>
          <table:table-cell office:value-type="string" calcext:value-type="string">
            <text:p>Emil Schou</text:p>
          </table:table-cell>
          <table:table-cell office:value-type="string" calcext:value-type="string">
            <text:p>Emil Hermann Ludvig Schou</text:p>
          </table:table-cell>
          <table:table-cell office:value-type="float" office:value="1879" calcext:value-type="float">
            <text:p>1879</text:p>
          </table:table-cell>
          <table:table-cell office:value-type="string" calcext:value-type="string">
            <text:p>1879-Vinir-EmilSchou.txt</text:p>
          </table:table-cell>
          <table:table-cell office:value-type="float" office:value="1860" calcext:value-type="float">
            <text:p>1860</text:p>
          </table:table-cell>
          <table:table-cell office:value-type="float" office:value="1891" calcext:value-type="float">
            <text:p>1891</text:p>
          </table:table-cell>
          <table:table-cell office:value-type="float" office:value="1880" calcext:value-type="float">
            <text:p>1880</text:p>
          </table:table-cell>
          <table:table-cell table:formula="of:=[.H50]-[.J50]" office:value-type="float" office:value="19" calcext:value-type="float">
            <text:p>19</text:p>
          </table:table-cell>
          <table:table-cell office:value-type="string" calcext:value-type="string">
            <text:p>60s</text:p>
          </table:table-cell>
          <table:table-cell office:value-type="string" calcext:value-type="string">
            <text:p>II</text:p>
          </table:table-cell>
          <table:table-cell office:value-type="float" office:value="5" calcext:value-type="float">
            <text:p>5</text:p>
          </table:table-cell>
          <table:table-cell table:number-columns-repeated="1007"/>
        </table:table-row>
        <table:table-row table:style-name="ro1">
          <table:table-cell office:value-type="string" calcext:value-type="string">
            <text:p>1879-Vinir-HannHafst.txt</text:p>
          </table:table-cell>
          <table:table-cell office:value-type="string" calcext:value-type="string">
            <text:p>HannHafst</text:p>
          </table:table-cell>
          <table:table-cell table:number-columns-repeated="2"/>
          <table:table-cell office:value-type="float" office:value="50" calcext:value-type="float">
            <text:p>50</text:p>
          </table:table-cell>
          <table:table-cell office:value-type="string" calcext:value-type="string">
            <text:p>Hannes Hafstein</text:p>
          </table:table-cell>
          <table:table-cell office:value-type="string" calcext:value-type="string">
            <text:p>Hannes Þórður Pjetursson Hafstein</text:p>
          </table:table-cell>
          <table:table-cell office:value-type="float" office:value="1879" calcext:value-type="float">
            <text:p>1879</text:p>
          </table:table-cell>
          <table:table-cell office:value-type="string" calcext:value-type="string">
            <text:p>1879-Vinir-HannHafst.txt</text:p>
          </table:table-cell>
          <table:table-cell office:value-type="float" office:value="1861" calcext:value-type="float">
            <text:p>1861</text:p>
          </table:table-cell>
          <table:table-cell/>
          <table:table-cell office:value-type="float" office:value="1881" calcext:value-type="float">
            <text:p>1881</text:p>
          </table:table-cell>
          <table:table-cell table:formula="of:=[.H51]-[.J51]" office:value-type="float" office:value="18" calcext:value-type="float">
            <text:p>18</text:p>
          </table:table-cell>
          <table:table-cell office:value-type="string" calcext:value-type="string">
            <text:p>6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79-Vinir-JonJak.txt</text:p>
          </table:table-cell>
          <table:table-cell office:value-type="string" calcext:value-type="string">
            <text:p>JonJak</text:p>
          </table:table-cell>
          <table:table-cell table:number-columns-repeated="2"/>
          <table:table-cell office:value-type="float" office:value="51" calcext:value-type="float">
            <text:p>51</text:p>
          </table:table-cell>
          <table:table-cell office:value-type="string" calcext:value-type="string">
            <text:p>Jón Jakobsson</text:p>
          </table:table-cell>
          <table:table-cell/>
          <table:table-cell office:value-type="float" office:value="1879" calcext:value-type="float">
            <text:p>1879</text:p>
          </table:table-cell>
          <table:table-cell office:value-type="string" calcext:value-type="string">
            <text:p>1879-Vinir-JonJak.txt</text:p>
          </table:table-cell>
          <table:table-cell office:value-type="float" office:value="1860" calcext:value-type="float">
            <text:p>1860</text:p>
          </table:table-cell>
          <table:table-cell/>
          <table:table-cell office:value-type="float" office:value="1880" calcext:value-type="float">
            <text:p>1880</text:p>
          </table:table-cell>
          <table:table-cell table:formula="of:=[.H52]-[.J52]" office:value-type="float" office:value="19" calcext:value-type="float">
            <text:p>19</text:p>
          </table:table-cell>
          <table:table-cell office:value-type="string" calcext:value-type="string">
            <text:p>60s</text:p>
          </table:table-cell>
          <table:table-cell office:value-type="string" calcext:value-type="string">
            <text:p>II</text:p>
          </table:table-cell>
          <table:table-cell office:value-type="float" office:value="5" calcext:value-type="float">
            <text:p>5</text:p>
          </table:table-cell>
          <table:table-cell table:number-columns-repeated="1007"/>
        </table:table-row>
        <table:table-row table:style-name="ro1">
          <table:table-cell office:value-type="string" calcext:value-type="string">
            <text:p>1880-ListinLifa-JakSig.txt</text:p>
          </table:table-cell>
          <table:table-cell office:value-type="string" calcext:value-type="string">
            <text:p>JakSig</text:p>
          </table:table-cell>
          <table:table-cell table:number-columns-repeated="2"/>
          <table:table-cell office:value-type="float" office:value="52" calcext:value-type="float">
            <text:p>52</text:p>
          </table:table-cell>
          <table:table-cell office:value-type="string" calcext:value-type="string">
            <text:p>Jakob Sigurðsson</text:p>
          </table:table-cell>
          <table:table-cell/>
          <table:table-cell office:value-type="float" office:value="1880" calcext:value-type="float">
            <text:p>1880</text:p>
          </table:table-cell>
          <table:table-cell office:value-type="string" calcext:value-type="string">
            <text:p>1880-ListinLifa-JakSig.txt</text:p>
          </table:table-cell>
          <table:table-cell office:value-type="float" office:value="1860" calcext:value-type="float">
            <text:p>1860</text:p>
          </table:table-cell>
          <table:table-cell office:value-type="float" office:value="1880" calcext:value-type="float">
            <text:p>1880</text:p>
          </table:table-cell>
          <table:table-cell/>
          <table:table-cell table:formula="of:=[.H53]-[.J53]" office:value-type="float" office:value="20" calcext:value-type="float">
            <text:p>20</text:p>
          </table:table-cell>
          <table:table-cell office:value-type="string" calcext:value-type="string">
            <text:p>60s</text:p>
          </table:table-cell>
          <table:table-cell office:value-type="string" calcext:value-type="string">
            <text:p>N/A</text:p>
          </table:table-cell>
          <table:table-cell office:value-type="float" office:value="4" calcext:value-type="float">
            <text:p>4</text:p>
          </table:table-cell>
          <table:table-cell office:value-type="string" calcext:value-type="string">
            <text:p>[lést fáeinum mánuðum eftir að hann skrifaði ritgerðina, útskrifaðist ekki og er því ekki á skrá]</text:p>
          </table:table-cell>
          <table:table-cell table:number-columns-repeated="1006"/>
        </table:table-row>
        <table:table-row table:style-name="ro1">
          <table:table-cell office:value-type="string" calcext:value-type="string">
            <text:p>1880-ListinLifa-JonMagn.txt</text:p>
          </table:table-cell>
          <table:table-cell office:value-type="string" calcext:value-type="string">
            <text:p>JonMagn</text:p>
          </table:table-cell>
          <table:table-cell table:number-columns-repeated="2"/>
          <table:table-cell office:value-type="float" office:value="53" calcext:value-type="float">
            <text:p>53</text:p>
          </table:table-cell>
          <table:table-cell office:value-type="string" calcext:value-type="string">
            <text:p>Jón Magnússon</text:p>
          </table:table-cell>
          <table:table-cell/>
          <table:table-cell office:value-type="float" office:value="1880" calcext:value-type="float">
            <text:p>1880</text:p>
          </table:table-cell>
          <table:table-cell office:value-type="string" calcext:value-type="string">
            <text:p>1880-ListinLifa-JonMagn.txt</text:p>
          </table:table-cell>
          <table:table-cell office:value-type="float" office:value="1859" calcext:value-type="float">
            <text:p>1859</text:p>
          </table:table-cell>
          <table:table-cell/>
          <table:table-cell office:value-type="float" office:value="1881" calcext:value-type="float">
            <text:p>1881</text:p>
          </table:table-cell>
          <table:table-cell table:formula="of:=[.H54]-[.J54]" office:value-type="float" office:value="21" calcext:value-type="float">
            <text:p>21</text:p>
          </table:table-cell>
          <table:table-cell office:value-type="string" calcext:value-type="string">
            <text:p>5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80-ListinLifa-OlDav.txt</text:p>
          </table:table-cell>
          <table:table-cell office:value-type="string" calcext:value-type="string">
            <text:p>OlDav</text:p>
          </table:table-cell>
          <table:table-cell table:number-columns-repeated="2"/>
          <table:table-cell office:value-type="float" office:value="54" calcext:value-type="float">
            <text:p>54</text:p>
          </table:table-cell>
          <table:table-cell office:value-type="string" calcext:value-type="string">
            <text:p>Ólafur Davíðsson</text:p>
          </table:table-cell>
          <table:table-cell/>
          <table:table-cell office:value-type="float" office:value="1880" calcext:value-type="float">
            <text:p>1880</text:p>
          </table:table-cell>
          <table:table-cell office:value-type="string" calcext:value-type="string">
            <text:p>1880-ListinLifa-OlDav.txt</text:p>
          </table:table-cell>
          <table:table-cell office:value-type="float" office:value="1862" calcext:value-type="float">
            <text:p>1862</text:p>
          </table:table-cell>
          <table:table-cell/>
          <table:table-cell office:value-type="float" office:value="1882" calcext:value-type="float">
            <text:p>1882</text:p>
          </table:table-cell>
          <table:table-cell table:formula="of:=[.H55]-[.J55]" office:value-type="float" office:value="18" calcext:value-type="float">
            <text:p>18</text:p>
          </table:table-cell>
          <table:table-cell office:value-type="string" calcext:value-type="string">
            <text:p>6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80-VantruHjatru-HannHafst.txt</text:p>
          </table:table-cell>
          <table:table-cell table:style-name="ce20" office:value-type="string" calcext:value-type="string">
            <text:p>HannHafst</text:p>
          </table:table-cell>
          <table:table-cell table:number-columns-repeated="2"/>
          <table:table-cell office:value-type="float" office:value="55" calcext:value-type="float">
            <text:p>55</text:p>
          </table:table-cell>
          <table:table-cell office:value-type="string" calcext:value-type="string">
            <text:p>Hannes Hafstein</text:p>
          </table:table-cell>
          <table:table-cell office:value-type="string" calcext:value-type="string">
            <text:p>Hannes Þórður Pjetursson Hafstein</text:p>
          </table:table-cell>
          <table:table-cell office:value-type="float" office:value="1880" calcext:value-type="float">
            <text:p>1880</text:p>
          </table:table-cell>
          <table:table-cell office:value-type="string" calcext:value-type="string">
            <text:p>1880-VantruHjatru-HannHafst.txt</text:p>
          </table:table-cell>
          <table:table-cell office:value-type="float" office:value="1861" calcext:value-type="float">
            <text:p>1861</text:p>
          </table:table-cell>
          <table:table-cell/>
          <table:table-cell office:value-type="float" office:value="1881" calcext:value-type="float">
            <text:p>1881</text:p>
          </table:table-cell>
          <table:table-cell table:formula="of:=[.H56]-[.J56]" office:value-type="float" office:value="19" calcext:value-type="float">
            <text:p>19</text:p>
          </table:table-cell>
          <table:table-cell office:value-type="string" calcext:value-type="string">
            <text:p>6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0-VantruHjatru-JonasJonas.txt</text:p>
          </table:table-cell>
          <table:table-cell table:style-name="ce20" office:value-type="string" calcext:value-type="string">
            <text:p>JonasJonas</text:p>
          </table:table-cell>
          <table:table-cell table:number-columns-repeated="2"/>
          <table:table-cell office:value-type="float" office:value="56" calcext:value-type="float">
            <text:p>56</text:p>
          </table:table-cell>
          <table:table-cell office:value-type="string" calcext:value-type="string">
            <text:p>Jónas Jónasson (frá Hrafnagili)</text:p>
          </table:table-cell>
          <table:table-cell office:value-type="string" calcext:value-type="string">
            <text:p>Jónas Jónasson</text:p>
          </table:table-cell>
          <table:table-cell office:value-type="float" office:value="1880" calcext:value-type="float">
            <text:p>1880</text:p>
          </table:table-cell>
          <table:table-cell office:value-type="string" calcext:value-type="string">
            <text:p>1880-VantruHjatru-JonasJonas.txt</text:p>
          </table:table-cell>
          <table:table-cell office:value-type="float" office:value="1856" calcext:value-type="float">
            <text:p>1856</text:p>
          </table:table-cell>
          <table:table-cell/>
          <table:table-cell office:value-type="float" office:value="1880" calcext:value-type="float">
            <text:p>1880</text:p>
          </table:table-cell>
          <table:table-cell table:formula="of:=[.H57]-[.J57]" office:value-type="float" office:value="24" calcext:value-type="float">
            <text:p>24</text:p>
          </table:table-cell>
          <table:table-cell office:value-type="string" calcext:value-type="string">
            <text:p>5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0-VantruHjatru-PalmPals.txt</text:p>
          </table:table-cell>
          <table:table-cell office:value-type="string" calcext:value-type="string">
            <text:p>PalmPals</text:p>
          </table:table-cell>
          <table:table-cell table:number-columns-repeated="2"/>
          <table:table-cell office:value-type="float" office:value="57" calcext:value-type="float">
            <text:p>57</text:p>
          </table:table-cell>
          <table:table-cell office:value-type="string" calcext:value-type="string">
            <text:p>Pálmi Pálsson</text:p>
          </table:table-cell>
          <table:table-cell/>
          <table:table-cell office:value-type="float" office:value="1880" calcext:value-type="float">
            <text:p>1880</text:p>
          </table:table-cell>
          <table:table-cell office:value-type="string" calcext:value-type="string">
            <text:p>1880-VantruHjatru-PalmPals.txt</text:p>
          </table:table-cell>
          <table:table-cell office:value-type="float" office:value="1857" calcext:value-type="float">
            <text:p>1857</text:p>
          </table:table-cell>
          <table:table-cell/>
          <table:table-cell office:value-type="float" office:value="1880" calcext:value-type="float">
            <text:p>1880</text:p>
          </table:table-cell>
          <table:table-cell table:formula="of:=[.H58]-[.J58]" office:value-type="float" office:value="23" calcext:value-type="float">
            <text:p>23</text:p>
          </table:table-cell>
          <table:table-cell office:value-type="string" calcext:value-type="string">
            <text:p>5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0-Vinir-JonMagn.txt</text:p>
          </table:table-cell>
          <table:table-cell table:style-name="ce20" office:value-type="string" calcext:value-type="string">
            <text:p>JonMagn</text:p>
          </table:table-cell>
          <table:table-cell table:number-columns-repeated="2"/>
          <table:table-cell office:value-type="float" office:value="58" calcext:value-type="float">
            <text:p>58</text:p>
          </table:table-cell>
          <table:table-cell office:value-type="string" calcext:value-type="string">
            <text:p>Jón Magnússon</text:p>
          </table:table-cell>
          <table:table-cell/>
          <table:table-cell office:value-type="float" office:value="1880" calcext:value-type="float">
            <text:p>1880</text:p>
          </table:table-cell>
          <table:table-cell office:value-type="string" calcext:value-type="string">
            <text:p>1880-Vinir-JonMagn.txt</text:p>
          </table:table-cell>
          <table:table-cell office:value-type="float" office:value="1859" calcext:value-type="float">
            <text:p>1859</text:p>
          </table:table-cell>
          <table:table-cell/>
          <table:table-cell office:value-type="float" office:value="1881" calcext:value-type="float">
            <text:p>1881</text:p>
          </table:table-cell>
          <table:table-cell table:formula="of:=[.H59]-[.J59]" office:value-type="float" office:value="21" calcext:value-type="float">
            <text:p>21</text:p>
          </table:table-cell>
          <table:table-cell office:value-type="string" calcext:value-type="string">
            <text:p>5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80-Vinir-OlEinars.txt</text:p>
          </table:table-cell>
          <table:table-cell office:value-type="string" calcext:value-type="string">
            <text:p>OlEinars</text:p>
          </table:table-cell>
          <table:table-cell table:number-columns-repeated="2"/>
          <table:table-cell office:value-type="float" office:value="59" calcext:value-type="float">
            <text:p>59</text:p>
          </table:table-cell>
          <table:table-cell office:value-type="string" calcext:value-type="string">
            <text:p>Ólafur Einarsson</text:p>
          </table:table-cell>
          <table:table-cell/>
          <table:table-cell office:value-type="float" office:value="1880" calcext:value-type="float">
            <text:p>1880</text:p>
          </table:table-cell>
          <table:table-cell office:value-type="string" calcext:value-type="string">
            <text:p>1880-Vinir-OlEinars.txt</text:p>
          </table:table-cell>
          <table:table-cell office:value-type="float" office:value="1859" calcext:value-type="float">
            <text:p>1859</text:p>
          </table:table-cell>
          <table:table-cell office:value-type="float" office:value="1880" calcext:value-type="float">
            <text:p>1880</text:p>
          </table:table-cell>
          <table:table-cell/>
          <table:table-cell table:formula="of:=[.H60]-[.J60]" office:value-type="float" office:value="21" calcext:value-type="float">
            <text:p>21</text:p>
          </table:table-cell>
          <table:table-cell office:value-type="string" calcext:value-type="string">
            <text:p>50s</text:p>
          </table:table-cell>
          <table:table-cell office:value-type="string" calcext:value-type="string">
            <text:p>N/A</text:p>
          </table:table-cell>
          <table:table-cell office:value-type="float" office:value="5" calcext:value-type="float">
            <text:p>5</text:p>
          </table:table-cell>
          <table:table-cell office:value-type="string" calcext:value-type="string">
            <text:p>[lést nokkrum mánuðum eftir að hann skrifaði ritgerðina, útskrifaðist ekki og er því ekki á skrá]</text:p>
          </table:table-cell>
          <table:table-cell table:number-columns-repeated="1006"/>
        </table:table-row>
        <table:table-row table:style-name="ro1">
          <table:table-cell office:value-type="string" calcext:value-type="string">
            <text:p>1881-HjatruVantru-BrynKuld.txt</text:p>
          </table:table-cell>
          <table:table-cell office:value-type="string" calcext:value-type="string">
            <text:p>BrynKuld</text:p>
          </table:table-cell>
          <table:table-cell table:number-columns-repeated="2"/>
          <table:table-cell office:value-type="float" office:value="60" calcext:value-type="float">
            <text:p>60</text:p>
          </table:table-cell>
          <table:table-cell office:value-type="string" calcext:value-type="string">
            <text:p>Brynjúlfur Kúld*</text:p>
          </table:table-cell>
          <table:table-cell office:value-type="string" calcext:value-type="string">
            <text:p>Brynjólfur Þorvaldur Eiríksson Kúld*</text:p>
          </table:table-cell>
          <table:table-cell office:value-type="float" office:value="1881" calcext:value-type="float">
            <text:p>1881</text:p>
          </table:table-cell>
          <table:table-cell office:value-type="string" calcext:value-type="string">
            <text:p>1881-HjatruVantru-BrynKuld.txt</text:p>
          </table:table-cell>
          <table:table-cell office:value-type="float" office:value="1864" calcext:value-type="float">
            <text:p>1864</text:p>
          </table:table-cell>
          <table:table-cell/>
          <table:table-cell office:value-type="float" office:value="1883" calcext:value-type="float">
            <text:p>1883</text:p>
          </table:table-cell>
          <table:table-cell table:formula="of:=[.H61]-[.J61]" office:value-type="float" office:value="17" calcext:value-type="float">
            <text:p>17</text:p>
          </table:table-cell>
          <table:table-cell office:value-type="string" calcext:value-type="string">
            <text:p>6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81-HjatruVantru-GislGudm.txt</text:p>
          </table:table-cell>
          <table:table-cell office:value-type="string" calcext:value-type="string">
            <text:p>GislGudm</text:p>
          </table:table-cell>
          <table:table-cell table:number-columns-repeated="2"/>
          <table:table-cell office:value-type="float" office:value="61" calcext:value-type="float">
            <text:p>61</text:p>
          </table:table-cell>
          <table:table-cell office:value-type="string" calcext:value-type="string">
            <text:p>Gísli Guðmundsson</text:p>
          </table:table-cell>
          <table:table-cell/>
          <table:table-cell office:value-type="float" office:value="1881" calcext:value-type="float">
            <text:p>1881</text:p>
          </table:table-cell>
          <table:table-cell office:value-type="string" calcext:value-type="string">
            <text:p>1881-HjatruVantru-GislGudm.txt</text:p>
          </table:table-cell>
          <table:table-cell office:value-type="float" office:value="1859" calcext:value-type="float">
            <text:p>1859</text:p>
          </table:table-cell>
          <table:table-cell/>
          <table:table-cell office:value-type="float" office:value="1882" calcext:value-type="float">
            <text:p>1882</text:p>
          </table:table-cell>
          <table:table-cell table:formula="of:=[.H62]-[.J62]" office:value-type="float" office:value="22" calcext:value-type="float">
            <text:p>22</text:p>
          </table:table-cell>
          <table:table-cell office:value-type="string" calcext:value-type="string">
            <text:p>5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81-HjatruVantru-SigThorodd.txt</text:p>
          </table:table-cell>
          <table:table-cell office:value-type="string" calcext:value-type="string">
            <text:p>SigThorodd</text:p>
          </table:table-cell>
          <table:table-cell table:number-columns-repeated="2"/>
          <table:table-cell office:value-type="float" office:value="62" calcext:value-type="float">
            <text:p>62</text:p>
          </table:table-cell>
          <table:table-cell office:value-type="string" calcext:value-type="string">
            <text:p>Sigurður Thoroddsen</text:p>
          </table:table-cell>
          <table:table-cell office:value-type="string" calcext:value-type="string">
            <text:p>Sigurður Jónsson Thoroddsen</text:p>
          </table:table-cell>
          <table:table-cell office:value-type="float" office:value="1881" calcext:value-type="float">
            <text:p>1881</text:p>
          </table:table-cell>
          <table:table-cell office:value-type="string" calcext:value-type="string">
            <text:p>1881-HjatruVantru-SigThorodd.txt</text:p>
          </table:table-cell>
          <table:table-cell office:value-type="float" office:value="1863" calcext:value-type="float">
            <text:p>1863</text:p>
          </table:table-cell>
          <table:table-cell office:value-type="float" office:value="1955" calcext:value-type="float">
            <text:p>1955</text:p>
          </table:table-cell>
          <table:table-cell office:value-type="float" office:value="1882" calcext:value-type="float">
            <text:p>1882</text:p>
          </table:table-cell>
          <table:table-cell table:formula="of:=[.H63]-[.J63]" office:value-type="float" office:value="18" calcext:value-type="float">
            <text:p>18</text:p>
          </table:table-cell>
          <table:table-cell office:value-type="string" calcext:value-type="string">
            <text:p>60s</text:p>
          </table:table-cell>
          <table:table-cell office:value-type="string" calcext:value-type="string">
            <text:p>II</text:p>
          </table:table-cell>
          <table:table-cell office:value-type="float" office:value="5" calcext:value-type="float">
            <text:p>5</text:p>
          </table:table-cell>
          <table:table-cell table:number-columns-repeated="1007"/>
        </table:table-row>
        <table:table-row table:style-name="ro1">
          <table:table-cell office:value-type="string" calcext:value-type="string">
            <text:p>1881-ListinLifa-BjarnThorst.txt</text:p>
          </table:table-cell>
          <table:table-cell office:value-type="string" calcext:value-type="string">
            <text:p>BjarnThorst</text:p>
          </table:table-cell>
          <table:table-cell table:number-columns-repeated="2"/>
          <table:table-cell office:value-type="float" office:value="63" calcext:value-type="float">
            <text:p>63</text:p>
          </table:table-cell>
          <table:table-cell office:value-type="string" calcext:value-type="string">
            <text:p>Bjarni Þorsteinsson</text:p>
          </table:table-cell>
          <table:table-cell/>
          <table:table-cell office:value-type="float" office:value="1881" calcext:value-type="float">
            <text:p>1881</text:p>
          </table:table-cell>
          <table:table-cell office:value-type="string" calcext:value-type="string">
            <text:p>1881-ListinLifa-BjarnThorst.txt</text:p>
          </table:table-cell>
          <table:table-cell office:value-type="float" office:value="1861" calcext:value-type="float">
            <text:p>1861</text:p>
          </table:table-cell>
          <table:table-cell office:value-type="float" office:value="1938" calcext:value-type="float">
            <text:p>1938</text:p>
          </table:table-cell>
          <table:table-cell office:value-type="float" office:value="1883" calcext:value-type="float">
            <text:p>1883</text:p>
          </table:table-cell>
          <table:table-cell table:formula="of:=[.H64]-[.J64]"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81-ListinLifa-EinHKvar.txt</text:p>
          </table:table-cell>
          <table:table-cell office:value-type="string" calcext:value-type="string">
            <text:p>EinHKvar</text:p>
          </table:table-cell>
          <table:table-cell table:number-columns-repeated="2"/>
          <table:table-cell office:value-type="float" office:value="64" calcext:value-type="float">
            <text:p>64</text:p>
          </table:table-cell>
          <table:table-cell office:value-type="string" calcext:value-type="string">
            <text:p>Einar Hjörleifsson Kvaran</text:p>
          </table:table-cell>
          <table:table-cell office:value-type="string" calcext:value-type="string">
            <text:p>Einar Gísli Hjörleifsson</text:p>
          </table:table-cell>
          <table:table-cell office:value-type="float" office:value="1881" calcext:value-type="float">
            <text:p>1881</text:p>
          </table:table-cell>
          <table:table-cell office:value-type="string" calcext:value-type="string">
            <text:p>1881-ListinLifa-EinHKvar.txt</text:p>
          </table:table-cell>
          <table:table-cell office:value-type="float" office:value="1859" calcext:value-type="float">
            <text:p>1859</text:p>
          </table:table-cell>
          <table:table-cell office:value-type="float" office:value="1938" calcext:value-type="float">
            <text:p>1938</text:p>
          </table:table-cell>
          <table:table-cell office:value-type="float" office:value="1881" calcext:value-type="float">
            <text:p>1881</text:p>
          </table:table-cell>
          <table:table-cell table:formula="of:=[.H65]-[.J65]" office:value-type="float" office:value="22" calcext:value-type="float">
            <text:p>22</text:p>
          </table:table-cell>
          <table:table-cell office:value-type="string" calcext:value-type="string">
            <text:p>5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1-ListinLifa-GudmMagn.txt</text:p>
          </table:table-cell>
          <table:table-cell office:value-type="string" calcext:value-type="string">
            <text:p>GudmMagn</text:p>
          </table:table-cell>
          <table:table-cell table:number-columns-repeated="2"/>
          <table:table-cell office:value-type="float" office:value="65" calcext:value-type="float">
            <text:p>65</text:p>
          </table:table-cell>
          <table:table-cell office:value-type="string" calcext:value-type="string">
            <text:p>Guðmundur Magnússon</text:p>
          </table:table-cell>
          <table:table-cell/>
          <table:table-cell office:value-type="float" office:value="1881" calcext:value-type="float">
            <text:p>1881</text:p>
          </table:table-cell>
          <table:table-cell office:value-type="string" calcext:value-type="string">
            <text:p>1881-ListinLifa-GudmMagn.txt</text:p>
          </table:table-cell>
          <table:table-cell office:value-type="float" office:value="1863" calcext:value-type="float">
            <text:p>1863</text:p>
          </table:table-cell>
          <table:table-cell office:value-type="float" office:value="1924" calcext:value-type="float">
            <text:p>1924</text:p>
          </table:table-cell>
          <table:table-cell office:value-type="float" office:value="1883" calcext:value-type="float">
            <text:p>1883</text:p>
          </table:table-cell>
          <table:table-cell table:formula="of:=[.H66]-[.J66]" office:value-type="float" office:value="18" calcext:value-type="float">
            <text:p>18</text:p>
          </table:table-cell>
          <table:table-cell office:value-type="string" calcext:value-type="string">
            <text:p>60s</text:p>
          </table:table-cell>
          <table:table-cell office:value-type="string" calcext:value-type="string">
            <text:p>ág.</text:p>
          </table:table-cell>
          <table:table-cell office:value-type="float" office:value="4" calcext:value-type="float">
            <text:p>4</text:p>
          </table:table-cell>
          <table:table-cell table:number-columns-repeated="1007"/>
        </table:table-row>
        <table:table-row table:style-name="ro1">
          <table:table-cell office:value-type="string" calcext:value-type="string">
            <text:p>1881-ListinLifa-KlemJons.txt</text:p>
          </table:table-cell>
          <table:table-cell office:value-type="string" calcext:value-type="string">
            <text:p>KlemJons</text:p>
          </table:table-cell>
          <table:table-cell table:number-columns-repeated="2"/>
          <table:table-cell office:value-type="float" office:value="66" calcext:value-type="float">
            <text:p>66</text:p>
          </table:table-cell>
          <table:table-cell office:value-type="string" calcext:value-type="string">
            <text:p>Klemens Jónsson</text:p>
          </table:table-cell>
          <table:table-cell/>
          <table:table-cell office:value-type="float" office:value="1881" calcext:value-type="float">
            <text:p>1881</text:p>
          </table:table-cell>
          <table:table-cell office:value-type="string" calcext:value-type="string">
            <text:p>1881-ListinLifa-KlemJons.txt</text:p>
          </table:table-cell>
          <table:table-cell office:value-type="float" office:value="1862" calcext:value-type="float">
            <text:p>1862</text:p>
          </table:table-cell>
          <table:table-cell/>
          <table:table-cell office:value-type="float" office:value="1883" calcext:value-type="float">
            <text:p>1883</text:p>
          </table:table-cell>
          <table:table-cell table:formula="of:=[.H67]-[.J67]" office:value-type="float" office:value="19" calcext:value-type="float">
            <text:p>19</text:p>
          </table:table-cell>
          <table:table-cell office:value-type="string" calcext:value-type="string">
            <text:p>6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81-MedferdDyra-BjarnThorst.txt</text:p>
          </table:table-cell>
          <table:table-cell table:style-name="ce20" office:value-type="string" calcext:value-type="string">
            <text:p>BjarnThorst</text:p>
          </table:table-cell>
          <table:table-cell table:number-columns-repeated="2"/>
          <table:table-cell office:value-type="float" office:value="67" calcext:value-type="float">
            <text:p>67</text:p>
          </table:table-cell>
          <table:table-cell office:value-type="string" calcext:value-type="string">
            <text:p>Bjarni Þorsteinsson</text:p>
          </table:table-cell>
          <table:table-cell/>
          <table:table-cell office:value-type="float" office:value="1881" calcext:value-type="float">
            <text:p>1881</text:p>
          </table:table-cell>
          <table:table-cell office:value-type="string" calcext:value-type="string">
            <text:p>1881-MedferdDyra-BjarnThorst.txt</text:p>
          </table:table-cell>
          <table:table-cell office:value-type="float" office:value="1861" calcext:value-type="float">
            <text:p>1861</text:p>
          </table:table-cell>
          <table:table-cell/>
          <table:table-cell office:value-type="float" office:value="1883" calcext:value-type="float">
            <text:p>1883</text:p>
          </table:table-cell>
          <table:table-cell table:formula="of:=[.H68]-[.J68]"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81-MedferdDyra-SigHjorlKv.txt</text:p>
          </table:table-cell>
          <table:table-cell office:value-type="string" calcext:value-type="string">
            <text:p>SigHjorlKv</text:p>
          </table:table-cell>
          <table:table-cell table:number-columns-repeated="2"/>
          <table:table-cell office:value-type="float" office:value="68" calcext:value-type="float">
            <text:p>68</text:p>
          </table:table-cell>
          <table:table-cell office:value-type="string" calcext:value-type="string">
            <text:p>Sigurður Hjörleifsson Kvaran</text:p>
          </table:table-cell>
          <table:table-cell office:value-type="string" calcext:value-type="string">
            <text:p>Sigurður Jón Hjörleifsson</text:p>
          </table:table-cell>
          <table:table-cell office:value-type="float" office:value="1881" calcext:value-type="float">
            <text:p>1881</text:p>
          </table:table-cell>
          <table:table-cell office:value-type="string" calcext:value-type="string">
            <text:p>1881-MedferdDyra-SigHjorlKv.txt</text:p>
          </table:table-cell>
          <table:table-cell office:value-type="float" office:value="1862" calcext:value-type="float">
            <text:p>1862</text:p>
          </table:table-cell>
          <table:table-cell office:value-type="float" office:value="1936" calcext:value-type="float">
            <text:p>1936</text:p>
          </table:table-cell>
          <table:table-cell office:value-type="float" office:value="1883" calcext:value-type="float">
            <text:p>1883</text:p>
          </table:table-cell>
          <table:table-cell table:formula="of:=[.H69]-[.J69]" office:value-type="float" office:value="19" calcext:value-type="float">
            <text:p>19</text:p>
          </table:table-cell>
          <table:table-cell office:value-type="string" calcext:value-type="string">
            <text:p>6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81-MedferdDyra-ValtGudm.txt</text:p>
          </table:table-cell>
          <table:table-cell office:value-type="string" calcext:value-type="string">
            <text:p>ValtGudm</text:p>
          </table:table-cell>
          <table:table-cell table:number-columns-repeated="2"/>
          <table:table-cell office:value-type="float" office:value="69" calcext:value-type="float">
            <text:p>69</text:p>
          </table:table-cell>
          <table:table-cell office:value-type="string" calcext:value-type="string">
            <text:p>Valtýr Guðmundsson</text:p>
          </table:table-cell>
          <table:table-cell/>
          <table:table-cell office:value-type="float" office:value="1881" calcext:value-type="float">
            <text:p>1881</text:p>
          </table:table-cell>
          <table:table-cell office:value-type="string" calcext:value-type="string">
            <text:p>1881-MedferdDyra-ValtGudm.txt</text:p>
          </table:table-cell>
          <table:table-cell office:value-type="float" office:value="1860" calcext:value-type="float">
            <text:p>1860</text:p>
          </table:table-cell>
          <table:table-cell/>
          <table:table-cell office:value-type="float" office:value="1883" calcext:value-type="float">
            <text:p>1883</text:p>
          </table:table-cell>
          <table:table-cell table:formula="of:=[.H70]-[.J70]" office:value-type="float" office:value="21" calcext:value-type="float">
            <text:p>21</text:p>
          </table:table-cell>
          <table:table-cell office:value-type="string" calcext:value-type="string">
            <text:p>6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82-ListinLifa-OlDav.txt</text:p>
          </table:table-cell>
          <table:table-cell table:style-name="ce20" office:value-type="string" calcext:value-type="string">
            <text:p>OlDav</text:p>
          </table:table-cell>
          <table:table-cell table:number-columns-repeated="2"/>
          <table:table-cell office:value-type="float" office:value="70" calcext:value-type="float">
            <text:p>70</text:p>
          </table:table-cell>
          <table:table-cell office:value-type="string" calcext:value-type="string">
            <text:p>Ólafur Davíðsson</text:p>
          </table:table-cell>
          <table:table-cell/>
          <table:table-cell office:value-type="float" office:value="1882" calcext:value-type="float">
            <text:p>1882</text:p>
          </table:table-cell>
          <table:table-cell office:value-type="string" calcext:value-type="string">
            <text:p>1882-ListinLifa-OlDav.txt</text:p>
          </table:table-cell>
          <table:table-cell office:value-type="float" office:value="1862" calcext:value-type="float">
            <text:p>1862</text:p>
          </table:table-cell>
          <table:table-cell office:value-type="float" office:value="1903" calcext:value-type="float">
            <text:p>1903</text:p>
          </table:table-cell>
          <table:table-cell office:value-type="float" office:value="1882" calcext:value-type="float">
            <text:p>1882</text:p>
          </table:table-cell>
          <table:table-cell table:formula="of:=[.H71]-[.J71]"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82-ListinLifa-SigHKvar.txt</text:p>
          </table:table-cell>
          <table:table-cell office:value-type="string" calcext:value-type="string">
            <text:p>SigHKvar</text:p>
          </table:table-cell>
          <table:table-cell table:number-columns-repeated="2"/>
          <table:table-cell office:value-type="float" office:value="71" calcext:value-type="float">
            <text:p>71</text:p>
          </table:table-cell>
          <table:table-cell office:value-type="string" calcext:value-type="string">
            <text:p>Sigurður Hjörleifsson Kvaran</text:p>
          </table:table-cell>
          <table:table-cell office:value-type="string" calcext:value-type="string">
            <text:p>Sigurður Jón Hjörleifsson</text:p>
          </table:table-cell>
          <table:table-cell office:value-type="float" office:value="1882" calcext:value-type="float">
            <text:p>1882</text:p>
          </table:table-cell>
          <table:table-cell office:value-type="string" calcext:value-type="string">
            <text:p>1882-ListinLifa-SigHKvar.txt</text:p>
          </table:table-cell>
          <table:table-cell office:value-type="float" office:value="1862" calcext:value-type="float">
            <text:p>1862</text:p>
          </table:table-cell>
          <table:table-cell office:value-type="float" office:value="1936" calcext:value-type="float">
            <text:p>1936</text:p>
          </table:table-cell>
          <table:table-cell office:value-type="float" office:value="1883" calcext:value-type="float">
            <text:p>1883</text:p>
          </table:table-cell>
          <table:table-cell table:formula="of:=[.H72]-[.J72]"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82-TjodFramtid-FridrJons.txt</text:p>
          </table:table-cell>
          <table:table-cell office:value-type="string" calcext:value-type="string">
            <text:p>FridrJons</text:p>
          </table:table-cell>
          <table:table-cell table:number-columns-repeated="2"/>
          <table:table-cell office:value-type="float" office:value="72" calcext:value-type="float">
            <text:p>72</text:p>
          </table:table-cell>
          <table:table-cell office:value-type="string" calcext:value-type="string">
            <text:p>Friðrik Jónsson*</text:p>
          </table:table-cell>
          <table:table-cell/>
          <table:table-cell office:value-type="float" office:value="1882" calcext:value-type="float">
            <text:p>1882</text:p>
          </table:table-cell>
          <table:table-cell office:value-type="string" calcext:value-type="string">
            <text:p>1882-TjodFramtid-FridrJons.txt</text:p>
          </table:table-cell>
          <table:table-cell office:value-type="float" office:value="1860" calcext:value-type="float">
            <text:p>1860</text:p>
          </table:table-cell>
          <table:table-cell office:value-type="float" office:value="1938" calcext:value-type="float">
            <text:p>1938</text:p>
          </table:table-cell>
          <table:table-cell office:value-type="float" office:value="1882" calcext:value-type="float">
            <text:p>1882</text:p>
          </table:table-cell>
          <table:table-cell table:formula="of:=[.H73]-[.J73]" office:value-type="float" office:value="22" calcext:value-type="float">
            <text:p>22</text:p>
          </table:table-cell>
          <table:table-cell office:value-type="string" calcext:value-type="string">
            <text:p>6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2-Vinir-LarArn.txt</text:p>
          </table:table-cell>
          <table:table-cell office:value-type="string" calcext:value-type="string">
            <text:p>LarArn</text:p>
          </table:table-cell>
          <table:table-cell table:number-columns-repeated="2"/>
          <table:table-cell office:value-type="float" office:value="73" calcext:value-type="float">
            <text:p>73</text:p>
          </table:table-cell>
          <table:table-cell office:value-type="string" calcext:value-type="string">
            <text:p>Lárus Árnason</text:p>
          </table:table-cell>
          <table:table-cell office:value-type="string" calcext:value-type="string">
            <text:p>Lárus Mattías Árnason</text:p>
          </table:table-cell>
          <table:table-cell office:value-type="float" office:value="1882" calcext:value-type="float">
            <text:p>1882</text:p>
          </table:table-cell>
          <table:table-cell office:value-type="string" calcext:value-type="string">
            <text:p>1882-Vinir-LarArn.txt</text:p>
          </table:table-cell>
          <table:table-cell office:value-type="float" office:value="1862" calcext:value-type="float">
            <text:p>1862</text:p>
          </table:table-cell>
          <table:table-cell office:value-type="float" office:value="1909" calcext:value-type="float">
            <text:p>1909</text:p>
          </table:table-cell>
          <table:table-cell office:value-type="float" office:value="1884" calcext:value-type="float">
            <text:p>1884</text:p>
          </table:table-cell>
          <table:table-cell table:formula="of:=[.H74]-[.J74]" office:value-type="float" office:value="20" calcext:value-type="float">
            <text:p>20</text:p>
          </table:table-cell>
          <table:table-cell office:value-type="string" calcext:value-type="string">
            <text:p>60s</text:p>
          </table:table-cell>
          <table:table-cell office:value-type="string" calcext:value-type="string">
            <text:p>II</text:p>
          </table:table-cell>
          <table:table-cell office:value-type="float" office:value="4" calcext:value-type="float">
            <text:p>4</text:p>
          </table:table-cell>
          <table:table-cell table:number-columns-repeated="1007"/>
        </table:table-row>
        <table:table-row table:style-name="ro1">
          <table:table-cell office:value-type="string" calcext:value-type="string">
            <text:p>1882-Vinir-SkulSkul.txt</text:p>
          </table:table-cell>
          <table:table-cell office:value-type="string" calcext:value-type="string">
            <text:p>SkulSkul</text:p>
          </table:table-cell>
          <table:table-cell table:number-columns-repeated="2"/>
          <table:table-cell office:value-type="float" office:value="74" calcext:value-type="float">
            <text:p>74</text:p>
          </table:table-cell>
          <table:table-cell office:value-type="string" calcext:value-type="string">
            <text:p>Skúli Skúlason</text:p>
          </table:table-cell>
          <table:table-cell/>
          <table:table-cell office:value-type="float" office:value="1882" calcext:value-type="float">
            <text:p>1882</text:p>
          </table:table-cell>
          <table:table-cell office:value-type="string" calcext:value-type="string">
            <text:p>1882-Vinir-SkulSkul.txt</text:p>
          </table:table-cell>
          <table:table-cell office:value-type="float" office:value="1861" calcext:value-type="float">
            <text:p>1861</text:p>
          </table:table-cell>
          <table:table-cell office:value-type="float" office:value="1933" calcext:value-type="float">
            <text:p>1933</text:p>
          </table:table-cell>
          <table:table-cell office:value-type="float" office:value="1884" calcext:value-type="float">
            <text:p>1884</text:p>
          </table:table-cell>
          <table:table-cell table:formula="of:=[.H75]-[.J75]" office:value-type="float" office:value="21" calcext:value-type="float">
            <text:p>21</text:p>
          </table:table-cell>
          <table:table-cell office:value-type="string" calcext:value-type="string">
            <text:p>6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84-ListinLifa-StefStef.txt</text:p>
          </table:table-cell>
          <table:table-cell office:value-type="string" calcext:value-type="string">
            <text:p>StefStef</text:p>
          </table:table-cell>
          <table:table-cell table:number-columns-repeated="2"/>
          <table:table-cell office:value-type="float" office:value="75" calcext:value-type="float">
            <text:p>75</text:p>
          </table:table-cell>
          <table:table-cell office:value-type="string" calcext:value-type="string">
            <text:p>Stefán Stefánsson</text:p>
          </table:table-cell>
          <table:table-cell/>
          <table:table-cell office:value-type="float" office:value="1884" calcext:value-type="float">
            <text:p>1884</text:p>
          </table:table-cell>
          <table:table-cell office:value-type="string" calcext:value-type="string">
            <text:p>1884-ListinLifa-StefStef.txt</text:p>
          </table:table-cell>
          <table:table-cell office:value-type="float" office:value="1864" calcext:value-type="float">
            <text:p>1864</text:p>
          </table:table-cell>
          <table:table-cell office:value-type="float" office:value="1938" calcext:value-type="float">
            <text:p>1938</text:p>
          </table:table-cell>
          <table:table-cell office:value-type="float" office:value="1886" calcext:value-type="float">
            <text:p>1886</text:p>
          </table:table-cell>
          <table:table-cell table:formula="of:=[.H76]-[.J76]"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84-ThjodFramtid-BjornJons.txt</text:p>
          </table:table-cell>
          <table:table-cell office:value-type="string" calcext:value-type="string">
            <text:p>BjornJons</text:p>
          </table:table-cell>
          <table:table-cell table:number-columns-repeated="2"/>
          <table:table-cell office:value-type="float" office:value="76" calcext:value-type="float">
            <text:p>76</text:p>
          </table:table-cell>
          <table:table-cell office:value-type="string" calcext:value-type="string">
            <text:p>Björn Jónsson*</text:p>
          </table:table-cell>
          <table:table-cell/>
          <table:table-cell office:value-type="float" office:value="1884" calcext:value-type="float">
            <text:p>1884</text:p>
          </table:table-cell>
          <table:table-cell office:value-type="string" calcext:value-type="string">
            <text:p>1884-ThjodFramtid-BjornJons.txt</text:p>
          </table:table-cell>
          <table:table-cell office:value-type="float" office:value="1858" calcext:value-type="float">
            <text:p>1858</text:p>
          </table:table-cell>
          <table:table-cell office:value-type="float" office:value="1924" calcext:value-type="float">
            <text:p>1924</text:p>
          </table:table-cell>
          <table:table-cell office:value-type="float" office:value="1884" calcext:value-type="float">
            <text:p>1884</text:p>
          </table:table-cell>
          <table:table-cell table:formula="of:=[.H77]-[.J77]" office:value-type="float" office:value="26" calcext:value-type="float">
            <text:p>26</text:p>
          </table:table-cell>
          <table:table-cell office:value-type="string" calcext:value-type="string">
            <text:p>5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4-ThjodFramtid-EinBen.txt</text:p>
          </table:table-cell>
          <table:table-cell office:value-type="string" calcext:value-type="string">
            <text:p>EinBen</text:p>
          </table:table-cell>
          <table:table-cell table:number-columns-repeated="2"/>
          <table:table-cell office:value-type="float" office:value="77" calcext:value-type="float">
            <text:p>77</text:p>
          </table:table-cell>
          <table:table-cell office:value-type="string" calcext:value-type="string">
            <text:p>Einar Benediktsson*</text:p>
          </table:table-cell>
          <table:table-cell/>
          <table:table-cell office:value-type="float" office:value="1884" calcext:value-type="float">
            <text:p>1884</text:p>
          </table:table-cell>
          <table:table-cell office:value-type="string" calcext:value-type="string">
            <text:p>1884-ThjodFramtid-EinBen.txt</text:p>
          </table:table-cell>
          <table:table-cell office:value-type="float" office:value="1864" calcext:value-type="float">
            <text:p>1864</text:p>
          </table:table-cell>
          <table:table-cell office:value-type="float" office:value="1940" calcext:value-type="float">
            <text:p>1940</text:p>
          </table:table-cell>
          <table:table-cell office:value-type="float" office:value="1884" calcext:value-type="float">
            <text:p>1884</text:p>
          </table:table-cell>
          <table:table-cell table:formula="of:=[.H78]-[.J78]" office:value-type="float" office:value="20" calcext:value-type="float">
            <text:p>20</text:p>
          </table:table-cell>
          <table:table-cell office:value-type="string" calcext:value-type="string">
            <text:p>6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6-Freistingar-HannThorsteins.txt</text:p>
          </table:table-cell>
          <table:table-cell office:value-type="string" calcext:value-type="string">
            <text:p>HannThorsteins</text:p>
          </table:table-cell>
          <table:table-cell table:number-columns-repeated="2"/>
          <table:table-cell office:value-type="float" office:value="78" calcext:value-type="float">
            <text:p>78</text:p>
          </table:table-cell>
          <table:table-cell office:value-type="string" calcext:value-type="string">
            <text:p>Hannes Þorsteinsson</text:p>
          </table:table-cell>
          <table:table-cell/>
          <table:table-cell office:value-type="float" office:value="1886" calcext:value-type="float">
            <text:p>1886</text:p>
          </table:table-cell>
          <table:table-cell office:value-type="string" calcext:value-type="string">
            <text:p>1886-Freistingar-HannThorsteins.txt</text:p>
          </table:table-cell>
          <table:table-cell office:value-type="float" office:value="1860" calcext:value-type="float">
            <text:p>1860</text:p>
          </table:table-cell>
          <table:table-cell office:value-type="float" office:value="1935" calcext:value-type="float">
            <text:p>1935</text:p>
          </table:table-cell>
          <table:table-cell office:value-type="float" office:value="1886" calcext:value-type="float">
            <text:p>1886</text:p>
          </table:table-cell>
          <table:table-cell table:formula="of:=[.H79]-[.J79]" office:value-type="float" office:value="26" calcext:value-type="float">
            <text:p>26</text:p>
          </table:table-cell>
          <table:table-cell office:value-type="string" calcext:value-type="string">
            <text:p>6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6-Freistingar-JonHelg.txt</text:p>
          </table:table-cell>
          <table:table-cell office:value-type="string" calcext:value-type="string">
            <text:p>JonHelg</text:p>
          </table:table-cell>
          <table:table-cell table:number-columns-repeated="2"/>
          <table:table-cell office:value-type="float" office:value="79" calcext:value-type="float">
            <text:p>79</text:p>
          </table:table-cell>
          <table:table-cell office:value-type="string" calcext:value-type="string">
            <text:p>Jón Helgason</text:p>
          </table:table-cell>
          <table:table-cell/>
          <table:table-cell office:value-type="float" office:value="1886" calcext:value-type="float">
            <text:p>1886</text:p>
          </table:table-cell>
          <table:table-cell office:value-type="string" calcext:value-type="string">
            <text:p>1886-Freistingar-JonHelg.txt</text:p>
          </table:table-cell>
          <table:table-cell office:value-type="float" office:value="1866" calcext:value-type="float">
            <text:p>1866</text:p>
          </table:table-cell>
          <table:table-cell office:value-type="float" office:value="1942" calcext:value-type="float">
            <text:p>1942</text:p>
          </table:table-cell>
          <table:table-cell office:value-type="float" office:value="1886" calcext:value-type="float">
            <text:p>1886</text:p>
          </table:table-cell>
          <table:table-cell table:formula="of:=[.H80]-[.J80]"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6-Freistingar-StefStef.txt</text:p>
          </table:table-cell>
          <table:table-cell table:style-name="ce20" office:value-type="string" calcext:value-type="string">
            <text:p>StefStef</text:p>
          </table:table-cell>
          <table:table-cell table:number-columns-repeated="2"/>
          <table:table-cell office:value-type="float" office:value="80" calcext:value-type="float">
            <text:p>80</text:p>
          </table:table-cell>
          <table:table-cell office:value-type="string" calcext:value-type="string">
            <text:p>Stefán Stefánsson</text:p>
          </table:table-cell>
          <table:table-cell/>
          <table:table-cell office:value-type="float" office:value="1886" calcext:value-type="float">
            <text:p>1886</text:p>
          </table:table-cell>
          <table:table-cell office:value-type="string" calcext:value-type="string">
            <text:p>1886-Freistingar-StefStef.txt</text:p>
          </table:table-cell>
          <table:table-cell office:value-type="float" office:value="1864" calcext:value-type="float">
            <text:p>1864</text:p>
          </table:table-cell>
          <table:table-cell office:value-type="float" office:value="1938" calcext:value-type="float">
            <text:p>1938</text:p>
          </table:table-cell>
          <table:table-cell office:value-type="float" office:value="1886" calcext:value-type="float">
            <text:p>1886</text:p>
          </table:table-cell>
          <table:table-cell table:formula="of:=[.H81]-[.J81]" office:value-type="float" office:value="22" calcext:value-type="float">
            <text:p>22</text:p>
          </table:table-cell>
          <table:table-cell office:value-type="string" calcext:value-type="string">
            <text:p>6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6-ListinLifa-JohLaryng.txt</text:p>
          </table:table-cell>
          <table:table-cell office:value-type="string" calcext:value-type="string">
            <text:p>JohLaryng</text:p>
          </table:table-cell>
          <table:table-cell table:number-columns-repeated="2"/>
          <table:table-cell office:value-type="float" office:value="81" calcext:value-type="float">
            <text:p>81</text:p>
          </table:table-cell>
          <table:table-cell office:value-type="string" calcext:value-type="string">
            <text:p>Jóhannes Lárus Lynge</text:p>
          </table:table-cell>
          <table:table-cell office:value-type="string" calcext:value-type="string">
            <text:p>Jó­hann­es Lár­us Lynge Jóhannsson</text:p>
          </table:table-cell>
          <table:table-cell office:value-type="float" office:value="1886" calcext:value-type="float">
            <text:p>1886</text:p>
          </table:table-cell>
          <table:table-cell office:value-type="string" calcext:value-type="string">
            <text:p>1886-ListinLifa-JohLaryng.txt</text:p>
          </table:table-cell>
          <table:table-cell office:value-type="float" office:value="1859" calcext:value-type="float">
            <text:p>1859</text:p>
          </table:table-cell>
          <table:table-cell office:value-type="float" office:value="1929" calcext:value-type="float">
            <text:p>1929</text:p>
          </table:table-cell>
          <table:table-cell office:value-type="float" office:value="1886" calcext:value-type="float">
            <text:p>1886</text:p>
          </table:table-cell>
          <table:table-cell table:formula="of:=[.H82]-[.J82]" office:value-type="float" office:value="27" calcext:value-type="float">
            <text:p>27</text:p>
          </table:table-cell>
          <table:table-cell office:value-type="string" calcext:value-type="string">
            <text:p>5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86-ListinLifa-OlThorb.txt</text:p>
          </table:table-cell>
          <table:table-cell office:value-type="string" calcext:value-type="string">
            <text:p>OlThorb</text:p>
          </table:table-cell>
          <table:table-cell table:number-columns-repeated="2"/>
          <table:table-cell office:value-type="float" office:value="82" calcext:value-type="float">
            <text:p>82</text:p>
          </table:table-cell>
          <table:table-cell office:value-type="string" calcext:value-type="string">
            <text:p>Ólafur Thorberg</text:p>
          </table:table-cell>
          <table:table-cell office:value-type="string" calcext:value-type="string">
            <text:p>Ólaf­ur Hjaltason Thor­berg</text:p>
          </table:table-cell>
          <table:table-cell office:value-type="float" office:value="1886" calcext:value-type="float">
            <text:p>1886</text:p>
          </table:table-cell>
          <table:table-cell office:value-type="string" calcext:value-type="string">
            <text:p>1886-ListinLifa-OlThorb.txt</text:p>
          </table:table-cell>
          <table:table-cell office:value-type="float" office:value="1869" calcext:value-type="float">
            <text:p>1869</text:p>
          </table:table-cell>
          <table:table-cell/>
          <table:table-cell office:value-type="float" office:value="1889" calcext:value-type="float">
            <text:p>1889</text:p>
          </table:table-cell>
          <table:table-cell table:formula="of:=[.H83]-[.J83]" office:value-type="float" office:value="17" calcext:value-type="float">
            <text:p>17</text:p>
          </table:table-cell>
          <table:table-cell office:value-type="string" calcext:value-type="string">
            <text:p>6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86-ListinLifa-ThorThor.txt</text:p>
          </table:table-cell>
          <table:table-cell table:style-name="Default" office:value-type="string" calcext:value-type="string">
            <text:p>ThorThorA</text:p>
          </table:table-cell>
          <table:table-cell table:number-columns-repeated="2"/>
          <table:table-cell office:value-type="float" office:value="83" calcext:value-type="float">
            <text:p>83</text:p>
          </table:table-cell>
          <table:table-cell office:value-type="string" calcext:value-type="string">
            <text:p>Þórarinn Þórarinsson</text:p>
          </table:table-cell>
          <table:table-cell/>
          <table:table-cell office:value-type="float" office:value="1886" calcext:value-type="float">
            <text:p>1886</text:p>
          </table:table-cell>
          <table:table-cell office:value-type="string" calcext:value-type="string">
            <text:p>1886-ListinLifa-ThorThor.txt</text:p>
          </table:table-cell>
          <table:table-cell office:value-type="float" office:value="1864" calcext:value-type="float">
            <text:p>1864</text:p>
          </table:table-cell>
          <table:table-cell office:value-type="float" office:value="1939" calcext:value-type="float">
            <text:p>1939</text:p>
          </table:table-cell>
          <table:table-cell office:value-type="float" office:value="1886" calcext:value-type="float">
            <text:p>1886</text:p>
          </table:table-cell>
          <table:table-cell table:formula="of:=[.H84]-[.J84]" office:value-type="float" office:value="22" calcext:value-type="float">
            <text:p>22</text:p>
          </table:table-cell>
          <table:table-cell office:value-type="string" calcext:value-type="string">
            <text:p>60s</text:p>
          </table:table-cell>
          <table:table-cell office:value-type="string" calcext:value-type="string">
            <text:p>I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9-ListinLifa-KristKrist.txt</text:p>
          </table:table-cell>
          <table:table-cell office:value-type="string" calcext:value-type="string">
            <text:p>KristKrist</text:p>
          </table:table-cell>
          <table:table-cell table:number-columns-repeated="2"/>
          <table:table-cell office:value-type="float" office:value="84" calcext:value-type="float">
            <text:p>84</text:p>
          </table:table-cell>
          <table:table-cell office:value-type="string" calcext:value-type="string">
            <text:p>Kristján Kristjánsson</text:p>
          </table:table-cell>
          <table:table-cell office:value-type="string" calcext:value-type="string">
            <text:p>Krist­ján Eggert Krist­jáns­son</text:p>
          </table:table-cell>
          <table:table-cell office:value-type="float" office:value="1889" calcext:value-type="float">
            <text:p>1889</text:p>
          </table:table-cell>
          <table:table-cell office:value-type="string" calcext:value-type="string">
            <text:p>1889-ListinLifa-KristKrist.txt</text:p>
          </table:table-cell>
          <table:table-cell office:value-type="float" office:value="1870" calcext:value-type="float">
            <text:p>1870</text:p>
          </table:table-cell>
          <table:table-cell office:value-type="float" office:value="1927" calcext:value-type="float">
            <text:p>1927</text:p>
          </table:table-cell>
          <table:table-cell office:value-type="float" office:value="1890" calcext:value-type="float">
            <text:p>1890</text:p>
          </table:table-cell>
          <table:table-cell table:formula="of:=[.H85]-[.J85]" office:value-type="float" office:value="19" calcext:value-type="float">
            <text:p>19</text:p>
          </table:table-cell>
          <table:table-cell office:value-type="string" calcext:value-type="string">
            <text:p>7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89-ThjodFramtid-JonJonsAd.txt</text:p>
          </table:table-cell>
          <table:table-cell office:value-type="string" calcext:value-type="string">
            <text:p>JonJonsAd</text:p>
          </table:table-cell>
          <table:table-cell table:number-columns-repeated="2"/>
          <table:table-cell office:value-type="float" office:value="85" calcext:value-type="float">
            <text:p>85</text:p>
          </table:table-cell>
          <table:table-cell office:value-type="string" calcext:value-type="string">
            <text:p>Jón Jónsson*</text:p>
          </table:table-cell>
          <table:table-cell office:value-type="string" calcext:value-type="string">
            <text:p>Jón Jóns­son Að­ils</text:p>
          </table:table-cell>
          <table:table-cell office:value-type="float" office:value="1889" calcext:value-type="float">
            <text:p>1889</text:p>
          </table:table-cell>
          <table:table-cell office:value-type="string" calcext:value-type="string">
            <text:p>1889-ThjodFramtid-JonJonsAd.txt</text:p>
          </table:table-cell>
          <table:table-cell office:value-type="float" office:value="1869" calcext:value-type="float">
            <text:p>1869</text:p>
          </table:table-cell>
          <table:table-cell office:value-type="float" office:value="1920" calcext:value-type="float">
            <text:p>1920</text:p>
          </table:table-cell>
          <table:table-cell office:value-type="float" office:value="1889" calcext:value-type="float">
            <text:p>1889</text:p>
          </table:table-cell>
          <table:table-cell table:formula="of:=[.H86]-[.J86]" office:value-type="float" office:value="20" calcext:value-type="float">
            <text:p>20</text:p>
          </table:table-cell>
          <table:table-cell office:value-type="string" calcext:value-type="string">
            <text:p>6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9-ThjodFramtid-MagnJons.txt</text:p>
          </table:table-cell>
          <table:table-cell office:value-type="string" calcext:value-type="string">
            <text:p>MagnJons</text:p>
          </table:table-cell>
          <table:table-cell table:number-columns-repeated="2"/>
          <table:table-cell office:value-type="float" office:value="86" calcext:value-type="float">
            <text:p>86</text:p>
          </table:table-cell>
          <table:table-cell office:value-type="string" calcext:value-type="string">
            <text:p>Magnús Runólfur M. Jónsson*</text:p>
          </table:table-cell>
          <table:table-cell office:value-type="string" calcext:value-type="string">
            <text:p>Magn­ús Runólfur M. Jóns­son</text:p>
          </table:table-cell>
          <table:table-cell office:value-type="float" office:value="1889" calcext:value-type="float">
            <text:p>1889</text:p>
          </table:table-cell>
          <table:table-cell office:value-type="string" calcext:value-type="string">
            <text:p>1889-ThjodFramtid-MagnJons.txt</text:p>
          </table:table-cell>
          <table:table-cell office:value-type="float" office:value="1864" calcext:value-type="float">
            <text:p>1864</text:p>
          </table:table-cell>
          <table:table-cell office:value-type="float" office:value="1951" calcext:value-type="float">
            <text:p>1951</text:p>
          </table:table-cell>
          <table:table-cell office:value-type="float" office:value="1889" calcext:value-type="float">
            <text:p>1889</text:p>
          </table:table-cell>
          <table:table-cell table:formula="of:=[.H87]-[.J87]" office:value-type="float" office:value="25" calcext:value-type="float">
            <text:p>25</text:p>
          </table:table-cell>
          <table:table-cell office:value-type="string" calcext:value-type="string">
            <text:p>60s</text:p>
          </table:table-cell>
          <table:table-cell office:value-type="string" calcext:value-type="string">
            <text:p>I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9-ThjodFramtid-OlThorl.txt</text:p>
          </table:table-cell>
          <table:table-cell office:value-type="string" calcext:value-type="string">
            <text:p>OlThorl</text:p>
          </table:table-cell>
          <table:table-cell table:number-columns-repeated="2"/>
          <table:table-cell office:value-type="float" office:value="87" calcext:value-type="float">
            <text:p>87</text:p>
          </table:table-cell>
          <table:table-cell office:value-type="string" calcext:value-type="string">
            <text:p>Ólafur Thorlacius</text:p>
          </table:table-cell>
          <table:table-cell office:value-type="string" calcext:value-type="string">
            <text:p>Ólaf­ur Jón Jónsson Thor­laci­us</text:p>
          </table:table-cell>
          <table:table-cell office:value-type="float" office:value="1889" calcext:value-type="float">
            <text:p>1889</text:p>
          </table:table-cell>
          <table:table-cell office:value-type="string" calcext:value-type="string">
            <text:p>1889-ThjodFramtid-OlThorl.txt</text:p>
          </table:table-cell>
          <table:table-cell office:value-type="float" office:value="1869" calcext:value-type="float">
            <text:p>1869</text:p>
          </table:table-cell>
          <table:table-cell office:value-type="float" office:value="1953" calcext:value-type="float">
            <text:p>1953</text:p>
          </table:table-cell>
          <table:table-cell office:value-type="float" office:value="1889" calcext:value-type="float">
            <text:p>1889</text:p>
          </table:table-cell>
          <table:table-cell table:formula="of:=[.H88]-[.J88]"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9-Vinir-FridrFridr.txt</text:p>
          </table:table-cell>
          <table:table-cell office:value-type="string" calcext:value-type="string">
            <text:p>FridrFridr</text:p>
          </table:table-cell>
          <table:table-cell table:number-columns-repeated="2"/>
          <table:table-cell office:value-type="float" office:value="88" calcext:value-type="float">
            <text:p>88</text:p>
          </table:table-cell>
          <table:table-cell office:value-type="string" calcext:value-type="string">
            <text:p>Friðrik Friðriksson</text:p>
          </table:table-cell>
          <table:table-cell/>
          <table:table-cell office:value-type="float" office:value="1889" calcext:value-type="float">
            <text:p>1889</text:p>
          </table:table-cell>
          <table:table-cell office:value-type="string" calcext:value-type="string">
            <text:p>1889-Vinir-FridrFridr.txt</text:p>
          </table:table-cell>
          <table:table-cell office:value-type="float" office:value="1868" calcext:value-type="float">
            <text:p>1868</text:p>
          </table:table-cell>
          <table:table-cell office:value-type="float" office:value="1961" calcext:value-type="float">
            <text:p>1961</text:p>
          </table:table-cell>
          <table:table-cell office:value-type="float" office:value="1893" calcext:value-type="float">
            <text:p>1893</text:p>
          </table:table-cell>
          <table:table-cell table:formula="of:=[.H89]-[.J89]" office:value-type="float" office:value="21" calcext:value-type="float">
            <text:p>21</text:p>
          </table:table-cell>
          <table:table-cell office:value-type="string" calcext:value-type="string">
            <text:p>60s</text:p>
          </table:table-cell>
          <table:table-cell office:value-type="string" calcext:value-type="string">
            <text:p>II</text:p>
          </table:table-cell>
          <table:table-cell office:value-type="float" office:value="4" calcext:value-type="float">
            <text:p>4</text:p>
          </table:table-cell>
          <table:table-cell table:number-columns-repeated="1007"/>
        </table:table-row>
        <table:table-row table:style-name="ro1">
          <table:table-cell office:value-type="string" calcext:value-type="string">
            <text:p>1890-HugsanirHimingeiminn-JohBriem.txt</text:p>
          </table:table-cell>
          <table:table-cell office:value-type="string" calcext:value-type="string">
            <text:p>JohBriem</text:p>
          </table:table-cell>
          <table:table-cell table:number-columns-repeated="2"/>
          <table:table-cell office:value-type="float" office:value="89" calcext:value-type="float">
            <text:p>89</text:p>
          </table:table-cell>
          <table:table-cell office:value-type="string" calcext:value-type="string">
            <text:p>Jóhann Briem</text:p>
          </table:table-cell>
          <table:table-cell office:value-type="string" calcext:value-type="string">
            <text:p>Jóhann Kristján Briem</text:p>
          </table:table-cell>
          <table:table-cell office:value-type="float" office:value="1890" calcext:value-type="float">
            <text:p>1890</text:p>
          </table:table-cell>
          <table:table-cell office:value-type="string" calcext:value-type="string">
            <text:p>1890-HugsanirHimingeiminn-JohBriem.txt</text:p>
          </table:table-cell>
          <table:table-cell office:value-type="float" office:value="1874" calcext:value-type="float">
            <text:p>1874</text:p>
          </table:table-cell>
          <table:table-cell office:value-type="float" office:value="1892" calcext:value-type="float">
            <text:p>1892</text:p>
          </table:table-cell>
          <table:table-cell office:value-type="float" office:value="1903" calcext:value-type="float">
            <text:p>1903</text:p>
          </table:table-cell>
          <table:table-cell table:formula="of:=[.H90]-[.J90]" office:value-type="float" office:value="16" calcext:value-type="float">
            <text:p>16</text:p>
          </table:table-cell>
          <table:table-cell office:value-type="string" calcext:value-type="string">
            <text:p>70s</text:p>
          </table:table-cell>
          <table:table-cell office:value-type="string" calcext:value-type="string">
            <text:p>I</text:p>
          </table:table-cell>
          <table:table-cell office:value-type="float" office:value="2" calcext:value-type="float">
            <text:p>2</text:p>
          </table:table-cell>
          <table:table-cell table:number-columns-repeated="1007"/>
        </table:table-row>
        <table:table-row table:style-name="ro1">
          <table:table-cell office:value-type="string" calcext:value-type="string">
            <text:p>1890-HugsanirHimingeiminn-JonBen.txt</text:p>
          </table:table-cell>
          <table:table-cell office:value-type="string" calcext:value-type="string">
            <text:p>JonBen</text:p>
          </table:table-cell>
          <table:table-cell table:number-columns-repeated="2"/>
          <table:table-cell office:value-type="float" office:value="90" calcext:value-type="float">
            <text:p>90</text:p>
          </table:table-cell>
          <table:table-cell office:value-type="string" calcext:value-type="string">
            <text:p>Jón Benediktsson</text:p>
          </table:table-cell>
          <table:table-cell/>
          <table:table-cell office:value-type="float" office:value="1890" calcext:value-type="float">
            <text:p>1890</text:p>
          </table:table-cell>
          <table:table-cell office:value-type="string" calcext:value-type="string">
            <text:p>1890-HugsanirHimingeiminn-JonBen.txt</text:p>
          </table:table-cell>
          <table:table-cell table:number-columns-repeated="5"/>
          <table:table-cell office:value-type="string" calcext:value-type="string">
            <text:p>N/A</text:p>
          </table:table-cell>
          <table:table-cell office:value-type="float" office:value="2" calcext:value-type="float">
            <text:p>2</text:p>
          </table:table-cell>
          <table:table-cell office:value-type="string" calcext:value-type="string">
            <text:p>2004: Jón hvarf frá námi við Lærða skól­ann vet­ur­inn 1890-1891</text:p>
          </table:table-cell>
          <table:table-cell table:number-columns-repeated="1006"/>
        </table:table-row>
        <table:table-row table:style-name="ro1">
          <table:table-cell office:value-type="string" calcext:value-type="string">
            <text:p>1890-HugsanirHimingeiminn-JonBlond.txt</text:p>
          </table:table-cell>
          <table:table-cell office:value-type="string" calcext:value-type="string">
            <text:p>JonBlond</text:p>
          </table:table-cell>
          <table:table-cell table:number-columns-repeated="2"/>
          <table:table-cell office:value-type="float" office:value="91" calcext:value-type="float">
            <text:p>91</text:p>
          </table:table-cell>
          <table:table-cell office:value-type="string" calcext:value-type="string">
            <text:p>Jón Blöndal</text:p>
          </table:table-cell>
          <table:table-cell office:value-type="string" calcext:value-type="string">
            <text:p>Jón Pálsson Blöndal</text:p>
          </table:table-cell>
          <table:table-cell office:value-type="float" office:value="1890" calcext:value-type="float">
            <text:p>1890</text:p>
          </table:table-cell>
          <table:table-cell office:value-type="string" calcext:value-type="string">
            <text:p>1890-HugsanirHimingeiminn-JonBlond.txt</text:p>
          </table:table-cell>
          <table:table-cell office:value-type="float" office:value="1873" calcext:value-type="float">
            <text:p>1873</text:p>
          </table:table-cell>
          <table:table-cell office:value-type="float" office:value="1920" calcext:value-type="float">
            <text:p>1920</text:p>
          </table:table-cell>
          <table:table-cell office:value-type="float" office:value="1894" calcext:value-type="float">
            <text:p>1894</text:p>
          </table:table-cell>
          <table:table-cell table:formula="of:=[.H92]-[.J92]" office:value-type="float" office:value="17" calcext:value-type="float">
            <text:p>17</text:p>
          </table:table-cell>
          <table:table-cell office:value-type="string" calcext:value-type="string">
            <text:p>70s</text:p>
          </table:table-cell>
          <table:table-cell office:value-type="string" calcext:value-type="string">
            <text:p>I</text:p>
          </table:table-cell>
          <table:table-cell office:value-type="float" office:value="2" calcext:value-type="float">
            <text:p>2</text:p>
          </table:table-cell>
          <table:table-cell table:number-columns-repeated="1007"/>
        </table:table-row>
        <table:table-row table:style-name="ro1">
          <table:table-cell office:value-type="string" calcext:value-type="string">
            <text:p>1890-HugsanirHimingeiminn-SigGudl.txt</text:p>
          </table:table-cell>
          <table:table-cell office:value-type="string" calcext:value-type="string">
            <text:p>SigGudl</text:p>
          </table:table-cell>
          <table:table-cell table:number-columns-repeated="2"/>
          <table:table-cell office:value-type="float" office:value="92" calcext:value-type="float">
            <text:p>92</text:p>
          </table:table-cell>
          <table:table-cell office:value-type="string" calcext:value-type="string">
            <text:p>Sigtryggur Guðlaugsson</text:p>
          </table:table-cell>
          <table:table-cell/>
          <table:table-cell office:value-type="float" office:value="1890" calcext:value-type="float">
            <text:p>1890</text:p>
          </table:table-cell>
          <table:table-cell office:value-type="string" calcext:value-type="string">
            <text:p>1890-HugsanirHimingeiminn-SigGudl.txt</text:p>
          </table:table-cell>
          <table:table-cell office:value-type="float" office:value="1862" calcext:value-type="float">
            <text:p>1862</text:p>
          </table:table-cell>
          <table:table-cell office:value-type="float" office:value="1959" calcext:value-type="float">
            <text:p>1959</text:p>
          </table:table-cell>
          <table:table-cell office:value-type="float" office:value="1894" calcext:value-type="float">
            <text:p>1894</text:p>
          </table:table-cell>
          <table:table-cell table:formula="of:=[.H93]-[.J93]" office:value-type="float" office:value="28" calcext:value-type="float">
            <text:p>28</text:p>
          </table:table-cell>
          <table:table-cell office:value-type="string" calcext:value-type="string">
            <text:p>60s</text:p>
          </table:table-cell>
          <table:table-cell office:value-type="string" calcext:value-type="string">
            <text:p>II</text:p>
          </table:table-cell>
          <table:table-cell office:value-type="float" office:value="2" calcext:value-type="float">
            <text:p>2</text:p>
          </table:table-cell>
          <table:table-cell table:number-columns-repeated="1007"/>
        </table:table-row>
        <table:table-row table:style-name="ro1">
          <table:table-cell office:value-type="string" calcext:value-type="string">
            <text:p>1890-Konur-OlafJoh.txt</text:p>
          </table:table-cell>
          <table:table-cell office:value-type="string" calcext:value-type="string">
            <text:p>OlafJoh</text:p>
          </table:table-cell>
          <table:table-cell table:number-columns-repeated="2"/>
          <table:table-cell office:value-type="float" office:value="93" calcext:value-type="float">
            <text:p>93</text:p>
          </table:table-cell>
          <table:table-cell table:style-name="ce27" office:value-type="string" calcext:value-type="string">
            <text:p>Ólafía Jóhannsdóttir</text:p>
          </table:table-cell>
          <table:table-cell/>
          <table:table-cell office:value-type="float" office:value="1890" calcext:value-type="float">
            <text:p>1890</text:p>
          </table:table-cell>
          <table:table-cell office:value-type="string" calcext:value-type="string">
            <text:p>1890-Konur-OlafJoh.txt</text:p>
          </table:table-cell>
          <table:table-cell office:value-type="float" office:value="1863" calcext:value-type="float">
            <text:p>1863</text:p>
          </table:table-cell>
          <table:table-cell office:value-type="float" office:value="1924" calcext:value-type="float">
            <text:p>1924</text:p>
          </table:table-cell>
          <table:table-cell/>
          <table:table-cell table:formula="of:=[.H94]-[.J94]" office:value-type="float" office:value="27" calcext:value-type="float">
            <text:p>27</text:p>
          </table:table-cell>
          <table:table-cell office:value-type="string" calcext:value-type="string">
            <text:p>60s</text:p>
          </table:table-cell>
          <table:table-cell office:value-type="string" calcext:value-type="string">
            <text:p>N/A</text:p>
          </table:table-cell>
          <table:table-cell office:value-type="float" office:value="4" calcext:value-type="float">
            <text:p>4</text:p>
          </table:table-cell>
          <table:table-cell table:number-columns-repeated="1007"/>
        </table:table-row>
        <table:table-row table:style-name="ro1">
          <table:table-cell office:value-type="string" calcext:value-type="string">
            <text:p>1890-ListinLifa-PetGud.txt</text:p>
          </table:table-cell>
          <table:table-cell office:value-type="string" calcext:value-type="string">
            <text:p>PetGud</text:p>
          </table:table-cell>
          <table:table-cell table:number-columns-repeated="2"/>
          <table:table-cell office:value-type="float" office:value="94" calcext:value-type="float">
            <text:p>94</text:p>
          </table:table-cell>
          <table:table-cell office:value-type="string" calcext:value-type="string">
            <text:p>Pétur Guðjohnsen</text:p>
          </table:table-cell>
          <table:table-cell office:value-type="string" calcext:value-type="string">
            <text:p>Pét­ur Þórðarson Guðjohn­sen</text:p>
          </table:table-cell>
          <table:table-cell office:value-type="float" office:value="1890" calcext:value-type="float">
            <text:p>1890</text:p>
          </table:table-cell>
          <table:table-cell office:value-type="string" calcext:value-type="string">
            <text:p>1890-ListinLifa-PetGud.txt</text:p>
          </table:table-cell>
          <table:table-cell office:value-type="float" office:value="1870" calcext:value-type="float">
            <text:p>1870</text:p>
          </table:table-cell>
          <table:table-cell office:value-type="float" office:value="1900" calcext:value-type="float">
            <text:p>1900</text:p>
          </table:table-cell>
          <table:table-cell office:value-type="float" office:value="1892" calcext:value-type="float">
            <text:p>1892</text:p>
          </table:table-cell>
          <table:table-cell table:formula="of:=[.H95]-[.J95]" office:value-type="float" office:value="20" calcext:value-type="float">
            <text:p>20</text:p>
          </table:table-cell>
          <table:table-cell office:value-type="string" calcext:value-type="string">
            <text:p>70s</text:p>
          </table:table-cell>
          <table:table-cell office:value-type="string" calcext:value-type="string">
            <text:p>II</text:p>
          </table:table-cell>
          <table:table-cell office:value-type="float" office:value="4" calcext:value-type="float">
            <text:p>4</text:p>
          </table:table-cell>
          <table:table-cell table:number-columns-repeated="1007"/>
        </table:table-row>
        <table:table-row table:style-name="ro2">
          <table:table-cell office:value-type="string" calcext:value-type="string">
            <text:p>1890-ThjodFramtid-MarNiels.txt</text:p>
          </table:table-cell>
          <table:table-cell office:value-type="string" calcext:value-type="string">
            <text:p>MarNiels</text:p>
          </table:table-cell>
          <table:table-cell table:number-columns-repeated="2"/>
          <table:table-cell office:value-type="float" office:value="95" calcext:value-type="float">
            <text:p>95</text:p>
          </table:table-cell>
          <table:table-cell office:value-type="string" calcext:value-type="string">
            <text:p>Már Níelsson</text:p>
          </table:table-cell>
          <table:table-cell/>
          <table:table-cell office:value-type="float" office:value="1890" calcext:value-type="float">
            <text:p>1890</text:p>
          </table:table-cell>
          <table:table-cell office:value-type="string" calcext:value-type="string">
            <text:p>1890-ThjodFramtid-MarNiels.txt</text:p>
          </table:table-cell>
          <table:table-cell table:number-columns-repeated="5"/>
          <table:table-cell office:value-type="string" calcext:value-type="string">
            <text:p>N/A</text:p>
          </table:table-cell>
          <table:table-cell office:value-type="float" office:value="6" calcext:value-type="float">
            <text:p>6</text:p>
          </table:table-cell>
          <table:table-cell office:value-type="string" calcext:value-type="string">
            <text:p>2004: Már stund­aði nám við Lærða skól­ann um skeið en lauk ekki burt­far­ar­prófi. NB. Í ljósmyndum HFV af skólastílum 1890 er þessi stíll myndaður og Már Níelsson skrifar þar undir. Á sumum stílanna kemur fram að þetta sé 6. bekkur svo ég skrái það.</text:p>
          </table:table-cell>
          <table:table-cell table:number-columns-repeated="1006"/>
        </table:table-row>
        <table:table-row table:style-name="ro1">
          <table:table-cell office:value-type="string" calcext:value-type="string">
            <text:p>1893-Freistingar-JonHerm.txt</text:p>
          </table:table-cell>
          <table:table-cell office:value-type="string" calcext:value-type="string">
            <text:p>JonHerm</text:p>
          </table:table-cell>
          <table:table-cell table:number-columns-repeated="2"/>
          <table:table-cell office:value-type="float" office:value="96" calcext:value-type="float">
            <text:p>96</text:p>
          </table:table-cell>
          <table:table-cell office:value-type="string" calcext:value-type="string">
            <text:p>Jón Hermannsson</text:p>
          </table:table-cell>
          <table:table-cell/>
          <table:table-cell office:value-type="float" office:value="1893" calcext:value-type="float">
            <text:p>1893</text:p>
          </table:table-cell>
          <table:table-cell office:value-type="string" calcext:value-type="string">
            <text:p>1893-Freistingar-JonHerm.txt</text:p>
          </table:table-cell>
          <table:table-cell office:value-type="float" office:value="1873" calcext:value-type="float">
            <text:p>1873</text:p>
          </table:table-cell>
          <table:table-cell office:value-type="float" office:value="1960" calcext:value-type="float">
            <text:p>1960</text:p>
          </table:table-cell>
          <table:table-cell office:value-type="float" office:value="1893" calcext:value-type="float">
            <text:p>1893</text:p>
          </table:table-cell>
          <table:table-cell table:formula="of:=[.H97]-[.J97]" office:value-type="float" office:value="20" calcext:value-type="float">
            <text:p>20</text:p>
          </table:table-cell>
          <table:table-cell office:value-type="string" calcext:value-type="string">
            <text:p>7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93-Freistingar-KnudZim.txt</text:p>
          </table:table-cell>
          <table:table-cell office:value-type="string" calcext:value-type="string">
            <text:p>KnudZim</text:p>
          </table:table-cell>
          <table:table-cell table:number-columns-repeated="2"/>
          <table:table-cell office:value-type="float" office:value="97" calcext:value-type="float">
            <text:p>97</text:p>
          </table:table-cell>
          <table:table-cell office:value-type="string" calcext:value-type="string">
            <text:p>Knud Zimsen</text:p>
          </table:table-cell>
          <table:table-cell/>
          <table:table-cell office:value-type="float" office:value="1893" calcext:value-type="float">
            <text:p>1893</text:p>
          </table:table-cell>
          <table:table-cell office:value-type="string" calcext:value-type="string">
            <text:p>1893-Freistingar-KnudZim.txt</text:p>
          </table:table-cell>
          <table:table-cell office:value-type="float" office:value="1875" calcext:value-type="float">
            <text:p>1875</text:p>
          </table:table-cell>
          <table:table-cell office:value-type="float" office:value="1953" calcext:value-type="float">
            <text:p>1953</text:p>
          </table:table-cell>
          <table:table-cell office:value-type="float" office:value="1893" calcext:value-type="float">
            <text:p>1893</text:p>
          </table:table-cell>
          <table:table-cell table:formula="of:=[.H98]-[.J98]" office:value-type="float" office:value="18" calcext:value-type="float">
            <text:p>18</text:p>
          </table:table-cell>
          <table:table-cell office:value-type="string" calcext:value-type="string">
            <text:p>7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93-ListinLifa-BjornBjarn.txt</text:p>
          </table:table-cell>
          <table:table-cell office:value-type="string" calcext:value-type="string">
            <text:p>BjornBjarn</text:p>
          </table:table-cell>
          <table:table-cell table:number-columns-repeated="2"/>
          <table:table-cell office:value-type="float" office:value="98" calcext:value-type="float">
            <text:p>98</text:p>
          </table:table-cell>
          <table:table-cell office:value-type="string" calcext:value-type="string">
            <text:p>Björn Bjarnason</text:p>
          </table:table-cell>
          <table:table-cell/>
          <table:table-cell office:value-type="float" office:value="1893" calcext:value-type="float">
            <text:p>1893</text:p>
          </table:table-cell>
          <table:table-cell office:value-type="string" calcext:value-type="string">
            <text:p>1893-ListinLifa-BjornBjarn.txt</text:p>
          </table:table-cell>
          <table:table-cell office:value-type="float" office:value="1873" calcext:value-type="float">
            <text:p>1873</text:p>
          </table:table-cell>
          <table:table-cell office:value-type="float" office:value="1918" calcext:value-type="float">
            <text:p>1918</text:p>
          </table:table-cell>
          <table:table-cell office:value-type="float" office:value="1895" calcext:value-type="float">
            <text:p>1895</text:p>
          </table:table-cell>
          <table:table-cell table:formula="of:=[.H99]-[.J99]" office:value-type="float" office:value="20" calcext:value-type="float">
            <text:p>20</text:p>
          </table:table-cell>
          <table:table-cell office:value-type="string" calcext:value-type="string">
            <text:p>70s</text:p>
          </table:table-cell>
          <table:table-cell office:value-type="string" calcext:value-type="string">
            <text:p>ág.</text:p>
          </table:table-cell>
          <table:table-cell office:value-type="float" office:value="4" calcext:value-type="float">
            <text:p>4</text:p>
          </table:table-cell>
          <table:table-cell table:number-columns-repeated="1007"/>
        </table:table-row>
        <table:table-row table:style-name="ro1">
          <table:table-cell office:value-type="string" calcext:value-type="string">
            <text:p>1893-ListinLifa-ThorvThorv.txt</text:p>
          </table:table-cell>
          <table:table-cell office:value-type="string" calcext:value-type="string">
            <text:p>ThorvThorv</text:p>
          </table:table-cell>
          <table:table-cell table:number-columns-repeated="2"/>
          <table:table-cell office:value-type="float" office:value="99" calcext:value-type="float">
            <text:p>99</text:p>
          </table:table-cell>
          <table:table-cell office:value-type="string" calcext:value-type="string">
            <text:p>Þorvarður Þorvarðarson</text:p>
          </table:table-cell>
          <table:table-cell/>
          <table:table-cell office:value-type="float" office:value="1893" calcext:value-type="float">
            <text:p>1893</text:p>
          </table:table-cell>
          <table:table-cell office:value-type="string" calcext:value-type="string">
            <text:p>1893-ListinLifa-ThorvThorv.txt</text:p>
          </table:table-cell>
          <table:table-cell office:value-type="float" office:value="1863" calcext:value-type="float">
            <text:p>1863</text:p>
          </table:table-cell>
          <table:table-cell office:value-type="float" office:value="1948" calcext:value-type="float">
            <text:p>1948</text:p>
          </table:table-cell>
          <table:table-cell office:value-type="float" office:value="1894" calcext:value-type="float">
            <text:p>1894</text:p>
          </table:table-cell>
          <table:table-cell table:formula="of:=[.H100]-[.J100]" office:value-type="float" office:value="30" calcext:value-type="float">
            <text:p>30</text:p>
          </table:table-cell>
          <table:table-cell office:value-type="string" calcext:value-type="string">
            <text:p>60s</text:p>
          </table:table-cell>
          <table:table-cell office:value-type="string" calcext:value-type="string">
            <text:p>II</text:p>
          </table:table-cell>
          <table:table-cell office:value-type="float" office:value="5" calcext:value-type="float">
            <text:p>5</text:p>
          </table:table-cell>
          <table:table-cell table:number-columns-repeated="1007"/>
        </table:table-row>
        <table:table-row table:style-name="ro1">
          <table:table-cell office:value-type="string" calcext:value-type="string">
            <text:p>1893-LydraediStjorn-BenThGrond.txt</text:p>
          </table:table-cell>
          <table:table-cell office:value-type="string" calcext:value-type="string">
            <text:p>BenThGrond</text:p>
          </table:table-cell>
          <table:table-cell table:number-columns-repeated="2"/>
          <table:table-cell office:value-type="float" office:value="100" calcext:value-type="float">
            <text:p>100</text:p>
          </table:table-cell>
          <table:table-cell office:value-type="string" calcext:value-type="string">
            <text:p>Benedikt Þ. Gröndal*</text:p>
          </table:table-cell>
          <table:table-cell office:value-type="string" calcext:value-type="string">
            <text:p>Bene­dikt Grön­dal Þorvarðsson</text:p>
          </table:table-cell>
          <table:table-cell office:value-type="float" office:value="1893" calcext:value-type="float">
            <text:p>1893</text:p>
          </table:table-cell>
          <table:table-cell office:value-type="string" calcext:value-type="string">
            <text:p>1893-LydraediStjorn-BenThGrond.txt</text:p>
          </table:table-cell>
          <table:table-cell office:value-type="float" office:value="1870" calcext:value-type="float">
            <text:p>1870</text:p>
          </table:table-cell>
          <table:table-cell office:value-type="float" office:value="1938" calcext:value-type="float">
            <text:p>1938</text:p>
          </table:table-cell>
          <table:table-cell office:value-type="float" office:value="1893" calcext:value-type="float">
            <text:p>1893</text:p>
          </table:table-cell>
          <table:table-cell table:formula="of:=[.H101]-[.J101]" office:value-type="float" office:value="23" calcext:value-type="float">
            <text:p>23</text:p>
          </table:table-cell>
          <table:table-cell office:value-type="string" calcext:value-type="string">
            <text:p>70s</text:p>
          </table:table-cell>
          <table:table-cell office:value-type="string" calcext:value-type="string">
            <text:p>I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93-LydraediStjorn-MagnArnb.txt</text:p>
          </table:table-cell>
          <table:table-cell office:value-type="string" calcext:value-type="string">
            <text:p>MagnArnb</text:p>
          </table:table-cell>
          <table:table-cell table:number-columns-repeated="2"/>
          <table:table-cell office:value-type="float" office:value="101" calcext:value-type="float">
            <text:p>101</text:p>
          </table:table-cell>
          <table:table-cell office:value-type="string" calcext:value-type="string">
            <text:p>Magnús Arnbjarnarson</text:p>
          </table:table-cell>
          <table:table-cell/>
          <table:table-cell office:value-type="float" office:value="1893" calcext:value-type="float">
            <text:p>1893</text:p>
          </table:table-cell>
          <table:table-cell office:value-type="string" calcext:value-type="string">
            <text:p>1893-LydraediStjorn-MagnArnb.txt</text:p>
          </table:table-cell>
          <table:table-cell office:value-type="float" office:value="1870" calcext:value-type="float">
            <text:p>1870</text:p>
          </table:table-cell>
          <table:table-cell office:value-type="float" office:value="1956" calcext:value-type="float">
            <text:p>1956</text:p>
          </table:table-cell>
          <table:table-cell office:value-type="float" office:value="1893" calcext:value-type="float">
            <text:p>1893</text:p>
          </table:table-cell>
          <table:table-cell table:formula="of:=[.H102]-[.J102]" office:value-type="float" office:value="23" calcext:value-type="float">
            <text:p>23</text:p>
          </table:table-cell>
          <table:table-cell office:value-type="string" calcext:value-type="string">
            <text:p>7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93-LydraediStjorn-SigMagn.txt</text:p>
          </table:table-cell>
          <table:table-cell office:value-type="string" calcext:value-type="string">
            <text:p>SigMagn</text:p>
          </table:table-cell>
          <table:table-cell table:number-columns-repeated="2"/>
          <table:table-cell office:value-type="float" office:value="102" calcext:value-type="float">
            <text:p>102</text:p>
          </table:table-cell>
          <table:table-cell office:value-type="string" calcext:value-type="string">
            <text:p>Sigurður Magnússon</text:p>
          </table:table-cell>
          <table:table-cell/>
          <table:table-cell office:value-type="float" office:value="1893" calcext:value-type="float">
            <text:p>1893</text:p>
          </table:table-cell>
          <table:table-cell office:value-type="string" calcext:value-type="string">
            <text:p>1893-LydraediStjorn-SigMagn.txt</text:p>
          </table:table-cell>
          <table:table-cell office:value-type="float" office:value="1869" calcext:value-type="float">
            <text:p>1869</text:p>
          </table:table-cell>
          <table:table-cell office:value-type="float" office:value="1945" calcext:value-type="float">
            <text:p>1945</text:p>
          </table:table-cell>
          <table:table-cell office:value-type="float" office:value="1893" calcext:value-type="float">
            <text:p>1893</text:p>
          </table:table-cell>
          <table:table-cell table:formula="of:=[.H103]-[.J103]" office:value-type="float" office:value="24" calcext:value-type="float">
            <text:p>24</text:p>
          </table:table-cell>
          <table:table-cell office:value-type="string" calcext:value-type="string">
            <text:p>6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93-VeturSumar-AsgTorf.txt</text:p>
          </table:table-cell>
          <table:table-cell office:value-type="string" calcext:value-type="string">
            <text:p>AsgTorf</text:p>
          </table:table-cell>
          <table:table-cell table:number-columns-repeated="2"/>
          <table:table-cell office:value-type="float" office:value="103" calcext:value-type="float">
            <text:p>103</text:p>
          </table:table-cell>
          <table:table-cell office:value-type="string" calcext:value-type="string">
            <text:p>Ásgeir Torfason</text:p>
          </table:table-cell>
          <table:table-cell/>
          <table:table-cell office:value-type="float" office:value="1893" calcext:value-type="float">
            <text:p>1893</text:p>
          </table:table-cell>
          <table:table-cell office:value-type="string" calcext:value-type="string">
            <text:p>1893-VeturSumar-AsgTorf.txt</text:p>
          </table:table-cell>
          <table:table-cell office:value-type="float" office:value="1871" calcext:value-type="float">
            <text:p>1871</text:p>
          </table:table-cell>
          <table:table-cell office:value-type="float" office:value="1916" calcext:value-type="float">
            <text:p>1916</text:p>
          </table:table-cell>
          <table:table-cell office:value-type="float" office:value="1897" calcext:value-type="float">
            <text:p>1897</text:p>
          </table:table-cell>
          <table:table-cell table:formula="of:=[.H104]-[.J104]" office:value-type="float" office:value="22" calcext:value-type="float">
            <text:p>22</text:p>
          </table:table-cell>
          <table:table-cell office:value-type="string" calcext:value-type="string">
            <text:p>70s</text:p>
          </table:table-cell>
          <table:table-cell office:value-type="string" calcext:value-type="string">
            <text:p>I</text:p>
          </table:table-cell>
          <table:table-cell office:value-type="float" office:value="2" calcext:value-type="float">
            <text:p>2</text:p>
          </table:table-cell>
          <table:table-cell office:value-type="string" calcext:value-type="string">
            <text:p>Tekinn í 2. bekk Reykjavíkurskóla 1892 (ÍÆ-I:95)</text:p>
          </table:table-cell>
          <table:table-cell table:number-columns-repeated="1006"/>
        </table:table-row>
        <table:table-row table:style-name="ro1">
          <table:table-cell office:value-type="string" calcext:value-type="string">
            <text:p>1893-VeturSumar-GudmGudm.txt</text:p>
          </table:table-cell>
          <table:table-cell office:value-type="string" calcext:value-type="string">
            <text:p>GudmGudm</text:p>
          </table:table-cell>
          <table:table-cell table:number-columns-repeated="2"/>
          <table:table-cell office:value-type="float" office:value="104" calcext:value-type="float">
            <text:p>104</text:p>
          </table:table-cell>
          <table:table-cell office:value-type="string" calcext:value-type="string">
            <text:p>Guðmundur Guðmundsson</text:p>
          </table:table-cell>
          <table:table-cell/>
          <table:table-cell office:value-type="float" office:value="1893" calcext:value-type="float">
            <text:p>1893</text:p>
          </table:table-cell>
          <table:table-cell office:value-type="string" calcext:value-type="string">
            <text:p>1893-VeturSumar-GudmGudm.txt</text:p>
          </table:table-cell>
          <table:table-cell office:value-type="float" office:value="1874" calcext:value-type="float">
            <text:p>1874</text:p>
          </table:table-cell>
          <table:table-cell office:value-type="float" office:value="1919" calcext:value-type="float">
            <text:p>1919</text:p>
          </table:table-cell>
          <table:table-cell office:value-type="float" office:value="1897" calcext:value-type="float">
            <text:p>1897</text:p>
          </table:table-cell>
          <table:table-cell table:formula="of:=[.H105]-[.J105]" office:value-type="float" office:value="19" calcext:value-type="float">
            <text:p>19</text:p>
          </table:table-cell>
          <table:table-cell office:value-type="string" calcext:value-type="string">
            <text:p>70s</text:p>
          </table:table-cell>
          <table:table-cell office:value-type="string" calcext:value-type="string">
            <text:p>I</text:p>
          </table:table-cell>
          <table:table-cell office:value-type="float" office:value="2" calcext:value-type="float">
            <text:p>2</text:p>
          </table:table-cell>
          <table:table-cell table:number-columns-repeated="1007"/>
        </table:table-row>
        <table:table-row table:style-name="ro1">
          <table:table-cell office:value-type="string" calcext:value-type="string">
            <text:p>1894-ListinLifa-PallFridrVidBjarn.txt</text:p>
          </table:table-cell>
          <table:table-cell office:value-type="string" calcext:value-type="string">
            <text:p>PallFridrVidBjarn</text:p>
          </table:table-cell>
          <table:table-cell table:number-columns-repeated="2"/>
          <table:table-cell office:value-type="float" office:value="105" calcext:value-type="float">
            <text:p>105</text:p>
          </table:table-cell>
          <table:table-cell office:value-type="string" calcext:value-type="string">
            <text:p>Páll Friðrik Vídalín Bjarnason</text:p>
          </table:table-cell>
          <table:table-cell/>
          <table:table-cell office:value-type="float" office:value="1894" calcext:value-type="float">
            <text:p>1894</text:p>
          </table:table-cell>
          <table:table-cell office:value-type="string" calcext:value-type="string">
            <text:p>1894-ListinLifa-PallFridrVidBjarn.txt</text:p>
          </table:table-cell>
          <table:table-cell office:value-type="float" office:value="1873" calcext:value-type="float">
            <text:p>1873</text:p>
          </table:table-cell>
          <table:table-cell office:value-type="float" office:value="1930" calcext:value-type="float">
            <text:p>1930</text:p>
          </table:table-cell>
          <table:table-cell office:value-type="float" office:value="1895" calcext:value-type="float">
            <text:p>1895</text:p>
          </table:table-cell>
          <table:table-cell table:formula="of:=[.H106]-[.J106]" office:value-type="float" office:value="21" calcext:value-type="float">
            <text:p>21</text:p>
          </table:table-cell>
          <table:table-cell office:value-type="string" calcext:value-type="string">
            <text:p>70s</text:p>
          </table:table-cell>
          <table:table-cell office:value-type="string" calcext:value-type="string">
            <text:p>ág.</text:p>
          </table:table-cell>
          <table:table-cell office:value-type="float" office:value="5" calcext:value-type="float">
            <text:p>5</text:p>
          </table:table-cell>
          <table:table-cell table:number-columns-repeated="1007"/>
        </table:table-row>
        <table:table-row table:style-name="ro1">
          <table:table-cell office:value-type="string" calcext:value-type="string">
            <text:p>1894-LysingHeima-ArnSig.txt</text:p>
          </table:table-cell>
          <table:table-cell office:value-type="string" calcext:value-type="string">
            <text:p>ArnSig</text:p>
          </table:table-cell>
          <table:table-cell table:number-columns-repeated="2"/>
          <table:table-cell office:value-type="float" office:value="106" calcext:value-type="float">
            <text:p>106</text:p>
          </table:table-cell>
          <table:table-cell office:value-type="string" calcext:value-type="string">
            <text:p>Árni Sigurðsson</text:p>
          </table:table-cell>
          <table:table-cell/>
          <table:table-cell office:value-type="float" office:value="1894" calcext:value-type="float">
            <text:p>1894</text:p>
          </table:table-cell>
          <table:table-cell office:value-type="string" calcext:value-type="string">
            <text:p>1894-LysingHeima-ArnSig.txt</text:p>
          </table:table-cell>
          <table:table-cell office:value-type="float" office:value="1875" calcext:value-type="float">
            <text:p>1875</text:p>
          </table:table-cell>
          <table:table-cell table:number-columns-repeated="2"/>
          <table:table-cell table:formula="of:=[.H107]-[.J107]" office:value-type="float" office:value="19" calcext:value-type="float">
            <text:p>19</text:p>
          </table:table-cell>
          <table:table-cell office:value-type="string" calcext:value-type="string">
            <text:p>70s</text:p>
          </table:table-cell>
          <table:table-cell office:value-type="string" calcext:value-type="string">
            <text:p>N/A</text:p>
          </table:table-cell>
          <table:table-cell office:value-type="float" office:value="1" calcext:value-type="float">
            <text:p>1</text:p>
          </table:table-cell>
          <table:table-cell office:value-type="string" calcext:value-type="string">
            <text:p>2004: Hann stund­aði nám við Lærða skól­ann um skeið, en lauk ekki prófi.</text:p>
          </table:table-cell>
          <table:table-cell table:number-columns-repeated="1006"/>
        </table:table-row>
        <table:table-row table:style-name="ro1">
          <table:table-cell office:value-type="string" calcext:value-type="string">
            <text:p>1894-LysingHeima-HansBjarn.txt</text:p>
          </table:table-cell>
          <table:table-cell office:value-type="string" calcext:value-type="string">
            <text:p>HansBjarn</text:p>
          </table:table-cell>
          <table:table-cell table:number-columns-repeated="2"/>
          <table:table-cell office:value-type="float" office:value="107" calcext:value-type="float">
            <text:p>107</text:p>
          </table:table-cell>
          <table:table-cell office:value-type="string" calcext:value-type="string">
            <text:p>Hans Bjarnason</text:p>
          </table:table-cell>
          <table:table-cell/>
          <table:table-cell office:value-type="float" office:value="1894" calcext:value-type="float">
            <text:p>1894</text:p>
          </table:table-cell>
          <table:table-cell office:value-type="string" calcext:value-type="string">
            <text:p>1894-LysingHeima-HansBjarn.txt</text:p>
          </table:table-cell>
          <table:table-cell table:number-columns-repeated="5"/>
          <table:table-cell office:value-type="string" calcext:value-type="string">
            <text:p>N/A</text:p>
          </table:table-cell>
          <table:table-cell office:value-type="float" office:value="1" calcext:value-type="float">
            <text:p>1</text:p>
          </table:table-cell>
          <table:table-cell office:value-type="string" calcext:value-type="string">
            <text:p>2004: Hans stund­aði nám við Lærða skól­ann um skeið, en lauk ekki prófi</text:p>
          </table:table-cell>
          <table:table-cell table:number-columns-repeated="1006"/>
        </table:table-row>
        <table:table-row table:style-name="ro1">
          <table:table-cell office:value-type="string" calcext:value-type="string">
            <text:p>1894-LysingHeima-JonBrands.txt</text:p>
          </table:table-cell>
          <table:table-cell office:value-type="string" calcext:value-type="string">
            <text:p>JonBrands</text:p>
          </table:table-cell>
          <table:table-cell table:number-columns-repeated="2"/>
          <table:table-cell office:value-type="float" office:value="108" calcext:value-type="float">
            <text:p>108</text:p>
          </table:table-cell>
          <table:table-cell office:value-type="string" calcext:value-type="string">
            <text:p>Jón Brandsson</text:p>
          </table:table-cell>
          <table:table-cell/>
          <table:table-cell office:value-type="float" office:value="1894" calcext:value-type="float">
            <text:p>1894</text:p>
          </table:table-cell>
          <table:table-cell office:value-type="string" calcext:value-type="string">
            <text:p>1894-LysingHeima-JonBrands.txt</text:p>
          </table:table-cell>
          <table:table-cell office:value-type="float" office:value="1875" calcext:value-type="float">
            <text:p>1875</text:p>
          </table:table-cell>
          <table:table-cell office:value-type="float" office:value="1959" calcext:value-type="float">
            <text:p>1959</text:p>
          </table:table-cell>
          <table:table-cell office:value-type="float" office:value="1899" calcext:value-type="float">
            <text:p>1899</text:p>
          </table:table-cell>
          <table:table-cell table:formula="of:=[.H109]-[.J109]" office:value-type="float" office:value="19" calcext:value-type="float">
            <text:p>19</text:p>
          </table:table-cell>
          <table:table-cell office:value-type="string" calcext:value-type="string">
            <text:p>70s</text:p>
          </table:table-cell>
          <table:table-cell office:value-type="string" calcext:value-type="string">
            <text:p>II</text:p>
          </table:table-cell>
          <table:table-cell office:value-type="float" office:value="1" calcext:value-type="float">
            <text:p>1</text:p>
          </table:table-cell>
          <table:table-cell table:number-columns-repeated="1007"/>
        </table:table-row>
        <table:table-row table:style-name="ro1">
          <table:table-cell office:value-type="string" calcext:value-type="string">
            <text:p>1894-LysingHeima-JonJoh.txt</text:p>
          </table:table-cell>
          <table:table-cell office:value-type="string" calcext:value-type="string">
            <text:p>JonJoh</text:p>
          </table:table-cell>
          <table:table-cell table:number-columns-repeated="2"/>
          <table:table-cell office:value-type="float" office:value="109" calcext:value-type="float">
            <text:p>109</text:p>
          </table:table-cell>
          <table:table-cell office:value-type="string" calcext:value-type="string">
            <text:p>Jón Jóhannesson</text:p>
          </table:table-cell>
          <table:table-cell office:value-type="string" calcext:value-type="string">
            <text:p>Jón Norðfjörð Jó­hann­es­son</text:p>
          </table:table-cell>
          <table:table-cell office:value-type="float" office:value="1894" calcext:value-type="float">
            <text:p>1894</text:p>
          </table:table-cell>
          <table:table-cell office:value-type="string" calcext:value-type="string">
            <text:p>1894-LysingHeima-JonJoh.txt</text:p>
          </table:table-cell>
          <table:table-cell office:value-type="float" office:value="1878" calcext:value-type="float">
            <text:p>1878</text:p>
          </table:table-cell>
          <table:table-cell office:value-type="float" office:value="1958" calcext:value-type="float">
            <text:p>1958</text:p>
          </table:table-cell>
          <table:table-cell office:value-type="float" office:value="1899" calcext:value-type="float">
            <text:p>1899</text:p>
          </table:table-cell>
          <table:table-cell table:formula="of:=[.H110]-[.J110]" office:value-type="float" office:value="16" calcext:value-type="float">
            <text:p>16</text:p>
          </table:table-cell>
          <table:table-cell office:value-type="string" calcext:value-type="string">
            <text:p>70s</text:p>
          </table:table-cell>
          <table:table-cell office:value-type="string" calcext:value-type="string">
            <text:p>II</text:p>
          </table:table-cell>
          <table:table-cell office:value-type="float" office:value="1" calcext:value-type="float">
            <text:p>1</text:p>
          </table:table-cell>
          <table:table-cell table:number-columns-repeated="1007"/>
        </table:table-row>
        <table:table-row table:style-name="ro1">
          <table:table-cell office:value-type="string" calcext:value-type="string">
            <text:p>1894-LysingHeima-SigMark.txt</text:p>
          </table:table-cell>
          <table:table-cell office:value-type="string" calcext:value-type="string">
            <text:p>SigMark</text:p>
          </table:table-cell>
          <table:table-cell table:number-columns-repeated="2"/>
          <table:table-cell office:value-type="float" office:value="110" calcext:value-type="float">
            <text:p>110</text:p>
          </table:table-cell>
          <table:table-cell office:value-type="string" calcext:value-type="string">
            <text:p>Sigurjón Markússon</text:p>
          </table:table-cell>
          <table:table-cell/>
          <table:table-cell office:value-type="float" office:value="1894" calcext:value-type="float">
            <text:p>1894</text:p>
          </table:table-cell>
          <table:table-cell office:value-type="string" calcext:value-type="string">
            <text:p>1894-LysingHeima-SigMark.txt</text:p>
          </table:table-cell>
          <table:table-cell office:value-type="float" office:value="1879" calcext:value-type="float">
            <text:p>1879</text:p>
          </table:table-cell>
          <table:table-cell office:value-type="float" office:value="1959" calcext:value-type="float">
            <text:p>1959</text:p>
          </table:table-cell>
          <table:table-cell office:value-type="float" office:value="1900" calcext:value-type="float">
            <text:p>1900</text:p>
          </table:table-cell>
          <table:table-cell table:formula="of:=[.H111]-[.J111]" office:value-type="float" office:value="15" calcext:value-type="float">
            <text:p>15</text:p>
          </table:table-cell>
          <table:table-cell office:value-type="string" calcext:value-type="string">
            <text:p>70s</text:p>
          </table:table-cell>
          <table:table-cell office:value-type="string" calcext:value-type="string">
            <text:p>I</text:p>
          </table:table-cell>
          <table:table-cell office:value-type="float" office:value="1" calcext:value-type="float">
            <text:p>1</text:p>
          </table:table-cell>
          <table:table-cell table:number-columns-repeated="1007"/>
        </table:table-row>
        <table:table-row table:style-name="ro1">
          <table:table-cell office:value-type="string" calcext:value-type="string">
            <text:p>1894-SveitaBaejarlif-JonHjaltSig.txt</text:p>
          </table:table-cell>
          <table:table-cell office:value-type="string" calcext:value-type="string">
            <text:p>JonHjaltSig</text:p>
          </table:table-cell>
          <table:table-cell table:number-columns-repeated="2"/>
          <table:table-cell office:value-type="float" office:value="111" calcext:value-type="float">
            <text:p>111</text:p>
          </table:table-cell>
          <table:table-cell office:value-type="string" calcext:value-type="string">
            <text:p>Jón Hjaltalín Sigurðsson</text:p>
          </table:table-cell>
          <table:table-cell/>
          <table:table-cell office:value-type="float" office:value="1894" calcext:value-type="float">
            <text:p>1894</text:p>
          </table:table-cell>
          <table:table-cell office:value-type="string" calcext:value-type="string">
            <text:p>1894-SveitaBaejarlif-JonHjaltSig.txt</text:p>
          </table:table-cell>
          <table:table-cell office:value-type="float" office:value="1878" calcext:value-type="float">
            <text:p>1878</text:p>
          </table:table-cell>
          <table:table-cell office:value-type="float" office:value="1955" calcext:value-type="float">
            <text:p>1955</text:p>
          </table:table-cell>
          <table:table-cell office:value-type="float" office:value="1898" calcext:value-type="float">
            <text:p>1898</text:p>
          </table:table-cell>
          <table:table-cell table:formula="of:=[.H112]-[.J112]" office:value-type="float" office:value="16" calcext:value-type="float">
            <text:p>16</text:p>
          </table:table-cell>
          <table:table-cell office:value-type="string" calcext:value-type="string">
            <text:p>70s</text:p>
          </table:table-cell>
          <table:table-cell office:value-type="string" calcext:value-type="string">
            <text:p>I</text:p>
          </table:table-cell>
          <table:table-cell office:value-type="float" office:value="2" calcext:value-type="float">
            <text:p>2</text:p>
          </table:table-cell>
          <table:table-cell table:number-columns-repeated="1007"/>
        </table:table-row>
        <table:table-row table:style-name="ro1">
          <table:table-cell office:value-type="string" calcext:value-type="string">
            <text:p>1895-IthrottirLeikir-EggBrEir.txt</text:p>
          </table:table-cell>
          <table:table-cell office:value-type="string" calcext:value-type="string">
            <text:p>EggBrEir</text:p>
          </table:table-cell>
          <table:table-cell table:number-columns-repeated="2"/>
          <table:table-cell office:value-type="float" office:value="112" calcext:value-type="float">
            <text:p>112</text:p>
          </table:table-cell>
          <table:table-cell office:value-type="string" calcext:value-type="string">
            <text:p>Eggert Briem Eiríksson</text:p>
          </table:table-cell>
          <table:table-cell/>
          <table:table-cell office:value-type="float" office:value="1895" calcext:value-type="float">
            <text:p>1895</text:p>
          </table:table-cell>
          <table:table-cell office:value-type="string" calcext:value-type="string">
            <text:p>1895-IthrottirLeikir-EggBrEir.txt</text:p>
          </table:table-cell>
          <table:table-cell office:value-type="float" office:value="1879" calcext:value-type="float">
            <text:p>1879</text:p>
          </table:table-cell>
          <table:table-cell office:value-type="float" office:value="1939" calcext:value-type="float">
            <text:p>1939</text:p>
          </table:table-cell>
          <table:table-cell office:value-type="float" office:value="1897" calcext:value-type="float">
            <text:p>1897</text:p>
          </table:table-cell>
          <table:table-cell table:formula="of:=[.H113]-[.J113]" office:value-type="float" office:value="16" calcext:value-type="float">
            <text:p>16</text:p>
          </table:table-cell>
          <table:table-cell office:value-type="string" calcext:value-type="string">
            <text:p>70s</text:p>
          </table:table-cell>
          <table:table-cell office:value-type="string" calcext:value-type="string">
            <text:p>II</text:p>
          </table:table-cell>
          <table:table-cell office:value-type="float" office:value="2" calcext:value-type="float">
            <text:p>2</text:p>
          </table:table-cell>
          <table:table-cell office:value-type="string" calcext:value-type="string">
            <text:p>ÍÆ: lauk 4. bekkjar prófi</text:p>
          </table:table-cell>
          <table:table-cell table:number-columns-repeated="1006"/>
        </table:table-row>
        <table:table-row table:style-name="ro1">
          <table:table-cell office:value-type="string" calcext:value-type="string">
            <text:p>1895-IthrottirLeikir-GudmBen.txt</text:p>
          </table:table-cell>
          <table:table-cell office:value-type="string" calcext:value-type="string">
            <text:p>GudmBen</text:p>
          </table:table-cell>
          <table:table-cell table:number-columns-repeated="2"/>
          <table:table-cell office:value-type="float" office:value="113" calcext:value-type="float">
            <text:p>113</text:p>
          </table:table-cell>
          <table:table-cell office:value-type="string" calcext:value-type="string">
            <text:p>Guðmundur Benediktsson</text:p>
          </table:table-cell>
          <table:table-cell/>
          <table:table-cell office:value-type="float" office:value="1895" calcext:value-type="float">
            <text:p>1895</text:p>
          </table:table-cell>
          <table:table-cell office:value-type="string" calcext:value-type="string">
            <text:p>1895-IthrottirLeikir-GudmBen.txt</text:p>
          </table:table-cell>
          <table:table-cell office:value-type="float" office:value="1879" calcext:value-type="float">
            <text:p>1879</text:p>
          </table:table-cell>
          <table:table-cell office:value-type="float" office:value="1918" calcext:value-type="float">
            <text:p>1918</text:p>
          </table:table-cell>
          <table:table-cell office:value-type="float" office:value="1899" calcext:value-type="float">
            <text:p>1899</text:p>
          </table:table-cell>
          <table:table-cell table:formula="of:=[.H114]-[.J114]" office:value-type="float" office:value="16" calcext:value-type="float">
            <text:p>16</text:p>
          </table:table-cell>
          <table:table-cell office:value-type="string" calcext:value-type="string">
            <text:p>70s</text:p>
          </table:table-cell>
          <table:table-cell office:value-type="string" calcext:value-type="string">
            <text:p>I</text:p>
          </table:table-cell>
          <table:table-cell office:value-type="float" office:value="2" calcext:value-type="float">
            <text:p>2</text:p>
          </table:table-cell>
          <table:table-cell table:number-columns-repeated="1007"/>
        </table:table-row>
        <table:table-row table:style-name="ro1">
          <table:table-cell office:value-type="string" calcext:value-type="string">
            <text:p>1895-SveitBaejarlif-EggBrEir.txt</text:p>
          </table:table-cell>
          <table:table-cell table:style-name="ce20" office:value-type="string" calcext:value-type="string">
            <text:p>EggBrEir</text:p>
          </table:table-cell>
          <table:table-cell/>
          <table:table-cell table:style-name="ce25"/>
          <table:table-cell office:value-type="float" office:value="114" calcext:value-type="float">
            <text:p>114</text:p>
          </table:table-cell>
          <table:table-cell table:style-name="ce8" office:value-type="string" calcext:value-type="string">
            <text:p>Eggert Briem Eiríksson</text:p>
          </table:table-cell>
          <table:table-cell/>
          <table:table-cell office:value-type="float" office:value="1895" calcext:value-type="float">
            <text:p>1895</text:p>
          </table:table-cell>
          <table:table-cell office:value-type="string" calcext:value-type="string">
            <text:p>1895-SveitBaejarlif-EggBrEir.txt</text:p>
          </table:table-cell>
          <table:table-cell table:style-name="ce25" office:value-type="float" office:value="1879" calcext:value-type="float">
            <text:p>1879</text:p>
          </table:table-cell>
          <table:table-cell office:value-type="float" office:value="1939" calcext:value-type="float">
            <text:p>1939</text:p>
          </table:table-cell>
          <table:table-cell office:value-type="float" office:value="1897" calcext:value-type="float">
            <text:p>1897</text:p>
          </table:table-cell>
          <table:table-cell table:formula="of:=[.H115]-[.J115]" office:value-type="float" office:value="16" calcext:value-type="float">
            <text:p>16</text:p>
          </table:table-cell>
          <table:table-cell office:value-type="string" calcext:value-type="string">
            <text:p>70s</text:p>
          </table:table-cell>
          <table:table-cell office:value-type="string" calcext:value-type="string">
            <text:p>II</text:p>
          </table:table-cell>
          <table:table-cell office:value-type="float" office:value="2" calcext:value-type="float">
            <text:p>2</text:p>
          </table:table-cell>
          <table:table-cell office:value-type="string" calcext:value-type="string">
            <text:p>ÍÆ-1-315: Lauk 4. bekkjar prófi</text:p>
          </table:table-cell>
          <table:table-cell table:number-columns-repeated="1006"/>
        </table:table-row>
        <table:table-row table:style-name="ro1">
          <table:table-cell office:value-type="string" calcext:value-type="string">
            <text:p>1895-SveitBaejarlif-HendrErl.txt</text:p>
          </table:table-cell>
          <table:table-cell office:value-type="string" calcext:value-type="string">
            <text:p>HendrErl</text:p>
          </table:table-cell>
          <table:table-cell table:number-columns-repeated="2"/>
          <table:table-cell office:value-type="float" office:value="115" calcext:value-type="float">
            <text:p>115</text:p>
          </table:table-cell>
          <table:table-cell office:value-type="string" calcext:value-type="string">
            <text:p>Hendrik Erlendsson</text:p>
          </table:table-cell>
          <table:table-cell table:style-name="ce25" office:value-type="string" calcext:value-type="string">
            <text:p>Hen­rik Stefán Er­lends­son</text:p>
          </table:table-cell>
          <table:table-cell office:value-type="float" office:value="1895" calcext:value-type="float">
            <text:p>1895</text:p>
          </table:table-cell>
          <table:table-cell office:value-type="string" calcext:value-type="string">
            <text:p>1895-SveitBaejarlif-HendrErl.txt</text:p>
          </table:table-cell>
          <table:table-cell office:value-type="float" office:value="1879" calcext:value-type="float">
            <text:p>1879</text:p>
          </table:table-cell>
          <table:table-cell office:value-type="float" office:value="1930" calcext:value-type="float">
            <text:p>1930</text:p>
          </table:table-cell>
          <table:table-cell office:value-type="float" office:value="1899" calcext:value-type="float">
            <text:p>1899</text:p>
          </table:table-cell>
          <table:table-cell table:formula="of:=[.H116]-[.J116]" office:value-type="float" office:value="16" calcext:value-type="float">
            <text:p>16</text:p>
          </table:table-cell>
          <table:table-cell office:value-type="string" calcext:value-type="string">
            <text:p>70s</text:p>
          </table:table-cell>
          <table:table-cell office:value-type="string" calcext:value-type="string">
            <text:p>I</text:p>
          </table:table-cell>
          <table:table-cell office:value-type="float" office:value="2" calcext:value-type="float">
            <text:p>2</text:p>
          </table:table-cell>
          <table:table-cell table:number-columns-repeated="1007"/>
        </table:table-row>
        <table:table-row table:style-name="ro1">
          <table:table-cell office:value-type="string" calcext:value-type="string">
            <text:p>1895-SveitBaejarlif-KristBjorns.txt</text:p>
          </table:table-cell>
          <table:table-cell office:value-type="string" calcext:value-type="string">
            <text:p>KristBjorns</text:p>
          </table:table-cell>
          <table:table-cell table:number-columns-repeated="2"/>
          <table:table-cell office:value-type="float" office:value="116" calcext:value-type="float">
            <text:p>116</text:p>
          </table:table-cell>
          <table:table-cell office:value-type="string" calcext:value-type="string">
            <text:p>Kristinn Björnsson</text:p>
          </table:table-cell>
          <table:table-cell/>
          <table:table-cell office:value-type="float" office:value="1895" calcext:value-type="float">
            <text:p>1895</text:p>
          </table:table-cell>
          <table:table-cell office:value-type="string" calcext:value-type="string">
            <text:p>1895-SveitBaejarlif-KristBjorns.txt</text:p>
          </table:table-cell>
          <table:table-cell office:value-type="float" office:value="1879" calcext:value-type="float">
            <text:p>1879</text:p>
          </table:table-cell>
          <table:table-cell office:value-type="float" office:value="1939" calcext:value-type="float">
            <text:p>1939</text:p>
          </table:table-cell>
          <table:table-cell office:value-type="float" office:value="1899" calcext:value-type="float">
            <text:p>1899</text:p>
          </table:table-cell>
          <table:table-cell table:formula="of:=[.H117]-[.J117]" office:value-type="float" office:value="16" calcext:value-type="float">
            <text:p>16</text:p>
          </table:table-cell>
          <table:table-cell office:value-type="string" calcext:value-type="string">
            <text:p>70s</text:p>
          </table:table-cell>
          <table:table-cell office:value-type="string" calcext:value-type="string">
            <text:p>I</text:p>
          </table:table-cell>
          <table:table-cell office:value-type="float" office:value="2" calcext:value-type="float">
            <text:p>2</text:p>
          </table:table-cell>
          <table:table-cell table:number-columns-repeated="1007"/>
        </table:table-row>
        <table:table-row table:style-name="ro1">
          <table:table-cell office:value-type="string" calcext:value-type="string">
            <text:p>1895-ThjodFramtid-GudmGudm.txt</text:p>
          </table:table-cell>
          <table:table-cell table:style-name="ce20" office:value-type="string" calcext:value-type="string">
            <text:p>GudmGudm</text:p>
          </table:table-cell>
          <table:table-cell table:number-columns-repeated="2"/>
          <table:table-cell office:value-type="float" office:value="117" calcext:value-type="float">
            <text:p>117</text:p>
          </table:table-cell>
          <table:table-cell office:value-type="string" calcext:value-type="string">
            <text:p>Guðmundur Guðmundsson</text:p>
          </table:table-cell>
          <table:table-cell/>
          <table:table-cell office:value-type="float" office:value="1895" calcext:value-type="float">
            <text:p>1895</text:p>
          </table:table-cell>
          <table:table-cell office:value-type="string" calcext:value-type="string">
            <text:p>1895-ThjodFramtid-GudmGudm.txt</text:p>
          </table:table-cell>
          <table:table-cell office:value-type="float" office:value="1874" calcext:value-type="float">
            <text:p>1874</text:p>
          </table:table-cell>
          <table:table-cell office:value-type="float" office:value="1919" calcext:value-type="float">
            <text:p>1919</text:p>
          </table:table-cell>
          <table:table-cell office:value-type="float" office:value="1897" calcext:value-type="float">
            <text:p>1897</text:p>
          </table:table-cell>
          <table:table-cell table:formula="of:=[.H118]-[.J118]" office:value-type="float" office:value="21" calcext:value-type="float">
            <text:p>21</text:p>
          </table:table-cell>
          <table:table-cell office:value-type="string" calcext:value-type="string">
            <text:p>7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95-ThjodFramtid-JonThorl.txt</text:p>
          </table:table-cell>
          <table:table-cell office:value-type="string" calcext:value-type="string">
            <text:p>JonThorl</text:p>
          </table:table-cell>
          <table:table-cell table:number-columns-repeated="2"/>
          <table:table-cell office:value-type="float" office:value="118" calcext:value-type="float">
            <text:p>118</text:p>
          </table:table-cell>
          <table:table-cell office:value-type="string" calcext:value-type="string">
            <text:p>Jón Þorláksson</text:p>
          </table:table-cell>
          <table:table-cell/>
          <table:table-cell office:value-type="float" office:value="1895" calcext:value-type="float">
            <text:p>1895</text:p>
          </table:table-cell>
          <table:table-cell office:value-type="string" calcext:value-type="string">
            <text:p>1895-ThjodFramtid-JonThorl.txt</text:p>
          </table:table-cell>
          <table:table-cell office:value-type="float" office:value="1877" calcext:value-type="float">
            <text:p>1877</text:p>
          </table:table-cell>
          <table:table-cell office:value-type="float" office:value="1935" calcext:value-type="float">
            <text:p>1935</text:p>
          </table:table-cell>
          <table:table-cell office:value-type="float" office:value="1897" calcext:value-type="float">
            <text:p>1897</text:p>
          </table:table-cell>
          <table:table-cell table:formula="of:=[.H119]-[.J119]" office:value-type="float" office:value="18" calcext:value-type="float">
            <text:p>18</text:p>
          </table:table-cell>
          <table:table-cell office:value-type="string" calcext:value-type="string">
            <text:p>70s</text:p>
          </table:table-cell>
          <table:table-cell office:value-type="string" calcext:value-type="string">
            <text:p>ág.</text:p>
          </table:table-cell>
          <table:table-cell office:value-type="float" office:value="4" calcext:value-type="float">
            <text:p>4</text:p>
          </table:table-cell>
          <table:table-cell table:number-columns-repeated="1007"/>
        </table:table-row>
        <table:table-row table:style-name="ro1">
          <table:table-cell office:value-type="string" calcext:value-type="string">
            <text:p>1895-ThjodFramtid-PallSaem.txt</text:p>
          </table:table-cell>
          <table:table-cell office:value-type="string" calcext:value-type="string">
            <text:p>PallSaem</text:p>
          </table:table-cell>
          <table:table-cell table:number-columns-repeated="2"/>
          <table:table-cell office:value-type="float" office:value="119" calcext:value-type="float">
            <text:p>119</text:p>
          </table:table-cell>
          <table:table-cell office:value-type="string" calcext:value-type="string">
            <text:p>Páll Sæmundsson</text:p>
          </table:table-cell>
          <table:table-cell/>
          <table:table-cell office:value-type="float" office:value="1895" calcext:value-type="float">
            <text:p>1895</text:p>
          </table:table-cell>
          <table:table-cell office:value-type="string" calcext:value-type="string">
            <text:p>1895-ThjodFramtid-PallSaem.txt</text:p>
          </table:table-cell>
          <table:table-cell office:value-type="float" office:value="1874" calcext:value-type="float">
            <text:p>1874</text:p>
          </table:table-cell>
          <table:table-cell office:value-type="float" office:value="1961" calcext:value-type="float">
            <text:p>1961</text:p>
          </table:table-cell>
          <table:table-cell office:value-type="float" office:value="1895" calcext:value-type="float">
            <text:p>1895</text:p>
          </table:table-cell>
          <table:table-cell table:formula="of:=[.H120]-[.J120]" office:value-type="float" office:value="21" calcext:value-type="float">
            <text:p>21</text:p>
          </table:table-cell>
          <table:table-cell office:value-type="string" calcext:value-type="string">
            <text:p>7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95-ThjodFramtid-SigPals.txt</text:p>
          </table:table-cell>
          <table:table-cell office:value-type="string" calcext:value-type="string">
            <text:p>SigPals</text:p>
          </table:table-cell>
          <table:table-cell table:number-columns-repeated="2"/>
          <table:table-cell office:value-type="float" office:value="120" calcext:value-type="float">
            <text:p>120</text:p>
          </table:table-cell>
          <table:table-cell office:value-type="string" calcext:value-type="string">
            <text:p>Sigurður Pálsson</text:p>
          </table:table-cell>
          <table:table-cell/>
          <table:table-cell office:value-type="float" office:value="1895" calcext:value-type="float">
            <text:p>1895</text:p>
          </table:table-cell>
          <table:table-cell office:value-type="string" calcext:value-type="string">
            <text:p>1895-ThjodFramtid-SigPals.txt</text:p>
          </table:table-cell>
          <table:table-cell office:value-type="float" office:value="1870" calcext:value-type="float">
            <text:p>1870</text:p>
          </table:table-cell>
          <table:table-cell office:value-type="float" office:value="1947" calcext:value-type="float">
            <text:p>1947</text:p>
          </table:table-cell>
          <table:table-cell office:value-type="float" office:value="1895" calcext:value-type="float">
            <text:p>1895</text:p>
          </table:table-cell>
          <table:table-cell table:formula="of:=[.H121]-[.J121]" office:value-type="float" office:value="25" calcext:value-type="float">
            <text:p>25</text:p>
          </table:table-cell>
          <table:table-cell office:value-type="string" calcext:value-type="string">
            <text:p>7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96-ListinLifa-JonOlRos.txt</text:p>
          </table:table-cell>
          <table:table-cell office:value-type="string" calcext:value-type="string">
            <text:p>JonOlRos</text:p>
          </table:table-cell>
          <table:table-cell table:number-columns-repeated="2"/>
          <table:table-cell office:value-type="float" office:value="121" calcext:value-type="float">
            <text:p>121</text:p>
          </table:table-cell>
          <table:table-cell office:value-type="string" calcext:value-type="string">
            <text:p>Jón Ólafsson Rósinkrans</text:p>
          </table:table-cell>
          <table:table-cell/>
          <table:table-cell office:value-type="float" office:value="1896" calcext:value-type="float">
            <text:p>1896</text:p>
          </table:table-cell>
          <table:table-cell office:value-type="string" calcext:value-type="string">
            <text:p>1896-ListinLifa-JonOlRos.txt</text:p>
          </table:table-cell>
          <table:table-cell office:value-type="float" office:value="1879" calcext:value-type="float">
            <text:p>1879</text:p>
          </table:table-cell>
          <table:table-cell office:value-type="float" office:value="1924" calcext:value-type="float">
            <text:p>1924</text:p>
          </table:table-cell>
          <table:table-cell office:value-type="float" office:value="1899" calcext:value-type="float">
            <text:p>1899</text:p>
          </table:table-cell>
          <table:table-cell table:formula="of:=[.H122]-[.J122]" office:value-type="float" office:value="17" calcext:value-type="float">
            <text:p>17</text:p>
          </table:table-cell>
          <table:table-cell office:value-type="string" calcext:value-type="string">
            <text:p>70s</text:p>
          </table:table-cell>
          <table:table-cell office:value-type="string" calcext:value-type="string">
            <text:p>II</text:p>
          </table:table-cell>
          <table:table-cell office:value-type="float" office:value="3" calcext:value-type="float">
            <text:p>3</text:p>
          </table:table-cell>
          <table:table-cell table:number-columns-repeated="1007"/>
        </table:table-row>
        <table:table-row table:style-name="ro1">
          <table:table-cell office:value-type="string" calcext:value-type="string">
            <text:p>1896-ListinLifa-StefGudmStef.txt</text:p>
          </table:table-cell>
          <table:table-cell office:value-type="string" calcext:value-type="string">
            <text:p>StefGudmStef</text:p>
          </table:table-cell>
          <table:table-cell table:number-columns-repeated="2"/>
          <table:table-cell office:value-type="float" office:value="122" calcext:value-type="float">
            <text:p>122</text:p>
          </table:table-cell>
          <table:table-cell office:value-type="string" calcext:value-type="string">
            <text:p>Stefán Guðmundsson Stefánsson</text:p>
          </table:table-cell>
          <table:table-cell office:value-type="string" calcext:value-type="string">
            <text:p>Stefán Guðmundur Stefánsson</text:p>
          </table:table-cell>
          <table:table-cell office:value-type="float" office:value="1896" calcext:value-type="float">
            <text:p>1896</text:p>
          </table:table-cell>
          <table:table-cell office:value-type="string" calcext:value-type="string">
            <text:p>1896-ListinLifa-StefGudmStef.txt</text:p>
          </table:table-cell>
          <table:table-cell office:value-type="float" office:value="1876" calcext:value-type="float">
            <text:p>1876</text:p>
          </table:table-cell>
          <table:table-cell office:value-type="float" office:value="1948" calcext:value-type="float">
            <text:p>1948</text:p>
          </table:table-cell>
          <table:table-cell office:value-type="float" office:value="1899" calcext:value-type="float">
            <text:p>1899</text:p>
          </table:table-cell>
          <table:table-cell table:formula="of:=[.H123]-[.J123]" office:value-type="float" office:value="20" calcext:value-type="float">
            <text:p>20</text:p>
          </table:table-cell>
          <table:table-cell office:value-type="string" calcext:value-type="string">
            <text:p>70s</text:p>
          </table:table-cell>
          <table:table-cell office:value-type="string" calcext:value-type="string">
            <text:p>I</text:p>
          </table:table-cell>
          <table:table-cell office:value-type="float" office:value="3" calcext:value-type="float">
            <text:p>3</text:p>
          </table:table-cell>
          <table:table-cell table:number-columns-repeated="1007"/>
        </table:table-row>
        <table:table-row table:style-name="ro1">
          <table:table-cell office:value-type="string" calcext:value-type="string">
            <text:p>1896-SaganSjalfstaedi-HalldHerm.txt</text:p>
          </table:table-cell>
          <table:table-cell office:value-type="string" calcext:value-type="string">
            <text:p>HalldHerm</text:p>
          </table:table-cell>
          <table:table-cell table:number-columns-repeated="2"/>
          <table:table-cell office:value-type="float" office:value="123" calcext:value-type="float">
            <text:p>123</text:p>
          </table:table-cell>
          <table:table-cell office:value-type="string" calcext:value-type="string">
            <text:p>Halldór Hermannsson</text:p>
          </table:table-cell>
          <table:table-cell/>
          <table:table-cell office:value-type="float" office:value="1896" calcext:value-type="float">
            <text:p>1896</text:p>
          </table:table-cell>
          <table:table-cell office:value-type="string" calcext:value-type="string">
            <text:p>1896-SaganSjalfstaedi-HalldHerm.txt</text:p>
          </table:table-cell>
          <table:table-cell office:value-type="float" office:value="1878" calcext:value-type="float">
            <text:p>1878</text:p>
          </table:table-cell>
          <table:table-cell office:value-type="float" office:value="1958" calcext:value-type="float">
            <text:p>1958</text:p>
          </table:table-cell>
          <table:table-cell office:value-type="float" office:value="1898" calcext:value-type="float">
            <text:p>1898</text:p>
          </table:table-cell>
          <table:table-cell table:formula="of:=[.H124]-[.J124]" office:value-type="float" office:value="18" calcext:value-type="float">
            <text:p>18</text:p>
          </table:table-cell>
          <table:table-cell office:value-type="string" calcext:value-type="string">
            <text:p>7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96-SaganSjalfstaedi-MatthSThord.txt</text:p>
          </table:table-cell>
          <table:table-cell office:value-type="string" calcext:value-type="string">
            <text:p>MatthSThord</text:p>
          </table:table-cell>
          <table:table-cell table:number-columns-repeated="2"/>
          <table:table-cell office:value-type="float" office:value="124" calcext:value-type="float">
            <text:p>124</text:p>
          </table:table-cell>
          <table:table-cell office:value-type="string" calcext:value-type="string">
            <text:p>Matthías S. Þórðarson</text:p>
          </table:table-cell>
          <table:table-cell office:value-type="string" calcext:value-type="string">
            <text:p>Matthías Septimus Þórðarson</text:p>
          </table:table-cell>
          <table:table-cell office:value-type="float" office:value="1896" calcext:value-type="float">
            <text:p>1896</text:p>
          </table:table-cell>
          <table:table-cell office:value-type="string" calcext:value-type="string">
            <text:p>1896-SaganSjalfstaedi-MatthSThord.txt</text:p>
          </table:table-cell>
          <table:table-cell office:value-type="float" office:value="1877" calcext:value-type="float">
            <text:p>1877</text:p>
          </table:table-cell>
          <table:table-cell office:value-type="float" office:value="1961" calcext:value-type="float">
            <text:p>1961</text:p>
          </table:table-cell>
          <table:table-cell office:value-type="float" office:value="1898" calcext:value-type="float">
            <text:p>1898</text:p>
          </table:table-cell>
          <table:table-cell table:formula="of:=[.H125]-[.J125]" office:value-type="float" office:value="19" calcext:value-type="float">
            <text:p>19</text:p>
          </table:table-cell>
          <table:table-cell office:value-type="string" calcext:value-type="string">
            <text:p>7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97-Fermingardagurinn-BenSveins.txt</text:p>
          </table:table-cell>
          <table:table-cell office:value-type="string" calcext:value-type="string">
            <text:p>BenSveins</text:p>
          </table:table-cell>
          <table:table-cell table:number-columns-repeated="2"/>
          <table:table-cell office:value-type="float" office:value="125" calcext:value-type="float">
            <text:p>125</text:p>
          </table:table-cell>
          <table:table-cell table:style-name="ce8" office:value-type="string" calcext:value-type="string">
            <text:p>Benedikt Sveinsson*</text:p>
          </table:table-cell>
          <table:table-cell/>
          <table:table-cell office:value-type="float" office:value="1897" calcext:value-type="float">
            <text:p>1897</text:p>
          </table:table-cell>
          <table:table-cell office:value-type="string" calcext:value-type="string">
            <text:p>1897-Fermingardagurinn-BenSveins.txt</text:p>
          </table:table-cell>
          <table:table-cell office:value-type="float" office:value="1877" calcext:value-type="float">
            <text:p>1877</text:p>
          </table:table-cell>
          <table:table-cell office:value-type="float" office:value="1954" calcext:value-type="float">
            <text:p>1954</text:p>
          </table:table-cell>
          <table:table-cell office:value-type="float" office:value="1901" calcext:value-type="float">
            <text:p>1901</text:p>
          </table:table-cell>
          <table:table-cell table:formula="of:=[.H126]-[.J126]" office:value-type="float" office:value="20" calcext:value-type="float">
            <text:p>20</text:p>
          </table:table-cell>
          <table:table-cell office:value-type="string" calcext:value-type="string">
            <text:p>70s</text:p>
          </table:table-cell>
          <table:table-cell office:value-type="string" calcext:value-type="string">
            <text:p>III</text:p>
          </table:table-cell>
          <table:table-cell office:value-type="float" office:value="2" calcext:value-type="float">
            <text:p>2</text:p>
          </table:table-cell>
          <table:table-cell office:value-type="string" calcext:value-type="string">
            <text:p>Þjóðólfur, 32. tölublað (28.06.1901), Blaðsíða 128, http://timarit.is/view_page_init.jsp?pageId=2032166</text:p>
          </table:table-cell>
          <table:table-cell table:number-columns-repeated="1006"/>
        </table:table-row>
        <table:table-row table:style-name="ro1">
          <table:table-cell office:value-type="string" calcext:value-type="string">
            <text:p>1897-Fermingardagurinn-JohSigur.txt</text:p>
          </table:table-cell>
          <table:table-cell office:value-type="string" calcext:value-type="string">
            <text:p>JohSigur</text:p>
          </table:table-cell>
          <table:table-cell table:number-columns-repeated="2"/>
          <table:table-cell office:value-type="float" office:value="126" calcext:value-type="float">
            <text:p>126</text:p>
          </table:table-cell>
          <table:table-cell table:style-name="ce8" office:value-type="string" calcext:value-type="string">
            <text:p>Jóhann Sigurjónsson</text:p>
          </table:table-cell>
          <table:table-cell/>
          <table:table-cell office:value-type="float" office:value="1897" calcext:value-type="float">
            <text:p>1897</text:p>
          </table:table-cell>
          <table:table-cell office:value-type="string" calcext:value-type="string">
            <text:p>1897-Fermingardagurinn-JohSigur.txt</text:p>
          </table:table-cell>
          <table:table-cell office:value-type="float" office:value="1880" calcext:value-type="float">
            <text:p>1880</text:p>
          </table:table-cell>
          <table:table-cell office:value-type="float" office:value="1919" calcext:value-type="float">
            <text:p>1919</text:p>
          </table:table-cell>
          <table:table-cell office:value-type="float" office:value="1899" calcext:value-type="float">
            <text:p>1899</text:p>
          </table:table-cell>
          <table:table-cell table:formula="of:=[.H127]-[.J127]" office:value-type="float" office:value="17" calcext:value-type="float">
            <text:p>17</text:p>
          </table:table-cell>
          <table:table-cell office:value-type="string" calcext:value-type="string">
            <text:p>80s</text:p>
          </table:table-cell>
          <table:table-cell office:value-type="string" calcext:value-type="string">
            <text:p>[með góðum vitnisburði]</text:p>
          </table:table-cell>
          <table:table-cell office:value-type="float" office:value="2" calcext:value-type="float">
            <text:p>2</text:p>
          </table:table-cell>
          <table:table-cell office:value-type="string" calcext:value-type="string">
            <text:p>[Virðist ekki hafa lokið prófi]</text:p>
          </table:table-cell>
          <table:table-cell table:number-columns-repeated="1006"/>
        </table:table-row>
        <table:table-row table:style-name="ro1">
          <table:table-cell office:value-type="string" calcext:value-type="string">
            <text:p>1897-Fermingardagurinn-JonOfeigs.txt</text:p>
          </table:table-cell>
          <table:table-cell office:value-type="string" calcext:value-type="string">
            <text:p>JonOfeigs</text:p>
          </table:table-cell>
          <table:table-cell table:number-columns-repeated="2"/>
          <table:table-cell office:value-type="float" office:value="127" calcext:value-type="float">
            <text:p>127</text:p>
          </table:table-cell>
          <table:table-cell office:value-type="string" calcext:value-type="string">
            <text:p>Jón Ófeigsson</text:p>
          </table:table-cell>
          <table:table-cell/>
          <table:table-cell office:value-type="float" office:value="1897" calcext:value-type="float">
            <text:p>1897</text:p>
          </table:table-cell>
          <table:table-cell office:value-type="string" calcext:value-type="string">
            <text:p>1897-Fermingardagurinn-JonOfeigs.txt</text:p>
          </table:table-cell>
          <table:table-cell office:value-type="float" office:value="1881" calcext:value-type="float">
            <text:p>1881</text:p>
          </table:table-cell>
          <table:table-cell office:value-type="float" office:value="1938" calcext:value-type="float">
            <text:p>1938</text:p>
          </table:table-cell>
          <table:table-cell office:value-type="float" office:value="1901" calcext:value-type="float">
            <text:p>1901</text:p>
          </table:table-cell>
          <table:table-cell table:formula="of:=[.H128]-[.J128]" office:value-type="float" office:value="16" calcext:value-type="float">
            <text:p>16</text:p>
          </table:table-cell>
          <table:table-cell office:value-type="string" calcext:value-type="string">
            <text:p>80s</text:p>
          </table:table-cell>
          <table:table-cell office:value-type="string" calcext:value-type="string">
            <text:p>ág.</text:p>
          </table:table-cell>
          <table:table-cell office:value-type="float" office:value="2" calcext:value-type="float">
            <text:p>2</text:p>
          </table:table-cell>
          <table:table-cell table:number-columns-repeated="1007"/>
        </table:table-row>
        <table:table-row table:style-name="ro1">
          <table:table-cell office:value-type="string" calcext:value-type="string">
            <text:p>1897-Fermingardagurinn-LarThorarens.txt</text:p>
          </table:table-cell>
          <table:table-cell office:value-type="string" calcext:value-type="string">
            <text:p>LarThorarens</text:p>
          </table:table-cell>
          <table:table-cell table:number-columns-repeated="2"/>
          <table:table-cell office:value-type="float" office:value="128" calcext:value-type="float">
            <text:p>128</text:p>
          </table:table-cell>
          <table:table-cell office:value-type="string" calcext:value-type="string">
            <text:p>Lárus Thorarensen</text:p>
          </table:table-cell>
          <table:table-cell/>
          <table:table-cell office:value-type="float" office:value="1897" calcext:value-type="float">
            <text:p>1897</text:p>
          </table:table-cell>
          <table:table-cell office:value-type="string" calcext:value-type="string">
            <text:p>1897-Fermingardagurinn-LarThorarens.txt</text:p>
          </table:table-cell>
          <table:table-cell office:value-type="float" office:value="1877" calcext:value-type="float">
            <text:p>1877</text:p>
          </table:table-cell>
          <table:table-cell office:value-type="float" office:value="1912" calcext:value-type="float">
            <text:p>1912</text:p>
          </table:table-cell>
          <table:table-cell office:value-type="float" office:value="1901" calcext:value-type="float">
            <text:p>1901</text:p>
          </table:table-cell>
          <table:table-cell table:formula="of:=[.H129]-[.J129]" office:value-type="float" office:value="20" calcext:value-type="float">
            <text:p>20</text:p>
          </table:table-cell>
          <table:table-cell office:value-type="string" calcext:value-type="string">
            <text:p>70s</text:p>
          </table:table-cell>
          <table:table-cell office:value-type="string" calcext:value-type="string">
            <text:p>II</text:p>
          </table:table-cell>
          <table:table-cell office:value-type="float" office:value="2" calcext:value-type="float">
            <text:p>2</text:p>
          </table:table-cell>
          <table:table-cell table:number-columns-repeated="1007"/>
        </table:table-row>
        <table:table-row table:style-name="ro1">
          <table:table-cell office:value-type="string" calcext:value-type="string">
            <text:p>1897-Konur-ElJak.txt</text:p>
          </table:table-cell>
          <table:table-cell office:value-type="string" calcext:value-type="string">
            <text:p>ElJak</text:p>
          </table:table-cell>
          <table:table-cell table:number-columns-repeated="2"/>
          <table:table-cell office:value-type="float" office:value="129" calcext:value-type="float">
            <text:p>129</text:p>
          </table:table-cell>
          <table:table-cell office:value-type="string" calcext:value-type="string">
            <text:p>Elínborg Jakobsen</text:p>
          </table:table-cell>
          <table:table-cell/>
          <table:table-cell office:value-type="float" office:value="1897" calcext:value-type="float">
            <text:p>1897</text:p>
          </table:table-cell>
          <table:table-cell office:value-type="string" calcext:value-type="string">
            <text:p>1897-Konur-ElJak.txt</text:p>
          </table:table-cell>
          <table:table-cell office:value-type="float" office:value="1871" calcext:value-type="float">
            <text:p>1871</text:p>
          </table:table-cell>
          <table:table-cell office:value-type="float" office:value="1929" calcext:value-type="float">
            <text:p>1929</text:p>
          </table:table-cell>
          <table:table-cell office:value-type="float" office:value="1897" calcext:value-type="float">
            <text:p>1897</text:p>
          </table:table-cell>
          <table:table-cell table:formula="of:=[.H130]-[.J130]" office:value-type="float" office:value="26" calcext:value-type="float">
            <text:p>26</text:p>
          </table:table-cell>
          <table:table-cell office:value-type="string" calcext:value-type="string">
            <text:p>70s</text:p>
          </table:table-cell>
          <table:table-cell office:value-type="string" calcext:value-type="string">
            <text:p>II</text:p>
          </table:table-cell>
          <table:table-cell office:value-type="float" office:value="6" calcext:value-type="float">
            <text:p>6</text:p>
          </table:table-cell>
          <table:table-cell office:value-type="string" calcext:value-type="string">
            <text:p>2004: Hún lauk burt­far­ar­prófi frá Lærða skól­an­um árið 1897; Tímarit.is Dagskrá, 2. tölublað (02.07.1897), Blaðsíða 7 http://timarit.is/view_page_init.jsp?pageId=2224862</text:p>
          </table:table-cell>
          <table:table-cell table:number-columns-repeated="1006"/>
        </table:table-row>
        <table:table-row table:style-name="ro1">
          <table:table-cell office:value-type="string" calcext:value-type="string">
            <text:p>1897-Sumarleyfi-AsgGGunnl.txt</text:p>
          </table:table-cell>
          <table:table-cell office:value-type="string" calcext:value-type="string">
            <text:p>AsgGGunnl</text:p>
          </table:table-cell>
          <table:table-cell table:number-columns-repeated="2"/>
          <table:table-cell office:value-type="float" office:value="130" calcext:value-type="float">
            <text:p>130</text:p>
          </table:table-cell>
          <table:table-cell office:value-type="string" calcext:value-type="string">
            <text:p>Ásgeir G. Gunnlaugsson</text:p>
          </table:table-cell>
          <table:table-cell/>
          <table:table-cell office:value-type="float" office:value="1897" calcext:value-type="float">
            <text:p>1897</text:p>
          </table:table-cell>
          <table:table-cell office:value-type="string" calcext:value-type="string">
            <text:p>1897-Sumarleyfi-AsgGGunnl.txt</text:p>
          </table:table-cell>
          <table:table-cell office:value-type="float" office:value="1879" calcext:value-type="float">
            <text:p>1879</text:p>
          </table:table-cell>
          <table:table-cell office:value-type="float" office:value="1956" calcext:value-type="float">
            <text:p>1956</text:p>
          </table:table-cell>
          <table:table-cell/>
          <table:table-cell table:formula="of:=[.H131]-[.J131]" office:value-type="float" office:value="18" calcext:value-type="float">
            <text:p>18</text:p>
          </table:table-cell>
          <table:table-cell office:value-type="string" calcext:value-type="string">
            <text:p>70s</text:p>
          </table:table-cell>
          <table:table-cell office:value-type="string" calcext:value-type="string">
            <text:p>N/A</text:p>
          </table:table-cell>
          <table:table-cell office:value-type="float" office:value="1" calcext:value-type="float">
            <text:p>1</text:p>
          </table:table-cell>
          <table:table-cell office:value-type="string" calcext:value-type="string">
            <text:p>2004: Hann lauk ekki prófi frá Lærða skól­an­um</text:p>
          </table:table-cell>
          <table:table-cell table:number-columns-repeated="1006"/>
        </table:table-row>
        <table:table-row table:style-name="ro1">
          <table:table-cell office:value-type="string" calcext:value-type="string">
            <text:p>1897-Sumarleyfi-EinArn.txt</text:p>
          </table:table-cell>
          <table:table-cell office:value-type="string" calcext:value-type="string">
            <text:p>EinArn</text:p>
          </table:table-cell>
          <table:table-cell table:number-columns-repeated="2"/>
          <table:table-cell office:value-type="float" office:value="131" calcext:value-type="float">
            <text:p>131</text:p>
          </table:table-cell>
          <table:table-cell office:value-type="string" calcext:value-type="string">
            <text:p>Einar Arnórsson</text:p>
          </table:table-cell>
          <table:table-cell/>
          <table:table-cell office:value-type="float" office:value="1897" calcext:value-type="float">
            <text:p>1897</text:p>
          </table:table-cell>
          <table:table-cell office:value-type="string" calcext:value-type="string">
            <text:p>1897-Sumarleyfi-EinArn.txt</text:p>
          </table:table-cell>
          <table:table-cell office:value-type="float" office:value="1880" calcext:value-type="float">
            <text:p>1880</text:p>
          </table:table-cell>
          <table:table-cell office:value-type="float" office:value="1955" calcext:value-type="float">
            <text:p>1955</text:p>
          </table:table-cell>
          <table:table-cell office:value-type="float" office:value="1901" calcext:value-type="float">
            <text:p>1901</text:p>
          </table:table-cell>
          <table:table-cell table:formula="of:=[.H132]-[.J132]" office:value-type="float" office:value="17" calcext:value-type="float">
            <text:p>17</text:p>
          </table:table-cell>
          <table:table-cell office:value-type="string" calcext:value-type="string">
            <text:p>80s</text:p>
          </table:table-cell>
          <table:table-cell office:value-type="string" calcext:value-type="string">
            <text:p>I</text:p>
          </table:table-cell>
          <table:table-cell office:value-type="float" office:value="1" calcext:value-type="float">
            <text:p>1</text:p>
          </table:table-cell>
          <table:table-cell table:number-columns-repeated="1007"/>
        </table:table-row>
        <table:table-row table:style-name="ro1">
          <table:table-cell office:value-type="string" calcext:value-type="string">
            <text:p>1897-Sumarleyfi-PetBog.txt</text:p>
          </table:table-cell>
          <table:table-cell office:value-type="string" calcext:value-type="string">
            <text:p>PetBog</text:p>
          </table:table-cell>
          <table:table-cell table:number-columns-repeated="2"/>
          <table:table-cell office:value-type="float" office:value="132" calcext:value-type="float">
            <text:p>132</text:p>
          </table:table-cell>
          <table:table-cell office:value-type="string" calcext:value-type="string">
            <text:p>Pétur Bogason</text:p>
          </table:table-cell>
          <table:table-cell/>
          <table:table-cell office:value-type="float" office:value="1897" calcext:value-type="float">
            <text:p>1897</text:p>
          </table:table-cell>
          <table:table-cell office:value-type="string" calcext:value-type="string">
            <text:p>1897-Sumarleyfi-PetBog.txt</text:p>
          </table:table-cell>
          <table:table-cell office:value-type="float" office:value="1882" calcext:value-type="float">
            <text:p>1882</text:p>
          </table:table-cell>
          <table:table-cell office:value-type="float" office:value="1961" calcext:value-type="float">
            <text:p>1961</text:p>
          </table:table-cell>
          <table:table-cell office:value-type="float" office:value="1902" calcext:value-type="float">
            <text:p>1902</text:p>
          </table:table-cell>
          <table:table-cell table:formula="of:=[.H133]-[.J133]" office:value-type="float" office:value="15" calcext:value-type="float">
            <text:p>15</text:p>
          </table:table-cell>
          <table:table-cell office:value-type="string" calcext:value-type="string">
            <text:p>80s</text:p>
          </table:table-cell>
          <table:table-cell office:value-type="string" calcext:value-type="string">
            <text:p>I</text:p>
          </table:table-cell>
          <table:table-cell office:value-type="float" office:value="1" calcext:value-type="float">
            <text:p>1</text:p>
          </table:table-cell>
          <table:table-cell table:number-columns-repeated="1007"/>
        </table:table-row>
        <table:table-row table:style-name="ro1">
          <table:table-cell office:value-type="string" calcext:value-type="string">
            <text:p>1897-VeturSumar-OlafMoll.txt</text:p>
          </table:table-cell>
          <table:table-cell office:value-type="string" calcext:value-type="string">
            <text:p>OlafMoll</text:p>
          </table:table-cell>
          <table:table-cell table:number-columns-repeated="2"/>
          <table:table-cell office:value-type="float" office:value="133" calcext:value-type="float">
            <text:p>133</text:p>
          </table:table-cell>
          <table:table-cell office:value-type="string" calcext:value-type="string">
            <text:p>Ólafur Möller</text:p>
          </table:table-cell>
          <table:table-cell/>
          <table:table-cell office:value-type="float" office:value="1897" calcext:value-type="float">
            <text:p>1897</text:p>
          </table:table-cell>
          <table:table-cell office:value-type="string" calcext:value-type="string">
            <text:p>1897-VeturSumar-OlafMoll.txt</text:p>
          </table:table-cell>
          <table:table-cell office:value-type="float" office:value="1876" calcext:value-type="float">
            <text:p>1876</text:p>
          </table:table-cell>
          <table:table-cell office:value-type="float" office:value="1910" calcext:value-type="float">
            <text:p>1910</text:p>
          </table:table-cell>
          <table:table-cell/>
          <table:table-cell table:formula="of:=[.H134]-[.J134]" office:value-type="float" office:value="21" calcext:value-type="float">
            <text:p>21</text:p>
          </table:table-cell>
          <table:table-cell office:value-type="string" calcext:value-type="string">
            <text:p>70s</text:p>
          </table:table-cell>
          <table:table-cell office:value-type="string" calcext:value-type="string">
            <text:p>N/A</text:p>
          </table:table-cell>
          <table:table-cell office:value-type="float" office:value="3" calcext:value-type="float">
            <text:p>3</text:p>
          </table:table-cell>
          <table:table-cell office:value-type="string" calcext:value-type="string">
            <text:p>2004: Hann stund­aði nám við Lærða skól­ann um skeið</text:p>
          </table:table-cell>
          <table:table-cell table:number-columns-repeated="1006"/>
        </table:table-row>
        <table:table-row table:style-name="ro1">
          <table:table-cell office:value-type="string" calcext:value-type="string">
            <text:p>1897-VeturSumar-SveinnBjorns.txt</text:p>
          </table:table-cell>
          <table:table-cell office:value-type="string" calcext:value-type="string">
            <text:p>SveinnBjorns</text:p>
          </table:table-cell>
          <table:table-cell table:number-columns-repeated="2"/>
          <table:table-cell office:value-type="float" office:value="134" calcext:value-type="float">
            <text:p>134</text:p>
          </table:table-cell>
          <table:table-cell office:value-type="string" calcext:value-type="string">
            <text:p>Sveinn Björnsson</text:p>
          </table:table-cell>
          <table:table-cell/>
          <table:table-cell office:value-type="float" office:value="1897" calcext:value-type="float">
            <text:p>1897</text:p>
          </table:table-cell>
          <table:table-cell office:value-type="string" calcext:value-type="string">
            <text:p>1897-VeturSumar-SveinnBjorns.txt</text:p>
          </table:table-cell>
          <table:table-cell office:value-type="float" office:value="1881" calcext:value-type="float">
            <text:p>1881</text:p>
          </table:table-cell>
          <table:table-cell office:value-type="float" office:value="1952" calcext:value-type="float">
            <text:p>1952</text:p>
          </table:table-cell>
          <table:table-cell office:value-type="float" office:value="1900" calcext:value-type="float">
            <text:p>1900</text:p>
          </table:table-cell>
          <table:table-cell table:formula="of:=[.H135]-[.J135]" office:value-type="float" office:value="16" calcext:value-type="float">
            <text:p>16</text:p>
          </table:table-cell>
          <table:table-cell office:value-type="string" calcext:value-type="string">
            <text:p>80s</text:p>
          </table:table-cell>
          <table:table-cell office:value-type="string" calcext:value-type="string">
            <text:p>I</text:p>
          </table:table-cell>
          <table:table-cell office:value-type="float" office:value="3" calcext:value-type="float">
            <text:p>3</text:p>
          </table:table-cell>
          <table:table-cell table:number-columns-repeated="1007"/>
        </table:table-row>
        <table:table-row table:style-name="ro1">
          <table:table-cell office:value-type="string" calcext:value-type="string">
            <text:p>1898-LysingHeima-ThorstThorst.txt</text:p>
          </table:table-cell>
          <table:table-cell office:value-type="string" calcext:value-type="string">
            <text:p>ThorstThorst</text:p>
          </table:table-cell>
          <table:table-cell table:number-columns-repeated="2"/>
          <table:table-cell office:value-type="float" office:value="135" calcext:value-type="float">
            <text:p>135</text:p>
          </table:table-cell>
          <table:table-cell table:style-name="ce8" office:value-type="string" calcext:value-type="string">
            <text:p>Þorsteinn Þorsteinsson</text:p>
          </table:table-cell>
          <table:table-cell/>
          <table:table-cell office:value-type="float" office:value="1898" calcext:value-type="float">
            <text:p>1898</text:p>
          </table:table-cell>
          <table:table-cell office:value-type="string" calcext:value-type="string">
            <text:p>1898-LysingHeima-ThorstThorst.txt</text:p>
          </table:table-cell>
          <table:table-cell office:value-type="float" office:value="1880" calcext:value-type="float">
            <text:p>1880</text:p>
          </table:table-cell>
          <table:table-cell office:value-type="float" office:value="1979" calcext:value-type="float">
            <text:p>1979</text:p>
          </table:table-cell>
          <table:table-cell office:value-type="float" office:value="1902" calcext:value-type="float">
            <text:p>1902</text:p>
          </table:table-cell>
          <table:table-cell table:formula="of:=[.H136]-[.J136]" office:value-type="float" office:value="18" calcext:value-type="float">
            <text:p>18</text:p>
          </table:table-cell>
          <table:table-cell office:value-type="string" calcext:value-type="string">
            <text:p>80s</text:p>
          </table:table-cell>
          <table:table-cell office:value-type="string" calcext:value-type="string">
            <text:p>ág.</text:p>
          </table:table-cell>
          <table:table-cell office:value-type="float" office:value="1" calcext:value-type="float">
            <text:p>1</text:p>
          </table:table-cell>
          <table:table-cell table:number-columns-repeated="1007"/>
        </table:table-row>
        <table:table-row table:style-name="ro1">
          <table:table-cell office:value-type="string" calcext:value-type="string">
            <text:p>1898-LysingHeima-ValdErl.txt</text:p>
          </table:table-cell>
          <table:table-cell office:value-type="string" calcext:value-type="string">
            <text:p>ValdErl</text:p>
          </table:table-cell>
          <table:table-cell table:number-columns-repeated="2"/>
          <table:table-cell office:value-type="float" office:value="136" calcext:value-type="float">
            <text:p>136</text:p>
          </table:table-cell>
          <table:table-cell office:value-type="string" calcext:value-type="string">
            <text:p>Valdimar Erlendsson*</text:p>
          </table:table-cell>
          <table:table-cell/>
          <table:table-cell office:value-type="float" office:value="1898" calcext:value-type="float">
            <text:p>1898</text:p>
          </table:table-cell>
          <table:table-cell office:value-type="string" calcext:value-type="string">
            <text:p>1898-LysingHeima-ValdErl.txt</text:p>
          </table:table-cell>
          <table:table-cell office:value-type="float" office:value="1879" calcext:value-type="float">
            <text:p>1879</text:p>
          </table:table-cell>
          <table:table-cell office:value-type="float" office:value="1951" calcext:value-type="float">
            <text:p>1951</text:p>
          </table:table-cell>
          <table:table-cell office:value-type="float" office:value="1902" calcext:value-type="float">
            <text:p>1902</text:p>
          </table:table-cell>
          <table:table-cell table:formula="of:=[.H137]-[.J137]" office:value-type="float" office:value="19" calcext:value-type="float">
            <text:p>19</text:p>
          </table:table-cell>
          <table:table-cell office:value-type="string" calcext:value-type="string">
            <text:p>70s</text:p>
          </table:table-cell>
          <table:table-cell office:value-type="string" calcext:value-type="string">
            <text:p>I</text:p>
          </table:table-cell>
          <table:table-cell office:value-type="float" office:value="1" calcext:value-type="float">
            <text:p>1</text:p>
          </table:table-cell>
          <table:table-cell table:number-columns-repeated="1007"/>
        </table:table-row>
        <table:table-row table:style-name="ro1">
          <table:table-cell office:value-type="string" calcext:value-type="string">
            <text:p>1898-LysingHeima-VilhFins.txt</text:p>
          </table:table-cell>
          <table:table-cell office:value-type="string" calcext:value-type="string">
            <text:p>VilhFins</text:p>
          </table:table-cell>
          <table:table-cell table:number-columns-repeated="2"/>
          <table:table-cell office:value-type="float" office:value="137" calcext:value-type="float">
            <text:p>137</text:p>
          </table:table-cell>
          <table:table-cell office:value-type="string" calcext:value-type="string">
            <text:p>Vilhjálmur Finsen</text:p>
          </table:table-cell>
          <table:table-cell/>
          <table:table-cell office:value-type="float" office:value="1898" calcext:value-type="float">
            <text:p>1898</text:p>
          </table:table-cell>
          <table:table-cell office:value-type="string" calcext:value-type="string">
            <text:p>1898-LysingHeima-VilhFins.txt</text:p>
          </table:table-cell>
          <table:table-cell office:value-type="float" office:value="1883" calcext:value-type="float">
            <text:p>1883</text:p>
          </table:table-cell>
          <table:table-cell office:value-type="float" office:value="1960" calcext:value-type="float">
            <text:p>1960</text:p>
          </table:table-cell>
          <table:table-cell office:value-type="float" office:value="1902" calcext:value-type="float">
            <text:p>1902</text:p>
          </table:table-cell>
          <table:table-cell table:formula="of:=[.H138]-[.J138]" office:value-type="float" office:value="15" calcext:value-type="float">
            <text:p>15</text:p>
          </table:table-cell>
          <table:table-cell office:value-type="string" calcext:value-type="string">
            <text:p>80s</text:p>
          </table:table-cell>
          <table:table-cell office:value-type="string" calcext:value-type="string">
            <text:p>II</text:p>
          </table:table-cell>
          <table:table-cell office:value-type="float" office:value="1" calcext:value-type="float">
            <text:p>1</text:p>
          </table:table-cell>
          <table:table-cell table:number-columns-repeated="1007"/>
        </table:table-row>
        <table:table-row table:style-name="ro1">
          <table:table-cell office:value-type="string" calcext:value-type="string">
            <text:p>1898-ThjodFramtid-BenSveins.txt</text:p>
          </table:table-cell>
          <table:table-cell table:style-name="ce20" office:value-type="string" calcext:value-type="string">
            <text:p>BenSveins</text:p>
          </table:table-cell>
          <table:table-cell/>
          <table:table-cell table:style-name="ce25"/>
          <table:table-cell office:value-type="float" office:value="138" calcext:value-type="float">
            <text:p>138</text:p>
          </table:table-cell>
          <table:table-cell table:style-name="ce8" office:value-type="string" calcext:value-type="string">
            <text:p>Benedikt Sveinsson*</text:p>
          </table:table-cell>
          <table:table-cell/>
          <table:table-cell office:value-type="float" office:value="1898" calcext:value-type="float">
            <text:p>1898</text:p>
          </table:table-cell>
          <table:table-cell office:value-type="string" calcext:value-type="string">
            <text:p>1898-ThjodFramtid-BenSveins.txt</text:p>
          </table:table-cell>
          <table:table-cell table:style-name="ce25" office:value-type="float" office:value="1877" calcext:value-type="float">
            <text:p>1877</text:p>
          </table:table-cell>
          <table:table-cell office:value-type="float" office:value="1954" calcext:value-type="float">
            <text:p>1954</text:p>
          </table:table-cell>
          <table:table-cell office:value-type="float" office:value="1901" calcext:value-type="float">
            <text:p>1901</text:p>
          </table:table-cell>
          <table:table-cell table:formula="of:=[.H139]-[.J139]" office:value-type="float" office:value="21" calcext:value-type="float">
            <text:p>21</text:p>
          </table:table-cell>
          <table:table-cell office:value-type="string" calcext:value-type="string">
            <text:p>70s</text:p>
          </table:table-cell>
          <table:table-cell office:value-type="string" calcext:value-type="string">
            <text:p>III</text:p>
          </table:table-cell>
          <table:table-cell office:value-type="float" office:value="3" calcext:value-type="float">
            <text:p>3</text:p>
          </table:table-cell>
          <table:table-cell office:value-type="string" calcext:value-type="string">
            <text:p>Þjóðólfur, 32. tölublað (28.06.1901), Blaðsíða 128, http://timarit.is/view_page_init.jsp?pageId=2032166</text:p>
          </table:table-cell>
          <table:table-cell table:number-columns-repeated="1006"/>
        </table:table-row>
        <table:table-row table:style-name="ro1">
          <table:table-cell office:value-type="string" calcext:value-type="string">
            <text:p>1898-ThjodFramtid-JonOfeigs.txt</text:p>
          </table:table-cell>
          <table:table-cell table:style-name="ce20" office:value-type="string" calcext:value-type="string">
            <text:p>JonOfeigs</text:p>
          </table:table-cell>
          <table:table-cell table:number-columns-repeated="2"/>
          <table:table-cell office:value-type="float" office:value="139" calcext:value-type="float">
            <text:p>139</text:p>
          </table:table-cell>
          <table:table-cell office:value-type="string" calcext:value-type="string">
            <text:p>Jón Ófeigsson</text:p>
          </table:table-cell>
          <table:table-cell/>
          <table:table-cell office:value-type="float" office:value="1898" calcext:value-type="float">
            <text:p>1898</text:p>
          </table:table-cell>
          <table:table-cell office:value-type="string" calcext:value-type="string">
            <text:p>1898-ThjodFramtid-JonOfeigs.txt</text:p>
          </table:table-cell>
          <table:table-cell office:value-type="float" office:value="1881" calcext:value-type="float">
            <text:p>1881</text:p>
          </table:table-cell>
          <table:table-cell office:value-type="float" office:value="1938" calcext:value-type="float">
            <text:p>1938</text:p>
          </table:table-cell>
          <table:table-cell office:value-type="float" office:value="1901" calcext:value-type="float">
            <text:p>1901</text:p>
          </table:table-cell>
          <table:table-cell table:formula="of:=[.H140]-[.J140]" office:value-type="float" office:value="17" calcext:value-type="float">
            <text:p>17</text:p>
          </table:table-cell>
          <table:table-cell office:value-type="string" calcext:value-type="string">
            <text:p>80s</text:p>
          </table:table-cell>
          <table:table-cell office:value-type="string" calcext:value-type="string">
            <text:p>ág.</text:p>
          </table:table-cell>
          <table:table-cell office:value-type="float" office:value="3" calcext:value-type="float">
            <text:p>3</text:p>
          </table:table-cell>
          <table:table-cell table:number-columns-repeated="1007"/>
        </table:table-row>
        <table:table-row table:style-name="ro1">
          <table:table-cell office:value-type="string" calcext:value-type="string">
            <text:p>1900-Ferdalysingar-BogBen.txt</text:p>
          </table:table-cell>
          <table:table-cell office:value-type="string" calcext:value-type="string">
            <text:p>BogBen</text:p>
          </table:table-cell>
          <table:table-cell table:number-columns-repeated="2"/>
          <table:table-cell office:value-type="float" office:value="140" calcext:value-type="float">
            <text:p>140</text:p>
          </table:table-cell>
          <table:table-cell office:value-type="string" calcext:value-type="string">
            <text:p>Bogi Benediktsson</text:p>
          </table:table-cell>
          <table:table-cell/>
          <table:table-cell office:value-type="float" office:value="1900" calcext:value-type="float">
            <text:p>1900</text:p>
          </table:table-cell>
          <table:table-cell office:value-type="string" calcext:value-type="string">
            <text:p>1900-Ferdalysingar-BogBen.txt</text:p>
          </table:table-cell>
          <table:table-cell office:value-type="float" office:value="1878" calcext:value-type="float">
            <text:p>1878</text:p>
          </table:table-cell>
          <table:table-cell office:value-type="float" office:value="1947" calcext:value-type="float">
            <text:p>1947</text:p>
          </table:table-cell>
          <table:table-cell office:value-type="float" office:value="1904" calcext:value-type="float">
            <text:p>1904</text:p>
          </table:table-cell>
          <table:table-cell table:formula="of:=[.H141]-[.J141]" office:value-type="float" office:value="22" calcext:value-type="float">
            <text:p>22</text:p>
          </table:table-cell>
          <table:table-cell office:value-type="string" calcext:value-type="string">
            <text:p>70s</text:p>
          </table:table-cell>
          <table:table-cell office:value-type="string" calcext:value-type="string">
            <text:p>II</text:p>
          </table:table-cell>
          <table:table-cell office:value-type="float" office:value="2" calcext:value-type="float">
            <text:p>2</text:p>
          </table:table-cell>
          <table:table-cell table:number-columns-repeated="1007"/>
        </table:table-row>
        <table:table-row table:style-name="ro1">
          <table:table-cell office:value-type="string" calcext:value-type="string">
            <text:p>1900-Ferdalysingar-FridrSig.txt</text:p>
          </table:table-cell>
          <table:table-cell office:value-type="string" calcext:value-type="string">
            <text:p>FridrSig</text:p>
          </table:table-cell>
          <table:table-cell table:number-columns-repeated="2"/>
          <table:table-cell office:value-type="float" office:value="141" calcext:value-type="float">
            <text:p>141</text:p>
          </table:table-cell>
          <table:table-cell office:value-type="string" calcext:value-type="string">
            <text:p>Friðrik Sigurðsson</text:p>
          </table:table-cell>
          <table:table-cell/>
          <table:table-cell office:value-type="float" office:value="1900" calcext:value-type="float">
            <text:p>1900</text:p>
          </table:table-cell>
          <table:table-cell office:value-type="string" calcext:value-type="string">
            <text:p>1900-Ferdalysingar-FridrSig.txt</text:p>
          </table:table-cell>
          <table:table-cell table:number-columns-repeated="5"/>
          <table:table-cell office:value-type="string" calcext:value-type="string">
            <text:p>N/A</text:p>
          </table:table-cell>
          <table:table-cell office:value-type="float" office:value="2" calcext:value-type="float">
            <text:p>2</text:p>
          </table:table-cell>
          <table:table-cell office:value-type="string" calcext:value-type="string">
            <text:p>2004: Friðrik hætti námi árið 1901</text:p>
          </table:table-cell>
          <table:table-cell table:number-columns-repeated="1006"/>
        </table:table-row>
        <table:table-row table:style-name="ro1">
          <table:table-cell office:value-type="string" calcext:value-type="string">
            <text:p>1900-Ferdalysingar-GunnThorst.txt</text:p>
          </table:table-cell>
          <table:table-cell office:value-type="string" calcext:value-type="string">
            <text:p>GunnThorst</text:p>
          </table:table-cell>
          <table:table-cell table:number-columns-repeated="2"/>
          <table:table-cell office:value-type="float" office:value="142" calcext:value-type="float">
            <text:p>142</text:p>
          </table:table-cell>
          <table:table-cell office:value-type="string" calcext:value-type="string">
            <text:p>Gunnlaugur Þorsteinsson</text:p>
          </table:table-cell>
          <table:table-cell/>
          <table:table-cell office:value-type="float" office:value="1900" calcext:value-type="float">
            <text:p>1900</text:p>
          </table:table-cell>
          <table:table-cell office:value-type="string" calcext:value-type="string">
            <text:p>1900-Ferdalysingar-GunnThorst.txt</text:p>
          </table:table-cell>
          <table:table-cell office:value-type="float" office:value="1884" calcext:value-type="float">
            <text:p>1884</text:p>
          </table:table-cell>
          <table:table-cell office:value-type="float" office:value="1946" calcext:value-type="float">
            <text:p>1946</text:p>
          </table:table-cell>
          <table:table-cell office:value-type="float" office:value="1904" calcext:value-type="float">
            <text:p>1904</text:p>
          </table:table-cell>
          <table:table-cell table:formula="of:=[.H143]-[.J143]" office:value-type="float" office:value="16" calcext:value-type="float">
            <text:p>16</text:p>
          </table:table-cell>
          <table:table-cell office:value-type="string" calcext:value-type="string">
            <text:p>80s</text:p>
          </table:table-cell>
          <table:table-cell office:value-type="string" calcext:value-type="string">
            <text:p>II</text:p>
          </table:table-cell>
          <table:table-cell office:value-type="float" office:value="2" calcext:value-type="float">
            <text:p>2</text:p>
          </table:table-cell>
          <table:table-cell table:number-columns-repeated="1007"/>
        </table:table-row>
        <table:table-row table:style-name="ro1">
          <table:table-cell office:value-type="string" calcext:value-type="string">
            <text:p>1900-Ferdalysingar-JohGSig.txt</text:p>
          </table:table-cell>
          <table:table-cell office:value-type="string" calcext:value-type="string">
            <text:p>JohGSig</text:p>
          </table:table-cell>
          <table:table-cell table:number-columns-repeated="2"/>
          <table:table-cell office:value-type="float" office:value="143" calcext:value-type="float">
            <text:p>143</text:p>
          </table:table-cell>
          <table:table-cell office:value-type="string" calcext:value-type="string">
            <text:p>Jóhann G. Sigurðsson</text:p>
          </table:table-cell>
          <table:table-cell/>
          <table:table-cell office:value-type="float" office:value="1900" calcext:value-type="float">
            <text:p>1900</text:p>
          </table:table-cell>
          <table:table-cell office:value-type="string" calcext:value-type="string">
            <text:p>1900-Ferdalysingar-JohGSig.txt</text:p>
          </table:table-cell>
          <table:table-cell office:value-type="float" office:value="1882" calcext:value-type="float">
            <text:p>1882</text:p>
          </table:table-cell>
          <table:table-cell office:value-type="float" office:value="1906" calcext:value-type="float">
            <text:p>1906</text:p>
          </table:table-cell>
          <table:table-cell office:value-type="float" office:value="1904" calcext:value-type="float">
            <text:p>1904</text:p>
          </table:table-cell>
          <table:table-cell table:formula="of:=[.H144]-[.J144]"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2" calcext:value-type="float">
            <text:p>2</text:p>
          </table:table-cell>
          <table:table-cell table:number-columns-repeated="1007"/>
        </table:table-row>
        <table:table-row table:style-name="ro1">
          <table:table-cell office:value-type="string" calcext:value-type="string">
            <text:p>1900-Ferdalysingar-MagnJul.txt</text:p>
          </table:table-cell>
          <table:table-cell office:value-type="string" calcext:value-type="string">
            <text:p>MagnJul</text:p>
          </table:table-cell>
          <table:table-cell table:number-columns-repeated="2"/>
          <table:table-cell office:value-type="float" office:value="144" calcext:value-type="float">
            <text:p>144</text:p>
          </table:table-cell>
          <table:table-cell office:value-type="string" calcext:value-type="string">
            <text:p>Magnús Júlíusson</text:p>
          </table:table-cell>
          <table:table-cell office:value-type="string" calcext:value-type="string">
            <text:p>Maggi Júlíusson</text:p>
          </table:table-cell>
          <table:table-cell office:value-type="float" office:value="1900" calcext:value-type="float">
            <text:p>1900</text:p>
          </table:table-cell>
          <table:table-cell office:value-type="string" calcext:value-type="string">
            <text:p>1900-Ferdalysingar-MagnJul.txt</text:p>
          </table:table-cell>
          <table:table-cell office:value-type="float" office:value="1886" calcext:value-type="float">
            <text:p>1886</text:p>
          </table:table-cell>
          <table:table-cell office:value-type="float" office:value="1941" calcext:value-type="float">
            <text:p>1941</text:p>
          </table:table-cell>
          <table:table-cell office:value-type="float" office:value="1904" calcext:value-type="float">
            <text:p>1904</text:p>
          </table:table-cell>
          <table:table-cell table:formula="of:=[.H145]-[.J145]" office:value-type="float" office:value="14" calcext:value-type="float">
            <text:p>14</text:p>
          </table:table-cell>
          <table:table-cell office:value-type="string" calcext:value-type="string">
            <text:p>80s</text:p>
          </table:table-cell>
          <table:table-cell office:value-type="string" calcext:value-type="string">
            <text:p>I</text:p>
          </table:table-cell>
          <table:table-cell office:value-type="float" office:value="2" calcext:value-type="float">
            <text:p>2</text:p>
          </table:table-cell>
          <table:table-cell table:number-columns-repeated="1007"/>
        </table:table-row>
        <table:table-row table:style-name="ro1">
          <table:table-cell office:value-type="string" calcext:value-type="string">
            <text:p>1900-Ferdalysingar-OddHerm.txt</text:p>
          </table:table-cell>
          <table:table-cell office:value-type="string" calcext:value-type="string">
            <text:p>OddHerm</text:p>
          </table:table-cell>
          <table:table-cell/>
          <table:table-cell table:style-name="ce25"/>
          <table:table-cell office:value-type="float" office:value="145" calcext:value-type="float">
            <text:p>145</text:p>
          </table:table-cell>
          <table:table-cell office:value-type="string" calcext:value-type="string">
            <text:p>Oddur Hermannsson</text:p>
          </table:table-cell>
          <table:table-cell/>
          <table:table-cell office:value-type="float" office:value="1900" calcext:value-type="float">
            <text:p>1900</text:p>
          </table:table-cell>
          <table:table-cell office:value-type="string" calcext:value-type="string">
            <text:p>1900-Ferdalysingar-OddHerm.txt</text:p>
          </table:table-cell>
          <table:table-cell table:style-name="ce25" office:value-type="float" office:value="1884" calcext:value-type="float">
            <text:p>1884</text:p>
          </table:table-cell>
          <table:table-cell office:value-type="float" office:value="1927" calcext:value-type="float">
            <text:p>1927</text:p>
          </table:table-cell>
          <table:table-cell office:value-type="float" office:value="1904" calcext:value-type="float">
            <text:p>1904</text:p>
          </table:table-cell>
          <table:table-cell table:formula="of:=[.H146]-[.J146]" office:value-type="float" office:value="16" calcext:value-type="float">
            <text:p>16</text:p>
          </table:table-cell>
          <table:table-cell office:value-type="string" calcext:value-type="string">
            <text:p>80s</text:p>
          </table:table-cell>
          <table:table-cell office:value-type="string" calcext:value-type="string">
            <text:p>I</text:p>
          </table:table-cell>
          <table:table-cell office:value-type="float" office:value="2" calcext:value-type="float">
            <text:p>2</text:p>
          </table:table-cell>
          <table:table-cell table:number-columns-repeated="1007"/>
        </table:table-row>
        <table:table-row table:style-name="ro1">
          <table:table-cell office:value-type="string" calcext:value-type="string">
            <text:p>1900-Sumarleyfi-EirThStef.txt</text:p>
          </table:table-cell>
          <table:table-cell office:value-type="string" calcext:value-type="string">
            <text:p>EirThStef</text:p>
          </table:table-cell>
          <table:table-cell table:number-columns-repeated="2"/>
          <table:table-cell office:value-type="float" office:value="146" calcext:value-type="float">
            <text:p>146</text:p>
          </table:table-cell>
          <table:table-cell table:style-name="ce8" office:value-type="string" calcext:value-type="string">
            <text:p>Eiríkur Þ. Stefánsson*</text:p>
          </table:table-cell>
          <table:table-cell/>
          <table:table-cell office:value-type="float" office:value="1900" calcext:value-type="float">
            <text:p>1900</text:p>
          </table:table-cell>
          <table:table-cell office:value-type="string" calcext:value-type="string">
            <text:p>1900-Sumarleyfi-EirThStef.txt</text:p>
          </table:table-cell>
          <table:table-cell office:value-type="float" office:value="1878" calcext:value-type="float">
            <text:p>1878</text:p>
          </table:table-cell>
          <table:table-cell office:value-type="float" office:value="1966" calcext:value-type="float">
            <text:p>1966</text:p>
          </table:table-cell>
          <table:table-cell office:value-type="float" office:value="1902" calcext:value-type="float">
            <text:p>1902</text:p>
          </table:table-cell>
          <table:table-cell table:formula="of:=[.H147]-[.J147]" office:value-type="float" office:value="22" calcext:value-type="float">
            <text:p>22</text:p>
          </table:table-cell>
          <table:table-cell office:value-type="string" calcext:value-type="string">
            <text:p>70s</text:p>
          </table:table-cell>
          <table:table-cell office:value-type="string" calcext:value-type="string">
            <text:p>II</text:p>
          </table:table-cell>
          <table:table-cell office:value-type="float" office:value="4" calcext:value-type="float">
            <text:p>4</text:p>
          </table:table-cell>
          <table:table-cell office:value-type="string" calcext:value-type="string">
            <text:p>Þjóðólfur, 26. tölublað (27.06.1902), Blaðsíða 104, http://timarit.is/view_page_init.jsp?pageId=2032406</text:p>
          </table:table-cell>
          <table:table-cell table:number-columns-repeated="1006"/>
        </table:table-row>
        <table:table-row table:style-name="ro1">
          <table:table-cell office:value-type="string" calcext:value-type="string">
            <text:p>1900-Sumarleyfi-SigGudm.txt</text:p>
          </table:table-cell>
          <table:table-cell office:value-type="string" calcext:value-type="string">
            <text:p>SigGudm</text:p>
          </table:table-cell>
          <table:table-cell table:number-columns-repeated="2"/>
          <table:table-cell office:value-type="float" office:value="147" calcext:value-type="float">
            <text:p>147</text:p>
          </table:table-cell>
          <table:table-cell table:style-name="ce8" office:value-type="string" calcext:value-type="string">
            <text:p>Sigurður Guðmundsson</text:p>
          </table:table-cell>
          <table:table-cell/>
          <table:table-cell office:value-type="float" office:value="1900" calcext:value-type="float">
            <text:p>1900</text:p>
          </table:table-cell>
          <table:table-cell office:value-type="string" calcext:value-type="string">
            <text:p>1900-Sumarleyfi-SigGudm.txt</text:p>
          </table:table-cell>
          <table:table-cell office:value-type="float" office:value="1878" calcext:value-type="float">
            <text:p>1878</text:p>
          </table:table-cell>
          <table:table-cell office:value-type="float" office:value="1949" calcext:value-type="float">
            <text:p>1949</text:p>
          </table:table-cell>
          <table:table-cell office:value-type="float" office:value="1902" calcext:value-type="float">
            <text:p>1902</text:p>
          </table:table-cell>
          <table:table-cell table:formula="of:=[.H148]-[.J148]" office:value-type="float" office:value="22" calcext:value-type="float">
            <text:p>22</text:p>
          </table:table-cell>
          <table:table-cell office:value-type="string" calcext:value-type="string">
            <text:p>70s</text:p>
          </table:table-cell>
          <table:table-cell office:value-type="string" calcext:value-type="string">
            <text:p>I</text:p>
          </table:table-cell>
          <table:table-cell office:value-type="float" office:value="4" calcext:value-type="float">
            <text:p>4</text:p>
          </table:table-cell>
          <table:table-cell office:value-type="string" calcext:value-type="string">
            <text:p>Þjóðólfur, 26. tölublað (27.06.1902), Blaðsíða 104, http://timarit.is/view_page_init.jsp?pageId=2032406</text:p>
          </table:table-cell>
          <table:table-cell table:number-columns-repeated="1006"/>
        </table:table-row>
        <table:table-row table:style-name="ro1">
          <table:table-cell office:value-type="string" calcext:value-type="string">
            <text:p>1900-ThjodFramtid-PallSveins.txt</text:p>
          </table:table-cell>
          <table:table-cell office:value-type="string" calcext:value-type="string">
            <text:p>PallSveins</text:p>
          </table:table-cell>
          <table:table-cell table:number-columns-repeated="2"/>
          <table:table-cell office:value-type="float" office:value="148" calcext:value-type="float">
            <text:p>148</text:p>
          </table:table-cell>
          <table:table-cell office:value-type="string" calcext:value-type="string">
            <text:p>Páll Sveinsson</text:p>
          </table:table-cell>
          <table:table-cell/>
          <table:table-cell office:value-type="float" office:value="1900" calcext:value-type="float">
            <text:p>1900</text:p>
          </table:table-cell>
          <table:table-cell office:value-type="string" calcext:value-type="string">
            <text:p>1900-ThjodFramtid-PallSveins.txt</text:p>
          </table:table-cell>
          <table:table-cell office:value-type="float" office:value="1878" calcext:value-type="float">
            <text:p>1878</text:p>
          </table:table-cell>
          <table:table-cell office:value-type="float" office:value="1951" calcext:value-type="float">
            <text:p>1951</text:p>
          </table:table-cell>
          <table:table-cell office:value-type="float" office:value="1900" calcext:value-type="float">
            <text:p>1900</text:p>
          </table:table-cell>
          <table:table-cell table:formula="of:=[.H149]-[.J149]" office:value-type="float" office:value="22" calcext:value-type="float">
            <text:p>22</text:p>
          </table:table-cell>
          <table:table-cell office:value-type="string" calcext:value-type="string">
            <text:p>7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901-Ferdalysingar-ArnArn.txt</text:p>
          </table:table-cell>
          <table:table-cell office:value-type="string" calcext:value-type="string">
            <text:p>ArnArn</text:p>
          </table:table-cell>
          <table:table-cell table:number-columns-repeated="2"/>
          <table:table-cell office:value-type="float" office:value="149" calcext:value-type="float">
            <text:p>149</text:p>
          </table:table-cell>
          <table:table-cell table:style-name="ce8" office:value-type="string" calcext:value-type="string">
            <text:p>Árni Árnason*</text:p>
          </table:table-cell>
          <table:table-cell/>
          <table:table-cell office:value-type="float" office:value="1901" calcext:value-type="float">
            <text:p>1901</text:p>
          </table:table-cell>
          <table:table-cell office:value-type="string" calcext:value-type="string">
            <text:p>1901-Ferdalysingar-ArnArn.txt</text:p>
          </table:table-cell>
          <table:table-cell office:value-type="float" office:value="1885" calcext:value-type="float">
            <text:p>1885</text:p>
          </table:table-cell>
          <table:table-cell office:value-type="float" office:value="1971" calcext:value-type="float">
            <text:p>1971</text:p>
          </table:table-cell>
          <table:table-cell office:value-type="float" office:value="1906" calcext:value-type="float">
            <text:p>1906</text:p>
          </table:table-cell>
          <table:table-cell table:formula="of:=[.H150]-[.J150]" office:value-type="float" office:value="16" calcext:value-type="float">
            <text:p>16</text:p>
          </table:table-cell>
          <table:table-cell office:value-type="string" calcext:value-type="string">
            <text:p>80s</text:p>
          </table:table-cell>
          <table:table-cell office:value-type="string" calcext:value-type="string">
            <text:p>I</text:p>
          </table:table-cell>
          <table:table-cell office:value-type="float" office:value="1" calcext:value-type="float">
            <text:p>1</text:p>
          </table:table-cell>
          <table:table-cell table:number-columns-repeated="1007"/>
        </table:table-row>
        <table:table-row table:style-name="ro1">
          <table:table-cell office:value-type="string" calcext:value-type="string">
            <text:p>1901-Ferdalysingar-OscClaus.txt</text:p>
          </table:table-cell>
          <table:table-cell office:value-type="string" calcext:value-type="string">
            <text:p>OscClaus</text:p>
          </table:table-cell>
          <table:table-cell table:number-columns-repeated="2"/>
          <table:table-cell office:value-type="float" office:value="150" calcext:value-type="float">
            <text:p>150</text:p>
          </table:table-cell>
          <table:table-cell office:value-type="string" calcext:value-type="string">
            <text:p>Oscar Clausen</text:p>
          </table:table-cell>
          <table:table-cell/>
          <table:table-cell office:value-type="float" office:value="1901" calcext:value-type="float">
            <text:p>1901</text:p>
          </table:table-cell>
          <table:table-cell office:value-type="string" calcext:value-type="string">
            <text:p>1901-Ferdalysingar-OscClaus.txt</text:p>
          </table:table-cell>
          <table:table-cell office:value-type="float" office:value="1887" calcext:value-type="float">
            <text:p>1887</text:p>
          </table:table-cell>
          <table:table-cell office:value-type="float" office:value="1980" calcext:value-type="float">
            <text:p>1980</text:p>
          </table:table-cell>
          <table:table-cell/>
          <table:table-cell table:formula="of:=[.H151]-[.J151]" office:value-type="float" office:value="14" calcext:value-type="float">
            <text:p>14</text:p>
          </table:table-cell>
          <table:table-cell office:value-type="string" calcext:value-type="string">
            <text:p>80s</text:p>
          </table:table-cell>
          <table:table-cell office:value-type="string" calcext:value-type="string">
            <text:p>N/A</text:p>
          </table:table-cell>
          <table:table-cell office:value-type="float" office:value="1" calcext:value-type="float">
            <text:p>1</text:p>
          </table:table-cell>
          <table:table-cell office:value-type="string" calcext:value-type="string">
            <text:p>2004: Hann stundaði nám við Lærða skól­ann í þrjá vetur</text:p>
          </table:table-cell>
          <table:table-cell table:number-columns-repeated="1006"/>
        </table:table-row>
        <table:table-row table:style-name="ro1">
          <table:table-cell office:value-type="string" calcext:value-type="string">
            <text:p>1901-Ferdalysingar-VernhThorst..txt</text:p>
          </table:table-cell>
          <table:table-cell office:value-type="string" calcext:value-type="string">
            <text:p>VernhThorst.</text:p>
          </table:table-cell>
          <table:table-cell table:number-columns-repeated="2"/>
          <table:table-cell office:value-type="float" office:value="151" calcext:value-type="float">
            <text:p>151</text:p>
          </table:table-cell>
          <table:table-cell office:value-type="string" calcext:value-type="string">
            <text:p>Vernharður Þorsteinsson</text:p>
          </table:table-cell>
          <table:table-cell/>
          <table:table-cell office:value-type="float" office:value="1901" calcext:value-type="float">
            <text:p>1901</text:p>
          </table:table-cell>
          <table:table-cell office:value-type="string" calcext:value-type="string">
            <text:p>1901-Ferdalysingar-VernhThorst..txt</text:p>
          </table:table-cell>
          <table:table-cell office:value-type="float" office:value="1884" calcext:value-type="float">
            <text:p>1884</text:p>
          </table:table-cell>
          <table:table-cell office:value-type="float" office:value="1959" calcext:value-type="float">
            <text:p>1959</text:p>
          </table:table-cell>
          <table:table-cell office:value-type="float" office:value="1906" calcext:value-type="float">
            <text:p>1906</text:p>
          </table:table-cell>
          <table:table-cell table:formula="of:=[.H152]-[.J152]" office:value-type="float" office:value="17" calcext:value-type="float">
            <text:p>17</text:p>
          </table:table-cell>
          <table:table-cell office:value-type="string" calcext:value-type="string">
            <text:p>80s</text:p>
          </table:table-cell>
          <table:table-cell office:value-type="string" calcext:value-type="string">
            <text:p>II</text:p>
          </table:table-cell>
          <table:table-cell office:value-type="float" office:value="1" calcext:value-type="float">
            <text:p>1</text:p>
          </table:table-cell>
          <table:table-cell table:number-columns-repeated="1007"/>
        </table:table-row>
        <table:table-row table:style-name="ro1">
          <table:table-cell office:value-type="string" calcext:value-type="string">
            <text:p>1901-Namsmadur-MagnMagn.txt</text:p>
          </table:table-cell>
          <table:table-cell office:value-type="string" calcext:value-type="string">
            <text:p>MagnMagn</text:p>
          </table:table-cell>
          <table:table-cell table:number-columns-repeated="2"/>
          <table:table-cell office:value-type="float" office:value="152" calcext:value-type="float">
            <text:p>152</text:p>
          </table:table-cell>
          <table:table-cell table:style-name="ce8" office:value-type="string" calcext:value-type="string">
            <text:p>Magnús Magnússon</text:p>
          </table:table-cell>
          <table:table-cell/>
          <table:table-cell office:value-type="float" office:value="1901" calcext:value-type="float">
            <text:p>1901</text:p>
          </table:table-cell>
          <table:table-cell office:value-type="string" calcext:value-type="string">
            <text:p>1901-Namsmadur-MagnMagn.txt</text:p>
          </table:table-cell>
          <table:table-cell office:value-type="float" office:value="1879" calcext:value-type="float">
            <text:p>1879</text:p>
          </table:table-cell>
          <table:table-cell office:value-type="float" office:value="1902" calcext:value-type="float">
            <text:p>1902</text:p>
          </table:table-cell>
          <table:table-cell/>
          <table:table-cell table:formula="of:=[.H153]-[.J153]" office:value-type="float" office:value="22" calcext:value-type="float">
            <text:p>22</text:p>
          </table:table-cell>
          <table:table-cell office:value-type="string" calcext:value-type="string">
            <text:p>70s</text:p>
          </table:table-cell>
          <table:table-cell office:value-type="string" calcext:value-type="string">
            <text:p>N/A</text:p>
          </table:table-cell>
          <table:table-cell office:value-type="float" office:value="2" calcext:value-type="float">
            <text:p>2</text:p>
          </table:table-cell>
          <table:table-cell office:value-type="string" calcext:value-type="string">
            <text:p>2004: Hann stund­aði nám við Lærða skól­ann um alda­mót­in 1900, en lést í maí 1902</text:p>
          </table:table-cell>
          <table:table-cell table:number-columns-repeated="1006"/>
        </table:table-row>
        <table:table-row table:style-name="ro1">
          <table:table-cell office:value-type="string" calcext:value-type="string">
            <text:p>1901-Namsmadur-PallEggOl.txt</text:p>
          </table:table-cell>
          <table:table-cell office:value-type="string" calcext:value-type="string">
            <text:p>PallEggOl</text:p>
          </table:table-cell>
          <table:table-cell table:number-columns-repeated="2"/>
          <table:table-cell office:value-type="float" office:value="153" calcext:value-type="float">
            <text:p>153</text:p>
          </table:table-cell>
          <table:table-cell table:style-name="ce8" office:value-type="string" calcext:value-type="string">
            <text:p>Páll Eggert Ólason</text:p>
          </table:table-cell>
          <table:table-cell/>
          <table:table-cell office:value-type="float" office:value="1901" calcext:value-type="float">
            <text:p>1901</text:p>
          </table:table-cell>
          <table:table-cell office:value-type="string" calcext:value-type="string">
            <text:p>1901-Namsmadur-PallEggOl.txt</text:p>
          </table:table-cell>
          <table:table-cell office:value-type="float" office:value="1883" calcext:value-type="float">
            <text:p>1883</text:p>
          </table:table-cell>
          <table:table-cell office:value-type="float" office:value="1949" calcext:value-type="float">
            <text:p>1949</text:p>
          </table:table-cell>
          <table:table-cell office:value-type="float" office:value="1905" calcext:value-type="float">
            <text:p>1905</text:p>
          </table:table-cell>
          <table:table-cell table:formula="of:=[.H154]-[.J154]"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2" calcext:value-type="float">
            <text:p>2</text:p>
          </table:table-cell>
          <table:table-cell office:value-type="string" calcext:value-type="string">
            <text:p>Þjóðólfur, 32. tölublað (28.06.1901), Blaðsíða 128, http://timarit.is/view_page_init.jsp?pageId=2032166</text:p>
          </table:table-cell>
          <table:table-cell table:number-columns-repeated="1006"/>
        </table:table-row>
        <table:table-row table:style-name="ro1">
          <table:table-cell office:value-type="string" calcext:value-type="string">
            <text:p>1901-Namsmadur-ThorThor.txt</text:p>
          </table:table-cell>
          <table:table-cell table:style-name="Default" office:value-type="string" calcext:value-type="string">
            <text:p>ThorThorB</text:p>
          </table:table-cell>
          <table:table-cell table:number-columns-repeated="2"/>
          <table:table-cell office:value-type="float" office:value="154" calcext:value-type="float">
            <text:p>154</text:p>
          </table:table-cell>
          <table:table-cell office:value-type="string" calcext:value-type="string">
            <text:p>Þórarinn Þórarinsson</text:p>
          </table:table-cell>
          <table:table-cell/>
          <table:table-cell office:value-type="float" office:value="1901" calcext:value-type="float">
            <text:p>1901</text:p>
          </table:table-cell>
          <table:table-cell office:value-type="string" calcext:value-type="string">
            <text:p>1901-Namsmadur-ThorThor.txt</text:p>
          </table:table-cell>
          <table:table-cell table:number-columns-repeated="5"/>
          <table:table-cell office:value-type="string" calcext:value-type="string">
            <text:p>N/A</text:p>
          </table:table-cell>
          <table:table-cell office:value-type="float" office:value="4" calcext:value-type="float">
            <text:p>4</text:p>
          </table:table-cell>
          <table:table-cell office:value-type="string" calcext:value-type="string">
            <text:p>2004: Þór­ar­inn stund­aði nám við Lærða skól­ann á ár­un­um kring­um alda­mót­in 1900, en lauk ekki burt­far­ar­prófi.</text:p>
          </table:table-cell>
          <table:table-cell table:number-columns-repeated="1006"/>
        </table:table-row>
        <table:table-row table:style-name="ro1">
          <table:table-cell office:value-type="string" calcext:value-type="string">
            <text:p>1901-Namsmadur-VigfEinars.txt</text:p>
          </table:table-cell>
          <table:table-cell office:value-type="string" calcext:value-type="string">
            <text:p>VigfEinars</text:p>
          </table:table-cell>
          <table:table-cell table:number-columns-repeated="2"/>
          <table:table-cell office:value-type="float" office:value="155" calcext:value-type="float">
            <text:p>155</text:p>
          </table:table-cell>
          <table:table-cell office:value-type="string" calcext:value-type="string">
            <text:p>Vigfús Einarsson</text:p>
          </table:table-cell>
          <table:table-cell/>
          <table:table-cell office:value-type="float" office:value="1901" calcext:value-type="float">
            <text:p>1901</text:p>
          </table:table-cell>
          <table:table-cell office:value-type="string" calcext:value-type="string">
            <text:p>1901-Namsmadur-VigfEinars.txt</text:p>
          </table:table-cell>
          <table:table-cell office:value-type="float" office:value="1882" calcext:value-type="float">
            <text:p>1882</text:p>
          </table:table-cell>
          <table:table-cell office:value-type="float" office:value="1949" calcext:value-type="float">
            <text:p>1949</text:p>
          </table:table-cell>
          <table:table-cell office:value-type="float" office:value="1903" calcext:value-type="float">
            <text:p>1903</text:p>
          </table:table-cell>
          <table:table-cell table:formula="of:=[.H156]-[.J156]" office:value-type="float" office:value="19" calcext:value-type="float">
            <text:p>19</text:p>
          </table:table-cell>
          <table:table-cell office:value-type="string" calcext:value-type="string">
            <text:p>8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901-ThjodFramfarir-MagnSig.txt</text:p>
          </table:table-cell>
          <table:table-cell office:value-type="string" calcext:value-type="string">
            <text:p>MagnSig</text:p>
          </table:table-cell>
          <table:table-cell table:number-columns-repeated="2"/>
          <table:table-cell office:value-type="float" office:value="156" calcext:value-type="float">
            <text:p>156</text:p>
          </table:table-cell>
          <table:table-cell office:value-type="string" calcext:value-type="string">
            <text:p>Magnús Sigurðsson</text:p>
          </table:table-cell>
          <table:table-cell/>
          <table:table-cell office:value-type="float" office:value="1901" calcext:value-type="float">
            <text:p>1901</text:p>
          </table:table-cell>
          <table:table-cell office:value-type="string" calcext:value-type="string">
            <text:p>1901-ThjodFramfarir-MagnSig.txt</text:p>
          </table:table-cell>
          <table:table-cell office:value-type="float" office:value="1880" calcext:value-type="float">
            <text:p>1880</text:p>
          </table:table-cell>
          <table:table-cell office:value-type="float" office:value="1947" calcext:value-type="float">
            <text:p>1947</text:p>
          </table:table-cell>
          <table:table-cell office:value-type="float" office:value="1901" calcext:value-type="float">
            <text:p>1901</text:p>
          </table:table-cell>
          <table:table-cell table:formula="of:=[.H157]-[.J157]" office:value-type="float" office:value="21" calcext:value-type="float">
            <text:p>21</text:p>
          </table:table-cell>
          <table:table-cell office:value-type="string" calcext:value-type="string">
            <text:p>8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901-ThjodFramfarir-SkulBog.txt</text:p>
          </table:table-cell>
          <table:table-cell office:value-type="string" calcext:value-type="string">
            <text:p>SkulBog</text:p>
          </table:table-cell>
          <table:table-cell table:number-columns-repeated="2"/>
          <table:table-cell office:value-type="float" office:value="157" calcext:value-type="float">
            <text:p>157</text:p>
          </table:table-cell>
          <table:table-cell office:value-type="string" calcext:value-type="string">
            <text:p>Skúli Bogason</text:p>
          </table:table-cell>
          <table:table-cell/>
          <table:table-cell office:value-type="float" office:value="1901" calcext:value-type="float">
            <text:p>1901</text:p>
          </table:table-cell>
          <table:table-cell office:value-type="string" calcext:value-type="string">
            <text:p>1901-ThjodFramfarir-SkulBog.txt</text:p>
          </table:table-cell>
          <table:table-cell office:value-type="float" office:value="1881" calcext:value-type="float">
            <text:p>1881</text:p>
          </table:table-cell>
          <table:table-cell office:value-type="float" office:value="1949" calcext:value-type="float">
            <text:p>1949</text:p>
          </table:table-cell>
          <table:table-cell office:value-type="float" office:value="1901" calcext:value-type="float">
            <text:p>1901</text:p>
          </table:table-cell>
          <table:table-cell table:formula="of:=[.H158]-[.J158]" office:value-type="float" office:value="20" calcext:value-type="float">
            <text:p>20</text:p>
          </table:table-cell>
          <table:table-cell office:value-type="string" calcext:value-type="string">
            <text:p>8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902-IthrottirLeikir-ArnArn.txt</text:p>
          </table:table-cell>
          <table:table-cell table:style-name="ce20" office:value-type="string" calcext:value-type="string">
            <text:p>ArnArn</text:p>
          </table:table-cell>
          <table:table-cell table:number-columns-repeated="2"/>
          <table:table-cell office:value-type="float" office:value="158" calcext:value-type="float">
            <text:p>158</text:p>
          </table:table-cell>
          <table:table-cell table:style-name="ce8" office:value-type="string" calcext:value-type="string">
            <text:p>Árni Árnason*</text:p>
          </table:table-cell>
          <table:table-cell/>
          <table:table-cell office:value-type="float" office:value="1902" calcext:value-type="float">
            <text:p>1902</text:p>
          </table:table-cell>
          <table:table-cell office:value-type="string" calcext:value-type="string">
            <text:p>1902-IthrottirLeikir-ArnArn.txt</text:p>
          </table:table-cell>
          <table:table-cell office:value-type="float" office:value="1885" calcext:value-type="float">
            <text:p>1885</text:p>
          </table:table-cell>
          <table:table-cell office:value-type="float" office:value="1971" calcext:value-type="float">
            <text:p>1971</text:p>
          </table:table-cell>
          <table:table-cell office:value-type="float" office:value="1906" calcext:value-type="float">
            <text:p>1906</text:p>
          </table:table-cell>
          <table:table-cell table:formula="of:=[.H159]-[.J159]" office:value-type="float" office:value="17" calcext:value-type="float">
            <text:p>17</text:p>
          </table:table-cell>
          <table:table-cell office:value-type="string" calcext:value-type="string">
            <text:p>80s</text:p>
          </table:table-cell>
          <table:table-cell office:value-type="string" calcext:value-type="string">
            <text:p>I</text:p>
          </table:table-cell>
          <table:table-cell office:value-type="float" office:value="2" calcext:value-type="float">
            <text:p>2</text:p>
          </table:table-cell>
          <table:table-cell table:number-columns-repeated="1007"/>
        </table:table-row>
        <table:table-row table:style-name="ro1">
          <table:table-cell office:value-type="string" calcext:value-type="string">
            <text:p>1902-IthrottirLeikir-ThordGudm.txt</text:p>
          </table:table-cell>
          <table:table-cell office:value-type="string" calcext:value-type="string">
            <text:p>ThordGudm</text:p>
          </table:table-cell>
          <table:table-cell table:number-columns-repeated="2"/>
          <table:table-cell office:value-type="float" office:value="159" calcext:value-type="float">
            <text:p>159</text:p>
          </table:table-cell>
          <table:table-cell office:value-type="string" calcext:value-type="string">
            <text:p>Þórður Guðmundsen</text:p>
          </table:table-cell>
          <table:table-cell/>
          <table:table-cell office:value-type="float" office:value="1902" calcext:value-type="float">
            <text:p>1902</text:p>
          </table:table-cell>
          <table:table-cell office:value-type="string" calcext:value-type="string">
            <text:p>1902-IthrottirLeikir-ThordGudm.txt</text:p>
          </table:table-cell>
          <table:table-cell table:number-columns-repeated="5"/>
          <table:table-cell office:value-type="string" calcext:value-type="string">
            <text:p>N/A</text:p>
          </table:table-cell>
          <table:table-cell office:value-type="float" office:value="2" calcext:value-type="float">
            <text:p>2</text:p>
          </table:table-cell>
          <table:table-cell office:value-type="string" calcext:value-type="string">
            <text:p>2004: Þórð­ur stund­aði nám við Lærða skól­ann um skeið.</text:p>
          </table:table-cell>
          <table:table-cell table:number-columns-repeated="1006"/>
        </table:table-row>
        <table:table-row table:style-name="ro1">
          <table:table-cell office:value-type="string" calcext:value-type="string">
            <text:p>1902-Kirkjulysingar-BaldSveins.txt</text:p>
          </table:table-cell>
          <table:table-cell office:value-type="string" calcext:value-type="string">
            <text:p>BaldSveins</text:p>
          </table:table-cell>
          <table:table-cell table:number-columns-repeated="2"/>
          <table:table-cell office:value-type="float" office:value="160" calcext:value-type="float">
            <text:p>160</text:p>
          </table:table-cell>
          <table:table-cell office:value-type="string" calcext:value-type="string">
            <text:p>Baldur Sveinsson</text:p>
          </table:table-cell>
          <table:table-cell/>
          <table:table-cell office:value-type="float" office:value="1902" calcext:value-type="float">
            <text:p>1902</text:p>
          </table:table-cell>
          <table:table-cell office:value-type="string" calcext:value-type="string">
            <text:p>1902-Kirkjulysingar-BaldSveins.txt</text:p>
          </table:table-cell>
          <table:table-cell office:value-type="float" office:value="1883" calcext:value-type="float">
            <text:p>1883</text:p>
          </table:table-cell>
          <table:table-cell office:value-type="float" office:value="1932" calcext:value-type="float">
            <text:p>1932</text:p>
          </table:table-cell>
          <table:table-cell office:value-type="float" office:value="1905" calcext:value-type="float">
            <text:p>1905</text:p>
          </table:table-cell>
          <table:table-cell table:formula="of:=[.H161]-[.J161]" office:value-type="float" office:value="19" calcext:value-type="float">
            <text:p>19</text:p>
          </table:table-cell>
          <table:table-cell office:value-type="string" calcext:value-type="string">
            <text:p>80s</text:p>
          </table:table-cell>
          <table:table-cell office:value-type="string" calcext:value-type="string">
            <text:p>I</text:p>
          </table:table-cell>
          <table:table-cell office:value-type="float" office:value="3" calcext:value-type="float">
            <text:p>3</text:p>
          </table:table-cell>
          <table:table-cell table:number-columns-repeated="1007"/>
        </table:table-row>
        <table:table-row table:style-name="ro1">
          <table:table-cell office:value-type="string" calcext:value-type="string">
            <text:p>1902-Kirkjulysingar-JulHavst.txt</text:p>
          </table:table-cell>
          <table:table-cell table:style-name="Default" office:value-type="string" calcext:value-type="string">
            <text:p>JulHavstB</text:p>
          </table:table-cell>
          <table:table-cell table:number-columns-repeated="2"/>
          <table:table-cell office:value-type="float" office:value="161" calcext:value-type="float">
            <text:p>161</text:p>
          </table:table-cell>
          <table:table-cell office:value-type="string" calcext:value-type="string">
            <text:p>Júlíus Havsteen</text:p>
          </table:table-cell>
          <table:table-cell/>
          <table:table-cell office:value-type="float" office:value="1902" calcext:value-type="float">
            <text:p>1902</text:p>
          </table:table-cell>
          <table:table-cell office:value-type="string" calcext:value-type="string">
            <text:p>1902-Kirkjulysingar-JulHavst.txt</text:p>
          </table:table-cell>
          <table:table-cell office:value-type="float" office:value="1886" calcext:value-type="float">
            <text:p>1886</text:p>
          </table:table-cell>
          <table:table-cell office:value-type="float" office:value="1960" calcext:value-type="float">
            <text:p>1960</text:p>
          </table:table-cell>
          <table:table-cell office:value-type="float" office:value="1905" calcext:value-type="float">
            <text:p>1905</text:p>
          </table:table-cell>
          <table:table-cell table:formula="of:=[.H162]-[.J162]" office:value-type="float" office:value="16" calcext:value-type="float">
            <text:p>16</text:p>
          </table:table-cell>
          <table:table-cell office:value-type="string" calcext:value-type="string">
            <text:p>80s</text:p>
          </table:table-cell>
          <table:table-cell office:value-type="string" calcext:value-type="string">
            <text:p>I</text:p>
          </table:table-cell>
          <table:table-cell office:value-type="float" office:value="3" calcext:value-type="float">
            <text:p>3</text:p>
          </table:table-cell>
          <table:table-cell table:number-columns-repeated="1007"/>
        </table:table-row>
        <table:table-row table:style-name="ro1">
          <table:table-cell office:value-type="string" calcext:value-type="string">
            <text:p>1902-Kirkjulysingar-MagnSteph.txt</text:p>
          </table:table-cell>
          <table:table-cell table:style-name="Default" office:value-type="string" calcext:value-type="string">
            <text:p>MagnStephB</text:p>
          </table:table-cell>
          <table:table-cell table:number-columns-repeated="2"/>
          <table:table-cell office:value-type="float" office:value="162" calcext:value-type="float">
            <text:p>162</text:p>
          </table:table-cell>
          <table:table-cell office:value-type="string" calcext:value-type="string">
            <text:p>Magnús Stephensen</text:p>
          </table:table-cell>
          <table:table-cell/>
          <table:table-cell office:value-type="float" office:value="1902" calcext:value-type="float">
            <text:p>1902</text:p>
          </table:table-cell>
          <table:table-cell office:value-type="string" calcext:value-type="string">
            <text:p>1902-Kirkjulysingar-MagnSteph.txt</text:p>
          </table:table-cell>
          <table:table-cell office:value-type="float" office:value="1885" calcext:value-type="float">
            <text:p>1885</text:p>
          </table:table-cell>
          <table:table-cell office:value-type="float" office:value="1916" calcext:value-type="float">
            <text:p>1916</text:p>
          </table:table-cell>
          <table:table-cell office:value-type="string" calcext:value-type="string">
            <text:p>?</text:p>
          </table:table-cell>
          <table:table-cell table:formula="of:=[.H163]-[.J163]" office:value-type="float" office:value="17" calcext:value-type="float">
            <text:p>17</text:p>
          </table:table-cell>
          <table:table-cell office:value-type="string" calcext:value-type="string">
            <text:p>80s</text:p>
          </table:table-cell>
          <table:table-cell office:value-type="string" calcext:value-type="string">
            <text:p>N/A</text:p>
          </table:table-cell>
          <table:table-cell office:value-type="float" office:value="3" calcext:value-type="float">
            <text:p>3</text:p>
          </table:table-cell>
          <table:table-cell office:value-type="string" calcext:value-type="string">
            <text:p>2004: Hann stund­aði nám við Lærða skól­ann og varð síðar versl­un­ar­mað­ur.</text:p>
          </table:table-cell>
          <table:table-cell table:number-columns-repeated="1006"/>
        </table:table-row>
        <table:table-row table:style-name="ro1">
          <table:table-cell office:value-type="string" calcext:value-type="string">
            <text:p>1902-Kirkjulysingar-ThorKrist.txt</text:p>
          </table:table-cell>
          <table:table-cell office:value-type="string" calcext:value-type="string">
            <text:p>ThorKrist</text:p>
          </table:table-cell>
          <table:table-cell table:number-columns-repeated="2"/>
          <table:table-cell office:value-type="float" office:value="163" calcext:value-type="float">
            <text:p>163</text:p>
          </table:table-cell>
          <table:table-cell office:value-type="string" calcext:value-type="string">
            <text:p>Þórarinn Kristjánsson</text:p>
          </table:table-cell>
          <table:table-cell/>
          <table:table-cell office:value-type="float" office:value="1902" calcext:value-type="float">
            <text:p>1902</text:p>
          </table:table-cell>
          <table:table-cell office:value-type="string" calcext:value-type="string">
            <text:p>1902-Kirkjulysingar-ThorKrist.txt</text:p>
          </table:table-cell>
          <table:table-cell office:value-type="float" office:value="1886" calcext:value-type="float">
            <text:p>1886</text:p>
          </table:table-cell>
          <table:table-cell office:value-type="float" office:value="1943" calcext:value-type="float">
            <text:p>1943</text:p>
          </table:table-cell>
          <table:table-cell office:value-type="float" office:value="1905" calcext:value-type="float">
            <text:p>1905</text:p>
          </table:table-cell>
          <table:table-cell table:formula="of:=[.H164]-[.J164]" office:value-type="float" office:value="16" calcext:value-type="float">
            <text:p>16</text:p>
          </table:table-cell>
          <table:table-cell office:value-type="string" calcext:value-type="string">
            <text:p>80s</text:p>
          </table:table-cell>
          <table:table-cell office:value-type="string" calcext:value-type="string">
            <text:p>I</text:p>
          </table:table-cell>
          <table:table-cell office:value-type="float" office:value="3" calcext:value-type="float">
            <text:p>3</text:p>
          </table:table-cell>
          <table:table-cell table:number-columns-repeated="1007"/>
        </table:table-row>
        <table:table-row table:style-name="ro1">
          <table:table-cell office:value-type="string" calcext:value-type="string">
            <text:p>1902-Sumarleyfi-EinPJons.txt</text:p>
          </table:table-cell>
          <table:table-cell office:value-type="string" calcext:value-type="string">
            <text:p>EinPJons</text:p>
          </table:table-cell>
          <table:table-cell table:number-columns-repeated="2"/>
          <table:table-cell office:value-type="float" office:value="164" calcext:value-type="float">
            <text:p>164</text:p>
          </table:table-cell>
          <table:table-cell office:value-type="string" calcext:value-type="string">
            <text:p>Einar P. Jónsson</text:p>
          </table:table-cell>
          <table:table-cell/>
          <table:table-cell office:value-type="float" office:value="1902" calcext:value-type="float">
            <text:p>1902</text:p>
          </table:table-cell>
          <table:table-cell office:value-type="string" calcext:value-type="string">
            <text:p>1902-Sumarleyfi-EinPJons.txt</text:p>
          </table:table-cell>
          <table:table-cell office:value-type="float" office:value="1880" calcext:value-type="float">
            <text:p>1880</text:p>
          </table:table-cell>
          <table:table-cell office:value-type="float" office:value="1959" calcext:value-type="float">
            <text:p>1959</text:p>
          </table:table-cell>
          <table:table-cell/>
          <table:table-cell table:formula="of:=[.H165]-[.J165]" office:value-type="float" office:value="22" calcext:value-type="float">
            <text:p>22</text:p>
          </table:table-cell>
          <table:table-cell office:value-type="string" calcext:value-type="string">
            <text:p>80s</text:p>
          </table:table-cell>
          <table:table-cell office:value-type="string" calcext:value-type="string">
            <text:p>N/A</text:p>
          </table:table-cell>
          <table:table-cell office:value-type="float" office:value="1" calcext:value-type="float">
            <text:p>1</text:p>
          </table:table-cell>
          <table:table-cell office:value-type="string" calcext:value-type="string">
            <text:p>2004: Hann stund­aði nám við Lærða skól­ann 1902-1905 en lauk ekki námi.</text:p>
          </table:table-cell>
          <table:table-cell table:number-columns-repeated="1006"/>
        </table:table-row>
        <table:table-row table:style-name="ro1">
          <table:table-cell office:value-type="string" calcext:value-type="string">
            <text:p>1902-Sumarleyfi-OlGunn.txt</text:p>
          </table:table-cell>
          <table:table-cell office:value-type="string" calcext:value-type="string">
            <text:p>OlGunn</text:p>
          </table:table-cell>
          <table:table-cell table:number-columns-repeated="2"/>
          <table:table-cell office:value-type="float" office:value="165" calcext:value-type="float">
            <text:p>165</text:p>
          </table:table-cell>
          <table:table-cell office:value-type="string" calcext:value-type="string">
            <text:p>Ólafur Gunnarsson</text:p>
          </table:table-cell>
          <table:table-cell/>
          <table:table-cell office:value-type="float" office:value="1902" calcext:value-type="float">
            <text:p>1902</text:p>
          </table:table-cell>
          <table:table-cell office:value-type="string" calcext:value-type="string">
            <text:p>1902-Sumarleyfi-OlGunn.txt</text:p>
          </table:table-cell>
          <table:table-cell office:value-type="float" office:value="1885" calcext:value-type="float">
            <text:p>1885</text:p>
          </table:table-cell>
          <table:table-cell office:value-type="float" office:value="1927" calcext:value-type="float">
            <text:p>1927</text:p>
          </table:table-cell>
          <table:table-cell office:value-type="float" office:value="1907" calcext:value-type="float">
            <text:p>1907</text:p>
          </table:table-cell>
          <table:table-cell table:formula="of:=[.H166]-[.J166]" office:value-type="float" office:value="17" calcext:value-type="float">
            <text:p>17</text:p>
          </table:table-cell>
          <table:table-cell office:value-type="string" calcext:value-type="string">
            <text:p>80s</text:p>
          </table:table-cell>
          <table:table-cell office:value-type="string" calcext:value-type="string">
            <text:p>I</text:p>
          </table:table-cell>
          <table:table-cell office:value-type="float" office:value="1" calcext:value-type="float">
            <text:p>1</text:p>
          </table:table-cell>
          <table:table-cell table:number-columns-repeated="1007"/>
        </table:table-row>
        <table:table-row table:style-name="ro1">
          <table:table-cell office:value-type="string" calcext:value-type="string">
            <text:p>1902-Sumarleyfi-ReinSamRicht.txt</text:p>
          </table:table-cell>
          <table:table-cell office:value-type="string" calcext:value-type="string">
            <text:p>ReinSamRicht</text:p>
          </table:table-cell>
          <table:table-cell table:number-columns-repeated="2"/>
          <table:table-cell office:value-type="float" office:value="166" calcext:value-type="float">
            <text:p>166</text:p>
          </table:table-cell>
          <table:table-cell office:value-type="string" calcext:value-type="string">
            <text:p>Reinhold Samúelsson Richter</text:p>
          </table:table-cell>
          <table:table-cell/>
          <table:table-cell office:value-type="float" office:value="1902" calcext:value-type="float">
            <text:p>1902</text:p>
          </table:table-cell>
          <table:table-cell office:value-type="string" calcext:value-type="string">
            <text:p>1902-Sumarleyfi-ReinSamRicht.txt</text:p>
          </table:table-cell>
          <table:table-cell office:value-type="float" office:value="1886" calcext:value-type="float">
            <text:p>1886</text:p>
          </table:table-cell>
          <table:table-cell office:value-type="float" office:value="1966" calcext:value-type="float">
            <text:p>1966</text:p>
          </table:table-cell>
          <table:table-cell/>
          <table:table-cell table:formula="of:=[.H167]-[.J167]" office:value-type="float" office:value="16" calcext:value-type="float">
            <text:p>16</text:p>
          </table:table-cell>
          <table:table-cell office:value-type="string" calcext:value-type="string">
            <text:p>80s</text:p>
          </table:table-cell>
          <table:table-cell office:value-type="string" calcext:value-type="string">
            <text:p>N/A</text:p>
          </table:table-cell>
          <table:table-cell office:value-type="float" office:value="1" calcext:value-type="float">
            <text:p>1</text:p>
          </table:table-cell>
          <table:table-cell office:value-type="string" calcext:value-type="string">
            <text:p>2004: Hann stundaði nám við Lærða skólann um skeið</text:p>
          </table:table-cell>
          <table:table-cell table:number-columns-repeated="1006"/>
        </table:table-row>
        <table:table-row table:style-name="ro1">
          <table:table-cell office:value-type="string" calcext:value-type="string">
            <text:p>1902-Sumarleyfi-SigArm.txt</text:p>
          </table:table-cell>
          <table:table-cell office:value-type="string" calcext:value-type="string">
            <text:p>SigArm</text:p>
          </table:table-cell>
          <table:table-cell table:number-columns-repeated="2"/>
          <table:table-cell office:value-type="float" office:value="167" calcext:value-type="float">
            <text:p>167</text:p>
          </table:table-cell>
          <table:table-cell table:style-name="ce8" office:value-type="string" calcext:value-type="string">
            <text:p>Sigurbjörn Ármannsson Ármann</text:p>
          </table:table-cell>
          <table:table-cell/>
          <table:table-cell office:value-type="float" office:value="1902" calcext:value-type="float">
            <text:p>1902</text:p>
          </table:table-cell>
          <table:table-cell office:value-type="string" calcext:value-type="string">
            <text:p>1902-Sumarleyfi-SigArm.txt</text:p>
          </table:table-cell>
          <table:table-cell office:value-type="float" office:value="1884" calcext:value-type="float">
            <text:p>1884</text:p>
          </table:table-cell>
          <table:table-cell office:value-type="float" office:value="1950" calcext:value-type="float">
            <text:p>1950</text:p>
          </table:table-cell>
          <table:table-cell office:value-type="string" calcext:value-type="string">
            <text:p>?</text:p>
          </table:table-cell>
          <table:table-cell table:formula="of:=[.H168]-[.J168]" office:value-type="float" office:value="18" calcext:value-type="float">
            <text:p>18</text:p>
          </table:table-cell>
          <table:table-cell office:value-type="string" calcext:value-type="string">
            <text:p>80s</text:p>
          </table:table-cell>
          <table:table-cell office:value-type="string" calcext:value-type="string">
            <text:p>N/A</text:p>
          </table:table-cell>
          <table:table-cell office:value-type="float" office:value="1" calcext:value-type="float">
            <text:p>1</text:p>
          </table:table-cell>
          <table:table-cell table:number-columns-repeated="1007"/>
        </table:table-row>
        <table:table-row table:style-name="ro1">
          <table:table-cell office:value-type="string" calcext:value-type="string">
            <text:p>1902-ThjodFramtid-BjarnJons.txt</text:p>
          </table:table-cell>
          <table:table-cell office:value-type="string" calcext:value-type="string">
            <text:p>BjarnJons</text:p>
          </table:table-cell>
          <table:table-cell table:number-columns-repeated="2"/>
          <table:table-cell office:value-type="float" office:value="168" calcext:value-type="float">
            <text:p>168</text:p>
          </table:table-cell>
          <table:table-cell office:value-type="string" calcext:value-type="string">
            <text:p>Bjarni Jónsson</text:p>
          </table:table-cell>
          <table:table-cell/>
          <table:table-cell office:value-type="float" office:value="1902" calcext:value-type="float">
            <text:p>1902</text:p>
          </table:table-cell>
          <table:table-cell office:value-type="string" calcext:value-type="string">
            <text:p>1902-ThjodFramtid-BjarnJons.txt</text:p>
          </table:table-cell>
          <table:table-cell office:value-type="float" office:value="1881" calcext:value-type="float">
            <text:p>1881</text:p>
          </table:table-cell>
          <table:table-cell office:value-type="float" office:value="1965" calcext:value-type="float">
            <text:p>1965</text:p>
          </table:table-cell>
          <table:table-cell office:value-type="float" office:value="1902" calcext:value-type="float">
            <text:p>1902</text:p>
          </table:table-cell>
          <table:table-cell table:formula="of:=[.H169]-[.J169]" office:value-type="float" office:value="21" calcext:value-type="float">
            <text:p>21</text:p>
          </table:table-cell>
          <table:table-cell office:value-type="string" calcext:value-type="string">
            <text:p>8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902-ThjodFramtid-HalldJonas.txt</text:p>
          </table:table-cell>
          <table:table-cell office:value-type="string" calcext:value-type="string">
            <text:p>HalldJonas</text:p>
          </table:table-cell>
          <table:table-cell table:number-columns-repeated="2"/>
          <table:table-cell office:value-type="float" office:value="169" calcext:value-type="float">
            <text:p>169</text:p>
          </table:table-cell>
          <table:table-cell table:style-name="ce8" office:value-type="string" calcext:value-type="string">
            <text:p>Halldór Jónasson</text:p>
          </table:table-cell>
          <table:table-cell/>
          <table:table-cell office:value-type="float" office:value="1902" calcext:value-type="float">
            <text:p>1902</text:p>
          </table:table-cell>
          <table:table-cell office:value-type="string" calcext:value-type="string">
            <text:p>1902-ThjodFramtid-HalldJonas.txt</text:p>
          </table:table-cell>
          <table:table-cell office:value-type="float" office:value="1881" calcext:value-type="float">
            <text:p>1881</text:p>
          </table:table-cell>
          <table:table-cell office:value-type="float" office:value="1966" calcext:value-type="float">
            <text:p>1966</text:p>
          </table:table-cell>
          <table:table-cell office:value-type="float" office:value="1902" calcext:value-type="float">
            <text:p>1902</text:p>
          </table:table-cell>
          <table:table-cell table:formula="of:=[.H170]-[.J170]" office:value-type="float" office:value="21" calcext:value-type="float">
            <text:p>21</text:p>
          </table:table-cell>
          <table:table-cell office:value-type="string" calcext:value-type="string">
            <text:p>80s</text:p>
          </table:table-cell>
          <table:table-cell office:value-type="string" calcext:value-type="string">
            <text:p>I</text:p>
          </table:table-cell>
          <table:table-cell office:value-type="float" office:value="6" calcext:value-type="float">
            <text:p>6</text:p>
          </table:table-cell>
          <table:table-cell office:value-type="string" calcext:value-type="string">
            <text:p>Þjóðólfur, 26. tölublað (27.06.1902), Blaðsíða 104, http://timarit.is/view_page_init.jsp?pageId=2032406</text:p>
          </table:table-cell>
          <table:table-cell table:number-columns-repeated="1006"/>
        </table:table-row>
        <table:table-row table:style-name="ro1">
          <table:table-cell office:value-type="string" calcext:value-type="string">
            <text:p>1902-ThjodFramtid-SigGudm.txt</text:p>
          </table:table-cell>
          <table:table-cell table:style-name="ce20" office:value-type="string" calcext:value-type="string">
            <text:p>SigGudm</text:p>
          </table:table-cell>
          <table:table-cell table:number-columns-repeated="2"/>
          <table:table-cell office:value-type="float" office:value="170" calcext:value-type="float">
            <text:p>170</text:p>
          </table:table-cell>
          <table:table-cell table:style-name="ce8" office:value-type="string" calcext:value-type="string">
            <text:p>Sigurður Guðmundsson</text:p>
          </table:table-cell>
          <table:table-cell/>
          <table:table-cell office:value-type="float" office:value="1902" calcext:value-type="float">
            <text:p>1902</text:p>
          </table:table-cell>
          <table:table-cell office:value-type="string" calcext:value-type="string">
            <text:p>1902-ThjodFramtid-SigGudm.txt</text:p>
          </table:table-cell>
          <table:table-cell office:value-type="float" office:value="1878" calcext:value-type="float">
            <text:p>1878</text:p>
          </table:table-cell>
          <table:table-cell office:value-type="float" office:value="1949" calcext:value-type="float">
            <text:p>1949</text:p>
          </table:table-cell>
          <table:table-cell office:value-type="float" office:value="1902" calcext:value-type="float">
            <text:p>1902</text:p>
          </table:table-cell>
          <table:table-cell table:formula="of:=[.H171]-[.J171]" office:value-type="float" office:value="24" calcext:value-type="float">
            <text:p>24</text:p>
          </table:table-cell>
          <table:table-cell office:value-type="string" calcext:value-type="string">
            <text:p>70s</text:p>
          </table:table-cell>
          <table:table-cell office:value-type="string" calcext:value-type="string">
            <text:p>I</text:p>
          </table:table-cell>
          <table:table-cell office:value-type="float" office:value="6" calcext:value-type="float">
            <text:p>6</text:p>
          </table:table-cell>
          <table:table-cell office:value-type="string" calcext:value-type="string">
            <text:p>Þjóðólfur, 26. tölublað (27.06.1902), Blaðsíða 104, http://timarit.is/view_page_init.jsp?pageId=2032406</text:p>
          </table:table-cell>
          <table:table-cell table:number-columns-repeated="1006"/>
        </table:table-row>
        <table:table-row table:style-name="ro1">
          <table:table-cell office:value-type="string" calcext:value-type="string">
            <text:p>1902-ThjodFramtid-SigSigtr.txt</text:p>
          </table:table-cell>
          <table:table-cell office:value-type="string" calcext:value-type="string">
            <text:p>SigSigtr</text:p>
          </table:table-cell>
          <table:table-cell table:number-columns-repeated="2"/>
          <table:table-cell office:value-type="float" office:value="171" calcext:value-type="float">
            <text:p>171</text:p>
          </table:table-cell>
          <table:table-cell office:value-type="string" calcext:value-type="string">
            <text:p>Sigurður Sigtryggsson</text:p>
          </table:table-cell>
          <table:table-cell/>
          <table:table-cell office:value-type="float" office:value="1902" calcext:value-type="float">
            <text:p>1902</text:p>
          </table:table-cell>
          <table:table-cell office:value-type="string" calcext:value-type="string">
            <text:p>1902-ThjodFramtid-SigSigtr.txt</text:p>
          </table:table-cell>
          <table:table-cell office:value-type="float" office:value="1884" calcext:value-type="float">
            <text:p>1884</text:p>
          </table:table-cell>
          <table:table-cell office:value-type="float" office:value="1944" calcext:value-type="float">
            <text:p>1944</text:p>
          </table:table-cell>
          <table:table-cell office:value-type="float" office:value="1902" calcext:value-type="float">
            <text:p>1902</text:p>
          </table:table-cell>
          <table:table-cell table:formula="of:=[.H172]-[.J172]"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902-Tiska-GudmGJoh.txt</text:p>
          </table:table-cell>
          <table:table-cell office:value-type="string" calcext:value-type="string">
            <text:p>GudmGJoh</text:p>
          </table:table-cell>
          <table:table-cell table:number-columns-repeated="2"/>
          <table:table-cell office:value-type="float" office:value="172" calcext:value-type="float">
            <text:p>172</text:p>
          </table:table-cell>
          <table:table-cell office:value-type="string" calcext:value-type="string">
            <text:p>Guðmundur G. Jóhannesson</text:p>
          </table:table-cell>
          <table:table-cell/>
          <table:table-cell office:value-type="float" office:value="1902" calcext:value-type="float">
            <text:p>1902</text:p>
          </table:table-cell>
          <table:table-cell office:value-type="string" calcext:value-type="string">
            <text:p>1902-Tiska-GudmGJoh.txt</text:p>
          </table:table-cell>
          <table:table-cell table:number-columns-repeated="5"/>
          <table:table-cell office:value-type="string" calcext:value-type="string">
            <text:p>N/A</text:p>
          </table:table-cell>
          <table:table-cell office:value-type="float" office:value="5" calcext:value-type="float">
            <text:p>5</text:p>
          </table:table-cell>
          <table:table-cell office:value-type="string" calcext:value-type="string">
            <text:p>2004: Guð­mund­ur stund­aði nám við Lærða skól­ann um skeið, en lauk ekki burt­far­ar­prófi.</text:p>
          </table:table-cell>
          <table:table-cell table:number-columns-repeated="1006"/>
        </table:table-row>
        <table:table-row table:style-name="ro1">
          <table:table-cell office:value-type="string" calcext:value-type="string">
            <text:p>1902-Tiska-HarSig.txt</text:p>
          </table:table-cell>
          <table:table-cell office:value-type="string" calcext:value-type="string">
            <text:p>HarSig</text:p>
          </table:table-cell>
          <table:table-cell table:number-columns-repeated="2"/>
          <table:table-cell office:value-type="float" office:value="173" calcext:value-type="float">
            <text:p>173</text:p>
          </table:table-cell>
          <table:table-cell office:value-type="string" calcext:value-type="string">
            <text:p>Haraldur Sigurðsson</text:p>
          </table:table-cell>
          <table:table-cell/>
          <table:table-cell office:value-type="float" office:value="1902" calcext:value-type="float">
            <text:p>1902</text:p>
          </table:table-cell>
          <table:table-cell office:value-type="string" calcext:value-type="string">
            <text:p>1902-Tiska-HarSig.txt</text:p>
          </table:table-cell>
          <table:table-cell office:value-type="float" office:value="1882" calcext:value-type="float">
            <text:p>1882</text:p>
          </table:table-cell>
          <table:table-cell office:value-type="float" office:value="1934" calcext:value-type="float">
            <text:p>1934</text:p>
          </table:table-cell>
          <table:table-cell office:value-type="float" office:value="1903" calcext:value-type="float">
            <text:p>1903</text:p>
          </table:table-cell>
          <table:table-cell table:formula="of:=[.H174]-[.J174]" office:value-type="float" office:value="20" calcext:value-type="float">
            <text:p>20</text:p>
          </table:table-cell>
          <table:table-cell office:value-type="string" calcext:value-type="string">
            <text:p>80s</text:p>
          </table:table-cell>
          <table:table-cell office:value-type="string" calcext:value-type="string">
            <text:p>II</text:p>
          </table:table-cell>
          <table:table-cell office:value-type="float" office:value="5" calcext:value-type="float">
            <text:p>5</text:p>
          </table:table-cell>
          <table:table-cell table:number-columns-repeated="1007"/>
        </table:table-row>
        <table:table-row table:style-name="ro1">
          <table:table-cell office:value-type="string" calcext:value-type="string">
            <text:p>1903-IthrottirLeikir-AsgGunnlMar.txt</text:p>
          </table:table-cell>
          <table:table-cell office:value-type="string" calcext:value-type="string">
            <text:p>AsgGunnlMar</text:p>
          </table:table-cell>
          <table:table-cell table:number-columns-repeated="2"/>
          <table:table-cell office:value-type="float" office:value="174" calcext:value-type="float">
            <text:p>174</text:p>
          </table:table-cell>
          <table:table-cell office:value-type="string" calcext:value-type="string">
            <text:p>Ásgeir G. Gunnlaugsson</text:p>
          </table:table-cell>
          <table:table-cell/>
          <table:table-cell office:value-type="float" office:value="1903" calcext:value-type="float">
            <text:p>1903</text:p>
          </table:table-cell>
          <table:table-cell office:value-type="string" calcext:value-type="string">
            <text:p>1903-IthrottirLeikir-AsgGunnlMar.txt</text:p>
          </table:table-cell>
          <table:table-cell office:value-type="float" office:value="1879" calcext:value-type="float">
            <text:p>1879</text:p>
          </table:table-cell>
          <table:table-cell office:value-type="float" office:value="1956" calcext:value-type="float">
            <text:p>1956</text:p>
          </table:table-cell>
          <table:table-cell/>
          <table:table-cell table:formula="of:=[.H175]-[.J175]" office:value-type="float" office:value="24" calcext:value-type="float">
            <text:p>24</text:p>
          </table:table-cell>
          <table:table-cell office:value-type="string" calcext:value-type="string">
            <text:p>70s</text:p>
          </table:table-cell>
          <table:table-cell office:value-type="string" calcext:value-type="string">
            <text:p>N/A</text:p>
          </table:table-cell>
          <table:table-cell office:value-type="float" office:value="2" calcext:value-type="float">
            <text:p>2</text:p>
          </table:table-cell>
          <table:table-cell office:value-type="string" calcext:value-type="string">
            <text:p>2004: Hann lauk ekki prófi frá Lærða skól­an­um, en stundaði lengst af versl­un í Reykja­vík.</text:p>
          </table:table-cell>
          <table:table-cell table:number-columns-repeated="1006"/>
        </table:table-row>
        <table:table-row table:style-name="ro1">
          <table:table-cell office:value-type="string" calcext:value-type="string">
            <text:p>1903-IthrottirLeikir-ReinhSamRicht.txt</text:p>
          </table:table-cell>
          <table:table-cell office:value-type="string" calcext:value-type="string">
            <text:p>ReinhSamRicht</text:p>
          </table:table-cell>
          <table:table-cell table:number-columns-repeated="2"/>
          <table:table-cell office:value-type="float" office:value="175" calcext:value-type="float">
            <text:p>175</text:p>
          </table:table-cell>
          <table:table-cell office:value-type="string" calcext:value-type="string">
            <text:p>Reinhold Samúelsson Richter</text:p>
          </table:table-cell>
          <table:table-cell/>
          <table:table-cell office:value-type="float" office:value="1903" calcext:value-type="float">
            <text:p>1903</text:p>
          </table:table-cell>
          <table:table-cell office:value-type="string" calcext:value-type="string">
            <text:p>1903-IthrottirLeikir-ReinhSamRicht.txt</text:p>
          </table:table-cell>
          <table:table-cell office:value-type="float" office:value="1886" calcext:value-type="float">
            <text:p>1886</text:p>
          </table:table-cell>
          <table:table-cell office:value-type="float" office:value="1966" calcext:value-type="float">
            <text:p>1966</text:p>
          </table:table-cell>
          <table:table-cell/>
          <table:table-cell table:formula="of:=[.H176]-[.J176]" office:value-type="float" office:value="17" calcext:value-type="float">
            <text:p>17</text:p>
          </table:table-cell>
          <table:table-cell office:value-type="string" calcext:value-type="string">
            <text:p>80s</text:p>
          </table:table-cell>
          <table:table-cell office:value-type="string" calcext:value-type="string">
            <text:p>N/A</text:p>
          </table:table-cell>
          <table:table-cell office:value-type="float" office:value="2" calcext:value-type="float">
            <text:p>2</text:p>
          </table:table-cell>
          <table:table-cell office:value-type="string" calcext:value-type="string">
            <text:p>2004: Hann stundaði nám við Lærða skólann um skeið</text:p>
          </table:table-cell>
          <table:table-cell table:number-columns-repeated="1006"/>
        </table:table-row>
        <table:table-row table:style-name="ro1">
          <table:table-cell office:value-type="string" calcext:value-type="string">
            <text:p>1903-IthrottirLeikir-SigfMarJohJohns.txt</text:p>
          </table:table-cell>
          <table:table-cell office:value-type="string" calcext:value-type="string">
            <text:p>SigfMarJohJohns</text:p>
          </table:table-cell>
          <table:table-cell table:number-columns-repeated="2"/>
          <table:table-cell office:value-type="float" office:value="176" calcext:value-type="float">
            <text:p>176</text:p>
          </table:table-cell>
          <table:table-cell table:style-name="ce8" office:value-type="string" calcext:value-type="string">
            <text:p>Sigfús Maríus Jóhannsson Johnsen*</text:p>
          </table:table-cell>
          <table:table-cell/>
          <table:table-cell office:value-type="float" office:value="1903" calcext:value-type="float">
            <text:p>1903</text:p>
          </table:table-cell>
          <table:table-cell office:value-type="string" calcext:value-type="string">
            <text:p>1903-IthrottirLeikir-SigfMarJohJohns.txt</text:p>
          </table:table-cell>
          <table:table-cell office:value-type="float" office:value="1886" calcext:value-type="float">
            <text:p>1886</text:p>
          </table:table-cell>
          <table:table-cell office:value-type="float" office:value="1974" calcext:value-type="float">
            <text:p>1974</text:p>
          </table:table-cell>
          <table:table-cell office:value-type="float" office:value="1907" calcext:value-type="float">
            <text:p>1907</text:p>
          </table:table-cell>
          <table:table-cell table:formula="of:=[.H177]-[.J177]" office:value-type="float" office:value="17" calcext:value-type="float">
            <text:p>17</text:p>
          </table:table-cell>
          <table:table-cell office:value-type="string" calcext:value-type="string">
            <text:p>80s</text:p>
          </table:table-cell>
          <table:table-cell office:value-type="string" calcext:value-type="string">
            <text:p>II</text:p>
          </table:table-cell>
          <table:table-cell office:value-type="float" office:value="2" calcext:value-type="float">
            <text:p>2</text:p>
          </table:table-cell>
          <table:table-cell table:number-columns-repeated="1007"/>
        </table:table-row>
        <table:table-row table:style-name="ro1">
          <table:table-cell office:value-type="string" calcext:value-type="string">
            <text:p>1903-ListinLifa-ArnArn.txt</text:p>
          </table:table-cell>
          <table:table-cell table:style-name="ce20" office:value-type="string" calcext:value-type="string">
            <text:p>ArnArn</text:p>
          </table:table-cell>
          <table:table-cell table:number-columns-repeated="2"/>
          <table:table-cell office:value-type="float" office:value="177" calcext:value-type="float">
            <text:p>177</text:p>
          </table:table-cell>
          <table:table-cell table:style-name="ce8" office:value-type="string" calcext:value-type="string">
            <text:p>Árni Árnason*</text:p>
          </table:table-cell>
          <table:table-cell/>
          <table:table-cell office:value-type="float" office:value="1903" calcext:value-type="float">
            <text:p>1903</text:p>
          </table:table-cell>
          <table:table-cell office:value-type="string" calcext:value-type="string">
            <text:p>1903-ListinLifa-ArnArn.txt</text:p>
          </table:table-cell>
          <table:table-cell office:value-type="float" office:value="1885" calcext:value-type="float">
            <text:p>1885</text:p>
          </table:table-cell>
          <table:table-cell office:value-type="float" office:value="1971" calcext:value-type="float">
            <text:p>1971</text:p>
          </table:table-cell>
          <table:table-cell office:value-type="float" office:value="1906" calcext:value-type="float">
            <text:p>1906</text:p>
          </table:table-cell>
          <table:table-cell table:formula="of:=[.H178]-[.J178]"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3" calcext:value-type="float">
            <text:p>3</text:p>
          </table:table-cell>
          <table:table-cell table:number-columns-repeated="1007"/>
        </table:table-row>
        <table:table-row table:style-name="ro1">
          <table:table-cell office:value-type="string" calcext:value-type="string">
            <text:p>1903-ListinLifa-PallSig.txt</text:p>
          </table:table-cell>
          <table:table-cell office:value-type="string" calcext:value-type="string">
            <text:p>PallSig</text:p>
          </table:table-cell>
          <table:table-cell table:number-columns-repeated="2"/>
          <table:table-cell office:value-type="float" office:value="178" calcext:value-type="float">
            <text:p>178</text:p>
          </table:table-cell>
          <table:table-cell office:value-type="string" calcext:value-type="string">
            <text:p>Páll Sigurðsson</text:p>
          </table:table-cell>
          <table:table-cell/>
          <table:table-cell office:value-type="float" office:value="1903" calcext:value-type="float">
            <text:p>1903</text:p>
          </table:table-cell>
          <table:table-cell office:value-type="string" calcext:value-type="string">
            <text:p>1903-ListinLifa-PallSig.txt</text:p>
          </table:table-cell>
          <table:table-cell office:value-type="float" office:value="1884" calcext:value-type="float">
            <text:p>1884</text:p>
          </table:table-cell>
          <table:table-cell office:value-type="float" office:value="1949" calcext:value-type="float">
            <text:p>1949</text:p>
          </table:table-cell>
          <table:table-cell office:value-type="float" office:value="1906" calcext:value-type="float">
            <text:p>1906</text:p>
          </table:table-cell>
          <table:table-cell table:formula="of:=[.H179]-[.J179]" office:value-type="float" office:value="19" calcext:value-type="float">
            <text:p>19</text:p>
          </table:table-cell>
          <table:table-cell office:value-type="string" calcext:value-type="string">
            <text:p>80s</text:p>
          </table:table-cell>
          <table:table-cell office:value-type="string" calcext:value-type="string">
            <text:p>I</text:p>
          </table:table-cell>
          <table:table-cell office:value-type="float" office:value="3" calcext:value-type="float">
            <text:p>3</text:p>
          </table:table-cell>
          <table:table-cell table:number-columns-repeated="1007"/>
        </table:table-row>
        <table:table-row table:style-name="ro1">
          <table:table-cell office:value-type="string" calcext:value-type="string">
            <text:p>1903-LysingHeima-JulHavst.txt</text:p>
          </table:table-cell>
          <table:table-cell table:style-name="Default" office:value-type="string" calcext:value-type="string">
            <text:p>JulHavstB</text:p>
          </table:table-cell>
          <table:table-cell table:number-columns-repeated="2"/>
          <table:table-cell office:value-type="float" office:value="179" calcext:value-type="float">
            <text:p>179</text:p>
          </table:table-cell>
          <table:table-cell office:value-type="string" calcext:value-type="string">
            <text:p>Júlíus Havsteen</text:p>
          </table:table-cell>
          <table:table-cell/>
          <table:table-cell office:value-type="float" office:value="1903" calcext:value-type="float">
            <text:p>1903</text:p>
          </table:table-cell>
          <table:table-cell office:value-type="string" calcext:value-type="string">
            <text:p>1903-LysingHeima-JulHavst.txt</text:p>
          </table:table-cell>
          <table:table-cell office:value-type="float" office:value="1886" calcext:value-type="float">
            <text:p>1886</text:p>
          </table:table-cell>
          <table:table-cell office:value-type="float" office:value="1960" calcext:value-type="float">
            <text:p>1960</text:p>
          </table:table-cell>
          <table:table-cell office:value-type="float" office:value="1905" calcext:value-type="float">
            <text:p>1905</text:p>
          </table:table-cell>
          <table:table-cell table:formula="of:=[.H180]-[.J180]" office:value-type="float" office:value="17" calcext:value-type="float">
            <text:p>17</text:p>
          </table:table-cell>
          <table:table-cell office:value-type="string" calcext:value-type="string">
            <text:p>8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903-LysingHeima-OlJoh.txt</text:p>
          </table:table-cell>
          <table:table-cell office:value-type="string" calcext:value-type="string">
            <text:p>OlJoh</text:p>
          </table:table-cell>
          <table:table-cell table:number-columns-repeated="2"/>
          <table:table-cell office:value-type="float" office:value="180" calcext:value-type="float">
            <text:p>180</text:p>
          </table:table-cell>
          <table:table-cell office:value-type="string" calcext:value-type="string">
            <text:p>Ólafur Jóhannesson</text:p>
          </table:table-cell>
          <table:table-cell/>
          <table:table-cell office:value-type="float" office:value="1903" calcext:value-type="float">
            <text:p>1903</text:p>
          </table:table-cell>
          <table:table-cell office:value-type="string" calcext:value-type="string">
            <text:p>1903-LysingHeima-OlJoh.txt</text:p>
          </table:table-cell>
          <table:table-cell office:value-type="float" office:value="1885" calcext:value-type="float">
            <text:p>1885</text:p>
          </table:table-cell>
          <table:table-cell office:value-type="float" office:value="1912" calcext:value-type="float">
            <text:p>1912</text:p>
          </table:table-cell>
          <table:table-cell office:value-type="float" office:value="1905" calcext:value-type="float">
            <text:p>1905</text:p>
          </table:table-cell>
          <table:table-cell table:formula="of:=[.H181]-[.J181]"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903-ThjodFramtid-JohGSig.txt</text:p>
          </table:table-cell>
          <table:table-cell table:style-name="ce20" office:value-type="string" calcext:value-type="string">
            <text:p>JohGSig</text:p>
          </table:table-cell>
          <table:table-cell table:number-columns-repeated="2"/>
          <table:table-cell office:value-type="float" office:value="181" calcext:value-type="float">
            <text:p>181</text:p>
          </table:table-cell>
          <table:table-cell office:value-type="string" calcext:value-type="string">
            <text:p>Jóhann G. Sigurðsson</text:p>
          </table:table-cell>
          <table:table-cell/>
          <table:table-cell office:value-type="float" office:value="1903" calcext:value-type="float">
            <text:p>1903</text:p>
          </table:table-cell>
          <table:table-cell office:value-type="string" calcext:value-type="string">
            <text:p>1903-ThjodFramtid-JohGSig.txt</text:p>
          </table:table-cell>
          <table:table-cell office:value-type="float" office:value="1882" calcext:value-type="float">
            <text:p>1882</text:p>
          </table:table-cell>
          <table:table-cell office:value-type="float" office:value="1906" calcext:value-type="float">
            <text:p>1906</text:p>
          </table:table-cell>
          <table:table-cell office:value-type="float" office:value="1904" calcext:value-type="float">
            <text:p>1904</text:p>
          </table:table-cell>
          <table:table-cell table:formula="of:=[.H182]-[.J182]" office:value-type="float" office:value="21" calcext:value-type="float">
            <text:p>21</text:p>
          </table:table-cell>
          <table:table-cell office:value-type="string" calcext:value-type="string">
            <text:p>8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903-ThjodFramtid-JonKrist.txt</text:p>
          </table:table-cell>
          <table:table-cell office:value-type="string" calcext:value-type="string">
            <text:p>JonKrist</text:p>
          </table:table-cell>
          <table:table-cell table:number-columns-repeated="2"/>
          <table:table-cell office:value-type="float" office:value="182" calcext:value-type="float">
            <text:p>182</text:p>
          </table:table-cell>
          <table:table-cell office:value-type="string" calcext:value-type="string">
            <text:p>Jón Kristjánsson</text:p>
          </table:table-cell>
          <table:table-cell/>
          <table:table-cell office:value-type="float" office:value="1903" calcext:value-type="float">
            <text:p>1903</text:p>
          </table:table-cell>
          <table:table-cell office:value-type="string" calcext:value-type="string">
            <text:p>1903-ThjodFramtid-JonKrist.txt</text:p>
          </table:table-cell>
          <table:table-cell office:value-type="float" office:value="1885" calcext:value-type="float">
            <text:p>1885</text:p>
          </table:table-cell>
          <table:table-cell office:value-type="float" office:value="1918" calcext:value-type="float">
            <text:p>1918</text:p>
          </table:table-cell>
          <table:table-cell office:value-type="float" office:value="1904" calcext:value-type="float">
            <text:p>1904</text:p>
          </table:table-cell>
          <table:table-cell table:formula="of:=[.H183]-[.J183]"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903-Tiska-PetAJons.txt</text:p>
          </table:table-cell>
          <table:table-cell office:value-type="string" calcext:value-type="string">
            <text:p>PetAJons</text:p>
          </table:table-cell>
          <table:table-cell table:number-columns-repeated="2"/>
          <table:table-cell office:value-type="float" office:value="183" calcext:value-type="float">
            <text:p>183</text:p>
          </table:table-cell>
          <table:table-cell office:value-type="string" calcext:value-type="string">
            <text:p>Pétur Á. Jónsson</text:p>
          </table:table-cell>
          <table:table-cell/>
          <table:table-cell office:value-type="float" office:value="1903" calcext:value-type="float">
            <text:p>1903</text:p>
          </table:table-cell>
          <table:table-cell office:value-type="string" calcext:value-type="string">
            <text:p>1903-Tiska-PetAJons.txt</text:p>
          </table:table-cell>
          <table:table-cell office:value-type="float" office:value="1884" calcext:value-type="float">
            <text:p>1884</text:p>
          </table:table-cell>
          <table:table-cell office:value-type="float" office:value="1956" calcext:value-type="float">
            <text:p>1956</text:p>
          </table:table-cell>
          <table:table-cell office:value-type="float" office:value="1906" calcext:value-type="float">
            <text:p>1906</text:p>
          </table:table-cell>
          <table:table-cell table:formula="of:=[.H184]-[.J184]" office:value-type="float" office:value="19" calcext:value-type="float">
            <text:p>19</text:p>
          </table:table-cell>
          <table:table-cell office:value-type="string" calcext:value-type="string">
            <text:p>80s</text:p>
          </table:table-cell>
          <table:table-cell office:value-type="string" calcext:value-type="string">
            <text:p>II</text:p>
          </table:table-cell>
          <table:table-cell office:value-type="float" office:value="3" calcext:value-type="float">
            <text:p>3</text:p>
          </table:table-cell>
          <table:table-cell table:number-columns-repeated="1007"/>
        </table:table-row>
        <table:table-row table:style-name="ro1">
          <table:table-cell office:value-type="string" calcext:value-type="string">
            <text:p>1903-Tiska-SigLyds.txt</text:p>
          </table:table-cell>
          <table:table-cell office:value-type="string" calcext:value-type="string">
            <text:p>SigLyds</text:p>
          </table:table-cell>
          <table:table-cell table:number-columns-repeated="2"/>
          <table:table-cell office:value-type="float" office:value="184" calcext:value-type="float">
            <text:p>184</text:p>
          </table:table-cell>
          <table:table-cell office:value-type="string" calcext:value-type="string">
            <text:p>Sigurður Lýðsson*</text:p>
          </table:table-cell>
          <table:table-cell/>
          <table:table-cell office:value-type="float" office:value="1903" calcext:value-type="float">
            <text:p>1903</text:p>
          </table:table-cell>
          <table:table-cell office:value-type="string" calcext:value-type="string">
            <text:p>1903-Tiska-SigLyds.txt</text:p>
          </table:table-cell>
          <table:table-cell office:value-type="float" office:value="1884" calcext:value-type="float">
            <text:p>1884</text:p>
          </table:table-cell>
          <table:table-cell office:value-type="float" office:value="1926" calcext:value-type="float">
            <text:p>1926</text:p>
          </table:table-cell>
          <table:table-cell office:value-type="string" calcext:value-type="string">
            <text:p>?</text:p>
          </table:table-cell>
          <table:table-cell table:formula="of:=[.H185]-[.J185]" office:value-type="float" office:value="19" calcext:value-type="float">
            <text:p>19</text:p>
          </table:table-cell>
          <table:table-cell office:value-type="string" calcext:value-type="string">
            <text:p>80s</text:p>
          </table:table-cell>
          <table:table-cell office:value-type="string" calcext:value-type="string">
            <text:p>I</text:p>
          </table:table-cell>
          <table:table-cell office:value-type="float" office:value="3" calcext:value-type="float">
            <text:p>3</text:p>
          </table:table-cell>
          <table:table-cell office:value-type="string" calcext:value-type="string">
            <text:p>ÍÆ-IV-245:Var tekinn í 2. bekk Reykjavíkurskóla 1901</text:p>
          </table:table-cell>
          <table:table-cell table:number-columns-repeated="1006"/>
        </table:table-row>
        <table:table-row table:style-name="ro1">
          <table:table-cell office:value-type="string" calcext:value-type="string">
            <text:p>1903-VeturSumar-BogBrynj.txt</text:p>
          </table:table-cell>
          <table:table-cell office:value-type="string" calcext:value-type="string">
            <text:p>BogBrynj</text:p>
          </table:table-cell>
          <table:table-cell table:number-columns-repeated="2"/>
          <table:table-cell office:value-type="float" office:value="185" calcext:value-type="float">
            <text:p>185</text:p>
          </table:table-cell>
          <table:table-cell office:value-type="string" calcext:value-type="string">
            <text:p>Bogi Brynjólfsson</text:p>
          </table:table-cell>
          <table:table-cell/>
          <table:table-cell office:value-type="float" office:value="1903" calcext:value-type="float">
            <text:p>1903</text:p>
          </table:table-cell>
          <table:table-cell office:value-type="string" calcext:value-type="string">
            <text:p>1903-VeturSumar-BogBrynj.txt</text:p>
          </table:table-cell>
          <table:table-cell office:value-type="float" office:value="1883" calcext:value-type="float">
            <text:p>1883</text:p>
          </table:table-cell>
          <table:table-cell office:value-type="float" office:value="1965" calcext:value-type="float">
            <text:p>1965</text:p>
          </table:table-cell>
          <table:table-cell office:value-type="float" office:value="1903" calcext:value-type="float">
            <text:p>1903</text:p>
          </table:table-cell>
          <table:table-cell table:formula="of:=[.H186]-[.J186]" office:value-type="float" office:value="20" calcext:value-type="float">
            <text:p>20</text:p>
          </table:table-cell>
          <table:table-cell office:value-type="string" calcext:value-type="string">
            <text:p>8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903-VeturSumar-HarSig.txt</text:p>
          </table:table-cell>
          <table:table-cell table:style-name="ce20" office:value-type="string" calcext:value-type="string">
            <text:p>HarSig</text:p>
          </table:table-cell>
          <table:table-cell table:number-columns-repeated="2"/>
          <table:table-cell office:value-type="float" office:value="186" calcext:value-type="float">
            <text:p>186</text:p>
          </table:table-cell>
          <table:table-cell office:value-type="string" calcext:value-type="string">
            <text:p>Haraldur Sigurðsson</text:p>
          </table:table-cell>
          <table:table-cell/>
          <table:table-cell office:value-type="float" office:value="1903" calcext:value-type="float">
            <text:p>1903</text:p>
          </table:table-cell>
          <table:table-cell office:value-type="string" calcext:value-type="string">
            <text:p>1903-VeturSumar-HarSig.txt</text:p>
          </table:table-cell>
          <table:table-cell office:value-type="float" office:value="1882" calcext:value-type="float">
            <text:p>1882</text:p>
          </table:table-cell>
          <table:table-cell office:value-type="float" office:value="1934" calcext:value-type="float">
            <text:p>1934</text:p>
          </table:table-cell>
          <table:table-cell office:value-type="float" office:value="1903" calcext:value-type="float">
            <text:p>1903</text:p>
          </table:table-cell>
          <table:table-cell table:formula="of:=[.H187]-[.J187]" office:value-type="float" office:value="21" calcext:value-type="float">
            <text:p>21</text:p>
          </table:table-cell>
          <table:table-cell office:value-type="string" calcext:value-type="string">
            <text:p>8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904-LysingHeima-OlPPet.txt</text:p>
          </table:table-cell>
          <table:table-cell office:value-type="string" calcext:value-type="string">
            <text:p>OlPPet</text:p>
          </table:table-cell>
          <table:table-cell table:number-columns-repeated="2"/>
          <table:table-cell office:value-type="float" office:value="187" calcext:value-type="float">
            <text:p>187</text:p>
          </table:table-cell>
          <table:table-cell office:value-type="string" calcext:value-type="string">
            <text:p>Ólafur P. Pétursson</text:p>
          </table:table-cell>
          <table:table-cell/>
          <table:table-cell office:value-type="float" office:value="1904" calcext:value-type="float">
            <text:p>1904</text:p>
          </table:table-cell>
          <table:table-cell office:value-type="string" calcext:value-type="string">
            <text:p>1904-LysingHeima-OlPPet.txt</text:p>
          </table:table-cell>
          <table:table-cell office:value-type="float" office:value="1886" calcext:value-type="float">
            <text:p>1886</text:p>
          </table:table-cell>
          <table:table-cell office:value-type="float" office:value="1911" calcext:value-type="float">
            <text:p>1911</text:p>
          </table:table-cell>
          <table:table-cell office:value-type="float" office:value="1907" calcext:value-type="float">
            <text:p>1907</text:p>
          </table:table-cell>
          <table:table-cell table:formula="of:=[.H188]-[.J188]"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3" calcext:value-type="float">
            <text:p>3</text:p>
          </table:table-cell>
          <table:table-cell table:number-columns-repeated="1007"/>
        </table:table-row>
        <table:table-row table:style-name="ro1">
          <table:table-cell office:value-type="string" calcext:value-type="string">
            <text:p>1904-LysingHeima-SteindBjorns.txt</text:p>
          </table:table-cell>
          <table:table-cell office:value-type="string" calcext:value-type="string">
            <text:p>SteindBjorns</text:p>
          </table:table-cell>
          <table:table-cell table:number-columns-repeated="2"/>
          <table:table-cell office:value-type="float" office:value="188" calcext:value-type="float">
            <text:p>188</text:p>
          </table:table-cell>
          <table:table-cell table:style-name="ce8" office:value-type="string" calcext:value-type="string">
            <text:p>Steindór Björnsson</text:p>
          </table:table-cell>
          <table:table-cell/>
          <table:table-cell office:value-type="float" office:value="1904" calcext:value-type="float">
            <text:p>1904</text:p>
          </table:table-cell>
          <table:table-cell office:value-type="string" calcext:value-type="string">
            <text:p>1904-LysingHeima-SteindBjorns.txt</text:p>
          </table:table-cell>
          <table:table-cell office:value-type="float" office:value="1885" calcext:value-type="float">
            <text:p>1885</text:p>
          </table:table-cell>
          <table:table-cell office:value-type="float" office:value="1972" calcext:value-type="float">
            <text:p>1972</text:p>
          </table:table-cell>
          <table:table-cell office:value-type="string" calcext:value-type="string">
            <text:p>?</text:p>
          </table:table-cell>
          <table:table-cell table:formula="of:=[.H189]-[.J189]" office:value-type="float" office:value="19" calcext:value-type="float">
            <text:p>19</text:p>
          </table:table-cell>
          <table:table-cell office:value-type="string" calcext:value-type="string">
            <text:p>80s</text:p>
          </table:table-cell>
          <table:table-cell office:value-type="string" calcext:value-type="string">
            <text:p>N/A</text:p>
          </table:table-cell>
          <table:table-cell office:value-type="float" office:value="3" calcext:value-type="float">
            <text:p>3</text:p>
          </table:table-cell>
          <table:table-cell office:value-type="string" calcext:value-type="string">
            <text:p>2004: Hann stund­aði nám við Lærða skól­ann á ár­un­um 1901-1905</text:p>
          </table:table-cell>
          <table:table-cell table:number-columns-repeated="1006"/>
        </table:table-row>
        <table:table-row table:style-name="ro1">
          <table:table-cell office:value-type="string" calcext:value-type="string">
            <text:p>1906-Vidauki-SigNord.txt</text:p>
          </table:table-cell>
          <table:table-cell office:value-type="string" calcext:value-type="string">
            <text:p>SigNord</text:p>
          </table:table-cell>
          <table:table-cell table:number-columns-repeated="2"/>
          <table:table-cell office:value-type="float" office:value="189" calcext:value-type="float">
            <text:p>189</text:p>
          </table:table-cell>
          <table:table-cell table:style-name="ce8" office:value-type="string" calcext:value-type="string">
            <text:p>Sigurður Nordal*</text:p>
          </table:table-cell>
          <table:table-cell/>
          <table:table-cell office:value-type="float" office:value="1906" calcext:value-type="float">
            <text:p>1906</text:p>
          </table:table-cell>
          <table:table-cell office:value-type="string" calcext:value-type="string">
            <text:p>1906-Vidauki-SigNord.txt</text:p>
          </table:table-cell>
          <table:table-cell office:value-type="float" office:value="1886" calcext:value-type="float">
            <text:p>1886</text:p>
          </table:table-cell>
          <table:table-cell office:value-type="float" office:value="1974" calcext:value-type="float">
            <text:p>1974</text:p>
          </table:table-cell>
          <table:table-cell office:value-type="float" office:value="1906" calcext:value-type="float">
            <text:p>1906</text:p>
          </table:table-cell>
          <table:table-cell table:formula="of:=[.H190]-[.J190]" office:value-type="float" office:value="20" calcext:value-type="float">
            <text:p>20</text:p>
          </table:table-cell>
          <table:table-cell office:value-type="string" calcext:value-type="string">
            <text:p>80s</text:p>
          </table:table-cell>
          <table:table-cell office:value-type="string" calcext:value-type="string">
            <text:p>I</text:p>
          </table:table-cell>
          <table:table-cell office:value-type="float" office:value="6" calcext:value-type="float">
            <text:p>6</text:p>
          </table:table-cell>
          <table:table-cell table:number-columns-repeated="1007"/>
        </table:table-row>
      </table:table>
      <table:named-expressions/>
      <table:database-ranges>
        <table:database-range table:name="__Anonymous_Sheet_DB__0" table:target-range-address="Results.A1:Results.AC600" table:display-filter-buttons="true" table:orientation="column"/>
        <table:database-range table:name="__Anonymous_Sheet_DB__1" table:target-range-address="Info.A1:Info.Q190"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9">00.00.0000</text:date>, <text:time style:data-style-name="N2" text:time-value="15:19:53.3160633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19:03:40.913256759</meta:creation-date>
    <dc:date>2018-07-19T15:20:08.183687446</dc:date>
    <meta:editing-duration>PT9H18M28S</meta:editing-duration>
    <meta:editing-cycles>85</meta:editing-cycles>
    <meta:generator>LibreOffice/6.0.3.2$Linux_X86_64 LibreOffice_project/00m0$Build-2</meta:generator>
    <meta:document-statistic meta:table-count="2" meta:cell-count="15620" meta:object-count="0"/>
  </office:meta>
</office:document-meta>
</file>